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8.547cm"/>
    </style:style>
    <style:style style:name="co3" style:family="table-column">
      <style:table-column-properties fo:break-before="auto" style:column-width="1.085cm"/>
    </style:style>
    <style:style style:name="co4" style:family="table-column">
      <style:table-column-properties fo:break-before="auto" style:column-width="17.304cm"/>
    </style:style>
    <style:style style:name="co5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3.201cm"/>
    </style:style>
    <style:style style:name="co17" style:family="table-column">
      <style:table-column-properties fo:break-before="auto" style:column-width="1.164cm"/>
    </style:style>
    <style:style style:name="co18" style:family="table-column">
      <style:table-column-properties fo:break-before="auto" style:column-width="6.297cm"/>
    </style:style>
    <style:style style:name="co19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519cm"/>
    </style:style>
    <style:style style:name="co23" style:family="table-column">
      <style:table-column-properties fo:break-before="auto" style:column-width="1.693cm"/>
    </style:style>
    <style:style style:name="co21" style:family="table-column">
      <style:table-column-properties fo:break-before="auto" style:column-width="3.20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1.667cm"/>
    </style:style>
    <style:style style:name="co27" style:family="table-column">
      <style:table-column-properties fo:break-before="auto" style:column-width="2.355cm"/>
    </style:style>
    <style:style style:name="co28" style:family="table-column">
      <style:table-column-properties fo:break-before="auto" style:column-width="2.302cm"/>
    </style:style>
    <style:style style:name="co24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646cm"/>
    </style:style>
    <style:style style:name="co30" style:family="table-column">
      <style:table-column-properties fo:break-before="auto" style:column-width="4.763cm"/>
    </style:style>
    <style:style style:name="co31" style:family="table-column">
      <style:table-column-properties fo:break-before="auto" style:column-width="2.011cm"/>
    </style:style>
    <style:style style:name="co29" style:family="table-column">
      <style:table-column-properties fo:break-before="auto" style:column-width="3.201cm"/>
    </style:style>
    <style:style style:name="co34" style:family="table-column">
      <style:table-column-properties fo:break-before="auto" style:column-width="1.958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6.645cm"/>
    </style:style>
    <style:style style:name="co37" style:family="table-column">
      <style:table-column-properties fo:break-before="auto" style:column-width="1.323cm"/>
    </style:style>
    <style:style style:name="co38" style:family="table-column">
      <style:table-column-properties fo:break-before="auto" style:column-width="1.72cm"/>
    </style:style>
    <style:style style:name="co39" style:family="table-column">
      <style:table-column-properties fo:break-before="auto" style:column-width="2.514cm"/>
    </style:style>
    <style:style style:name="co40" style:family="table-column">
      <style:table-column-properties fo:break-before="auto" style:column-width="2.408cm"/>
    </style:style>
    <style:style style:name="ro2" style:family="table-row">
      <style:table-row-properties style:row-height="1.61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3.043cm" fo:break-before="auto" style:use-optimal-row-height="false"/>
    </style:style>
    <style:style style:name="ro10" style:family="table-row">
      <style:table-row-properties style:row-height="4.683cm" fo:break-before="auto" style:use-optimal-row-height="false"/>
    </style:style>
    <style:style style:name="ro11" style:family="table-row">
      <style:table-row-properties style:row-height="1.746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82cm" fo:break-before="auto" style:use-optimal-row-height="false"/>
    </style:style>
    <style:style style:name="ro16" style:family="table-row">
      <style:table-row-properties style:row-height="0.423cm" fo:break-before="auto" style:use-optimal-row-height="false"/>
    </style:style>
    <style:style style:name="ro18" style:family="table-row">
      <style:table-row-properties style:row-height="0.794cm" fo:break-before="auto" style:use-optimal-row-height="false"/>
    </style:style>
    <style:style style:name="ro19" style:family="table-row">
      <style:table-row-properties style:row-height="0.397cm" fo:break-before="auto" style:use-optimal-row-height="fals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3" style:family="table" style:master-page-name="PageStyle_5f_NE">
      <style:table-properties table:display="true" style:writing-mode="lr-tb"/>
    </style:style>
    <style:style style:name="ta4" style:family="table" style:master-page-name="PageStyle_5f_P">
      <style:table-properties table:display="true" style:writing-mode="lr-tb"/>
    </style:style>
    <style:style style:name="ta5" style:family="table" style:master-page-name="PageStyle_5f_D">
      <style:table-properties table:display="true" style:writing-mode="lr-tb"/>
    </style:style>
    <style:style style:name="ta6" style:family="table" style:master-page-name="PageStyle_5f_C">
      <style:table-properties table:display="true" style:writing-mode="lr-tb"/>
    </style:style>
    <style:style style:name="ta7" style:family="table" style:master-page-name="PageStyle_5f_US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fo:wrap-option="wrap" style:vertical-align="top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wrap-option="wrap" style:vertical-align="top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/>
      <style:text-properties style:use-window-font-color="true" style:text-line-through-style="none" style:text-line-through-type="none" style:text-position="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 style:data-style-name="N134">
      <style:table-cell-properties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34">
      <style:table-cell-properties fo:border="0.99pt solid #000000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text-line-through-type="none" style:text-position="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36">
      <style:table-cell-properties fo:border="0.99pt solid #000000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="0.99pt solid #000000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000000" style:text-line-through-style="none" style:text-line-through-type="none" style:text-position="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36">
      <style:table-cell-properties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color="#000000" style:text-line-through-style="none" style:text-line-through-type="none" style:text-position="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36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wrap-option="wrap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4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5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36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5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134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34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36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36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36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4.0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3.62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9.55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0.34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5.20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4.41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7.5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9.6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10.0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info" table:style-name="ta1" table:print="false">
        <office:forms form:automatic-focus="false" form:apply-design-mode="false"/>
        <table:table-column table:style-name="co2" table:default-cell-style-name="ce35"/>
        <table:table-column table:style-name="co3" table:default-cell-style-name="ce34"/>
        <table:table-column table:style-name="co4" table:default-cell-style-name="ce34"/>
        <table:table-column table:style-name="co5" table:visibility="collapse" table:number-columns-repeated="10" table:default-cell-style-name="ce34"/>
        <table:table-column table:style-name="co1" table:number-columns-repeated="243" table:default-cell-style-name="Default"/>
        <table:table-row table:style-name="ro2">
          <table:table-cell table:style-name="ce33" office:value-type="string" calcext:value-type="string">
            <text:p>O código das unidades sanitárias deve seguir as recomendações da Organização Mundial da Saúde.Isto é o código não deve conter informações territoriais, funcionais, ou outra informação não estática.Por esta razão será atribuído um código geral serial: MOZ_US_x onde x é o número serial com cinco (5) zeros não significativos</text:p>
          </table:table-cell>
          <table:table-cell table:style-name="ce33"/>
          <table:table-cell table:style-name="ce33" office:value-type="string" calcext:value-type="string">
            <text:p>Health Units code must be attributed according to WHO recommendations. Therefore code must not contain territorial, functional or other non static information. Therefore will be attributed a serial code composed by the following: MOZ_US_x where x is a serial number with five (5) leading zeros.</text:p>
          </table:table-cell>
          <table:table-cell table:number-columns-repeated="253"/>
        </table:table-row>
        <table:table-row table:style-name="ro3">
          <table:table-cell table:style-name="ce33" table:number-columns-repeated="3"/>
          <table:table-cell table:number-columns-repeated="253"/>
        </table:table-row>
        <table:table-row table:style-name="ro4">
          <table:table-cell table:style-name="ce33" office:value-type="string" calcext:value-type="string">
            <text:p>A classificação é atribuida de acordo com o Diploma Ministerial 127/2002</text:p>
          </table:table-cell>
          <table:table-cell table:style-name="ce33"/>
          <table:table-cell table:style-name="ce33" office:value-type="string" calcext:value-type="string">
            <text:p>Classification is attributed according to the law “Diploma Ministerial 127/2002”</text:p>
          </table:table-cell>
          <table:table-cell table:number-columns-repeated="253"/>
        </table:table-row>
        <table:table-row table:style-name="ro3">
          <table:table-cell table:style-name="ce33" table:number-columns-repeated="3"/>
          <table:table-cell table:number-columns-repeated="253"/>
        </table:table-row>
        <table:table-row table:style-name="ro5">
          <table:table-cell table:style-name="ce33" office:value-type="string" calcext:value-type="string">
            <text:p>Os distritos da cidade de Maputo são codificados de acordo com as informações provenientes do site oficial da cidade de maputo: http://www.cmmaputo.gov.mz</text:p>
          </table:table-cell>
          <table:table-cell table:style-name="ce33"/>
          <table:table-cell table:style-name="ce33" office:value-type="string" calcext:value-type="string">
            <text:p>Maputo town districts code are attributed according to the official site:<text:line-break/>http://www.cmmaputo.gov.mz</text:p>
          </table:table-cell>
          <table:table-cell table:number-columns-repeated="253"/>
        </table:table-row>
        <table:table-row table:style-name="ro3">
          <table:table-cell table:style-name="ce33" table:number-columns-repeated="3"/>
          <table:table-cell table:number-columns-repeated="253"/>
        </table:table-row>
        <table:table-row table:style-name="ro6">
          <table:table-cell table:style-name="ce33" office:value-type="string" calcext:value-type="string">
            <text:p>A província de manica consta de 9 distritos assim como indicado no portal web do governo: http://www.portaldogoverno.gov.mz/Informacao/distritos/manica</text:p>
          </table:table-cell>
          <table:table-cell table:style-name="ce33"/>
          <table:table-cell table:style-name="ce33" office:value-type="string" calcext:value-type="string">
            <text:p>Manica province is composed by 9 districts according to Mozambique government web portal:<text:line-break/>http://www.portaldogoverno.gov.mz/Informacao/distritos/manica</text:p>
          </table:table-cell>
          <table:table-cell table:number-columns-repeated="253"/>
        </table:table-row>
        <table:table-row table:style-name="ro3">
          <table:table-cell table:style-name="ce33" table:number-columns-repeated="3"/>
          <table:table-cell table:number-columns-repeated="253"/>
        </table:table-row>
        <table:table-row table:style-name="ro7">
          <table:table-cell table:style-name="ce33" office:value-type="string" calcext:value-type="string">
            <text:p>A província de Gaza segue a toponomástica do portal web do governo:http://www.portaldogoverno.gov.mz/Informacao/distritos/gaza<text:line-break/>Em particular o distrito de Mandlakazi que encontra-se escrito Manjacaze nos mapas</text:p>
          </table:table-cell>
          <table:table-cell table:style-name="ce33"/>
          <table:table-cell table:style-name="ce33" office:value-type="string" calcext:value-type="string">
            <text:p>Gaza province toponymy is attributed according to Mozambique government web portal:<text:line-break/>http://www.portaldogoverno.gov.mz/Informacao/distritos/gaza<text:line-break/>In particular district of Mandlakazi that often is written as “Manjacaze”</text:p>
          </table:table-cell>
          <table:table-cell table:number-columns-repeated="253"/>
        </table:table-row>
        <table:table-row table:style-name="ro8">
          <table:table-cell table:style-name="ce34"/>
          <table:table-cell/>
          <table:table-cell table:style-name="ce33"/>
          <table:table-cell table:number-columns-repeated="253"/>
        </table:table-row>
        <table:table-row table:style-name="ro9">
          <table:table-cell table:style-name="ce34" office:value-type="string" calcext:value-type="string">
            <text:p>Nome das tabelas<text:line-break/>US = Unidades Sanitárias<text:line-break/>NE = Núcleos Estatisticos<text:line-break/>P = Províncias<text:line-break/>D = Distritos<text:line-break/>C = Classificação das Unidades Sanitárias</text:p>
          </table:table-cell>
          <table:table-cell/>
          <table:table-cell table:style-name="ce33" office:value-type="string" calcext:value-type="string">
            <text:p>Tables name<text:line-break/>US = Health Units<text:line-break/>NE = Statistical Nucleus<text:line-break/>P = Provinces<text:line-break/>D = Districts<text:line-break/>C = Health Units Classification</text:p>
          </table:table-cell>
          <table:table-cell table:number-columns-repeated="253"/>
        </table:table-row>
        <table:table-row table:style-name="ro3">
          <table:table-cell table:number-columns-repeated="2"/>
          <table:table-cell table:style-name="ce33"/>
          <table:table-cell table:number-columns-repeated="253"/>
        </table:table-row>
        <table:table-row table:style-name="ro10">
          <table:table-cell office:value-type="string" calcext:value-type="string">
            <text:p>Cabeçalho das tabelas<text:line-break/>CP = Código da província<text:line-break/>CD = Código do distrito<text:line-break/>CUUS = Código único da unidade sanitária<text:line-break/>CT = Código Territorial<text:line-break/>CMB = Código proveniente do Módulo Básico, só por fins de pesquisa histórica<text:line-break/>US = Nome da unidade sanitária<text:line-break/>CC = Código da classificação da unidade sanitária<text:line-break/>CNE = Código do núcleo estatístico de referência, onde os dados são dirigidos<text:line-break/>LAT = Valor da latitude em graus sexagesimais, com decimais em base 10, compatível com Google Map<text:line-break/>LON = Valor da longitude em graus sexagesimais, com decimais em base 10, compatível com Google Map</text:p>
          </table:table-cell>
          <table:table-cell/>
          <table:table-cell table:style-name="ce33" office:value-type="string" calcext:value-type="string">
            <text:p>Tables headers<text:line-break/>CP = Province code<text:line-break/>CD = District code<text:line-break/>CUUS = Unique code of health unit<text:line-break/>CT = Territorial Code<text:line-break/>CMB = Code coming from Basic Module, useful for historical research<text:line-break/>US = Health unit name<text:line-break/>CC = Health unit classification code<text:line-break/>CNE = Statistical nucleus code, where data are sent<text:line-break/>LAT = Latitude according to Google Map<text:line-break/>LON = Longitude according to Google Map</text:p>
          </table:table-cell>
          <table:table-cell table:number-columns-repeated="253"/>
        </table:table-row>
        <table:table-row table:style-name="ro3">
          <table:table-cell table:number-columns-repeated="2"/>
          <table:table-cell table:style-name="ce33"/>
          <table:table-cell table:number-columns-repeated="253"/>
        </table:table-row>
        <table:table-row table:style-name="ro11">
          <table:table-cell office:value-type="string" calcext:value-type="string">
            <text:p>Hierarquia dos núcleos estatísticos<text:line-break/>De acordo com os códigos territorias Nação-&gt;Província -&gt;Distrito.<text:line-break/>O código 00 significa província.</text:p>
          </table:table-cell>
          <table:table-cell/>
          <table:table-cell table:style-name="ce33" office:value-type="string" calcext:value-type="string">
            <text:p>Statistical nucleus hierarchy<text:line-break/>According to territorial codes Nation-&gt;Province-&gt;District<text:line-break/>Code 00 means province.</text:p>
          </table:table-cell>
          <table:table-cell table:number-columns-repeated="253"/>
        </table:table-row>
        <table:table-row table:style-name="ro3" table:visibility="collapse" table:number-rows-repeated="37">
          <table:table-cell table:number-columns-repeated="256"/>
        </table:table-row>
        <table:table-row table:style-name="ro12" table:visibility="collapse">
          <table:table-cell table:style-name="ce34"/>
          <table:table-cell table:number-columns-repeated="255"/>
        </table:table-row>
      </table:table>
      <table:table table:name="US" table:style-name="ta7" table:print="false">
        <office:forms form:automatic-focus="false" form:apply-design-mode="false"/>
        <table:table-column table:style-name="co7" table:default-cell-style-name="ce37"/>
        <table:table-column table:style-name="co34" table:default-cell-style-name="ce37"/>
        <table:table-column table:style-name="co9" table:default-cell-style-name="ce37"/>
        <table:table-column table:style-name="co9" table:default-cell-style-name="ce39"/>
        <table:table-column table:style-name="co35" table:default-cell-style-name="ce41"/>
        <table:table-column table:style-name="co36" table:default-cell-style-name="ce37"/>
        <table:table-column table:style-name="co37" table:default-cell-style-name="ce39"/>
        <table:table-column table:style-name="co38" table:default-cell-style-name="ce37"/>
        <table:table-column table:style-name="co39" table:default-cell-style-name="ce43"/>
        <table:table-column table:style-name="co40" table:default-cell-style-name="ce43"/>
        <table:table-column table:style-name="co5" table:visibility="collapse" table:number-columns-repeated="10" table:default-cell-style-name="ce37"/>
        <table:table-column table:style-name="co1" table:number-columns-repeated="236" table:default-cell-style-name="Default"/>
        <table:table-row table:style-name="ro3">
          <table:table-cell table:style-name="ce36" office:value-type="string" calcext:value-type="string">
            <office:annotation draw:style-name="gr1" draw:text-style-name="P1" svg:width="0.001cm" svg:height="14.421cm" svg:x="0cm" svg:y="0cm" draw:caption-point-x="2.106cm" draw:caption-point-y="0.01cm">
              <dc:date>1899-12-30T00:00:00</dc:date>
              <text:p text:style-name="P1"><text:span text:style-name="T1">Código de Provincia</text:span></text:p>
              <text:p text:style-name="P1"><text:span text:style-name="T1">-Oreste Parlatano</text:span></text:p>
            </office:annotation>
            <text:p>CP</text:p>
          </table:table-cell>
          <table:table-cell table:style-name="ce36" office:value-type="string" calcext:value-type="string">
            <office:annotation draw:style-name="gr2" draw:text-style-name="P1" svg:width="0.001cm" svg:height="14.026cm" svg:x="0cm" svg:y="0cm" draw:caption-point-x="4.064cm" draw:caption-point-y="0.01cm">
              <dc:date>1899-12-30T00:00:00</dc:date>
              <text:p text:style-name="P1"><text:span text:style-name="T1">Código de Distrito</text:span></text:p>
              <text:p text:style-name="P1"><text:span text:style-name="T1">-Oreste Parlatano</text:span></text:p>
            </office:annotation>
            <text:p>CD</text:p>
          </table:table-cell>
          <table:table-cell table:style-name="ce36" office:value-type="string" calcext:value-type="string">
            <office:annotation draw:style-name="gr3" draw:text-style-name="P1" svg:width="0.001cm" svg:height="19.951cm" svg:x="0cm" svg:y="0cm" draw:caption-point-x="6.71cm" draw:caption-point-y="0.01cm">
              <dc:date>1899-12-30T00:00:00</dc:date>
              <text:p text:style-name="P1"><text:span text:style-name="T1">Código Único da Unidade Sanitária</text:span></text:p>
              <text:p text:style-name="P1"><text:span text:style-name="T1">-Oreste Parlatano</text:span></text:p>
            </office:annotation>
            <text:p>CUUS</text:p>
          </table:table-cell>
          <table:table-cell table:style-name="ce36" office:value-type="string" calcext:value-type="string">
            <office:annotation draw:style-name="gr2" draw:text-style-name="P1" svg:width="0.001cm" svg:height="14.026cm" svg:x="0cm" svg:y="0cm" draw:caption-point-x="9.356cm" draw:caption-point-y="0.01cm">
              <dc:date>1899-12-30T00:00:00</dc:date>
              <text:p text:style-name="P1"><text:span text:style-name="T1">Código Territorial</text:span></text:p>
              <text:p text:style-name="P1"><text:span text:style-name="T1">-Oreste Parlatano</text:span></text:p>
            </office:annotation>
            <text:p>CT</text:p>
          </table:table-cell>
          <table:table-cell table:style-name="ce40" office:value-type="string" calcext:value-type="string">
            <office:annotation draw:style-name="gr4" draw:text-style-name="P1" svg:width="0.001cm" svg:height="20.741cm" svg:x="0cm" svg:y="0cm" draw:caption-point-x="11.605cm" draw:caption-point-y="0.01cm">
              <dc:date>1899-12-30T00:00:00</dc:date>
              <text:p text:style-name="P1"><text:span text:style-name="T1">Código proveniente do Módulo Básico</text:span></text:p>
              <text:p text:style-name="P1"><text:span text:style-name="T1">-Oreste Parlatano</text:span></text:p>
            </office:annotation>
            <text:p>CMB</text:p>
          </table:table-cell>
          <table:table-cell table:style-name="ce40" office:value-type="string" calcext:value-type="string">
            <office:annotation draw:style-name="gr5" draw:text-style-name="P1" svg:width="0.001cm" svg:height="15.606cm" svg:x="0.268cm" svg:y="0cm" draw:caption-point-x="17.981cm" draw:caption-point-y="0.01cm">
              <dc:date>1899-12-30T00:00:00</dc:date>
              <text:p text:style-name="P1"><text:span text:style-name="T1">Nome Unidade Sanitária</text:span></text:p>
              <text:p text:style-name="P1"><text:span text:style-name="T1">-Oreste Parlatano</text:span></text:p>
            </office:annotation>
            <text:p>US</text:p>
          </table:table-cell>
          <table:table-cell table:style-name="ce40" office:value-type="string" calcext:value-type="string">
            <office:annotation draw:style-name="gr6" draw:text-style-name="P1" svg:width="0.001cm" svg:height="14.816cm" svg:x="0.268cm" svg:y="0cm" draw:caption-point-x="19.304cm" draw:caption-point-y="0.01cm">
              <dc:date>1899-12-30T00:00:00</dc:date>
              <text:p text:style-name="P1"><text:span text:style-name="T1">Código Classificação</text:span></text:p>
              <text:p text:style-name="P1"><text:span text:style-name="T1">-Oreste Parlatano</text:span></text:p>
            </office:annotation>
            <text:p>CC</text:p>
          </table:table-cell>
          <table:table-cell table:style-name="ce40" office:value-type="string" calcext:value-type="string">
            <office:annotation draw:style-name="gr7" draw:text-style-name="P1" svg:width="0.001cm" svg:height="17.976cm" svg:x="0.268cm" svg:y="0cm" draw:caption-point-x="21.024cm" draw:caption-point-y="0.01cm">
              <dc:date>1899-12-30T00:00:00</dc:date>
              <text:p text:style-name="P1"><text:span text:style-name="T1">Código do Nucleo Estatístico</text:span></text:p>
              <text:p text:style-name="P1"><text:span text:style-name="T1">-Oreste Parlatano</text:span></text:p>
            </office:annotation>
            <text:p>CNE</text:p>
          </table:table-cell>
          <table:table-cell table:style-name="ce40" office:value-type="string" calcext:value-type="string">
            <office:annotation draw:style-name="gr8" draw:text-style-name="P1" svg:width="0.001cm" svg:height="10.076cm" svg:x="0.269cm" svg:y="0cm" draw:caption-point-x="23.537cm" draw:caption-point-y="0.01cm">
              <dc:date>1899-12-30T00:00:00</dc:date>
              <text:p text:style-name="P1"><text:span text:style-name="T1">Latitude</text:span></text:p>
              <text:p text:style-name="P1"><text:span text:style-name="T1">-Oreste Parlatano</text:span></text:p>
            </office:annotation>
            <text:p>LAT</text:p>
          </table:table-cell>
          <table:table-cell table:style-name="ce40" office:value-type="string" calcext:value-type="string">
            <office:annotation draw:style-name="gr9" draw:text-style-name="P1" svg:width="0.001cm" svg:height="10.471cm" svg:x="0.268cm" svg:y="0cm" draw:caption-point-x="25.945cm" draw:caption-point-y="0.01cm">
              <dc:date>1899-12-30T00:00:00</dc:date>
              <text:p text:style-name="P1"><text:span text:style-name="T1">Longitude</text:span></text:p>
              <text:p text:style-name="P1"><text:span text:style-name="T1">-Oreste Parlatano</text:span></text:p>
            </office:annotation>
            <text:p>LON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-MOZ-00001</text:p>
          </table:table-cell>
          <table:table-cell office:value-type="float" office:value="1010114" calcext:value-type="float">
            <text:p>1010114</text:p>
          </table:table-cell>
          <table:table-cell office:value-type="string" calcext:value-type="string">
            <text:p>01010114</text:p>
          </table:table-cell>
          <table:table-cell office:value-type="string" calcext:value-type="string">
            <text:p>Samb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5</text:p>
          </table:table-cell>
          <table:table-cell office:value-type="float" office:value="-13.2489" calcext:value-type="float">
            <text:p>-13.248900</text:p>
          </table:table-cell>
          <table:table-cell office:value-type="float" office:value="35.1684" calcext:value-type="float">
            <text:p>35.1684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-MOZ-00002</text:p>
          </table:table-cell>
          <table:table-cell office:value-type="float" office:value="1010115" calcext:value-type="float">
            <text:p>1010115</text:p>
          </table:table-cell>
          <table:table-cell office:value-type="string" calcext:value-type="string">
            <text:p>01010115</text:p>
          </table:table-cell>
          <table:table-cell office:value-type="string" calcext:value-type="string">
            <text:p>Namacu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5</text:p>
          </table:table-cell>
          <table:table-cell office:value-type="float" office:value="-13.2901" calcext:value-type="float">
            <text:p>-13.290100</text:p>
          </table:table-cell>
          <table:table-cell office:value-type="float" office:value="35.248" calcext:value-type="float">
            <text:p>35.2480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-MOZ-00003</text:p>
          </table:table-cell>
          <table:table-cell office:value-type="float" office:value="1010113" calcext:value-type="float">
            <text:p>1010113</text:p>
          </table:table-cell>
          <table:table-cell office:value-type="string" calcext:value-type="string">
            <text:p>01010113</text:p>
          </table:table-cell>
          <table:table-cell office:value-type="string" calcext:value-type="string">
            <text:p>Mita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5</text:p>
          </table:table-cell>
          <table:table-cell office:value-type="float" office:value="-13.294235" calcext:value-type="float">
            <text:p>-13.294235</text:p>
          </table:table-cell>
          <table:table-cell office:value-type="float" office:value="35.236825" calcext:value-type="float">
            <text:p>35.236825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-MOZ-00004</text:p>
          </table:table-cell>
          <table:table-cell office:value-type="float" office:value="1010112" calcext:value-type="float">
            <text:p>1010112</text:p>
          </table:table-cell>
          <table:table-cell office:value-type="string" calcext:value-type="string">
            <text:p>01010112</text:p>
          </table:table-cell>
          <table:table-cell office:value-type="string" calcext:value-type="string">
            <text:p>Chiulu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5</text:p>
          </table:table-cell>
          <table:table-cell office:value-type="float" office:value="-13.2817" calcext:value-type="float">
            <text:p>-13.281700</text:p>
          </table:table-cell>
          <table:table-cell office:value-type="float" office:value="35.3028" calcext:value-type="float">
            <text:p>35.3028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-MOZ-00005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01010111</text:p>
          </table:table-cell>
          <table:table-cell office:value-type="string" calcext:value-type="string">
            <text:p>Lulumi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5</text:p>
          </table:table-cell>
          <table:table-cell office:value-type="float" office:value="-13.3446" calcext:value-type="float">
            <text:p>-13.344600</text:p>
          </table:table-cell>
          <table:table-cell office:value-type="float" office:value="35.2504" calcext:value-type="float">
            <text:p>35.2504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-MOZ-00006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01010110</text:p>
          </table:table-cell>
          <table:table-cell office:value-type="string" calcext:value-type="string">
            <text:p>Assum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5</text:p>
          </table:table-cell>
          <table:table-cell office:value-type="float" office:value="-13.2516" calcext:value-type="float">
            <text:p>-13.251600</text:p>
          </table:table-cell>
          <table:table-cell office:value-type="float" office:value="35.2593" calcext:value-type="float">
            <text:p>35.2593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-MOZ-00007</text:p>
          </table:table-cell>
          <table:table-cell office:value-type="float" office:value="1010108" calcext:value-type="float">
            <text:p>1010108</text:p>
          </table:table-cell>
          <table:table-cell office:value-type="string" calcext:value-type="string">
            <text:p>01010108</text:p>
          </table:table-cell>
          <table:table-cell office:value-type="string" calcext:value-type="string">
            <text:p>Chiuau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5</text:p>
          </table:table-cell>
          <table:table-cell office:value-type="float" office:value="-13.3213" calcext:value-type="float">
            <text:p>-13.321300</text:p>
          </table:table-cell>
          <table:table-cell office:value-type="float" office:value="35.2518" calcext:value-type="float">
            <text:p>35.2518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-MOZ-00008</text:p>
          </table:table-cell>
          <table:table-cell office:value-type="float" office:value="1010106" calcext:value-type="float">
            <text:p>1010106</text:p>
          </table:table-cell>
          <table:table-cell office:value-type="string" calcext:value-type="string">
            <text:p>01010106</text:p>
          </table:table-cell>
          <table:table-cell office:value-type="string" calcext:value-type="string">
            <text:p>Lichin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105</text:p>
          </table:table-cell>
          <table:table-cell office:value-type="float" office:value="-13.3059" calcext:value-type="float">
            <text:p>-13.305900</text:p>
          </table:table-cell>
          <table:table-cell office:value-type="float" office:value="35.2468" calcext:value-type="float">
            <text:p>35.2468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-MOZ-00009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01010100</text:p>
          </table:table-cell>
          <table:table-cell office:value-type="string" calcext:value-type="string">
            <text:p>Lichin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-105</text:p>
          </table:table-cell>
          <table:table-cell office:value-type="float" office:value="-13.3108" calcext:value-type="float">
            <text:p>-13.310800</text:p>
          </table:table-cell>
          <table:table-cell office:value-type="float" office:value="35.2511" calcext:value-type="float">
            <text:p>35.251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0</text:p>
          </table:table-cell>
          <table:table-cell office:value-type="float" office:value="1010222" calcext:value-type="float">
            <text:p>1010222</text:p>
          </table:table-cell>
          <table:table-cell office:value-type="string" calcext:value-type="string">
            <text:p>01010222</text:p>
          </table:table-cell>
          <table:table-cell office:value-type="string" calcext:value-type="string">
            <text:p>Namutimb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800088" calcext:value-type="float">
            <text:p>-14.800088</text:p>
          </table:table-cell>
          <table:table-cell office:value-type="float" office:value="36.533773" calcext:value-type="float">
            <text:p>36.533773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1</text:p>
          </table:table-cell>
          <table:table-cell office:value-type="float" office:value="1010221" calcext:value-type="float">
            <text:p>1010221</text:p>
          </table:table-cell>
          <table:table-cell office:value-type="string" calcext:value-type="string">
            <text:p>01010221</text:p>
          </table:table-cell>
          <table:table-cell office:value-type="string" calcext:value-type="string">
            <text:p>Mep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806759" calcext:value-type="float">
            <text:p>-14.806759</text:p>
          </table:table-cell>
          <table:table-cell office:value-type="float" office:value="36.533344" calcext:value-type="float">
            <text:p>36.533344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2</text:p>
          </table:table-cell>
          <table:table-cell office:value-type="float" office:value="1010205" calcext:value-type="float">
            <text:p>1010205</text:p>
          </table:table-cell>
          <table:table-cell office:value-type="string" calcext:value-type="string">
            <text:p>01010205</text:p>
          </table:table-cell>
          <table:table-cell office:value-type="string" calcext:value-type="string">
            <text:p>Cadeia Civ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802063" calcext:value-type="float">
            <text:p>-14.802063</text:p>
          </table:table-cell>
          <table:table-cell office:value-type="float" office:value="36.535573" calcext:value-type="float">
            <text:p>36.535573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3</text:p>
          </table:table-cell>
          <table:table-cell office:value-type="float" office:value="1010225" calcext:value-type="float">
            <text:p>1010225</text:p>
          </table:table-cell>
          <table:table-cell office:value-type="string" calcext:value-type="string">
            <text:p>01010225</text:p>
          </table:table-cell>
          <table:table-cell office:value-type="string" calcext:value-type="string">
            <text:p>Meri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6511" calcext:value-type="float">
            <text:p>-14.651100</text:p>
          </table:table-cell>
          <table:table-cell office:value-type="float" office:value="36.5689" calcext:value-type="float">
            <text:p>36.568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4</text:p>
          </table:table-cell>
          <table:table-cell office:value-type="float" office:value="1010224" calcext:value-type="float">
            <text:p>1010224</text:p>
          </table:table-cell>
          <table:table-cell office:value-type="string" calcext:value-type="string">
            <text:p>01010224</text:p>
          </table:table-cell>
          <table:table-cell office:value-type="string" calcext:value-type="string">
            <text:p>Macauae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735" calcext:value-type="float">
            <text:p>-14.735000</text:p>
          </table:table-cell>
          <table:table-cell office:value-type="float" office:value="36.435" calcext:value-type="float">
            <text:p>36.435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5</text:p>
          </table:table-cell>
          <table:table-cell office:value-type="float" office:value="1010214" calcext:value-type="float">
            <text:p>1010214</text:p>
          </table:table-cell>
          <table:table-cell office:value-type="string" calcext:value-type="string">
            <text:p>01010214</text:p>
          </table:table-cell>
          <table:table-cell office:value-type="string" calcext:value-type="string">
            <text:p>Titim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9153" calcext:value-type="float">
            <text:p>-14.915300</text:p>
          </table:table-cell>
          <table:table-cell office:value-type="float" office:value="36.3661" calcext:value-type="float">
            <text:p>36.366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6</text:p>
          </table:table-cell>
          <table:table-cell office:value-type="float" office:value="1010206" calcext:value-type="float">
            <text:p>1010206</text:p>
          </table:table-cell>
          <table:table-cell office:value-type="string" calcext:value-type="string">
            <text:p>01010206</text:p>
          </table:table-cell>
          <table:table-cell office:value-type="string" calcext:value-type="string">
            <text:p>Etata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5.0964" calcext:value-type="float">
            <text:p>-15.096400</text:p>
          </table:table-cell>
          <table:table-cell office:value-type="float" office:value="36.6125" calcext:value-type="float">
            <text:p>36.6125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7</text:p>
          </table:table-cell>
          <table:table-cell office:value-type="float" office:value="1010220" calcext:value-type="float">
            <text:p>1010220</text:p>
          </table:table-cell>
          <table:table-cell office:value-type="string" calcext:value-type="string">
            <text:p>01010220</text:p>
          </table:table-cell>
          <table:table-cell office:value-type="string" calcext:value-type="string">
            <text:p>Muanamune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5.2428" calcext:value-type="float">
            <text:p>-15.242800</text:p>
          </table:table-cell>
          <table:table-cell office:value-type="float" office:value="36.5022" calcext:value-type="float">
            <text:p>36.5022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8</text:p>
          </table:table-cell>
          <table:table-cell office:value-type="float" office:value="1010218" calcext:value-type="float">
            <text:p>1010218</text:p>
          </table:table-cell>
          <table:table-cell office:value-type="string" calcext:value-type="string">
            <text:p>01010218</text:p>
          </table:table-cell>
          <table:table-cell office:value-type="string" calcext:value-type="string">
            <text:p>Mujaw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7803" calcext:value-type="float">
            <text:p>-14.780300</text:p>
          </table:table-cell>
          <table:table-cell office:value-type="float" office:value="36.5317" calcext:value-type="float">
            <text:p>36.531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19</text:p>
          </table:table-cell>
          <table:table-cell office:value-type="float" office:value="1010217" calcext:value-type="float">
            <text:p>1010217</text:p>
          </table:table-cell>
          <table:table-cell office:value-type="string" calcext:value-type="string">
            <text:p>01010217</text:p>
          </table:table-cell>
          <table:table-cell office:value-type="string" calcext:value-type="string">
            <text:p>Lúr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7947" calcext:value-type="float">
            <text:p>-14.794700</text:p>
          </table:table-cell>
          <table:table-cell office:value-type="float" office:value="36.8536" calcext:value-type="float">
            <text:p>36.853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20</text:p>
          </table:table-cell>
          <table:table-cell office:value-type="float" office:value="1010216" calcext:value-type="float">
            <text:p>1010216</text:p>
          </table:table-cell>
          <table:table-cell office:value-type="string" calcext:value-type="string">
            <text:p>01010216</text:p>
          </table:table-cell>
          <table:table-cell office:value-type="string" calcext:value-type="string">
            <text:p>Cua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114</text:p>
          </table:table-cell>
          <table:table-cell office:value-type="float" office:value="-14.8014" calcext:value-type="float">
            <text:p>-14.801400</text:p>
          </table:table-cell>
          <table:table-cell office:value-type="float" office:value="36.5331" calcext:value-type="float">
            <text:p>36.533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21</text:p>
          </table:table-cell>
          <table:table-cell office:value-type="float" office:value="1010201" calcext:value-type="float">
            <text:p>1010201</text:p>
          </table:table-cell>
          <table:table-cell office:value-type="string" calcext:value-type="string">
            <text:p>01010201</text:p>
          </table:table-cell>
          <table:table-cell office:value-type="string" calcext:value-type="string">
            <text:p>Cuamb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14</text:p>
          </table:table-cell>
          <table:table-cell office:value-type="float" office:value="-14.8022" calcext:value-type="float">
            <text:p>-14.802200</text:p>
          </table:table-cell>
          <table:table-cell office:value-type="float" office:value="36.5344" calcext:value-type="float">
            <text:p>36.534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22</text:p>
          </table:table-cell>
          <table:table-cell office:value-type="float" office:value="1010215" calcext:value-type="float">
            <text:p>1010215</text:p>
          </table:table-cell>
          <table:table-cell office:value-type="string" calcext:value-type="string">
            <text:p>01010215</text:p>
          </table:table-cell>
          <table:table-cell office:value-type="string" calcext:value-type="string">
            <text:p>Napac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5444" calcext:value-type="float">
            <text:p>-14.544400</text:p>
          </table:table-cell>
          <table:table-cell office:value-type="float" office:value="36.6058" calcext:value-type="float">
            <text:p>36.605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23</text:p>
          </table:table-cell>
          <table:table-cell office:value-type="float" office:value="1010207" calcext:value-type="float">
            <text:p>1010207</text:p>
          </table:table-cell>
          <table:table-cell office:value-type="string" calcext:value-type="string">
            <text:p>01010207</text:p>
          </table:table-cell>
          <table:table-cell office:value-type="string" calcext:value-type="string">
            <text:p>Mala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9831" calcext:value-type="float">
            <text:p>-14.983100</text:p>
          </table:table-cell>
          <table:table-cell office:value-type="float" office:value="36.6164" calcext:value-type="float">
            <text:p>36.616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24</text:p>
          </table:table-cell>
          <table:table-cell office:value-type="float" office:value="1010209" calcext:value-type="float">
            <text:p>1010209</text:p>
          </table:table-cell>
          <table:table-cell office:value-type="string" calcext:value-type="string">
            <text:p>01010209</text:p>
          </table:table-cell>
          <table:table-cell office:value-type="string" calcext:value-type="string">
            <text:p>Mitucu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7292" calcext:value-type="float">
            <text:p>-14.729200</text:p>
          </table:table-cell>
          <table:table-cell office:value-type="float" office:value="36.6267" calcext:value-type="float">
            <text:p>36.626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25</text:p>
          </table:table-cell>
          <table:table-cell office:value-type="float" office:value="1010223" calcext:value-type="float">
            <text:p>1010223</text:p>
          </table:table-cell>
          <table:table-cell office:value-type="string" calcext:value-type="string">
            <text:p>01010223</text:p>
          </table:table-cell>
          <table:table-cell office:value-type="string" calcext:value-type="string">
            <text:p>Mati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8972" calcext:value-type="float">
            <text:p>-14.897200</text:p>
          </table:table-cell>
          <table:table-cell office:value-type="float" office:value="36.5289" calcext:value-type="float">
            <text:p>36.528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26</text:p>
          </table:table-cell>
          <table:table-cell office:value-type="float" office:value="1010213" calcext:value-type="float">
            <text:p>1010213</text:p>
          </table:table-cell>
          <table:table-cell office:value-type="string" calcext:value-type="string">
            <text:p>01010213</text:p>
          </table:table-cell>
          <table:table-cell office:value-type="string" calcext:value-type="string">
            <text:p>Namico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8097" calcext:value-type="float">
            <text:p>-14.809700</text:p>
          </table:table-cell>
          <table:table-cell office:value-type="float" office:value="36.4944" calcext:value-type="float">
            <text:p>36.494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27</text:p>
          </table:table-cell>
          <table:table-cell office:value-type="float" office:value="1010212" calcext:value-type="float">
            <text:p>1010212</text:p>
          </table:table-cell>
          <table:table-cell office:value-type="string" calcext:value-type="string">
            <text:p>01010212</text:p>
          </table:table-cell>
          <table:table-cell office:value-type="string" calcext:value-type="string">
            <text:p>Muitete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6931" calcext:value-type="float">
            <text:p>-14.693100</text:p>
          </table:table-cell>
          <table:table-cell office:value-type="float" office:value="36.9644" calcext:value-type="float">
            <text:p>36.964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028</text:p>
          </table:table-cell>
          <table:table-cell office:value-type="float" office:value="1010211" calcext:value-type="float">
            <text:p>1010211</text:p>
          </table:table-cell>
          <table:table-cell office:value-type="string" calcext:value-type="string">
            <text:p>01010211</text:p>
          </table:table-cell>
          <table:table-cell office:value-type="string" calcext:value-type="string">
            <text:p>Mucua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4</text:p>
          </table:table-cell>
          <table:table-cell office:value-type="float" office:value="-14.8011" calcext:value-type="float">
            <text:p>-14.801100</text:p>
          </table:table-cell>
          <table:table-cell office:value-type="float" office:value="36.5989" calcext:value-type="float">
            <text:p>36.598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29</text:p>
          </table:table-cell>
          <table:table-cell office:value-type="float" office:value="1010311" calcext:value-type="float">
            <text:p>1010311</text:p>
          </table:table-cell>
          <table:table-cell office:value-type="string" calcext:value-type="string">
            <text:p>01010311</text:p>
          </table:table-cell>
          <table:table-cell office:value-type="string" calcext:value-type="string">
            <text:p>Wikih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1.6156" calcext:value-type="float">
            <text:p>-11.615600</text:p>
          </table:table-cell>
          <table:table-cell office:value-type="float" office:value="34.9613" calcext:value-type="float">
            <text:p>34.9613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0</text:p>
          </table:table-cell>
          <table:table-cell office:value-type="float" office:value="1010312" calcext:value-type="float">
            <text:p>1010312</text:p>
          </table:table-cell>
          <table:table-cell office:value-type="string" calcext:value-type="string">
            <text:p>01010312</text:p>
          </table:table-cell>
          <table:table-cell office:value-type="string" calcext:value-type="string">
            <text:p>Lupilich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1.7569" calcext:value-type="float">
            <text:p>-11.756900</text:p>
          </table:table-cell>
          <table:table-cell office:value-type="float" office:value="35.2074" calcext:value-type="float">
            <text:p>35.207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1</text:p>
          </table:table-cell>
          <table:table-cell office:value-type="float" office:value="1010313" calcext:value-type="float">
            <text:p>1010313</text:p>
          </table:table-cell>
          <table:table-cell office:value-type="string" calcext:value-type="string">
            <text:p>01010313</text:p>
          </table:table-cell>
          <table:table-cell office:value-type="string" calcext:value-type="string">
            <text:p>Bande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2.9039" calcext:value-type="float">
            <text:p>-12.903900</text:p>
          </table:table-cell>
          <table:table-cell office:value-type="float" office:value="35.0496" calcext:value-type="float">
            <text:p>35.049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2</text:p>
          </table:table-cell>
          <table:table-cell office:value-type="float" office:value="1010306" calcext:value-type="float">
            <text:p>1010306</text:p>
          </table:table-cell>
          <table:table-cell office:value-type="string" calcext:value-type="string">
            <text:p>01010306</text:p>
          </table:table-cell>
          <table:table-cell office:value-type="string" calcext:value-type="string">
            <text:p>Meluluc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2.886" calcext:value-type="float">
            <text:p>-12.886000</text:p>
          </table:table-cell>
          <table:table-cell office:value-type="float" office:value="34.7723" calcext:value-type="float">
            <text:p>34.7723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3</text:p>
          </table:table-cell>
          <table:table-cell office:value-type="float" office:value="1010316" calcext:value-type="float">
            <text:p>1010316</text:p>
          </table:table-cell>
          <table:table-cell office:value-type="string" calcext:value-type="string">
            <text:p>01010316</text:p>
          </table:table-cell>
          <table:table-cell office:value-type="string" calcext:value-type="string">
            <text:p>Mechum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2.6113" calcext:value-type="float">
            <text:p>-12.611300</text:p>
          </table:table-cell>
          <table:table-cell office:value-type="float" office:value="34.8329" calcext:value-type="float">
            <text:p>34.832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4</text:p>
          </table:table-cell>
          <table:table-cell office:value-type="float" office:value="1010310" calcext:value-type="float">
            <text:p>1010310</text:p>
          </table:table-cell>
          <table:table-cell office:value-type="string" calcext:value-type="string">
            <text:p>01010310</text:p>
          </table:table-cell>
          <table:table-cell office:value-type="string" calcext:value-type="string">
            <text:p>Ngô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2.4239" calcext:value-type="float">
            <text:p>-12.423900</text:p>
          </table:table-cell>
          <table:table-cell office:value-type="float" office:value="34.7164" calcext:value-type="float">
            <text:p>34.716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5</text:p>
          </table:table-cell>
          <table:table-cell office:value-type="float" office:value="1010309" calcext:value-type="float">
            <text:p>1010309</text:p>
          </table:table-cell>
          <table:table-cell office:value-type="string" calcext:value-type="string">
            <text:p>01010309</text:p>
          </table:table-cell>
          <table:table-cell office:value-type="string" calcext:value-type="string">
            <text:p>Ngof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2.0129" calcext:value-type="float">
            <text:p>-12.012900</text:p>
          </table:table-cell>
          <table:table-cell office:value-type="float" office:value="34.9016" calcext:value-type="float">
            <text:p>34.901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6</text:p>
          </table:table-cell>
          <table:table-cell office:value-type="float" office:value="1010308" calcext:value-type="float">
            <text:p>1010308</text:p>
          </table:table-cell>
          <table:table-cell office:value-type="string" calcext:value-type="string">
            <text:p>01010308</text:p>
          </table:table-cell>
          <table:table-cell office:value-type="string" calcext:value-type="string">
            <text:p>Metangu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12</text:p>
          </table:table-cell>
          <table:table-cell office:value-type="float" office:value="-12.6947" calcext:value-type="float">
            <text:p>-12.694700</text:p>
          </table:table-cell>
          <table:table-cell office:value-type="float" office:value="34.8088" calcext:value-type="float">
            <text:p>34.808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7</text:p>
          </table:table-cell>
          <table:table-cell office:value-type="float" office:value="1010314" calcext:value-type="float">
            <text:p>1010314</text:p>
          </table:table-cell>
          <table:table-cell office:value-type="string" calcext:value-type="string">
            <text:p>01010314</text:p>
          </table:table-cell>
          <table:table-cell office:value-type="string" calcext:value-type="string">
            <text:p>Cóbuè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2.1402" calcext:value-type="float">
            <text:p>-12.140200</text:p>
          </table:table-cell>
          <table:table-cell office:value-type="float" office:value="34.761" calcext:value-type="float">
            <text:p>34.761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8</text:p>
          </table:table-cell>
          <table:table-cell office:value-type="float" office:value="1010315" calcext:value-type="float">
            <text:p>1010315</text:p>
          </table:table-cell>
          <table:table-cell office:value-type="string" calcext:value-type="string">
            <text:p>01010315</text:p>
          </table:table-cell>
          <table:table-cell office:value-type="string" calcext:value-type="string">
            <text:p>Mani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2.7596" calcext:value-type="float">
            <text:p>-12.759600</text:p>
          </table:table-cell>
          <table:table-cell office:value-type="float" office:value="34.9764" calcext:value-type="float">
            <text:p>34.976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39</text:p>
          </table:table-cell>
          <table:table-cell office:value-type="float" office:value="1010319" calcext:value-type="float">
            <text:p>1010319</text:p>
          </table:table-cell>
          <table:table-cell office:value-type="string" calcext:value-type="string">
            <text:p>01010319</text:p>
          </table:table-cell>
          <table:table-cell office:value-type="string" calcext:value-type="string">
            <text:p>Tu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2.335621" calcext:value-type="float">
            <text:p>-12.335621</text:p>
          </table:table-cell>
          <table:table-cell office:value-type="float" office:value="34.950662" calcext:value-type="float">
            <text:p>34.950662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40</text:p>
          </table:table-cell>
          <table:table-cell office:value-type="float" office:value="1010317" calcext:value-type="float">
            <text:p>1010317</text:p>
          </table:table-cell>
          <table:table-cell office:value-type="string" calcext:value-type="string">
            <text:p>01010317</text:p>
          </table:table-cell>
          <table:table-cell office:value-type="string" calcext:value-type="string">
            <text:p>Liziu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3.0238" calcext:value-type="float">
            <text:p>-13.023800</text:p>
          </table:table-cell>
          <table:table-cell office:value-type="float" office:value="34.9547" calcext:value-type="float">
            <text:p>34.954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041</text:p>
          </table:table-cell>
          <table:table-cell office:value-type="float" office:value="1010307" calcext:value-type="float">
            <text:p>1010307</text:p>
          </table:table-cell>
          <table:table-cell office:value-type="string" calcext:value-type="string">
            <text:p>01010307</text:p>
          </table:table-cell>
          <table:table-cell office:value-type="string" calcext:value-type="string">
            <text:p>Messu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2</text:p>
          </table:table-cell>
          <table:table-cell office:value-type="float" office:value="-12.468543" calcext:value-type="float">
            <text:p>-12.468543</text:p>
          </table:table-cell>
          <table:table-cell office:value-type="float" office:value="35.003774" calcext:value-type="float">
            <text:p>35.003774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42</text:p>
          </table:table-cell>
          <table:table-cell office:value-type="float" office:value="1010416" calcext:value-type="float">
            <text:p>1010416</text:p>
          </table:table-cell>
          <table:table-cell office:value-type="string" calcext:value-type="string">
            <text:p>01010416</text:p>
          </table:table-cell>
          <table:table-cell office:value-type="string" calcext:value-type="string">
            <text:p>Colon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316667" calcext:value-type="float">
            <text:p>-13.316667</text:p>
          </table:table-cell>
          <table:table-cell office:value-type="float" office:value="35.233333" calcext:value-type="float">
            <text:p>35.233333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43</text:p>
          </table:table-cell>
          <table:table-cell office:value-type="float" office:value="1010409" calcext:value-type="float">
            <text:p>1010409</text:p>
          </table:table-cell>
          <table:table-cell office:value-type="string" calcext:value-type="string">
            <text:p>01010409</text:p>
          </table:table-cell>
          <table:table-cell office:value-type="string" calcext:value-type="string">
            <text:p>Li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615" calcext:value-type="float">
            <text:p>-13.615000</text:p>
          </table:table-cell>
          <table:table-cell office:value-type="float" office:value="35.2566" calcext:value-type="float">
            <text:p>35.256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44</text:p>
          </table:table-cell>
          <table:table-cell office:value-type="float" office:value="1010410" calcext:value-type="float">
            <text:p>1010410</text:p>
          </table:table-cell>
          <table:table-cell office:value-type="string" calcext:value-type="string">
            <text:p>01010410</text:p>
          </table:table-cell>
          <table:table-cell office:value-type="string" calcext:value-type="string">
            <text:p>Lui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1918" calcext:value-type="float">
            <text:p>-13.191800</text:p>
          </table:table-cell>
          <table:table-cell office:value-type="float" office:value="35.3146" calcext:value-type="float">
            <text:p>35.314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45</text:p>
          </table:table-cell>
          <table:table-cell office:value-type="float" office:value="1010411" calcext:value-type="float">
            <text:p>1010411</text:p>
          </table:table-cell>
          <table:table-cell office:value-type="string" calcext:value-type="string">
            <text:p>01010411</text:p>
          </table:table-cell>
          <table:table-cell office:value-type="string" calcext:value-type="string">
            <text:p>Mal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1857" calcext:value-type="float">
            <text:p>-13.185700</text:p>
          </table:table-cell>
          <table:table-cell office:value-type="float" office:value="35.1944" calcext:value-type="float">
            <text:p>35.194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46</text:p>
          </table:table-cell>
          <table:table-cell office:value-type="float" office:value="1010414" calcext:value-type="float">
            <text:p>1010414</text:p>
          </table:table-cell>
          <table:table-cell office:value-type="string" calcext:value-type="string">
            <text:p>01010414</text:p>
          </table:table-cell>
          <table:table-cell office:value-type="string" calcext:value-type="string">
            <text:p>Mu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2917" calcext:value-type="float">
            <text:p>-13.291700</text:p>
          </table:table-cell>
          <table:table-cell office:value-type="float" office:value="35.4792" calcext:value-type="float">
            <text:p>35.4792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47</text:p>
          </table:table-cell>
          <table:table-cell office:value-type="float" office:value="1010413" calcext:value-type="float">
            <text:p>1010413</text:p>
          </table:table-cell>
          <table:table-cell office:value-type="string" calcext:value-type="string">
            <text:p>01010413</text:p>
          </table:table-cell>
          <table:table-cell office:value-type="string" calcext:value-type="string">
            <text:p>Mepo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421551" calcext:value-type="float">
            <text:p>-13.421551</text:p>
          </table:table-cell>
          <table:table-cell office:value-type="float" office:value="34.87259" calcext:value-type="float">
            <text:p>34.87259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48</text:p>
          </table:table-cell>
          <table:table-cell office:value-type="float" office:value="1010417" calcext:value-type="float">
            <text:p>1010417</text:p>
          </table:table-cell>
          <table:table-cell office:value-type="string" calcext:value-type="string">
            <text:p>01010417</text:p>
          </table:table-cell>
          <table:table-cell office:value-type="string" calcext:value-type="string">
            <text:p>Machum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3138" calcext:value-type="float">
            <text:p>-13.313800</text:p>
          </table:table-cell>
          <table:table-cell office:value-type="float" office:value="35.5326" calcext:value-type="float">
            <text:p>35.532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49</text:p>
          </table:table-cell>
          <table:table-cell office:value-type="float" office:value="1010407" calcext:value-type="float">
            <text:p>1010407</text:p>
          </table:table-cell>
          <table:table-cell office:value-type="string" calcext:value-type="string">
            <text:p>01010407</text:p>
          </table:table-cell>
          <table:table-cell office:value-type="string" calcext:value-type="string">
            <text:p>Chimboni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3543" calcext:value-type="float">
            <text:p>-13.354300</text:p>
          </table:table-cell>
          <table:table-cell office:value-type="float" office:value="35.4206" calcext:value-type="float">
            <text:p>35.420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50</text:p>
          </table:table-cell>
          <table:table-cell office:value-type="float" office:value="1010406" calcext:value-type="float">
            <text:p>1010406</text:p>
          </table:table-cell>
          <table:table-cell office:value-type="string" calcext:value-type="string">
            <text:p>01010406</text:p>
          </table:table-cell>
          <table:table-cell office:value-type="string" calcext:value-type="string">
            <text:p>Ch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6332" calcext:value-type="float">
            <text:p>-13.633200</text:p>
          </table:table-cell>
          <table:table-cell office:value-type="float" office:value="35.033" calcext:value-type="float">
            <text:p>35.033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51</text:p>
          </table:table-cell>
          <table:table-cell office:value-type="float" office:value="1010425" calcext:value-type="float">
            <text:p>1010425</text:p>
          </table:table-cell>
          <table:table-cell office:value-type="string" calcext:value-type="string">
            <text:p>01010425</text:p>
          </table:table-cell>
          <table:table-cell office:value-type="string" calcext:value-type="string">
            <text:p>Nbetazig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32262" calcext:value-type="float">
            <text:p>-13.322620</text:p>
          </table:table-cell>
          <table:table-cell office:value-type="float" office:value="35.224927" calcext:value-type="float">
            <text:p>35.224927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52</text:p>
          </table:table-cell>
          <table:table-cell office:value-type="float" office:value="1010423" calcext:value-type="float">
            <text:p>1010423</text:p>
          </table:table-cell>
          <table:table-cell office:value-type="string" calcext:value-type="string">
            <text:p>01010423</text:p>
          </table:table-cell>
          <table:table-cell office:value-type="string" calcext:value-type="string">
            <text:p>Mache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4745" calcext:value-type="float">
            <text:p>-13.474500</text:p>
          </table:table-cell>
          <table:table-cell office:value-type="float" office:value="35.2806" calcext:value-type="float">
            <text:p>35.280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53</text:p>
          </table:table-cell>
          <table:table-cell office:value-type="float" office:value="1010408" calcext:value-type="float">
            <text:p>1010408</text:p>
          </table:table-cell>
          <table:table-cell office:value-type="string" calcext:value-type="string">
            <text:p>01010408</text:p>
          </table:table-cell>
          <table:table-cell office:value-type="string" calcext:value-type="string">
            <text:p>Chol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5462" calcext:value-type="float">
            <text:p>-13.546200</text:p>
          </table:table-cell>
          <table:table-cell office:value-type="float" office:value="35.4476" calcext:value-type="float">
            <text:p>35.447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54</text:p>
          </table:table-cell>
          <table:table-cell office:value-type="float" office:value="1010422" calcext:value-type="float">
            <text:p>1010422</text:p>
          </table:table-cell>
          <table:table-cell office:value-type="string" calcext:value-type="string">
            <text:p>01010422</text:p>
          </table:table-cell>
          <table:table-cell office:value-type="string" calcext:value-type="string">
            <text:p>Mbetazigone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2889" calcext:value-type="float">
            <text:p>-13.288900</text:p>
          </table:table-cell>
          <table:table-cell office:value-type="float" office:value="35.0499" calcext:value-type="float">
            <text:p>35.049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55</text:p>
          </table:table-cell>
          <table:table-cell office:value-type="float" office:value="1010421" calcext:value-type="float">
            <text:p>1010421</text:p>
          </table:table-cell>
          <table:table-cell office:value-type="string" calcext:value-type="string">
            <text:p>01010421</text:p>
          </table:table-cell>
          <table:table-cell office:value-type="string" calcext:value-type="string">
            <text:p>Magi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1818" calcext:value-type="float">
            <text:p>-13.181800</text:p>
          </table:table-cell>
          <table:table-cell office:value-type="float" office:value="35.1871" calcext:value-type="float">
            <text:p>35.187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56</text:p>
          </table:table-cell>
          <table:table-cell office:value-type="float" office:value="1010412" calcext:value-type="float">
            <text:p>1010412</text:p>
          </table:table-cell>
          <table:table-cell office:value-type="string" calcext:value-type="string">
            <text:p>01010412</text:p>
          </table:table-cell>
          <table:table-cell office:value-type="string" calcext:value-type="string">
            <text:p>Mata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2742" calcext:value-type="float">
            <text:p>-13.274200</text:p>
          </table:table-cell>
          <table:table-cell office:value-type="float" office:value="35.3641" calcext:value-type="float">
            <text:p>35.364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57</text:p>
          </table:table-cell>
          <table:table-cell office:value-type="float" office:value="1010415" calcext:value-type="float">
            <text:p>1010415</text:p>
          </table:table-cell>
          <table:table-cell office:value-type="string" calcext:value-type="string">
            <text:p>01010415</text:p>
          </table:table-cell>
          <table:table-cell office:value-type="string" calcext:value-type="string">
            <text:p>Namuan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3323" calcext:value-type="float">
            <text:p>-13.332300</text:p>
          </table:table-cell>
          <table:table-cell office:value-type="float" office:value="35.5105" calcext:value-type="float">
            <text:p>35.5105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058</text:p>
          </table:table-cell>
          <table:table-cell office:value-type="float" office:value="1010418" calcext:value-type="float">
            <text:p>1010418</text:p>
          </table:table-cell>
          <table:table-cell office:value-type="string" calcext:value-type="string">
            <text:p>010104?</text:p>
          </table:table-cell>
          <table:table-cell office:value-type="string" calcext:value-type="string">
            <text:p>Mapa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6</text:p>
          </table:table-cell>
          <table:table-cell office:value-type="float" office:value="-13.321246" calcext:value-type="float">
            <text:p>-13.321246</text:p>
          </table:table-cell>
          <table:table-cell office:value-type="float" office:value="35.224438" calcext:value-type="float">
            <text:p>35.224438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059</text:p>
          </table:table-cell>
          <table:table-cell office:value-type="float" office:value="1010508" calcext:value-type="float">
            <text:p>1010508</text:p>
          </table:table-cell>
          <table:table-cell office:value-type="string" calcext:value-type="string">
            <text:p>01010508</text:p>
          </table:table-cell>
          <table:table-cell office:value-type="string" calcext:value-type="string">
            <text:p>Nairub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7</text:p>
          </table:table-cell>
          <table:table-cell office:value-type="float" office:value="-13.6208" calcext:value-type="float">
            <text:p>-13.620800</text:p>
          </table:table-cell>
          <table:table-cell office:value-type="float" office:value="36.0062" calcext:value-type="float">
            <text:p>36.0062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060</text:p>
          </table:table-cell>
          <table:table-cell office:value-type="float" office:value="1010513" calcext:value-type="float">
            <text:p>1010513</text:p>
          </table:table-cell>
          <table:table-cell office:value-type="string" calcext:value-type="string">
            <text:p>01010513</text:p>
          </table:table-cell>
          <table:table-cell office:value-type="string" calcext:value-type="string">
            <text:p>Ri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7</text:p>
          </table:table-cell>
          <table:table-cell office:value-type="float" office:value="-13.5042" calcext:value-type="float">
            <text:p>-13.504200</text:p>
          </table:table-cell>
          <table:table-cell office:value-type="float" office:value="36.4389" calcext:value-type="float">
            <text:p>36.438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061</text:p>
          </table:table-cell>
          <table:table-cell office:value-type="float" office:value="1010512" calcext:value-type="float">
            <text:p>1010512</text:p>
          </table:table-cell>
          <table:table-cell office:value-type="string" calcext:value-type="string">
            <text:p>01010512</text:p>
          </table:table-cell>
          <table:table-cell office:value-type="string" calcext:value-type="string">
            <text:p>Liso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7</text:p>
          </table:table-cell>
          <table:table-cell office:value-type="float" office:value="-12.8474" calcext:value-type="float">
            <text:p>-12.847400</text:p>
          </table:table-cell>
          <table:table-cell office:value-type="float" office:value="36.0649" calcext:value-type="float">
            <text:p>36.064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062</text:p>
          </table:table-cell>
          <table:table-cell office:value-type="float" office:value="1010511" calcext:value-type="float">
            <text:p>1010511</text:p>
          </table:table-cell>
          <table:table-cell office:value-type="string" calcext:value-type="string">
            <text:p>01010511</text:p>
          </table:table-cell>
          <table:table-cell office:value-type="string" calcext:value-type="string">
            <text:p>Luge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7</text:p>
          </table:table-cell>
          <table:table-cell office:value-type="float" office:value="-13.4737" calcext:value-type="float">
            <text:p>-13.473700</text:p>
          </table:table-cell>
          <table:table-cell office:value-type="float" office:value="36.3038" calcext:value-type="float">
            <text:p>36.303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063</text:p>
          </table:table-cell>
          <table:table-cell office:value-type="float" office:value="1010509" calcext:value-type="float">
            <text:p>1010509</text:p>
          </table:table-cell>
          <table:table-cell office:value-type="string" calcext:value-type="string">
            <text:p>01010509</text:p>
          </table:table-cell>
          <table:table-cell office:value-type="string" calcext:value-type="string">
            <text:p>Mecua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7</text:p>
          </table:table-cell>
          <table:table-cell office:value-type="float" office:value="-13.3583" calcext:value-type="float">
            <text:p>-13.358300</text:p>
          </table:table-cell>
          <table:table-cell office:value-type="float" office:value="36.0572" calcext:value-type="float">
            <text:p>36.0572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064</text:p>
          </table:table-cell>
          <table:table-cell office:value-type="float" office:value="1010507" calcext:value-type="float">
            <text:p>1010507</text:p>
          </table:table-cell>
          <table:table-cell office:value-type="string" calcext:value-type="string">
            <text:p>01010507</text:p>
          </table:table-cell>
          <table:table-cell office:value-type="string" calcext:value-type="string">
            <text:p>Malan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17</text:p>
          </table:table-cell>
          <table:table-cell office:value-type="float" office:value="-13.4753" calcext:value-type="float">
            <text:p>-13.475300</text:p>
          </table:table-cell>
          <table:table-cell office:value-type="float" office:value="36.1213" calcext:value-type="float">
            <text:p>36.1213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065</text:p>
          </table:table-cell>
          <table:table-cell office:value-type="float" office:value="1010506" calcext:value-type="float">
            <text:p>1010506</text:p>
          </table:table-cell>
          <table:table-cell office:value-type="string" calcext:value-type="string">
            <text:p>01010506</text:p>
          </table:table-cell>
          <table:table-cell office:value-type="string" calcext:value-type="string">
            <text:p>Luamb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7</text:p>
          </table:table-cell>
          <table:table-cell office:value-type="float" office:value="-13.4261" calcext:value-type="float">
            <text:p>-13.426100</text:p>
          </table:table-cell>
          <table:table-cell office:value-type="float" office:value="36.1988" calcext:value-type="float">
            <text:p>36.198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066</text:p>
          </table:table-cell>
          <table:table-cell office:value-type="float" office:value="1010510" calcext:value-type="float">
            <text:p>1010510</text:p>
          </table:table-cell>
          <table:table-cell office:value-type="string" calcext:value-type="string">
            <text:p>01010510</text:p>
          </table:table-cell>
          <table:table-cell office:value-type="string" calcext:value-type="string">
            <text:p>Muaqu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7</text:p>
          </table:table-cell>
          <table:table-cell office:value-type="float" office:value="-13.3498" calcext:value-type="float">
            <text:p>-13.349800</text:p>
          </table:table-cell>
          <table:table-cell office:value-type="float" office:value="36.7427" calcext:value-type="float">
            <text:p>36.742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067</text:p>
          </table:table-cell>
          <table:table-cell office:value-type="float" office:value="1010606" calcext:value-type="float">
            <text:p>1010606</text:p>
          </table:table-cell>
          <table:table-cell office:value-type="string" calcext:value-type="string">
            <text:p>01010606</text:p>
          </table:table-cell>
          <table:table-cell office:value-type="string" calcext:value-type="string">
            <text:p>Mandi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8</text:p>
          </table:table-cell>
          <table:table-cell office:value-type="float" office:value="-14.3536" calcext:value-type="float">
            <text:p>-14.353600</text:p>
          </table:table-cell>
          <table:table-cell office:value-type="float" office:value="35.6486" calcext:value-type="float">
            <text:p>35.648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068</text:p>
          </table:table-cell>
          <table:table-cell office:value-type="float" office:value="1010613" calcext:value-type="float">
            <text:p>1010613</text:p>
          </table:table-cell>
          <table:table-cell office:value-type="string" calcext:value-type="string">
            <text:p>01010613</text:p>
          </table:table-cell>
          <table:table-cell office:value-type="string" calcext:value-type="string">
            <text:p>N'Tem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8</text:p>
          </table:table-cell>
          <table:table-cell office:value-type="float" office:value="-14.1453" calcext:value-type="float">
            <text:p>-14.145300</text:p>
          </table:table-cell>
          <table:table-cell office:value-type="float" office:value="35.4811" calcext:value-type="float">
            <text:p>35.481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069</text:p>
          </table:table-cell>
          <table:table-cell office:value-type="float" office:value="1010607" calcext:value-type="float">
            <text:p>1010607</text:p>
          </table:table-cell>
          <table:table-cell office:value-type="string" calcext:value-type="string">
            <text:p>01010607</text:p>
          </table:table-cell>
          <table:table-cell office:value-type="string" calcext:value-type="string">
            <text:p>Lipúz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8</text:p>
          </table:table-cell>
          <table:table-cell office:value-type="float" office:value="-14.3175" calcext:value-type="float">
            <text:p>-14.317500</text:p>
          </table:table-cell>
          <table:table-cell office:value-type="float" office:value="35.8589" calcext:value-type="float">
            <text:p>35.858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070</text:p>
          </table:table-cell>
          <table:table-cell office:value-type="float" office:value="1010612" calcext:value-type="float">
            <text:p>1010612</text:p>
          </table:table-cell>
          <table:table-cell office:value-type="string" calcext:value-type="string">
            <text:p>01010612</text:p>
          </table:table-cell>
          <table:table-cell office:value-type="string" calcext:value-type="string">
            <text:p>Mita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8</text:p>
          </table:table-cell>
          <table:table-cell office:value-type="float" office:value="-14.1269" calcext:value-type="float">
            <text:p>-14.126900</text:p>
          </table:table-cell>
          <table:table-cell office:value-type="float" office:value="35.9372" calcext:value-type="float">
            <text:p>35.9372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071</text:p>
          </table:table-cell>
          <table:table-cell office:value-type="float" office:value="1010615" calcext:value-type="float">
            <text:p>1010615</text:p>
          </table:table-cell>
          <table:table-cell office:value-type="string" calcext:value-type="string">
            <text:p>01010615</text:p>
          </table:table-cell>
          <table:table-cell office:value-type="string" calcext:value-type="string">
            <text:p>Lussangas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8</text:p>
          </table:table-cell>
          <table:table-cell office:value-type="float" office:value="-14.353" calcext:value-type="float">
            <text:p>-14.353000</text:p>
          </table:table-cell>
          <table:table-cell office:value-type="float" office:value="35.651" calcext:value-type="float">
            <text:p>35.651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072</text:p>
          </table:table-cell>
          <table:table-cell office:value-type="float" office:value="1010608" calcext:value-type="float">
            <text:p>1010608</text:p>
          </table:table-cell>
          <table:table-cell office:value-type="string" calcext:value-type="string">
            <text:p>01010608</text:p>
          </table:table-cell>
          <table:table-cell office:value-type="string" calcext:value-type="string">
            <text:p>Lissie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8</text:p>
          </table:table-cell>
          <table:table-cell office:value-type="float" office:value="-14.2475" calcext:value-type="float">
            <text:p>-14.247500</text:p>
          </table:table-cell>
          <table:table-cell office:value-type="float" office:value="35.625" calcext:value-type="float">
            <text:p>35.625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073</text:p>
          </table:table-cell>
          <table:table-cell office:value-type="float" office:value="1010609" calcext:value-type="float">
            <text:p>1010609</text:p>
          </table:table-cell>
          <table:table-cell office:value-type="string" calcext:value-type="string">
            <text:p>01010609</text:p>
          </table:table-cell>
          <table:table-cell office:value-type="string" calcext:value-type="string">
            <text:p>Melulu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8</text:p>
          </table:table-cell>
          <table:table-cell office:value-type="float" office:value="-14.3764" calcext:value-type="float">
            <text:p>-14.376400</text:p>
          </table:table-cell>
          <table:table-cell office:value-type="float" office:value="35.8919" calcext:value-type="float">
            <text:p>35.891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074</text:p>
          </table:table-cell>
          <table:table-cell office:value-type="float" office:value="1010610" calcext:value-type="float">
            <text:p>1010610</text:p>
          </table:table-cell>
          <table:table-cell office:value-type="string" calcext:value-type="string">
            <text:p>01010610</text:p>
          </table:table-cell>
          <table:table-cell office:value-type="string" calcext:value-type="string">
            <text:p>Mepa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8</text:p>
          </table:table-cell>
          <table:table-cell office:value-type="float" office:value="-14.3694" calcext:value-type="float">
            <text:p>-14.369400</text:p>
          </table:table-cell>
          <table:table-cell office:value-type="float" office:value="35.7208" calcext:value-type="float">
            <text:p>35.720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075</text:p>
          </table:table-cell>
          <table:table-cell office:value-type="float" office:value="1010611" calcext:value-type="float">
            <text:p>1010611</text:p>
          </table:table-cell>
          <table:table-cell office:value-type="string" calcext:value-type="string">
            <text:p>01010611</text:p>
          </table:table-cell>
          <table:table-cell office:value-type="string" calcext:value-type="string">
            <text:p>Mississ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8</text:p>
          </table:table-cell>
          <table:table-cell office:value-type="float" office:value="-14.3194" calcext:value-type="float">
            <text:p>-14.319400</text:p>
          </table:table-cell>
          <table:table-cell office:value-type="float" office:value="36.2331" calcext:value-type="float">
            <text:p>36.233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76</text:p>
          </table:table-cell>
          <table:table-cell office:value-type="float" office:value="1010706" calcext:value-type="float">
            <text:p>1010706</text:p>
          </table:table-cell>
          <table:table-cell office:value-type="string" calcext:value-type="string">
            <text:p>01010706</text:p>
          </table:table-cell>
          <table:table-cell office:value-type="string" calcext:value-type="string">
            <text:p>Marrup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119</text:p>
          </table:table-cell>
          <table:table-cell office:value-type="float" office:value="-13.1978" calcext:value-type="float">
            <text:p>-13.197800</text:p>
          </table:table-cell>
          <table:table-cell office:value-type="float" office:value="37.4989" calcext:value-type="float">
            <text:p>37.498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77</text:p>
          </table:table-cell>
          <table:table-cell office:value-type="float" office:value="1010718" calcext:value-type="float">
            <text:p>1010718</text:p>
          </table:table-cell>
          <table:table-cell office:value-type="string" calcext:value-type="string">
            <text:p>01010718</text:p>
          </table:table-cell>
          <table:table-cell office:value-type="string" calcext:value-type="string">
            <text:p>Yaran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9</text:p>
          </table:table-cell>
          <table:table-cell office:value-type="float" office:value="-13.189625" calcext:value-type="float">
            <text:p>-13.189625</text:p>
          </table:table-cell>
          <table:table-cell office:value-type="float" office:value="37.505477" calcext:value-type="float">
            <text:p>37.505477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78</text:p>
          </table:table-cell>
          <table:table-cell office:value-type="float" office:value="1010716" calcext:value-type="float">
            <text:p>1010716</text:p>
          </table:table-cell>
          <table:table-cell office:value-type="string" calcext:value-type="string">
            <text:p>01010716</text:p>
          </table:table-cell>
          <table:table-cell office:value-type="string" calcext:value-type="string">
            <text:p>Cum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9</text:p>
          </table:table-cell>
          <table:table-cell office:value-type="float" office:value="-12.7406" calcext:value-type="float">
            <text:p>-12.740600</text:p>
          </table:table-cell>
          <table:table-cell office:value-type="float" office:value="37.7212" calcext:value-type="float">
            <text:p>37.7212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79</text:p>
          </table:table-cell>
          <table:table-cell office:value-type="float" office:value="1010715" calcext:value-type="float">
            <text:p>1010715</text:p>
          </table:table-cell>
          <table:table-cell office:value-type="string" calcext:value-type="string">
            <text:p>01010715</text:p>
          </table:table-cell>
          <table:table-cell office:value-type="string" calcext:value-type="string">
            <text:p>Mucuaia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9</text:p>
          </table:table-cell>
          <table:table-cell office:value-type="float" office:value="-13.0906" calcext:value-type="float">
            <text:p>-13.090600</text:p>
          </table:table-cell>
          <table:table-cell office:value-type="float" office:value="37.5982" calcext:value-type="float">
            <text:p>37.5982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80</text:p>
          </table:table-cell>
          <table:table-cell office:value-type="float" office:value="1010709" calcext:value-type="float">
            <text:p>1010709</text:p>
          </table:table-cell>
          <table:table-cell office:value-type="string" calcext:value-type="string">
            <text:p>01010709</text:p>
          </table:table-cell>
          <table:table-cell office:value-type="string" calcext:value-type="string">
            <text:p>Nun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9</text:p>
          </table:table-cell>
          <table:table-cell office:value-type="float" office:value="-13.3966" calcext:value-type="float">
            <text:p>-13.396600</text:p>
          </table:table-cell>
          <table:table-cell office:value-type="float" office:value="37.7379" calcext:value-type="float">
            <text:p>37.737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81</text:p>
          </table:table-cell>
          <table:table-cell office:value-type="float" office:value="1010707" calcext:value-type="float">
            <text:p>1010707</text:p>
          </table:table-cell>
          <table:table-cell office:value-type="string" calcext:value-type="string">
            <text:p>01010707</text:p>
          </table:table-cell>
          <table:table-cell office:value-type="string" calcext:value-type="string">
            <text:p>Marang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9</text:p>
          </table:table-cell>
          <table:table-cell office:value-type="float" office:value="-12.8836" calcext:value-type="float">
            <text:p>-12.883600</text:p>
          </table:table-cell>
          <table:table-cell office:value-type="float" office:value="37.689" calcext:value-type="float">
            <text:p>37.689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82</text:p>
          </table:table-cell>
          <table:table-cell office:value-type="float" office:value="1010714" calcext:value-type="float">
            <text:p>1010714</text:p>
          </table:table-cell>
          <table:table-cell office:value-type="string" calcext:value-type="string">
            <text:p>010107?</text:p>
          </table:table-cell>
          <table:table-cell office:value-type="string" calcext:value-type="string">
            <text:p>Marru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19</text:p>
          </table:table-cell>
          <table:table-cell office:value-type="float" office:value="-13.19242" calcext:value-type="float">
            <text:p>-13.192420</text:p>
          </table:table-cell>
          <table:table-cell office:value-type="float" office:value="37.505889" calcext:value-type="float">
            <text:p>37.505889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83</text:p>
          </table:table-cell>
          <table:table-cell office:value-type="float" office:value="1010713" calcext:value-type="float">
            <text:p>1010713</text:p>
          </table:table-cell>
          <table:table-cell office:value-type="string" calcext:value-type="string">
            <text:p>010107?</text:p>
          </table:table-cell>
          <table:table-cell office:value-type="string" calcext:value-type="string">
            <text:p>Mutapar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9</text:p>
          </table:table-cell>
          <table:table-cell office:value-type="float" office:value="-13.191461" calcext:value-type="float">
            <text:p>-13.191461</text:p>
          </table:table-cell>
          <table:table-cell office:value-type="float" office:value="37.504829" calcext:value-type="float">
            <text:p>37.504829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84</text:p>
          </table:table-cell>
          <table:table-cell office:value-type="float" office:value="1010711" calcext:value-type="float">
            <text:p>1010711</text:p>
          </table:table-cell>
          <table:table-cell office:value-type="string" calcext:value-type="string">
            <text:p>010107?</text:p>
          </table:table-cell>
          <table:table-cell office:value-type="string" calcext:value-type="string">
            <text:p>Tumpue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9</text:p>
          </table:table-cell>
          <table:table-cell office:value-type="float" office:value="-13.189912" calcext:value-type="float">
            <text:p>-13.189912</text:p>
          </table:table-cell>
          <table:table-cell office:value-type="float" office:value="37.505229" calcext:value-type="float">
            <text:p>37.505229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85</text:p>
          </table:table-cell>
          <table:table-cell office:value-type="float" office:value="1010712" calcext:value-type="float">
            <text:p>1010712</text:p>
          </table:table-cell>
          <table:table-cell office:value-type="string" calcext:value-type="string">
            <text:p>010107?</text:p>
          </table:table-cell>
          <table:table-cell office:value-type="string" calcext:value-type="string">
            <text:p>Apes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9</text:p>
          </table:table-cell>
          <table:table-cell office:value-type="float" office:value="-13.189708" calcext:value-type="float">
            <text:p>-13.189708</text:p>
          </table:table-cell>
          <table:table-cell office:value-type="float" office:value="37.505219" calcext:value-type="float">
            <text:p>37.505219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086</text:p>
          </table:table-cell>
          <table:table-cell office:value-type="float" office:value="1010710" calcext:value-type="float">
            <text:p>1010710</text:p>
          </table:table-cell>
          <table:table-cell office:value-type="string" calcext:value-type="string">
            <text:p>010107?</text:p>
          </table:table-cell>
          <table:table-cell office:value-type="string" calcext:value-type="string">
            <text:p>Messengues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9</text:p>
          </table:table-cell>
          <table:table-cell office:value-type="float" office:value="-13.190017" calcext:value-type="float">
            <text:p>-13.190017</text:p>
          </table:table-cell>
          <table:table-cell office:value-type="float" office:value="37.505696" calcext:value-type="float">
            <text:p>37.505696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087</text:p>
          </table:table-cell>
          <table:table-cell office:value-type="float" office:value="1010809" calcext:value-type="float">
            <text:p>1010809</text:p>
          </table:table-cell>
          <table:table-cell office:value-type="string" calcext:value-type="string">
            <text:p>01010809</text:p>
          </table:table-cell>
          <table:table-cell office:value-type="string" calcext:value-type="string">
            <text:p>Muap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5</text:p>
          </table:table-cell>
          <table:table-cell office:value-type="float" office:value="-13.8771" calcext:value-type="float">
            <text:p>-13.877100</text:p>
          </table:table-cell>
          <table:table-cell office:value-type="float" office:value="37.1609" calcext:value-type="float">
            <text:p>37.160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088</text:p>
          </table:table-cell>
          <table:table-cell office:value-type="float" office:value="1010822" calcext:value-type="float">
            <text:p>1010822</text:p>
          </table:table-cell>
          <table:table-cell office:value-type="string" calcext:value-type="string">
            <text:p>01010822</text:p>
          </table:table-cell>
          <table:table-cell office:value-type="string" calcext:value-type="string">
            <text:p>Que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5</text:p>
          </table:table-cell>
          <table:table-cell office:value-type="float" office:value="-14.1597" calcext:value-type="float">
            <text:p>-14.159700</text:p>
          </table:table-cell>
          <table:table-cell office:value-type="float" office:value="37.4464" calcext:value-type="float">
            <text:p>37.446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089</text:p>
          </table:table-cell>
          <table:table-cell office:value-type="float" office:value="1010816" calcext:value-type="float">
            <text:p>1010816</text:p>
          </table:table-cell>
          <table:table-cell office:value-type="string" calcext:value-type="string">
            <text:p>01010816</text:p>
          </table:table-cell>
          <table:table-cell office:value-type="string" calcext:value-type="string">
            <text:p>Muhumb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5</text:p>
          </table:table-cell>
          <table:table-cell office:value-type="float" office:value="-13.78" calcext:value-type="float">
            <text:p>-13.780000</text:p>
          </table:table-cell>
          <table:table-cell office:value-type="float" office:value="37.1744" calcext:value-type="float">
            <text:p>37.174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090</text:p>
          </table:table-cell>
          <table:table-cell office:value-type="float" office:value="1010810" calcext:value-type="float">
            <text:p>1010810</text:p>
          </table:table-cell>
          <table:table-cell office:value-type="string" calcext:value-type="string">
            <text:p>01010810</text:p>
          </table:table-cell>
          <table:table-cell office:value-type="string" calcext:value-type="string">
            <text:p>Mugom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5</text:p>
          </table:table-cell>
          <table:table-cell office:value-type="float" office:value="-13.6697" calcext:value-type="float">
            <text:p>-13.669700</text:p>
          </table:table-cell>
          <table:table-cell office:value-type="float" office:value="37.3367" calcext:value-type="float">
            <text:p>37.336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091</text:p>
          </table:table-cell>
          <table:table-cell office:value-type="float" office:value="1010806" calcext:value-type="float">
            <text:p>1010806</text:p>
          </table:table-cell>
          <table:table-cell office:value-type="string" calcext:value-type="string">
            <text:p>01010806</text:p>
          </table:table-cell>
          <table:table-cell office:value-type="string" calcext:value-type="string">
            <text:p>Maia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5</text:p>
          </table:table-cell>
          <table:table-cell office:value-type="float" office:value="-14.3103" calcext:value-type="float">
            <text:p>-14.310300</text:p>
          </table:table-cell>
          <table:table-cell office:value-type="float" office:value="37.5625" calcext:value-type="float">
            <text:p>37.5625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092</text:p>
          </table:table-cell>
          <table:table-cell office:value-type="float" office:value="1010807" calcext:value-type="float">
            <text:p>1010807</text:p>
          </table:table-cell>
          <table:table-cell office:value-type="string" calcext:value-type="string">
            <text:p>01010807</text:p>
          </table:table-cell>
          <table:table-cell office:value-type="string" calcext:value-type="string">
            <text:p>Maú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15</text:p>
          </table:table-cell>
          <table:table-cell office:value-type="float" office:value="-13.8681" calcext:value-type="float">
            <text:p>-13.868100</text:p>
          </table:table-cell>
          <table:table-cell office:value-type="float" office:value="37.16" calcext:value-type="float">
            <text:p>37.160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093</text:p>
          </table:table-cell>
          <table:table-cell office:value-type="float" office:value="1010813" calcext:value-type="float">
            <text:p>1010813</text:p>
          </table:table-cell>
          <table:table-cell office:value-type="string" calcext:value-type="string">
            <text:p>01010813</text:p>
          </table:table-cell>
          <table:table-cell office:value-type="string" calcext:value-type="string">
            <text:p>Muh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5</text:p>
          </table:table-cell>
          <table:table-cell office:value-type="float" office:value="-13.928738" calcext:value-type="float">
            <text:p>-13.928738</text:p>
          </table:table-cell>
          <table:table-cell office:value-type="float" office:value="37.13926" calcext:value-type="float">
            <text:p>37.13926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094</text:p>
          </table:table-cell>
          <table:table-cell office:value-type="float" office:value="1010811" calcext:value-type="float">
            <text:p>1010811</text:p>
          </table:table-cell>
          <table:table-cell office:value-type="string" calcext:value-type="string">
            <text:p>010108?</text:p>
          </table:table-cell>
          <table:table-cell office:value-type="string" calcext:value-type="string">
            <text:p>Mugo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5</text:p>
          </table:table-cell>
          <table:table-cell office:value-type="float" office:value="-13.930127" calcext:value-type="float">
            <text:p>-13.930127</text:p>
          </table:table-cell>
          <table:table-cell office:value-type="float" office:value="37.13717" calcext:value-type="float">
            <text:p>37.13717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095</text:p>
          </table:table-cell>
          <table:table-cell office:value-type="float" office:value="1010906" calcext:value-type="float">
            <text:p>1010906</text:p>
          </table:table-cell>
          <table:table-cell office:value-type="string" calcext:value-type="string">
            <text:p>01010906</text:p>
          </table:table-cell>
          <table:table-cell office:value-type="string" calcext:value-type="string">
            <text:p>Mavag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11</text:p>
          </table:table-cell>
          <table:table-cell office:value-type="float" office:value="-12.5673" calcext:value-type="float">
            <text:p>-12.567300</text:p>
          </table:table-cell>
          <table:table-cell office:value-type="float" office:value="36.2638" calcext:value-type="float">
            <text:p>36.263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096</text:p>
          </table:table-cell>
          <table:table-cell office:value-type="float" office:value="1010909" calcext:value-type="float">
            <text:p>1010909</text:p>
          </table:table-cell>
          <table:table-cell office:value-type="string" calcext:value-type="string">
            <text:p>01010909</text:p>
          </table:table-cell>
          <table:table-cell office:value-type="string" calcext:value-type="string">
            <text:p>Mile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1</text:p>
          </table:table-cell>
          <table:table-cell office:value-type="float" office:value="-12.3705" calcext:value-type="float">
            <text:p>-12.370500</text:p>
          </table:table-cell>
          <table:table-cell office:value-type="float" office:value="36.1173" calcext:value-type="float">
            <text:p>36.1173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097</text:p>
          </table:table-cell>
          <table:table-cell office:value-type="float" office:value="1010908" calcext:value-type="float">
            <text:p>1010908</text:p>
          </table:table-cell>
          <table:table-cell office:value-type="string" calcext:value-type="string">
            <text:p>01010908</text:p>
          </table:table-cell>
          <table:table-cell office:value-type="string" calcext:value-type="string">
            <text:p>Nsawi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1</text:p>
          </table:table-cell>
          <table:table-cell office:value-type="float" office:value="-12.5667" calcext:value-type="float">
            <text:p>-12.566700</text:p>
          </table:table-cell>
          <table:table-cell office:value-type="float" office:value="36.5378" calcext:value-type="float">
            <text:p>36.537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098</text:p>
          </table:table-cell>
          <table:table-cell office:value-type="float" office:value="1010907" calcext:value-type="float">
            <text:p>1010907</text:p>
          </table:table-cell>
          <table:table-cell office:value-type="string" calcext:value-type="string">
            <text:p>01010907</text:p>
          </table:table-cell>
          <table:table-cell office:value-type="string" calcext:value-type="string">
            <text:p>Nkala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1</text:p>
          </table:table-cell>
          <table:table-cell office:value-type="float" office:value="-12.48" calcext:value-type="float">
            <text:p>-12.480000</text:p>
          </table:table-cell>
          <table:table-cell office:value-type="float" office:value="36.0606" calcext:value-type="float">
            <text:p>36.060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099</text:p>
          </table:table-cell>
          <table:table-cell office:value-type="float" office:value="1011007" calcext:value-type="float">
            <text:p>1011007</text:p>
          </table:table-cell>
          <table:table-cell office:value-type="string" calcext:value-type="string">
            <text:p>01011007</text:p>
          </table:table-cell>
          <table:table-cell office:value-type="string" calcext:value-type="string">
            <text:p>Chissa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5.3247" calcext:value-type="float">
            <text:p>-15.324700</text:p>
          </table:table-cell>
          <table:table-cell office:value-type="float" office:value="35.9019" calcext:value-type="float">
            <text:p>35.901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0</text:p>
          </table:table-cell>
          <table:table-cell office:value-type="float" office:value="1011020" calcext:value-type="float">
            <text:p>1011020</text:p>
          </table:table-cell>
          <table:table-cell office:value-type="string" calcext:value-type="string">
            <text:p>01011020</text:p>
          </table:table-cell>
          <table:table-cell office:value-type="string" calcext:value-type="string">
            <text:p>Muhurune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5.4433" calcext:value-type="float">
            <text:p>-15.443300</text:p>
          </table:table-cell>
          <table:table-cell office:value-type="float" office:value="35.9856" calcext:value-type="float">
            <text:p>35.985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1</text:p>
          </table:table-cell>
          <table:table-cell office:value-type="float" office:value="1011021" calcext:value-type="float">
            <text:p>1011021</text:p>
          </table:table-cell>
          <table:table-cell office:value-type="string" calcext:value-type="string">
            <text:p>01011021</text:p>
          </table:table-cell>
          <table:table-cell office:value-type="string" calcext:value-type="string">
            <text:p>Kumuli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5.0303" calcext:value-type="float">
            <text:p>-15.030300</text:p>
          </table:table-cell>
          <table:table-cell office:value-type="float" office:value="36.0267" calcext:value-type="float">
            <text:p>36.026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2</text:p>
          </table:table-cell>
          <table:table-cell office:value-type="float" office:value="1011019" calcext:value-type="float">
            <text:p>1011019</text:p>
          </table:table-cell>
          <table:table-cell office:value-type="string" calcext:value-type="string">
            <text:p>01011019</text:p>
          </table:table-cell>
          <table:table-cell office:value-type="string" calcext:value-type="string">
            <text:p>Candu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5.2897" calcext:value-type="float">
            <text:p>-15.289700</text:p>
          </table:table-cell>
          <table:table-cell office:value-type="float" office:value="35.9478" calcext:value-type="float">
            <text:p>35.947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3</text:p>
          </table:table-cell>
          <table:table-cell office:value-type="float" office:value="1011018" calcext:value-type="float">
            <text:p>1011018</text:p>
          </table:table-cell>
          <table:table-cell office:value-type="string" calcext:value-type="string">
            <text:p>01011018</text:p>
          </table:table-cell>
          <table:table-cell office:value-type="string" calcext:value-type="string">
            <text:p>Nanhu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5.105" calcext:value-type="float">
            <text:p>-15.105000</text:p>
          </table:table-cell>
          <table:table-cell office:value-type="float" office:value="35.9575" calcext:value-type="float">
            <text:p>35.9575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4</text:p>
          </table:table-cell>
          <table:table-cell office:value-type="float" office:value="1011017" calcext:value-type="float">
            <text:p>1011017</text:p>
          </table:table-cell>
          <table:table-cell office:value-type="string" calcext:value-type="string">
            <text:p>01011017</text:p>
          </table:table-cell>
          <table:table-cell office:value-type="string" calcext:value-type="string">
            <text:p>Caro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4.9519" calcext:value-type="float">
            <text:p>-14.951900</text:p>
          </table:table-cell>
          <table:table-cell office:value-type="float" office:value="36.1639" calcext:value-type="float">
            <text:p>36.163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5</text:p>
          </table:table-cell>
          <table:table-cell office:value-type="float" office:value="1011010" calcext:value-type="float">
            <text:p>1011010</text:p>
          </table:table-cell>
          <table:table-cell office:value-type="string" calcext:value-type="string">
            <text:p>01011010</text:p>
          </table:table-cell>
          <table:table-cell office:value-type="string" calcext:value-type="string">
            <text:p>Mecome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5.2686" calcext:value-type="float">
            <text:p>-15.268600</text:p>
          </table:table-cell>
          <table:table-cell office:value-type="float" office:value="36.0014" calcext:value-type="float">
            <text:p>36.001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6</text:p>
          </table:table-cell>
          <table:table-cell office:value-type="float" office:value="1011008" calcext:value-type="float">
            <text:p>1011008</text:p>
          </table:table-cell>
          <table:table-cell office:value-type="string" calcext:value-type="string">
            <text:p>01011008</text:p>
          </table:table-cell>
          <table:table-cell office:value-type="string" calcext:value-type="string">
            <text:p>Chiút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4.6508" calcext:value-type="float">
            <text:p>-14.650800</text:p>
          </table:table-cell>
          <table:table-cell office:value-type="float" office:value="35.9372" calcext:value-type="float">
            <text:p>35.9372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7</text:p>
          </table:table-cell>
          <table:table-cell office:value-type="float" office:value="1011015" calcext:value-type="float">
            <text:p>1011015</text:p>
          </table:table-cell>
          <table:table-cell office:value-type="string" calcext:value-type="string">
            <text:p>01011015</text:p>
          </table:table-cell>
          <table:table-cell office:value-type="string" calcext:value-type="string">
            <text:p>Ch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5.3269" calcext:value-type="float">
            <text:p>-15.326900</text:p>
          </table:table-cell>
          <table:table-cell office:value-type="float" office:value="36.1317" calcext:value-type="float">
            <text:p>36.131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8</text:p>
          </table:table-cell>
          <table:table-cell office:value-type="float" office:value="1011013" calcext:value-type="float">
            <text:p>1011013</text:p>
          </table:table-cell>
          <table:table-cell office:value-type="string" calcext:value-type="string">
            <text:p>01011013</text:p>
          </table:table-cell>
          <table:table-cell office:value-type="string" calcext:value-type="string">
            <text:p>Sa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5.2867" calcext:value-type="float">
            <text:p>-15.286700</text:p>
          </table:table-cell>
          <table:table-cell office:value-type="float" office:value="36.3508" calcext:value-type="float">
            <text:p>36.350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09</text:p>
          </table:table-cell>
          <table:table-cell office:value-type="float" office:value="1011011" calcext:value-type="float">
            <text:p>1011011</text:p>
          </table:table-cell>
          <table:table-cell office:value-type="string" calcext:value-type="string">
            <text:p>01011011</text:p>
          </table:table-cell>
          <table:table-cell office:value-type="string" calcext:value-type="string">
            <text:p>Mecanhel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10</text:p>
          </table:table-cell>
          <table:table-cell office:value-type="float" office:value="-15.1947" calcext:value-type="float">
            <text:p>-15.194700</text:p>
          </table:table-cell>
          <table:table-cell office:value-type="float" office:value="35.87" calcext:value-type="float">
            <text:p>35.870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110</text:p>
          </table:table-cell>
          <table:table-cell office:value-type="float" office:value="1011009" calcext:value-type="float">
            <text:p>1011009</text:p>
          </table:table-cell>
          <table:table-cell office:value-type="string" calcext:value-type="string">
            <text:p>01011009</text:p>
          </table:table-cell>
          <table:table-cell office:value-type="string" calcext:value-type="string">
            <text:p>Entre-Lag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0</text:p>
          </table:table-cell>
          <table:table-cell office:value-type="float" office:value="-14.9881" calcext:value-type="float">
            <text:p>-14.988100</text:p>
          </table:table-cell>
          <table:table-cell office:value-type="float" office:value="35.8917" calcext:value-type="float">
            <text:p>35.891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11</text:p>
          </table:table-cell>
          <table:table-cell office:value-type="float" office:value="1011106" calcext:value-type="float">
            <text:p>1011106</text:p>
          </table:table-cell>
          <table:table-cell office:value-type="string" calcext:value-type="string">
            <text:p>01011106</text:p>
          </table:table-cell>
          <table:table-cell office:value-type="string" calcext:value-type="string">
            <text:p>Go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1.3392" calcext:value-type="float">
            <text:p>-11.339200</text:p>
          </table:table-cell>
          <table:table-cell office:value-type="float" office:value="38.3067" calcext:value-type="float">
            <text:p>38.306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12</text:p>
          </table:table-cell>
          <table:table-cell office:value-type="float" office:value="1011120" calcext:value-type="float">
            <text:p>1011120</text:p>
          </table:table-cell>
          <table:table-cell office:value-type="string" calcext:value-type="string">
            <text:p>01011120</text:p>
          </table:table-cell>
          <table:table-cell office:value-type="string" calcext:value-type="string">
            <text:p>Manhi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2.143271" calcext:value-type="float">
            <text:p>-12.143271</text:p>
          </table:table-cell>
          <table:table-cell office:value-type="float" office:value="37.670568" calcext:value-type="float">
            <text:p>37.670568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13</text:p>
          </table:table-cell>
          <table:table-cell office:value-type="float" office:value="1011111" calcext:value-type="float">
            <text:p>1011111</text:p>
          </table:table-cell>
          <table:table-cell office:value-type="string" calcext:value-type="string">
            <text:p>01011111</text:p>
          </table:table-cell>
          <table:table-cell office:value-type="string" calcext:value-type="string">
            <text:p>Naul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1.7928" calcext:value-type="float">
            <text:p>-11.792800</text:p>
          </table:table-cell>
          <table:table-cell office:value-type="float" office:value="38.0303" calcext:value-type="float">
            <text:p>38.0303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14</text:p>
          </table:table-cell>
          <table:table-cell office:value-type="float" office:value="1011107" calcext:value-type="float">
            <text:p>1011107</text:p>
          </table:table-cell>
          <table:table-cell office:value-type="string" calcext:value-type="string">
            <text:p>01011107</text:p>
          </table:table-cell>
          <table:table-cell office:value-type="string" calcext:value-type="string">
            <text:p>Luge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2.4586" calcext:value-type="float">
            <text:p>-12.458600</text:p>
          </table:table-cell>
          <table:table-cell office:value-type="float" office:value="37.6614" calcext:value-type="float">
            <text:p>37.661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15</text:p>
          </table:table-cell>
          <table:table-cell office:value-type="float" office:value="1011108" calcext:value-type="float">
            <text:p>1011108</text:p>
          </table:table-cell>
          <table:table-cell office:value-type="string" calcext:value-type="string">
            <text:p>01011108</text:p>
          </table:table-cell>
          <table:table-cell office:value-type="string" calcext:value-type="string">
            <text:p>Macalan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2.147135" calcext:value-type="float">
            <text:p>-12.147135</text:p>
          </table:table-cell>
          <table:table-cell office:value-type="float" office:value="37.667281" calcext:value-type="float">
            <text:p>37.667281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16</text:p>
          </table:table-cell>
          <table:table-cell office:value-type="float" office:value="1011109" calcext:value-type="float">
            <text:p>1011109</text:p>
          </table:table-cell>
          <table:table-cell office:value-type="string" calcext:value-type="string">
            <text:p>01011109</text:p>
          </table:table-cell>
          <table:table-cell office:value-type="string" calcext:value-type="string">
            <text:p>Mb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2.1964" calcext:value-type="float">
            <text:p>-12.196400</text:p>
          </table:table-cell>
          <table:table-cell office:value-type="float" office:value="38.015" calcext:value-type="float">
            <text:p>38.015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17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01011110</text:p>
          </table:table-cell>
          <table:table-cell office:value-type="string" calcext:value-type="string">
            <text:p>Mecul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09</text:p>
          </table:table-cell>
          <table:table-cell office:value-type="float" office:value="-12.1164" calcext:value-type="float">
            <text:p>-12.116400</text:p>
          </table:table-cell>
          <table:table-cell office:value-type="float" office:value="37.6658" calcext:value-type="float">
            <text:p>37.665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18</text:p>
          </table:table-cell>
          <table:table-cell office:value-type="float" office:value="1011117" calcext:value-type="float">
            <text:p>1011117</text:p>
          </table:table-cell>
          <table:table-cell office:value-type="string" calcext:value-type="string">
            <text:p>01011117</text:p>
          </table:table-cell>
          <table:table-cell office:value-type="string" calcext:value-type="string">
            <text:p>Mucor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2.147142" calcext:value-type="float">
            <text:p>-12.147142</text:p>
          </table:table-cell>
          <table:table-cell office:value-type="float" office:value="37.669489" calcext:value-type="float">
            <text:p>37.669489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19</text:p>
          </table:table-cell>
          <table:table-cell office:value-type="float" office:value="1011115" calcext:value-type="float">
            <text:p>1011115</text:p>
          </table:table-cell>
          <table:table-cell office:value-type="string" calcext:value-type="string">
            <text:p>01011115</text:p>
          </table:table-cell>
          <table:table-cell office:value-type="string" calcext:value-type="string">
            <text:p>Ntim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2.2775" calcext:value-type="float">
            <text:p>-12.277500</text:p>
          </table:table-cell>
          <table:table-cell office:value-type="float" office:value="37.6611" calcext:value-type="float">
            <text:p>37.661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20</text:p>
          </table:table-cell>
          <table:table-cell office:value-type="float" office:value="1011113" calcext:value-type="float">
            <text:p>1011113</text:p>
          </table:table-cell>
          <table:table-cell office:value-type="string" calcext:value-type="string">
            <text:p>01011113</text:p>
          </table:table-cell>
          <table:table-cell office:value-type="string" calcext:value-type="string">
            <text:p>Mantondov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2.0736" calcext:value-type="float">
            <text:p>-12.073600</text:p>
          </table:table-cell>
          <table:table-cell office:value-type="float" office:value="37.0164" calcext:value-type="float">
            <text:p>37.016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121</text:p>
          </table:table-cell>
          <table:table-cell office:value-type="float" office:value="1011114" calcext:value-type="float">
            <text:p>1011114</text:p>
          </table:table-cell>
          <table:table-cell office:value-type="string" calcext:value-type="string">
            <text:p>010111?</text:p>
          </table:table-cell>
          <table:table-cell office:value-type="string" calcext:value-type="string">
            <text:p>Chamb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9</text:p>
          </table:table-cell>
          <table:table-cell office:value-type="float" office:value="-12.143642" calcext:value-type="float">
            <text:p>-12.143642</text:p>
          </table:table-cell>
          <table:table-cell office:value-type="float" office:value="37.670511" calcext:value-type="float">
            <text:p>37.670511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122</text:p>
          </table:table-cell>
          <table:table-cell office:value-type="float" office:value="1011206" calcext:value-type="float">
            <text:p>1011206</text:p>
          </table:table-cell>
          <table:table-cell office:value-type="string" calcext:value-type="string">
            <text:p>01011206</text:p>
          </table:table-cell>
          <table:table-cell office:value-type="string" calcext:value-type="string">
            <text:p>Muhemel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4</text:p>
          </table:table-cell>
          <table:table-cell office:value-type="float" office:value="-14.4628" calcext:value-type="float">
            <text:p>-14.462800</text:p>
          </table:table-cell>
          <table:table-cell office:value-type="float" office:value="36.895" calcext:value-type="float">
            <text:p>36.8950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123</text:p>
          </table:table-cell>
          <table:table-cell office:value-type="float" office:value="1011211" calcext:value-type="float">
            <text:p>1011211</text:p>
          </table:table-cell>
          <table:table-cell office:value-type="string" calcext:value-type="string">
            <text:p>01011211</text:p>
          </table:table-cell>
          <table:table-cell office:value-type="string" calcext:value-type="string">
            <text:p>Nacum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4</text:p>
          </table:table-cell>
          <table:table-cell office:value-type="float" office:value="-14.3625" calcext:value-type="float">
            <text:p>-14.362500</text:p>
          </table:table-cell>
          <table:table-cell office:value-type="float" office:value="37.2564" calcext:value-type="float">
            <text:p>37.256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124</text:p>
          </table:table-cell>
          <table:table-cell office:value-type="float" office:value="1011208" calcext:value-type="float">
            <text:p>1011208</text:p>
          </table:table-cell>
          <table:table-cell office:value-type="string" calcext:value-type="string">
            <text:p>01011208</text:p>
          </table:table-cell>
          <table:table-cell office:value-type="string" calcext:value-type="string">
            <text:p>Mecun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4</text:p>
          </table:table-cell>
          <table:table-cell office:value-type="float" office:value="-14.3933" calcext:value-type="float">
            <text:p>-14.393300</text:p>
          </table:table-cell>
          <table:table-cell office:value-type="float" office:value="36.7344" calcext:value-type="float">
            <text:p>36.734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125</text:p>
          </table:table-cell>
          <table:table-cell office:value-type="float" office:value="1011212" calcext:value-type="float">
            <text:p>1011212</text:p>
          </table:table-cell>
          <table:table-cell office:value-type="string" calcext:value-type="string">
            <text:p>01011212</text:p>
          </table:table-cell>
          <table:table-cell office:value-type="string" calcext:value-type="string">
            <text:p>Mepue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4</text:p>
          </table:table-cell>
          <table:table-cell office:value-type="float" office:value="-14.320264" calcext:value-type="float">
            <text:p>-14.320264</text:p>
          </table:table-cell>
          <table:table-cell office:value-type="float" office:value="36.792722" calcext:value-type="float">
            <text:p>36.792722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126</text:p>
          </table:table-cell>
          <table:table-cell office:value-type="float" office:value="1011210" calcext:value-type="float">
            <text:p>1011210</text:p>
          </table:table-cell>
          <table:table-cell office:value-type="string" calcext:value-type="string">
            <text:p>01011210</text:p>
          </table:table-cell>
          <table:table-cell office:value-type="string" calcext:value-type="string">
            <text:p>Namicu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4</text:p>
          </table:table-cell>
          <table:table-cell office:value-type="float" office:value="-14.2181" calcext:value-type="float">
            <text:p>-14.218100</text:p>
          </table:table-cell>
          <table:table-cell office:value-type="float" office:value="36.9206" calcext:value-type="float">
            <text:p>36.920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127</text:p>
          </table:table-cell>
          <table:table-cell office:value-type="float" office:value="1011209" calcext:value-type="float">
            <text:p>1011209</text:p>
          </table:table-cell>
          <table:table-cell office:value-type="string" calcext:value-type="string">
            <text:p>01011209</text:p>
          </table:table-cell>
          <table:table-cell office:value-type="string" calcext:value-type="string">
            <text:p>Metaric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04</text:p>
          </table:table-cell>
          <table:table-cell office:value-type="float" office:value="-14.3322" calcext:value-type="float">
            <text:p>-14.332200</text:p>
          </table:table-cell>
          <table:table-cell office:value-type="float" office:value="36.7967" calcext:value-type="float">
            <text:p>36.7967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128</text:p>
          </table:table-cell>
          <table:table-cell office:value-type="float" office:value="1011213" calcext:value-type="float">
            <text:p>1011213</text:p>
          </table:table-cell>
          <table:table-cell office:value-type="string" calcext:value-type="string">
            <text:p>01011213</text:p>
          </table:table-cell>
          <table:table-cell office:value-type="string" calcext:value-type="string">
            <text:p>Nipu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4</text:p>
          </table:table-cell>
          <table:table-cell office:value-type="float" office:value="-14.323325" calcext:value-type="float">
            <text:p>-14.323325</text:p>
          </table:table-cell>
          <table:table-cell office:value-type="float" office:value="36.79168" calcext:value-type="float">
            <text:p>36.79168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129</text:p>
          </table:table-cell>
          <table:table-cell office:value-type="float" office:value="1011214" calcext:value-type="float">
            <text:p>1011214</text:p>
          </table:table-cell>
          <table:table-cell office:value-type="string" calcext:value-type="string">
            <text:p>010112?</text:p>
          </table:table-cell>
          <table:table-cell office:value-type="string" calcext:value-type="string">
            <text:p>Cuvi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4</text:p>
          </table:table-cell>
          <table:table-cell office:value-type="float" office:value="-14.320539" calcext:value-type="float">
            <text:p>-14.320539</text:p>
          </table:table-cell>
          <table:table-cell office:value-type="float" office:value="36.792972" calcext:value-type="float">
            <text:p>36.792972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130</text:p>
          </table:table-cell>
          <table:table-cell office:value-type="float" office:value="1011308" calcext:value-type="float">
            <text:p>1011308</text:p>
          </table:table-cell>
          <table:table-cell office:value-type="string" calcext:value-type="string">
            <text:p>01011308</text:p>
          </table:table-cell>
          <table:table-cell office:value-type="string" calcext:value-type="string">
            <text:p>Muem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08</text:p>
          </table:table-cell>
          <table:table-cell office:value-type="float" office:value="-13.0854" calcext:value-type="float">
            <text:p>-13.085400</text:p>
          </table:table-cell>
          <table:table-cell office:value-type="float" office:value="35.6419" calcext:value-type="float">
            <text:p>35.641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131</text:p>
          </table:table-cell>
          <table:table-cell office:value-type="float" office:value="1011310" calcext:value-type="float">
            <text:p>1011310</text:p>
          </table:table-cell>
          <table:table-cell office:value-type="string" calcext:value-type="string">
            <text:p>01011310</text:p>
          </table:table-cell>
          <table:table-cell office:value-type="string" calcext:value-type="string">
            <text:p>Chuanjo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8</text:p>
          </table:table-cell>
          <table:table-cell office:value-type="float" office:value="-12.949" calcext:value-type="float">
            <text:p>-12.949000</text:p>
          </table:table-cell>
          <table:table-cell office:value-type="float" office:value="35.7464" calcext:value-type="float">
            <text:p>35.746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132</text:p>
          </table:table-cell>
          <table:table-cell office:value-type="float" office:value="1011309" calcext:value-type="float">
            <text:p>1011309</text:p>
          </table:table-cell>
          <table:table-cell office:value-type="string" calcext:value-type="string">
            <text:p>01011309</text:p>
          </table:table-cell>
          <table:table-cell office:value-type="string" calcext:value-type="string">
            <text:p>Nzi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8</text:p>
          </table:table-cell>
          <table:table-cell office:value-type="float" office:value="-13.0054" calcext:value-type="float">
            <text:p>-13.005400</text:p>
          </table:table-cell>
          <table:table-cell office:value-type="float" office:value="35.5508" calcext:value-type="float">
            <text:p>35.550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133</text:p>
          </table:table-cell>
          <table:table-cell office:value-type="float" office:value="1011306" calcext:value-type="float">
            <text:p>1011306</text:p>
          </table:table-cell>
          <table:table-cell office:value-type="string" calcext:value-type="string">
            <text:p>01011306</text:p>
          </table:table-cell>
          <table:table-cell office:value-type="string" calcext:value-type="string">
            <text:p>Chicono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8</text:p>
          </table:table-cell>
          <table:table-cell office:value-type="float" office:value="-12.8905" calcext:value-type="float">
            <text:p>-12.890500</text:p>
          </table:table-cell>
          <table:table-cell office:value-type="float" office:value="35.7476" calcext:value-type="float">
            <text:p>35.747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134</text:p>
          </table:table-cell>
          <table:table-cell office:value-type="float" office:value="1011307" calcext:value-type="float">
            <text:p>1011307</text:p>
          </table:table-cell>
          <table:table-cell office:value-type="string" calcext:value-type="string">
            <text:p>01011307</text:p>
          </table:table-cell>
          <table:table-cell office:value-type="string" calcext:value-type="string">
            <text:p>Lutue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8</text:p>
          </table:table-cell>
          <table:table-cell office:value-type="float" office:value="-13.0897" calcext:value-type="float">
            <text:p>-13.089700</text:p>
          </table:table-cell>
          <table:table-cell office:value-type="float" office:value="35.6445" calcext:value-type="float">
            <text:p>35.6445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135</text:p>
          </table:table-cell>
          <table:table-cell office:value-type="float" office:value="1011409" calcext:value-type="float">
            <text:p>1011409</text:p>
          </table:table-cell>
          <table:table-cell office:value-type="string" calcext:value-type="string">
            <text:p>01011409</text:p>
          </table:table-cell>
          <table:table-cell office:value-type="string" calcext:value-type="string">
            <text:p>Massangu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13</text:p>
          </table:table-cell>
          <table:table-cell office:value-type="float" office:value="-13.9008" calcext:value-type="float">
            <text:p>-13.900800</text:p>
          </table:table-cell>
          <table:table-cell office:value-type="float" office:value="35.4378" calcext:value-type="float">
            <text:p>35.437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136</text:p>
          </table:table-cell>
          <table:table-cell office:value-type="float" office:value="1011406" calcext:value-type="float">
            <text:p>1011406</text:p>
          </table:table-cell>
          <table:table-cell office:value-type="string" calcext:value-type="string">
            <text:p>01011406</text:p>
          </table:table-cell>
          <table:table-cell office:value-type="string" calcext:value-type="string">
            <text:p>Chissimbi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3</text:p>
          </table:table-cell>
          <table:table-cell office:value-type="float" office:value="-14.0247" calcext:value-type="float">
            <text:p>-14.024700</text:p>
          </table:table-cell>
          <table:table-cell office:value-type="float" office:value="35.3656" calcext:value-type="float">
            <text:p>35.365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137</text:p>
          </table:table-cell>
          <table:table-cell office:value-type="float" office:value="1011407" calcext:value-type="float">
            <text:p>1011407</text:p>
          </table:table-cell>
          <table:table-cell office:value-type="string" calcext:value-type="string">
            <text:p>01011407</text:p>
          </table:table-cell>
          <table:table-cell office:value-type="string" calcext:value-type="string">
            <text:p>Itep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3</text:p>
          </table:table-cell>
          <table:table-cell office:value-type="float" office:value="-13.7772" calcext:value-type="float">
            <text:p>-13.777200</text:p>
          </table:table-cell>
          <table:table-cell office:value-type="float" office:value="35.5294" calcext:value-type="float">
            <text:p>35.529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138</text:p>
          </table:table-cell>
          <table:table-cell office:value-type="float" office:value="1011408" calcext:value-type="float">
            <text:p>1011408</text:p>
          </table:table-cell>
          <table:table-cell office:value-type="string" calcext:value-type="string">
            <text:p>01011408</text:p>
          </table:table-cell>
          <table:table-cell office:value-type="string" calcext:value-type="string">
            <text:p>Lupa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3</text:p>
          </table:table-cell>
          <table:table-cell office:value-type="float" office:value="-13.7489" calcext:value-type="float">
            <text:p>-13.748900</text:p>
          </table:table-cell>
          <table:table-cell office:value-type="float" office:value="35.6169" calcext:value-type="float">
            <text:p>35.616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139</text:p>
          </table:table-cell>
          <table:table-cell office:value-type="float" office:value="1011413" calcext:value-type="float">
            <text:p>1011413</text:p>
          </table:table-cell>
          <table:table-cell office:value-type="string" calcext:value-type="string">
            <text:p>01011413</text:p>
          </table:table-cell>
          <table:table-cell office:value-type="string" calcext:value-type="string">
            <text:p>Lus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3</text:p>
          </table:table-cell>
          <table:table-cell office:value-type="float" office:value="-13.798806" calcext:value-type="float">
            <text:p>-13.798806</text:p>
          </table:table-cell>
          <table:table-cell office:value-type="float" office:value="35.653268" calcext:value-type="float">
            <text:p>35.653268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140</text:p>
          </table:table-cell>
          <table:table-cell office:value-type="float" office:value="1011412" calcext:value-type="float">
            <text:p>1011412</text:p>
          </table:table-cell>
          <table:table-cell office:value-type="string" calcext:value-type="string">
            <text:p>01011412</text:p>
          </table:table-cell>
          <table:table-cell office:value-type="string" calcext:value-type="string">
            <text:p>Chiguaj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3</text:p>
          </table:table-cell>
          <table:table-cell office:value-type="float" office:value="-13.7631" calcext:value-type="float">
            <text:p>-13.763100</text:p>
          </table:table-cell>
          <table:table-cell office:value-type="float" office:value="35.3108" calcext:value-type="float">
            <text:p>35.310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141</text:p>
          </table:table-cell>
          <table:table-cell office:value-type="float" office:value="1011411" calcext:value-type="float">
            <text:p>1011411</text:p>
          </table:table-cell>
          <table:table-cell office:value-type="string" calcext:value-type="string">
            <text:p>01011411</text:p>
          </table:table-cell>
          <table:table-cell office:value-type="string" calcext:value-type="string">
            <text:p>Luele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3</text:p>
          </table:table-cell>
          <table:table-cell office:value-type="float" office:value="-14.0947" calcext:value-type="float">
            <text:p>-14.094700</text:p>
          </table:table-cell>
          <table:table-cell office:value-type="float" office:value="35.4711" calcext:value-type="float">
            <text:p>35.471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142</text:p>
          </table:table-cell>
          <table:table-cell office:value-type="float" office:value="1011410" calcext:value-type="float">
            <text:p>1011410</text:p>
          </table:table-cell>
          <table:table-cell office:value-type="string" calcext:value-type="string">
            <text:p>01011410</text:p>
          </table:table-cell>
          <table:table-cell office:value-type="string" calcext:value-type="string">
            <text:p>N'Gaú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13</text:p>
          </table:table-cell>
          <table:table-cell office:value-type="float" office:value="-13.8492" calcext:value-type="float">
            <text:p>-13.849200</text:p>
          </table:table-cell>
          <table:table-cell office:value-type="float" office:value="35.2892" calcext:value-type="float">
            <text:p>35.2892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143</text:p>
          </table:table-cell>
          <table:table-cell office:value-type="float" office:value="1011508" calcext:value-type="float">
            <text:p>1011508</text:p>
          </table:table-cell>
          <table:table-cell office:value-type="string" calcext:value-type="string">
            <text:p>01011508</text:p>
          </table:table-cell>
          <table:table-cell office:value-type="string" calcext:value-type="string">
            <text:p>Napala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7</text:p>
          </table:table-cell>
          <table:table-cell office:value-type="float" office:value="-13.9714" calcext:value-type="float">
            <text:p>-13.971400</text:p>
          </table:table-cell>
          <table:table-cell office:value-type="float" office:value="37.8933" calcext:value-type="float">
            <text:p>37.8933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144</text:p>
          </table:table-cell>
          <table:table-cell office:value-type="float" office:value="1011513" calcext:value-type="float">
            <text:p>1011513</text:p>
          </table:table-cell>
          <table:table-cell office:value-type="string" calcext:value-type="string">
            <text:p>01011513</text:p>
          </table:table-cell>
          <table:table-cell office:value-type="string" calcext:value-type="string">
            <text:p>Metarica-Lur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7</text:p>
          </table:table-cell>
          <table:table-cell office:value-type="float" office:value="-14.031712" calcext:value-type="float">
            <text:p>-14.031712</text:p>
          </table:table-cell>
          <table:table-cell office:value-type="float" office:value="37.85521" calcext:value-type="float">
            <text:p>37.85521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145</text:p>
          </table:table-cell>
          <table:table-cell office:value-type="float" office:value="1011510" calcext:value-type="float">
            <text:p>1011510</text:p>
          </table:table-cell>
          <table:table-cell office:value-type="string" calcext:value-type="string">
            <text:p>01011510</text:p>
          </table:table-cell>
          <table:table-cell office:value-type="string" calcext:value-type="string">
            <text:p>Mulu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7</text:p>
          </table:table-cell>
          <table:table-cell office:value-type="float" office:value="-14.032645" calcext:value-type="float">
            <text:p>-14.032645</text:p>
          </table:table-cell>
          <table:table-cell office:value-type="float" office:value="37.855418" calcext:value-type="float">
            <text:p>37.855418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146</text:p>
          </table:table-cell>
          <table:table-cell office:value-type="float" office:value="1011506" calcext:value-type="float">
            <text:p>1011506</text:p>
          </table:table-cell>
          <table:table-cell office:value-type="string" calcext:value-type="string">
            <text:p>01011506</text:p>
          </table:table-cell>
          <table:table-cell office:value-type="string" calcext:value-type="string">
            <text:p>Manl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7</text:p>
          </table:table-cell>
          <table:table-cell office:value-type="float" office:value="-13.7906" calcext:value-type="float">
            <text:p>-13.790600</text:p>
          </table:table-cell>
          <table:table-cell office:value-type="float" office:value="37.9356" calcext:value-type="float">
            <text:p>37.9356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147</text:p>
          </table:table-cell>
          <table:table-cell office:value-type="float" office:value="1011509" calcext:value-type="float">
            <text:p>1011509</text:p>
          </table:table-cell>
          <table:table-cell office:value-type="string" calcext:value-type="string">
            <text:p>01011509</text:p>
          </table:table-cell>
          <table:table-cell office:value-type="string" calcext:value-type="string">
            <text:p>Cheiach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7</text:p>
          </table:table-cell>
          <table:table-cell office:value-type="float" office:value="-14.1333" calcext:value-type="float">
            <text:p>-14.133300</text:p>
          </table:table-cell>
          <table:table-cell office:value-type="float" office:value="38.3081" calcext:value-type="float">
            <text:p>38.3081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148</text:p>
          </table:table-cell>
          <table:table-cell office:value-type="float" office:value="1011507" calcext:value-type="float">
            <text:p>1011507</text:p>
          </table:table-cell>
          <table:table-cell office:value-type="string" calcext:value-type="string">
            <text:p>01011507</text:p>
          </table:table-cell>
          <table:table-cell office:value-type="string" calcext:value-type="string">
            <text:p>Nipe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07</text:p>
          </table:table-cell>
          <table:table-cell office:value-type="float" office:value="-14.0311" calcext:value-type="float">
            <text:p>-14.031100</text:p>
          </table:table-cell>
          <table:table-cell office:value-type="float" office:value="37.8533" calcext:value-type="float">
            <text:p>37.8533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149</text:p>
          </table:table-cell>
          <table:table-cell office:value-type="float" office:value="1011514" calcext:value-type="float">
            <text:p>1011514</text:p>
          </table:table-cell>
          <table:table-cell office:value-type="string" calcext:value-type="string">
            <text:p>010115?</text:p>
          </table:table-cell>
          <table:table-cell office:value-type="string" calcext:value-type="string">
            <text:p>Nat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7</text:p>
          </table:table-cell>
          <table:table-cell office:value-type="float" office:value="-14.031896" calcext:value-type="float">
            <text:p>-14.031896</text:p>
          </table:table-cell>
          <table:table-cell office:value-type="float" office:value="37.854976" calcext:value-type="float">
            <text:p>37.854976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0</text:p>
          </table:table-cell>
          <table:table-cell office:value-type="float" office:value="1011613" calcext:value-type="float">
            <text:p>1011613</text:p>
          </table:table-cell>
          <table:table-cell office:value-type="string" calcext:value-type="string">
            <text:p>01011613</text:p>
          </table:table-cell>
          <table:table-cell office:value-type="string" calcext:value-type="string">
            <text:p>Mbe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3.0793" calcext:value-type="float">
            <text:p>-13.079300</text:p>
          </table:table-cell>
          <table:table-cell office:value-type="float" office:value="35.2075" calcext:value-type="float">
            <text:p>35.2075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1</text:p>
          </table:table-cell>
          <table:table-cell office:value-type="float" office:value="1011616" calcext:value-type="float">
            <text:p>1011616</text:p>
          </table:table-cell>
          <table:table-cell office:value-type="string" calcext:value-type="string">
            <text:p>01011616</text:p>
          </table:table-cell>
          <table:table-cell office:value-type="string" calcext:value-type="string">
            <text:p>Chit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2.978" calcext:value-type="float">
            <text:p>-12.978000</text:p>
          </table:table-cell>
          <table:table-cell office:value-type="float" office:value="35.1524" calcext:value-type="float">
            <text:p>35.152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2</text:p>
          </table:table-cell>
          <table:table-cell office:value-type="float" office:value="1011606" calcext:value-type="float">
            <text:p>1011606</text:p>
          </table:table-cell>
          <table:table-cell office:value-type="string" calcext:value-type="string">
            <text:p>01011606</text:p>
          </table:table-cell>
          <table:table-cell office:value-type="string" calcext:value-type="string">
            <text:p>7 De Setemb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06</text:p>
          </table:table-cell>
          <table:table-cell office:value-type="float" office:value="-12.9451" calcext:value-type="float">
            <text:p>-12.945100</text:p>
          </table:table-cell>
          <table:table-cell office:value-type="float" office:value="35.4264" calcext:value-type="float">
            <text:p>35.4264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3</text:p>
          </table:table-cell>
          <table:table-cell office:value-type="float" office:value="1011614" calcext:value-type="float">
            <text:p>1011614</text:p>
          </table:table-cell>
          <table:table-cell office:value-type="string" calcext:value-type="string">
            <text:p>01011614</text:p>
          </table:table-cell>
          <table:table-cell office:value-type="string" calcext:value-type="string">
            <text:p>Nansinhenj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3.0403" calcext:value-type="float">
            <text:p>-13.040300</text:p>
          </table:table-cell>
          <table:table-cell office:value-type="float" office:value="35.2933" calcext:value-type="float">
            <text:p>35.2933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4</text:p>
          </table:table-cell>
          <table:table-cell office:value-type="float" office:value="1011608" calcext:value-type="float">
            <text:p>1011608</text:p>
          </table:table-cell>
          <table:table-cell office:value-type="string" calcext:value-type="string">
            <text:p>01011608</text:p>
          </table:table-cell>
          <table:table-cell office:value-type="string" calcext:value-type="string">
            <text:p>Lumbi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2.502005" calcext:value-type="float">
            <text:p>-12.502005</text:p>
          </table:table-cell>
          <table:table-cell office:value-type="float" office:value="35.460898" calcext:value-type="float">
            <text:p>35.460898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5</text:p>
          </table:table-cell>
          <table:table-cell office:value-type="float" office:value="1011612" calcext:value-type="float">
            <text:p>1011612</text:p>
          </table:table-cell>
          <table:table-cell office:value-type="string" calcext:value-type="string">
            <text:p>01011612</text:p>
          </table:table-cell>
          <table:table-cell office:value-type="string" calcext:value-type="string">
            <text:p>Maumb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2.356" calcext:value-type="float">
            <text:p>-12.356000</text:p>
          </table:table-cell>
          <table:table-cell office:value-type="float" office:value="35.3809" calcext:value-type="float">
            <text:p>35.380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6</text:p>
          </table:table-cell>
          <table:table-cell office:value-type="float" office:value="1011611" calcext:value-type="float">
            <text:p>1011611</text:p>
          </table:table-cell>
          <table:table-cell office:value-type="string" calcext:value-type="string">
            <text:p>01011611</text:p>
          </table:table-cell>
          <table:table-cell office:value-type="string" calcext:value-type="string">
            <text:p>Malem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3.0116" calcext:value-type="float">
            <text:p>-13.011600</text:p>
          </table:table-cell>
          <table:table-cell office:value-type="float" office:value="35.1869" calcext:value-type="float">
            <text:p>35.1869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7</text:p>
          </table:table-cell>
          <table:table-cell office:value-type="float" office:value="1011610" calcext:value-type="float">
            <text:p>1011610</text:p>
          </table:table-cell>
          <table:table-cell office:value-type="string" calcext:value-type="string">
            <text:p>01011610</text:p>
          </table:table-cell>
          <table:table-cell office:value-type="string" calcext:value-type="string">
            <text:p>Madjedje(Ii Congresso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2.5939" calcext:value-type="float">
            <text:p>-12.593900</text:p>
          </table:table-cell>
          <table:table-cell office:value-type="float" office:value="35.2705" calcext:value-type="float">
            <text:p>35.2705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8</text:p>
          </table:table-cell>
          <table:table-cell office:value-type="float" office:value="1011609" calcext:value-type="float">
            <text:p>1011609</text:p>
          </table:table-cell>
          <table:table-cell office:value-type="string" calcext:value-type="string">
            <text:p>01011609</text:p>
          </table:table-cell>
          <table:table-cell office:value-type="string" calcext:value-type="string">
            <text:p>Macalo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2.4889" calcext:value-type="float">
            <text:p>-12.488900</text:p>
          </table:table-cell>
          <table:table-cell office:value-type="float" office:value="35.4248" calcext:value-type="float">
            <text:p>35.424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59</text:p>
          </table:table-cell>
          <table:table-cell office:value-type="float" office:value="1011607" calcext:value-type="float">
            <text:p>1011607</text:p>
          </table:table-cell>
          <table:table-cell office:value-type="string" calcext:value-type="string">
            <text:p>01011607</text:p>
          </table:table-cell>
          <table:table-cell office:value-type="string" calcext:value-type="string">
            <text:p>Lic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3.1279" calcext:value-type="float">
            <text:p>-13.127900</text:p>
          </table:table-cell>
          <table:table-cell office:value-type="float" office:value="35.1758" calcext:value-type="float">
            <text:p>35.175800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160</text:p>
          </table:table-cell>
          <table:table-cell office:value-type="float" office:value="1011615" calcext:value-type="float">
            <text:p>1011615</text:p>
          </table:table-cell>
          <table:table-cell office:value-type="string" calcext:value-type="string">
            <text:p>01011615</text:p>
          </table:table-cell>
          <table:table-cell office:value-type="string" calcext:value-type="string">
            <text:p>Unango Velho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6</text:p>
          </table:table-cell>
          <table:table-cell office:value-type="float" office:value="-12.8777" calcext:value-type="float">
            <text:p>-12.877700</text:p>
          </table:table-cell>
          <table:table-cell office:value-type="float" office:value="35.4115" calcext:value-type="float">
            <text:p>35.4115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61</text:p>
          </table:table-cell>
          <table:table-cell office:value-type="float" office:value="1020107" calcext:value-type="float">
            <text:p>1020107</text:p>
          </table:table-cell>
          <table:table-cell office:value-type="string" calcext:value-type="string">
            <text:p>01020107</text:p>
          </table:table-cell>
          <table:table-cell office:value-type="string" calcext:value-type="string">
            <text:p>B. Ingona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0</text:p>
          </table:table-cell>
          <table:table-cell office:value-type="float" office:value="-12.9611" calcext:value-type="float">
            <text:p>-12.961100</text:p>
          </table:table-cell>
          <table:table-cell office:value-type="float" office:value="40.5071" calcext:value-type="float">
            <text:p>40.5071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62</text:p>
          </table:table-cell>
          <table:table-cell office:value-type="float" office:value="1020108" calcext:value-type="float">
            <text:p>1020108</text:p>
          </table:table-cell>
          <table:table-cell office:value-type="string" calcext:value-type="string">
            <text:p>01020108</text:p>
          </table:table-cell>
          <table:table-cell office:value-type="string" calcext:value-type="string">
            <text:p>Nat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30</text:p>
          </table:table-cell>
          <table:table-cell office:value-type="float" office:value="-12.9619" calcext:value-type="float">
            <text:p>-12.961900</text:p>
          </table:table-cell>
          <table:table-cell office:value-type="float" office:value="40.5089" calcext:value-type="float">
            <text:p>40.5089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63</text:p>
          </table:table-cell>
          <table:table-cell office:value-type="float" office:value="1020151" calcext:value-type="float">
            <text:p>1020151</text:p>
          </table:table-cell>
          <table:table-cell office:value-type="string" calcext:value-type="string">
            <text:p>01020151</text:p>
          </table:table-cell>
          <table:table-cell office:value-type="string" calcext:value-type="string">
            <text:p>Chui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0</text:p>
          </table:table-cell>
          <table:table-cell office:value-type="float" office:value="-13.0225" calcext:value-type="float">
            <text:p>-13.022500</text:p>
          </table:table-cell>
          <table:table-cell office:value-type="float" office:value="40.5656" calcext:value-type="float">
            <text:p>40.565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64</text:p>
          </table:table-cell>
          <table:table-cell office:value-type="float" office:value="1020113" calcext:value-type="float">
            <text:p>1020113</text:p>
          </table:table-cell>
          <table:table-cell office:value-type="string" calcext:value-type="string">
            <text:p>01020113</text:p>
          </table:table-cell>
          <table:table-cell office:value-type="string" calcext:value-type="string">
            <text:p>Paqu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0</text:p>
          </table:table-cell>
          <table:table-cell office:value-type="float" office:value="-12.9625" calcext:value-type="float">
            <text:p>-12.962500</text:p>
          </table:table-cell>
          <table:table-cell office:value-type="float" office:value="40.4867" calcext:value-type="float">
            <text:p>40.486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65</text:p>
          </table:table-cell>
          <table:table-cell office:value-type="float" office:value="1020112" calcext:value-type="float">
            <text:p>1020112</text:p>
          </table:table-cell>
          <table:table-cell office:value-type="string" calcext:value-type="string">
            <text:p>01020112</text:p>
          </table:table-cell>
          <table:table-cell office:value-type="string" calcext:value-type="string">
            <text:p>B. Muxa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0</text:p>
          </table:table-cell>
          <table:table-cell office:value-type="float" office:value="-13.0597" calcext:value-type="float">
            <text:p>-13.059700</text:p>
          </table:table-cell>
          <table:table-cell office:value-type="float" office:value="40.525" calcext:value-type="float">
            <text:p>40.5250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66</text:p>
          </table:table-cell>
          <table:table-cell office:value-type="float" office:value="1020111" calcext:value-type="float">
            <text:p>1020111</text:p>
          </table:table-cell>
          <table:table-cell office:value-type="string" calcext:value-type="string">
            <text:p>01020111</text:p>
          </table:table-cell>
          <table:table-cell office:value-type="string" calcext:value-type="string">
            <text:p>Mah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0</text:p>
          </table:table-cell>
          <table:table-cell office:value-type="float" office:value="-13.0192" calcext:value-type="float">
            <text:p>-13.019200</text:p>
          </table:table-cell>
          <table:table-cell office:value-type="float" office:value="40.5294" calcext:value-type="float">
            <text:p>40.5294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67</text:p>
          </table:table-cell>
          <table:table-cell office:value-type="float" office:value="1020110" calcext:value-type="float">
            <text:p>1020110</text:p>
          </table:table-cell>
          <table:table-cell office:value-type="string" calcext:value-type="string">
            <text:p>01020110</text:p>
          </table:table-cell>
          <table:table-cell office:value-type="string" calcext:value-type="string">
            <text:p>B. Eduardo Mondla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0</text:p>
          </table:table-cell>
          <table:table-cell office:value-type="float" office:value="-12.9711" calcext:value-type="float">
            <text:p>-12.971100</text:p>
          </table:table-cell>
          <table:table-cell office:value-type="float" office:value="40.5533" calcext:value-type="float">
            <text:p>40.553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68</text:p>
          </table:table-cell>
          <table:table-cell office:value-type="float" office:value="1020106" calcext:value-type="float">
            <text:p>1020106</text:p>
          </table:table-cell>
          <table:table-cell office:value-type="string" calcext:value-type="string">
            <text:p>01020106</text:p>
          </table:table-cell>
          <table:table-cell office:value-type="string" calcext:value-type="string">
            <text:p>B. Cariacó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0</text:p>
          </table:table-cell>
          <table:table-cell office:value-type="float" office:value="-12.9631" calcext:value-type="float">
            <text:p>-12.963100</text:p>
          </table:table-cell>
          <table:table-cell office:value-type="float" office:value="40.5172" calcext:value-type="float">
            <text:p>40.5172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69</text:p>
          </table:table-cell>
          <table:table-cell office:value-type="float" office:value="1020100" calcext:value-type="float">
            <text:p>1020100</text:p>
          </table:table-cell>
          <table:table-cell office:value-type="string" calcext:value-type="string">
            <text:p>01020100</text:p>
          </table:table-cell>
          <table:table-cell office:value-type="string" calcext:value-type="string">
            <text:p>Pe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-130</text:p>
          </table:table-cell>
          <table:table-cell office:value-type="float" office:value="-12.9658" calcext:value-type="float">
            <text:p>-12.965800</text:p>
          </table:table-cell>
          <table:table-cell office:value-type="float" office:value="40.4953" calcext:value-type="float">
            <text:p>40.495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70</text:p>
          </table:table-cell>
          <table:table-cell office:value-type="float" office:value="1020109" calcext:value-type="float">
            <text:p>1020109</text:p>
          </table:table-cell>
          <table:table-cell office:value-type="string" calcext:value-type="string">
            <text:p>01020109</text:p>
          </table:table-cell>
          <table:table-cell office:value-type="string" calcext:value-type="string">
            <text:p>B. Cimen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0</text:p>
          </table:table-cell>
          <table:table-cell office:value-type="float" office:value="-12.961061" calcext:value-type="float">
            <text:p>-12.961061</text:p>
          </table:table-cell>
          <table:table-cell office:value-type="float" office:value="40.507145" calcext:value-type="float">
            <text:p>40.507145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171</text:p>
          </table:table-cell>
          <table:table-cell office:value-type="float" office:value="1020112" calcext:value-type="float">
            <text:p>1020112</text:p>
          </table:table-cell>
          <table:table-cell office:value-type="string" calcext:value-type="string">
            <text:p>010201?</text:p>
          </table:table-cell>
          <table:table-cell office:value-type="string" calcext:value-type="string">
            <text:p>Muxara 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0</text:p>
          </table:table-cell>
          <table:table-cell office:value-type="float" office:value="-12.973203" calcext:value-type="float">
            <text:p>-12.973203</text:p>
          </table:table-cell>
          <table:table-cell office:value-type="float" office:value="40.517801" calcext:value-type="float">
            <text:p>40.517801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-MOZ-00172</text:p>
          </table:table-cell>
          <table:table-cell office:value-type="float" office:value="1020206" calcext:value-type="float">
            <text:p>1020206</text:p>
          </table:table-cell>
          <table:table-cell office:value-type="string" calcext:value-type="string">
            <text:p>01020206</text:p>
          </table:table-cell>
          <table:table-cell office:value-type="string" calcext:value-type="string">
            <text:p>Ancua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35</text:p>
          </table:table-cell>
          <table:table-cell office:value-type="float" office:value="-12.9669" calcext:value-type="float">
            <text:p>-12.966900</text:p>
          </table:table-cell>
          <table:table-cell office:value-type="float" office:value="39.8572" calcext:value-type="float">
            <text:p>39.857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-MOZ-00173</text:p>
          </table:table-cell>
          <table:table-cell office:value-type="float" office:value="1020211" calcext:value-type="float">
            <text:p>1020211</text:p>
          </table:table-cell>
          <table:table-cell office:value-type="string" calcext:value-type="string">
            <text:p>01020211</text:p>
          </table:table-cell>
          <table:table-cell office:value-type="string" calcext:value-type="string">
            <text:p>Minhew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5</text:p>
          </table:table-cell>
          <table:table-cell office:value-type="float" office:value="-12.9939" calcext:value-type="float">
            <text:p>-12.993900</text:p>
          </table:table-cell>
          <table:table-cell office:value-type="float" office:value="39.4675" calcext:value-type="float">
            <text:p>39.4675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-MOZ-00174</text:p>
          </table:table-cell>
          <table:table-cell office:value-type="float" office:value="1020207" calcext:value-type="float">
            <text:p>1020207</text:p>
          </table:table-cell>
          <table:table-cell office:value-type="string" calcext:value-type="string">
            <text:p>01020207</text:p>
          </table:table-cell>
          <table:table-cell office:value-type="string" calcext:value-type="string">
            <text:p>Mari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5</text:p>
          </table:table-cell>
          <table:table-cell office:value-type="float" office:value="-13.0917" calcext:value-type="float">
            <text:p>-13.091700</text:p>
          </table:table-cell>
          <table:table-cell office:value-type="float" office:value="39.5931" calcext:value-type="float">
            <text:p>39.5931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-MOZ-00175</text:p>
          </table:table-cell>
          <table:table-cell office:value-type="float" office:value="1020213" calcext:value-type="float">
            <text:p>1020213</text:p>
          </table:table-cell>
          <table:table-cell office:value-type="string" calcext:value-type="string">
            <text:p>01020213</text:p>
          </table:table-cell>
          <table:table-cell office:value-type="string" calcext:value-type="string">
            <text:p>Ngew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5</text:p>
          </table:table-cell>
          <table:table-cell office:value-type="float" office:value="-12.8603" calcext:value-type="float">
            <text:p>-12.860300</text:p>
          </table:table-cell>
          <table:table-cell office:value-type="float" office:value="39.9492" calcext:value-type="float">
            <text:p>39.949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-MOZ-00176</text:p>
          </table:table-cell>
          <table:table-cell office:value-type="float" office:value="1020210" calcext:value-type="float">
            <text:p>1020210</text:p>
          </table:table-cell>
          <table:table-cell office:value-type="string" calcext:value-type="string">
            <text:p>01020210</text:p>
          </table:table-cell>
          <table:table-cell office:value-type="string" calcext:value-type="string">
            <text:p>Me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5</text:p>
          </table:table-cell>
          <table:table-cell office:value-type="float" office:value="-13.0319" calcext:value-type="float">
            <text:p>-13.031900</text:p>
          </table:table-cell>
          <table:table-cell office:value-type="float" office:value="39.5522" calcext:value-type="float">
            <text:p>39.552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-MOZ-00177</text:p>
          </table:table-cell>
          <table:table-cell office:value-type="float" office:value="1020209" calcext:value-type="float">
            <text:p>1020209</text:p>
          </table:table-cell>
          <table:table-cell office:value-type="string" calcext:value-type="string">
            <text:p>01020209</text:p>
          </table:table-cell>
          <table:table-cell office:value-type="string" calcext:value-type="string">
            <text:p>Meto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35</text:p>
          </table:table-cell>
          <table:table-cell office:value-type="float" office:value="-13.105" calcext:value-type="float">
            <text:p>-13.105000</text:p>
          </table:table-cell>
          <table:table-cell office:value-type="float" office:value="39.8742" calcext:value-type="float">
            <text:p>39.8742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178</text:p>
          </table:table-cell>
          <table:table-cell office:value-type="float" office:value="1020307" calcext:value-type="float">
            <text:p>1020307</text:p>
          </table:table-cell>
          <table:table-cell office:value-type="string" calcext:value-type="string">
            <text:p>01020307</text:p>
          </table:table-cell>
          <table:table-cell office:value-type="string" calcext:value-type="string">
            <text:p>Impi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4</text:p>
          </table:table-cell>
          <table:table-cell office:value-type="float" office:value="-13.3778" calcext:value-type="float">
            <text:p>-13.377800</text:p>
          </table:table-cell>
          <table:table-cell office:value-type="float" office:value="38.3703" calcext:value-type="float">
            <text:p>38.370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179</text:p>
          </table:table-cell>
          <table:table-cell office:value-type="float" office:value="1020308" calcext:value-type="float">
            <text:p>1020308</text:p>
          </table:table-cell>
          <table:table-cell office:value-type="string" calcext:value-type="string">
            <text:p>01020308</text:p>
          </table:table-cell>
          <table:table-cell office:value-type="string" calcext:value-type="string">
            <text:p>Kueku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4</text:p>
          </table:table-cell>
          <table:table-cell office:value-type="float" office:value="-13.5469" calcext:value-type="float">
            <text:p>-13.546900</text:p>
          </table:table-cell>
          <table:table-cell office:value-type="float" office:value="38.4244" calcext:value-type="float">
            <text:p>38.4244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180</text:p>
          </table:table-cell>
          <table:table-cell office:value-type="float" office:value="1020309" calcext:value-type="float">
            <text:p>1020309</text:p>
          </table:table-cell>
          <table:table-cell office:value-type="string" calcext:value-type="string">
            <text:p>01020309</text:p>
          </table:table-cell>
          <table:table-cell office:value-type="string" calcext:value-type="string">
            <text:p>Mav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4</text:p>
          </table:table-cell>
          <table:table-cell office:value-type="float" office:value="-13.2261" calcext:value-type="float">
            <text:p>-13.226100</text:p>
          </table:table-cell>
          <table:table-cell office:value-type="float" office:value="38.4806" calcext:value-type="float">
            <text:p>38.480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181</text:p>
          </table:table-cell>
          <table:table-cell office:value-type="float" office:value="1020310" calcext:value-type="float">
            <text:p>1020310</text:p>
          </table:table-cell>
          <table:table-cell office:value-type="string" calcext:value-type="string">
            <text:p>01020310</text:p>
          </table:table-cell>
          <table:table-cell office:value-type="string" calcext:value-type="string">
            <text:p>Nte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4</text:p>
          </table:table-cell>
          <table:table-cell office:value-type="float" office:value="-13.2733" calcext:value-type="float">
            <text:p>-13.273300</text:p>
          </table:table-cell>
          <table:table-cell office:value-type="float" office:value="38.6361" calcext:value-type="float">
            <text:p>38.6361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182</text:p>
          </table:table-cell>
          <table:table-cell office:value-type="float" office:value="1020311" calcext:value-type="float">
            <text:p>1020311</text:p>
          </table:table-cell>
          <table:table-cell office:value-type="string" calcext:value-type="string">
            <text:p>01020311</text:p>
          </table:table-cell>
          <table:table-cell office:value-type="string" calcext:value-type="string">
            <text:p>Meta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34</text:p>
          </table:table-cell>
          <table:table-cell office:value-type="float" office:value="-13.4286" calcext:value-type="float">
            <text:p>-13.428600</text:p>
          </table:table-cell>
          <table:table-cell office:value-type="float" office:value="38.5947" calcext:value-type="float">
            <text:p>38.594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183</text:p>
          </table:table-cell>
          <table:table-cell office:value-type="float" office:value="1020306" calcext:value-type="float">
            <text:p>1020306</text:p>
          </table:table-cell>
          <table:table-cell office:value-type="string" calcext:value-type="string">
            <text:p>01020306</text:p>
          </table:table-cell>
          <table:table-cell office:value-type="string" calcext:value-type="string">
            <text:p>Balam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34</text:p>
          </table:table-cell>
          <table:table-cell office:value-type="float" office:value="-13.3483" calcext:value-type="float">
            <text:p>-13.348300</text:p>
          </table:table-cell>
          <table:table-cell office:value-type="float" office:value="38.5669" calcext:value-type="float">
            <text:p>38.5669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184</text:p>
          </table:table-cell>
          <table:table-cell office:value-type="float" office:value="1020312" calcext:value-type="float">
            <text:p>1020312</text:p>
          </table:table-cell>
          <table:table-cell office:value-type="string" calcext:value-type="string">
            <text:p>01020312</text:p>
          </table:table-cell>
          <table:table-cell office:value-type="string" calcext:value-type="string">
            <text:p>Murri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4</text:p>
          </table:table-cell>
          <table:table-cell office:value-type="float" office:value="-13.348611" calcext:value-type="float">
            <text:p>-13.348611</text:p>
          </table:table-cell>
          <table:table-cell office:value-type="float" office:value="38.569722" calcext:value-type="float">
            <text:p>38.569722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185</text:p>
          </table:table-cell>
          <table:table-cell office:value-type="float" office:value="1020306" calcext:value-type="float">
            <text:p>1020306</text:p>
          </table:table-cell>
          <table:table-cell office:value-type="string" calcext:value-type="string">
            <text:p>010203?</text:p>
          </table:table-cell>
          <table:table-cell office:value-type="string" calcext:value-type="string">
            <text:p>Balam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34</text:p>
          </table:table-cell>
          <table:table-cell office:value-type="float" office:value="-13.35092" calcext:value-type="float">
            <text:p>-13.350920</text:p>
          </table:table-cell>
          <table:table-cell office:value-type="float" office:value="38.576432" calcext:value-type="float">
            <text:p>38.576432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86</text:p>
          </table:table-cell>
          <table:table-cell office:value-type="float" office:value="1020411" calcext:value-type="float">
            <text:p>1020411</text:p>
          </table:table-cell>
          <table:table-cell office:value-type="string" calcext:value-type="string">
            <text:p>01020411</text:p>
          </table:table-cell>
          <table:table-cell office:value-type="string" calcext:value-type="string">
            <text:p>Ocú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33</text:p>
          </table:table-cell>
          <table:table-cell office:value-type="float" office:value="-13.6464" calcext:value-type="float">
            <text:p>-13.646400</text:p>
          </table:table-cell>
          <table:table-cell office:value-type="float" office:value="39.7933" calcext:value-type="float">
            <text:p>39.793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87</text:p>
          </table:table-cell>
          <table:table-cell office:value-type="float" office:value="1020415" calcext:value-type="float">
            <text:p>1020415</text:p>
          </table:table-cell>
          <table:table-cell office:value-type="string" calcext:value-type="string">
            <text:p>01020415</text:p>
          </table:table-cell>
          <table:table-cell office:value-type="string" calcext:value-type="string">
            <text:p>Nako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3</text:p>
          </table:table-cell>
          <table:table-cell office:value-type="float" office:value="-13.53757" calcext:value-type="float">
            <text:p>-13.537570</text:p>
          </table:table-cell>
          <table:table-cell office:value-type="float" office:value="39.734338" calcext:value-type="float">
            <text:p>39.734338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88</text:p>
          </table:table-cell>
          <table:table-cell office:value-type="float" office:value="1020414" calcext:value-type="float">
            <text:p>1020414</text:p>
          </table:table-cell>
          <table:table-cell office:value-type="string" calcext:value-type="string">
            <text:p>01020414</text:p>
          </table:table-cell>
          <table:table-cell office:value-type="string" calcext:value-type="string">
            <text:p>Mue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3</text:p>
          </table:table-cell>
          <table:table-cell office:value-type="float" office:value="-13.3294" calcext:value-type="float">
            <text:p>-13.329400</text:p>
          </table:table-cell>
          <table:table-cell office:value-type="float" office:value="40.1008" calcext:value-type="float">
            <text:p>40.1008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89</text:p>
          </table:table-cell>
          <table:table-cell office:value-type="float" office:value="1020412" calcext:value-type="float">
            <text:p>1020412</text:p>
          </table:table-cell>
          <table:table-cell office:value-type="string" calcext:value-type="string">
            <text:p>01020412</text:p>
          </table:table-cell>
          <table:table-cell office:value-type="string" calcext:value-type="string">
            <text:p>M'M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3</text:p>
          </table:table-cell>
          <table:table-cell office:value-type="float" office:value="-13.4839" calcext:value-type="float">
            <text:p>-13.483900</text:p>
          </table:table-cell>
          <table:table-cell office:value-type="float" office:value="39.915" calcext:value-type="float">
            <text:p>39.9150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90</text:p>
          </table:table-cell>
          <table:table-cell office:value-type="float" office:value="1020410" calcext:value-type="float">
            <text:p>1020410</text:p>
          </table:table-cell>
          <table:table-cell office:value-type="string" calcext:value-type="string">
            <text:p>01020410</text:p>
          </table:table-cell>
          <table:table-cell office:value-type="string" calcext:value-type="string">
            <text:p>Maze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3</text:p>
          </table:table-cell>
          <table:table-cell office:value-type="float" office:value="-13.3594" calcext:value-type="float">
            <text:p>-13.359400</text:p>
          </table:table-cell>
          <table:table-cell office:value-type="float" office:value="40.1936" calcext:value-type="float">
            <text:p>40.193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91</text:p>
          </table:table-cell>
          <table:table-cell office:value-type="float" office:value="1020409" calcext:value-type="float">
            <text:p>1020409</text:p>
          </table:table-cell>
          <table:table-cell office:value-type="string" calcext:value-type="string">
            <text:p>01020409</text:p>
          </table:table-cell>
          <table:table-cell office:value-type="string" calcext:value-type="string">
            <text:p>Catap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3</text:p>
          </table:table-cell>
          <table:table-cell office:value-type="float" office:value="-13.3975" calcext:value-type="float">
            <text:p>-13.397500</text:p>
          </table:table-cell>
          <table:table-cell office:value-type="float" office:value="39.4317" calcext:value-type="float">
            <text:p>39.431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92</text:p>
          </table:table-cell>
          <table:table-cell office:value-type="float" office:value="1020408" calcext:value-type="float">
            <text:p>1020408</text:p>
          </table:table-cell>
          <table:table-cell office:value-type="string" calcext:value-type="string">
            <text:p>01020408</text:p>
          </table:table-cell>
          <table:table-cell office:value-type="string" calcext:value-type="string">
            <text:p>Bilibiz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33</text:p>
          </table:table-cell>
          <table:table-cell office:value-type="float" office:value="-13.579456" calcext:value-type="float">
            <text:p>-13.579456</text:p>
          </table:table-cell>
          <table:table-cell office:value-type="float" office:value="39.735624" calcext:value-type="float">
            <text:p>39.735624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93</text:p>
          </table:table-cell>
          <table:table-cell office:value-type="float" office:value="1020407" calcext:value-type="float">
            <text:p>1020407</text:p>
          </table:table-cell>
          <table:table-cell office:value-type="string" calcext:value-type="string">
            <text:p>01020407</text:p>
          </table:table-cell>
          <table:table-cell office:value-type="string" calcext:value-type="string">
            <text:p>Chiúre-Velh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33</text:p>
          </table:table-cell>
          <table:table-cell office:value-type="float" office:value="-13.3728" calcext:value-type="float">
            <text:p>-13.372800</text:p>
          </table:table-cell>
          <table:table-cell office:value-type="float" office:value="39.9681" calcext:value-type="float">
            <text:p>39.9681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94</text:p>
          </table:table-cell>
          <table:table-cell office:value-type="float" office:value="1020413" calcext:value-type="float">
            <text:p>1020413</text:p>
          </table:table-cell>
          <table:table-cell office:value-type="string" calcext:value-type="string">
            <text:p>01020413</text:p>
          </table:table-cell>
          <table:table-cell office:value-type="string" calcext:value-type="string">
            <text:p>Namogel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3</text:p>
          </table:table-cell>
          <table:table-cell office:value-type="float" office:value="-13.559168" calcext:value-type="float">
            <text:p>-13.559168</text:p>
          </table:table-cell>
          <table:table-cell office:value-type="float" office:value="39.736825" calcext:value-type="float">
            <text:p>39.736825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195</text:p>
          </table:table-cell>
          <table:table-cell office:value-type="float" office:value="1020406" calcext:value-type="float">
            <text:p>1020406</text:p>
          </table:table-cell>
          <table:table-cell office:value-type="string" calcext:value-type="string">
            <text:p>01020406</text:p>
          </table:table-cell>
          <table:table-cell office:value-type="string" calcext:value-type="string">
            <text:p>Chiú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33</text:p>
          </table:table-cell>
          <table:table-cell office:value-type="float" office:value="-13.3825" calcext:value-type="float">
            <text:p>-13.382500</text:p>
          </table:table-cell>
          <table:table-cell office:value-type="float" office:value="39.7844" calcext:value-type="float">
            <text:p>39.7844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196</text:p>
          </table:table-cell>
          <table:table-cell office:value-type="float" office:value="1020508" calcext:value-type="float">
            <text:p>1020508</text:p>
          </table:table-cell>
          <table:table-cell office:value-type="string" calcext:value-type="string">
            <text:p>01020508</text:p>
          </table:table-cell>
          <table:table-cell office:value-type="string" calcext:value-type="string">
            <text:p>Quiri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2</text:p>
          </table:table-cell>
          <table:table-cell office:value-type="float" office:value="-12.403" calcext:value-type="float">
            <text:p>-12.403000</text:p>
          </table:table-cell>
          <table:table-cell office:value-type="float" office:value="40.574" calcext:value-type="float">
            <text:p>40.5740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197</text:p>
          </table:table-cell>
          <table:table-cell office:value-type="float" office:value="1020507" calcext:value-type="float">
            <text:p>1020507</text:p>
          </table:table-cell>
          <table:table-cell office:value-type="string" calcext:value-type="string">
            <text:p>01020507</text:p>
          </table:table-cell>
          <table:table-cell office:value-type="string" calcext:value-type="string">
            <text:p>Matem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32</text:p>
          </table:table-cell>
          <table:table-cell office:value-type="float" office:value="-12.2045" calcext:value-type="float">
            <text:p>-12.204500</text:p>
          </table:table-cell>
          <table:table-cell office:value-type="float" office:value="40.6049" calcext:value-type="float">
            <text:p>40.6049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198</text:p>
          </table:table-cell>
          <table:table-cell office:value-type="float" office:value="1020506" calcext:value-type="float">
            <text:p>1020506</text:p>
          </table:table-cell>
          <table:table-cell office:value-type="string" calcext:value-type="string">
            <text:p>01020506</text:p>
          </table:table-cell>
          <table:table-cell office:value-type="string" calcext:value-type="string">
            <text:p>Ib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32</text:p>
          </table:table-cell>
          <table:table-cell office:value-type="float" office:value="-12.3436" calcext:value-type="float">
            <text:p>-12.343600</text:p>
          </table:table-cell>
          <table:table-cell office:value-type="float" office:value="40.5847" calcext:value-type="float">
            <text:p>40.584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199</text:p>
          </table:table-cell>
          <table:table-cell office:value-type="float" office:value="1020614" calcext:value-type="float">
            <text:p>1020614</text:p>
          </table:table-cell>
          <table:table-cell office:value-type="string" calcext:value-type="string">
            <text:p>01021114</text:p>
          </table:table-cell>
          <table:table-cell office:value-type="string" calcext:value-type="string">
            <text:p>Cha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22</text:p>
          </table:table-cell>
          <table:table-cell office:value-type="float" office:value="-11.9311" calcext:value-type="float">
            <text:p>-11.931100</text:p>
          </table:table-cell>
          <table:table-cell office:value-type="float" office:value="40.1075" calcext:value-type="float">
            <text:p>40.1075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200</text:p>
          </table:table-cell>
          <table:table-cell office:value-type="float" office:value="1020612" calcext:value-type="float">
            <text:p>1020612</text:p>
          </table:table-cell>
          <table:table-cell office:value-type="string" calcext:value-type="string">
            <text:p>01021112</text:p>
          </table:table-cell>
          <table:table-cell office:value-type="string" calcext:value-type="string">
            <text:p>Macom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2</text:p>
          </table:table-cell>
          <table:table-cell table:style-name="ce44" office:value-type="float" office:value="-12.043286" calcext:value-type="float">
            <text:p>-12.043286</text:p>
          </table:table-cell>
          <table:table-cell table:style-name="ce44" office:value-type="float" office:value="40.145273" calcext:value-type="float">
            <text:p>40.145273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201</text:p>
          </table:table-cell>
          <table:table-cell office:value-type="float" office:value="1020607" calcext:value-type="float">
            <text:p>1020607</text:p>
          </table:table-cell>
          <table:table-cell office:value-type="string" calcext:value-type="string">
            <text:p>01021107</text:p>
          </table:table-cell>
          <table:table-cell office:value-type="string" calcext:value-type="string">
            <text:p>Mucoj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2</text:p>
          </table:table-cell>
          <table:table-cell table:style-name="ce44" office:value-type="float" office:value="-12.057161" calcext:value-type="float">
            <text:p>-12.057161</text:p>
          </table:table-cell>
          <table:table-cell table:style-name="ce44" office:value-type="float" office:value="40.135988" calcext:value-type="float">
            <text:p>40.135988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202</text:p>
          </table:table-cell>
          <table:table-cell office:value-type="float" office:value="1020611" calcext:value-type="float">
            <text:p>1020611</text:p>
          </table:table-cell>
          <table:table-cell office:value-type="string" calcext:value-type="string">
            <text:p>01021111</text:p>
          </table:table-cell>
          <table:table-cell office:value-type="string" calcext:value-type="string">
            <text:p>Piquew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22</text:p>
          </table:table-cell>
          <table:table-cell table:style-name="ce44" office:value-type="float" office:value="-12.046294" calcext:value-type="float">
            <text:p>-12.046294</text:p>
          </table:table-cell>
          <table:table-cell table:style-name="ce44" office:value-type="float" office:value="40.144338" calcext:value-type="float">
            <text:p>40.144338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203</text:p>
          </table:table-cell>
          <table:table-cell office:value-type="float" office:value="1020608" calcext:value-type="float">
            <text:p>1020608</text:p>
          </table:table-cell>
          <table:table-cell office:value-type="string" calcext:value-type="string">
            <text:p>01021108</text:p>
          </table:table-cell>
          <table:table-cell office:value-type="string" calcext:value-type="string">
            <text:p>Quiteraj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2</text:p>
          </table:table-cell>
          <table:table-cell table:style-name="ce44" office:value-type="float" office:value="-12.043538" calcext:value-type="float">
            <text:p>-12.043538</text:p>
          </table:table-cell>
          <table:table-cell table:style-name="ce44" office:value-type="float" office:value="40.145044" calcext:value-type="float">
            <text:p>40.145044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204</text:p>
          </table:table-cell>
          <table:table-cell office:value-type="float" office:value="1020609" calcext:value-type="float">
            <text:p>1020609</text:p>
          </table:table-cell>
          <table:table-cell office:value-type="string" calcext:value-type="string">
            <text:p>01021109</text:p>
          </table:table-cell>
          <table:table-cell office:value-type="string" calcext:value-type="string">
            <text:p>Ngui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2</text:p>
          </table:table-cell>
          <table:table-cell table:style-name="ce44" office:value-type="float" office:value="-12.043426" calcext:value-type="float">
            <text:p>-12.043426</text:p>
          </table:table-cell>
          <table:table-cell table:style-name="ce44" office:value-type="float" office:value="40.145104" calcext:value-type="float">
            <text:p>40.145104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205</text:p>
          </table:table-cell>
          <table:table-cell office:value-type="float" office:value="1020610" calcext:value-type="float">
            <text:p>1020610</text:p>
          </table:table-cell>
          <table:table-cell office:value-type="string" calcext:value-type="string">
            <text:p>01021110</text:p>
          </table:table-cell>
          <table:table-cell office:value-type="string" calcext:value-type="string">
            <text:p>Nau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2</text:p>
          </table:table-cell>
          <table:table-cell table:style-name="ce44" office:value-type="float" office:value="-12.043301" calcext:value-type="float">
            <text:p>-12.043301</text:p>
          </table:table-cell>
          <table:table-cell table:style-name="ce44" office:value-type="float" office:value="40.145303" calcext:value-type="float">
            <text:p>40.145303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206</text:p>
          </table:table-cell>
          <table:table-cell office:value-type="float" office:value="1020613" calcext:value-type="float">
            <text:p>1020613</text:p>
          </table:table-cell>
          <table:table-cell office:value-type="string" calcext:value-type="string">
            <text:p>01021113</text:p>
          </table:table-cell>
          <table:table-cell office:value-type="string" calcext:value-type="string">
            <text:p>Ingu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2</text:p>
          </table:table-cell>
          <table:table-cell table:style-name="ce44" office:value-type="float" office:value="-12.043463" calcext:value-type="float">
            <text:p>-12.043463</text:p>
          </table:table-cell>
          <table:table-cell table:style-name="ce44" office:value-type="float" office:value="40.145121" calcext:value-type="float">
            <text:p>40.145121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207</text:p>
          </table:table-cell>
          <table:table-cell office:value-type="float" office:value="1020606" calcext:value-type="float">
            <text:p>1020606</text:p>
          </table:table-cell>
          <table:table-cell office:value-type="string" calcext:value-type="string">
            <text:p>01021106</text:p>
          </table:table-cell>
          <table:table-cell office:value-type="string" calcext:value-type="string">
            <text:p>Mite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22</text:p>
          </table:table-cell>
          <table:table-cell table:style-name="ce44" office:value-type="float" office:value="-12.043319" calcext:value-type="float">
            <text:p>-12.043319</text:p>
          </table:table-cell>
          <table:table-cell table:style-name="ce44" office:value-type="float" office:value="40.145186" calcext:value-type="float">
            <text:p>40.145186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208</text:p>
          </table:table-cell>
          <table:table-cell office:value-type="float" office:value="1020706" calcext:value-type="float">
            <text:p>1020706</text:p>
          </table:table-cell>
          <table:table-cell office:value-type="string" calcext:value-type="string">
            <text:p>01020706</text:p>
          </table:table-cell>
          <table:table-cell office:value-type="string" calcext:value-type="string">
            <text:p>Mecuf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31</text:p>
          </table:table-cell>
          <table:table-cell office:value-type="float" office:value="-13.2908" calcext:value-type="float">
            <text:p>-13.290800</text:p>
          </table:table-cell>
          <table:table-cell office:value-type="float" office:value="40.5556" calcext:value-type="float">
            <text:p>40.555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209</text:p>
          </table:table-cell>
          <table:table-cell office:value-type="float" office:value="1020707" calcext:value-type="float">
            <text:p>1020707</text:p>
          </table:table-cell>
          <table:table-cell office:value-type="string" calcext:value-type="string">
            <text:p>01020707</text:p>
          </table:table-cell>
          <table:table-cell office:value-type="string" calcext:value-type="string">
            <text:p>Murreb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1</text:p>
          </table:table-cell>
          <table:table-cell office:value-type="float" office:value="-13.1302" calcext:value-type="float">
            <text:p>-13.130200</text:p>
          </table:table-cell>
          <table:table-cell office:value-type="float" office:value="40.5503" calcext:value-type="float">
            <text:p>40.550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210</text:p>
          </table:table-cell>
          <table:table-cell office:value-type="float" office:value="1020708" calcext:value-type="float">
            <text:p>1020708</text:p>
          </table:table-cell>
          <table:table-cell office:value-type="string" calcext:value-type="string">
            <text:p>01020708</text:p>
          </table:table-cell>
          <table:table-cell office:value-type="string" calcext:value-type="string">
            <text:p>Natu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1</text:p>
          </table:table-cell>
          <table:table-cell office:value-type="float" office:value="-13.4164" calcext:value-type="float">
            <text:p>-13.416400</text:p>
          </table:table-cell>
          <table:table-cell office:value-type="float" office:value="40.5267" calcext:value-type="float">
            <text:p>40.526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211</text:p>
          </table:table-cell>
          <table:table-cell office:value-type="float" office:value="1020809" calcext:value-type="float">
            <text:p>1020809</text:p>
          </table:table-cell>
          <table:table-cell office:value-type="string" calcext:value-type="string">
            <text:p>01020809</text:p>
          </table:table-cell>
          <table:table-cell office:value-type="string" calcext:value-type="string">
            <text:p>Melu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37</text:p>
          </table:table-cell>
          <table:table-cell office:value-type="float" office:value="-12.5403" calcext:value-type="float">
            <text:p>-12.540300</text:p>
          </table:table-cell>
          <table:table-cell office:value-type="float" office:value="39.6408" calcext:value-type="float">
            <text:p>39.6408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212</text:p>
          </table:table-cell>
          <table:table-cell office:value-type="float" office:value="1020806" calcext:value-type="float">
            <text:p>1020806</text:p>
          </table:table-cell>
          <table:table-cell office:value-type="string" calcext:value-type="string">
            <text:p>01020806</text:p>
          </table:table-cell>
          <table:table-cell office:value-type="string" calcext:value-type="string">
            <text:p>Muagui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7</text:p>
          </table:table-cell>
          <table:table-cell office:value-type="float" office:value="-12.4589" calcext:value-type="float">
            <text:p>-12.458900</text:p>
          </table:table-cell>
          <table:table-cell office:value-type="float" office:value="40.0292" calcext:value-type="float">
            <text:p>40.0292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213</text:p>
          </table:table-cell>
          <table:table-cell office:value-type="float" office:value="1020810" calcext:value-type="float">
            <text:p>1020810</text:p>
          </table:table-cell>
          <table:table-cell office:value-type="string" calcext:value-type="string">
            <text:p>01020810</text:p>
          </table:table-cell>
          <table:table-cell office:value-type="string" calcext:value-type="string">
            <text:p>Minha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7</text:p>
          </table:table-cell>
          <table:table-cell office:value-type="float" office:value="-12.2775" calcext:value-type="float">
            <text:p>-12.277500</text:p>
          </table:table-cell>
          <table:table-cell office:value-type="float" office:value="39.6644" calcext:value-type="float">
            <text:p>39.6644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214</text:p>
          </table:table-cell>
          <table:table-cell office:value-type="float" office:value="1020812" calcext:value-type="float">
            <text:p>1020812</text:p>
          </table:table-cell>
          <table:table-cell office:value-type="string" calcext:value-type="string">
            <text:p>01020812</text:p>
          </table:table-cell>
          <table:table-cell office:value-type="string" calcext:value-type="string">
            <text:p>Rav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7</text:p>
          </table:table-cell>
          <table:table-cell office:value-type="float" office:value="-12.515134" calcext:value-type="float">
            <text:p>-12.515134</text:p>
          </table:table-cell>
          <table:table-cell office:value-type="float" office:value="39.569184" calcext:value-type="float">
            <text:p>39.569184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215</text:p>
          </table:table-cell>
          <table:table-cell office:value-type="float" office:value="1020811" calcext:value-type="float">
            <text:p>1020811</text:p>
          </table:table-cell>
          <table:table-cell office:value-type="string" calcext:value-type="string">
            <text:p>01020811</text:p>
          </table:table-cell>
          <table:table-cell office:value-type="string" calcext:value-type="string">
            <text:p>Imba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7</text:p>
          </table:table-cell>
          <table:table-cell office:value-type="float" office:value="-12.3964" calcext:value-type="float">
            <text:p>-12.396400</text:p>
          </table:table-cell>
          <table:table-cell office:value-type="float" office:value="40.1075" calcext:value-type="float">
            <text:p>40.1075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216</text:p>
          </table:table-cell>
          <table:table-cell office:value-type="float" office:value="1020907" calcext:value-type="float">
            <text:p>1020907</text:p>
          </table:table-cell>
          <table:table-cell office:value-type="string" calcext:value-type="string">
            <text:p>01020907</text:p>
          </table:table-cell>
          <table:table-cell office:value-type="string" calcext:value-type="string">
            <text:p>Mba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6</text:p>
          </table:table-cell>
          <table:table-cell office:value-type="float" office:value="-11.6269" calcext:value-type="float">
            <text:p>-11.626900</text:p>
          </table:table-cell>
          <table:table-cell office:value-type="float" office:value="40.1778" calcext:value-type="float">
            <text:p>40.1778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217</text:p>
          </table:table-cell>
          <table:table-cell office:value-type="float" office:value="1020909" calcext:value-type="float">
            <text:p>1020909</text:p>
          </table:table-cell>
          <table:table-cell office:value-type="string" calcext:value-type="string">
            <text:p>01020909</text:p>
          </table:table-cell>
          <table:table-cell office:value-type="string" calcext:value-type="string">
            <text:p>Mango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6</text:p>
          </table:table-cell>
          <table:table-cell office:value-type="float" office:value="-11.353598" calcext:value-type="float">
            <text:p>-11.353598</text:p>
          </table:table-cell>
          <table:table-cell office:value-type="float" office:value="40.35224" calcext:value-type="float">
            <text:p>40.35224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218</text:p>
          </table:table-cell>
          <table:table-cell office:value-type="float" office:value="1020908" calcext:value-type="float">
            <text:p>1020908</text:p>
          </table:table-cell>
          <table:table-cell office:value-type="string" calcext:value-type="string">
            <text:p>01020908</text:p>
          </table:table-cell>
          <table:table-cell office:value-type="string" calcext:value-type="string">
            <text:p>Dia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6</text:p>
          </table:table-cell>
          <table:table-cell office:value-type="float" office:value="-11.5358" calcext:value-type="float">
            <text:p>-11.535800</text:p>
          </table:table-cell>
          <table:table-cell office:value-type="float" office:value="39.9367" calcext:value-type="float">
            <text:p>39.936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219</text:p>
          </table:table-cell>
          <table:table-cell office:value-type="float" office:value="1020906" calcext:value-type="float">
            <text:p>1020906</text:p>
          </table:table-cell>
          <table:table-cell office:value-type="string" calcext:value-type="string">
            <text:p>01020906</text:p>
          </table:table-cell>
          <table:table-cell office:value-type="string" calcext:value-type="string">
            <text:p>Quelim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36</text:p>
          </table:table-cell>
          <table:table-cell office:value-type="float" office:value="-11.2308" calcext:value-type="float">
            <text:p>-11.230800</text:p>
          </table:table-cell>
          <table:table-cell office:value-type="float" office:value="40.2728" calcext:value-type="float">
            <text:p>40.2728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220</text:p>
          </table:table-cell>
          <table:table-cell office:value-type="float" office:value="1020901" calcext:value-type="float">
            <text:p>1020901</text:p>
          </table:table-cell>
          <table:table-cell office:value-type="string" calcext:value-type="string">
            <text:p>01020901</text:p>
          </table:table-cell>
          <table:table-cell office:value-type="string" calcext:value-type="string">
            <text:p>Hospital De Mocímboia Da Pra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36</text:p>
          </table:table-cell>
          <table:table-cell office:value-type="float" office:value="-11.3494" calcext:value-type="float">
            <text:p>-11.349400</text:p>
          </table:table-cell>
          <table:table-cell office:value-type="float" office:value="40.3586" calcext:value-type="float">
            <text:p>40.358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21</text:p>
          </table:table-cell>
          <table:table-cell office:value-type="float" office:value="1021015" calcext:value-type="float">
            <text:p>1021015</text:p>
          </table:table-cell>
          <table:table-cell office:value-type="string" calcext:value-type="string">
            <text:p>01021015</text:p>
          </table:table-cell>
          <table:table-cell office:value-type="string" calcext:value-type="string">
            <text:p>Montepue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21</text:p>
          </table:table-cell>
          <table:table-cell office:value-type="float" office:value="-13.116667" calcext:value-type="float">
            <text:p>-13.116667</text:p>
          </table:table-cell>
          <table:table-cell office:value-type="float" office:value="39" calcext:value-type="float">
            <text:p>39.0000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22</text:p>
          </table:table-cell>
          <table:table-cell office:value-type="float" office:value="1021010" calcext:value-type="float">
            <text:p>1021010</text:p>
          </table:table-cell>
          <table:table-cell office:value-type="string" calcext:value-type="string">
            <text:p>01021010</text:p>
          </table:table-cell>
          <table:table-cell office:value-type="string" calcext:value-type="string">
            <text:p>Nairo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1</text:p>
          </table:table-cell>
          <table:table-cell office:value-type="float" office:value="-12.5511" calcext:value-type="float">
            <text:p>-12.551100</text:p>
          </table:table-cell>
          <table:table-cell office:value-type="float" office:value="39.0019" calcext:value-type="float">
            <text:p>39.0019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23</text:p>
          </table:table-cell>
          <table:table-cell office:value-type="float" office:value="1021009" calcext:value-type="float">
            <text:p>1021009</text:p>
          </table:table-cell>
          <table:table-cell office:value-type="string" calcext:value-type="string">
            <text:p>01021009</text:p>
          </table:table-cell>
          <table:table-cell office:value-type="string" calcext:value-type="string">
            <text:p>Li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1</text:p>
          </table:table-cell>
          <table:table-cell office:value-type="float" office:value="-13.304" calcext:value-type="float">
            <text:p>-13.304000</text:p>
          </table:table-cell>
          <table:table-cell office:value-type="float" office:value="38.9211" calcext:value-type="float">
            <text:p>38.9211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24</text:p>
          </table:table-cell>
          <table:table-cell office:value-type="float" office:value="1021016" calcext:value-type="float">
            <text:p>1021016</text:p>
          </table:table-cell>
          <table:table-cell office:value-type="string" calcext:value-type="string">
            <text:p>01021016</text:p>
          </table:table-cell>
          <table:table-cell office:value-type="string" calcext:value-type="string">
            <text:p>Niuhu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21</text:p>
          </table:table-cell>
          <table:table-cell office:value-type="float" office:value="-13.116672" calcext:value-type="float">
            <text:p>-13.116672</text:p>
          </table:table-cell>
          <table:table-cell office:value-type="float" office:value="38.999972" calcext:value-type="float">
            <text:p>38.999972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25</text:p>
          </table:table-cell>
          <table:table-cell office:value-type="float" office:value="1021014" calcext:value-type="float">
            <text:p>1021014</text:p>
          </table:table-cell>
          <table:table-cell office:value-type="string" calcext:value-type="string">
            <text:p>01021014</text:p>
          </table:table-cell>
          <table:table-cell office:value-type="string" calcext:value-type="string">
            <text:p>Mapupu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1</text:p>
          </table:table-cell>
          <table:table-cell office:value-type="float" office:value="-13.2233" calcext:value-type="float">
            <text:p>-13.223300</text:p>
          </table:table-cell>
          <table:table-cell office:value-type="float" office:value="38.8808" calcext:value-type="float">
            <text:p>38.8808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26</text:p>
          </table:table-cell>
          <table:table-cell office:value-type="float" office:value="1021013" calcext:value-type="float">
            <text:p>1021013</text:p>
          </table:table-cell>
          <table:table-cell office:value-type="string" calcext:value-type="string">
            <text:p>01021013</text:p>
          </table:table-cell>
          <table:table-cell office:value-type="string" calcext:value-type="string">
            <text:p>Nro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1</text:p>
          </table:table-cell>
          <table:table-cell office:value-type="float" office:value="-13.1886" calcext:value-type="float">
            <text:p>-13.188600</text:p>
          </table:table-cell>
          <table:table-cell office:value-type="float" office:value="38.7431" calcext:value-type="float">
            <text:p>38.7431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27</text:p>
          </table:table-cell>
          <table:table-cell office:value-type="float" office:value="1021012" calcext:value-type="float">
            <text:p>1021012</text:p>
          </table:table-cell>
          <table:table-cell office:value-type="string" calcext:value-type="string">
            <text:p>01021012</text:p>
          </table:table-cell>
          <table:table-cell office:value-type="string" calcext:value-type="string">
            <text:p>Namue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1</text:p>
          </table:table-cell>
          <table:table-cell office:value-type="float" office:value="-13.1311" calcext:value-type="float">
            <text:p>-13.131100</text:p>
          </table:table-cell>
          <table:table-cell office:value-type="float" office:value="39.0356" calcext:value-type="float">
            <text:p>39.035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28</text:p>
          </table:table-cell>
          <table:table-cell office:value-type="float" office:value="1021011" calcext:value-type="float">
            <text:p>1021011</text:p>
          </table:table-cell>
          <table:table-cell office:value-type="string" calcext:value-type="string">
            <text:p>01021011</text:p>
          </table:table-cell>
          <table:table-cell office:value-type="string" calcext:value-type="string">
            <text:p>Namanhumb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1</text:p>
          </table:table-cell>
          <table:table-cell office:value-type="float" office:value="-13.116686" calcext:value-type="float">
            <text:p>-13.116686</text:p>
          </table:table-cell>
          <table:table-cell office:value-type="float" office:value="38.999979" calcext:value-type="float">
            <text:p>38.999979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29</text:p>
          </table:table-cell>
          <table:table-cell office:value-type="float" office:value="1021008" calcext:value-type="float">
            <text:p>1021008</text:p>
          </table:table-cell>
          <table:table-cell office:value-type="string" calcext:value-type="string">
            <text:p>01021008</text:p>
          </table:table-cell>
          <table:table-cell office:value-type="string" calcext:value-type="string">
            <text:p>Mi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21</text:p>
          </table:table-cell>
          <table:table-cell office:value-type="float" office:value="-12.9681" calcext:value-type="float">
            <text:p>-12.968100</text:p>
          </table:table-cell>
          <table:table-cell office:value-type="float" office:value="38.8011" calcext:value-type="float">
            <text:p>38.8011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230</text:p>
          </table:table-cell>
          <table:table-cell office:value-type="float" office:value="1021001" calcext:value-type="float">
            <text:p>1021001</text:p>
          </table:table-cell>
          <table:table-cell office:value-type="string" calcext:value-type="string">
            <text:p>01021001</text:p>
          </table:table-cell>
          <table:table-cell office:value-type="string" calcext:value-type="string">
            <text:p>Hospital De Montepue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21</text:p>
          </table:table-cell>
          <table:table-cell office:value-type="float" office:value="-13.1272" calcext:value-type="float">
            <text:p>-13.127200</text:p>
          </table:table-cell>
          <table:table-cell office:value-type="float" office:value="38.9986" calcext:value-type="float">
            <text:p>38.998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231</text:p>
          </table:table-cell>
          <table:table-cell office:value-type="float" office:value="1021112" calcext:value-type="float">
            <text:p>1021112</text:p>
          </table:table-cell>
          <table:table-cell office:value-type="string" calcext:value-type="string">
            <text:p>01021112</text:p>
          </table:table-cell>
          <table:table-cell office:value-type="string" calcext:value-type="string">
            <text:p>N'Ga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8</text:p>
          </table:table-cell>
          <table:table-cell office:value-type="float" office:value="-11.3058" calcext:value-type="float">
            <text:p>-11.305800</text:p>
          </table:table-cell>
          <table:table-cell office:value-type="float" office:value="39.3103" calcext:value-type="float">
            <text:p>39.310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232</text:p>
          </table:table-cell>
          <table:table-cell office:value-type="float" office:value="1021107" calcext:value-type="float">
            <text:p>1021107</text:p>
          </table:table-cell>
          <table:table-cell office:value-type="string" calcext:value-type="string">
            <text:p>01021107</text:p>
          </table:table-cell>
          <table:table-cell office:value-type="string" calcext:value-type="string">
            <text:p>Chili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8</text:p>
          </table:table-cell>
          <table:table-cell office:value-type="float" office:value="-11.2958" calcext:value-type="float">
            <text:p>-11.295800</text:p>
          </table:table-cell>
          <table:table-cell office:value-type="float" office:value="39.4422" calcext:value-type="float">
            <text:p>39.4422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233</text:p>
          </table:table-cell>
          <table:table-cell office:value-type="float" office:value="1021111" calcext:value-type="float">
            <text:p>1021111</text:p>
          </table:table-cell>
          <table:table-cell office:value-type="string" calcext:value-type="string">
            <text:p>01021111</text:p>
          </table:table-cell>
          <table:table-cell office:value-type="string" calcext:value-type="string">
            <text:p>Negoma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28</text:p>
          </table:table-cell>
          <table:table-cell office:value-type="float" office:value="-11.4253" calcext:value-type="float">
            <text:p>-11.425300</text:p>
          </table:table-cell>
          <table:table-cell office:value-type="float" office:value="38.4897" calcext:value-type="float">
            <text:p>38.489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234</text:p>
          </table:table-cell>
          <table:table-cell office:value-type="float" office:value="1021108" calcext:value-type="float">
            <text:p>1021108</text:p>
          </table:table-cell>
          <table:table-cell office:value-type="string" calcext:value-type="string">
            <text:p>01021108</text:p>
          </table:table-cell>
          <table:table-cell office:value-type="string" calcext:value-type="string">
            <text:p>M'P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8</text:p>
          </table:table-cell>
          <table:table-cell office:value-type="float" office:value="-11.6003" calcext:value-type="float">
            <text:p>-11.600300</text:p>
          </table:table-cell>
          <table:table-cell office:value-type="float" office:value="39.6842" calcext:value-type="float">
            <text:p>39.6842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235</text:p>
          </table:table-cell>
          <table:table-cell office:value-type="float" office:value="1021109" calcext:value-type="float">
            <text:p>1021109</text:p>
          </table:table-cell>
          <table:table-cell office:value-type="string" calcext:value-type="string">
            <text:p>01021109</text:p>
          </table:table-cell>
          <table:table-cell office:value-type="string" calcext:value-type="string">
            <text:p>Cha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8</text:p>
          </table:table-cell>
          <table:table-cell office:value-type="float" office:value="-11.8225" calcext:value-type="float">
            <text:p>-11.822500</text:p>
          </table:table-cell>
          <table:table-cell office:value-type="float" office:value="39.4167" calcext:value-type="float">
            <text:p>39.416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236</text:p>
          </table:table-cell>
          <table:table-cell office:value-type="float" office:value="1021110" calcext:value-type="float">
            <text:p>1021110</text:p>
          </table:table-cell>
          <table:table-cell office:value-type="string" calcext:value-type="string">
            <text:p>01021110</text:p>
          </table:table-cell>
          <table:table-cell office:value-type="string" calcext:value-type="string">
            <text:p>Namat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8</text:p>
          </table:table-cell>
          <table:table-cell office:value-type="float" office:value="-11.1153" calcext:value-type="float">
            <text:p>-11.115300</text:p>
          </table:table-cell>
          <table:table-cell office:value-type="float" office:value="39.4739" calcext:value-type="float">
            <text:p>39.4739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237</text:p>
          </table:table-cell>
          <table:table-cell office:value-type="float" office:value="1021113" calcext:value-type="float">
            <text:p>1021113</text:p>
          </table:table-cell>
          <table:table-cell office:value-type="string" calcext:value-type="string">
            <text:p>01021113</text:p>
          </table:table-cell>
          <table:table-cell office:value-type="string" calcext:value-type="string">
            <text:p>Mbu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8</text:p>
          </table:table-cell>
          <table:table-cell office:value-type="float" office:value="-11.53" calcext:value-type="float">
            <text:p>-11.530000</text:p>
          </table:table-cell>
          <table:table-cell office:value-type="float" office:value="39.7186" calcext:value-type="float">
            <text:p>39.718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238</text:p>
          </table:table-cell>
          <table:table-cell office:value-type="float" office:value="1021106" calcext:value-type="float">
            <text:p>1021106</text:p>
          </table:table-cell>
          <table:table-cell office:value-type="string" calcext:value-type="string">
            <text:p>01021106</text:p>
          </table:table-cell>
          <table:table-cell office:value-type="string" calcext:value-type="string">
            <text:p>Hospital De Mue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28</text:p>
          </table:table-cell>
          <table:table-cell office:value-type="float" office:value="-11.6628" calcext:value-type="float">
            <text:p>-11.662800</text:p>
          </table:table-cell>
          <table:table-cell office:value-type="float" office:value="39.5536" calcext:value-type="float">
            <text:p>39.553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239</text:p>
          </table:table-cell>
          <table:table-cell office:value-type="float" office:value="1021212" calcext:value-type="float">
            <text:p>1021212</text:p>
          </table:table-cell>
          <table:table-cell office:value-type="string" calcext:value-type="string">
            <text:p>01021212</text:p>
          </table:table-cell>
          <table:table-cell office:value-type="string" calcext:value-type="string">
            <text:p>Miangalew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7</text:p>
          </table:table-cell>
          <table:table-cell office:value-type="float" office:value="-11.890967" calcext:value-type="float">
            <text:p>-11.890967</text:p>
          </table:table-cell>
          <table:table-cell office:value-type="float" office:value="39.734338" calcext:value-type="float">
            <text:p>39.734338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240</text:p>
          </table:table-cell>
          <table:table-cell office:value-type="float" office:value="1021211" calcext:value-type="float">
            <text:p>1021211</text:p>
          </table:table-cell>
          <table:table-cell office:value-type="string" calcext:value-type="string">
            <text:p>01021211</text:p>
          </table:table-cell>
          <table:table-cell office:value-type="string" calcext:value-type="string">
            <text:p>Namaca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7</text:p>
          </table:table-cell>
          <table:table-cell office:value-type="float" office:value="-11.7794" calcext:value-type="float">
            <text:p>-11.779400</text:p>
          </table:table-cell>
          <table:table-cell office:value-type="float" office:value="39.9006" calcext:value-type="float">
            <text:p>39.900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241</text:p>
          </table:table-cell>
          <table:table-cell office:value-type="float" office:value="1021209" calcext:value-type="float">
            <text:p>1021209</text:p>
          </table:table-cell>
          <table:table-cell office:value-type="string" calcext:value-type="string">
            <text:p>01021209</text:p>
          </table:table-cell>
          <table:table-cell office:value-type="string" calcext:value-type="string">
            <text:p>Mite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7</text:p>
          </table:table-cell>
          <table:table-cell office:value-type="float" office:value="-11.7614" calcext:value-type="float">
            <text:p>-11.761400</text:p>
          </table:table-cell>
          <table:table-cell office:value-type="float" office:value="39.7356" calcext:value-type="float">
            <text:p>39.735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242</text:p>
          </table:table-cell>
          <table:table-cell office:value-type="float" office:value="1021208" calcext:value-type="float">
            <text:p>1021208</text:p>
          </table:table-cell>
          <table:table-cell office:value-type="string" calcext:value-type="string">
            <text:p>01021208</text:p>
          </table:table-cell>
          <table:table-cell office:value-type="string" calcext:value-type="string">
            <text:p>Muati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27</text:p>
          </table:table-cell>
          <table:table-cell office:value-type="float" office:value="-11.76" calcext:value-type="float">
            <text:p>-11.760000</text:p>
          </table:table-cell>
          <table:table-cell office:value-type="float" office:value="39.8053" calcext:value-type="float">
            <text:p>39.805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243</text:p>
          </table:table-cell>
          <table:table-cell office:value-type="float" office:value="1021207" calcext:value-type="float">
            <text:p>1021207</text:p>
          </table:table-cell>
          <table:table-cell office:value-type="string" calcext:value-type="string">
            <text:p>01021207</text:p>
          </table:table-cell>
          <table:table-cell office:value-type="string" calcext:value-type="string">
            <text:p>Chitu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7</text:p>
          </table:table-cell>
          <table:table-cell office:value-type="float" office:value="-11.7053" calcext:value-type="float">
            <text:p>-11.705300</text:p>
          </table:table-cell>
          <table:table-cell office:value-type="float" office:value="39.9856" calcext:value-type="float">
            <text:p>39.985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244</text:p>
          </table:table-cell>
          <table:table-cell office:value-type="float" office:value="1021206" calcext:value-type="float">
            <text:p>1021206</text:p>
          </table:table-cell>
          <table:table-cell office:value-type="string" calcext:value-type="string">
            <text:p>01021206</text:p>
          </table:table-cell>
          <table:table-cell office:value-type="string" calcext:value-type="string">
            <text:p>Muambula (Sede Do Distrito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7</text:p>
          </table:table-cell>
          <table:table-cell office:value-type="float" office:value="-11.8236" calcext:value-type="float">
            <text:p>-11.823600</text:p>
          </table:table-cell>
          <table:table-cell office:value-type="float" office:value="39.8122" calcext:value-type="float">
            <text:p>39.8122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245</text:p>
          </table:table-cell>
          <table:table-cell office:value-type="float" office:value="1021310" calcext:value-type="float">
            <text:p>1021310</text:p>
          </table:table-cell>
          <table:table-cell office:value-type="string" calcext:value-type="string">
            <text:p>01021310</text:p>
          </table:table-cell>
          <table:table-cell office:value-type="string" calcext:value-type="string">
            <text:p>Nanrapa (Ep2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6</text:p>
          </table:table-cell>
          <table:table-cell office:value-type="float" office:value="-13.6881" calcext:value-type="float">
            <text:p>-13.688100</text:p>
          </table:table-cell>
          <table:table-cell office:value-type="float" office:value="38.7753" calcext:value-type="float">
            <text:p>38.775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246</text:p>
          </table:table-cell>
          <table:table-cell office:value-type="float" office:value="1021306" calcext:value-type="float">
            <text:p>1021306</text:p>
          </table:table-cell>
          <table:table-cell office:value-type="string" calcext:value-type="string">
            <text:p>01021306</text:p>
          </table:table-cell>
          <table:table-cell office:value-type="string" calcext:value-type="string">
            <text:p>Namu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26</text:p>
          </table:table-cell>
          <table:table-cell office:value-type="float" office:value="-13.6186" calcext:value-type="float">
            <text:p>-13.618600</text:p>
          </table:table-cell>
          <table:table-cell office:value-type="float" office:value="38.8161" calcext:value-type="float">
            <text:p>38.8161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247</text:p>
          </table:table-cell>
          <table:table-cell office:value-type="float" office:value="1021308" calcext:value-type="float">
            <text:p>1021308</text:p>
          </table:table-cell>
          <table:table-cell office:value-type="string" calcext:value-type="string">
            <text:p>01021308</text:p>
          </table:table-cell>
          <table:table-cell office:value-type="string" calcext:value-type="string">
            <text:p>Macho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6</text:p>
          </table:table-cell>
          <table:table-cell office:value-type="float" office:value="-13.9653" calcext:value-type="float">
            <text:p>-13.965300</text:p>
          </table:table-cell>
          <table:table-cell office:value-type="float" office:value="38.8056" calcext:value-type="float">
            <text:p>38.805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248</text:p>
          </table:table-cell>
          <table:table-cell office:value-type="float" office:value="1021311" calcext:value-type="float">
            <text:p>1021311</text:p>
          </table:table-cell>
          <table:table-cell office:value-type="string" calcext:value-type="string">
            <text:p>01021311</text:p>
          </table:table-cell>
          <table:table-cell office:value-type="string" calcext:value-type="string">
            <text:p>Ncum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6</text:p>
          </table:table-cell>
          <table:table-cell office:value-type="float" office:value="-13.7094" calcext:value-type="float">
            <text:p>-13.709400</text:p>
          </table:table-cell>
          <table:table-cell office:value-type="float" office:value="38.6006" calcext:value-type="float">
            <text:p>38.6006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249</text:p>
          </table:table-cell>
          <table:table-cell office:value-type="float" office:value="1021312" calcext:value-type="float">
            <text:p>1021312</text:p>
          </table:table-cell>
          <table:table-cell office:value-type="string" calcext:value-type="string">
            <text:p>01021312</text:p>
          </table:table-cell>
          <table:table-cell office:value-type="string" calcext:value-type="string">
            <text:p>Papa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6</text:p>
          </table:table-cell>
          <table:table-cell office:value-type="float" office:value="-14.0364" calcext:value-type="float">
            <text:p>-14.036400</text:p>
          </table:table-cell>
          <table:table-cell office:value-type="float" office:value="38.6767" calcext:value-type="float">
            <text:p>38.676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250</text:p>
          </table:table-cell>
          <table:table-cell office:value-type="float" office:value="1021307" calcext:value-type="float">
            <text:p>1021307</text:p>
          </table:table-cell>
          <table:table-cell office:value-type="string" calcext:value-type="string">
            <text:p>01021307</text:p>
          </table:table-cell>
          <table:table-cell office:value-type="string" calcext:value-type="string">
            <text:p>Huc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6</text:p>
          </table:table-cell>
          <table:table-cell office:value-type="float" office:value="-13.83" calcext:value-type="float">
            <text:p>-13.830000</text:p>
          </table:table-cell>
          <table:table-cell office:value-type="float" office:value="39.1228" calcext:value-type="float">
            <text:p>39.1228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251</text:p>
          </table:table-cell>
          <table:table-cell office:value-type="float" office:value="1021309" calcext:value-type="float">
            <text:p>1021309</text:p>
          </table:table-cell>
          <table:table-cell office:value-type="string" calcext:value-type="string">
            <text:p>01021309</text:p>
          </table:table-cell>
          <table:table-cell office:value-type="string" calcext:value-type="string">
            <text:p>Mel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6</text:p>
          </table:table-cell>
          <table:table-cell office:value-type="float" office:value="-13.4744" calcext:value-type="float">
            <text:p>-13.474400</text:p>
          </table:table-cell>
          <table:table-cell office:value-type="float" office:value="39.1742" calcext:value-type="float">
            <text:p>39.1742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252</text:p>
          </table:table-cell>
          <table:table-cell office:value-type="float" office:value="1021409" calcext:value-type="float">
            <text:p>1021409</text:p>
          </table:table-cell>
          <table:table-cell office:value-type="string" calcext:value-type="string">
            <text:p>01021409</text:p>
          </table:table-cell>
          <table:table-cell office:value-type="string" calcext:value-type="string">
            <text:p>Nko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5</text:p>
          </table:table-cell>
          <table:table-cell office:value-type="float" office:value="-11.152957" calcext:value-type="float">
            <text:p>-11.152957</text:p>
          </table:table-cell>
          <table:table-cell office:value-type="float" office:value="39.734338" calcext:value-type="float">
            <text:p>39.734338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253</text:p>
          </table:table-cell>
          <table:table-cell office:value-type="float" office:value="1021407" calcext:value-type="float">
            <text:p>1021407</text:p>
          </table:table-cell>
          <table:table-cell office:value-type="string" calcext:value-type="string">
            <text:p>01021407</text:p>
          </table:table-cell>
          <table:table-cell office:value-type="string" calcext:value-type="string">
            <text:p>N'T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5</text:p>
          </table:table-cell>
          <table:table-cell office:value-type="float" office:value="-11.4267" calcext:value-type="float">
            <text:p>-11.426700</text:p>
          </table:table-cell>
          <table:table-cell office:value-type="float" office:value="39.7414" calcext:value-type="float">
            <text:p>39.7414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254</text:p>
          </table:table-cell>
          <table:table-cell office:value-type="float" office:value="1021408" calcext:value-type="float">
            <text:p>1021408</text:p>
          </table:table-cell>
          <table:table-cell office:value-type="string" calcext:value-type="string">
            <text:p>01021408</text:p>
          </table:table-cell>
          <table:table-cell office:value-type="string" calcext:value-type="string">
            <text:p>N'To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5</text:p>
          </table:table-cell>
          <table:table-cell office:value-type="float" office:value="-11.3864" calcext:value-type="float">
            <text:p>-11.386400</text:p>
          </table:table-cell>
          <table:table-cell office:value-type="float" office:value="39.595" calcext:value-type="float">
            <text:p>39.5950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255</text:p>
          </table:table-cell>
          <table:table-cell office:value-type="float" office:value="1021410" calcext:value-type="float">
            <text:p>1021410</text:p>
          </table:table-cell>
          <table:table-cell office:value-type="string" calcext:value-type="string">
            <text:p>01021410</text:p>
          </table:table-cell>
          <table:table-cell office:value-type="string" calcext:value-type="string">
            <text:p>Mui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5</text:p>
          </table:table-cell>
          <table:table-cell office:value-type="float" office:value="-11.18344" calcext:value-type="float">
            <text:p>-11.183440</text:p>
          </table:table-cell>
          <table:table-cell office:value-type="float" office:value="39.735777" calcext:value-type="float">
            <text:p>39.735777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256</text:p>
          </table:table-cell>
          <table:table-cell office:value-type="float" office:value="1021406" calcext:value-type="float">
            <text:p>1021406</text:p>
          </table:table-cell>
          <table:table-cell office:value-type="string" calcext:value-type="string">
            <text:p>01021406</text:p>
          </table:table-cell>
          <table:table-cell office:value-type="string" calcext:value-type="string">
            <text:p>Nang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25</text:p>
          </table:table-cell>
          <table:table-cell office:value-type="float" office:value="-11.0614" calcext:value-type="float">
            <text:p>-11.061400</text:p>
          </table:table-cell>
          <table:table-cell office:value-type="float" office:value="39.6697" calcext:value-type="float">
            <text:p>39.6697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257</text:p>
          </table:table-cell>
          <table:table-cell office:value-type="float" office:value="1021510" calcext:value-type="float">
            <text:p>1021510</text:p>
          </table:table-cell>
          <table:table-cell office:value-type="string" calcext:value-type="string">
            <text:p>01021510</text:p>
          </table:table-cell>
          <table:table-cell office:value-type="string" calcext:value-type="string">
            <text:p>Pundanha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4</text:p>
          </table:table-cell>
          <table:table-cell office:value-type="float" office:value="-10.8908" calcext:value-type="float">
            <text:p>-10.890800</text:p>
          </table:table-cell>
          <table:table-cell office:value-type="float" office:value="40.0575" calcext:value-type="float">
            <text:p>40.0575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258</text:p>
          </table:table-cell>
          <table:table-cell office:value-type="float" office:value="1021511" calcext:value-type="float">
            <text:p>1021511</text:p>
          </table:table-cell>
          <table:table-cell office:value-type="string" calcext:value-type="string">
            <text:p>01021511</text:p>
          </table:table-cell>
          <table:table-cell office:value-type="string" calcext:value-type="string">
            <text:p>Quio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4</text:p>
          </table:table-cell>
          <table:table-cell office:value-type="float" office:value="-10.5928" calcext:value-type="float">
            <text:p>-10.592800</text:p>
          </table:table-cell>
          <table:table-cell office:value-type="float" office:value="40.5078" calcext:value-type="float">
            <text:p>40.5078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259</text:p>
          </table:table-cell>
          <table:table-cell office:value-type="float" office:value="1021506" calcext:value-type="float">
            <text:p>1021506</text:p>
          </table:table-cell>
          <table:table-cell office:value-type="string" calcext:value-type="string">
            <text:p>01021506</text:p>
          </table:table-cell>
          <table:table-cell office:value-type="string" calcext:value-type="string">
            <text:p>Pal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4</text:p>
          </table:table-cell>
          <table:table-cell office:value-type="float" office:value="-10.7808" calcext:value-type="float">
            <text:p>-10.780800</text:p>
          </table:table-cell>
          <table:table-cell office:value-type="float" office:value="40.4731" calcext:value-type="float">
            <text:p>40.4731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260</text:p>
          </table:table-cell>
          <table:table-cell office:value-type="float" office:value="1021507" calcext:value-type="float">
            <text:p>1021507</text:p>
          </table:table-cell>
          <table:table-cell office:value-type="string" calcext:value-type="string">
            <text:p>01021507</text:p>
          </table:table-cell>
          <table:table-cell office:value-type="string" calcext:value-type="string">
            <text:p>Mu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4</text:p>
          </table:table-cell>
          <table:table-cell office:value-type="float" office:value="-10.965" calcext:value-type="float">
            <text:p>-10.965000</text:p>
          </table:table-cell>
          <table:table-cell office:value-type="float" office:value="40.3558" calcext:value-type="float">
            <text:p>40.3558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261</text:p>
          </table:table-cell>
          <table:table-cell office:value-type="float" office:value="1021508" calcext:value-type="float">
            <text:p>1021508</text:p>
          </table:table-cell>
          <table:table-cell office:value-type="string" calcext:value-type="string">
            <text:p>01021508</text:p>
          </table:table-cell>
          <table:table-cell office:value-type="string" calcext:value-type="string">
            <text:p>Olu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4</text:p>
          </table:table-cell>
          <table:table-cell office:value-type="float" office:value="-10.9903" calcext:value-type="float">
            <text:p>-10.990300</text:p>
          </table:table-cell>
          <table:table-cell office:value-type="float" office:value="40.4792" calcext:value-type="float">
            <text:p>40.4792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262</text:p>
          </table:table-cell>
          <table:table-cell office:value-type="float" office:value="1021509" calcext:value-type="float">
            <text:p>1021509</text:p>
          </table:table-cell>
          <table:table-cell office:value-type="string" calcext:value-type="string">
            <text:p>01021509</text:p>
          </table:table-cell>
          <table:table-cell office:value-type="string" calcext:value-type="string">
            <text:p>Maganj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4</text:p>
          </table:table-cell>
          <table:table-cell office:value-type="float" office:value="-10.8569" calcext:value-type="float">
            <text:p>-10.856900</text:p>
          </table:table-cell>
          <table:table-cell office:value-type="float" office:value="40.5894" calcext:value-type="float">
            <text:p>40.5894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263</text:p>
          </table:table-cell>
          <table:table-cell office:value-type="float" office:value="1021607" calcext:value-type="float">
            <text:p>1021607</text:p>
          </table:table-cell>
          <table:table-cell office:value-type="string" calcext:value-type="string">
            <text:p>01020907</text:p>
          </table:table-cell>
          <table:table-cell office:value-type="string" calcext:value-type="string">
            <text:p>Nacu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3</text:p>
          </table:table-cell>
          <table:table-cell table:style-name="ce44" office:value-type="float" office:value="-12.934682" calcext:value-type="float">
            <text:p>-12.934682</text:p>
          </table:table-cell>
          <table:table-cell table:style-name="ce44" office:value-type="float" office:value="40.349689" calcext:value-type="float">
            <text:p>40.349689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264</text:p>
          </table:table-cell>
          <table:table-cell office:value-type="float" office:value="1021609" calcext:value-type="float">
            <text:p>1021609</text:p>
          </table:table-cell>
          <table:table-cell office:value-type="string" calcext:value-type="string">
            <text:p>01020909</text:p>
          </table:table-cell>
          <table:table-cell office:value-type="string" calcext:value-type="string">
            <text:p>Mie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3</text:p>
          </table:table-cell>
          <table:table-cell office:value-type="float" office:value="-13.1075" calcext:value-type="float">
            <text:p>-13.107500</text:p>
          </table:table-cell>
          <table:table-cell office:value-type="float" office:value="40.4539" calcext:value-type="float">
            <text:p>40.4539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265</text:p>
          </table:table-cell>
          <table:table-cell office:value-type="float" office:value="1021608" calcext:value-type="float">
            <text:p>1021608</text:p>
          </table:table-cell>
          <table:table-cell office:value-type="string" calcext:value-type="string">
            <text:p>01020908</text:p>
          </table:table-cell>
          <table:table-cell office:value-type="string" calcext:value-type="string">
            <text:p>Nanl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3</text:p>
          </table:table-cell>
          <table:table-cell table:style-name="ce44" office:value-type="float" office:value="-12.936621" calcext:value-type="float">
            <text:p>-12.936621</text:p>
          </table:table-cell>
          <table:table-cell table:style-name="ce44" office:value-type="float" office:value="40.361905" calcext:value-type="float">
            <text:p>40.361905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266</text:p>
          </table:table-cell>
          <table:table-cell office:value-type="float" office:value="1021606" calcext:value-type="float">
            <text:p>1021606</text:p>
          </table:table-cell>
          <table:table-cell office:value-type="string" calcext:value-type="string">
            <text:p>01020906</text:p>
          </table:table-cell>
          <table:table-cell office:value-type="string" calcext:value-type="string">
            <text:p>Nte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3</text:p>
          </table:table-cell>
          <table:table-cell table:style-name="ce44" office:value-type="float" office:value="-12.934297" calcext:value-type="float">
            <text:p>-12.934297</text:p>
          </table:table-cell>
          <table:table-cell table:style-name="ce44" office:value-type="float" office:value="40.348418" calcext:value-type="float">
            <text:p>40.348418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267</text:p>
          </table:table-cell>
          <table:table-cell office:value-type="float" office:value="1021601" calcext:value-type="float">
            <text:p>1021601</text:p>
          </table:table-cell>
          <table:table-cell office:value-type="string" calcext:value-type="string">
            <text:p>01020901</text:p>
          </table:table-cell>
          <table:table-cell office:value-type="string" calcext:value-type="string">
            <text:p>Metu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23</text:p>
          </table:table-cell>
          <table:table-cell table:style-name="ce44" office:value-type="float" office:value="-12.934616" calcext:value-type="float">
            <text:p>-12.934616</text:p>
          </table:table-cell>
          <table:table-cell table:style-name="ce44" office:value-type="float" office:value="40.350294" calcext:value-type="float">
            <text:p>40.350294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268</text:p>
          </table:table-cell>
          <table:table-cell office:value-type="float" office:value="1021706" calcext:value-type="float">
            <text:p>1021706</text:p>
          </table:table-cell>
          <table:table-cell office:value-type="string" calcext:value-type="string">
            <text:p>01021706</text:p>
          </table:table-cell>
          <table:table-cell office:value-type="string" calcext:value-type="string">
            <text:p>Quissan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29</text:p>
          </table:table-cell>
          <table:table-cell office:value-type="float" office:value="-12.4322" calcext:value-type="float">
            <text:p>-12.432200</text:p>
          </table:table-cell>
          <table:table-cell office:value-type="float" office:value="40.4833" calcext:value-type="float">
            <text:p>40.483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269</text:p>
          </table:table-cell>
          <table:table-cell office:value-type="float" office:value="1021708" calcext:value-type="float">
            <text:p>1021708</text:p>
          </table:table-cell>
          <table:table-cell office:value-type="string" calcext:value-type="string">
            <text:p>01021708</text:p>
          </table:table-cell>
          <table:table-cell office:value-type="string" calcext:value-type="string">
            <text:p>Mah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9</text:p>
          </table:table-cell>
          <table:table-cell office:value-type="float" office:value="-12.5236" calcext:value-type="float">
            <text:p>-12.523600</text:p>
          </table:table-cell>
          <table:table-cell office:value-type="float" office:value="40.2553" calcext:value-type="float">
            <text:p>40.255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270</text:p>
          </table:table-cell>
          <table:table-cell office:value-type="float" office:value="1021709" calcext:value-type="float">
            <text:p>1021709</text:p>
          </table:table-cell>
          <table:table-cell office:value-type="string" calcext:value-type="string">
            <text:p>01021709</text:p>
          </table:table-cell>
          <table:table-cell office:value-type="string" calcext:value-type="string">
            <text:p>Namalu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29</text:p>
          </table:table-cell>
          <table:table-cell office:value-type="float" office:value="-12.3442" calcext:value-type="float">
            <text:p>-12.344200</text:p>
          </table:table-cell>
          <table:table-cell office:value-type="float" office:value="40.3139" calcext:value-type="float">
            <text:p>40.3139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271</text:p>
          </table:table-cell>
          <table:table-cell office:value-type="float" office:value="1021710" calcext:value-type="float">
            <text:p>1021710</text:p>
          </table:table-cell>
          <table:table-cell office:value-type="string" calcext:value-type="string">
            <text:p>01021710</text:p>
          </table:table-cell>
          <table:table-cell office:value-type="string" calcext:value-type="string">
            <text:p>Bilibiz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29</text:p>
          </table:table-cell>
          <table:table-cell office:value-type="float" office:value="-12.5639" calcext:value-type="float">
            <text:p>-12.563900</text:p>
          </table:table-cell>
          <table:table-cell office:value-type="float" office:value="40.2853" calcext:value-type="float">
            <text:p>40.2853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272</text:p>
          </table:table-cell>
          <table:table-cell office:value-type="float" office:value="1021711" calcext:value-type="float">
            <text:p>1021711</text:p>
          </table:table-cell>
          <table:table-cell office:value-type="string" calcext:value-type="string">
            <text:p>01021711</text:p>
          </table:table-cell>
          <table:table-cell office:value-type="string" calcext:value-type="string">
            <text:p>Toro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29</text:p>
          </table:table-cell>
          <table:table-cell office:value-type="float" office:value="-12.5958" calcext:value-type="float">
            <text:p>-12.595800</text:p>
          </table:table-cell>
          <table:table-cell office:value-type="float" office:value="40.1522" calcext:value-type="float">
            <text:p>40.152200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273</text:p>
          </table:table-cell>
          <table:table-cell office:value-type="float" office:value="1021712" calcext:value-type="float">
            <text:p>1021712</text:p>
          </table:table-cell>
          <table:table-cell office:value-type="string" calcext:value-type="string">
            <text:p>01021712</text:p>
          </table:table-cell>
          <table:table-cell office:value-type="string" calcext:value-type="string">
            <text:p>Naco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9</text:p>
          </table:table-cell>
          <table:table-cell office:value-type="float" office:value="-12.518392" calcext:value-type="float">
            <text:p>-12.518392</text:p>
          </table:table-cell>
          <table:table-cell office:value-type="float" office:value="40.390488" calcext:value-type="float">
            <text:p>40.390488</text:p>
          </table:table-cell>
          <table:table-cell table:number-columns-repeated="2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274</text:p>
          </table:table-cell>
          <table:table-cell office:value-type="float" office:value="1021707" calcext:value-type="float">
            <text:p>1021707</text:p>
          </table:table-cell>
          <table:table-cell office:value-type="string" calcext:value-type="string">
            <text:p>01021707</text:p>
          </table:table-cell>
          <table:table-cell office:value-type="string" calcext:value-type="string">
            <text:p>Cage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29</text:p>
          </table:table-cell>
          <table:table-cell office:value-type="float" office:value="-12.38" calcext:value-type="float">
            <text:p>-12.380000</text:p>
          </table:table-cell>
          <table:table-cell office:value-type="float" office:value="40.2642" calcext:value-type="float">
            <text:p>40.264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75</text:p>
          </table:table-cell>
          <table:table-cell office:value-type="float" office:value="1030114" calcext:value-type="float">
            <text:p>1030114</text:p>
          </table:table-cell>
          <table:table-cell office:value-type="string" calcext:value-type="string">
            <text:p>01030114</text:p>
          </table:table-cell>
          <table:table-cell office:value-type="string" calcext:value-type="string">
            <text:p>O.T.M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39</text:p>
          </table:table-cell>
          <table:table-cell office:value-type="float" office:value="-15.1153" calcext:value-type="float">
            <text:p>-15.115300</text:p>
          </table:table-cell>
          <table:table-cell office:value-type="float" office:value="39.2619" calcext:value-type="float">
            <text:p>39.26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76</text:p>
          </table:table-cell>
          <table:table-cell office:value-type="float" office:value="1030102" calcext:value-type="float">
            <text:p>1030102</text:p>
          </table:table-cell>
          <table:table-cell office:value-type="string" calcext:value-type="string">
            <text:p>01030102</text:p>
          </table:table-cell>
          <table:table-cell office:value-type="string" calcext:value-type="string">
            <text:p>Hospital Mili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-139</text:p>
          </table:table-cell>
          <table:table-cell office:value-type="float" office:value="-15.116667" calcext:value-type="float">
            <text:p>-15.116667</text:p>
          </table:table-cell>
          <table:table-cell office:value-type="float" office:value="39.266667" calcext:value-type="float">
            <text:p>39.266667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77</text:p>
          </table:table-cell>
          <table:table-cell office:value-type="float" office:value="1030106" calcext:value-type="float">
            <text:p>1030106</text:p>
          </table:table-cell>
          <table:table-cell office:value-type="string" calcext:value-type="string">
            <text:p>01030106</text:p>
          </table:table-cell>
          <table:table-cell office:value-type="string" calcext:value-type="string">
            <text:p>25 De Setembro Csu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139</text:p>
          </table:table-cell>
          <table:table-cell office:value-type="float" office:value="-15.1114" calcext:value-type="float">
            <text:p>-15.111400</text:p>
          </table:table-cell>
          <table:table-cell office:value-type="float" office:value="39.2536" calcext:value-type="float">
            <text:p>39.253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78</text:p>
          </table:table-cell>
          <table:table-cell office:value-type="float" office:value="1030107" calcext:value-type="float">
            <text:p>1030107</text:p>
          </table:table-cell>
          <table:table-cell office:value-type="string" calcext:value-type="string">
            <text:p>01030107</text:p>
          </table:table-cell>
          <table:table-cell office:value-type="string" calcext:value-type="string">
            <text:p>Marr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-139</text:p>
          </table:table-cell>
          <table:table-cell office:value-type="float" office:value="-15.1194" calcext:value-type="float">
            <text:p>-15.119400</text:p>
          </table:table-cell>
          <table:table-cell office:value-type="float" office:value="39.1894" calcext:value-type="float">
            <text:p>39.189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79</text:p>
          </table:table-cell>
          <table:table-cell office:value-type="float" office:value="1030108" calcext:value-type="float">
            <text:p>1030108</text:p>
          </table:table-cell>
          <table:table-cell office:value-type="string" calcext:value-type="string">
            <text:p>01030108</text:p>
          </table:table-cell>
          <table:table-cell office:value-type="string" calcext:value-type="string">
            <text:p>1 De Ma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39</text:p>
          </table:table-cell>
          <table:table-cell office:value-type="float" office:value="-15.1142" calcext:value-type="float">
            <text:p>-15.114200</text:p>
          </table:table-cell>
          <table:table-cell office:value-type="float" office:value="39.2681" calcext:value-type="float">
            <text:p>39.268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0</text:p>
          </table:table-cell>
          <table:table-cell office:value-type="float" office:value="1030109" calcext:value-type="float">
            <text:p>1030109</text:p>
          </table:table-cell>
          <table:table-cell office:value-type="string" calcext:value-type="string">
            <text:p>01030109</text:p>
          </table:table-cell>
          <table:table-cell office:value-type="string" calcext:value-type="string">
            <text:p>Napip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39</text:p>
          </table:table-cell>
          <table:table-cell office:value-type="float" office:value="-15.1078" calcext:value-type="float">
            <text:p>-15.107800</text:p>
          </table:table-cell>
          <table:table-cell office:value-type="float" office:value="39.2581" calcext:value-type="float">
            <text:p>39.258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1</text:p>
          </table:table-cell>
          <table:table-cell office:value-type="float" office:value="1030113" calcext:value-type="float">
            <text:p>1030113</text:p>
          </table:table-cell>
          <table:table-cell office:value-type="string" calcext:value-type="string">
            <text:p>01030113</text:p>
          </table:table-cell>
          <table:table-cell office:value-type="string" calcext:value-type="string">
            <text:p>Namicop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39</text:p>
          </table:table-cell>
          <table:table-cell office:value-type="float" office:value="-15.1106" calcext:value-type="float">
            <text:p>-15.110600</text:p>
          </table:table-cell>
          <table:table-cell office:value-type="float" office:value="39.2728" calcext:value-type="float">
            <text:p>39.272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2</text:p>
          </table:table-cell>
          <table:table-cell office:value-type="float" office:value="1030119" calcext:value-type="float">
            <text:p>1030119</text:p>
          </table:table-cell>
          <table:table-cell office:value-type="string" calcext:value-type="string">
            <text:p>01030119</text:p>
          </table:table-cell>
          <table:table-cell office:value-type="string" calcext:value-type="string">
            <text:p>Penitenciár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39</text:p>
          </table:table-cell>
          <table:table-cell office:value-type="float" office:value="-15.12297" calcext:value-type="float">
            <text:p>-15.122970</text:p>
          </table:table-cell>
          <table:table-cell office:value-type="float" office:value="39.270246" calcext:value-type="float">
            <text:p>39.270246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3</text:p>
          </table:table-cell>
          <table:table-cell office:value-type="float" office:value="1030117" calcext:value-type="float">
            <text:p>1030117</text:p>
          </table:table-cell>
          <table:table-cell office:value-type="string" calcext:value-type="string">
            <text:p>01030117</text:p>
          </table:table-cell>
          <table:table-cell table:style-name="ce38" office:value-type="string" calcext:value-type="string">
            <text:p>Muhala Expansão CSU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39</text:p>
          </table:table-cell>
          <table:table-cell office:value-type="float" office:value="-15.118795" calcext:value-type="float">
            <text:p>-15.118795</text:p>
          </table:table-cell>
          <table:table-cell office:value-type="float" office:value="39.270117" calcext:value-type="float">
            <text:p>39.270117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4</text:p>
          </table:table-cell>
          <table:table-cell office:value-type="float" office:value="1030116" calcext:value-type="float">
            <text:p>1030116</text:p>
          </table:table-cell>
          <table:table-cell office:value-type="string" calcext:value-type="string">
            <text:p>01030116</text:p>
          </table:table-cell>
          <table:table-cell office:value-type="string" calcext:value-type="string">
            <text:p>Centro De Saúde Mental De Nampu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-139</text:p>
          </table:table-cell>
          <table:table-cell office:value-type="float" office:value="-15.117857" calcext:value-type="float">
            <text:p>-15.117857</text:p>
          </table:table-cell>
          <table:table-cell office:value-type="float" office:value="39.268957" calcext:value-type="float">
            <text:p>39.268957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5</text:p>
          </table:table-cell>
          <table:table-cell office:value-type="float" office:value="1030100" calcext:value-type="float">
            <text:p>1030100</text:p>
          </table:table-cell>
          <table:table-cell office:value-type="string" calcext:value-type="string">
            <text:p>01030100</text:p>
          </table:table-cell>
          <table:table-cell office:value-type="string" calcext:value-type="string">
            <text:p>Hospital Central Namp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-139</text:p>
          </table:table-cell>
          <table:table-cell office:value-type="float" office:value="-15.1231" calcext:value-type="float">
            <text:p>-15.123100</text:p>
          </table:table-cell>
          <table:table-cell office:value-type="float" office:value="39.2619" calcext:value-type="float">
            <text:p>39.26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6</text:p>
          </table:table-cell>
          <table:table-cell office:value-type="float" office:value="1030112" calcext:value-type="float">
            <text:p>1030112</text:p>
          </table:table-cell>
          <table:table-cell office:value-type="string" calcext:value-type="string">
            <text:p>01030112</text:p>
          </table:table-cell>
          <table:table-cell office:value-type="string" calcext:value-type="string">
            <text:p>Namutequeli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39</text:p>
          </table:table-cell>
          <table:table-cell office:value-type="float" office:value="-15.1186" calcext:value-type="float">
            <text:p>-15.118600</text:p>
          </table:table-cell>
          <table:table-cell office:value-type="float" office:value="39.2789" calcext:value-type="float">
            <text:p>39.278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7</text:p>
          </table:table-cell>
          <table:table-cell office:value-type="float" office:value="1030120" calcext:value-type="float">
            <text:p>1030120</text:p>
          </table:table-cell>
          <table:table-cell office:value-type="string" calcext:value-type="string">
            <text:p>01030120</text:p>
          </table:table-cell>
          <table:table-cell office:value-type="string" calcext:value-type="string">
            <text:p>Mutavare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9</text:p>
          </table:table-cell>
          <table:table-cell office:value-type="float" office:value="-15.11724" calcext:value-type="float">
            <text:p>-15.117240</text:p>
          </table:table-cell>
          <table:table-cell office:value-type="float" office:value="39.267664" calcext:value-type="float">
            <text:p>39.267664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8</text:p>
          </table:table-cell>
          <table:table-cell office:value-type="float" office:value="1030121" calcext:value-type="float">
            <text:p>1030121</text:p>
          </table:table-cell>
          <table:table-cell office:value-type="string" calcext:value-type="string">
            <text:p>01030121</text:p>
          </table:table-cell>
          <table:table-cell office:value-type="string" calcext:value-type="string">
            <text:p>Niarro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9</text:p>
          </table:table-cell>
          <table:table-cell office:value-type="float" office:value="-15.116782" calcext:value-type="float">
            <text:p>-15.116782</text:p>
          </table:table-cell>
          <table:table-cell office:value-type="float" office:value="39.266892" calcext:value-type="float">
            <text:p>39.266892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289</text:p>
          </table:table-cell>
          <table:table-cell office:value-type="float" office:value="1030122" calcext:value-type="float">
            <text:p>1030122</text:p>
          </table:table-cell>
          <table:table-cell office:value-type="string" calcext:value-type="string">
            <text:p>01030122</text:p>
          </table:table-cell>
          <table:table-cell office:value-type="string" calcext:value-type="string">
            <text:p>Mucuach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39</text:p>
          </table:table-cell>
          <table:table-cell office:value-type="float" office:value="-15.116884" calcext:value-type="float">
            <text:p>-15.116884</text:p>
          </table:table-cell>
          <table:table-cell office:value-type="float" office:value="39.266613" calcext:value-type="float">
            <text:p>39.266613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0</text:p>
          </table:table-cell>
          <table:table-cell office:value-type="float" office:value="1030214" calcext:value-type="float">
            <text:p>1030214</text:p>
          </table:table-cell>
          <table:table-cell office:value-type="string" calcext:value-type="string">
            <text:p>01030214</text:p>
          </table:table-cell>
          <table:table-cell office:value-type="string" calcext:value-type="string">
            <text:p>Naprum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0</text:p>
          </table:table-cell>
          <table:table-cell office:value-type="float" office:value="-16.075" calcext:value-type="float">
            <text:p>-16.075000</text:p>
          </table:table-cell>
          <table:table-cell office:value-type="float" office:value="39.6186" calcext:value-type="float">
            <text:p>39.618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1</text:p>
          </table:table-cell>
          <table:table-cell office:value-type="float" office:value="1030215" calcext:value-type="float">
            <text:p>1030215</text:p>
          </table:table-cell>
          <table:table-cell office:value-type="string" calcext:value-type="string">
            <text:p>01030215</text:p>
          </table:table-cell>
          <table:table-cell office:value-type="string" calcext:value-type="string">
            <text:p>Quilu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0</text:p>
          </table:table-cell>
          <table:table-cell office:value-type="float" office:value="-16.244" calcext:value-type="float">
            <text:p>-16.244000</text:p>
          </table:table-cell>
          <table:table-cell office:value-type="float" office:value="39.907" calcext:value-type="float">
            <text:p>39.907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2</text:p>
          </table:table-cell>
          <table:table-cell office:value-type="float" office:value="1030216" calcext:value-type="float">
            <text:p>1030216</text:p>
          </table:table-cell>
          <table:table-cell office:value-type="string" calcext:value-type="string">
            <text:p>01030216</text:p>
          </table:table-cell>
          <table:table-cell office:value-type="string" calcext:value-type="string">
            <text:p>Sanga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0</text:p>
          </table:table-cell>
          <table:table-cell office:value-type="float" office:value="-16.0325" calcext:value-type="float">
            <text:p>-16.032500</text:p>
          </table:table-cell>
          <table:table-cell office:value-type="float" office:value="40.1022" calcext:value-type="float">
            <text:p>40.102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3</text:p>
          </table:table-cell>
          <table:table-cell office:value-type="float" office:value="1030217" calcext:value-type="float">
            <text:p>1030217</text:p>
          </table:table-cell>
          <table:table-cell office:value-type="string" calcext:value-type="string">
            <text:p>01030217</text:p>
          </table:table-cell>
          <table:table-cell office:value-type="string" calcext:value-type="string">
            <text:p>Malat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0</text:p>
          </table:table-cell>
          <table:table-cell office:value-type="float" office:value="-16.1914" calcext:value-type="float">
            <text:p>-16.191400</text:p>
          </table:table-cell>
          <table:table-cell office:value-type="float" office:value="39.9286" calcext:value-type="float">
            <text:p>39.928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4</text:p>
          </table:table-cell>
          <table:table-cell office:value-type="float" office:value="1030219" calcext:value-type="float">
            <text:p>1030219</text:p>
          </table:table-cell>
          <table:table-cell office:value-type="string" calcext:value-type="string">
            <text:p>01030219</text:p>
          </table:table-cell>
          <table:table-cell office:value-type="string" calcext:value-type="string">
            <text:p>Catamo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0</text:p>
          </table:table-cell>
          <table:table-cell office:value-type="float" office:value="-16.3597" calcext:value-type="float">
            <text:p>-16.359700</text:p>
          </table:table-cell>
          <table:table-cell office:value-type="float" office:value="39.8056" calcext:value-type="float">
            <text:p>39.805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5</text:p>
          </table:table-cell>
          <table:table-cell office:value-type="float" office:value="1030220" calcext:value-type="float">
            <text:p>1030220</text:p>
          </table:table-cell>
          <table:table-cell office:value-type="string" calcext:value-type="string">
            <text:p>01030220</text:p>
          </table:table-cell>
          <table:table-cell office:value-type="string" calcext:value-type="string">
            <text:p>Mirre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40</text:p>
          </table:table-cell>
          <table:table-cell office:value-type="float" office:value="-16.2506" calcext:value-type="float">
            <text:p>-16.250600</text:p>
          </table:table-cell>
          <table:table-cell office:value-type="float" office:value="39.6525" calcext:value-type="float">
            <text:p>39.652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6</text:p>
          </table:table-cell>
          <table:table-cell office:value-type="float" office:value="1030213" calcext:value-type="float">
            <text:p>1030213</text:p>
          </table:table-cell>
          <table:table-cell office:value-type="string" calcext:value-type="string">
            <text:p>01030213</text:p>
          </table:table-cell>
          <table:table-cell office:value-type="string" calcext:value-type="string">
            <text:p>Naco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0</text:p>
          </table:table-cell>
          <table:table-cell office:value-type="float" office:value="-15.9953" calcext:value-type="float">
            <text:p>-15.995300</text:p>
          </table:table-cell>
          <table:table-cell office:value-type="float" office:value="39.7375" calcext:value-type="float">
            <text:p>39.737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7</text:p>
          </table:table-cell>
          <table:table-cell office:value-type="float" office:value="1030207" calcext:value-type="float">
            <text:p>1030207</text:p>
          </table:table-cell>
          <table:table-cell office:value-type="string" calcext:value-type="string">
            <text:p>01030207</text:p>
          </table:table-cell>
          <table:table-cell office:value-type="string" calcext:value-type="string">
            <text:p>Namapo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0</text:p>
          </table:table-cell>
          <table:table-cell office:value-type="float" office:value="-15.9011" calcext:value-type="float">
            <text:p>-15.901100</text:p>
          </table:table-cell>
          <table:table-cell office:value-type="float" office:value="39.8644" calcext:value-type="float">
            <text:p>39.864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8</text:p>
          </table:table-cell>
          <table:table-cell office:value-type="float" office:value="1030206" calcext:value-type="float">
            <text:p>1030206</text:p>
          </table:table-cell>
          <table:table-cell office:value-type="string" calcext:value-type="string">
            <text:p>01030206</text:p>
          </table:table-cell>
          <table:table-cell office:value-type="string" calcext:value-type="string">
            <text:p>Ingu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40</text:p>
          </table:table-cell>
          <table:table-cell office:value-type="float" office:value="-16.2189" calcext:value-type="float">
            <text:p>-16.218900</text:p>
          </table:table-cell>
          <table:table-cell office:value-type="float" office:value="39.8992" calcext:value-type="float">
            <text:p>39.899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299</text:p>
          </table:table-cell>
          <table:table-cell office:value-type="float" office:value="1030201" calcext:value-type="float">
            <text:p>1030201</text:p>
          </table:table-cell>
          <table:table-cell office:value-type="string" calcext:value-type="string">
            <text:p>01030201</text:p>
          </table:table-cell>
          <table:table-cell office:value-type="string" calcext:value-type="string">
            <text:p>Ango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40</text:p>
          </table:table-cell>
          <table:table-cell office:value-type="float" office:value="-16.2294" calcext:value-type="float">
            <text:p>-16.229400</text:p>
          </table:table-cell>
          <table:table-cell office:value-type="float" office:value="39.9078" calcext:value-type="float">
            <text:p>39.907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300</text:p>
          </table:table-cell>
          <table:table-cell office:value-type="float" office:value="1030286" calcext:value-type="float">
            <text:p>1030286</text:p>
          </table:table-cell>
          <table:table-cell office:value-type="string" calcext:value-type="string">
            <text:p>01030286</text:p>
          </table:table-cell>
          <table:table-cell office:value-type="string" calcext:value-type="string">
            <text:p>Ge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0</text:p>
          </table:table-cell>
          <table:table-cell office:value-type="float" office:value="-16.248104" calcext:value-type="float">
            <text:p>-16.248104</text:p>
          </table:table-cell>
          <table:table-cell office:value-type="float" office:value="39.907777" calcext:value-type="float">
            <text:p>39.907777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301</text:p>
          </table:table-cell>
          <table:table-cell office:value-type="float" office:value="1030285" calcext:value-type="float">
            <text:p>1030285</text:p>
          </table:table-cell>
          <table:table-cell office:value-type="string" calcext:value-type="string">
            <text:p>01030285</text:p>
          </table:table-cell>
          <table:table-cell office:value-type="string" calcext:value-type="string">
            <text:p>Quelele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0</text:p>
          </table:table-cell>
          <table:table-cell office:value-type="float" office:value="-16.3442" calcext:value-type="float">
            <text:p>-16.344200</text:p>
          </table:table-cell>
          <table:table-cell office:value-type="float" office:value="39.92" calcext:value-type="float">
            <text:p>39.92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302</text:p>
          </table:table-cell>
          <table:table-cell office:value-type="float" office:value="1030209" calcext:value-type="float">
            <text:p>1030209</text:p>
          </table:table-cell>
          <table:table-cell office:value-type="string" calcext:value-type="string">
            <text:p>01030209</text:p>
          </table:table-cell>
          <table:table-cell office:value-type="string" calcext:value-type="string">
            <text:p>Nati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0</text:p>
          </table:table-cell>
          <table:table-cell office:value-type="float" office:value="-16.0919" calcext:value-type="float">
            <text:p>-16.091900</text:p>
          </table:table-cell>
          <table:table-cell office:value-type="float" office:value="39.6606" calcext:value-type="float">
            <text:p>39.660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303</text:p>
          </table:table-cell>
          <table:table-cell office:value-type="float" office:value="1030210" calcext:value-type="float">
            <text:p>1030210</text:p>
          </table:table-cell>
          <table:table-cell office:value-type="string" calcext:value-type="string">
            <text:p>01030210</text:p>
          </table:table-cell>
          <table:table-cell office:value-type="string" calcext:value-type="string">
            <text:p>Aub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40</text:p>
          </table:table-cell>
          <table:table-cell office:value-type="float" office:value="-16.3658" calcext:value-type="float">
            <text:p>-16.365800</text:p>
          </table:table-cell>
          <table:table-cell office:value-type="float" office:value="39.75" calcext:value-type="float">
            <text:p>39.75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304</text:p>
          </table:table-cell>
          <table:table-cell office:value-type="float" office:value="1030208" calcext:value-type="float">
            <text:p>1030208</text:p>
          </table:table-cell>
          <table:table-cell office:value-type="string" calcext:value-type="string">
            <text:p>01030208</text:p>
          </table:table-cell>
          <table:table-cell office:value-type="string" calcext:value-type="string">
            <text:p>Namitor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140</text:p>
          </table:table-cell>
          <table:table-cell office:value-type="float" office:value="-16.0592" calcext:value-type="float">
            <text:p>-16.059200</text:p>
          </table:table-cell>
          <table:table-cell office:value-type="float" office:value="39.7275" calcext:value-type="float">
            <text:p>39.727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305</text:p>
          </table:table-cell>
          <table:table-cell office:value-type="float" office:value="1030212" calcext:value-type="float">
            <text:p>1030212</text:p>
          </table:table-cell>
          <table:table-cell office:value-type="string" calcext:value-type="string">
            <text:p>01030212</text:p>
          </table:table-cell>
          <table:table-cell office:value-type="string" calcext:value-type="string">
            <text:p>Merre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0</text:p>
          </table:table-cell>
          <table:table-cell office:value-type="float" office:value="-16.1831" calcext:value-type="float">
            <text:p>-16.183100</text:p>
          </table:table-cell>
          <table:table-cell office:value-type="float" office:value="39.6406" calcext:value-type="float">
            <text:p>39.640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306</text:p>
          </table:table-cell>
          <table:table-cell office:value-type="float" office:value="1030211" calcext:value-type="float">
            <text:p>1030211</text:p>
          </table:table-cell>
          <table:table-cell office:value-type="string" calcext:value-type="string">
            <text:p>01030211</text:p>
          </table:table-cell>
          <table:table-cell office:value-type="string" calcext:value-type="string">
            <text:p>Mepapa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0</text:p>
          </table:table-cell>
          <table:table-cell office:value-type="float" office:value="-15.8703" calcext:value-type="float">
            <text:p>-15.870300</text:p>
          </table:table-cell>
          <table:table-cell office:value-type="float" office:value="39.7428" calcext:value-type="float">
            <text:p>39.742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307</text:p>
          </table:table-cell>
          <table:table-cell office:value-type="float" office:value="1030218" calcext:value-type="float">
            <text:p>1030218</text:p>
          </table:table-cell>
          <table:table-cell office:value-type="string" calcext:value-type="string">
            <text:p>01030218</text:p>
          </table:table-cell>
          <table:table-cell office:value-type="string" calcext:value-type="string">
            <text:p>Josina Mach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0</text:p>
          </table:table-cell>
          <table:table-cell office:value-type="float" office:value="-16.246898" calcext:value-type="float">
            <text:p>-16.246898</text:p>
          </table:table-cell>
          <table:table-cell office:value-type="float" office:value="39.905568" calcext:value-type="float">
            <text:p>39.905568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308</text:p>
          </table:table-cell>
          <table:table-cell office:value-type="float" office:value="1030221" calcext:value-type="float">
            <text:p>1030221</text:p>
          </table:table-cell>
          <table:table-cell office:value-type="string" calcext:value-type="string">
            <text:p>01030221</text:p>
          </table:table-cell>
          <table:table-cell office:value-type="string" calcext:value-type="string">
            <text:p>Mucu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0</text:p>
          </table:table-cell>
          <table:table-cell office:value-type="float" office:value="-16.244021" calcext:value-type="float">
            <text:p>-16.244021</text:p>
          </table:table-cell>
          <table:table-cell office:value-type="float" office:value="39.907035" calcext:value-type="float">
            <text:p>39.907035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09</text:p>
          </table:table-cell>
          <table:table-cell office:value-type="float" office:value="1030306" calcext:value-type="float">
            <text:p>1030306</text:p>
          </table:table-cell>
          <table:table-cell office:value-type="string" calcext:value-type="string">
            <text:p>01030306</text:p>
          </table:table-cell>
          <table:table-cell office:value-type="string" calcext:value-type="string">
            <text:p>Alu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141</text:p>
          </table:table-cell>
          <table:table-cell office:value-type="float" office:value="-13.9356" calcext:value-type="float">
            <text:p>-13.935600</text:p>
          </table:table-cell>
          <table:table-cell office:value-type="float" office:value="39.9251" calcext:value-type="float">
            <text:p>39.9251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10</text:p>
          </table:table-cell>
          <table:table-cell office:value-type="float" office:value="1030313" calcext:value-type="float">
            <text:p>1030313</text:p>
          </table:table-cell>
          <table:table-cell office:value-type="string" calcext:value-type="string">
            <text:p>01030313</text:p>
          </table:table-cell>
          <table:table-cell office:value-type="string" calcext:value-type="string">
            <text:p>Tubruto(25 De Junho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1</text:p>
          </table:table-cell>
          <table:table-cell office:value-type="float" office:value="-13.899864" calcext:value-type="float">
            <text:p>-13.899864</text:p>
          </table:table-cell>
          <table:table-cell office:value-type="float" office:value="39.816748" calcext:value-type="float">
            <text:p>39.816748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11</text:p>
          </table:table-cell>
          <table:table-cell office:value-type="float" office:value="1030301" calcext:value-type="float">
            <text:p>1030301</text:p>
          </table:table-cell>
          <table:table-cell office:value-type="string" calcext:value-type="string">
            <text:p>01030301</text:p>
          </table:table-cell>
          <table:table-cell office:value-type="string" calcext:value-type="string">
            <text:p>Nama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41</text:p>
          </table:table-cell>
          <table:table-cell office:value-type="float" office:value="-13.7163" calcext:value-type="float">
            <text:p>-13.716300</text:p>
          </table:table-cell>
          <table:table-cell office:value-type="float" office:value="39.8226" calcext:value-type="float">
            <text:p>39.8226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12</text:p>
          </table:table-cell>
          <table:table-cell office:value-type="float" office:value="1030307" calcext:value-type="float">
            <text:p>1030307</text:p>
          </table:table-cell>
          <table:table-cell office:value-type="string" calcext:value-type="string">
            <text:p>01030307</text:p>
          </table:table-cell>
          <table:table-cell office:value-type="string" calcext:value-type="string">
            <text:p>Mirro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1</text:p>
          </table:table-cell>
          <table:table-cell office:value-type="float" office:value="-13.8452" calcext:value-type="float">
            <text:p>-13.845200</text:p>
          </table:table-cell>
          <table:table-cell office:value-type="float" office:value="39.5437" calcext:value-type="float">
            <text:p>39.5437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13</text:p>
          </table:table-cell>
          <table:table-cell office:value-type="float" office:value="1030312" calcext:value-type="float">
            <text:p>1030312</text:p>
          </table:table-cell>
          <table:table-cell office:value-type="string" calcext:value-type="string">
            <text:p>01030312</text:p>
          </table:table-cell>
          <table:table-cell office:value-type="string" calcext:value-type="string">
            <text:p>Kut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1</text:p>
          </table:table-cell>
          <table:table-cell office:value-type="float" office:value="-13.888597" calcext:value-type="float">
            <text:p>-13.888597</text:p>
          </table:table-cell>
          <table:table-cell office:value-type="float" office:value="39.904605" calcext:value-type="float">
            <text:p>39.904605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14</text:p>
          </table:table-cell>
          <table:table-cell office:value-type="float" office:value="1030311" calcext:value-type="float">
            <text:p>1030311</text:p>
          </table:table-cell>
          <table:table-cell office:value-type="string" calcext:value-type="string">
            <text:p>01030311</text:p>
          </table:table-cell>
          <table:table-cell office:value-type="string" calcext:value-type="string">
            <text:p>Odine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1</text:p>
          </table:table-cell>
          <table:table-cell office:value-type="float" office:value="-13.6004" calcext:value-type="float">
            <text:p>-13.600400</text:p>
          </table:table-cell>
          <table:table-cell office:value-type="float" office:value="40.0273" calcext:value-type="float">
            <text:p>40.0273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15</text:p>
          </table:table-cell>
          <table:table-cell office:value-type="float" office:value="1030310" calcext:value-type="float">
            <text:p>1030310</text:p>
          </table:table-cell>
          <table:table-cell office:value-type="string" calcext:value-type="string">
            <text:p>01030310</text:p>
          </table:table-cell>
          <table:table-cell office:value-type="string" calcext:value-type="string">
            <text:p>Samora Mach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1</text:p>
          </table:table-cell>
          <table:table-cell office:value-type="float" office:value="-14.0091" calcext:value-type="float">
            <text:p>-14.009100</text:p>
          </table:table-cell>
          <table:table-cell office:value-type="float" office:value="39.6695" calcext:value-type="float">
            <text:p>39.6695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16</text:p>
          </table:table-cell>
          <table:table-cell office:value-type="float" office:value="1030309" calcext:value-type="float">
            <text:p>1030309</text:p>
          </table:table-cell>
          <table:table-cell office:value-type="string" calcext:value-type="string">
            <text:p>01030309</text:p>
          </table:table-cell>
          <table:table-cell office:value-type="string" calcext:value-type="string">
            <text:p>Nanto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1</text:p>
          </table:table-cell>
          <table:table-cell office:value-type="float" office:value="-13.9815" calcext:value-type="float">
            <text:p>-13.981500</text:p>
          </table:table-cell>
          <table:table-cell office:value-type="float" office:value="39.2316" calcext:value-type="float">
            <text:p>39.2316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17</text:p>
          </table:table-cell>
          <table:table-cell office:value-type="float" office:value="1030308" calcext:value-type="float">
            <text:p>1030308</text:p>
          </table:table-cell>
          <table:table-cell office:value-type="string" calcext:value-type="string">
            <text:p>01030308</text:p>
          </table:table-cell>
          <table:table-cell office:value-type="string" calcext:value-type="string">
            <text:p>Namiro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1</text:p>
          </table:table-cell>
          <table:table-cell office:value-type="float" office:value="-14.0637" calcext:value-type="float">
            <text:p>-14.063700</text:p>
          </table:table-cell>
          <table:table-cell office:value-type="float" office:value="39.4516" calcext:value-type="float">
            <text:p>39.4516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-MOZ-00318</text:p>
          </table:table-cell>
          <table:table-cell office:value-type="float" office:value="1030314" calcext:value-type="float">
            <text:p>1030314</text:p>
          </table:table-cell>
          <table:table-cell office:value-type="string" calcext:value-type="string">
            <text:p>01030314</text:p>
          </table:table-cell>
          <table:table-cell office:value-type="string" calcext:value-type="string">
            <text:p>Jac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1</text:p>
          </table:table-cell>
          <table:table-cell office:value-type="float" office:value="-13.894197" calcext:value-type="float">
            <text:p>-13.894197</text:p>
          </table:table-cell>
          <table:table-cell office:value-type="float" office:value="39.787284" calcext:value-type="float">
            <text:p>39.787284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319</text:p>
          </table:table-cell>
          <table:table-cell office:value-type="float" office:value="1030408" calcext:value-type="float">
            <text:p>1030408</text:p>
          </table:table-cell>
          <table:table-cell office:value-type="string" calcext:value-type="string">
            <text:p>01030408</text:p>
          </table:table-cell>
          <table:table-cell office:value-type="string" calcext:value-type="string">
            <text:p>Ampa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2</text:p>
          </table:table-cell>
          <table:table-cell office:value-type="float" office:value="-15.0151" calcext:value-type="float">
            <text:p>-15.015100</text:p>
          </table:table-cell>
          <table:table-cell office:value-type="float" office:value="40.6502" calcext:value-type="float">
            <text:p>40.650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320</text:p>
          </table:table-cell>
          <table:table-cell office:value-type="float" office:value="1030409" calcext:value-type="float">
            <text:p>1030409</text:p>
          </table:table-cell>
          <table:table-cell office:value-type="string" calcext:value-type="string">
            <text:p>01030409</text:p>
          </table:table-cell>
          <table:table-cell office:value-type="string" calcext:value-type="string">
            <text:p>Muchelia (Sangag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2</text:p>
          </table:table-cell>
          <table:table-cell office:value-type="float" office:value="-15.0875" calcext:value-type="float">
            <text:p>-15.087500</text:p>
          </table:table-cell>
          <table:table-cell office:value-type="float" office:value="40.5769" calcext:value-type="float">
            <text:p>40.576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321</text:p>
          </table:table-cell>
          <table:table-cell office:value-type="float" office:value="1030406" calcext:value-type="float">
            <text:p>1030406</text:p>
          </table:table-cell>
          <table:table-cell office:value-type="string" calcext:value-type="string">
            <text:p>01030406</text:p>
          </table:table-cell>
          <table:table-cell office:value-type="string" calcext:value-type="string">
            <text:p>Ilha De Moçambiq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2</text:p>
          </table:table-cell>
          <table:table-cell office:value-type="float" office:value="-15.0351" calcext:value-type="float">
            <text:p>-15.035100</text:p>
          </table:table-cell>
          <table:table-cell office:value-type="float" office:value="40.687" calcext:value-type="float">
            <text:p>40.687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322</text:p>
          </table:table-cell>
          <table:table-cell office:value-type="float" office:value="1030407" calcext:value-type="float">
            <text:p>1030407</text:p>
          </table:table-cell>
          <table:table-cell office:value-type="string" calcext:value-type="string">
            <text:p>01030407</text:p>
          </table:table-cell>
          <table:table-cell office:value-type="string" calcext:value-type="string">
            <text:p>Lum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2</text:p>
          </table:table-cell>
          <table:table-cell office:value-type="float" office:value="-15.0214" calcext:value-type="float">
            <text:p>-15.021400</text:p>
          </table:table-cell>
          <table:table-cell office:value-type="float" office:value="40.6703" calcext:value-type="float">
            <text:p>40.670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323</text:p>
          </table:table-cell>
          <table:table-cell office:value-type="float" office:value="1030410" calcext:value-type="float">
            <text:p>1030410</text:p>
          </table:table-cell>
          <table:table-cell office:value-type="string" calcext:value-type="string">
            <text:p>01030410</text:p>
          </table:table-cell>
          <table:table-cell office:value-type="string" calcext:value-type="string">
            <text:p>Macic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2</text:p>
          </table:table-cell>
          <table:table-cell office:value-type="float" office:value="-15.03815" calcext:value-type="float">
            <text:p>-15.038150</text:p>
          </table:table-cell>
          <table:table-cell office:value-type="float" office:value="40.731701" calcext:value-type="float">
            <text:p>40.731701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324</text:p>
          </table:table-cell>
          <table:table-cell office:value-type="float" office:value="1030509" calcext:value-type="float">
            <text:p>1030509</text:p>
          </table:table-cell>
          <table:table-cell office:value-type="string" calcext:value-type="string">
            <text:p>01030509</text:p>
          </table:table-cell>
          <table:table-cell office:value-type="string" calcext:value-type="string">
            <text:p>Naques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3</text:p>
          </table:table-cell>
          <table:table-cell office:value-type="float" office:value="-14.7167" calcext:value-type="float">
            <text:p>-14.716700</text:p>
          </table:table-cell>
          <table:table-cell office:value-type="float" office:value="37.835" calcext:value-type="float">
            <text:p>37.835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325</text:p>
          </table:table-cell>
          <table:table-cell office:value-type="float" office:value="1030506" calcext:value-type="float">
            <text:p>1030506</text:p>
          </table:table-cell>
          <table:table-cell office:value-type="string" calcext:value-type="string">
            <text:p>01030506</text:p>
          </table:table-cell>
          <table:table-cell office:value-type="string" calcext:value-type="string">
            <text:p>Lalau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3</text:p>
          </table:table-cell>
          <table:table-cell office:value-type="float" office:value="-14.3764" calcext:value-type="float">
            <text:p>-14.376400</text:p>
          </table:table-cell>
          <table:table-cell office:value-type="float" office:value="37.7708" calcext:value-type="float">
            <text:p>37.770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326</text:p>
          </table:table-cell>
          <table:table-cell office:value-type="float" office:value="1030508" calcext:value-type="float">
            <text:p>1030508</text:p>
          </table:table-cell>
          <table:table-cell office:value-type="string" calcext:value-type="string">
            <text:p>01030508</text:p>
          </table:table-cell>
          <table:table-cell office:value-type="string" calcext:value-type="string">
            <text:p>Met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3</text:p>
          </table:table-cell>
          <table:table-cell office:value-type="float" office:value="-14.46639" calcext:value-type="float">
            <text:p>-14.466390</text:p>
          </table:table-cell>
          <table:table-cell office:value-type="float" office:value="38.063146" calcext:value-type="float">
            <text:p>38.063146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327</text:p>
          </table:table-cell>
          <table:table-cell office:value-type="float" office:value="1030510" calcext:value-type="float">
            <text:p>1030510</text:p>
          </table:table-cell>
          <table:table-cell office:value-type="string" calcext:value-type="string">
            <text:p>01030510</text:p>
          </table:table-cell>
          <table:table-cell office:value-type="string" calcext:value-type="string">
            <text:p>Muesseleq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3</text:p>
          </table:table-cell>
          <table:table-cell office:value-type="float" office:value="-14.225" calcext:value-type="float">
            <text:p>-14.225000</text:p>
          </table:table-cell>
          <table:table-cell office:value-type="float" office:value="38.3219" calcext:value-type="float">
            <text:p>38.32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328</text:p>
          </table:table-cell>
          <table:table-cell office:value-type="float" office:value="1030507" calcext:value-type="float">
            <text:p>1030507</text:p>
          </table:table-cell>
          <table:table-cell office:value-type="string" calcext:value-type="string">
            <text:p>01030507</text:p>
          </table:table-cell>
          <table:table-cell office:value-type="string" calcext:value-type="string">
            <text:p>Lur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3</text:p>
          </table:table-cell>
          <table:table-cell office:value-type="float" office:value="-14.1775" calcext:value-type="float">
            <text:p>-14.177500</text:p>
          </table:table-cell>
          <table:table-cell office:value-type="float" office:value="38.5994" calcext:value-type="float">
            <text:p>38.599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329</text:p>
          </table:table-cell>
          <table:table-cell office:value-type="float" office:value="1030611" calcext:value-type="float">
            <text:p>1030611</text:p>
          </table:table-cell>
          <table:table-cell office:value-type="string" calcext:value-type="string">
            <text:p>01030611</text:p>
          </table:table-cell>
          <table:table-cell office:value-type="string" calcext:value-type="string">
            <text:p>Murri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4</text:p>
          </table:table-cell>
          <table:table-cell office:value-type="float" office:value="-14.8855" calcext:value-type="float">
            <text:p>-14.885500</text:p>
          </table:table-cell>
          <table:table-cell office:value-type="float" office:value="37.7723" calcext:value-type="float">
            <text:p>37.772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330</text:p>
          </table:table-cell>
          <table:table-cell office:value-type="float" office:value="1030606" calcext:value-type="float">
            <text:p>1030606</text:p>
          </table:table-cell>
          <table:table-cell office:value-type="string" calcext:value-type="string">
            <text:p>01030606</text:p>
          </table:table-cell>
          <table:table-cell office:value-type="string" calcext:value-type="string">
            <text:p>Malem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4</text:p>
          </table:table-cell>
          <table:table-cell office:value-type="float" office:value="-14.9578" calcext:value-type="float">
            <text:p>-14.957800</text:p>
          </table:table-cell>
          <table:table-cell office:value-type="float" office:value="37.4069" calcext:value-type="float">
            <text:p>37.406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331</text:p>
          </table:table-cell>
          <table:table-cell office:value-type="float" office:value="1030607" calcext:value-type="float">
            <text:p>1030607</text:p>
          </table:table-cell>
          <table:table-cell office:value-type="string" calcext:value-type="string">
            <text:p>01030607</text:p>
          </table:table-cell>
          <table:table-cell office:value-type="string" calcext:value-type="string">
            <text:p>Mutua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4</text:p>
          </table:table-cell>
          <table:table-cell office:value-type="float" office:value="-14.85" calcext:value-type="float">
            <text:p>-14.850000</text:p>
          </table:table-cell>
          <table:table-cell office:value-type="float" office:value="37.0042" calcext:value-type="float">
            <text:p>37.004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332</text:p>
          </table:table-cell>
          <table:table-cell office:value-type="float" office:value="1030608" calcext:value-type="float">
            <text:p>1030608</text:p>
          </table:table-cell>
          <table:table-cell office:value-type="string" calcext:value-type="string">
            <text:p>01030608</text:p>
          </table:table-cell>
          <table:table-cell office:value-type="string" calcext:value-type="string">
            <text:p>Chuhu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4</text:p>
          </table:table-cell>
          <table:table-cell office:value-type="float" office:value="-14.6817" calcext:value-type="float">
            <text:p>-14.681700</text:p>
          </table:table-cell>
          <table:table-cell office:value-type="float" office:value="37.4592" calcext:value-type="float">
            <text:p>37.459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333</text:p>
          </table:table-cell>
          <table:table-cell office:value-type="float" office:value="1030609" calcext:value-type="float">
            <text:p>1030609</text:p>
          </table:table-cell>
          <table:table-cell office:value-type="string" calcext:value-type="string">
            <text:p>01030609</text:p>
          </table:table-cell>
          <table:table-cell office:value-type="string" calcext:value-type="string">
            <text:p>Cunvar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4</text:p>
          </table:table-cell>
          <table:table-cell office:value-type="float" office:value="-14.8925" calcext:value-type="float">
            <text:p>-14.892500</text:p>
          </table:table-cell>
          <table:table-cell office:value-type="float" office:value="37.7706" calcext:value-type="float">
            <text:p>37.770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334</text:p>
          </table:table-cell>
          <table:table-cell office:value-type="float" office:value="1030610" calcext:value-type="float">
            <text:p>1030610</text:p>
          </table:table-cell>
          <table:table-cell office:value-type="string" calcext:value-type="string">
            <text:p>01030610</text:p>
          </table:table-cell>
          <table:table-cell office:value-type="string" calcext:value-type="string">
            <text:p>Murrale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4</text:p>
          </table:table-cell>
          <table:table-cell office:value-type="float" office:value="-15.0286" calcext:value-type="float">
            <text:p>-15.028600</text:p>
          </table:table-cell>
          <table:table-cell office:value-type="float" office:value="37.5142" calcext:value-type="float">
            <text:p>37.514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335</text:p>
          </table:table-cell>
          <table:table-cell office:value-type="float" office:value="1030612" calcext:value-type="float">
            <text:p>1030612</text:p>
          </table:table-cell>
          <table:table-cell office:value-type="string" calcext:value-type="string">
            <text:p>01030612</text:p>
          </table:table-cell>
          <table:table-cell office:value-type="string" calcext:value-type="string">
            <text:p>Natal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4</text:p>
          </table:table-cell>
          <table:table-cell office:value-type="float" office:value="-14.8698" calcext:value-type="float">
            <text:p>-14.869800</text:p>
          </table:table-cell>
          <table:table-cell office:value-type="float" office:value="37.4997" calcext:value-type="float">
            <text:p>37.499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336</text:p>
          </table:table-cell>
          <table:table-cell office:value-type="float" office:value="1030613" calcext:value-type="float">
            <text:p>1030613</text:p>
          </table:table-cell>
          <table:table-cell office:value-type="string" calcext:value-type="string">
            <text:p>01030613</text:p>
          </table:table-cell>
          <table:table-cell office:value-type="string" calcext:value-type="string">
            <text:p>Nak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4</text:p>
          </table:table-cell>
          <table:table-cell office:value-type="float" office:value="-14.9375" calcext:value-type="float">
            <text:p>-14.937500</text:p>
          </table:table-cell>
          <table:table-cell office:value-type="float" office:value="37.1767" calcext:value-type="float">
            <text:p>37.176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337</text:p>
          </table:table-cell>
          <table:table-cell office:value-type="float" office:value="1030709" calcext:value-type="float">
            <text:p>1030709</text:p>
          </table:table-cell>
          <table:table-cell office:value-type="string" calcext:value-type="string">
            <text:p>01030709</text:p>
          </table:table-cell>
          <table:table-cell office:value-type="string" calcext:value-type="string">
            <text:p>Teterre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5</text:p>
          </table:table-cell>
          <table:table-cell office:value-type="float" office:value="-14.9692" calcext:value-type="float">
            <text:p>-14.969200</text:p>
          </table:table-cell>
          <table:table-cell office:value-type="float" office:value="39.8853" calcext:value-type="float">
            <text:p>39.885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338</text:p>
          </table:table-cell>
          <table:table-cell office:value-type="float" office:value="1030706" calcext:value-type="float">
            <text:p>1030706</text:p>
          </table:table-cell>
          <table:table-cell office:value-type="string" calcext:value-type="string">
            <text:p>01030706</text:p>
          </table:table-cell>
          <table:table-cell office:value-type="string" calcext:value-type="string">
            <text:p>Namia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5</text:p>
          </table:table-cell>
          <table:table-cell office:value-type="float" office:value="-14.9289" calcext:value-type="float">
            <text:p>-14.928900</text:p>
          </table:table-cell>
          <table:table-cell office:value-type="float" office:value="40.0019" calcext:value-type="float">
            <text:p>40.00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339</text:p>
          </table:table-cell>
          <table:table-cell office:value-type="float" office:value="1030708" calcext:value-type="float">
            <text:p>1030708</text:p>
          </table:table-cell>
          <table:table-cell office:value-type="string" calcext:value-type="string">
            <text:p>01030708</text:p>
          </table:table-cell>
          <table:table-cell office:value-type="string" calcext:value-type="string">
            <text:p>Corr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5</text:p>
          </table:table-cell>
          <table:table-cell office:value-type="float" office:value="-15.4694" calcext:value-type="float">
            <text:p>-15.469400</text:p>
          </table:table-cell>
          <table:table-cell office:value-type="float" office:value="39.6273" calcext:value-type="float">
            <text:p>39.627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340</text:p>
          </table:table-cell>
          <table:table-cell office:value-type="float" office:value="1030710" calcext:value-type="float">
            <text:p>1030710</text:p>
          </table:table-cell>
          <table:table-cell office:value-type="string" calcext:value-type="string">
            <text:p>01030710</text:p>
          </table:table-cell>
          <table:table-cell office:value-type="string" calcext:value-type="string">
            <text:p>Nacav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5</text:p>
          </table:table-cell>
          <table:table-cell office:value-type="float" office:value="-15.0083" calcext:value-type="float">
            <text:p>-15.008300</text:p>
          </table:table-cell>
          <table:table-cell office:value-type="float" office:value="39.6809" calcext:value-type="float">
            <text:p>39.680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341</text:p>
          </table:table-cell>
          <table:table-cell office:value-type="float" office:value="1030711" calcext:value-type="float">
            <text:p>1030711</text:p>
          </table:table-cell>
          <table:table-cell office:value-type="string" calcext:value-type="string">
            <text:p>01030711</text:p>
          </table:table-cell>
          <table:table-cell office:value-type="string" calcext:value-type="string">
            <text:p>Chap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5</text:p>
          </table:table-cell>
          <table:table-cell office:value-type="float" office:value="-15.4878" calcext:value-type="float">
            <text:p>-15.487800</text:p>
          </table:table-cell>
          <table:table-cell office:value-type="float" office:value="39.4728" calcext:value-type="float">
            <text:p>39.472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342</text:p>
          </table:table-cell>
          <table:table-cell office:value-type="float" office:value="1030712" calcext:value-type="float">
            <text:p>1030712</text:p>
          </table:table-cell>
          <table:table-cell office:value-type="string" calcext:value-type="string">
            <text:p>01030712</text:p>
          </table:table-cell>
          <table:table-cell office:value-type="string" calcext:value-type="string">
            <text:p>Mecu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5</text:p>
          </table:table-cell>
          <table:table-cell office:value-type="float" office:value="-15.4997" calcext:value-type="float">
            <text:p>-15.499700</text:p>
          </table:table-cell>
          <table:table-cell office:value-type="float" office:value="39.3339" calcext:value-type="float">
            <text:p>39.333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343</text:p>
          </table:table-cell>
          <table:table-cell office:value-type="float" office:value="1030707" calcext:value-type="float">
            <text:p>1030707</text:p>
          </table:table-cell>
          <table:table-cell office:value-type="string" calcext:value-type="string">
            <text:p>01030707</text:p>
          </table:table-cell>
          <table:table-cell office:value-type="string" calcext:value-type="string">
            <text:p>Mecon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5</text:p>
          </table:table-cell>
          <table:table-cell office:value-type="float" office:value="-14.9889" calcext:value-type="float">
            <text:p>-14.988900</text:p>
          </table:table-cell>
          <table:table-cell office:value-type="float" office:value="39.8458" calcext:value-type="float">
            <text:p>39.845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44</text:p>
          </table:table-cell>
          <table:table-cell office:value-type="float" office:value="1030808" calcext:value-type="float">
            <text:p>1030808</text:p>
          </table:table-cell>
          <table:table-cell office:value-type="string" calcext:value-type="string">
            <text:p>01030808</text:p>
          </table:table-cell>
          <table:table-cell office:value-type="string" calcext:value-type="string">
            <text:p>Nami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6</text:p>
          </table:table-cell>
          <table:table-cell office:value-type="float" office:value="-14.9394" calcext:value-type="float">
            <text:p>-14.939400</text:p>
          </table:table-cell>
          <table:table-cell office:value-type="float" office:value="38.6897" calcext:value-type="float">
            <text:p>38.689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45</text:p>
          </table:table-cell>
          <table:table-cell office:value-type="float" office:value="1030809" calcext:value-type="float">
            <text:p>1030809</text:p>
          </table:table-cell>
          <table:table-cell office:value-type="string" calcext:value-type="string">
            <text:p>01030809</text:p>
          </table:table-cell>
          <table:table-cell office:value-type="string" calcext:value-type="string">
            <text:p>Mom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6</text:p>
          </table:table-cell>
          <table:table-cell office:value-type="float" office:value="-14.5989" calcext:value-type="float">
            <text:p>-14.598900</text:p>
          </table:table-cell>
          <table:table-cell office:value-type="float" office:value="38.7952" calcext:value-type="float">
            <text:p>38.795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46</text:p>
          </table:table-cell>
          <table:table-cell office:value-type="float" office:value="1030816" calcext:value-type="float">
            <text:p>1030816</text:p>
          </table:table-cell>
          <table:table-cell office:value-type="string" calcext:value-type="string">
            <text:p>01030816</text:p>
          </table:table-cell>
          <table:table-cell office:value-type="string" calcext:value-type="string">
            <text:p>Mual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6</text:p>
          </table:table-cell>
          <table:table-cell office:value-type="float" office:value="-14.6414" calcext:value-type="float">
            <text:p>-14.641400</text:p>
          </table:table-cell>
          <table:table-cell office:value-type="float" office:value="39.105" calcext:value-type="float">
            <text:p>39.105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47</text:p>
          </table:table-cell>
          <table:table-cell office:value-type="float" office:value="1030810" calcext:value-type="float">
            <text:p>1030810</text:p>
          </table:table-cell>
          <table:table-cell office:value-type="string" calcext:value-type="string">
            <text:p>01030810</text:p>
          </table:table-cell>
          <table:table-cell office:value-type="string" calcext:value-type="string">
            <text:p>Mu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6</text:p>
          </table:table-cell>
          <table:table-cell office:value-type="float" office:value="-14.025" calcext:value-type="float">
            <text:p>-14.025000</text:p>
          </table:table-cell>
          <table:table-cell office:value-type="float" office:value="39.0306" calcext:value-type="float">
            <text:p>39.030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48</text:p>
          </table:table-cell>
          <table:table-cell office:value-type="float" office:value="1030812" calcext:value-type="float">
            <text:p>1030812</text:p>
          </table:table-cell>
          <table:table-cell office:value-type="string" calcext:value-type="string">
            <text:p>01030812</text:p>
          </table:table-cell>
          <table:table-cell office:value-type="string" calcext:value-type="string">
            <text:p>Napa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6</text:p>
          </table:table-cell>
          <table:table-cell office:value-type="float" office:value="-14.1723" calcext:value-type="float">
            <text:p>-14.172300</text:p>
          </table:table-cell>
          <table:table-cell office:value-type="float" office:value="38.74" calcext:value-type="float">
            <text:p>38.74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49</text:p>
          </table:table-cell>
          <table:table-cell office:value-type="float" office:value="1030813" calcext:value-type="float">
            <text:p>1030813</text:p>
          </table:table-cell>
          <table:table-cell office:value-type="string" calcext:value-type="string">
            <text:p>01030813</text:p>
          </table:table-cell>
          <table:table-cell office:value-type="string" calcext:value-type="string">
            <text:p>Pop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6</text:p>
          </table:table-cell>
          <table:table-cell office:value-type="float" office:value="-14.5211" calcext:value-type="float">
            <text:p>-14.521100</text:p>
          </table:table-cell>
          <table:table-cell office:value-type="float" office:value="38.8958" calcext:value-type="float">
            <text:p>38.895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50</text:p>
          </table:table-cell>
          <table:table-cell office:value-type="float" office:value="1030807" calcext:value-type="float">
            <text:p>1030807</text:p>
          </table:table-cell>
          <table:table-cell office:value-type="string" calcext:value-type="string">
            <text:p>01030807</text:p>
          </table:table-cell>
          <table:table-cell office:value-type="string" calcext:value-type="string">
            <text:p>Milh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6</text:p>
          </table:table-cell>
          <table:table-cell office:value-type="float" office:value="-14.1667" calcext:value-type="float">
            <text:p>-14.166700</text:p>
          </table:table-cell>
          <table:table-cell office:value-type="float" office:value="39.1711" calcext:value-type="float">
            <text:p>39.171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51</text:p>
          </table:table-cell>
          <table:table-cell office:value-type="float" office:value="1030817" calcext:value-type="float">
            <text:p>1030817</text:p>
          </table:table-cell>
          <table:table-cell office:value-type="string" calcext:value-type="string">
            <text:p>01030817</text:p>
          </table:table-cell>
          <table:table-cell office:value-type="string" calcext:value-type="string">
            <text:p>Nahi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6</text:p>
          </table:table-cell>
          <table:table-cell office:value-type="float" office:value="-14.8164" calcext:value-type="float">
            <text:p>-14.816400</text:p>
          </table:table-cell>
          <table:table-cell office:value-type="float" office:value="38.9658" calcext:value-type="float">
            <text:p>38.965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52</text:p>
          </table:table-cell>
          <table:table-cell office:value-type="float" office:value="1030818" calcext:value-type="float">
            <text:p>1030818</text:p>
          </table:table-cell>
          <table:table-cell office:value-type="string" calcext:value-type="string">
            <text:p>01030818</text:p>
          </table:table-cell>
          <table:table-cell office:value-type="string" calcext:value-type="string">
            <text:p>Rat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6</text:p>
          </table:table-cell>
          <table:table-cell office:value-type="float" office:value="-14.2414" calcext:value-type="float">
            <text:p>-14.241400</text:p>
          </table:table-cell>
          <table:table-cell office:value-type="float" office:value="39.0044" calcext:value-type="float">
            <text:p>39.004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53</text:p>
          </table:table-cell>
          <table:table-cell office:value-type="float" office:value="1030819" calcext:value-type="float">
            <text:p>1030819</text:p>
          </table:table-cell>
          <table:table-cell office:value-type="string" calcext:value-type="string">
            <text:p>01030819</text:p>
          </table:table-cell>
          <table:table-cell office:value-type="string" calcext:value-type="string">
            <text:p>Unidade Moçambic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6</text:p>
          </table:table-cell>
          <table:table-cell office:value-type="float" office:value="-14.927" calcext:value-type="float">
            <text:p>-14.927000</text:p>
          </table:table-cell>
          <table:table-cell office:value-type="float" office:value="38.6633" calcext:value-type="float">
            <text:p>38.663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54</text:p>
          </table:table-cell>
          <table:table-cell office:value-type="float" office:value="1030814" calcext:value-type="float">
            <text:p>1030814</text:p>
          </table:table-cell>
          <table:table-cell office:value-type="string" calcext:value-type="string">
            <text:p>01030814</text:p>
          </table:table-cell>
          <table:table-cell office:value-type="string" calcext:value-type="string">
            <text:p>Issi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6</text:p>
          </table:table-cell>
          <table:table-cell office:value-type="float" office:value="-14.3709" calcext:value-type="float">
            <text:p>-14.370900</text:p>
          </table:table-cell>
          <table:table-cell office:value-type="float" office:value="38.8067" calcext:value-type="float">
            <text:p>38.806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55</text:p>
          </table:table-cell>
          <table:table-cell office:value-type="float" office:value="1030815" calcext:value-type="float">
            <text:p>1030815</text:p>
          </table:table-cell>
          <table:table-cell office:value-type="string" calcext:value-type="string">
            <text:p>01030815</text:p>
          </table:table-cell>
          <table:table-cell office:value-type="string" calcext:value-type="string">
            <text:p>Malit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6</text:p>
          </table:table-cell>
          <table:table-cell office:value-type="float" office:value="-14.2352" calcext:value-type="float">
            <text:p>-14.235200</text:p>
          </table:table-cell>
          <table:table-cell office:value-type="float" office:value="39.2703" calcext:value-type="float">
            <text:p>39.270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356</text:p>
          </table:table-cell>
          <table:table-cell office:value-type="float" office:value="1030806" calcext:value-type="float">
            <text:p>1030806</text:p>
          </table:table-cell>
          <table:table-cell office:value-type="string" calcext:value-type="string">
            <text:p>01030806</text:p>
          </table:table-cell>
          <table:table-cell office:value-type="string" calcext:value-type="string">
            <text:p>Mecubu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6</text:p>
          </table:table-cell>
          <table:table-cell office:value-type="float" office:value="-14.6586" calcext:value-type="float">
            <text:p>-14.658600</text:p>
          </table:table-cell>
          <table:table-cell office:value-type="float" office:value="38.888" calcext:value-type="float">
            <text:p>38.888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57</text:p>
          </table:table-cell>
          <table:table-cell office:value-type="float" office:value="1030915" calcext:value-type="float">
            <text:p>1030915</text:p>
          </table:table-cell>
          <table:table-cell office:value-type="string" calcext:value-type="string">
            <text:p>01030915</text:p>
          </table:table-cell>
          <table:table-cell office:value-type="string" calcext:value-type="string">
            <text:p>Namatapa=Cal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7</text:p>
          </table:table-cell>
          <table:table-cell office:value-type="float" office:value="-14.1336" calcext:value-type="float">
            <text:p>-14.133600</text:p>
          </table:table-cell>
          <table:table-cell office:value-type="float" office:value="40.1489" calcext:value-type="float">
            <text:p>40.148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58</text:p>
          </table:table-cell>
          <table:table-cell office:value-type="float" office:value="1030916" calcext:value-type="float">
            <text:p>1030916</text:p>
          </table:table-cell>
          <table:table-cell office:value-type="string" calcext:value-type="string">
            <text:p>01030916</text:p>
          </table:table-cell>
          <table:table-cell office:value-type="string" calcext:value-type="string">
            <text:p>Baixo Pi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7</text:p>
          </table:table-cell>
          <table:table-cell office:value-type="float" office:value="-14.2118" calcext:value-type="float">
            <text:p>-14.211800</text:p>
          </table:table-cell>
          <table:table-cell office:value-type="float" office:value="40.7085" calcext:value-type="float">
            <text:p>40.708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59</text:p>
          </table:table-cell>
          <table:table-cell office:value-type="float" office:value="1030914" calcext:value-type="float">
            <text:p>1030914</text:p>
          </table:table-cell>
          <table:table-cell office:value-type="string" calcext:value-type="string">
            <text:p>01030914</text:p>
          </table:table-cell>
          <table:table-cell office:value-type="string" calcext:value-type="string">
            <text:p>Ge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7</text:p>
          </table:table-cell>
          <table:table-cell office:value-type="float" office:value="-14.1814" calcext:value-type="float">
            <text:p>-14.181400</text:p>
          </table:table-cell>
          <table:table-cell office:value-type="float" office:value="40.2759" calcext:value-type="float">
            <text:p>40.275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60</text:p>
          </table:table-cell>
          <table:table-cell office:value-type="float" office:value="1030913" calcext:value-type="float">
            <text:p>1030913</text:p>
          </table:table-cell>
          <table:table-cell office:value-type="string" calcext:value-type="string">
            <text:p>01030913</text:p>
          </table:table-cell>
          <table:table-cell office:value-type="string" calcext:value-type="string">
            <text:p>Ca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7</text:p>
          </table:table-cell>
          <table:table-cell office:value-type="float" office:value="-13.7669" calcext:value-type="float">
            <text:p>-13.766900</text:p>
          </table:table-cell>
          <table:table-cell office:value-type="float" office:value="40.2958" calcext:value-type="float">
            <text:p>40.295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61</text:p>
          </table:table-cell>
          <table:table-cell office:value-type="float" office:value="1030907" calcext:value-type="float">
            <text:p>1030907</text:p>
          </table:table-cell>
          <table:table-cell office:value-type="string" calcext:value-type="string">
            <text:p>01030907</text:p>
          </table:table-cell>
          <table:table-cell office:value-type="string" calcext:value-type="string">
            <text:p>Chipe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7</text:p>
          </table:table-cell>
          <table:table-cell office:value-type="float" office:value="-14.3266" calcext:value-type="float">
            <text:p>-14.326600</text:p>
          </table:table-cell>
          <table:table-cell office:value-type="float" office:value="40.5282" calcext:value-type="float">
            <text:p>40.528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62</text:p>
          </table:table-cell>
          <table:table-cell office:value-type="float" office:value="1030911" calcext:value-type="float">
            <text:p>1030911</text:p>
          </table:table-cell>
          <table:table-cell office:value-type="string" calcext:value-type="string">
            <text:p>01030911</text:p>
          </table:table-cell>
          <table:table-cell office:value-type="string" calcext:value-type="string">
            <text:p>Napi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7</text:p>
          </table:table-cell>
          <table:table-cell office:value-type="float" office:value="-14.0194" calcext:value-type="float">
            <text:p>-14.019400</text:p>
          </table:table-cell>
          <table:table-cell office:value-type="float" office:value="40.3456" calcext:value-type="float">
            <text:p>40.345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63</text:p>
          </table:table-cell>
          <table:table-cell office:value-type="float" office:value="1030910" calcext:value-type="float">
            <text:p>1030910</text:p>
          </table:table-cell>
          <table:table-cell office:value-type="string" calcext:value-type="string">
            <text:p>01030910</text:p>
          </table:table-cell>
          <table:table-cell office:value-type="string" calcext:value-type="string">
            <text:p>Maz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7</text:p>
          </table:table-cell>
          <table:table-cell office:value-type="float" office:value="-13.5383" calcext:value-type="float">
            <text:p>-13.538300</text:p>
          </table:table-cell>
          <table:table-cell office:value-type="float" office:value="40.5034" calcext:value-type="float">
            <text:p>40.503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64</text:p>
          </table:table-cell>
          <table:table-cell office:value-type="float" office:value="1030909" calcext:value-type="float">
            <text:p>1030909</text:p>
          </table:table-cell>
          <table:table-cell office:value-type="string" calcext:value-type="string">
            <text:p>01030909</text:p>
          </table:table-cell>
          <table:table-cell office:value-type="string" calcext:value-type="string">
            <text:p>Lur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7</text:p>
          </table:table-cell>
          <table:table-cell office:value-type="float" office:value="-14.3513" calcext:value-type="float">
            <text:p>-14.351300</text:p>
          </table:table-cell>
          <table:table-cell office:value-type="float" office:value="40.4417" calcext:value-type="float">
            <text:p>40.441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65</text:p>
          </table:table-cell>
          <table:table-cell office:value-type="float" office:value="1030908" calcext:value-type="float">
            <text:p>1030908</text:p>
          </table:table-cell>
          <table:table-cell office:value-type="string" calcext:value-type="string">
            <text:p>01030908</text:p>
          </table:table-cell>
          <table:table-cell office:value-type="string" calcext:value-type="string">
            <text:p>Namahac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7</text:p>
          </table:table-cell>
          <table:table-cell office:value-type="float" office:value="-14.1796" calcext:value-type="float">
            <text:p>-14.179600</text:p>
          </table:table-cell>
          <table:table-cell office:value-type="float" office:value="40.5249" calcext:value-type="float">
            <text:p>40.524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66</text:p>
          </table:table-cell>
          <table:table-cell office:value-type="float" office:value="1030906" calcext:value-type="float">
            <text:p>1030906</text:p>
          </table:table-cell>
          <table:table-cell office:value-type="string" calcext:value-type="string">
            <text:p>01030906</text:p>
          </table:table-cell>
          <table:table-cell office:value-type="string" calcext:value-type="string">
            <text:p>Memba 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7</text:p>
          </table:table-cell>
          <table:table-cell office:value-type="float" office:value="-13.9286" calcext:value-type="float">
            <text:p>-13.928600</text:p>
          </table:table-cell>
          <table:table-cell office:value-type="float" office:value="40.5963" calcext:value-type="float">
            <text:p>40.596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67</text:p>
          </table:table-cell>
          <table:table-cell office:value-type="float" office:value="1030912" calcext:value-type="float">
            <text:p>1030912</text:p>
          </table:table-cell>
          <table:table-cell office:value-type="string" calcext:value-type="string">
            <text:p>01030912</text:p>
          </table:table-cell>
          <table:table-cell office:value-type="string" calcext:value-type="string">
            <text:p>Simu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7</text:p>
          </table:table-cell>
          <table:table-cell office:value-type="float" office:value="-14.183" calcext:value-type="float">
            <text:p>-14.183000</text:p>
          </table:table-cell>
          <table:table-cell office:value-type="float" office:value="40.526" calcext:value-type="float">
            <text:p>40.526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368</text:p>
          </table:table-cell>
          <table:table-cell office:value-type="float" office:value="1030917" calcext:value-type="float">
            <text:p>1030917</text:p>
          </table:table-cell>
          <table:table-cell office:value-type="string" calcext:value-type="string">
            <text:p>01030917</text:p>
          </table:table-cell>
          <table:table-cell office:value-type="string" calcext:value-type="string">
            <text:p>Pav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7</text:p>
          </table:table-cell>
          <table:table-cell office:value-type="float" office:value="-15.3003" calcext:value-type="float">
            <text:p>-15.300300</text:p>
          </table:table-cell>
          <table:table-cell office:value-type="float" office:value="39.8703" calcext:value-type="float">
            <text:p>39.870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369</text:p>
          </table:table-cell>
          <table:table-cell office:value-type="float" office:value="1031011" calcext:value-type="float">
            <text:p>1031011</text:p>
          </table:table-cell>
          <table:table-cell office:value-type="string" calcext:value-type="string">
            <text:p>01031011</text:p>
          </table:table-cell>
          <table:table-cell office:value-type="string" calcext:value-type="string">
            <text:p>Mepeone (Nakira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8</text:p>
          </table:table-cell>
          <table:table-cell office:value-type="float" office:value="-15.7533" calcext:value-type="float">
            <text:p>-15.753300</text:p>
          </table:table-cell>
          <table:table-cell office:value-type="float" office:value="39.9905" calcext:value-type="float">
            <text:p>39.990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370</text:p>
          </table:table-cell>
          <table:table-cell office:value-type="float" office:value="1031010" calcext:value-type="float">
            <text:p>1031010</text:p>
          </table:table-cell>
          <table:table-cell office:value-type="string" calcext:value-type="string">
            <text:p>01031010</text:p>
          </table:table-cell>
          <table:table-cell office:value-type="string" calcext:value-type="string">
            <text:p>Nakak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8</text:p>
          </table:table-cell>
          <table:table-cell office:value-type="float" office:value="-15.66054" calcext:value-type="float">
            <text:p>-15.660540</text:p>
          </table:table-cell>
          <table:table-cell office:value-type="float" office:value="40.145273" calcext:value-type="float">
            <text:p>40.145273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371</text:p>
          </table:table-cell>
          <table:table-cell office:value-type="float" office:value="1031013" calcext:value-type="float">
            <text:p>1031013</text:p>
          </table:table-cell>
          <table:table-cell office:value-type="string" calcext:value-type="string">
            <text:p>01031013</text:p>
          </table:table-cell>
          <table:table-cell office:value-type="string" calcext:value-type="string">
            <text:p>Xa-Selem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8</text:p>
          </table:table-cell>
          <table:table-cell office:value-type="float" office:value="-15.5478" calcext:value-type="float">
            <text:p>-15.547800</text:p>
          </table:table-cell>
          <table:table-cell office:value-type="float" office:value="40.4161" calcext:value-type="float">
            <text:p>40.416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372</text:p>
          </table:table-cell>
          <table:table-cell office:value-type="float" office:value="1031009" calcext:value-type="float">
            <text:p>1031009</text:p>
          </table:table-cell>
          <table:table-cell office:value-type="string" calcext:value-type="string">
            <text:p>01031009</text:p>
          </table:table-cell>
          <table:table-cell office:value-type="string" calcext:value-type="string">
            <text:p>Quixax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8</text:p>
          </table:table-cell>
          <table:table-cell office:value-type="float" office:value="-15.2872" calcext:value-type="float">
            <text:p>-15.287200</text:p>
          </table:table-cell>
          <table:table-cell office:value-type="float" office:value="40.1139" calcext:value-type="float">
            <text:p>40.113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373</text:p>
          </table:table-cell>
          <table:table-cell office:value-type="float" office:value="1031008" calcext:value-type="float">
            <text:p>1031008</text:p>
          </table:table-cell>
          <table:table-cell office:value-type="string" calcext:value-type="string">
            <text:p>01031008</text:p>
          </table:table-cell>
          <table:table-cell office:value-type="string" calcext:value-type="string">
            <text:p>Qui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8</text:p>
          </table:table-cell>
          <table:table-cell office:value-type="float" office:value="-15.825" calcext:value-type="float">
            <text:p>-15.825000</text:p>
          </table:table-cell>
          <table:table-cell office:value-type="float" office:value="40.2256" calcext:value-type="float">
            <text:p>40.225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374</text:p>
          </table:table-cell>
          <table:table-cell office:value-type="float" office:value="1031007" calcext:value-type="float">
            <text:p>1031007</text:p>
          </table:table-cell>
          <table:table-cell office:value-type="string" calcext:value-type="string">
            <text:p>01031007</text:p>
          </table:table-cell>
          <table:table-cell office:value-type="string" calcext:value-type="string">
            <text:p>Namig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8</text:p>
          </table:table-cell>
          <table:table-cell office:value-type="float" office:value="-15.5686" calcext:value-type="float">
            <text:p>-15.568600</text:p>
          </table:table-cell>
          <table:table-cell office:value-type="float" office:value="40.4089" calcext:value-type="float">
            <text:p>40.408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375</text:p>
          </table:table-cell>
          <table:table-cell office:value-type="float" office:value="1031006" calcext:value-type="float">
            <text:p>1031006</text:p>
          </table:table-cell>
          <table:table-cell office:value-type="string" calcext:value-type="string">
            <text:p>01031006</text:p>
          </table:table-cell>
          <table:table-cell office:value-type="string" calcext:value-type="string">
            <text:p>Liu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8</text:p>
          </table:table-cell>
          <table:table-cell office:value-type="float" office:value="-15.708847" calcext:value-type="float">
            <text:p>-15.708847</text:p>
          </table:table-cell>
          <table:table-cell office:value-type="float" office:value="40.125303" calcext:value-type="float">
            <text:p>40.125303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376</text:p>
          </table:table-cell>
          <table:table-cell office:value-type="float" office:value="1031012" calcext:value-type="float">
            <text:p>1031012</text:p>
          </table:table-cell>
          <table:table-cell office:value-type="string" calcext:value-type="string">
            <text:p>01031012</text:p>
          </table:table-cell>
          <table:table-cell office:value-type="string" calcext:value-type="string">
            <text:p>Radanamaga=Perequex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8</text:p>
          </table:table-cell>
          <table:table-cell office:value-type="float" office:value="-15.1597" calcext:value-type="float">
            <text:p>-15.159700</text:p>
          </table:table-cell>
          <table:table-cell office:value-type="float" office:value="40.198" calcext:value-type="float">
            <text:p>40.198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377</text:p>
          </table:table-cell>
          <table:table-cell office:value-type="float" office:value="1031014" calcext:value-type="float">
            <text:p>1031014</text:p>
          </table:table-cell>
          <table:table-cell office:value-type="string" calcext:value-type="string">
            <text:p>01031014</text:p>
          </table:table-cell>
          <table:table-cell office:value-type="string" calcext:value-type="string">
            <text:p>Xa-Mom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48</text:p>
          </table:table-cell>
          <table:table-cell office:value-type="float" office:value="-15.688765" calcext:value-type="float">
            <text:p>-15.688765</text:p>
          </table:table-cell>
          <table:table-cell office:value-type="float" office:value="40.13918" calcext:value-type="float">
            <text:p>40.13918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378</text:p>
          </table:table-cell>
          <table:table-cell office:value-type="float" office:value="1031111" calcext:value-type="float">
            <text:p>1031111</text:p>
          </table:table-cell>
          <table:table-cell office:value-type="string" calcext:value-type="string">
            <text:p>01031111</text:p>
          </table:table-cell>
          <table:table-cell office:value-type="string" calcext:value-type="string">
            <text:p>Mecutam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49</text:p>
          </table:table-cell>
          <table:table-cell office:value-type="float" office:value="-15.6711" calcext:value-type="float">
            <text:p>-15.671100</text:p>
          </table:table-cell>
          <table:table-cell office:value-type="float" office:value="39.46" calcext:value-type="float">
            <text:p>39.46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379</text:p>
          </table:table-cell>
          <table:table-cell office:value-type="float" office:value="1031110" calcext:value-type="float">
            <text:p>1031110</text:p>
          </table:table-cell>
          <table:table-cell office:value-type="string" calcext:value-type="string">
            <text:p>01031110</text:p>
          </table:table-cell>
          <table:table-cell office:value-type="string" calcext:value-type="string">
            <text:p>Nanhupo R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9</text:p>
          </table:table-cell>
          <table:table-cell office:value-type="float" office:value="-15.9647" calcext:value-type="float">
            <text:p>-15.964700</text:p>
          </table:table-cell>
          <table:table-cell office:value-type="float" office:value="39.5117" calcext:value-type="float">
            <text:p>39.511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380</text:p>
          </table:table-cell>
          <table:table-cell office:value-type="float" office:value="1031109" calcext:value-type="float">
            <text:p>1031109</text:p>
          </table:table-cell>
          <table:table-cell office:value-type="string" calcext:value-type="string">
            <text:p>01031109</text:p>
          </table:table-cell>
          <table:table-cell office:value-type="string" calcext:value-type="string">
            <text:p>Muat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9</text:p>
          </table:table-cell>
          <table:table-cell office:value-type="float" office:value="-15.7195" calcext:value-type="float">
            <text:p>-15.719500</text:p>
          </table:table-cell>
          <table:table-cell office:value-type="float" office:value="39.6936" calcext:value-type="float">
            <text:p>39.693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381</text:p>
          </table:table-cell>
          <table:table-cell office:value-type="float" office:value="1031108" calcext:value-type="float">
            <text:p>1031108</text:p>
          </table:table-cell>
          <table:table-cell office:value-type="string" calcext:value-type="string">
            <text:p>01031108</text:p>
          </table:table-cell>
          <table:table-cell office:value-type="string" calcext:value-type="string">
            <text:p>Iulut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9</text:p>
          </table:table-cell>
          <table:table-cell office:value-type="float" office:value="-15.8352" calcext:value-type="float">
            <text:p>-15.835200</text:p>
          </table:table-cell>
          <table:table-cell office:value-type="float" office:value="38.9725" calcext:value-type="float">
            <text:p>38.972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382</text:p>
          </table:table-cell>
          <table:table-cell office:value-type="float" office:value="1031107" calcext:value-type="float">
            <text:p>1031107</text:p>
          </table:table-cell>
          <table:table-cell office:value-type="string" calcext:value-type="string">
            <text:p>01031107</text:p>
          </table:table-cell>
          <table:table-cell office:value-type="string" calcext:value-type="string">
            <text:p>Cali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9</text:p>
          </table:table-cell>
          <table:table-cell office:value-type="float" office:value="-15.6239" calcext:value-type="float">
            <text:p>-15.623900</text:p>
          </table:table-cell>
          <table:table-cell office:value-type="float" office:value="39.1019" calcext:value-type="float">
            <text:p>39.10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383</text:p>
          </table:table-cell>
          <table:table-cell office:value-type="float" office:value="1031106" calcext:value-type="float">
            <text:p>1031106</text:p>
          </table:table-cell>
          <table:table-cell office:value-type="string" calcext:value-type="string">
            <text:p>01031106</text:p>
          </table:table-cell>
          <table:table-cell office:value-type="string" calcext:value-type="string">
            <text:p>Namet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9</text:p>
          </table:table-cell>
          <table:table-cell office:value-type="float" office:value="-15.7089" calcext:value-type="float">
            <text:p>-15.708900</text:p>
          </table:table-cell>
          <table:table-cell office:value-type="float" office:value="39.3378" calcext:value-type="float">
            <text:p>39.337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384</text:p>
          </table:table-cell>
          <table:table-cell office:value-type="float" office:value="1031112" calcext:value-type="float">
            <text:p>1031112</text:p>
          </table:table-cell>
          <table:table-cell office:value-type="string" calcext:value-type="string">
            <text:p>01031112</text:p>
          </table:table-cell>
          <table:table-cell office:value-type="string" calcext:value-type="string">
            <text:p>Murrirrim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49</text:p>
          </table:table-cell>
          <table:table-cell office:value-type="float" office:value="-15.8833" calcext:value-type="float">
            <text:p>-15.883300</text:p>
          </table:table-cell>
          <table:table-cell office:value-type="float" office:value="39.0714" calcext:value-type="float">
            <text:p>39.071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85</text:p>
          </table:table-cell>
          <table:table-cell office:value-type="float" office:value="1031213" calcext:value-type="float">
            <text:p>1031213</text:p>
          </table:table-cell>
          <table:table-cell office:value-type="string" calcext:value-type="string">
            <text:p>01031213</text:p>
          </table:table-cell>
          <table:table-cell office:value-type="string" calcext:value-type="string">
            <text:p>Met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0</text:p>
          </table:table-cell>
          <table:table-cell office:value-type="float" office:value="-16.4072" calcext:value-type="float">
            <text:p>-16.407200</text:p>
          </table:table-cell>
          <table:table-cell office:value-type="float" office:value="39.0364" calcext:value-type="float">
            <text:p>39.036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86</text:p>
          </table:table-cell>
          <table:table-cell office:value-type="float" office:value="1031206" calcext:value-type="float">
            <text:p>1031206</text:p>
          </table:table-cell>
          <table:table-cell office:value-type="string" calcext:value-type="string">
            <text:p>01031206</text:p>
          </table:table-cell>
          <table:table-cell office:value-type="string" calcext:value-type="string">
            <text:p>Mo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150</text:p>
          </table:table-cell>
          <table:table-cell office:value-type="float" office:value="-16.7625" calcext:value-type="float">
            <text:p>-16.762500</text:p>
          </table:table-cell>
          <table:table-cell office:value-type="float" office:value="39.2228" calcext:value-type="float">
            <text:p>39.222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87</text:p>
          </table:table-cell>
          <table:table-cell office:value-type="float" office:value="1031207" calcext:value-type="float">
            <text:p>1031207</text:p>
          </table:table-cell>
          <table:table-cell office:value-type="string" calcext:value-type="string">
            <text:p>01031207</text:p>
          </table:table-cell>
          <table:table-cell office:value-type="string" calcext:value-type="string">
            <text:p>Chalau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0</text:p>
          </table:table-cell>
          <table:table-cell office:value-type="float" office:value="-16.0914" calcext:value-type="float">
            <text:p>-16.091400</text:p>
          </table:table-cell>
          <table:table-cell office:value-type="float" office:value="39.1581" calcext:value-type="float">
            <text:p>39.158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88</text:p>
          </table:table-cell>
          <table:table-cell office:value-type="float" office:value="1031208" calcext:value-type="float">
            <text:p>1031208</text:p>
          </table:table-cell>
          <table:table-cell office:value-type="string" calcext:value-type="string">
            <text:p>01031208</text:p>
          </table:table-cell>
          <table:table-cell office:value-type="string" calcext:value-type="string">
            <text:p>Briga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0</text:p>
          </table:table-cell>
          <table:table-cell office:value-type="float" office:value="-16.7111" calcext:value-type="float">
            <text:p>-16.711100</text:p>
          </table:table-cell>
          <table:table-cell office:value-type="float" office:value="39.3189" calcext:value-type="float">
            <text:p>39.318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89</text:p>
          </table:table-cell>
          <table:table-cell office:value-type="float" office:value="1031209" calcext:value-type="float">
            <text:p>1031209</text:p>
          </table:table-cell>
          <table:table-cell office:value-type="string" calcext:value-type="string">
            <text:p>01031209</text:p>
          </table:table-cell>
          <table:table-cell office:value-type="string" calcext:value-type="string">
            <text:p>Guarn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0</text:p>
          </table:table-cell>
          <table:table-cell office:value-type="float" office:value="-16.4802" calcext:value-type="float">
            <text:p>-16.480200</text:p>
          </table:table-cell>
          <table:table-cell office:value-type="float" office:value="39.7174" calcext:value-type="float">
            <text:p>39.717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0</text:p>
          </table:table-cell>
          <table:table-cell office:value-type="float" office:value="1031210" calcext:value-type="float">
            <text:p>1031210</text:p>
          </table:table-cell>
          <table:table-cell office:value-type="string" calcext:value-type="string">
            <text:p>01031210</text:p>
          </table:table-cell>
          <table:table-cell office:value-type="string" calcext:value-type="string">
            <text:p>Lar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0</text:p>
          </table:table-cell>
          <table:table-cell office:value-type="float" office:value="-16.4781" calcext:value-type="float">
            <text:p>-16.478100</text:p>
          </table:table-cell>
          <table:table-cell office:value-type="float" office:value="39.715" calcext:value-type="float">
            <text:p>39.715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1</text:p>
          </table:table-cell>
          <table:table-cell office:value-type="float" office:value="1031214" calcext:value-type="float">
            <text:p>1031214</text:p>
          </table:table-cell>
          <table:table-cell office:value-type="string" calcext:value-type="string">
            <text:p>01031214</text:p>
          </table:table-cell>
          <table:table-cell office:value-type="string" calcext:value-type="string">
            <text:p>Nambil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0</text:p>
          </table:table-cell>
          <table:table-cell office:value-type="float" office:value="-16.4139" calcext:value-type="float">
            <text:p>-16.413900</text:p>
          </table:table-cell>
          <table:table-cell office:value-type="float" office:value="39.4278" calcext:value-type="float">
            <text:p>39.427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2</text:p>
          </table:table-cell>
          <table:table-cell office:value-type="float" office:value="1031215" calcext:value-type="float">
            <text:p>1031215</text:p>
          </table:table-cell>
          <table:table-cell office:value-type="string" calcext:value-type="string">
            <text:p>01031215</text:p>
          </table:table-cell>
          <table:table-cell office:value-type="string" calcext:value-type="string">
            <text:p>Pilivi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0</text:p>
          </table:table-cell>
          <table:table-cell office:value-type="float" office:value="-16.6392" calcext:value-type="float">
            <text:p>-16.639200</text:p>
          </table:table-cell>
          <table:table-cell office:value-type="float" office:value="39.4961" calcext:value-type="float">
            <text:p>39.496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3</text:p>
          </table:table-cell>
          <table:table-cell office:value-type="float" office:value="1031216" calcext:value-type="float">
            <text:p>1031216</text:p>
          </table:table-cell>
          <table:table-cell office:value-type="string" calcext:value-type="string">
            <text:p>01031216</text:p>
          </table:table-cell>
          <table:table-cell office:value-type="string" calcext:value-type="string">
            <text:p>Sava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0</text:p>
          </table:table-cell>
          <table:table-cell office:value-type="float" office:value="-16.5639" calcext:value-type="float">
            <text:p>-16.563900</text:p>
          </table:table-cell>
          <table:table-cell office:value-type="float" office:value="39.0775" calcext:value-type="float">
            <text:p>39.077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4</text:p>
          </table:table-cell>
          <table:table-cell office:value-type="float" office:value="1031217" calcext:value-type="float">
            <text:p>1031217</text:p>
          </table:table-cell>
          <table:table-cell office:value-type="string" calcext:value-type="string">
            <text:p>01031217</text:p>
          </table:table-cell>
          <table:table-cell office:value-type="string" calcext:value-type="string">
            <text:p>U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0</text:p>
          </table:table-cell>
          <table:table-cell office:value-type="float" office:value="-16.4256" calcext:value-type="float">
            <text:p>-16.425600</text:p>
          </table:table-cell>
          <table:table-cell office:value-type="float" office:value="39.2197" calcext:value-type="float">
            <text:p>39.219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5</text:p>
          </table:table-cell>
          <table:table-cell office:value-type="float" office:value="1031218" calcext:value-type="float">
            <text:p>1031218</text:p>
          </table:table-cell>
          <table:table-cell office:value-type="string" calcext:value-type="string">
            <text:p>01031218</text:p>
          </table:table-cell>
          <table:table-cell office:value-type="string" calcext:value-type="string">
            <text:p>Mic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0</text:p>
          </table:table-cell>
          <table:table-cell office:value-type="float" office:value="-16.400902" calcext:value-type="float">
            <text:p>-16.400902</text:p>
          </table:table-cell>
          <table:table-cell office:value-type="float" office:value="39.237616" calcext:value-type="float">
            <text:p>39.237616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6</text:p>
          </table:table-cell>
          <table:table-cell office:value-type="float" office:value="1031220" calcext:value-type="float">
            <text:p>1031220</text:p>
          </table:table-cell>
          <table:table-cell office:value-type="string" calcext:value-type="string">
            <text:p>01031220</text:p>
          </table:table-cell>
          <table:table-cell office:value-type="string" calcext:value-type="string">
            <text:p>Marrupana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0</text:p>
          </table:table-cell>
          <table:table-cell table:style-name="ce45" office:value-type="float" office:value="-16.401046" calcext:value-type="float">
            <text:p>-16.401046</text:p>
          </table:table-cell>
          <table:table-cell table:style-name="ce45" office:value-type="float" office:value="39.237266" calcext:value-type="float">
            <text:p>39.237266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7</text:p>
          </table:table-cell>
          <table:table-cell office:value-type="float" office:value="1031211" calcext:value-type="float">
            <text:p>1031211</text:p>
          </table:table-cell>
          <table:table-cell office:value-type="string" calcext:value-type="string">
            <text:p>01031211</text:p>
          </table:table-cell>
          <table:table-cell office:value-type="string" calcext:value-type="string">
            <text:p>Ligonha (Mucoroge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0</text:p>
          </table:table-cell>
          <table:table-cell office:value-type="float" office:value="-16.8686" calcext:value-type="float">
            <text:p>-16.868600</text:p>
          </table:table-cell>
          <table:table-cell office:value-type="float" office:value="39.1372" calcext:value-type="float">
            <text:p>39.137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8</text:p>
          </table:table-cell>
          <table:table-cell office:value-type="float" office:value="1031219" calcext:value-type="float">
            <text:p>1031219</text:p>
          </table:table-cell>
          <table:table-cell office:value-type="string" calcext:value-type="string">
            <text:p>01031219</text:p>
          </table:table-cell>
          <table:table-cell office:value-type="string" calcext:value-type="string">
            <text:p>Mavu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0</text:p>
          </table:table-cell>
          <table:table-cell office:value-type="float" office:value="-16.491323" calcext:value-type="float">
            <text:p>-16.491323</text:p>
          </table:table-cell>
          <table:table-cell office:value-type="float" office:value="39.224231" calcext:value-type="float">
            <text:p>39.224231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399</text:p>
          </table:table-cell>
          <table:table-cell office:value-type="float" office:value="1031221" calcext:value-type="float">
            <text:p>1031221</text:p>
          </table:table-cell>
          <table:table-cell office:value-type="string" calcext:value-type="string">
            <text:p>01031221</text:p>
          </table:table-cell>
          <table:table-cell office:value-type="string" calcext:value-type="string">
            <text:p>Topui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0</text:p>
          </table:table-cell>
          <table:table-cell office:value-type="float" office:value="-16.423636" calcext:value-type="float">
            <text:p>-16.423636</text:p>
          </table:table-cell>
          <table:table-cell office:value-type="float" office:value="39.241813" calcext:value-type="float">
            <text:p>39.241813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0</text:p>
          </table:table-cell>
          <table:table-cell office:value-type="float" office:value="1031320" calcext:value-type="float">
            <text:p>1031320</text:p>
          </table:table-cell>
          <table:table-cell office:value-type="string" calcext:value-type="string">
            <text:p>01031320</text:p>
          </table:table-cell>
          <table:table-cell office:value-type="string" calcext:value-type="string">
            <text:p>Nap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1</text:p>
          </table:table-cell>
          <table:table-cell office:value-type="float" office:value="-14.803457" calcext:value-type="float">
            <text:p>-14.803457</text:p>
          </table:table-cell>
          <table:table-cell office:value-type="float" office:value="40.227124" calcext:value-type="float">
            <text:p>40.227124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1</text:p>
          </table:table-cell>
          <table:table-cell office:value-type="float" office:value="1031309" calcext:value-type="float">
            <text:p>1031309</text:p>
          </table:table-cell>
          <table:table-cell office:value-type="string" calcext:value-type="string">
            <text:p>01031309</text:p>
          </table:table-cell>
          <table:table-cell office:value-type="string" calcext:value-type="string">
            <text:p>Itocu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1</text:p>
          </table:table-cell>
          <table:table-cell office:value-type="float" office:value="-14.7186" calcext:value-type="float">
            <text:p>-14.718600</text:p>
          </table:table-cell>
          <table:table-cell office:value-type="float" office:value="40.3341" calcext:value-type="float">
            <text:p>40.334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2</text:p>
          </table:table-cell>
          <table:table-cell office:value-type="float" office:value="1031307" calcext:value-type="float">
            <text:p>1031307</text:p>
          </table:table-cell>
          <table:table-cell office:value-type="string" calcext:value-type="string">
            <text:p>01031307</text:p>
          </table:table-cell>
          <table:table-cell office:value-type="string" calcext:value-type="string">
            <text:p>Carapi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1</text:p>
          </table:table-cell>
          <table:table-cell office:value-type="float" office:value="-14.9153" calcext:value-type="float">
            <text:p>-14.915300</text:p>
          </table:table-cell>
          <table:table-cell office:value-type="float" office:value="40.2286" calcext:value-type="float">
            <text:p>40.228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3</text:p>
          </table:table-cell>
          <table:table-cell office:value-type="float" office:value="1031311" calcext:value-type="float">
            <text:p>1031311</text:p>
          </table:table-cell>
          <table:table-cell office:value-type="string" calcext:value-type="string">
            <text:p>01031311</text:p>
          </table:table-cell>
          <table:table-cell office:value-type="string" calcext:value-type="string">
            <text:p>Net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1</text:p>
          </table:table-cell>
          <table:table-cell office:value-type="float" office:value="-14.7467" calcext:value-type="float">
            <text:p>-14.746700</text:p>
          </table:table-cell>
          <table:table-cell office:value-type="float" office:value="39.9767" calcext:value-type="float">
            <text:p>39.976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4</text:p>
          </table:table-cell>
          <table:table-cell office:value-type="float" office:value="1031306" calcext:value-type="float">
            <text:p>1031306</text:p>
          </table:table-cell>
          <table:table-cell office:value-type="string" calcext:value-type="string">
            <text:p>01031306</text:p>
          </table:table-cell>
          <table:table-cell office:value-type="string" calcext:value-type="string">
            <text:p>Mona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1</text:p>
          </table:table-cell>
          <table:table-cell office:value-type="float" office:value="-14.9206" calcext:value-type="float">
            <text:p>-14.920600</text:p>
          </table:table-cell>
          <table:table-cell office:value-type="float" office:value="40.2986" calcext:value-type="float">
            <text:p>40.298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5</text:p>
          </table:table-cell>
          <table:table-cell office:value-type="float" office:value="1031308" calcext:value-type="float">
            <text:p>1031308</text:p>
          </table:table-cell>
          <table:table-cell office:value-type="string" calcext:value-type="string">
            <text:p>01031308</text:p>
          </table:table-cell>
          <table:table-cell office:value-type="string" calcext:value-type="string">
            <text:p>Nate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1</text:p>
          </table:table-cell>
          <table:table-cell office:value-type="float" office:value="-14.7402" calcext:value-type="float">
            <text:p>-14.740200</text:p>
          </table:table-cell>
          <table:table-cell office:value-type="float" office:value="39.9178" calcext:value-type="float">
            <text:p>39.917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6</text:p>
          </table:table-cell>
          <table:table-cell office:value-type="float" office:value="1031310" calcext:value-type="float">
            <text:p>1031310</text:p>
          </table:table-cell>
          <table:table-cell office:value-type="string" calcext:value-type="string">
            <text:p>01031310</text:p>
          </table:table-cell>
          <table:table-cell office:value-type="string" calcext:value-type="string">
            <text:p>Muatu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1</text:p>
          </table:table-cell>
          <table:table-cell office:value-type="float" office:value="-14.6658" calcext:value-type="float">
            <text:p>-14.665800</text:p>
          </table:table-cell>
          <table:table-cell office:value-type="float" office:value="39.8441" calcext:value-type="float">
            <text:p>39.844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7</text:p>
          </table:table-cell>
          <table:table-cell office:value-type="float" office:value="1031314" calcext:value-type="float">
            <text:p>1031314</text:p>
          </table:table-cell>
          <table:table-cell office:value-type="string" calcext:value-type="string">
            <text:p>01031314</text:p>
          </table:table-cell>
          <table:table-cell office:value-type="string" calcext:value-type="string">
            <text:p>Mecu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1</text:p>
          </table:table-cell>
          <table:table-cell office:value-type="float" office:value="-14.727" calcext:value-type="float">
            <text:p>-14.727000</text:p>
          </table:table-cell>
          <table:table-cell office:value-type="float" office:value="40.0703" calcext:value-type="float">
            <text:p>40.070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8</text:p>
          </table:table-cell>
          <table:table-cell office:value-type="float" office:value="1031315" calcext:value-type="float">
            <text:p>1031315</text:p>
          </table:table-cell>
          <table:table-cell office:value-type="string" calcext:value-type="string">
            <text:p>01031315</text:p>
          </table:table-cell>
          <table:table-cell office:value-type="string" calcext:value-type="string">
            <text:p>Meserp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1</text:p>
          </table:table-cell>
          <table:table-cell office:value-type="float" office:value="-14.9745" calcext:value-type="float">
            <text:p>-14.974500</text:p>
          </table:table-cell>
          <table:table-cell office:value-type="float" office:value="40.0964" calcext:value-type="float">
            <text:p>40.096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09</text:p>
          </table:table-cell>
          <table:table-cell office:value-type="float" office:value="1031316" calcext:value-type="float">
            <text:p>1031316</text:p>
          </table:table-cell>
          <table:table-cell office:value-type="string" calcext:value-type="string">
            <text:p>01031316</text:p>
          </table:table-cell>
          <table:table-cell office:value-type="string" calcext:value-type="string">
            <text:p>Metocher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1</text:p>
          </table:table-cell>
          <table:table-cell office:value-type="float" office:value="-14.8558" calcext:value-type="float">
            <text:p>-14.855800</text:p>
          </table:table-cell>
          <table:table-cell office:value-type="float" office:value="40.0853" calcext:value-type="float">
            <text:p>40.085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10</text:p>
          </table:table-cell>
          <table:table-cell office:value-type="float" office:value="1031317" calcext:value-type="float">
            <text:p>1031317</text:p>
          </table:table-cell>
          <table:table-cell office:value-type="string" calcext:value-type="string">
            <text:p>01031317</text:p>
          </table:table-cell>
          <table:table-cell office:value-type="string" calcext:value-type="string">
            <text:p>Rami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1</text:p>
          </table:table-cell>
          <table:table-cell office:value-type="float" office:value="-14.8075" calcext:value-type="float">
            <text:p>-14.807500</text:p>
          </table:table-cell>
          <table:table-cell office:value-type="float" office:value="40.2811" calcext:value-type="float">
            <text:p>40.281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11</text:p>
          </table:table-cell>
          <table:table-cell office:value-type="float" office:value="1031312" calcext:value-type="float">
            <text:p>1031312</text:p>
          </table:table-cell>
          <table:table-cell office:value-type="string" calcext:value-type="string">
            <text:p>01031312</text:p>
          </table:table-cell>
          <table:table-cell office:value-type="string" calcext:value-type="string">
            <text:p>Chihi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1</text:p>
          </table:table-cell>
          <table:table-cell office:value-type="float" office:value="-14.5547" calcext:value-type="float">
            <text:p>-14.554700</text:p>
          </table:table-cell>
          <table:table-cell office:value-type="float" office:value="40.3005" calcext:value-type="float">
            <text:p>40.300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12</text:p>
          </table:table-cell>
          <table:table-cell office:value-type="float" office:value="1031300" calcext:value-type="float">
            <text:p>1031300</text:p>
          </table:table-cell>
          <table:table-cell office:value-type="string" calcext:value-type="string">
            <text:p>01031300</text:p>
          </table:table-cell>
          <table:table-cell office:value-type="string" calcext:value-type="string">
            <text:p>H.R. Monap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51</text:p>
          </table:table-cell>
          <table:table-cell office:value-type="float" office:value="-14.9097" calcext:value-type="float">
            <text:p>-14.909700</text:p>
          </table:table-cell>
          <table:table-cell office:value-type="float" office:value="40.3333" calcext:value-type="float">
            <text:p>40.333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413</text:p>
          </table:table-cell>
          <table:table-cell office:value-type="float" office:value="1031319" calcext:value-type="float">
            <text:p>1031319</text:p>
          </table:table-cell>
          <table:table-cell office:value-type="string" calcext:value-type="string">
            <text:p>01031319</text:p>
          </table:table-cell>
          <table:table-cell office:value-type="string" calcext:value-type="string">
            <text:p>Mucuj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1</text:p>
          </table:table-cell>
          <table:table-cell office:value-type="float" office:value="-14.78118" calcext:value-type="float">
            <text:p>-14.781180</text:p>
          </table:table-cell>
          <table:table-cell office:value-type="float" office:value="40.098557" calcext:value-type="float">
            <text:p>40.098557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14</text:p>
          </table:table-cell>
          <table:table-cell office:value-type="float" office:value="1031407" calcext:value-type="float">
            <text:p>1031407</text:p>
          </table:table-cell>
          <table:table-cell office:value-type="string" calcext:value-type="string">
            <text:p>01031407</text:p>
          </table:table-cell>
          <table:table-cell office:value-type="string" calcext:value-type="string">
            <text:p>Nacux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2</text:p>
          </table:table-cell>
          <table:table-cell office:value-type="float" office:value="-14.7756" calcext:value-type="float">
            <text:p>-14.775600</text:p>
          </table:table-cell>
          <table:table-cell office:value-type="float" office:value="40.7295" calcext:value-type="float">
            <text:p>40.729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15</text:p>
          </table:table-cell>
          <table:table-cell office:value-type="float" office:value="1031408" calcext:value-type="float">
            <text:p>1031408</text:p>
          </table:table-cell>
          <table:table-cell office:value-type="string" calcext:value-type="string">
            <text:p>01031408</text:p>
          </table:table-cell>
          <table:table-cell office:value-type="string" calcext:value-type="string">
            <text:p>Cabaceira Gran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2</text:p>
          </table:table-cell>
          <table:table-cell office:value-type="float" office:value="-14.9906" calcext:value-type="float">
            <text:p>-14.990600</text:p>
          </table:table-cell>
          <table:table-cell office:value-type="float" office:value="40.7395" calcext:value-type="float">
            <text:p>40.739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16</text:p>
          </table:table-cell>
          <table:table-cell office:value-type="float" office:value="1031409" calcext:value-type="float">
            <text:p>1031409</text:p>
          </table:table-cell>
          <table:table-cell office:value-type="string" calcext:value-type="string">
            <text:p>01031409</text:p>
          </table:table-cell>
          <table:table-cell office:value-type="string" calcext:value-type="string">
            <text:p>Chocas-M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52</text:p>
          </table:table-cell>
          <table:table-cell office:value-type="float" office:value="-14.9525" calcext:value-type="float">
            <text:p>-14.952500</text:p>
          </table:table-cell>
          <table:table-cell office:value-type="float" office:value="40.74" calcext:value-type="float">
            <text:p>40.74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17</text:p>
          </table:table-cell>
          <table:table-cell office:value-type="float" office:value="1031411" calcext:value-type="float">
            <text:p>1031411</text:p>
          </table:table-cell>
          <table:table-cell office:value-type="string" calcext:value-type="string">
            <text:p>01031411</text:p>
          </table:table-cell>
          <table:table-cell office:value-type="string" calcext:value-type="string">
            <text:p>Matib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2</text:p>
          </table:table-cell>
          <table:table-cell office:value-type="float" office:value="-14.8633" calcext:value-type="float">
            <text:p>-14.863300</text:p>
          </table:table-cell>
          <table:table-cell office:value-type="float" office:value="40.7675" calcext:value-type="float">
            <text:p>40.767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18</text:p>
          </table:table-cell>
          <table:table-cell office:value-type="float" office:value="1031412" calcext:value-type="float">
            <text:p>1031412</text:p>
          </table:table-cell>
          <table:table-cell office:value-type="string" calcext:value-type="string">
            <text:p>01031412</text:p>
          </table:table-cell>
          <table:table-cell office:value-type="string" calcext:value-type="string">
            <text:p>Nami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2</text:p>
          </table:table-cell>
          <table:table-cell office:value-type="float" office:value="-14.7859" calcext:value-type="float">
            <text:p>-14.785900</text:p>
          </table:table-cell>
          <table:table-cell office:value-type="float" office:value="40.5809" calcext:value-type="float">
            <text:p>40.580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19</text:p>
          </table:table-cell>
          <table:table-cell office:value-type="float" office:value="1031439" calcext:value-type="float">
            <text:p>1031439</text:p>
          </table:table-cell>
          <table:table-cell office:value-type="string" calcext:value-type="string">
            <text:p>01031439</text:p>
          </table:table-cell>
          <table:table-cell office:value-type="string" calcext:value-type="string">
            <text:p>Muaua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2</text:p>
          </table:table-cell>
          <table:table-cell office:value-type="float" office:value="-15.1923" calcext:value-type="float">
            <text:p>-15.192300</text:p>
          </table:table-cell>
          <table:table-cell office:value-type="float" office:value="40.3597" calcext:value-type="float">
            <text:p>40.359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20</text:p>
          </table:table-cell>
          <table:table-cell office:value-type="float" office:value="1031410" calcext:value-type="float">
            <text:p>1031410</text:p>
          </table:table-cell>
          <table:table-cell office:value-type="string" calcext:value-type="string">
            <text:p>01031410</text:p>
          </table:table-cell>
          <table:table-cell office:value-type="string" calcext:value-type="string">
            <text:p>Lu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2</text:p>
          </table:table-cell>
          <table:table-cell office:value-type="float" office:value="-15.1881" calcext:value-type="float">
            <text:p>-15.188100</text:p>
          </table:table-cell>
          <table:table-cell office:value-type="float" office:value="40.52" calcext:value-type="float">
            <text:p>40.52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21</text:p>
          </table:table-cell>
          <table:table-cell office:value-type="float" office:value="1031406" calcext:value-type="float">
            <text:p>1031406</text:p>
          </table:table-cell>
          <table:table-cell office:value-type="string" calcext:value-type="string">
            <text:p>01031406</text:p>
          </table:table-cell>
          <table:table-cell office:value-type="string" calcext:value-type="string">
            <text:p>Mossur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2</text:p>
          </table:table-cell>
          <table:table-cell office:value-type="float" office:value="-14.9525" calcext:value-type="float">
            <text:p>-14.952500</text:p>
          </table:table-cell>
          <table:table-cell office:value-type="float" office:value="40.6656" calcext:value-type="float">
            <text:p>40.665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22</text:p>
          </table:table-cell>
          <table:table-cell office:value-type="float" office:value="1031413" calcext:value-type="float">
            <text:p>1031413</text:p>
          </table:table-cell>
          <table:table-cell office:value-type="string" calcext:value-type="string">
            <text:p>01031413</text:p>
          </table:table-cell>
          <table:table-cell office:value-type="string" calcext:value-type="string">
            <text:p>Cabeceira Peque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2</text:p>
          </table:table-cell>
          <table:table-cell office:value-type="float" office:value="-14.88652" calcext:value-type="float">
            <text:p>-14.886520</text:p>
          </table:table-cell>
          <table:table-cell office:value-type="float" office:value="40.5534" calcext:value-type="float">
            <text:p>40.553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423</text:p>
          </table:table-cell>
          <table:table-cell office:value-type="float" office:value="1031415" calcext:value-type="float">
            <text:p>1031415</text:p>
          </table:table-cell>
          <table:table-cell office:value-type="string" calcext:value-type="string">
            <text:p>01031415</text:p>
          </table:table-cell>
          <table:table-cell office:value-type="string" calcext:value-type="string">
            <text:p>Namitat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2</text:p>
          </table:table-cell>
          <table:table-cell office:value-type="float" office:value="-14.951093" calcext:value-type="float">
            <text:p>-14.951093</text:p>
          </table:table-cell>
          <table:table-cell office:value-type="float" office:value="40.530832" calcext:value-type="float">
            <text:p>40.530832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424</text:p>
          </table:table-cell>
          <table:table-cell office:value-type="float" office:value="1031514" calcext:value-type="float">
            <text:p>1031514</text:p>
          </table:table-cell>
          <table:table-cell office:value-type="string" calcext:value-type="string">
            <text:p>01031514</text:p>
          </table:table-cell>
          <table:table-cell office:value-type="string" calcext:value-type="string">
            <text:p>Chereq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3</text:p>
          </table:table-cell>
          <table:table-cell office:value-type="float" office:value="-14.3749" calcext:value-type="float">
            <text:p>-14.374900</text:p>
          </table:table-cell>
          <table:table-cell office:value-type="float" office:value="39.4147" calcext:value-type="float">
            <text:p>39.414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425</text:p>
          </table:table-cell>
          <table:table-cell office:value-type="float" office:value="1031506" calcext:value-type="float">
            <text:p>1031506</text:p>
          </table:table-cell>
          <table:table-cell office:value-type="string" calcext:value-type="string">
            <text:p>01031506</text:p>
          </table:table-cell>
          <table:table-cell office:value-type="string" calcext:value-type="string">
            <text:p>Muec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3</text:p>
          </table:table-cell>
          <table:table-cell office:value-type="float" office:value="-14.8725" calcext:value-type="float">
            <text:p>-14.872500</text:p>
          </table:table-cell>
          <table:table-cell office:value-type="float" office:value="39.6378" calcext:value-type="float">
            <text:p>39.637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426</text:p>
          </table:table-cell>
          <table:table-cell office:value-type="float" office:value="1031507" calcext:value-type="float">
            <text:p>1031507</text:p>
          </table:table-cell>
          <table:table-cell office:value-type="string" calcext:value-type="string">
            <text:p>01031507</text:p>
          </table:table-cell>
          <table:table-cell office:value-type="string" calcext:value-type="string">
            <text:p>Im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3</text:p>
          </table:table-cell>
          <table:table-cell office:value-type="float" office:value="-14.5775" calcext:value-type="float">
            <text:p>-14.577500</text:p>
          </table:table-cell>
          <table:table-cell office:value-type="float" office:value="39.5761" calcext:value-type="float">
            <text:p>39.576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427</text:p>
          </table:table-cell>
          <table:table-cell office:value-type="float" office:value="1031509" calcext:value-type="float">
            <text:p>1031509</text:p>
          </table:table-cell>
          <table:table-cell office:value-type="string" calcext:value-type="string">
            <text:p>01031509</text:p>
          </table:table-cell>
          <table:table-cell office:value-type="string" calcext:value-type="string">
            <text:p>Chinam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3</text:p>
          </table:table-cell>
          <table:table-cell office:value-type="float" office:value="-14.5818" calcext:value-type="float">
            <text:p>-14.581800</text:p>
          </table:table-cell>
          <table:table-cell office:value-type="float" office:value="39.7408" calcext:value-type="float">
            <text:p>39.740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428</text:p>
          </table:table-cell>
          <table:table-cell office:value-type="float" office:value="1031511" calcext:value-type="float">
            <text:p>1031511</text:p>
          </table:table-cell>
          <table:table-cell office:value-type="string" calcext:value-type="string">
            <text:p>01031511</text:p>
          </table:table-cell>
          <table:table-cell office:value-type="string" calcext:value-type="string">
            <text:p>Nap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3</text:p>
          </table:table-cell>
          <table:table-cell office:value-type="float" office:value="-14.7657" calcext:value-type="float">
            <text:p>-14.765700</text:p>
          </table:table-cell>
          <table:table-cell office:value-type="float" office:value="39.7885" calcext:value-type="float">
            <text:p>39.788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429</text:p>
          </table:table-cell>
          <table:table-cell office:value-type="float" office:value="1031513" calcext:value-type="float">
            <text:p>1031513</text:p>
          </table:table-cell>
          <table:table-cell office:value-type="string" calcext:value-type="string">
            <text:p>01031513</text:p>
          </table:table-cell>
          <table:table-cell office:value-type="string" calcext:value-type="string">
            <text:p>Kav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3</text:p>
          </table:table-cell>
          <table:table-cell office:value-type="float" office:value="-14.9049" calcext:value-type="float">
            <text:p>-14.904900</text:p>
          </table:table-cell>
          <table:table-cell office:value-type="float" office:value="39.3235" calcext:value-type="float">
            <text:p>39.323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430</text:p>
          </table:table-cell>
          <table:table-cell office:value-type="float" office:value="1031508" calcext:value-type="float">
            <text:p>1031508</text:p>
          </table:table-cell>
          <table:table-cell office:value-type="string" calcext:value-type="string">
            <text:p>01031508</text:p>
          </table:table-cell>
          <table:table-cell office:value-type="string" calcext:value-type="string">
            <text:p>Namah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3</text:p>
          </table:table-cell>
          <table:table-cell office:value-type="float" office:value="-14.5803" calcext:value-type="float">
            <text:p>-14.580300</text:p>
          </table:table-cell>
          <table:table-cell office:value-type="float" office:value="39.378" calcext:value-type="float">
            <text:p>39.378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431</text:p>
          </table:table-cell>
          <table:table-cell office:value-type="float" office:value="1031512" calcext:value-type="float">
            <text:p>1031512</text:p>
          </table:table-cell>
          <table:table-cell office:value-type="string" calcext:value-type="string">
            <text:p>01031512</text:p>
          </table:table-cell>
          <table:table-cell office:value-type="string" calcext:value-type="string">
            <text:p>Grac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3</text:p>
          </table:table-cell>
          <table:table-cell office:value-type="float" office:value="-14.4319" calcext:value-type="float">
            <text:p>-14.431900</text:p>
          </table:table-cell>
          <table:table-cell office:value-type="float" office:value="39.3945" calcext:value-type="float">
            <text:p>39.394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432</text:p>
          </table:table-cell>
          <table:table-cell office:value-type="float" office:value="1031510" calcext:value-type="float">
            <text:p>1031510</text:p>
          </table:table-cell>
          <table:table-cell office:value-type="string" calcext:value-type="string">
            <text:p>01031510</text:p>
          </table:table-cell>
          <table:table-cell office:value-type="string" calcext:value-type="string">
            <text:p>Muculu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3</text:p>
          </table:table-cell>
          <table:table-cell office:value-type="float" office:value="-14.9423" calcext:value-type="float">
            <text:p>-14.942300</text:p>
          </table:table-cell>
          <table:table-cell office:value-type="float" office:value="39.4154" calcext:value-type="float">
            <text:p>39.415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433</text:p>
          </table:table-cell>
          <table:table-cell office:value-type="float" office:value="1031609" calcext:value-type="float">
            <text:p>1031609</text:p>
          </table:table-cell>
          <table:table-cell office:value-type="string" calcext:value-type="string">
            <text:p>01031609</text:p>
          </table:table-cell>
          <table:table-cell office:value-type="string" calcext:value-type="string">
            <text:p>Umua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4</text:p>
          </table:table-cell>
          <table:table-cell office:value-type="float" office:value="-15.4209" calcext:value-type="float">
            <text:p>-15.420900</text:p>
          </table:table-cell>
          <table:table-cell office:value-type="float" office:value="38.7919" calcext:value-type="float">
            <text:p>38.79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434</text:p>
          </table:table-cell>
          <table:table-cell office:value-type="float" office:value="1031606" calcext:value-type="float">
            <text:p>1031606</text:p>
          </table:table-cell>
          <table:table-cell office:value-type="string" calcext:value-type="string">
            <text:p>01031606</text:p>
          </table:table-cell>
          <table:table-cell office:value-type="string" calcext:value-type="string">
            <text:p>Murrupu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4</text:p>
          </table:table-cell>
          <table:table-cell office:value-type="float" office:value="-15.458285" calcext:value-type="float">
            <text:p>-15.458285</text:p>
          </table:table-cell>
          <table:table-cell office:value-type="float" office:value="38.677307" calcext:value-type="float">
            <text:p>38.677307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435</text:p>
          </table:table-cell>
          <table:table-cell office:value-type="float" office:value="1031608" calcext:value-type="float">
            <text:p>1031608</text:p>
          </table:table-cell>
          <table:table-cell office:value-type="string" calcext:value-type="string">
            <text:p>01031608</text:p>
          </table:table-cell>
          <table:table-cell office:value-type="string" calcext:value-type="string">
            <text:p>Ching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4</text:p>
          </table:table-cell>
          <table:table-cell office:value-type="float" office:value="-15.2042" calcext:value-type="float">
            <text:p>-15.204200</text:p>
          </table:table-cell>
          <table:table-cell office:value-type="float" office:value="38.6911" calcext:value-type="float">
            <text:p>38.691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436</text:p>
          </table:table-cell>
          <table:table-cell office:value-type="float" office:value="1031610" calcext:value-type="float">
            <text:p>1031610</text:p>
          </table:table-cell>
          <table:table-cell office:value-type="string" calcext:value-type="string">
            <text:p>01031610</text:p>
          </table:table-cell>
          <table:table-cell office:value-type="string" calcext:value-type="string">
            <text:p>Gazuz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4</text:p>
          </table:table-cell>
          <table:table-cell office:value-type="float" office:value="-15.3455" calcext:value-type="float">
            <text:p>-15.345500</text:p>
          </table:table-cell>
          <table:table-cell office:value-type="float" office:value="38.8911" calcext:value-type="float">
            <text:p>38.891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437</text:p>
          </table:table-cell>
          <table:table-cell office:value-type="float" office:value="1031611" calcext:value-type="float">
            <text:p>1031611</text:p>
          </table:table-cell>
          <table:table-cell office:value-type="string" calcext:value-type="string">
            <text:p>01031611</text:p>
          </table:table-cell>
          <table:table-cell office:value-type="string" calcext:value-type="string">
            <text:p>Tipo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4</text:p>
          </table:table-cell>
          <table:table-cell office:value-type="float" office:value="-15.5866" calcext:value-type="float">
            <text:p>-15.586600</text:p>
          </table:table-cell>
          <table:table-cell office:value-type="float" office:value="38.5748" calcext:value-type="float">
            <text:p>38.574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438</text:p>
          </table:table-cell>
          <table:table-cell office:value-type="float" office:value="1031607" calcext:value-type="float">
            <text:p>1031607</text:p>
          </table:table-cell>
          <table:table-cell office:value-type="string" calcext:value-type="string">
            <text:p>01031607</text:p>
          </table:table-cell>
          <table:table-cell office:value-type="string" calcext:value-type="string">
            <text:p>Nihessi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4</text:p>
          </table:table-cell>
          <table:table-cell office:value-type="float" office:value="-15.6011" calcext:value-type="float">
            <text:p>-15.601100</text:p>
          </table:table-cell>
          <table:table-cell office:value-type="float" office:value="38.7352" calcext:value-type="float">
            <text:p>38.735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39</text:p>
          </table:table-cell>
          <table:table-cell office:value-type="float" office:value="1031708" calcext:value-type="float">
            <text:p>1031708</text:p>
          </table:table-cell>
          <table:table-cell office:value-type="string" calcext:value-type="string">
            <text:p>01031708</text:p>
          </table:table-cell>
          <table:table-cell office:value-type="string" calcext:value-type="string">
            <text:p>Murrupe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5</text:p>
          </table:table-cell>
          <table:table-cell office:value-type="float" office:value="-14.6611" calcext:value-type="float">
            <text:p>-14.661100</text:p>
          </table:table-cell>
          <table:table-cell office:value-type="float" office:value="40.68" calcext:value-type="float">
            <text:p>40.68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0</text:p>
          </table:table-cell>
          <table:table-cell office:value-type="float" office:value="1031715" calcext:value-type="float">
            <text:p>1031715</text:p>
          </table:table-cell>
          <table:table-cell office:value-type="string" calcext:value-type="string">
            <text:p>01031715</text:p>
          </table:table-cell>
          <table:table-cell office:value-type="string" calcext:value-type="string">
            <text:p>Akum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55</text:p>
          </table:table-cell>
          <table:table-cell office:value-type="float" office:value="-14.489021" calcext:value-type="float">
            <text:p>-14.489021</text:p>
          </table:table-cell>
          <table:table-cell office:value-type="float" office:value="40.736132" calcext:value-type="float">
            <text:p>40.736132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1</text:p>
          </table:table-cell>
          <table:table-cell office:value-type="float" office:value="1031714" calcext:value-type="float">
            <text:p>1031714</text:p>
          </table:table-cell>
          <table:table-cell office:value-type="string" calcext:value-type="string">
            <text:p>01031714</text:p>
          </table:table-cell>
          <table:table-cell office:value-type="string" calcext:value-type="string">
            <text:p>C.A.M.I.N.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55</text:p>
          </table:table-cell>
          <table:table-cell office:value-type="float" office:value="-14.509637" calcext:value-type="float">
            <text:p>-14.509637</text:p>
          </table:table-cell>
          <table:table-cell office:value-type="float" office:value="40.749518" calcext:value-type="float">
            <text:p>40.749518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2</text:p>
          </table:table-cell>
          <table:table-cell office:value-type="float" office:value="1031713" calcext:value-type="float">
            <text:p>1031713</text:p>
          </table:table-cell>
          <table:table-cell office:value-type="string" calcext:value-type="string">
            <text:p>01031713</text:p>
          </table:table-cell>
          <table:table-cell office:value-type="string" calcext:value-type="string">
            <text:p>Cif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5</text:p>
          </table:table-cell>
          <table:table-cell office:value-type="float" office:value="-14.4922" calcext:value-type="float">
            <text:p>-14.492200</text:p>
          </table:table-cell>
          <table:table-cell office:value-type="float" office:value="40.7067" calcext:value-type="float">
            <text:p>40.706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3</text:p>
          </table:table-cell>
          <table:table-cell office:value-type="float" office:value="1031712" calcext:value-type="float">
            <text:p>1031712</text:p>
          </table:table-cell>
          <table:table-cell office:value-type="string" calcext:value-type="string">
            <text:p>01031712</text:p>
          </table:table-cell>
          <table:table-cell office:value-type="string" calcext:value-type="string">
            <text:p>Cimen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55</text:p>
          </table:table-cell>
          <table:table-cell office:value-type="float" office:value="-14.502639" calcext:value-type="float">
            <text:p>-14.502639</text:p>
          </table:table-cell>
          <table:table-cell office:value-type="float" office:value="40.741103" calcext:value-type="float">
            <text:p>40.741103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4</text:p>
          </table:table-cell>
          <table:table-cell office:value-type="float" office:value="1031711" calcext:value-type="float">
            <text:p>1031711</text:p>
          </table:table-cell>
          <table:table-cell office:value-type="string" calcext:value-type="string">
            <text:p>01031711</text:p>
          </table:table-cell>
          <table:table-cell office:value-type="string" calcext:value-type="string">
            <text:p>Cf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5</text:p>
          </table:table-cell>
          <table:table-cell office:value-type="float" office:value="-14.5514" calcext:value-type="float">
            <text:p>-14.551400</text:p>
          </table:table-cell>
          <table:table-cell office:value-type="float" office:value="40.6722" calcext:value-type="float">
            <text:p>40.672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5</text:p>
          </table:table-cell>
          <table:table-cell office:value-type="float" office:value="1031709" calcext:value-type="float">
            <text:p>1031709</text:p>
          </table:table-cell>
          <table:table-cell office:value-type="string" calcext:value-type="string">
            <text:p>01031709</text:p>
          </table:table-cell>
          <table:table-cell office:value-type="string" calcext:value-type="string">
            <text:p>Nahereng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5</text:p>
          </table:table-cell>
          <table:table-cell office:value-type="float" office:value="-14.4731" calcext:value-type="float">
            <text:p>-14.473100</text:p>
          </table:table-cell>
          <table:table-cell office:value-type="float" office:value="40.7006" calcext:value-type="float">
            <text:p>40.700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6</text:p>
          </table:table-cell>
          <table:table-cell office:value-type="float" office:value="1031707" calcext:value-type="float">
            <text:p>1031707</text:p>
          </table:table-cell>
          <table:table-cell office:value-type="string" calcext:value-type="string">
            <text:p>01031707</text:p>
          </table:table-cell>
          <table:table-cell office:value-type="string" calcext:value-type="string">
            <text:p>Quissimaju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5</text:p>
          </table:table-cell>
          <table:table-cell office:value-type="float" office:value="-14.5225" calcext:value-type="float">
            <text:p>-14.522500</text:p>
          </table:table-cell>
          <table:table-cell office:value-type="float" office:value="40.7867" calcext:value-type="float">
            <text:p>40.786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7</text:p>
          </table:table-cell>
          <table:table-cell office:value-type="float" office:value="1031706" calcext:value-type="float">
            <text:p>1031706</text:p>
          </table:table-cell>
          <table:table-cell office:value-type="string" calcext:value-type="string">
            <text:p>01031706</text:p>
          </table:table-cell>
          <table:table-cell office:value-type="string" calcext:value-type="string">
            <text:p>Mathap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5</text:p>
          </table:table-cell>
          <table:table-cell office:value-type="float" office:value="-14.5586" calcext:value-type="float">
            <text:p>-14.558600</text:p>
          </table:table-cell>
          <table:table-cell office:value-type="float" office:value="40.7" calcext:value-type="float">
            <text:p>40.70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8</text:p>
          </table:table-cell>
          <table:table-cell office:value-type="float" office:value="1031700" calcext:value-type="float">
            <text:p>1031700</text:p>
          </table:table-cell>
          <table:table-cell office:value-type="string" calcext:value-type="string">
            <text:p>01031700</text:p>
          </table:table-cell>
          <table:table-cell office:value-type="string" calcext:value-type="string">
            <text:p>Nacala Por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155</text:p>
          </table:table-cell>
          <table:table-cell office:value-type="float" office:value="-14.49241" calcext:value-type="float">
            <text:p>-14.492410</text:p>
          </table:table-cell>
          <table:table-cell office:value-type="float" office:value="40.732429" calcext:value-type="float">
            <text:p>40.732429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49</text:p>
          </table:table-cell>
          <table:table-cell office:value-type="float" office:value="1031710" calcext:value-type="float">
            <text:p>1031710</text:p>
          </table:table-cell>
          <table:table-cell office:value-type="string" calcext:value-type="string">
            <text:p>01031710</text:p>
          </table:table-cell>
          <table:table-cell office:value-type="string" calcext:value-type="string">
            <text:p>A.D.P.P. Muzu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5</text:p>
          </table:table-cell>
          <table:table-cell office:value-type="float" office:value="-14.5106" calcext:value-type="float">
            <text:p>-14.510600</text:p>
          </table:table-cell>
          <table:table-cell office:value-type="float" office:value="40.6817" calcext:value-type="float">
            <text:p>40.681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50</text:p>
          </table:table-cell>
          <table:table-cell office:value-type="float" office:value="1031701" calcext:value-type="float">
            <text:p>1031701</text:p>
          </table:table-cell>
          <table:table-cell office:value-type="string" calcext:value-type="string">
            <text:p>01031701</text:p>
          </table:table-cell>
          <table:table-cell office:value-type="string" calcext:value-type="string">
            <text:p>Nacala Por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155</text:p>
          </table:table-cell>
          <table:table-cell office:value-type="float" office:value="-14.490936" calcext:value-type="float">
            <text:p>-14.490936</text:p>
          </table:table-cell>
          <table:table-cell office:value-type="float" office:value="40.733554" calcext:value-type="float">
            <text:p>40.733554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451</text:p>
          </table:table-cell>
          <table:table-cell office:value-type="float" office:value="1031716" calcext:value-type="float">
            <text:p>1031716</text:p>
          </table:table-cell>
          <table:table-cell office:value-type="string" calcext:value-type="string">
            <text:p>01031716</text:p>
          </table:table-cell>
          <table:table-cell office:value-type="string" calcext:value-type="string">
            <text:p>Mahele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55</text:p>
          </table:table-cell>
          <table:table-cell office:value-type="float" office:value="-14.489315" calcext:value-type="float">
            <text:p>-14.489315</text:p>
          </table:table-cell>
          <table:table-cell office:value-type="float" office:value="40.736616" calcext:value-type="float">
            <text:p>40.736616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S-MOZ-00452</text:p>
          </table:table-cell>
          <table:table-cell office:value-type="float" office:value="1031806" calcext:value-type="float">
            <text:p>1031806</text:p>
          </table:table-cell>
          <table:table-cell office:value-type="string" calcext:value-type="string">
            <text:p>01031906</text:p>
          </table:table-cell>
          <table:table-cell office:value-type="string" calcext:value-type="string">
            <text:p>Muer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6</text:p>
          </table:table-cell>
          <table:table-cell office:value-type="float" office:value="-14.5834" calcext:value-type="float">
            <text:p>-14.583400</text:p>
          </table:table-cell>
          <table:table-cell office:value-type="float" office:value="40.5027" calcext:value-type="float">
            <text:p>40.502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S-MOZ-00453</text:p>
          </table:table-cell>
          <table:table-cell office:value-type="float" office:value="1031807" calcext:value-type="float">
            <text:p>1031807</text:p>
          </table:table-cell>
          <table:table-cell office:value-type="string" calcext:value-type="string">
            <text:p>01031907</text:p>
          </table:table-cell>
          <table:table-cell office:value-type="string" calcext:value-type="string">
            <text:p>Barrag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6</text:p>
          </table:table-cell>
          <table:table-cell office:value-type="float" office:value="-14.7275" calcext:value-type="float">
            <text:p>-14.727500</text:p>
          </table:table-cell>
          <table:table-cell office:value-type="float" office:value="40.5369" calcext:value-type="float">
            <text:p>40.536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S-MOZ-00454</text:p>
          </table:table-cell>
          <table:table-cell office:value-type="float" office:value="1031810" calcext:value-type="float">
            <text:p>1031810</text:p>
          </table:table-cell>
          <table:table-cell office:value-type="string" calcext:value-type="string">
            <text:p>01031910</text:p>
          </table:table-cell>
          <table:table-cell office:value-type="string" calcext:value-type="string">
            <text:p>Sali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6</text:p>
          </table:table-cell>
          <table:table-cell office:value-type="float" office:value="-14.6114" calcext:value-type="float">
            <text:p>-14.611400</text:p>
          </table:table-cell>
          <table:table-cell office:value-type="float" office:value="40.6094" calcext:value-type="float">
            <text:p>40.609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S-MOZ-00455</text:p>
          </table:table-cell>
          <table:table-cell office:value-type="float" office:value="1031808" calcext:value-type="float">
            <text:p>1031808</text:p>
          </table:table-cell>
          <table:table-cell office:value-type="string" calcext:value-type="string">
            <text:p>01031908</text:p>
          </table:table-cell>
          <table:table-cell office:value-type="string" calcext:value-type="string">
            <text:p>Namal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6</text:p>
          </table:table-cell>
          <table:table-cell office:value-type="float" office:value="-14.4686" calcext:value-type="float">
            <text:p>-14.468600</text:p>
          </table:table-cell>
          <table:table-cell office:value-type="float" office:value="40.6219" calcext:value-type="float">
            <text:p>40.62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S-MOZ-00456</text:p>
          </table:table-cell>
          <table:table-cell office:value-type="float" office:value="1031809" calcext:value-type="float">
            <text:p>1031809</text:p>
          </table:table-cell>
          <table:table-cell office:value-type="string" calcext:value-type="string">
            <text:p>01031909</text:p>
          </table:table-cell>
          <table:table-cell office:value-type="string" calcext:value-type="string">
            <text:p>Ger-Ger(Covo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6</text:p>
          </table:table-cell>
          <table:table-cell office:value-type="float" office:value="-14.4572" calcext:value-type="float">
            <text:p>-14.457200</text:p>
          </table:table-cell>
          <table:table-cell office:value-type="float" office:value="40.3719" calcext:value-type="float">
            <text:p>40.37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S-MOZ-00457</text:p>
          </table:table-cell>
          <table:table-cell office:value-type="float" office:value="1031811" calcext:value-type="float">
            <text:p>1031811</text:p>
          </table:table-cell>
          <table:table-cell office:value-type="string" calcext:value-type="string">
            <text:p>01031911</text:p>
          </table:table-cell>
          <table:table-cell office:value-type="string" calcext:value-type="string">
            <text:p>Nacala-A-Vel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6</text:p>
          </table:table-cell>
          <table:table-cell office:value-type="float" office:value="-14.551109" calcext:value-type="float">
            <text:p>-14.551109</text:p>
          </table:table-cell>
          <table:table-cell office:value-type="float" office:value="40.621632" calcext:value-type="float">
            <text:p>40.621632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-MOZ-00458</text:p>
          </table:table-cell>
          <table:table-cell office:value-type="float" office:value="1031906" calcext:value-type="float">
            <text:p>1031906</text:p>
          </table:table-cell>
          <table:table-cell office:value-type="string" calcext:value-type="string">
            <text:p>01031906</text:p>
          </table:table-cell>
          <table:table-cell office:value-type="string" calcext:value-type="string">
            <text:p>Nacaro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7</text:p>
          </table:table-cell>
          <table:table-cell office:value-type="float" office:value="-14.3695" calcext:value-type="float">
            <text:p>-14.369500</text:p>
          </table:table-cell>
          <table:table-cell office:value-type="float" office:value="39.9231" calcext:value-type="float">
            <text:p>39.923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-MOZ-00459</text:p>
          </table:table-cell>
          <table:table-cell office:value-type="float" office:value="1031907" calcext:value-type="float">
            <text:p>1031907</text:p>
          </table:table-cell>
          <table:table-cell office:value-type="string" calcext:value-type="string">
            <text:p>01031907</text:p>
          </table:table-cell>
          <table:table-cell office:value-type="string" calcext:value-type="string">
            <text:p>Nache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7</text:p>
          </table:table-cell>
          <table:table-cell office:value-type="float" office:value="-14.3907" calcext:value-type="float">
            <text:p>-14.390700</text:p>
          </table:table-cell>
          <table:table-cell office:value-type="float" office:value="40.079" calcext:value-type="float">
            <text:p>40.079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-MOZ-00460</text:p>
          </table:table-cell>
          <table:table-cell office:value-type="float" office:value="1031910" calcext:value-type="float">
            <text:p>1031910</text:p>
          </table:table-cell>
          <table:table-cell office:value-type="string" calcext:value-type="string">
            <text:p>01031910</text:p>
          </table:table-cell>
          <table:table-cell office:value-type="string" calcext:value-type="string">
            <text:p>Muchi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7</text:p>
          </table:table-cell>
          <table:table-cell office:value-type="float" office:value="-14.3002" calcext:value-type="float">
            <text:p>-14.300200</text:p>
          </table:table-cell>
          <table:table-cell office:value-type="float" office:value="39.7509" calcext:value-type="float">
            <text:p>39.750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-MOZ-00461</text:p>
          </table:table-cell>
          <table:table-cell office:value-type="float" office:value="1031908" calcext:value-type="float">
            <text:p>1031908</text:p>
          </table:table-cell>
          <table:table-cell office:value-type="string" calcext:value-type="string">
            <text:p>01031908</text:p>
          </table:table-cell>
          <table:table-cell office:value-type="string" calcext:value-type="string">
            <text:p>Saua-Sa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7</text:p>
          </table:table-cell>
          <table:table-cell office:value-type="float" office:value="-14.3093" calcext:value-type="float">
            <text:p>-14.309300</text:p>
          </table:table-cell>
          <table:table-cell office:value-type="float" office:value="39.6523" calcext:value-type="float">
            <text:p>39.652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-MOZ-00462</text:p>
          </table:table-cell>
          <table:table-cell office:value-type="float" office:value="1031909" calcext:value-type="float">
            <text:p>1031909</text:p>
          </table:table-cell>
          <table:table-cell office:value-type="string" calcext:value-type="string">
            <text:p>01031909</text:p>
          </table:table-cell>
          <table:table-cell office:value-type="string" calcext:value-type="string">
            <text:p>Nahadj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7</text:p>
          </table:table-cell>
          <table:table-cell office:value-type="float" office:value="-14.4218" calcext:value-type="float">
            <text:p>-14.421800</text:p>
          </table:table-cell>
          <table:table-cell office:value-type="float" office:value="39.9247" calcext:value-type="float">
            <text:p>39.9247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S-MOZ-00463</text:p>
          </table:table-cell>
          <table:table-cell office:value-type="float" office:value="1031911" calcext:value-type="float">
            <text:p>1031911</text:p>
          </table:table-cell>
          <table:table-cell office:value-type="string" calcext:value-type="string">
            <text:p>01031911</text:p>
          </table:table-cell>
          <table:table-cell office:value-type="string" calcext:value-type="string">
            <text:p>Mahet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7</text:p>
          </table:table-cell>
          <table:table-cell table:style-name="ce45" office:value-type="float" office:value="-14.489095" calcext:value-type="float">
            <text:p>-14.489095</text:p>
          </table:table-cell>
          <table:table-cell table:style-name="ce45" office:value-type="float" office:value="40.736066" calcext:value-type="float">
            <text:p>40.736066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64</text:p>
          </table:table-cell>
          <table:table-cell office:value-type="float" office:value="1032019" calcext:value-type="float">
            <text:p>1032019</text:p>
          </table:table-cell>
          <table:table-cell office:value-type="string" calcext:value-type="string">
            <text:p>01032019</text:p>
          </table:table-cell>
          <table:table-cell office:value-type="string" calcext:value-type="string">
            <text:p>Marat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8</text:p>
          </table:table-cell>
          <table:table-cell office:value-type="float" office:value="-15.2544" calcext:value-type="float">
            <text:p>-15.254400</text:p>
          </table:table-cell>
          <table:table-cell office:value-type="float" office:value="39.2483" calcext:value-type="float">
            <text:p>39.248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65</text:p>
          </table:table-cell>
          <table:table-cell office:value-type="float" office:value="1032020" calcext:value-type="float">
            <text:p>1032020</text:p>
          </table:table-cell>
          <table:table-cell office:value-type="string" calcext:value-type="string">
            <text:p>01032020</text:p>
          </table:table-cell>
          <table:table-cell office:value-type="string" calcext:value-type="string">
            <text:p>Saua Sa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8</text:p>
          </table:table-cell>
          <table:table-cell office:value-type="float" office:value="-14.9997" calcext:value-type="float">
            <text:p>-14.999700</text:p>
          </table:table-cell>
          <table:table-cell office:value-type="float" office:value="39.345" calcext:value-type="float">
            <text:p>39.345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66</text:p>
          </table:table-cell>
          <table:table-cell office:value-type="float" office:value="1032021" calcext:value-type="float">
            <text:p>1032021</text:p>
          </table:table-cell>
          <table:table-cell office:value-type="string" calcext:value-type="string">
            <text:p>01032021</text:p>
          </table:table-cell>
          <table:table-cell office:value-type="string" calcext:value-type="string">
            <text:p>Muco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8</text:p>
          </table:table-cell>
          <table:table-cell office:value-type="float" office:value="-14.975" calcext:value-type="float">
            <text:p>-14.975000</text:p>
          </table:table-cell>
          <table:table-cell office:value-type="float" office:value="38.8156" calcext:value-type="float">
            <text:p>38.815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67</text:p>
          </table:table-cell>
          <table:table-cell office:value-type="float" office:value="1032022" calcext:value-type="float">
            <text:p>1032022</text:p>
          </table:table-cell>
          <table:table-cell office:value-type="string" calcext:value-type="string">
            <text:p>01032022</text:p>
          </table:table-cell>
          <table:table-cell office:value-type="string" calcext:value-type="string">
            <text:p>Mulehe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8</text:p>
          </table:table-cell>
          <table:table-cell office:value-type="float" office:value="-15.2306" calcext:value-type="float">
            <text:p>-15.230600</text:p>
          </table:table-cell>
          <table:table-cell office:value-type="float" office:value="38.9742" calcext:value-type="float">
            <text:p>38.9742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68</text:p>
          </table:table-cell>
          <table:table-cell office:value-type="float" office:value="1032018" calcext:value-type="float">
            <text:p>1032018</text:p>
          </table:table-cell>
          <table:table-cell office:value-type="string" calcext:value-type="string">
            <text:p>01032018</text:p>
          </table:table-cell>
          <table:table-cell office:value-type="string" calcext:value-type="string">
            <text:p>Nato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8</text:p>
          </table:table-cell>
          <table:table-cell office:value-type="float" office:value="-15.2286" calcext:value-type="float">
            <text:p>-15.228600</text:p>
          </table:table-cell>
          <table:table-cell office:value-type="float" office:value="39.1183" calcext:value-type="float">
            <text:p>39.118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69</text:p>
          </table:table-cell>
          <table:table-cell office:value-type="float" office:value="1032012" calcext:value-type="float">
            <text:p>1032012</text:p>
          </table:table-cell>
          <table:table-cell office:value-type="string" calcext:value-type="string">
            <text:p>01032012</text:p>
          </table:table-cell>
          <table:table-cell office:value-type="string" calcext:value-type="string">
            <text:p>Muto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8</text:p>
          </table:table-cell>
          <table:table-cell office:value-type="float" office:value="-15.375" calcext:value-type="float">
            <text:p>-15.375000</text:p>
          </table:table-cell>
          <table:table-cell office:value-type="float" office:value="39.0344" calcext:value-type="float">
            <text:p>39.034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70</text:p>
          </table:table-cell>
          <table:table-cell office:value-type="float" office:value="1032015" calcext:value-type="float">
            <text:p>1032015</text:p>
          </table:table-cell>
          <table:table-cell office:value-type="string" calcext:value-type="string">
            <text:p>01032015</text:p>
          </table:table-cell>
          <table:table-cell office:value-type="string" calcext:value-type="string">
            <text:p>Namicon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8</text:p>
          </table:table-cell>
          <table:table-cell office:value-type="float" office:value="-15.2036" calcext:value-type="float">
            <text:p>-15.203600</text:p>
          </table:table-cell>
          <table:table-cell office:value-type="float" office:value="39.3881" calcext:value-type="float">
            <text:p>39.388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71</text:p>
          </table:table-cell>
          <table:table-cell office:value-type="float" office:value="1032013" calcext:value-type="float">
            <text:p>1032013</text:p>
          </table:table-cell>
          <table:table-cell office:value-type="string" calcext:value-type="string">
            <text:p>01032013</text:p>
          </table:table-cell>
          <table:table-cell office:value-type="string" calcext:value-type="string">
            <text:p>Naholo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8</text:p>
          </table:table-cell>
          <table:table-cell office:value-type="float" office:value="-15.1736" calcext:value-type="float">
            <text:p>-15.173600</text:p>
          </table:table-cell>
          <table:table-cell office:value-type="float" office:value="39.4631" calcext:value-type="float">
            <text:p>39.463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72</text:p>
          </table:table-cell>
          <table:table-cell office:value-type="float" office:value="1032011" calcext:value-type="float">
            <text:p>1032011</text:p>
          </table:table-cell>
          <table:table-cell office:value-type="string" calcext:value-type="string">
            <text:p>01032011</text:p>
          </table:table-cell>
          <table:table-cell office:value-type="string" calcext:value-type="string">
            <text:p>Mutiva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8</text:p>
          </table:table-cell>
          <table:table-cell office:value-type="float" office:value="-14.9972" calcext:value-type="float">
            <text:p>-14.997200</text:p>
          </table:table-cell>
          <table:table-cell office:value-type="float" office:value="38.9519" calcext:value-type="float">
            <text:p>38.95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73</text:p>
          </table:table-cell>
          <table:table-cell office:value-type="float" office:value="1032009" calcext:value-type="float">
            <text:p>1032009</text:p>
          </table:table-cell>
          <table:table-cell office:value-type="string" calcext:value-type="string">
            <text:p>01032009</text:p>
          </table:table-cell>
          <table:table-cell office:value-type="string" calcext:value-type="string">
            <text:p>Caramaj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8</text:p>
          </table:table-cell>
          <table:table-cell office:value-type="float" office:value="-15.1383" calcext:value-type="float">
            <text:p>-15.138300</text:p>
          </table:table-cell>
          <table:table-cell office:value-type="float" office:value="39.0358" calcext:value-type="float">
            <text:p>39.0358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74</text:p>
          </table:table-cell>
          <table:table-cell office:value-type="float" office:value="1032008" calcext:value-type="float">
            <text:p>1032008</text:p>
          </table:table-cell>
          <table:table-cell office:value-type="string" calcext:value-type="string">
            <text:p>01032008</text:p>
          </table:table-cell>
          <table:table-cell office:value-type="string" calcext:value-type="string">
            <text:p>Namai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8</text:p>
          </table:table-cell>
          <table:table-cell office:value-type="float" office:value="-15.2744" calcext:value-type="float">
            <text:p>-15.274400</text:p>
          </table:table-cell>
          <table:table-cell office:value-type="float" office:value="39.0411" calcext:value-type="float">
            <text:p>39.0411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75</text:p>
          </table:table-cell>
          <table:table-cell office:value-type="float" office:value="1032007" calcext:value-type="float">
            <text:p>1032007</text:p>
          </table:table-cell>
          <table:table-cell office:value-type="string" calcext:value-type="string">
            <text:p>01032007</text:p>
          </table:table-cell>
          <table:table-cell office:value-type="string" calcext:value-type="string">
            <text:p>Anchi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8</text:p>
          </table:table-cell>
          <table:table-cell office:value-type="float" office:value="-15.0994" calcext:value-type="float">
            <text:p>-15.099400</text:p>
          </table:table-cell>
          <table:table-cell office:value-type="float" office:value="39.4244" calcext:value-type="float">
            <text:p>39.424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76</text:p>
          </table:table-cell>
          <table:table-cell office:value-type="float" office:value="1032006" calcext:value-type="float">
            <text:p>1032006</text:p>
          </table:table-cell>
          <table:table-cell office:value-type="string" calcext:value-type="string">
            <text:p>01032006</text:p>
          </table:table-cell>
          <table:table-cell office:value-type="string" calcext:value-type="string">
            <text:p>Rapa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58</text:p>
          </table:table-cell>
          <table:table-cell office:value-type="float" office:value="-15.0142" calcext:value-type="float">
            <text:p>-15.014200</text:p>
          </table:table-cell>
          <table:table-cell office:value-type="float" office:value="39.1289" calcext:value-type="float">
            <text:p>39.128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77</text:p>
          </table:table-cell>
          <table:table-cell office:value-type="float" office:value="1032017" calcext:value-type="float">
            <text:p>1032017</text:p>
          </table:table-cell>
          <table:table-cell office:value-type="string" calcext:value-type="string">
            <text:p>01032017</text:p>
          </table:table-cell>
          <table:table-cell office:value-type="string" calcext:value-type="string">
            <text:p>Namuca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8</text:p>
          </table:table-cell>
          <table:table-cell office:value-type="float" office:value="-15.3297" calcext:value-type="float">
            <text:p>-15.329700</text:p>
          </table:table-cell>
          <table:table-cell office:value-type="float" office:value="39.1519" calcext:value-type="float">
            <text:p>39.151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-MOZ-00478</text:p>
          </table:table-cell>
          <table:table-cell office:value-type="float" office:value="1032014" calcext:value-type="float">
            <text:p>1032014</text:p>
          </table:table-cell>
          <table:table-cell office:value-type="string" calcext:value-type="string">
            <text:p>01032014</text:p>
          </table:table-cell>
          <table:table-cell office:value-type="string" calcext:value-type="string">
            <text:p>Namachilo (Momala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8</text:p>
          </table:table-cell>
          <table:table-cell office:value-type="float" office:value="-15.3367" calcext:value-type="float">
            <text:p>-15.336700</text:p>
          </table:table-cell>
          <table:table-cell office:value-type="float" office:value="39.34" calcext:value-type="float">
            <text:p>39.34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-MOZ-00479</text:p>
          </table:table-cell>
          <table:table-cell office:value-type="float" office:value="1032106" calcext:value-type="float">
            <text:p>1032106</text:p>
          </table:table-cell>
          <table:table-cell office:value-type="string" calcext:value-type="string">
            <text:p>01032106</text:p>
          </table:table-cell>
          <table:table-cell office:value-type="string" calcext:value-type="string">
            <text:p>Iapala Mona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9</text:p>
          </table:table-cell>
          <table:table-cell office:value-type="float" office:value="-14.9828" calcext:value-type="float">
            <text:p>-14.982800</text:p>
          </table:table-cell>
          <table:table-cell office:value-type="float" office:value="38.0714" calcext:value-type="float">
            <text:p>38.0714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-MOZ-00480</text:p>
          </table:table-cell>
          <table:table-cell office:value-type="float" office:value="1032113" calcext:value-type="float">
            <text:p>1032113</text:p>
          </table:table-cell>
          <table:table-cell office:value-type="string" calcext:value-type="string">
            <text:p>01032113</text:p>
          </table:table-cell>
          <table:table-cell office:value-type="string" calcext:value-type="string">
            <text:p>Cun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9</text:p>
          </table:table-cell>
          <table:table-cell office:value-type="float" office:value="-15.1011" calcext:value-type="float">
            <text:p>-15.101100</text:p>
          </table:table-cell>
          <table:table-cell office:value-type="float" office:value="38.23" calcext:value-type="float">
            <text:p>38.2300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-MOZ-00481</text:p>
          </table:table-cell>
          <table:table-cell office:value-type="float" office:value="1032112" calcext:value-type="float">
            <text:p>1032112</text:p>
          </table:table-cell>
          <table:table-cell office:value-type="string" calcext:value-type="string">
            <text:p>01032112</text:p>
          </table:table-cell>
          <table:table-cell office:value-type="string" calcext:value-type="string">
            <text:p>Esc.Bas.Agrar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9</text:p>
          </table:table-cell>
          <table:table-cell office:value-type="float" office:value="-14.993" calcext:value-type="float">
            <text:p>-14.993000</text:p>
          </table:table-cell>
          <table:table-cell office:value-type="float" office:value="38.2695" calcext:value-type="float">
            <text:p>38.2695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-MOZ-00482</text:p>
          </table:table-cell>
          <table:table-cell office:value-type="float" office:value="1032111" calcext:value-type="float">
            <text:p>1032111</text:p>
          </table:table-cell>
          <table:table-cell office:value-type="string" calcext:value-type="string">
            <text:p>01032111</text:p>
          </table:table-cell>
          <table:table-cell office:value-type="string" calcext:value-type="string">
            <text:p>Ri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9</text:p>
          </table:table-cell>
          <table:table-cell office:value-type="float" office:value="-15.0036" calcext:value-type="float">
            <text:p>-15.003600</text:p>
          </table:table-cell>
          <table:table-cell office:value-type="float" office:value="37.7633" calcext:value-type="float">
            <text:p>37.763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-MOZ-00483</text:p>
          </table:table-cell>
          <table:table-cell office:value-type="float" office:value="1032110" calcext:value-type="float">
            <text:p>1032110</text:p>
          </table:table-cell>
          <table:table-cell office:value-type="string" calcext:value-type="string">
            <text:p>01032110</text:p>
          </table:table-cell>
          <table:table-cell office:value-type="string" calcext:value-type="string">
            <text:p>Namico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9</text:p>
          </table:table-cell>
          <table:table-cell office:value-type="float" office:value="-15.0411" calcext:value-type="float">
            <text:p>-15.041100</text:p>
          </table:table-cell>
          <table:table-cell office:value-type="float" office:value="38.3389" calcext:value-type="float">
            <text:p>38.338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-MOZ-00484</text:p>
          </table:table-cell>
          <table:table-cell office:value-type="float" office:value="1032109" calcext:value-type="float">
            <text:p>1032109</text:p>
          </table:table-cell>
          <table:table-cell office:value-type="string" calcext:value-type="string">
            <text:p>01032109</text:p>
          </table:table-cell>
          <table:table-cell office:value-type="string" calcext:value-type="string">
            <text:p>Mecuas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9</text:p>
          </table:table-cell>
          <table:table-cell office:value-type="float" office:value="-14.7947" calcext:value-type="float">
            <text:p>-14.794700</text:p>
          </table:table-cell>
          <table:table-cell office:value-type="float" office:value="38.3706" calcext:value-type="float">
            <text:p>38.3706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-MOZ-00485</text:p>
          </table:table-cell>
          <table:table-cell office:value-type="float" office:value="1032107" calcext:value-type="float">
            <text:p>1032107</text:p>
          </table:table-cell>
          <table:table-cell office:value-type="string" calcext:value-type="string">
            <text:p>01032107</text:p>
          </table:table-cell>
          <table:table-cell office:value-type="string" calcext:value-type="string">
            <text:p>Ch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59</text:p>
          </table:table-cell>
          <table:table-cell office:value-type="float" office:value="-15.0033" calcext:value-type="float">
            <text:p>-15.003300</text:p>
          </table:table-cell>
          <table:table-cell office:value-type="float" office:value="38.5103" calcext:value-type="float">
            <text:p>38.5103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-MOZ-00486</text:p>
          </table:table-cell>
          <table:table-cell office:value-type="float" office:value="1032101" calcext:value-type="float">
            <text:p>1032101</text:p>
          </table:table-cell>
          <table:table-cell office:value-type="string" calcext:value-type="string">
            <text:p>01032101</text:p>
          </table:table-cell>
          <table:table-cell office:value-type="string" calcext:value-type="string">
            <text:p>Riba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59</text:p>
          </table:table-cell>
          <table:table-cell office:value-type="float" office:value="-14.9464" calcext:value-type="float">
            <text:p>-14.946400</text:p>
          </table:table-cell>
          <table:table-cell office:value-type="float" office:value="38.3209" calcext:value-type="float">
            <text:p>38.320900</text:p>
          </table:table-cell>
          <table:table-cell table:number-columns-repeated="24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S-MOZ-00487</text:p>
          </table:table-cell>
          <table:table-cell office:value-type="float" office:value="1032108" calcext:value-type="float">
            <text:p>1032108</text:p>
          </table:table-cell>
          <table:table-cell office:value-type="string" calcext:value-type="string">
            <text:p>01032108</text:p>
          </table:table-cell>
          <table:table-cell office:value-type="string" calcext:value-type="string">
            <text:p>Iapala Estacao(Sede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59</text:p>
          </table:table-cell>
          <table:table-cell office:value-type="float" office:value="-15.0289" calcext:value-type="float">
            <text:p>-15.028900</text:p>
          </table:table-cell>
          <table:table-cell office:value-type="float" office:value="38.0477" calcext:value-type="float">
            <text:p>38.047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88</text:p>
          </table:table-cell>
          <table:table-cell office:value-type="float" office:value="1040117" calcext:value-type="float">
            <text:p>1040117</text:p>
          </table:table-cell>
          <table:table-cell office:value-type="string" calcext:value-type="string">
            <text:p>01040117</text:p>
          </table:table-cell>
          <table:table-cell office:value-type="string" calcext:value-type="string">
            <text:p>Incid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1</text:p>
          </table:table-cell>
          <table:table-cell office:value-type="float" office:value="-17.8878" calcext:value-type="float">
            <text:p>-17.887800</text:p>
          </table:table-cell>
          <table:table-cell office:value-type="float" office:value="36.9156" calcext:value-type="float">
            <text:p>36.915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89</text:p>
          </table:table-cell>
          <table:table-cell office:value-type="float" office:value="1040112" calcext:value-type="float">
            <text:p>1040112</text:p>
          </table:table-cell>
          <table:table-cell office:value-type="string" calcext:value-type="string">
            <text:p>01040112</text:p>
          </table:table-cell>
          <table:table-cell office:value-type="string" calcext:value-type="string">
            <text:p>Sangarivei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101</text:p>
          </table:table-cell>
          <table:table-cell office:value-type="float" office:value="-17.8675" calcext:value-type="float">
            <text:p>-17.867500</text:p>
          </table:table-cell>
          <table:table-cell office:value-type="float" office:value="36.9239" calcext:value-type="float">
            <text:p>36.923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0</text:p>
          </table:table-cell>
          <table:table-cell office:value-type="float" office:value="1040111" calcext:value-type="float">
            <text:p>1040111</text:p>
          </table:table-cell>
          <table:table-cell office:value-type="string" calcext:value-type="string">
            <text:p>01040111</text:p>
          </table:table-cell>
          <table:table-cell office:value-type="string" calcext:value-type="string">
            <text:p>Namuin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1</text:p>
          </table:table-cell>
          <table:table-cell office:value-type="float" office:value="-17.8192" calcext:value-type="float">
            <text:p>-17.819200</text:p>
          </table:table-cell>
          <table:table-cell office:value-type="float" office:value="36.9466" calcext:value-type="float">
            <text:p>36.946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1</text:p>
          </table:table-cell>
          <table:table-cell office:value-type="float" office:value="1040110" calcext:value-type="float">
            <text:p>1040110</text:p>
          </table:table-cell>
          <table:table-cell office:value-type="string" calcext:value-type="string">
            <text:p>01040110</text:p>
          </table:table-cell>
          <table:table-cell office:value-type="string" calcext:value-type="string">
            <text:p>Cadeia Civ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01</text:p>
          </table:table-cell>
          <table:table-cell office:value-type="float" office:value="-17.8786" calcext:value-type="float">
            <text:p>-17.878600</text:p>
          </table:table-cell>
          <table:table-cell office:value-type="float" office:value="36.8883" calcext:value-type="float">
            <text:p>36.888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2</text:p>
          </table:table-cell>
          <table:table-cell office:value-type="float" office:value="1040109" calcext:value-type="float">
            <text:p>1040109</text:p>
          </table:table-cell>
          <table:table-cell office:value-type="string" calcext:value-type="string">
            <text:p>01040109</text:p>
          </table:table-cell>
          <table:table-cell office:value-type="string" calcext:value-type="string">
            <text:p>4 De Dezemb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1</text:p>
          </table:table-cell>
          <table:table-cell office:value-type="float" office:value="-17.8803" calcext:value-type="float">
            <text:p>-17.880300</text:p>
          </table:table-cell>
          <table:table-cell office:value-type="float" office:value="36.8916" calcext:value-type="float">
            <text:p>36.891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3</text:p>
          </table:table-cell>
          <table:table-cell office:value-type="float" office:value="1040108" calcext:value-type="float">
            <text:p>1040108</text:p>
          </table:table-cell>
          <table:table-cell office:value-type="string" calcext:value-type="string">
            <text:p>01040108</text:p>
          </table:table-cell>
          <table:table-cell office:value-type="string" calcext:value-type="string">
            <text:p>Coala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101</text:p>
          </table:table-cell>
          <table:table-cell office:value-type="float" office:value="-17.8611" calcext:value-type="float">
            <text:p>-17.861100</text:p>
          </table:table-cell>
          <table:table-cell office:value-type="float" office:value="36.9081" calcext:value-type="float">
            <text:p>36.908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4</text:p>
          </table:table-cell>
          <table:table-cell office:value-type="float" office:value="1040116" calcext:value-type="float">
            <text:p>1040116</text:p>
          </table:table-cell>
          <table:table-cell office:value-type="string" calcext:value-type="string">
            <text:p>01040116</text:p>
          </table:table-cell>
          <table:table-cell office:value-type="string" calcext:value-type="string">
            <text:p>Micaju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1</text:p>
          </table:table-cell>
          <table:table-cell office:value-type="float" office:value="-17.8469" calcext:value-type="float">
            <text:p>-17.846900</text:p>
          </table:table-cell>
          <table:table-cell office:value-type="float" office:value="36.9006" calcext:value-type="float">
            <text:p>36.900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5</text:p>
          </table:table-cell>
          <table:table-cell office:value-type="float" office:value="1040114" calcext:value-type="float">
            <text:p>1040114</text:p>
          </table:table-cell>
          <table:table-cell office:value-type="string" calcext:value-type="string">
            <text:p>01040114</text:p>
          </table:table-cell>
          <table:table-cell office:value-type="string" calcext:value-type="string">
            <text:p>Chace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101</text:p>
          </table:table-cell>
          <table:table-cell office:value-type="float" office:value="-17.876346" calcext:value-type="float">
            <text:p>-17.876346</text:p>
          </table:table-cell>
          <table:table-cell office:value-type="float" office:value="36.887222" calcext:value-type="float">
            <text:p>36.887222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6</text:p>
          </table:table-cell>
          <table:table-cell office:value-type="float" office:value="1040113" calcext:value-type="float">
            <text:p>1040113</text:p>
          </table:table-cell>
          <table:table-cell office:value-type="string" calcext:value-type="string">
            <text:p>01040113</text:p>
          </table:table-cell>
          <table:table-cell office:value-type="string" calcext:value-type="string">
            <text:p>Zalala M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01</text:p>
          </table:table-cell>
          <table:table-cell office:value-type="float" office:value="-17.876179" calcext:value-type="float">
            <text:p>-17.876179</text:p>
          </table:table-cell>
          <table:table-cell office:value-type="float" office:value="36.88829" calcext:value-type="float">
            <text:p>36.88829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7</text:p>
          </table:table-cell>
          <table:table-cell office:value-type="float" office:value="1040107" calcext:value-type="float">
            <text:p>1040107</text:p>
          </table:table-cell>
          <table:table-cell office:value-type="string" calcext:value-type="string">
            <text:p>01040107</text:p>
          </table:table-cell>
          <table:table-cell office:value-type="string" calcext:value-type="string">
            <text:p>24 De Jul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101</text:p>
          </table:table-cell>
          <table:table-cell office:value-type="float" office:value="-17.8753" calcext:value-type="float">
            <text:p>-17.875300</text:p>
          </table:table-cell>
          <table:table-cell office:value-type="float" office:value="36.8811" calcext:value-type="float">
            <text:p>36.881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8</text:p>
          </table:table-cell>
          <table:table-cell office:value-type="float" office:value="1040106" calcext:value-type="float">
            <text:p>1040106</text:p>
          </table:table-cell>
          <table:table-cell office:value-type="string" calcext:value-type="string">
            <text:p>01040106</text:p>
          </table:table-cell>
          <table:table-cell office:value-type="string" calcext:value-type="string">
            <text:p>17 De Setemb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101</text:p>
          </table:table-cell>
          <table:table-cell office:value-type="float" office:value="-17.8617" calcext:value-type="float">
            <text:p>-17.861700</text:p>
          </table:table-cell>
          <table:table-cell office:value-type="float" office:value="36.8955" calcext:value-type="float">
            <text:p>36.895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499</text:p>
          </table:table-cell>
          <table:table-cell office:value-type="float" office:value="1040100" calcext:value-type="float">
            <text:p>1040100</text:p>
          </table:table-cell>
          <table:table-cell office:value-type="string" calcext:value-type="string">
            <text:p>01040100</text:p>
          </table:table-cell>
          <table:table-cell office:value-type="string" calcext:value-type="string">
            <text:p>Quelim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-101</text:p>
          </table:table-cell>
          <table:table-cell office:value-type="float" office:value="-17.8822" calcext:value-type="float">
            <text:p>-17.882200</text:p>
          </table:table-cell>
          <table:table-cell office:value-type="float" office:value="36.8872" calcext:value-type="float">
            <text:p>36.887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0</text:p>
          </table:table-cell>
          <table:table-cell office:value-type="float" office:value="1040265" calcext:value-type="float">
            <text:p>1040265</text:p>
          </table:table-cell>
          <table:table-cell office:value-type="string" calcext:value-type="string">
            <text:p>01040265</text:p>
          </table:table-cell>
          <table:table-cell office:value-type="string" calcext:value-type="string">
            <text:p>Mal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00</text:p>
          </table:table-cell>
          <table:table-cell office:value-type="float" office:value="-15.7069" calcext:value-type="float">
            <text:p>-15.706900</text:p>
          </table:table-cell>
          <table:table-cell office:value-type="float" office:value="37.6417" calcext:value-type="float">
            <text:p>37.641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1</text:p>
          </table:table-cell>
          <table:table-cell office:value-type="float" office:value="1040256" calcext:value-type="float">
            <text:p>1040256</text:p>
          </table:table-cell>
          <table:table-cell office:value-type="string" calcext:value-type="string">
            <text:p>01040256</text:p>
          </table:table-cell>
          <table:table-cell office:value-type="string" calcext:value-type="string">
            <text:p>Nim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626831" calcext:value-type="float">
            <text:p>-15.626831</text:p>
          </table:table-cell>
          <table:table-cell office:value-type="float" office:value="37.750217" calcext:value-type="float">
            <text:p>37.75021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2</text:p>
          </table:table-cell>
          <table:table-cell office:value-type="float" office:value="1040236" calcext:value-type="float">
            <text:p>1040236</text:p>
          </table:table-cell>
          <table:table-cell office:value-type="string" calcext:value-type="string">
            <text:p>01040236</text:p>
          </table:table-cell>
          <table:table-cell office:value-type="string" calcext:value-type="string">
            <text:p>Colo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5678" calcext:value-type="float">
            <text:p>-15.567800</text:p>
          </table:table-cell>
          <table:table-cell office:value-type="float" office:value="37.3592" calcext:value-type="float">
            <text:p>37.359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3</text:p>
          </table:table-cell>
          <table:table-cell office:value-type="float" office:value="1040299" calcext:value-type="float">
            <text:p>1040299</text:p>
          </table:table-cell>
          <table:table-cell office:value-type="string" calcext:value-type="string">
            <text:p>01040299</text:p>
          </table:table-cell>
          <table:table-cell office:value-type="string" calcext:value-type="string">
            <text:p>Bonifacio Gruve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0</text:p>
          </table:table-cell>
          <table:table-cell office:value-type="float" office:value="-15.674942" calcext:value-type="float">
            <text:p>-15.674942</text:p>
          </table:table-cell>
          <table:table-cell office:value-type="float" office:value="37.704017" calcext:value-type="float">
            <text:p>37.70401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4</text:p>
          </table:table-cell>
          <table:table-cell office:value-type="float" office:value="1040211" calcext:value-type="float">
            <text:p>1040211</text:p>
          </table:table-cell>
          <table:table-cell office:value-type="string" calcext:value-type="string">
            <text:p>01040211</text:p>
          </table:table-cell>
          <table:table-cell office:value-type="string" calcext:value-type="string">
            <text:p>Mou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2847" calcext:value-type="float">
            <text:p>-15.284700</text:p>
          </table:table-cell>
          <table:table-cell office:value-type="float" office:value="37.44" calcext:value-type="float">
            <text:p>37.440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5</text:p>
          </table:table-cell>
          <table:table-cell office:value-type="float" office:value="1040237" calcext:value-type="float">
            <text:p>1040237</text:p>
          </table:table-cell>
          <table:table-cell office:value-type="string" calcext:value-type="string">
            <text:p>01040237</text:p>
          </table:table-cell>
          <table:table-cell office:value-type="string" calcext:value-type="string">
            <text:p>Novan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7639" calcext:value-type="float">
            <text:p>-15.763900</text:p>
          </table:table-cell>
          <table:table-cell office:value-type="float" office:value="37.7556" calcext:value-type="float">
            <text:p>37.755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6</text:p>
          </table:table-cell>
          <table:table-cell office:value-type="float" office:value="1040216" calcext:value-type="float">
            <text:p>1040216</text:p>
          </table:table-cell>
          <table:table-cell office:value-type="string" calcext:value-type="string">
            <text:p>01040216</text:p>
          </table:table-cell>
          <table:table-cell office:value-type="string" calcext:value-type="string">
            <text:p>Ec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3861" calcext:value-type="float">
            <text:p>-15.386100</text:p>
          </table:table-cell>
          <table:table-cell office:value-type="float" office:value="37.7678" calcext:value-type="float">
            <text:p>37.767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7</text:p>
          </table:table-cell>
          <table:table-cell office:value-type="float" office:value="1040215" calcext:value-type="float">
            <text:p>1040215</text:p>
          </table:table-cell>
          <table:table-cell office:value-type="string" calcext:value-type="string">
            <text:p>01040215</text:p>
          </table:table-cell>
          <table:table-cell office:value-type="string" calcext:value-type="string">
            <text:p>Muge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398" calcext:value-type="float">
            <text:p>-15.398000</text:p>
          </table:table-cell>
          <table:table-cell office:value-type="float" office:value="37.6047" calcext:value-type="float">
            <text:p>37.604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8</text:p>
          </table:table-cell>
          <table:table-cell office:value-type="float" office:value="1040214" calcext:value-type="float">
            <text:p>1040214</text:p>
          </table:table-cell>
          <table:table-cell office:value-type="string" calcext:value-type="string">
            <text:p>01040214</text:p>
          </table:table-cell>
          <table:table-cell office:value-type="string" calcext:value-type="string">
            <text:p>Niva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100</text:p>
          </table:table-cell>
          <table:table-cell office:value-type="float" office:value="-15.67" calcext:value-type="float">
            <text:p>-15.670000</text:p>
          </table:table-cell>
          <table:table-cell office:value-type="float" office:value="37.5731" calcext:value-type="float">
            <text:p>37.573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09</text:p>
          </table:table-cell>
          <table:table-cell office:value-type="float" office:value="1040213" calcext:value-type="float">
            <text:p>1040213</text:p>
          </table:table-cell>
          <table:table-cell office:value-type="string" calcext:value-type="string">
            <text:p>01040213</text:p>
          </table:table-cell>
          <table:table-cell office:value-type="string" calcext:value-type="string">
            <text:p>Nau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4339" calcext:value-type="float">
            <text:p>-15.433900</text:p>
          </table:table-cell>
          <table:table-cell office:value-type="float" office:value="37.4433" calcext:value-type="float">
            <text:p>37.443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10</text:p>
          </table:table-cell>
          <table:table-cell office:value-type="float" office:value="1040212" calcext:value-type="float">
            <text:p>1040212</text:p>
          </table:table-cell>
          <table:table-cell office:value-type="string" calcext:value-type="string">
            <text:p>01040212</text:p>
          </table:table-cell>
          <table:table-cell office:value-type="string" calcext:value-type="string">
            <text:p>Mut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9181" calcext:value-type="float">
            <text:p>-15.918100</text:p>
          </table:table-cell>
          <table:table-cell office:value-type="float" office:value="37.8525" calcext:value-type="float">
            <text:p>37.852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11</text:p>
          </table:table-cell>
          <table:table-cell office:value-type="float" office:value="1040200" calcext:value-type="float">
            <text:p>1040200</text:p>
          </table:table-cell>
          <table:table-cell office:value-type="string" calcext:value-type="string">
            <text:p>01040200</text:p>
          </table:table-cell>
          <table:table-cell office:value-type="string" calcext:value-type="string">
            <text:p>Alto Moloc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100</text:p>
          </table:table-cell>
          <table:table-cell table:style-name="ce63" office:value-type="float" office:value="-15.64669" calcext:value-type="float">
            <text:p>-15.646690</text:p>
          </table:table-cell>
          <table:table-cell table:style-name="ce44" office:value-type="float" office:value="37.727695" calcext:value-type="float">
            <text:p>37.72769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12</text:p>
          </table:table-cell>
          <table:table-cell office:value-type="float" office:value="1040255" calcext:value-type="float">
            <text:p>1040255</text:p>
          </table:table-cell>
          <table:table-cell office:value-type="string" calcext:value-type="string">
            <text:p>01040255</text:p>
          </table:table-cell>
          <table:table-cell office:value-type="string" calcext:value-type="string">
            <text:p>Nacuc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674388" calcext:value-type="float">
            <text:p>-15.674388</text:p>
          </table:table-cell>
          <table:table-cell office:value-type="float" office:value="37.704017" calcext:value-type="float">
            <text:p>37.70401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13</text:p>
          </table:table-cell>
          <table:table-cell office:value-type="float" office:value="1040206" calcext:value-type="float">
            <text:p>1040206</text:p>
          </table:table-cell>
          <table:table-cell office:value-type="string" calcext:value-type="string">
            <text:p>01040206</text:p>
          </table:table-cell>
          <table:table-cell office:value-type="string" calcext:value-type="string">
            <text:p>Alto Moloc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100</text:p>
          </table:table-cell>
          <table:table-cell office:value-type="float" office:value="-15.6306" calcext:value-type="float">
            <text:p>-15.630600</text:p>
          </table:table-cell>
          <table:table-cell office:value-type="float" office:value="37.6836" calcext:value-type="float">
            <text:p>37.683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14</text:p>
          </table:table-cell>
          <table:table-cell office:value-type="float" office:value="1040207" calcext:value-type="float">
            <text:p>1040207</text:p>
          </table:table-cell>
          <table:table-cell office:value-type="string" calcext:value-type="string">
            <text:p>01040207</text:p>
          </table:table-cell>
          <table:table-cell office:value-type="string" calcext:value-type="string">
            <text:p>Caia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565" calcext:value-type="float">
            <text:p>-15.565000</text:p>
          </table:table-cell>
          <table:table-cell office:value-type="float" office:value="37.7905" calcext:value-type="float">
            <text:p>37.790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515</text:p>
          </table:table-cell>
          <table:table-cell office:value-type="float" office:value="1040208" calcext:value-type="float">
            <text:p>1040208</text:p>
          </table:table-cell>
          <table:table-cell office:value-type="string" calcext:value-type="string">
            <text:p>01040208</text:p>
          </table:table-cell>
          <table:table-cell office:value-type="string" calcext:value-type="string">
            <text:p>Chap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0</text:p>
          </table:table-cell>
          <table:table-cell office:value-type="float" office:value="-15.8631" calcext:value-type="float">
            <text:p>-15.863100</text:p>
          </table:table-cell>
          <table:table-cell office:value-type="float" office:value="37.6377" calcext:value-type="float">
            <text:p>37.637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16</text:p>
          </table:table-cell>
          <table:table-cell office:value-type="float" office:value="1040309" calcext:value-type="float">
            <text:p>1040309</text:p>
          </table:table-cell>
          <table:table-cell office:value-type="string" calcext:value-type="string">
            <text:p>01040309</text:p>
          </table:table-cell>
          <table:table-cell office:value-type="string" calcext:value-type="string">
            <text:p>Cd De Mad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9</text:p>
          </table:table-cell>
          <table:table-cell office:value-type="float" office:value="-18.2683" calcext:value-type="float">
            <text:p>-18.268300</text:p>
          </table:table-cell>
          <table:table-cell office:value-type="float" office:value="36.65" calcext:value-type="float">
            <text:p>36.650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17</text:p>
          </table:table-cell>
          <table:table-cell office:value-type="float" office:value="1040308" calcext:value-type="float">
            <text:p>1040308</text:p>
          </table:table-cell>
          <table:table-cell office:value-type="string" calcext:value-type="string">
            <text:p>01040308</text:p>
          </table:table-cell>
          <table:table-cell office:value-type="string" calcext:value-type="string">
            <text:p>Lua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9</text:p>
          </table:table-cell>
          <table:table-cell office:value-type="float" office:value="-18.405" calcext:value-type="float">
            <text:p>-18.405000</text:p>
          </table:table-cell>
          <table:table-cell office:value-type="float" office:value="36.1081" calcext:value-type="float">
            <text:p>36.108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18</text:p>
          </table:table-cell>
          <table:table-cell office:value-type="float" office:value="1040310" calcext:value-type="float">
            <text:p>1040310</text:p>
          </table:table-cell>
          <table:table-cell office:value-type="string" calcext:value-type="string">
            <text:p>01040310</text:p>
          </table:table-cell>
          <table:table-cell office:value-type="string" calcext:value-type="string">
            <text:p>Matil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9</text:p>
          </table:table-cell>
          <table:table-cell office:value-type="float" office:value="-18.6656" calcext:value-type="float">
            <text:p>-18.665600</text:p>
          </table:table-cell>
          <table:table-cell office:value-type="float" office:value="36.2425" calcext:value-type="float">
            <text:p>36.242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19</text:p>
          </table:table-cell>
          <table:table-cell office:value-type="float" office:value="1040311" calcext:value-type="float">
            <text:p>1040311</text:p>
          </table:table-cell>
          <table:table-cell office:value-type="string" calcext:value-type="string">
            <text:p>01040311</text:p>
          </table:table-cell>
          <table:table-cell office:value-type="string" calcext:value-type="string">
            <text:p>Mica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9</text:p>
          </table:table-cell>
          <table:table-cell office:value-type="float" office:value="-18.3678" calcext:value-type="float">
            <text:p>-18.367800</text:p>
          </table:table-cell>
          <table:table-cell office:value-type="float" office:value="36.5683" calcext:value-type="float">
            <text:p>36.568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20</text:p>
          </table:table-cell>
          <table:table-cell office:value-type="float" office:value="1040312" calcext:value-type="float">
            <text:p>1040312</text:p>
          </table:table-cell>
          <table:table-cell office:value-type="string" calcext:value-type="string">
            <text:p>01040312</text:p>
          </table:table-cell>
          <table:table-cell office:value-type="string" calcext:value-type="string">
            <text:p>Mitan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9</text:p>
          </table:table-cell>
          <table:table-cell office:value-type="float" office:value="-18.2942" calcext:value-type="float">
            <text:p>-18.294200</text:p>
          </table:table-cell>
          <table:table-cell office:value-type="float" office:value="36.7136" calcext:value-type="float">
            <text:p>36.713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21</text:p>
          </table:table-cell>
          <table:table-cell office:value-type="float" office:value="1040316" calcext:value-type="float">
            <text:p>1040316</text:p>
          </table:table-cell>
          <table:table-cell office:value-type="string" calcext:value-type="string">
            <text:p>01040316</text:p>
          </table:table-cell>
          <table:table-cell office:value-type="string" calcext:value-type="string">
            <text:p>Centro Educacion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9</text:p>
          </table:table-cell>
          <table:table-cell office:value-type="float" office:value="-18.6114" calcext:value-type="float">
            <text:p>-18.611400</text:p>
          </table:table-cell>
          <table:table-cell office:value-type="float" office:value="36.4314" calcext:value-type="float">
            <text:p>36.431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22</text:p>
          </table:table-cell>
          <table:table-cell office:value-type="float" office:value="1040336" calcext:value-type="float">
            <text:p>1040336</text:p>
          </table:table-cell>
          <table:table-cell office:value-type="string" calcext:value-type="string">
            <text:p>01040336</text:p>
          </table:table-cell>
          <table:table-cell office:value-type="string" calcext:value-type="string">
            <text:p>Ilha Sal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9</text:p>
          </table:table-cell>
          <table:table-cell office:value-type="float" office:value="-18.586063" calcext:value-type="float">
            <text:p>-18.586063</text:p>
          </table:table-cell>
          <table:table-cell office:value-type="float" office:value="36.463896" calcext:value-type="float">
            <text:p>36.463896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23</text:p>
          </table:table-cell>
          <table:table-cell office:value-type="float" office:value="1040362" calcext:value-type="float">
            <text:p>1040362</text:p>
          </table:table-cell>
          <table:table-cell office:value-type="string" calcext:value-type="string">
            <text:p>01040362</text:p>
          </table:table-cell>
          <table:table-cell office:value-type="string" calcext:value-type="string">
            <text:p>Chimbaz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9</text:p>
          </table:table-cell>
          <table:table-cell office:value-type="float" office:value="-18.583333" calcext:value-type="float">
            <text:p>-18.583333</text:p>
          </table:table-cell>
          <table:table-cell office:value-type="float" office:value="36.466667" calcext:value-type="float">
            <text:p>36.46666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24</text:p>
          </table:table-cell>
          <table:table-cell office:value-type="float" office:value="1040307" calcext:value-type="float">
            <text:p>1040307</text:p>
          </table:table-cell>
          <table:table-cell office:value-type="string" calcext:value-type="string">
            <text:p>01040307</text:p>
          </table:table-cell>
          <table:table-cell office:value-type="string" calcext:value-type="string">
            <text:p>Chinde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99</text:p>
          </table:table-cell>
          <table:table-cell office:value-type="float" office:value="-18.5833" calcext:value-type="float">
            <text:p>-18.583300</text:p>
          </table:table-cell>
          <table:table-cell office:value-type="float" office:value="36.4644" calcext:value-type="float">
            <text:p>36.464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525</text:p>
          </table:table-cell>
          <table:table-cell office:value-type="float" office:value="1040313" calcext:value-type="float">
            <text:p>1040313</text:p>
          </table:table-cell>
          <table:table-cell office:value-type="string" calcext:value-type="string">
            <text:p>010403?</text:p>
          </table:table-cell>
          <table:table-cell office:value-type="string" calcext:value-type="string">
            <text:p>Jor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9</text:p>
          </table:table-cell>
          <table:table-cell office:value-type="float" office:value="-18.593817" calcext:value-type="float">
            <text:p>-18.593817</text:p>
          </table:table-cell>
          <table:table-cell office:value-type="float" office:value="36.46297" calcext:value-type="float">
            <text:p>36.46297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26</text:p>
          </table:table-cell>
          <table:table-cell office:value-type="float" office:value="1040404" calcext:value-type="float">
            <text:p>1040404</text:p>
          </table:table-cell>
          <table:table-cell office:value-type="string" calcext:value-type="string">
            <text:p>01040404</text:p>
          </table:table-cell>
          <table:table-cell office:value-type="string" calcext:value-type="string">
            <text:p>Mutequ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8</text:p>
          </table:table-cell>
          <table:table-cell office:value-type="float" office:value="-16.050672" calcext:value-type="float">
            <text:p>-16.050672</text:p>
          </table:table-cell>
          <table:table-cell office:value-type="float" office:value="38.495325" calcext:value-type="float">
            <text:p>38.495325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27</text:p>
          </table:table-cell>
          <table:table-cell office:value-type="float" office:value="1040462" calcext:value-type="float">
            <text:p>1040462</text:p>
          </table:table-cell>
          <table:table-cell office:value-type="string" calcext:value-type="string">
            <text:p>01040462</text:p>
          </table:table-cell>
          <table:table-cell office:value-type="string" calcext:value-type="string">
            <text:p>Pu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8</text:p>
          </table:table-cell>
          <table:table-cell office:value-type="float" office:value="-16.017577" calcext:value-type="float">
            <text:p>-16.017577</text:p>
          </table:table-cell>
          <table:table-cell office:value-type="float" office:value="38.484992" calcext:value-type="float">
            <text:p>38.484992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28</text:p>
          </table:table-cell>
          <table:table-cell office:value-type="float" office:value="1040439" calcext:value-type="float">
            <text:p>1040439</text:p>
          </table:table-cell>
          <table:table-cell office:value-type="string" calcext:value-type="string">
            <text:p>01040439</text:p>
          </table:table-cell>
          <table:table-cell office:value-type="string" calcext:value-type="string">
            <text:p>Kay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8</text:p>
          </table:table-cell>
          <table:table-cell office:value-type="float" office:value="-16.214097" calcext:value-type="float">
            <text:p>-16.214097</text:p>
          </table:table-cell>
          <table:table-cell office:value-type="float" office:value="38.658793" calcext:value-type="float">
            <text:p>38.658793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29</text:p>
          </table:table-cell>
          <table:table-cell office:value-type="float" office:value="1040406" calcext:value-type="float">
            <text:p>1040406</text:p>
          </table:table-cell>
          <table:table-cell office:value-type="string" calcext:value-type="string">
            <text:p>01040406</text:p>
          </table:table-cell>
          <table:table-cell office:value-type="string" calcext:value-type="string">
            <text:p>Alto Ligo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8</text:p>
          </table:table-cell>
          <table:table-cell office:value-type="float" office:value="-15.5119" calcext:value-type="float">
            <text:p>-15.511900</text:p>
          </table:table-cell>
          <table:table-cell office:value-type="float" office:value="38.2572" calcext:value-type="float">
            <text:p>38.257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30</text:p>
          </table:table-cell>
          <table:table-cell office:value-type="float" office:value="1040407" calcext:value-type="float">
            <text:p>1040407</text:p>
          </table:table-cell>
          <table:table-cell office:value-type="string" calcext:value-type="string">
            <text:p>01040407</text:p>
          </table:table-cell>
          <table:table-cell office:value-type="string" calcext:value-type="string">
            <text:p>G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98</text:p>
          </table:table-cell>
          <table:table-cell office:value-type="float" office:value="-16.1464" calcext:value-type="float">
            <text:p>-16.146400</text:p>
          </table:table-cell>
          <table:table-cell office:value-type="float" office:value="38.3725" calcext:value-type="float">
            <text:p>38.3725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31</text:p>
          </table:table-cell>
          <table:table-cell office:value-type="float" office:value="1040408" calcext:value-type="float">
            <text:p>1040408</text:p>
          </table:table-cell>
          <table:table-cell office:value-type="string" calcext:value-type="string">
            <text:p>01040408</text:p>
          </table:table-cell>
          <table:table-cell office:value-type="string" calcext:value-type="string">
            <text:p>Mon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8</text:p>
          </table:table-cell>
          <table:table-cell office:value-type="float" office:value="-15.9625" calcext:value-type="float">
            <text:p>-15.962500</text:p>
          </table:table-cell>
          <table:table-cell office:value-type="float" office:value="38.4416" calcext:value-type="float">
            <text:p>38.4416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32</text:p>
          </table:table-cell>
          <table:table-cell office:value-type="float" office:value="1040409" calcext:value-type="float">
            <text:p>1040409</text:p>
          </table:table-cell>
          <table:table-cell office:value-type="string" calcext:value-type="string">
            <text:p>01040409</text:p>
          </table:table-cell>
          <table:table-cell office:value-type="string" calcext:value-type="string">
            <text:p>Mui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8</text:p>
          </table:table-cell>
          <table:table-cell office:value-type="float" office:value="-15.5126" calcext:value-type="float">
            <text:p>-15.512600</text:p>
          </table:table-cell>
          <table:table-cell office:value-type="float" office:value="38.2574" calcext:value-type="float">
            <text:p>38.2574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33</text:p>
          </table:table-cell>
          <table:table-cell office:value-type="float" office:value="1040410" calcext:value-type="float">
            <text:p>1040410</text:p>
          </table:table-cell>
          <table:table-cell office:value-type="string" calcext:value-type="string">
            <text:p>01040410</text:p>
          </table:table-cell>
          <table:table-cell office:value-type="string" calcext:value-type="string">
            <text:p>Ua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8</text:p>
          </table:table-cell>
          <table:table-cell office:value-type="float" office:value="-16.132" calcext:value-type="float">
            <text:p>-16.132000</text:p>
          </table:table-cell>
          <table:table-cell office:value-type="float" office:value="38.0975" calcext:value-type="float">
            <text:p>38.0975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34</text:p>
          </table:table-cell>
          <table:table-cell office:value-type="float" office:value="1040437" calcext:value-type="float">
            <text:p>1040437</text:p>
          </table:table-cell>
          <table:table-cell office:value-type="string" calcext:value-type="string">
            <text:p>01040437</text:p>
          </table:table-cell>
          <table:table-cell office:value-type="string" calcext:value-type="string">
            <text:p>Namua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8</text:p>
          </table:table-cell>
          <table:table-cell office:value-type="float" office:value="-16.200007" calcext:value-type="float">
            <text:p>-16.200007</text:p>
          </table:table-cell>
          <table:table-cell office:value-type="float" office:value="38.66" calcext:value-type="float">
            <text:p>38.6600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S-MOZ-00535</text:p>
          </table:table-cell>
          <table:table-cell office:value-type="float" office:value="1040455" calcext:value-type="float">
            <text:p>1040455</text:p>
          </table:table-cell>
          <table:table-cell office:value-type="string" calcext:value-type="string">
            <text:p>01040455</text:p>
          </table:table-cell>
          <table:table-cell office:value-type="string" calcext:value-type="string">
            <text:p>Cd De Mam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8</text:p>
          </table:table-cell>
          <table:table-cell office:value-type="float" office:value="-16.064863" calcext:value-type="float">
            <text:p>-16.064863</text:p>
          </table:table-cell>
          <table:table-cell office:value-type="float" office:value="38.656177" calcext:value-type="float">
            <text:p>38.65617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36</text:p>
          </table:table-cell>
          <table:table-cell office:value-type="float" office:value="1040511" calcext:value-type="float">
            <text:p>1040511</text:p>
          </table:table-cell>
          <table:table-cell office:value-type="string" calcext:value-type="string">
            <text:p>01040511</text:p>
          </table:table-cell>
          <table:table-cell office:value-type="string" calcext:value-type="string">
            <text:p>Tete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3864" calcext:value-type="float">
            <text:p>-15.386400</text:p>
          </table:table-cell>
          <table:table-cell office:value-type="float" office:value="36.5264" calcext:value-type="float">
            <text:p>36.526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37</text:p>
          </table:table-cell>
          <table:table-cell office:value-type="float" office:value="1040517" calcext:value-type="float">
            <text:p>1040517</text:p>
          </table:table-cell>
          <table:table-cell office:value-type="string" calcext:value-type="string">
            <text:p>01040517</text:p>
          </table:table-cell>
          <table:table-cell office:value-type="string" calcext:value-type="string">
            <text:p>Macuar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7714" calcext:value-type="float">
            <text:p>-15.771400</text:p>
          </table:table-cell>
          <table:table-cell office:value-type="float" office:value="37.0844" calcext:value-type="float">
            <text:p>37.084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38</text:p>
          </table:table-cell>
          <table:table-cell office:value-type="float" office:value="1040514" calcext:value-type="float">
            <text:p>1040514</text:p>
          </table:table-cell>
          <table:table-cell office:value-type="string" calcext:value-type="string">
            <text:p>01040514</text:p>
          </table:table-cell>
          <table:table-cell office:value-type="string" calcext:value-type="string">
            <text:p>Muagi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5403" calcext:value-type="float">
            <text:p>-15.540300</text:p>
          </table:table-cell>
          <table:table-cell office:value-type="float" office:value="36.8841" calcext:value-type="float">
            <text:p>36.884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39</text:p>
          </table:table-cell>
          <table:table-cell office:value-type="float" office:value="1040512" calcext:value-type="float">
            <text:p>1040512</text:p>
          </table:table-cell>
          <table:table-cell office:value-type="string" calcext:value-type="string">
            <text:p>01040512</text:p>
          </table:table-cell>
          <table:table-cell office:value-type="string" calcext:value-type="string">
            <text:p>Up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488" calcext:value-type="float">
            <text:p>-15.488000</text:p>
          </table:table-cell>
          <table:table-cell office:value-type="float" office:value="37.1402" calcext:value-type="float">
            <text:p>37.140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40</text:p>
          </table:table-cell>
          <table:table-cell office:value-type="float" office:value="1040516" calcext:value-type="float">
            <text:p>1040516</text:p>
          </table:table-cell>
          <table:table-cell office:value-type="string" calcext:value-type="string">
            <text:p>01040516</text:p>
          </table:table-cell>
          <table:table-cell office:value-type="string" calcext:value-type="string">
            <text:p>Invi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5567" calcext:value-type="float">
            <text:p>-15.556700</text:p>
          </table:table-cell>
          <table:table-cell office:value-type="float" office:value="37.0553" calcext:value-type="float">
            <text:p>37.055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41</text:p>
          </table:table-cell>
          <table:table-cell office:value-type="float" office:value="1040510" calcext:value-type="float">
            <text:p>1040510</text:p>
          </table:table-cell>
          <table:table-cell office:value-type="string" calcext:value-type="string">
            <text:p>01040510</text:p>
          </table:table-cell>
          <table:table-cell office:value-type="string" calcext:value-type="string">
            <text:p>Ser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315" calcext:value-type="float">
            <text:p>-15.315000</text:p>
          </table:table-cell>
          <table:table-cell office:value-type="float" office:value="36.6589" calcext:value-type="float">
            <text:p>36.658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42</text:p>
          </table:table-cell>
          <table:table-cell office:value-type="float" office:value="1040509" calcext:value-type="float">
            <text:p>1040509</text:p>
          </table:table-cell>
          <table:table-cell office:value-type="string" calcext:value-type="string">
            <text:p>01040509</text:p>
          </table:table-cell>
          <table:table-cell office:value-type="string" calcext:value-type="string">
            <text:p>Rua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1989" calcext:value-type="float">
            <text:p>-15.198900</text:p>
          </table:table-cell>
          <table:table-cell office:value-type="float" office:value="36.7025" calcext:value-type="float">
            <text:p>36.702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43</text:p>
          </table:table-cell>
          <table:table-cell office:value-type="float" office:value="1040508" calcext:value-type="float">
            <text:p>1040508</text:p>
          </table:table-cell>
          <table:table-cell office:value-type="string" calcext:value-type="string">
            <text:p>01040508</text:p>
          </table:table-cell>
          <table:table-cell office:value-type="string" calcext:value-type="string">
            <text:p>Mepuagi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54" calcext:value-type="float">
            <text:p>-15.540000</text:p>
          </table:table-cell>
          <table:table-cell office:value-type="float" office:value="37.193" calcext:value-type="float">
            <text:p>37.193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44</text:p>
          </table:table-cell>
          <table:table-cell office:value-type="float" office:value="1040507" calcext:value-type="float">
            <text:p>1040507</text:p>
          </table:table-cell>
          <table:table-cell office:value-type="string" calcext:value-type="string">
            <text:p>01040507</text:p>
          </table:table-cell>
          <table:table-cell office:value-type="string" calcext:value-type="string">
            <text:p>Lio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172" calcext:value-type="float">
            <text:p>-15.172000</text:p>
          </table:table-cell>
          <table:table-cell office:value-type="float" office:value="36.805" calcext:value-type="float">
            <text:p>36.805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45</text:p>
          </table:table-cell>
          <table:table-cell office:value-type="float" office:value="1040506" calcext:value-type="float">
            <text:p>1040506</text:p>
          </table:table-cell>
          <table:table-cell office:value-type="string" calcext:value-type="string">
            <text:p>01040506</text:p>
          </table:table-cell>
          <table:table-cell office:value-type="string" calcext:value-type="string">
            <text:p>Gur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86</text:p>
          </table:table-cell>
          <table:table-cell office:value-type="float" office:value="-15.4628" calcext:value-type="float">
            <text:p>-15.462800</text:p>
          </table:table-cell>
          <table:table-cell office:value-type="float" office:value="36.9828" calcext:value-type="float">
            <text:p>36.982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46</text:p>
          </table:table-cell>
          <table:table-cell office:value-type="float" office:value="1040500" calcext:value-type="float">
            <text:p>1040500</text:p>
          </table:table-cell>
          <table:table-cell office:value-type="string" calcext:value-type="string">
            <text:p>01040500</text:p>
          </table:table-cell>
          <table:table-cell office:value-type="string" calcext:value-type="string">
            <text:p>Gu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86</text:p>
          </table:table-cell>
          <table:table-cell office:value-type="float" office:value="-15.4625" calcext:value-type="float">
            <text:p>-15.462500</text:p>
          </table:table-cell>
          <table:table-cell office:value-type="float" office:value="36.9836" calcext:value-type="float">
            <text:p>36.983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47</text:p>
          </table:table-cell>
          <table:table-cell office:value-type="float" office:value="1040513" calcext:value-type="float">
            <text:p>1040513</text:p>
          </table:table-cell>
          <table:table-cell office:value-type="string" calcext:value-type="string">
            <text:p>01040513</text:p>
          </table:table-cell>
          <table:table-cell office:value-type="string" calcext:value-type="string">
            <text:p>Up 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4564" calcext:value-type="float">
            <text:p>-15.456400</text:p>
          </table:table-cell>
          <table:table-cell office:value-type="float" office:value="36.9556" calcext:value-type="float">
            <text:p>36.955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548</text:p>
          </table:table-cell>
          <table:table-cell office:value-type="float" office:value="1040563" calcext:value-type="float">
            <text:p>1040563</text:p>
          </table:table-cell>
          <table:table-cell office:value-type="string" calcext:value-type="string">
            <text:p>01040563</text:p>
          </table:table-cell>
          <table:table-cell office:value-type="string" calcext:value-type="string">
            <text:p>Nintu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6</text:p>
          </table:table-cell>
          <table:table-cell office:value-type="float" office:value="-15.467775" calcext:value-type="float">
            <text:p>-15.467775</text:p>
          </table:table-cell>
          <table:table-cell office:value-type="float" office:value="36.982871" calcext:value-type="float">
            <text:p>36.982871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49</text:p>
          </table:table-cell>
          <table:table-cell office:value-type="float" office:value="1040637" calcext:value-type="float">
            <text:p>1040637</text:p>
          </table:table-cell>
          <table:table-cell office:value-type="string" calcext:value-type="string">
            <text:p>01040637</text:p>
          </table:table-cell>
          <table:table-cell office:value-type="string" calcext:value-type="string">
            <text:p>Mass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0936" calcext:value-type="float">
            <text:p>-16.093600</text:p>
          </table:table-cell>
          <table:table-cell office:value-type="float" office:value="37.3366" calcext:value-type="float">
            <text:p>37.336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0</text:p>
          </table:table-cell>
          <table:table-cell office:value-type="float" office:value="1040655" calcext:value-type="float">
            <text:p>1040655</text:p>
          </table:table-cell>
          <table:table-cell office:value-type="string" calcext:value-type="string">
            <text:p>01040655</text:p>
          </table:table-cell>
          <table:table-cell office:value-type="string" calcext:value-type="string">
            <text:p>Curr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121469" calcext:value-type="float">
            <text:p>-16.121469</text:p>
          </table:table-cell>
          <table:table-cell office:value-type="float" office:value="37.339485" calcext:value-type="float">
            <text:p>37.33948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1</text:p>
          </table:table-cell>
          <table:table-cell office:value-type="float" office:value="1040609" calcext:value-type="float">
            <text:p>1040609</text:p>
          </table:table-cell>
          <table:table-cell office:value-type="string" calcext:value-type="string">
            <text:p>01040609</text:p>
          </table:table-cell>
          <table:table-cell office:value-type="string" calcext:value-type="string">
            <text:p>Mulev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4341" calcext:value-type="float">
            <text:p>-16.434100</text:p>
          </table:table-cell>
          <table:table-cell office:value-type="float" office:value="37.5889" calcext:value-type="float">
            <text:p>37.588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2</text:p>
          </table:table-cell>
          <table:table-cell office:value-type="float" office:value="1040601" calcext:value-type="float">
            <text:p>1040601</text:p>
          </table:table-cell>
          <table:table-cell office:value-type="string" calcext:value-type="string">
            <text:p>01040601</text:p>
          </table:table-cell>
          <table:table-cell office:value-type="string" calcext:value-type="string">
            <text:p>Ile-Se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0378" calcext:value-type="float">
            <text:p>-16.037800</text:p>
          </table:table-cell>
          <table:table-cell office:value-type="float" office:value="37.1683" calcext:value-type="float">
            <text:p>37.168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3</text:p>
          </table:table-cell>
          <table:table-cell office:value-type="float" office:value="1040606" calcext:value-type="float">
            <text:p>1040606</text:p>
          </table:table-cell>
          <table:table-cell office:value-type="string" calcext:value-type="string">
            <text:p>01040606</text:p>
          </table:table-cell>
          <table:table-cell office:value-type="string" calcext:value-type="string">
            <text:p>Chira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3586" calcext:value-type="float">
            <text:p>-16.358600</text:p>
          </table:table-cell>
          <table:table-cell office:value-type="float" office:value="37.767" calcext:value-type="float">
            <text:p>37.767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4</text:p>
          </table:table-cell>
          <table:table-cell office:value-type="float" office:value="1040607" calcext:value-type="float">
            <text:p>1040607</text:p>
          </table:table-cell>
          <table:table-cell office:value-type="string" calcext:value-type="string">
            <text:p>01040607</text:p>
          </table:table-cell>
          <table:table-cell office:value-type="string" calcext:value-type="string">
            <text:p>Pha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5.9902" calcext:value-type="float">
            <text:p>-15.990200</text:p>
          </table:table-cell>
          <table:table-cell office:value-type="float" office:value="37.3572" calcext:value-type="float">
            <text:p>37.357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5</text:p>
          </table:table-cell>
          <table:table-cell office:value-type="float" office:value="1040611" calcext:value-type="float">
            <text:p>1040611</text:p>
          </table:table-cell>
          <table:table-cell office:value-type="string" calcext:value-type="string">
            <text:p>01040611</text:p>
          </table:table-cell>
          <table:table-cell office:value-type="string" calcext:value-type="string">
            <text:p>Te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2811" calcext:value-type="float">
            <text:p>-16.281100</text:p>
          </table:table-cell>
          <table:table-cell office:value-type="float" office:value="37.3214" calcext:value-type="float">
            <text:p>37.321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6</text:p>
          </table:table-cell>
          <table:table-cell office:value-type="float" office:value="1040612" calcext:value-type="float">
            <text:p>1040612</text:p>
          </table:table-cell>
          <table:table-cell office:value-type="string" calcext:value-type="string">
            <text:p>01040612</text:p>
          </table:table-cell>
          <table:table-cell office:value-type="string" calcext:value-type="string">
            <text:p>Nipi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7</text:p>
          </table:table-cell>
          <table:table-cell office:value-type="float" office:value="-16.1416" calcext:value-type="float">
            <text:p>-16.141600</text:p>
          </table:table-cell>
          <table:table-cell office:value-type="float" office:value="37.3833" calcext:value-type="float">
            <text:p>37.383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7</text:p>
          </table:table-cell>
          <table:table-cell office:value-type="float" office:value="1040613" calcext:value-type="float">
            <text:p>1040613</text:p>
          </table:table-cell>
          <table:table-cell office:value-type="string" calcext:value-type="string">
            <text:p>01040613</text:p>
          </table:table-cell>
          <table:table-cell office:value-type="string" calcext:value-type="string">
            <text:p>Soc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5.7844" calcext:value-type="float">
            <text:p>-15.784400</text:p>
          </table:table-cell>
          <table:table-cell office:value-type="float" office:value="37.1633" calcext:value-type="float">
            <text:p>37.163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8</text:p>
          </table:table-cell>
          <table:table-cell office:value-type="float" office:value="1040614" calcext:value-type="float">
            <text:p>1040614</text:p>
          </table:table-cell>
          <table:table-cell office:value-type="string" calcext:value-type="string">
            <text:p>01040614</text:p>
          </table:table-cell>
          <table:table-cell office:value-type="string" calcext:value-type="string">
            <text:p>Jaj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2692" calcext:value-type="float">
            <text:p>-16.269200</text:p>
          </table:table-cell>
          <table:table-cell office:value-type="float" office:value="37.5161" calcext:value-type="float">
            <text:p>37.516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59</text:p>
          </table:table-cell>
          <table:table-cell office:value-type="float" office:value="1040636" calcext:value-type="float">
            <text:p>1040636</text:p>
          </table:table-cell>
          <table:table-cell office:value-type="string" calcext:value-type="string">
            <text:p>01040636</text:p>
          </table:table-cell>
          <table:table-cell office:value-type="string" calcext:value-type="string">
            <text:p>Nibo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169278" calcext:value-type="float">
            <text:p>-16.169278</text:p>
          </table:table-cell>
          <table:table-cell office:value-type="float" office:value="37.384325" calcext:value-type="float">
            <text:p>37.38432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60</text:p>
          </table:table-cell>
          <table:table-cell office:value-type="float" office:value="1040608" calcext:value-type="float">
            <text:p>1040608</text:p>
          </table:table-cell>
          <table:table-cell office:value-type="string" calcext:value-type="string">
            <text:p>01040608</text:p>
          </table:table-cell>
          <table:table-cell office:value-type="string" calcext:value-type="string">
            <text:p>Mugula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0361" calcext:value-type="float">
            <text:p>-16.036100</text:p>
          </table:table-cell>
          <table:table-cell office:value-type="float" office:value="37.5239" calcext:value-type="float">
            <text:p>37.523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61</text:p>
          </table:table-cell>
          <table:table-cell office:value-type="float" office:value="1040610" calcext:value-type="float">
            <text:p>1040610</text:p>
          </table:table-cell>
          <table:table-cell office:value-type="string" calcext:value-type="string">
            <text:p>01040610</text:p>
          </table:table-cell>
          <table:table-cell office:value-type="string" calcext:value-type="string">
            <text:p>Mulequ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364403" calcext:value-type="float">
            <text:p>-16.364403</text:p>
          </table:table-cell>
          <table:table-cell office:value-type="float" office:value="37.33066" calcext:value-type="float">
            <text:p>37.33066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62</text:p>
          </table:table-cell>
          <table:table-cell office:value-type="float" office:value="1040665" calcext:value-type="float">
            <text:p>1040665</text:p>
          </table:table-cell>
          <table:table-cell office:value-type="string" calcext:value-type="string">
            <text:p>01040665</text:p>
          </table:table-cell>
          <table:table-cell office:value-type="string" calcext:value-type="string">
            <text:p>Ualas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358313" calcext:value-type="float">
            <text:p>-16.358313</text:p>
          </table:table-cell>
          <table:table-cell office:value-type="float" office:value="37.338025" calcext:value-type="float">
            <text:p>37.33802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63</text:p>
          </table:table-cell>
          <table:table-cell office:value-type="float" office:value="1040666" calcext:value-type="float">
            <text:p>1040666</text:p>
          </table:table-cell>
          <table:table-cell office:value-type="string" calcext:value-type="string">
            <text:p>010406?</text:p>
          </table:table-cell>
          <table:table-cell office:value-type="string" calcext:value-type="string">
            <text:p>Marropi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301047" calcext:value-type="float">
            <text:p>-16.301047</text:p>
          </table:table-cell>
          <table:table-cell office:value-type="float" office:value="37.352204" calcext:value-type="float">
            <text:p>37.352204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64</text:p>
          </table:table-cell>
          <table:table-cell office:value-type="float" office:value="1040667" calcext:value-type="float">
            <text:p>1040667</text:p>
          </table:table-cell>
          <table:table-cell office:value-type="string" calcext:value-type="string">
            <text:p>010406?</text:p>
          </table:table-cell>
          <table:table-cell office:value-type="string" calcext:value-type="string">
            <text:p>Mucua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287479" calcext:value-type="float">
            <text:p>-16.287479</text:p>
          </table:table-cell>
          <table:table-cell office:value-type="float" office:value="37.355033" calcext:value-type="float">
            <text:p>37.355033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565</text:p>
          </table:table-cell>
          <table:table-cell office:value-type="float" office:value="1040668" calcext:value-type="float">
            <text:p>1040668</text:p>
          </table:table-cell>
          <table:table-cell office:value-type="string" calcext:value-type="string">
            <text:p>010406?</text:p>
          </table:table-cell>
          <table:table-cell office:value-type="string" calcext:value-type="string">
            <text:p>Morr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7</text:p>
          </table:table-cell>
          <table:table-cell office:value-type="float" office:value="-16.009938" calcext:value-type="float">
            <text:p>-16.009938</text:p>
          </table:table-cell>
          <table:table-cell office:value-type="float" office:value="37.332738" calcext:value-type="float">
            <text:p>37.332738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566</text:p>
          </table:table-cell>
          <table:table-cell office:value-type="float" office:value="1040710" calcext:value-type="float">
            <text:p>1040710</text:p>
          </table:table-cell>
          <table:table-cell office:value-type="string" calcext:value-type="string">
            <text:p>01040710</text:p>
          </table:table-cell>
          <table:table-cell office:value-type="string" calcext:value-type="string">
            <text:p>Oli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2</text:p>
          </table:table-cell>
          <table:table-cell office:value-type="float" office:value="-18.0764" calcext:value-type="float">
            <text:p>-18.076400</text:p>
          </table:table-cell>
          <table:table-cell office:value-type="float" office:value="36.9278" calcext:value-type="float">
            <text:p>36.927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567</text:p>
          </table:table-cell>
          <table:table-cell office:value-type="float" office:value="1040711" calcext:value-type="float">
            <text:p>1040711</text:p>
          </table:table-cell>
          <table:table-cell office:value-type="string" calcext:value-type="string">
            <text:p>01040711</text:p>
          </table:table-cell>
          <table:table-cell office:value-type="string" calcext:value-type="string">
            <text:p>Bingag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2</text:p>
          </table:table-cell>
          <table:table-cell office:value-type="float" office:value="-18.0292" calcext:value-type="float">
            <text:p>-18.029200</text:p>
          </table:table-cell>
          <table:table-cell office:value-type="float" office:value="36.7361" calcext:value-type="float">
            <text:p>36.736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568</text:p>
          </table:table-cell>
          <table:table-cell office:value-type="float" office:value="1040708" calcext:value-type="float">
            <text:p>1040708</text:p>
          </table:table-cell>
          <table:table-cell office:value-type="string" calcext:value-type="string">
            <text:p>01040708</text:p>
          </table:table-cell>
          <table:table-cell office:value-type="string" calcext:value-type="string">
            <text:p>Inhassunge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102</text:p>
          </table:table-cell>
          <table:table-cell office:value-type="float" office:value="-18.01" calcext:value-type="float">
            <text:p>-18.010000</text:p>
          </table:table-cell>
          <table:table-cell office:value-type="float" office:value="36.8108" calcext:value-type="float">
            <text:p>36.810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569</text:p>
          </table:table-cell>
          <table:table-cell office:value-type="float" office:value="1040707" calcext:value-type="float">
            <text:p>1040707</text:p>
          </table:table-cell>
          <table:table-cell office:value-type="string" calcext:value-type="string">
            <text:p>01040707</text:p>
          </table:table-cell>
          <table:table-cell office:value-type="string" calcext:value-type="string">
            <text:p>Gonh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2</text:p>
          </table:table-cell>
          <table:table-cell office:value-type="float" office:value="-18.1114" calcext:value-type="float">
            <text:p>-18.111400</text:p>
          </table:table-cell>
          <table:table-cell office:value-type="float" office:value="36.7581" calcext:value-type="float">
            <text:p>36.758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570</text:p>
          </table:table-cell>
          <table:table-cell office:value-type="float" office:value="1040706" calcext:value-type="float">
            <text:p>1040706</text:p>
          </table:table-cell>
          <table:table-cell office:value-type="string" calcext:value-type="string">
            <text:p>01040706</text:p>
          </table:table-cell>
          <table:table-cell office:value-type="string" calcext:value-type="string">
            <text:p>Chirim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2</text:p>
          </table:table-cell>
          <table:table-cell office:value-type="float" office:value="-18.0781" calcext:value-type="float">
            <text:p>-18.078100</text:p>
          </table:table-cell>
          <table:table-cell office:value-type="float" office:value="36.8961" calcext:value-type="float">
            <text:p>36.896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571</text:p>
          </table:table-cell>
          <table:table-cell office:value-type="float" office:value="1040712" calcext:value-type="float">
            <text:p>1040712</text:p>
          </table:table-cell>
          <table:table-cell office:value-type="string" calcext:value-type="string">
            <text:p>01040712</text:p>
          </table:table-cell>
          <table:table-cell office:value-type="string" calcext:value-type="string">
            <text:p>Ilo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2</text:p>
          </table:table-cell>
          <table:table-cell office:value-type="float" office:value="-18.082611" calcext:value-type="float">
            <text:p>-18.082611</text:p>
          </table:table-cell>
          <table:table-cell office:value-type="float" office:value="36.825026" calcext:value-type="float">
            <text:p>36.825026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572</text:p>
          </table:table-cell>
          <table:table-cell office:value-type="float" office:value="1040713" calcext:value-type="float">
            <text:p>1040713</text:p>
          </table:table-cell>
          <table:table-cell office:value-type="string" calcext:value-type="string">
            <text:p>01040713</text:p>
          </table:table-cell>
          <table:table-cell office:value-type="string" calcext:value-type="string">
            <text:p>Palane-Muc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102</text:p>
          </table:table-cell>
          <table:table-cell office:value-type="float" office:value="-17.9767" calcext:value-type="float">
            <text:p>-17.976700</text:p>
          </table:table-cell>
          <table:table-cell office:value-type="float" office:value="36.8578" calcext:value-type="float">
            <text:p>36.857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73</text:p>
          </table:table-cell>
          <table:table-cell office:value-type="float" office:value="1040806" calcext:value-type="float">
            <text:p>1040806</text:p>
          </table:table-cell>
          <table:table-cell office:value-type="string" calcext:value-type="string">
            <text:p>01040806</text:p>
          </table:table-cell>
          <table:table-cell office:value-type="string" calcext:value-type="string">
            <text:p>Lugela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96</text:p>
          </table:table-cell>
          <table:table-cell office:value-type="float" office:value="-16.4256" calcext:value-type="float">
            <text:p>-16.425600</text:p>
          </table:table-cell>
          <table:table-cell office:value-type="float" office:value="36.7433" calcext:value-type="float">
            <text:p>36.743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74</text:p>
          </table:table-cell>
          <table:table-cell office:value-type="float" office:value="1040811" calcext:value-type="float">
            <text:p>1040811</text:p>
          </table:table-cell>
          <table:table-cell office:value-type="string" calcext:value-type="string">
            <text:p>01040811</text:p>
          </table:table-cell>
          <table:table-cell office:value-type="string" calcext:value-type="string">
            <text:p>Muabana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6</text:p>
          </table:table-cell>
          <table:table-cell office:value-type="float" office:value="-16.0167" calcext:value-type="float">
            <text:p>-16.016700</text:p>
          </table:table-cell>
          <table:table-cell office:value-type="float" office:value="36.4866" calcext:value-type="float">
            <text:p>36.486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75</text:p>
          </table:table-cell>
          <table:table-cell office:value-type="float" office:value="1040814" calcext:value-type="float">
            <text:p>1040814</text:p>
          </table:table-cell>
          <table:table-cell office:value-type="string" calcext:value-type="string">
            <text:p>01040814</text:p>
          </table:table-cell>
          <table:table-cell office:value-type="string" calcext:value-type="string">
            <text:p>Puth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6</text:p>
          </table:table-cell>
          <table:table-cell office:value-type="float" office:value="-16.3511" calcext:value-type="float">
            <text:p>-16.351100</text:p>
          </table:table-cell>
          <table:table-cell office:value-type="float" office:value="36.8533" calcext:value-type="float">
            <text:p>36.853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76</text:p>
          </table:table-cell>
          <table:table-cell office:value-type="float" office:value="1040810" calcext:value-type="float">
            <text:p>1040810</text:p>
          </table:table-cell>
          <table:table-cell office:value-type="string" calcext:value-type="string">
            <text:p>01040810</text:p>
          </table:table-cell>
          <table:table-cell office:value-type="string" calcext:value-type="string">
            <text:p>Limb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6</text:p>
          </table:table-cell>
          <table:table-cell office:value-type="float" office:value="-16.3633" calcext:value-type="float">
            <text:p>-16.363300</text:p>
          </table:table-cell>
          <table:table-cell office:value-type="float" office:value="36.3789" calcext:value-type="float">
            <text:p>36.378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77</text:p>
          </table:table-cell>
          <table:table-cell office:value-type="float" office:value="1040809" calcext:value-type="float">
            <text:p>1040809</text:p>
          </table:table-cell>
          <table:table-cell office:value-type="string" calcext:value-type="string">
            <text:p>01040809</text:p>
          </table:table-cell>
          <table:table-cell office:value-type="string" calcext:value-type="string">
            <text:p>Erur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6</text:p>
          </table:table-cell>
          <table:table-cell office:value-type="float" office:value="-16.3944" calcext:value-type="float">
            <text:p>-16.394400</text:p>
          </table:table-cell>
          <table:table-cell office:value-type="float" office:value="36.9803" calcext:value-type="float">
            <text:p>36.980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78</text:p>
          </table:table-cell>
          <table:table-cell office:value-type="float" office:value="1040813" calcext:value-type="float">
            <text:p>1040813</text:p>
          </table:table-cell>
          <table:table-cell office:value-type="string" calcext:value-type="string">
            <text:p>01040813</text:p>
          </table:table-cell>
          <table:table-cell office:value-type="string" calcext:value-type="string">
            <text:p>Niga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6</text:p>
          </table:table-cell>
          <table:table-cell office:value-type="float" office:value="-16.5525" calcext:value-type="float">
            <text:p>-16.552500</text:p>
          </table:table-cell>
          <table:table-cell office:value-type="float" office:value="36.8617" calcext:value-type="float">
            <text:p>36.861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79</text:p>
          </table:table-cell>
          <table:table-cell office:value-type="float" office:value="1040812" calcext:value-type="float">
            <text:p>1040812</text:p>
          </table:table-cell>
          <table:table-cell office:value-type="string" calcext:value-type="string">
            <text:p>01040812</text:p>
          </table:table-cell>
          <table:table-cell office:value-type="string" calcext:value-type="string">
            <text:p>Mungul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6</text:p>
          </table:table-cell>
          <table:table-cell office:value-type="float" office:value="-16.2186" calcext:value-type="float">
            <text:p>-16.218600</text:p>
          </table:table-cell>
          <table:table-cell office:value-type="float" office:value="36.9364" calcext:value-type="float">
            <text:p>36.936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80</text:p>
          </table:table-cell>
          <table:table-cell office:value-type="float" office:value="1040816" calcext:value-type="float">
            <text:p>1040816</text:p>
          </table:table-cell>
          <table:table-cell office:value-type="string" calcext:value-type="string">
            <text:p>01040816</text:p>
          </table:table-cell>
          <table:table-cell office:value-type="string" calcext:value-type="string">
            <text:p>Mucub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6</text:p>
          </table:table-cell>
          <table:table-cell office:value-type="float" office:value="-16.2178" calcext:value-type="float">
            <text:p>-16.217800</text:p>
          </table:table-cell>
          <table:table-cell office:value-type="float" office:value="37.0011" calcext:value-type="float">
            <text:p>37.001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81</text:p>
          </table:table-cell>
          <table:table-cell office:value-type="float" office:value="1040836" calcext:value-type="float">
            <text:p>1040836</text:p>
          </table:table-cell>
          <table:table-cell office:value-type="string" calcext:value-type="string">
            <text:p>01040836</text:p>
          </table:table-cell>
          <table:table-cell office:value-type="string" calcext:value-type="string">
            <text:p>Muli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6</text:p>
          </table:table-cell>
          <table:table-cell office:value-type="float" office:value="-16.369126" calcext:value-type="float">
            <text:p>-16.369126</text:p>
          </table:table-cell>
          <table:table-cell office:value-type="float" office:value="36.781953" calcext:value-type="float">
            <text:p>36.781953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82</text:p>
          </table:table-cell>
          <table:table-cell office:value-type="float" office:value="1040807" calcext:value-type="float">
            <text:p>1040807</text:p>
          </table:table-cell>
          <table:table-cell office:value-type="string" calcext:value-type="string">
            <text:p>01040807</text:p>
          </table:table-cell>
          <table:table-cell office:value-type="string" calcext:value-type="string">
            <text:p>Munhama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6</text:p>
          </table:table-cell>
          <table:table-cell office:value-type="float" office:value="-16.5927" calcext:value-type="float">
            <text:p>-16.592700</text:p>
          </table:table-cell>
          <table:table-cell office:value-type="float" office:value="36.9723" calcext:value-type="float">
            <text:p>36.972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83</text:p>
          </table:table-cell>
          <table:table-cell office:value-type="float" office:value="1040808" calcext:value-type="float">
            <text:p>1040808</text:p>
          </table:table-cell>
          <table:table-cell office:value-type="string" calcext:value-type="string">
            <text:p>01040808</text:p>
          </table:table-cell>
          <table:table-cell office:value-type="string" calcext:value-type="string">
            <text:p>Namago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6</text:p>
          </table:table-cell>
          <table:table-cell office:value-type="float" office:value="-16.7503" calcext:value-type="float">
            <text:p>-16.750300</text:p>
          </table:table-cell>
          <table:table-cell office:value-type="float" office:value="36.943" calcext:value-type="float">
            <text:p>36.943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584</text:p>
          </table:table-cell>
          <table:table-cell office:value-type="float" office:value="1040815" calcext:value-type="float">
            <text:p>1040815</text:p>
          </table:table-cell>
          <table:table-cell office:value-type="string" calcext:value-type="string">
            <text:p>01040815</text:p>
          </table:table-cell>
          <table:table-cell office:value-type="string" calcext:value-type="string">
            <text:p>Tac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6</text:p>
          </table:table-cell>
          <table:table-cell office:value-type="float" office:value="-16.367" calcext:value-type="float">
            <text:p>-16.367000</text:p>
          </table:table-cell>
          <table:table-cell office:value-type="float" office:value="36.5153" calcext:value-type="float">
            <text:p>36.515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85</text:p>
          </table:table-cell>
          <table:table-cell office:value-type="float" office:value="1040915" calcext:value-type="float">
            <text:p>1040915</text:p>
          </table:table-cell>
          <table:table-cell office:value-type="string" calcext:value-type="string">
            <text:p>01040915</text:p>
          </table:table-cell>
          <table:table-cell office:value-type="string" calcext:value-type="string">
            <text:p>Vila-Valde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6092" calcext:value-type="float">
            <text:p>-17.609200</text:p>
          </table:table-cell>
          <table:table-cell office:value-type="float" office:value="37.3972" calcext:value-type="float">
            <text:p>37.397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86</text:p>
          </table:table-cell>
          <table:table-cell office:value-type="float" office:value="1040917" calcext:value-type="float">
            <text:p>1040917</text:p>
          </table:table-cell>
          <table:table-cell office:value-type="string" calcext:value-type="string">
            <text:p>01040917</text:p>
          </table:table-cell>
          <table:table-cell office:value-type="string" calcext:value-type="string">
            <text:p>Gura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3092" calcext:value-type="float">
            <text:p>-17.309200</text:p>
          </table:table-cell>
          <table:table-cell office:value-type="float" office:value="37.9742" calcext:value-type="float">
            <text:p>37.974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87</text:p>
          </table:table-cell>
          <table:table-cell office:value-type="float" office:value="1040918" calcext:value-type="float">
            <text:p>1040918</text:p>
          </table:table-cell>
          <table:table-cell office:value-type="string" calcext:value-type="string">
            <text:p>01040918</text:p>
          </table:table-cell>
          <table:table-cell office:value-type="string" calcext:value-type="string">
            <text:p>Ilha De Idu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6.982246" calcext:value-type="float">
            <text:p>-16.982246</text:p>
          </table:table-cell>
          <table:table-cell office:value-type="float" office:value="37.07785" calcext:value-type="float">
            <text:p>37.07785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88</text:p>
          </table:table-cell>
          <table:table-cell office:value-type="float" office:value="1040919" calcext:value-type="float">
            <text:p>1040919</text:p>
          </table:table-cell>
          <table:table-cell office:value-type="string" calcext:value-type="string">
            <text:p>01040919</text:p>
          </table:table-cell>
          <table:table-cell office:value-type="string" calcext:value-type="string">
            <text:p>Muga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5</text:p>
          </table:table-cell>
          <table:table-cell office:value-type="float" office:value="-17.4295" calcext:value-type="float">
            <text:p>-17.429500</text:p>
          </table:table-cell>
          <table:table-cell office:value-type="float" office:value="37.5695" calcext:value-type="float">
            <text:p>37.569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89</text:p>
          </table:table-cell>
          <table:table-cell office:value-type="float" office:value="1040920" calcext:value-type="float">
            <text:p>1040920</text:p>
          </table:table-cell>
          <table:table-cell office:value-type="string" calcext:value-type="string">
            <text:p>01040920</text:p>
          </table:table-cell>
          <table:table-cell office:value-type="string" calcext:value-type="string">
            <text:p>Miss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5</text:p>
          </table:table-cell>
          <table:table-cell office:value-type="float" office:value="-17.2306" calcext:value-type="float">
            <text:p>-17.230600</text:p>
          </table:table-cell>
          <table:table-cell office:value-type="float" office:value="37.7764" calcext:value-type="float">
            <text:p>37.776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0</text:p>
          </table:table-cell>
          <table:table-cell office:value-type="float" office:value="1040937" calcext:value-type="float">
            <text:p>1040937</text:p>
          </table:table-cell>
          <table:table-cell office:value-type="string" calcext:value-type="string">
            <text:p>01040937</text:p>
          </table:table-cell>
          <table:table-cell office:value-type="string" calcext:value-type="string">
            <text:p>Mone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5</text:p>
          </table:table-cell>
          <table:table-cell office:value-type="float" office:value="-17.181588" calcext:value-type="float">
            <text:p>-17.181588</text:p>
          </table:table-cell>
          <table:table-cell office:value-type="float" office:value="37.468141" calcext:value-type="float">
            <text:p>37.468141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1</text:p>
          </table:table-cell>
          <table:table-cell office:value-type="float" office:value="1040913" calcext:value-type="float">
            <text:p>1040913</text:p>
          </table:table-cell>
          <table:table-cell office:value-type="string" calcext:value-type="string">
            <text:p>01040913</text:p>
          </table:table-cell>
          <table:table-cell office:value-type="string" calcext:value-type="string">
            <text:p>Cari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181605" calcext:value-type="float">
            <text:p>-17.181605</text:p>
          </table:table-cell>
          <table:table-cell office:value-type="float" office:value="37.468141" calcext:value-type="float">
            <text:p>37.468141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2</text:p>
          </table:table-cell>
          <table:table-cell office:value-type="float" office:value="1040936" calcext:value-type="float">
            <text:p>1040936</text:p>
          </table:table-cell>
          <table:table-cell office:value-type="string" calcext:value-type="string">
            <text:p>01040936</text:p>
          </table:table-cell>
          <table:table-cell office:value-type="string" calcext:value-type="string">
            <text:p>Mapi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5</text:p>
          </table:table-cell>
          <table:table-cell office:value-type="float" office:value="-17.052236" calcext:value-type="float">
            <text:p>-17.052236</text:p>
          </table:table-cell>
          <table:table-cell office:value-type="float" office:value="37.716101" calcext:value-type="float">
            <text:p>37.716101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3</text:p>
          </table:table-cell>
          <table:table-cell office:value-type="float" office:value="1040912" calcext:value-type="float">
            <text:p>1040912</text:p>
          </table:table-cell>
          <table:table-cell office:value-type="string" calcext:value-type="string">
            <text:p>01040912</text:p>
          </table:table-cell>
          <table:table-cell office:value-type="string" calcext:value-type="string">
            <text:p>Tap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2636" calcext:value-type="float">
            <text:p>-17.263600</text:p>
          </table:table-cell>
          <table:table-cell office:value-type="float" office:value="37.8936" calcext:value-type="float">
            <text:p>37.893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4</text:p>
          </table:table-cell>
          <table:table-cell office:value-type="float" office:value="1040911" calcext:value-type="float">
            <text:p>1040911</text:p>
          </table:table-cell>
          <table:table-cell office:value-type="string" calcext:value-type="string">
            <text:p>01040911</text:p>
          </table:table-cell>
          <table:table-cell office:value-type="string" calcext:value-type="string">
            <text:p>Nan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4383" calcext:value-type="float">
            <text:p>-17.438300</text:p>
          </table:table-cell>
          <table:table-cell office:value-type="float" office:value="37.2855" calcext:value-type="float">
            <text:p>37.285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5</text:p>
          </table:table-cell>
          <table:table-cell office:value-type="float" office:value="1040910" calcext:value-type="float">
            <text:p>1040910</text:p>
          </table:table-cell>
          <table:table-cell office:value-type="string" calcext:value-type="string">
            <text:p>01040910</text:p>
          </table:table-cell>
          <table:table-cell office:value-type="string" calcext:value-type="string">
            <text:p>Mocub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6.8972" calcext:value-type="float">
            <text:p>-16.897200</text:p>
          </table:table-cell>
          <table:table-cell office:value-type="float" office:value="37.8972" calcext:value-type="float">
            <text:p>37.897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6</text:p>
          </table:table-cell>
          <table:table-cell office:value-type="float" office:value="1040909" calcext:value-type="float">
            <text:p>1040909</text:p>
          </table:table-cell>
          <table:table-cell office:value-type="string" calcext:value-type="string">
            <text:p>01040909</text:p>
          </table:table-cell>
          <table:table-cell office:value-type="string" calcext:value-type="string">
            <text:p>Matacur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5877" calcext:value-type="float">
            <text:p>-17.587700</text:p>
          </table:table-cell>
          <table:table-cell office:value-type="float" office:value="37.4817" calcext:value-type="float">
            <text:p>37.481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7</text:p>
          </table:table-cell>
          <table:table-cell office:value-type="float" office:value="1040908" calcext:value-type="float">
            <text:p>1040908</text:p>
          </table:table-cell>
          <table:table-cell office:value-type="string" calcext:value-type="string">
            <text:p>01040908</text:p>
          </table:table-cell>
          <table:table-cell office:value-type="string" calcext:value-type="string">
            <text:p>Mab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5206" calcext:value-type="float">
            <text:p>-17.520600</text:p>
          </table:table-cell>
          <table:table-cell office:value-type="float" office:value="37.5514" calcext:value-type="float">
            <text:p>37.551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8</text:p>
          </table:table-cell>
          <table:table-cell office:value-type="float" office:value="1040906" calcext:value-type="float">
            <text:p>1040906</text:p>
          </table:table-cell>
          <table:table-cell office:value-type="string" calcext:value-type="string">
            <text:p>01040906</text:p>
          </table:table-cell>
          <table:table-cell office:value-type="string" calcext:value-type="string">
            <text:p>Maganja Da Cos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95</text:p>
          </table:table-cell>
          <table:table-cell office:value-type="float" office:value="-17.3094" calcext:value-type="float">
            <text:p>-17.309400</text:p>
          </table:table-cell>
          <table:table-cell office:value-type="float" office:value="37.5089" calcext:value-type="float">
            <text:p>37.508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599</text:p>
          </table:table-cell>
          <table:table-cell office:value-type="float" office:value="1040916" calcext:value-type="float">
            <text:p>1040916</text:p>
          </table:table-cell>
          <table:table-cell office:value-type="string" calcext:value-type="string">
            <text:p>01040916</text:p>
          </table:table-cell>
          <table:table-cell office:value-type="string" calcext:value-type="string">
            <text:p>Alto Muto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33" calcext:value-type="float">
            <text:p>-17.330000</text:p>
          </table:table-cell>
          <table:table-cell office:value-type="float" office:value="37.1997" calcext:value-type="float">
            <text:p>37.199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600</text:p>
          </table:table-cell>
          <table:table-cell office:value-type="float" office:value="1040907" calcext:value-type="float">
            <text:p>1040907</text:p>
          </table:table-cell>
          <table:table-cell office:value-type="string" calcext:value-type="string">
            <text:p>01040907</text:p>
          </table:table-cell>
          <table:table-cell office:value-type="string" calcext:value-type="string">
            <text:p>Baj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5</text:p>
          </table:table-cell>
          <table:table-cell office:value-type="float" office:value="-17.207623" calcext:value-type="float">
            <text:p>-17.207623</text:p>
          </table:table-cell>
          <table:table-cell office:value-type="float" office:value="37.312833" calcext:value-type="float">
            <text:p>37.312833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601</text:p>
          </table:table-cell>
          <table:table-cell office:value-type="float" office:value="1040961" calcext:value-type="float">
            <text:p>1040961</text:p>
          </table:table-cell>
          <table:table-cell office:value-type="string" calcext:value-type="string">
            <text:p>01040961</text:p>
          </table:table-cell>
          <table:table-cell office:value-type="string" calcext:value-type="string">
            <text:p>Muz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162452" calcext:value-type="float">
            <text:p>-17.162452</text:p>
          </table:table-cell>
          <table:table-cell office:value-type="float" office:value="37.749487" calcext:value-type="float">
            <text:p>37.74948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602</text:p>
          </table:table-cell>
          <table:table-cell office:value-type="float" office:value="1040914" calcext:value-type="float">
            <text:p>1040914</text:p>
          </table:table-cell>
          <table:table-cell office:value-type="string" calcext:value-type="string">
            <text:p>01040914</text:p>
          </table:table-cell>
          <table:table-cell office:value-type="string" calcext:value-type="string">
            <text:p>Man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6.767" calcext:value-type="float">
            <text:p>-16.767000</text:p>
          </table:table-cell>
          <table:table-cell office:value-type="float" office:value="37.5958" calcext:value-type="float">
            <text:p>37.595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603</text:p>
          </table:table-cell>
          <table:table-cell office:value-type="float" office:value="1040962" calcext:value-type="float">
            <text:p>1040962</text:p>
          </table:table-cell>
          <table:table-cell office:value-type="string" calcext:value-type="string">
            <text:p>010409?</text:p>
          </table:table-cell>
          <table:table-cell office:value-type="string" calcext:value-type="string">
            <text:p>Nai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5</text:p>
          </table:table-cell>
          <table:table-cell office:value-type="float" office:value="-17.189871" calcext:value-type="float">
            <text:p>-17.189871</text:p>
          </table:table-cell>
          <table:table-cell office:value-type="float" office:value="37.730629" calcext:value-type="float">
            <text:p>37.730629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04</text:p>
          </table:table-cell>
          <table:table-cell office:value-type="float" office:value="1041013" calcext:value-type="float">
            <text:p>1041013</text:p>
          </table:table-cell>
          <table:table-cell office:value-type="string" calcext:value-type="string">
            <text:p>01041013</text:p>
          </table:table-cell>
          <table:table-cell office:value-type="string" calcext:value-type="string">
            <text:p>Vula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4</text:p>
          </table:table-cell>
          <table:table-cell office:value-type="float" office:value="-16.2175" calcext:value-type="float">
            <text:p>-16.217500</text:p>
          </table:table-cell>
          <table:table-cell office:value-type="float" office:value="35.6259" calcext:value-type="float">
            <text:p>35.625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05</text:p>
          </table:table-cell>
          <table:table-cell office:value-type="float" office:value="1041000" calcext:value-type="float">
            <text:p>1041000</text:p>
          </table:table-cell>
          <table:table-cell office:value-type="string" calcext:value-type="string">
            <text:p>01041000</text:p>
          </table:table-cell>
          <table:table-cell office:value-type="string" calcext:value-type="string">
            <text:p>Milange-Se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0981" calcext:value-type="float">
            <text:p>-16.098100</text:p>
          </table:table-cell>
          <table:table-cell office:value-type="float" office:value="35.7814" calcext:value-type="float">
            <text:p>35.781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06</text:p>
          </table:table-cell>
          <table:table-cell office:value-type="float" office:value="1041006" calcext:value-type="float">
            <text:p>1041006</text:p>
          </table:table-cell>
          <table:table-cell office:value-type="string" calcext:value-type="string">
            <text:p>01041006</text:p>
          </table:table-cell>
          <table:table-cell office:value-type="string" calcext:value-type="string">
            <text:p>Milan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0986" calcext:value-type="float">
            <text:p>-16.098600</text:p>
          </table:table-cell>
          <table:table-cell office:value-type="float" office:value="35.7692" calcext:value-type="float">
            <text:p>35.769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07</text:p>
          </table:table-cell>
          <table:table-cell office:value-type="float" office:value="1041007" calcext:value-type="float">
            <text:p>1041007</text:p>
          </table:table-cell>
          <table:table-cell office:value-type="string" calcext:value-type="string">
            <text:p>01041007</text:p>
          </table:table-cell>
          <table:table-cell office:value-type="string" calcext:value-type="string">
            <text:p>Cari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0564" calcext:value-type="float">
            <text:p>-16.056400</text:p>
          </table:table-cell>
          <table:table-cell office:value-type="float" office:value="36.0289" calcext:value-type="float">
            <text:p>36.028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08</text:p>
          </table:table-cell>
          <table:table-cell office:value-type="float" office:value="1041008" calcext:value-type="float">
            <text:p>1041008</text:p>
          </table:table-cell>
          <table:table-cell office:value-type="string" calcext:value-type="string">
            <text:p>01041008</text:p>
          </table:table-cell>
          <table:table-cell office:value-type="string" calcext:value-type="string">
            <text:p>Cazi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5.4875" calcext:value-type="float">
            <text:p>-15.487500</text:p>
          </table:table-cell>
          <table:table-cell office:value-type="float" office:value="35.8875" calcext:value-type="float">
            <text:p>35.887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09</text:p>
          </table:table-cell>
          <table:table-cell office:value-type="float" office:value="1041009" calcext:value-type="float">
            <text:p>1041009</text:p>
          </table:table-cell>
          <table:table-cell office:value-type="string" calcext:value-type="string">
            <text:p>01041009</text:p>
          </table:table-cell>
          <table:table-cell office:value-type="string" calcext:value-type="string">
            <text:p>Corrom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5.7759" calcext:value-type="float">
            <text:p>-15.775900</text:p>
          </table:table-cell>
          <table:table-cell office:value-type="float" office:value="36.0164" calcext:value-type="float">
            <text:p>36.016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0</text:p>
          </table:table-cell>
          <table:table-cell office:value-type="float" office:value="1041010" calcext:value-type="float">
            <text:p>1041010</text:p>
          </table:table-cell>
          <table:table-cell office:value-type="string" calcext:value-type="string">
            <text:p>01041010</text:p>
          </table:table-cell>
          <table:table-cell office:value-type="string" calcext:value-type="string">
            <text:p>Maja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2173" calcext:value-type="float">
            <text:p>-16.217300</text:p>
          </table:table-cell>
          <table:table-cell office:value-type="float" office:value="35.4795" calcext:value-type="float">
            <text:p>35.479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1</text:p>
          </table:table-cell>
          <table:table-cell office:value-type="float" office:value="1041012" calcext:value-type="float">
            <text:p>1041012</text:p>
          </table:table-cell>
          <table:table-cell office:value-type="string" calcext:value-type="string">
            <text:p>01041012</text:p>
          </table:table-cell>
          <table:table-cell office:value-type="string" calcext:value-type="string">
            <text:p>Teng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2103" calcext:value-type="float">
            <text:p>-16.210300</text:p>
          </table:table-cell>
          <table:table-cell office:value-type="float" office:value="35.7997" calcext:value-type="float">
            <text:p>35.799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2</text:p>
          </table:table-cell>
          <table:table-cell office:value-type="float" office:value="1041014" calcext:value-type="float">
            <text:p>1041014</text:p>
          </table:table-cell>
          <table:table-cell office:value-type="string" calcext:value-type="string">
            <text:p>01041014</text:p>
          </table:table-cell>
          <table:table-cell office:value-type="string" calcext:value-type="string">
            <text:p>Lici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4491" calcext:value-type="float">
            <text:p>-16.449100</text:p>
          </table:table-cell>
          <table:table-cell office:value-type="float" office:value="36.0464" calcext:value-type="float">
            <text:p>36.046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3</text:p>
          </table:table-cell>
          <table:table-cell office:value-type="float" office:value="1041015" calcext:value-type="float">
            <text:p>1041015</text:p>
          </table:table-cell>
          <table:table-cell office:value-type="string" calcext:value-type="string">
            <text:p>01041015</text:p>
          </table:table-cell>
          <table:table-cell office:value-type="string" calcext:value-type="string">
            <text:p>Mon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4386" calcext:value-type="float">
            <text:p>-16.438600</text:p>
          </table:table-cell>
          <table:table-cell office:value-type="float" office:value="35.4997" calcext:value-type="float">
            <text:p>35.499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4</text:p>
          </table:table-cell>
          <table:table-cell office:value-type="float" office:value="1041016" calcext:value-type="float">
            <text:p>1041016</text:p>
          </table:table-cell>
          <table:table-cell office:value-type="string" calcext:value-type="string">
            <text:p>01041016</text:p>
          </table:table-cell>
          <table:table-cell office:value-type="string" calcext:value-type="string">
            <text:p>Dachud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1684" calcext:value-type="float">
            <text:p>-16.168400</text:p>
          </table:table-cell>
          <table:table-cell office:value-type="float" office:value="35.4533" calcext:value-type="float">
            <text:p>35.453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5</text:p>
          </table:table-cell>
          <table:table-cell office:value-type="float" office:value="1041017" calcext:value-type="float">
            <text:p>1041017</text:p>
          </table:table-cell>
          <table:table-cell office:value-type="string" calcext:value-type="string">
            <text:p>01041017</text:p>
          </table:table-cell>
          <table:table-cell office:value-type="string" calcext:value-type="string">
            <text:p>Nambuz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4</text:p>
          </table:table-cell>
          <table:table-cell office:value-type="float" office:value="-16.096938" calcext:value-type="float">
            <text:p>-16.096938</text:p>
          </table:table-cell>
          <table:table-cell office:value-type="float" office:value="35.772075" calcext:value-type="float">
            <text:p>35.77207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6</text:p>
          </table:table-cell>
          <table:table-cell office:value-type="float" office:value="1041065" calcext:value-type="float">
            <text:p>1041065</text:p>
          </table:table-cell>
          <table:table-cell office:value-type="string" calcext:value-type="string">
            <text:p>01041065</text:p>
          </table:table-cell>
          <table:table-cell office:value-type="string" calcext:value-type="string">
            <text:p>Molum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096827" calcext:value-type="float">
            <text:p>-16.096827</text:p>
          </table:table-cell>
          <table:table-cell office:value-type="float" office:value="35.772027" calcext:value-type="float">
            <text:p>35.77202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7</text:p>
          </table:table-cell>
          <table:table-cell office:value-type="float" office:value="1041067" calcext:value-type="float">
            <text:p>1041067</text:p>
          </table:table-cell>
          <table:table-cell office:value-type="string" calcext:value-type="string">
            <text:p>01041067</text:p>
          </table:table-cell>
          <table:table-cell office:value-type="string" calcext:value-type="string">
            <text:p>Sabel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13153" calcext:value-type="float">
            <text:p>-16.131530</text:p>
          </table:table-cell>
          <table:table-cell office:value-type="float" office:value="35.868778" calcext:value-type="float">
            <text:p>35.868778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8</text:p>
          </table:table-cell>
          <table:table-cell office:value-type="float" office:value="1041011" calcext:value-type="float">
            <text:p>1041011</text:p>
          </table:table-cell>
          <table:table-cell office:value-type="string" calcext:value-type="string">
            <text:p>01041011</text:p>
          </table:table-cell>
          <table:table-cell office:value-type="string" calcext:value-type="string">
            <text:p>Dula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5.4869" calcext:value-type="float">
            <text:p>-15.486900</text:p>
          </table:table-cell>
          <table:table-cell office:value-type="float" office:value="36.2714" calcext:value-type="float">
            <text:p>36.271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19</text:p>
          </table:table-cell>
          <table:table-cell office:value-type="float" office:value="1041068" calcext:value-type="float">
            <text:p>1041068</text:p>
          </table:table-cell>
          <table:table-cell office:value-type="string" calcext:value-type="string">
            <text:p>010410?</text:p>
          </table:table-cell>
          <table:table-cell office:value-type="string" calcext:value-type="string">
            <text:p>Nantu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096943" calcext:value-type="float">
            <text:p>-16.096943</text:p>
          </table:table-cell>
          <table:table-cell office:value-type="float" office:value="35.772075" calcext:value-type="float">
            <text:p>35.77207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20</text:p>
          </table:table-cell>
          <table:table-cell office:value-type="float" office:value="1041069" calcext:value-type="float">
            <text:p>1041069</text:p>
          </table:table-cell>
          <table:table-cell office:value-type="string" calcext:value-type="string">
            <text:p>010410?</text:p>
          </table:table-cell>
          <table:table-cell office:value-type="string" calcext:value-type="string">
            <text:p>Missiasse/Mal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096979" calcext:value-type="float">
            <text:p>-16.096979</text:p>
          </table:table-cell>
          <table:table-cell office:value-type="float" office:value="35.772075" calcext:value-type="float">
            <text:p>35.77207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621</text:p>
          </table:table-cell>
          <table:table-cell office:value-type="float" office:value="1041070" calcext:value-type="float">
            <text:p>1041070</text:p>
          </table:table-cell>
          <table:table-cell office:value-type="string" calcext:value-type="string">
            <text:p>010410?</text:p>
          </table:table-cell>
          <table:table-cell office:value-type="string" calcext:value-type="string">
            <text:p>Namucum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4</text:p>
          </table:table-cell>
          <table:table-cell office:value-type="float" office:value="-16.096343" calcext:value-type="float">
            <text:p>-16.096343</text:p>
          </table:table-cell>
          <table:table-cell office:value-type="float" office:value="35.772075" calcext:value-type="float">
            <text:p>35.77207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22</text:p>
          </table:table-cell>
          <table:table-cell office:value-type="float" office:value="1041136" calcext:value-type="float">
            <text:p>1041136</text:p>
          </table:table-cell>
          <table:table-cell office:value-type="string" calcext:value-type="string">
            <text:p>01041136</text:p>
          </table:table-cell>
          <table:table-cell office:value-type="string" calcext:value-type="string">
            <text:p>Muana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87</text:p>
          </table:table-cell>
          <table:table-cell office:value-type="float" office:value="-16.850494" calcext:value-type="float">
            <text:p>-16.850494</text:p>
          </table:table-cell>
          <table:table-cell office:value-type="float" office:value="36.983332" calcext:value-type="float">
            <text:p>36.983332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23</text:p>
          </table:table-cell>
          <table:table-cell office:value-type="float" office:value="1041111" calcext:value-type="float">
            <text:p>1041111</text:p>
          </table:table-cell>
          <table:table-cell office:value-type="string" calcext:value-type="string">
            <text:p>01041111</text:p>
          </table:table-cell>
          <table:table-cell office:value-type="string" calcext:value-type="string">
            <text:p>P.Ucerra (Privado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842377" calcext:value-type="float">
            <text:p>-16.842377</text:p>
          </table:table-cell>
          <table:table-cell office:value-type="float" office:value="36.972036" calcext:value-type="float">
            <text:p>36.972036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24</text:p>
          </table:table-cell>
          <table:table-cell office:value-type="float" office:value="1041106" calcext:value-type="float">
            <text:p>1041106</text:p>
          </table:table-cell>
          <table:table-cell office:value-type="string" calcext:value-type="string">
            <text:p>01041106</text:p>
          </table:table-cell>
          <table:table-cell office:value-type="string" calcext:value-type="string">
            <text:p>Mocu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8389" calcext:value-type="float">
            <text:p>-16.838900</text:p>
          </table:table-cell>
          <table:table-cell office:value-type="float" office:value="36.9799" calcext:value-type="float">
            <text:p>36.979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25</text:p>
          </table:table-cell>
          <table:table-cell office:value-type="float" office:value="1041107" calcext:value-type="float">
            <text:p>1041107</text:p>
          </table:table-cell>
          <table:table-cell office:value-type="string" calcext:value-type="string">
            <text:p>01041107</text:p>
          </table:table-cell>
          <table:table-cell office:value-type="string" calcext:value-type="string">
            <text:p>Mocuba Sis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8806" calcext:value-type="float">
            <text:p>-16.880600</text:p>
          </table:table-cell>
          <table:table-cell office:value-type="float" office:value="37.0097" calcext:value-type="float">
            <text:p>37.009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26</text:p>
          </table:table-cell>
          <table:table-cell office:value-type="float" office:value="1041108" calcext:value-type="float">
            <text:p>1041108</text:p>
          </table:table-cell>
          <table:table-cell office:value-type="string" calcext:value-type="string">
            <text:p>01041108</text:p>
          </table:table-cell>
          <table:table-cell office:value-type="string" calcext:value-type="string">
            <text:p>Muge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5173" calcext:value-type="float">
            <text:p>-16.517300</text:p>
          </table:table-cell>
          <table:table-cell office:value-type="float" office:value="37.1673" calcext:value-type="float">
            <text:p>37.167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27</text:p>
          </table:table-cell>
          <table:table-cell office:value-type="float" office:value="1041118" calcext:value-type="float">
            <text:p>1041118</text:p>
          </table:table-cell>
          <table:table-cell office:value-type="string" calcext:value-type="string">
            <text:p>01041118</text:p>
          </table:table-cell>
          <table:table-cell office:value-type="string" calcext:value-type="string">
            <text:p>Nhalua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7.1195" calcext:value-type="float">
            <text:p>-17.119500</text:p>
          </table:table-cell>
          <table:table-cell office:value-type="float" office:value="36.9706" calcext:value-type="float">
            <text:p>36.970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28</text:p>
          </table:table-cell>
          <table:table-cell office:value-type="float" office:value="1041110" calcext:value-type="float">
            <text:p>1041110</text:p>
          </table:table-cell>
          <table:table-cell office:value-type="string" calcext:value-type="string">
            <text:p>01041110</text:p>
          </table:table-cell>
          <table:table-cell office:value-type="string" calcext:value-type="string">
            <text:p>Caia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7.0025" calcext:value-type="float">
            <text:p>-17.002500</text:p>
          </table:table-cell>
          <table:table-cell office:value-type="float" office:value="36.7706" calcext:value-type="float">
            <text:p>36.770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29</text:p>
          </table:table-cell>
          <table:table-cell office:value-type="float" office:value="1041112" calcext:value-type="float">
            <text:p>1041112</text:p>
          </table:table-cell>
          <table:table-cell office:value-type="string" calcext:value-type="string">
            <text:p>01041112</text:p>
          </table:table-cell>
          <table:table-cell office:value-type="string" calcext:value-type="string">
            <text:p>Mulo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6877" calcext:value-type="float">
            <text:p>-16.687700</text:p>
          </table:table-cell>
          <table:table-cell office:value-type="float" office:value="37.2375" calcext:value-type="float">
            <text:p>37.237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30</text:p>
          </table:table-cell>
          <table:table-cell office:value-type="float" office:value="1041114" calcext:value-type="float">
            <text:p>1041114</text:p>
          </table:table-cell>
          <table:table-cell office:value-type="string" calcext:value-type="string">
            <text:p>01041114</text:p>
          </table:table-cell>
          <table:table-cell office:value-type="string" calcext:value-type="string">
            <text:p>Alto-Benf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6447" calcext:value-type="float">
            <text:p>-16.644700</text:p>
          </table:table-cell>
          <table:table-cell office:value-type="float" office:value="36.3211" calcext:value-type="float">
            <text:p>36.321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31</text:p>
          </table:table-cell>
          <table:table-cell office:value-type="float" office:value="1041109" calcext:value-type="float">
            <text:p>1041109</text:p>
          </table:table-cell>
          <table:table-cell office:value-type="string" calcext:value-type="string">
            <text:p>01041109</text:p>
          </table:table-cell>
          <table:table-cell office:value-type="string" calcext:value-type="string">
            <text:p>Muaqui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6922" calcext:value-type="float">
            <text:p>-16.692200</text:p>
          </table:table-cell>
          <table:table-cell office:value-type="float" office:value="37.3714" calcext:value-type="float">
            <text:p>37.371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32</text:p>
          </table:table-cell>
          <table:table-cell office:value-type="float" office:value="1041113" calcext:value-type="float">
            <text:p>1041113</text:p>
          </table:table-cell>
          <table:table-cell office:value-type="string" calcext:value-type="string">
            <text:p>01041113</text:p>
          </table:table-cell>
          <table:table-cell office:value-type="string" calcext:value-type="string">
            <text:p>Into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5575" calcext:value-type="float">
            <text:p>-16.557500</text:p>
          </table:table-cell>
          <table:table-cell office:value-type="float" office:value="37.2925" calcext:value-type="float">
            <text:p>37.292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33</text:p>
          </table:table-cell>
          <table:table-cell office:value-type="float" office:value="1041137" calcext:value-type="float">
            <text:p>1041137</text:p>
          </table:table-cell>
          <table:table-cell office:value-type="string" calcext:value-type="string">
            <text:p>01041137</text:p>
          </table:table-cell>
          <table:table-cell office:value-type="string" calcext:value-type="string">
            <text:p>16 De Jun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87</text:p>
          </table:table-cell>
          <table:table-cell office:value-type="float" office:value="-16.850494" calcext:value-type="float">
            <text:p>-16.850494</text:p>
          </table:table-cell>
          <table:table-cell office:value-type="float" office:value="36.9831" calcext:value-type="float">
            <text:p>36.983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34</text:p>
          </table:table-cell>
          <table:table-cell office:value-type="float" office:value="1041116" calcext:value-type="float">
            <text:p>1041116</text:p>
          </table:table-cell>
          <table:table-cell office:value-type="string" calcext:value-type="string">
            <text:p>01041116</text:p>
          </table:table-cell>
          <table:table-cell office:value-type="string" calcext:value-type="string">
            <text:p>Namanjav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8003" calcext:value-type="float">
            <text:p>-16.800300</text:p>
          </table:table-cell>
          <table:table-cell office:value-type="float" office:value="36.5792" calcext:value-type="float">
            <text:p>36.579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35</text:p>
          </table:table-cell>
          <table:table-cell office:value-type="float" office:value="1041117" calcext:value-type="float">
            <text:p>1041117</text:p>
          </table:table-cell>
          <table:table-cell office:value-type="string" calcext:value-type="string">
            <text:p>01041117</text:p>
          </table:table-cell>
          <table:table-cell office:value-type="string" calcext:value-type="string">
            <text:p>Munhi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7.1466" calcext:value-type="float">
            <text:p>-17.146600</text:p>
          </table:table-cell>
          <table:table-cell office:value-type="float" office:value="36.9372" calcext:value-type="float">
            <text:p>36.937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36</text:p>
          </table:table-cell>
          <table:table-cell office:value-type="float" office:value="1041119" calcext:value-type="float">
            <text:p>1041119</text:p>
          </table:table-cell>
          <table:table-cell office:value-type="string" calcext:value-type="string">
            <text:p>01041119</text:p>
          </table:table-cell>
          <table:table-cell office:value-type="string" calcext:value-type="string">
            <text:p>Mogogo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7</text:p>
          </table:table-cell>
          <table:table-cell office:value-type="float" office:value="-16.846089" calcext:value-type="float">
            <text:p>-16.846089</text:p>
          </table:table-cell>
          <table:table-cell office:value-type="float" office:value="36.979116" calcext:value-type="float">
            <text:p>36.979116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37</text:p>
          </table:table-cell>
          <table:table-cell office:value-type="float" office:value="1041100" calcext:value-type="float">
            <text:p>1041100</text:p>
          </table:table-cell>
          <table:table-cell office:value-type="string" calcext:value-type="string">
            <text:p>01041100</text:p>
          </table:table-cell>
          <table:table-cell office:value-type="string" calcext:value-type="string">
            <text:p>Mocu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87</text:p>
          </table:table-cell>
          <table:table-cell office:value-type="float" office:value="-16.8406" calcext:value-type="float">
            <text:p>-16.840600</text:p>
          </table:table-cell>
          <table:table-cell office:value-type="float" office:value="36.9875" calcext:value-type="float">
            <text:p>36.987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638</text:p>
          </table:table-cell>
          <table:table-cell office:value-type="float" office:value="1041120" calcext:value-type="float">
            <text:p>1041120</text:p>
          </table:table-cell>
          <table:table-cell office:value-type="string" calcext:value-type="string">
            <text:p>010411?</text:p>
          </table:table-cell>
          <table:table-cell office:value-type="string" calcext:value-type="string">
            <text:p>Samora Mach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87</text:p>
          </table:table-cell>
          <table:table-cell office:value-type="float" office:value="-16.842425" calcext:value-type="float">
            <text:p>-16.842425</text:p>
          </table:table-cell>
          <table:table-cell office:value-type="float" office:value="36.972036" calcext:value-type="float">
            <text:p>36.972036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39</text:p>
          </table:table-cell>
          <table:table-cell office:value-type="float" office:value="1041213" calcext:value-type="float">
            <text:p>1041213</text:p>
          </table:table-cell>
          <table:table-cell office:value-type="string" calcext:value-type="string">
            <text:p>01041213</text:p>
          </table:table-cell>
          <table:table-cell office:value-type="string" calcext:value-type="string">
            <text:p>Noe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92</text:p>
          </table:table-cell>
          <table:table-cell office:value-type="float" office:value="-17.980116" calcext:value-type="float">
            <text:p>-17.980116</text:p>
          </table:table-cell>
          <table:table-cell office:value-type="float" office:value="35.715" calcext:value-type="float">
            <text:p>35.715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40</text:p>
          </table:table-cell>
          <table:table-cell office:value-type="float" office:value="1041206" calcext:value-type="float">
            <text:p>1041206</text:p>
          </table:table-cell>
          <table:table-cell office:value-type="string" calcext:value-type="string">
            <text:p>01041206</text:p>
          </table:table-cell>
          <table:table-cell office:value-type="string" calcext:value-type="string">
            <text:p>Chimua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2</text:p>
          </table:table-cell>
          <table:table-cell office:value-type="float" office:value="-17.7847" calcext:value-type="float">
            <text:p>-17.784700</text:p>
          </table:table-cell>
          <table:table-cell office:value-type="float" office:value="35.4058" calcext:value-type="float">
            <text:p>35.405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41</text:p>
          </table:table-cell>
          <table:table-cell office:value-type="float" office:value="1041236" calcext:value-type="float">
            <text:p>1041236</text:p>
          </table:table-cell>
          <table:table-cell office:value-type="string" calcext:value-type="string">
            <text:p>01041236</text:p>
          </table:table-cell>
          <table:table-cell office:value-type="string" calcext:value-type="string">
            <text:p>8 De Març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92</text:p>
          </table:table-cell>
          <table:table-cell office:value-type="float" office:value="-17.980115" calcext:value-type="float">
            <text:p>-17.980115</text:p>
          </table:table-cell>
          <table:table-cell office:value-type="float" office:value="35.715" calcext:value-type="float">
            <text:p>35.715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42</text:p>
          </table:table-cell>
          <table:table-cell office:value-type="float" office:value="1041211" calcext:value-type="float">
            <text:p>1041211</text:p>
          </table:table-cell>
          <table:table-cell office:value-type="string" calcext:value-type="string">
            <text:p>01041211</text:p>
          </table:table-cell>
          <table:table-cell office:value-type="string" calcext:value-type="string">
            <text:p>Nhacatun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2</text:p>
          </table:table-cell>
          <table:table-cell office:value-type="float" office:value="-17.980109" calcext:value-type="float">
            <text:p>-17.980109</text:p>
          </table:table-cell>
          <table:table-cell office:value-type="float" office:value="35.715" calcext:value-type="float">
            <text:p>35.715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43</text:p>
          </table:table-cell>
          <table:table-cell office:value-type="float" office:value="1041210" calcext:value-type="float">
            <text:p>1041210</text:p>
          </table:table-cell>
          <table:table-cell office:value-type="string" calcext:value-type="string">
            <text:p>01041210</text:p>
          </table:table-cell>
          <table:table-cell office:value-type="string" calcext:value-type="string">
            <text:p>Posto Camp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92</text:p>
          </table:table-cell>
          <table:table-cell office:value-type="float" office:value="-17.583921" calcext:value-type="float">
            <text:p>-17.583921</text:p>
          </table:table-cell>
          <table:table-cell office:value-type="float" office:value="36.01607" calcext:value-type="float">
            <text:p>36.01607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44</text:p>
          </table:table-cell>
          <table:table-cell office:value-type="float" office:value="1041209" calcext:value-type="float">
            <text:p>1041209</text:p>
          </table:table-cell>
          <table:table-cell office:value-type="string" calcext:value-type="string">
            <text:p>01041209</text:p>
          </table:table-cell>
          <table:table-cell office:value-type="string" calcext:value-type="string">
            <text:p>Mopeia-Se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92</text:p>
          </table:table-cell>
          <table:table-cell office:value-type="float" office:value="-17.9795" calcext:value-type="float">
            <text:p>-17.979500</text:p>
          </table:table-cell>
          <table:table-cell office:value-type="float" office:value="35.7128" calcext:value-type="float">
            <text:p>35.712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45</text:p>
          </table:table-cell>
          <table:table-cell office:value-type="float" office:value="1041207" calcext:value-type="float">
            <text:p>1041207</text:p>
          </table:table-cell>
          <table:table-cell office:value-type="string" calcext:value-type="string">
            <text:p>01041207</text:p>
          </table:table-cell>
          <table:table-cell office:value-type="string" calcext:value-type="string">
            <text:p>Gulam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2</text:p>
          </table:table-cell>
          <table:table-cell office:value-type="float" office:value="-17.6905" calcext:value-type="float">
            <text:p>-17.690500</text:p>
          </table:table-cell>
          <table:table-cell office:value-type="float" office:value="35.6661" calcext:value-type="float">
            <text:p>35.666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46</text:p>
          </table:table-cell>
          <table:table-cell office:value-type="float" office:value="1041237" calcext:value-type="float">
            <text:p>1041237</text:p>
          </table:table-cell>
          <table:table-cell office:value-type="string" calcext:value-type="string">
            <text:p>01041237</text:p>
          </table:table-cell>
          <table:table-cell office:value-type="string" calcext:value-type="string">
            <text:p>Cat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92</text:p>
          </table:table-cell>
          <table:table-cell office:value-type="float" office:value="-17.897319" calcext:value-type="float">
            <text:p>-17.897319</text:p>
          </table:table-cell>
          <table:table-cell office:value-type="float" office:value="35.667244" calcext:value-type="float">
            <text:p>35.667244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47</text:p>
          </table:table-cell>
          <table:table-cell office:value-type="float" office:value="1041208" calcext:value-type="float">
            <text:p>1041208</text:p>
          </table:table-cell>
          <table:table-cell office:value-type="string" calcext:value-type="string">
            <text:p>01041208</text:p>
          </table:table-cell>
          <table:table-cell office:value-type="string" calcext:value-type="string">
            <text:p>Lua-L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92</text:p>
          </table:table-cell>
          <table:table-cell office:value-type="float" office:value="-17.5278" calcext:value-type="float">
            <text:p>-17.527800</text:p>
          </table:table-cell>
          <table:table-cell office:value-type="float" office:value="36.2964" calcext:value-type="float">
            <text:p>36.296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648</text:p>
          </table:table-cell>
          <table:table-cell office:value-type="float" office:value="1041214" calcext:value-type="float">
            <text:p>1041214</text:p>
          </table:table-cell>
          <table:table-cell office:value-type="string" calcext:value-type="string">
            <text:p>010412?</text:p>
          </table:table-cell>
          <table:table-cell office:value-type="string" calcext:value-type="string">
            <text:p>Nzan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2</text:p>
          </table:table-cell>
          <table:table-cell office:value-type="float" office:value="-17.980243" calcext:value-type="float">
            <text:p>-17.980243</text:p>
          </table:table-cell>
          <table:table-cell office:value-type="float" office:value="35.715" calcext:value-type="float">
            <text:p>35.715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49</text:p>
          </table:table-cell>
          <table:table-cell office:value-type="float" office:value="1041340" calcext:value-type="float">
            <text:p>1041340</text:p>
          </table:table-cell>
          <table:table-cell office:value-type="string" calcext:value-type="string">
            <text:p>01041340</text:p>
          </table:table-cell>
          <table:table-cell office:value-type="string" calcext:value-type="string">
            <text:p>Muandi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0931" calcext:value-type="float">
            <text:p>-17.093100</text:p>
          </table:table-cell>
          <table:table-cell office:value-type="float" office:value="35.7224" calcext:value-type="float">
            <text:p>35.722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0</text:p>
          </table:table-cell>
          <table:table-cell office:value-type="float" office:value="1041312" calcext:value-type="float">
            <text:p>1041312</text:p>
          </table:table-cell>
          <table:table-cell office:value-type="string" calcext:value-type="string">
            <text:p>01041312</text:p>
          </table:table-cell>
          <table:table-cell office:value-type="string" calcext:value-type="string">
            <text:p>Mepi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2047" calcext:value-type="float">
            <text:p>-17.204700</text:p>
          </table:table-cell>
          <table:table-cell office:value-type="float" office:value="35.7803" calcext:value-type="float">
            <text:p>35.780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1</text:p>
          </table:table-cell>
          <table:table-cell office:value-type="float" office:value="1041313" calcext:value-type="float">
            <text:p>1041313</text:p>
          </table:table-cell>
          <table:table-cell office:value-type="string" calcext:value-type="string">
            <text:p>01041313</text:p>
          </table:table-cell>
          <table:table-cell office:value-type="string" calcext:value-type="string">
            <text:p>Pi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3592" calcext:value-type="float">
            <text:p>-17.359200</text:p>
          </table:table-cell>
          <table:table-cell office:value-type="float" office:value="35.3542" calcext:value-type="float">
            <text:p>35.354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2</text:p>
          </table:table-cell>
          <table:table-cell office:value-type="float" office:value="1041314" calcext:value-type="float">
            <text:p>1041314</text:p>
          </table:table-cell>
          <table:table-cell office:value-type="string" calcext:value-type="string">
            <text:p>01041314</text:p>
          </table:table-cell>
          <table:table-cell office:value-type="string" calcext:value-type="string">
            <text:p>Sa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6161" calcext:value-type="float">
            <text:p>-17.616100</text:p>
          </table:table-cell>
          <table:table-cell office:value-type="float" office:value="35.5234" calcext:value-type="float">
            <text:p>35.523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3</text:p>
          </table:table-cell>
          <table:table-cell office:value-type="float" office:value="1041315" calcext:value-type="float">
            <text:p>1041315</text:p>
          </table:table-cell>
          <table:table-cell office:value-type="string" calcext:value-type="string">
            <text:p>01041315</text:p>
          </table:table-cell>
          <table:table-cell office:value-type="string" calcext:value-type="string">
            <text:p>Ch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6.6933" calcext:value-type="float">
            <text:p>-16.693300</text:p>
          </table:table-cell>
          <table:table-cell office:value-type="float" office:value="35.3497" calcext:value-type="float">
            <text:p>35.349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4</text:p>
          </table:table-cell>
          <table:table-cell office:value-type="float" office:value="1041336" calcext:value-type="float">
            <text:p>1041336</text:p>
          </table:table-cell>
          <table:table-cell office:value-type="string" calcext:value-type="string">
            <text:p>01041336</text:p>
          </table:table-cell>
          <table:table-cell office:value-type="string" calcext:value-type="string">
            <text:p>Morrumba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91</text:p>
          </table:table-cell>
          <table:table-cell office:value-type="float" office:value="-16.89972" calcext:value-type="float">
            <text:p>-16.899720</text:p>
          </table:table-cell>
          <table:table-cell office:value-type="float" office:value="35.740693" calcext:value-type="float">
            <text:p>35.740693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5</text:p>
          </table:table-cell>
          <table:table-cell office:value-type="float" office:value="1041311" calcext:value-type="float">
            <text:p>1041311</text:p>
          </table:table-cell>
          <table:table-cell office:value-type="string" calcext:value-type="string">
            <text:p>01041311</text:p>
          </table:table-cell>
          <table:table-cell office:value-type="string" calcext:value-type="string">
            <text:p>Mega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1416" calcext:value-type="float">
            <text:p>-17.141600</text:p>
          </table:table-cell>
          <table:table-cell office:value-type="float" office:value="35.3217" calcext:value-type="float">
            <text:p>35.321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6</text:p>
          </table:table-cell>
          <table:table-cell office:value-type="float" office:value="1041358" calcext:value-type="float">
            <text:p>1041358</text:p>
          </table:table-cell>
          <table:table-cell office:value-type="string" calcext:value-type="string">
            <text:p>01041358</text:p>
          </table:table-cell>
          <table:table-cell office:value-type="string" calcext:value-type="string">
            <text:p>Fabr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6.899815" calcext:value-type="float">
            <text:p>-16.899815</text:p>
          </table:table-cell>
          <table:table-cell office:value-type="float" office:value="35.740694" calcext:value-type="float">
            <text:p>35.740694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7</text:p>
          </table:table-cell>
          <table:table-cell office:value-type="float" office:value="1041317" calcext:value-type="float">
            <text:p>1041317</text:p>
          </table:table-cell>
          <table:table-cell office:value-type="string" calcext:value-type="string">
            <text:p>01041317</text:p>
          </table:table-cell>
          <table:table-cell office:value-type="string" calcext:value-type="string">
            <text:p>Djas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2411" calcext:value-type="float">
            <text:p>-17.241100</text:p>
          </table:table-cell>
          <table:table-cell office:value-type="float" office:value="35.8405" calcext:value-type="float">
            <text:p>35.840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8</text:p>
          </table:table-cell>
          <table:table-cell office:value-type="float" office:value="1041310" calcext:value-type="float">
            <text:p>1041310</text:p>
          </table:table-cell>
          <table:table-cell office:value-type="string" calcext:value-type="string">
            <text:p>01041310</text:p>
          </table:table-cell>
          <table:table-cell office:value-type="string" calcext:value-type="string">
            <text:p>Gueri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3181" calcext:value-type="float">
            <text:p>-17.318100</text:p>
          </table:table-cell>
          <table:table-cell office:value-type="float" office:value="35.9553" calcext:value-type="float">
            <text:p>35.955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59</text:p>
          </table:table-cell>
          <table:table-cell office:value-type="float" office:value="1041362" calcext:value-type="float">
            <text:p>1041362</text:p>
          </table:table-cell>
          <table:table-cell office:value-type="string" calcext:value-type="string">
            <text:p>01041362</text:p>
          </table:table-cell>
          <table:table-cell office:value-type="string" calcext:value-type="string">
            <text:p>Muer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6.899824" calcext:value-type="float">
            <text:p>-16.899824</text:p>
          </table:table-cell>
          <table:table-cell office:value-type="float" office:value="35.740692" calcext:value-type="float">
            <text:p>35.740692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60</text:p>
          </table:table-cell>
          <table:table-cell office:value-type="float" office:value="1041363" calcext:value-type="float">
            <text:p>1041363</text:p>
          </table:table-cell>
          <table:table-cell office:value-type="string" calcext:value-type="string">
            <text:p>01041363</text:p>
          </table:table-cell>
          <table:table-cell office:value-type="string" calcext:value-type="string">
            <text:p>Chilom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6.899755" calcext:value-type="float">
            <text:p>-16.899755</text:p>
          </table:table-cell>
          <table:table-cell office:value-type="float" office:value="35.740687" calcext:value-type="float">
            <text:p>35.74068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61</text:p>
          </table:table-cell>
          <table:table-cell office:value-type="float" office:value="1041359" calcext:value-type="float">
            <text:p>1041359</text:p>
          </table:table-cell>
          <table:table-cell office:value-type="string" calcext:value-type="string">
            <text:p>01041359</text:p>
          </table:table-cell>
          <table:table-cell office:value-type="string" calcext:value-type="string">
            <text:p>Meca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6.899756" calcext:value-type="float">
            <text:p>-16.899756</text:p>
          </table:table-cell>
          <table:table-cell office:value-type="float" office:value="35.740686" calcext:value-type="float">
            <text:p>35.740686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62</text:p>
          </table:table-cell>
          <table:table-cell office:value-type="float" office:value="1041307" calcext:value-type="float">
            <text:p>1041307</text:p>
          </table:table-cell>
          <table:table-cell office:value-type="string" calcext:value-type="string">
            <text:p>01041307</text:p>
          </table:table-cell>
          <table:table-cell office:value-type="string" calcext:value-type="string">
            <text:p>Boro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4156" calcext:value-type="float">
            <text:p>-17.415600</text:p>
          </table:table-cell>
          <table:table-cell office:value-type="float" office:value="35.6111" calcext:value-type="float">
            <text:p>35.611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63</text:p>
          </table:table-cell>
          <table:table-cell office:value-type="float" office:value="1041309" calcext:value-type="float">
            <text:p>1041309</text:p>
          </table:table-cell>
          <table:table-cell office:value-type="string" calcext:value-type="string">
            <text:p>01041309</text:p>
          </table:table-cell>
          <table:table-cell office:value-type="string" calcext:value-type="string">
            <text:p>Der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6.9681" calcext:value-type="float">
            <text:p>-16.968100</text:p>
          </table:table-cell>
          <table:table-cell office:value-type="float" office:value="36.1181" calcext:value-type="float">
            <text:p>36.118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64</text:p>
          </table:table-cell>
          <table:table-cell office:value-type="float" office:value="1041306" calcext:value-type="float">
            <text:p>1041306</text:p>
          </table:table-cell>
          <table:table-cell office:value-type="string" calcext:value-type="string">
            <text:p>01041306</text:p>
          </table:table-cell>
          <table:table-cell office:value-type="string" calcext:value-type="string">
            <text:p>Morrumb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3278" calcext:value-type="float">
            <text:p>-17.327800</text:p>
          </table:table-cell>
          <table:table-cell office:value-type="float" office:value="35.577" calcext:value-type="float">
            <text:p>35.577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65</text:p>
          </table:table-cell>
          <table:table-cell office:value-type="float" office:value="1041399" calcext:value-type="float">
            <text:p>1041399</text:p>
          </table:table-cell>
          <table:table-cell office:value-type="string" calcext:value-type="string">
            <text:p>01041399</text:p>
          </table:table-cell>
          <table:table-cell office:value-type="string" calcext:value-type="string">
            <text:p>Machin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6.647803" calcext:value-type="float">
            <text:p>-16.647803</text:p>
          </table:table-cell>
          <table:table-cell office:value-type="float" office:value="36.209673" calcext:value-type="float">
            <text:p>36.209673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66</text:p>
          </table:table-cell>
          <table:table-cell office:value-type="float" office:value="1041308" calcext:value-type="float">
            <text:p>1041308</text:p>
          </table:table-cell>
          <table:table-cell office:value-type="string" calcext:value-type="string">
            <text:p>01041308</text:p>
          </table:table-cell>
          <table:table-cell office:value-type="string" calcext:value-type="string">
            <text:p>Cumba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2571" calcext:value-type="float">
            <text:p>-17.257100</text:p>
          </table:table-cell>
          <table:table-cell office:value-type="float" office:value="35.6241" calcext:value-type="float">
            <text:p>35.624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67</text:p>
          </table:table-cell>
          <table:table-cell office:value-type="float" office:value="1041316" calcext:value-type="float">
            <text:p>1041316</text:p>
          </table:table-cell>
          <table:table-cell office:value-type="string" calcext:value-type="string">
            <text:p>010413?</text:p>
          </table:table-cell>
          <table:table-cell office:value-type="string" calcext:value-type="string">
            <text:p>Gau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016156" calcext:value-type="float">
            <text:p>-17.016156</text:p>
          </table:table-cell>
          <table:table-cell office:value-type="float" office:value="35.701151" calcext:value-type="float">
            <text:p>35.701151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668</text:p>
          </table:table-cell>
          <table:table-cell office:value-type="float" office:value="1041325" calcext:value-type="float">
            <text:p>1041325</text:p>
          </table:table-cell>
          <table:table-cell office:value-type="string" calcext:value-type="string">
            <text:p>010413?</text:p>
          </table:table-cell>
          <table:table-cell office:value-type="string" calcext:value-type="string">
            <text:p>Re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1</text:p>
          </table:table-cell>
          <table:table-cell office:value-type="float" office:value="-17.108999" calcext:value-type="float">
            <text:p>-17.108999</text:p>
          </table:table-cell>
          <table:table-cell office:value-type="float" office:value="35.760025" calcext:value-type="float">
            <text:p>35.76002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69</text:p>
          </table:table-cell>
          <table:table-cell office:value-type="float" office:value="1041409" calcext:value-type="float">
            <text:p>1041409</text:p>
          </table:table-cell>
          <table:table-cell office:value-type="string" calcext:value-type="string">
            <text:p>01041409</text:p>
          </table:table-cell>
          <table:table-cell office:value-type="string" calcext:value-type="string">
            <text:p>Mal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0</text:p>
          </table:table-cell>
          <table:table-cell office:value-type="float" office:value="-17.2281" calcext:value-type="float">
            <text:p>-17.228100</text:p>
          </table:table-cell>
          <table:table-cell office:value-type="float" office:value="37.0247" calcext:value-type="float">
            <text:p>37.024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0</text:p>
          </table:table-cell>
          <table:table-cell office:value-type="float" office:value="1041418" calcext:value-type="float">
            <text:p>1041418</text:p>
          </table:table-cell>
          <table:table-cell office:value-type="string" calcext:value-type="string">
            <text:p>01041418</text:p>
          </table:table-cell>
          <table:table-cell office:value-type="string" calcext:value-type="string">
            <text:p>Mugub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0</text:p>
          </table:table-cell>
          <table:table-cell office:value-type="float" office:value="-17.5753" calcext:value-type="float">
            <text:p>-17.575300</text:p>
          </table:table-cell>
          <table:table-cell office:value-type="float" office:value="37.1589" calcext:value-type="float">
            <text:p>37.158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1</text:p>
          </table:table-cell>
          <table:table-cell office:value-type="float" office:value="1041417" calcext:value-type="float">
            <text:p>1041417</text:p>
          </table:table-cell>
          <table:table-cell office:value-type="string" calcext:value-type="string">
            <text:p>01041417</text:p>
          </table:table-cell>
          <table:table-cell office:value-type="string" calcext:value-type="string">
            <text:p>Muceli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0</text:p>
          </table:table-cell>
          <table:table-cell office:value-type="float" office:value="-17.513774" calcext:value-type="float">
            <text:p>-17.513774</text:p>
          </table:table-cell>
          <table:table-cell office:value-type="float" office:value="37.040034" calcext:value-type="float">
            <text:p>37.040034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2</text:p>
          </table:table-cell>
          <table:table-cell office:value-type="float" office:value="1041416" calcext:value-type="float">
            <text:p>1041416</text:p>
          </table:table-cell>
          <table:table-cell office:value-type="string" calcext:value-type="string">
            <text:p>01041416</text:p>
          </table:table-cell>
          <table:table-cell office:value-type="string" calcext:value-type="string">
            <text:p>Mutan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0</text:p>
          </table:table-cell>
          <table:table-cell office:value-type="float" office:value="-17.5594" calcext:value-type="float">
            <text:p>-17.559400</text:p>
          </table:table-cell>
          <table:table-cell office:value-type="float" office:value="36.9377" calcext:value-type="float">
            <text:p>36.937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3</text:p>
          </table:table-cell>
          <table:table-cell office:value-type="float" office:value="1041415" calcext:value-type="float">
            <text:p>1041415</text:p>
          </table:table-cell>
          <table:table-cell office:value-type="string" calcext:value-type="string">
            <text:p>01041415</text:p>
          </table:table-cell>
          <table:table-cell office:value-type="string" calcext:value-type="string">
            <text:p>Muebe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0</text:p>
          </table:table-cell>
          <table:table-cell office:value-type="float" office:value="-17.4094" calcext:value-type="float">
            <text:p>-17.409400</text:p>
          </table:table-cell>
          <table:table-cell office:value-type="float" office:value="37.1192" calcext:value-type="float">
            <text:p>37.119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4</text:p>
          </table:table-cell>
          <table:table-cell office:value-type="float" office:value="1041414" calcext:value-type="float">
            <text:p>1041414</text:p>
          </table:table-cell>
          <table:table-cell office:value-type="string" calcext:value-type="string">
            <text:p>01041414</text:p>
          </table:table-cell>
          <table:table-cell office:value-type="string" calcext:value-type="string">
            <text:p>Mbaw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0</text:p>
          </table:table-cell>
          <table:table-cell office:value-type="float" office:value="-17.64" calcext:value-type="float">
            <text:p>-17.640000</text:p>
          </table:table-cell>
          <table:table-cell office:value-type="float" office:value="37.2717" calcext:value-type="float">
            <text:p>37.271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5</text:p>
          </table:table-cell>
          <table:table-cell office:value-type="float" office:value="1041410" calcext:value-type="float">
            <text:p>1041410</text:p>
          </table:table-cell>
          <table:table-cell office:value-type="string" calcext:value-type="string">
            <text:p>01041410</text:p>
          </table:table-cell>
          <table:table-cell office:value-type="string" calcext:value-type="string">
            <text:p>Mexix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0</text:p>
          </table:table-cell>
          <table:table-cell office:value-type="float" office:value="-17.6355" calcext:value-type="float">
            <text:p>-17.635500</text:p>
          </table:table-cell>
          <table:table-cell office:value-type="float" office:value="37.1217" calcext:value-type="float">
            <text:p>37.121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6</text:p>
          </table:table-cell>
          <table:table-cell office:value-type="float" office:value="1041407" calcext:value-type="float">
            <text:p>1041407</text:p>
          </table:table-cell>
          <table:table-cell office:value-type="string" calcext:value-type="string">
            <text:p>01041407</text:p>
          </table:table-cell>
          <table:table-cell office:value-type="string" calcext:value-type="string">
            <text:p>Furqu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0</text:p>
          </table:table-cell>
          <table:table-cell office:value-type="float" office:value="-17.4823" calcext:value-type="float">
            <text:p>-17.482300</text:p>
          </table:table-cell>
          <table:table-cell office:value-type="float" office:value="37.1997" calcext:value-type="float">
            <text:p>37.199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7</text:p>
          </table:table-cell>
          <table:table-cell office:value-type="float" office:value="1041408" calcext:value-type="float">
            <text:p>1041408</text:p>
          </table:table-cell>
          <table:table-cell office:value-type="string" calcext:value-type="string">
            <text:p>01041408</text:p>
          </table:table-cell>
          <table:table-cell office:value-type="string" calcext:value-type="string">
            <text:p>Cd De Macu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90</text:p>
          </table:table-cell>
          <table:table-cell office:value-type="float" office:value="-17.7153" calcext:value-type="float">
            <text:p>-17.715300</text:p>
          </table:table-cell>
          <table:table-cell office:value-type="float" office:value="37.1925" calcext:value-type="float">
            <text:p>37.192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8</text:p>
          </table:table-cell>
          <table:table-cell office:value-type="float" office:value="1041411" calcext:value-type="float">
            <text:p>1041411</text:p>
          </table:table-cell>
          <table:table-cell office:value-type="string" calcext:value-type="string">
            <text:p>01041411</text:p>
          </table:table-cell>
          <table:table-cell office:value-type="string" calcext:value-type="string">
            <text:p>Nacia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0</text:p>
          </table:table-cell>
          <table:table-cell office:value-type="float" office:value="-17.3189" calcext:value-type="float">
            <text:p>-17.318900</text:p>
          </table:table-cell>
          <table:table-cell office:value-type="float" office:value="37.052" calcext:value-type="float">
            <text:p>37.052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0679</text:p>
          </table:table-cell>
          <table:table-cell office:value-type="float" office:value="1041406" calcext:value-type="float">
            <text:p>1041406</text:p>
          </table:table-cell>
          <table:table-cell office:value-type="string" calcext:value-type="string">
            <text:p>01041406</text:p>
          </table:table-cell>
          <table:table-cell office:value-type="string" calcext:value-type="string">
            <text:p>Namacurra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90</text:p>
          </table:table-cell>
          <table:table-cell office:value-type="float" office:value="-17.4944" calcext:value-type="float">
            <text:p>-17.494400</text:p>
          </table:table-cell>
          <table:table-cell office:value-type="float" office:value="37.0265" calcext:value-type="float">
            <text:p>37.026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680</text:p>
          </table:table-cell>
          <table:table-cell office:value-type="float" office:value="1041506" calcext:value-type="float">
            <text:p>1041506</text:p>
          </table:table-cell>
          <table:table-cell office:value-type="string" calcext:value-type="string">
            <text:p>01041506</text:p>
          </table:table-cell>
          <table:table-cell office:value-type="string" calcext:value-type="string">
            <text:p>Reg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9</text:p>
          </table:table-cell>
          <table:table-cell office:value-type="float" office:value="-15.7491" calcext:value-type="float">
            <text:p>-15.749100</text:p>
          </table:table-cell>
          <table:table-cell office:value-type="float" office:value="36.7891" calcext:value-type="float">
            <text:p>36.789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681</text:p>
          </table:table-cell>
          <table:table-cell office:value-type="float" office:value="1041507" calcext:value-type="float">
            <text:p>1041507</text:p>
          </table:table-cell>
          <table:table-cell office:value-type="string" calcext:value-type="string">
            <text:p>01041507</text:p>
          </table:table-cell>
          <table:table-cell office:value-type="string" calcext:value-type="string">
            <text:p>Namorroi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89</text:p>
          </table:table-cell>
          <table:table-cell office:value-type="float" office:value="-15.9539" calcext:value-type="float">
            <text:p>-15.953900</text:p>
          </table:table-cell>
          <table:table-cell office:value-type="float" office:value="36.8658" calcext:value-type="float">
            <text:p>36.865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682</text:p>
          </table:table-cell>
          <table:table-cell office:value-type="float" office:value="1041508" calcext:value-type="float">
            <text:p>1041508</text:p>
          </table:table-cell>
          <table:table-cell office:value-type="string" calcext:value-type="string">
            <text:p>01041508</text:p>
          </table:table-cell>
          <table:table-cell office:value-type="string" calcext:value-type="string">
            <text:p>Mutep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9</text:p>
          </table:table-cell>
          <table:table-cell office:value-type="float" office:value="-16.0725" calcext:value-type="float">
            <text:p>-16.072500</text:p>
          </table:table-cell>
          <table:table-cell office:value-type="float" office:value="36.9926" calcext:value-type="float">
            <text:p>36.992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683</text:p>
          </table:table-cell>
          <table:table-cell office:value-type="float" office:value="1041509" calcext:value-type="float">
            <text:p>1041509</text:p>
          </table:table-cell>
          <table:table-cell office:value-type="string" calcext:value-type="string">
            <text:p>01041509</text:p>
          </table:table-cell>
          <table:table-cell office:value-type="string" calcext:value-type="string">
            <text:p>Mar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9</text:p>
          </table:table-cell>
          <table:table-cell office:value-type="float" office:value="-15.9748" calcext:value-type="float">
            <text:p>-15.974800</text:p>
          </table:table-cell>
          <table:table-cell office:value-type="float" office:value="37.0439" calcext:value-type="float">
            <text:p>37.043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684</text:p>
          </table:table-cell>
          <table:table-cell office:value-type="float" office:value="1041510" calcext:value-type="float">
            <text:p>1041510</text:p>
          </table:table-cell>
          <table:table-cell office:value-type="string" calcext:value-type="string">
            <text:p>01041510</text:p>
          </table:table-cell>
          <table:table-cell office:value-type="string" calcext:value-type="string">
            <text:p>Lip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9</text:p>
          </table:table-cell>
          <table:table-cell office:value-type="float" office:value="-16.0883" calcext:value-type="float">
            <text:p>-16.088300</text:p>
          </table:table-cell>
          <table:table-cell office:value-type="float" office:value="36.9592" calcext:value-type="float">
            <text:p>36.959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685</text:p>
          </table:table-cell>
          <table:table-cell office:value-type="float" office:value="1041511" calcext:value-type="float">
            <text:p>1041511</text:p>
          </table:table-cell>
          <table:table-cell office:value-type="string" calcext:value-type="string">
            <text:p>01041511</text:p>
          </table:table-cell>
          <table:table-cell office:value-type="string" calcext:value-type="string">
            <text:p>Mutat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9</text:p>
          </table:table-cell>
          <table:table-cell office:value-type="float" office:value="-15.8717" calcext:value-type="float">
            <text:p>-15.871700</text:p>
          </table:table-cell>
          <table:table-cell office:value-type="float" office:value="37.0223" calcext:value-type="float">
            <text:p>37.022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686</text:p>
          </table:table-cell>
          <table:table-cell office:value-type="float" office:value="1041512" calcext:value-type="float">
            <text:p>1041512</text:p>
          </table:table-cell>
          <table:table-cell office:value-type="string" calcext:value-type="string">
            <text:p>01041512</text:p>
          </table:table-cell>
          <table:table-cell office:value-type="string" calcext:value-type="string">
            <text:p>Mud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9</text:p>
          </table:table-cell>
          <table:table-cell office:value-type="float" office:value="-16.11528" calcext:value-type="float">
            <text:p>-16.115280</text:p>
          </table:table-cell>
          <table:table-cell office:value-type="float" office:value="37.0789" calcext:value-type="float">
            <text:p>37.0789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-MOZ-00687</text:p>
          </table:table-cell>
          <table:table-cell office:value-type="float" office:value="1041513" calcext:value-type="float">
            <text:p>1041513</text:p>
          </table:table-cell>
          <table:table-cell office:value-type="string" calcext:value-type="string">
            <text:p>01041513</text:p>
          </table:table-cell>
          <table:table-cell office:value-type="string" calcext:value-type="string">
            <text:p>Rum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9</text:p>
          </table:table-cell>
          <table:table-cell office:value-type="float" office:value="-15.832736" calcext:value-type="float">
            <text:p>-15.832736</text:p>
          </table:table-cell>
          <table:table-cell office:value-type="float" office:value="36.695727" calcext:value-type="float">
            <text:p>36.69572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88</text:p>
          </table:table-cell>
          <table:table-cell office:value-type="float" office:value="1041615" calcext:value-type="float">
            <text:p>1041615</text:p>
          </table:table-cell>
          <table:table-cell office:value-type="string" calcext:value-type="string">
            <text:p>01041615</text:p>
          </table:table-cell>
          <table:table-cell office:value-type="string" calcext:value-type="string">
            <text:p>Var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7786" calcext:value-type="float">
            <text:p>-17.778600</text:p>
          </table:table-cell>
          <table:table-cell office:value-type="float" office:value="37.0586" calcext:value-type="float">
            <text:p>37.058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89</text:p>
          </table:table-cell>
          <table:table-cell office:value-type="float" office:value="1041614" calcext:value-type="float">
            <text:p>1041614</text:p>
          </table:table-cell>
          <table:table-cell office:value-type="string" calcext:value-type="string">
            <text:p>01041614</text:p>
          </table:table-cell>
          <table:table-cell office:value-type="string" calcext:value-type="string">
            <text:p>Nicoadala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88</text:p>
          </table:table-cell>
          <table:table-cell office:value-type="float" office:value="-17.6031" calcext:value-type="float">
            <text:p>-17.603100</text:p>
          </table:table-cell>
          <table:table-cell office:value-type="float" office:value="36.8195" calcext:value-type="float">
            <text:p>36.8195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0</text:p>
          </table:table-cell>
          <table:table-cell office:value-type="float" office:value="1041620" calcext:value-type="float">
            <text:p>1041620</text:p>
          </table:table-cell>
          <table:table-cell office:value-type="string" calcext:value-type="string">
            <text:p>01041620</text:p>
          </table:table-cell>
          <table:table-cell office:value-type="string" calcext:value-type="string">
            <text:p>Dom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596767" calcext:value-type="float">
            <text:p>-17.596767</text:p>
          </table:table-cell>
          <table:table-cell office:value-type="float" office:value="36.757655" calcext:value-type="float">
            <text:p>36.757655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1</text:p>
          </table:table-cell>
          <table:table-cell office:value-type="float" office:value="1041618" calcext:value-type="float">
            <text:p>1041618</text:p>
          </table:table-cell>
          <table:table-cell office:value-type="string" calcext:value-type="string">
            <text:p>01041618</text:p>
          </table:table-cell>
          <table:table-cell office:value-type="string" calcext:value-type="string">
            <text:p>Amor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593243" calcext:value-type="float">
            <text:p>-17.593243</text:p>
          </table:table-cell>
          <table:table-cell office:value-type="float" office:value="36.741639" calcext:value-type="float">
            <text:p>36.741639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2</text:p>
          </table:table-cell>
          <table:table-cell office:value-type="float" office:value="1041636" calcext:value-type="float">
            <text:p>1041636</text:p>
          </table:table-cell>
          <table:table-cell office:value-type="string" calcext:value-type="string">
            <text:p>01041636</text:p>
          </table:table-cell>
          <table:table-cell office:value-type="string" calcext:value-type="string">
            <text:p>Estação Mala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578632" calcext:value-type="float">
            <text:p>-17.578632</text:p>
          </table:table-cell>
          <table:table-cell office:value-type="float" office:value="36.815613" calcext:value-type="float">
            <text:p>36.815613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3</text:p>
          </table:table-cell>
          <table:table-cell office:value-type="float" office:value="1041612" calcext:value-type="float">
            <text:p>1041612</text:p>
          </table:table-cell>
          <table:table-cell office:value-type="string" calcext:value-type="string">
            <text:p>01041612</text:p>
          </table:table-cell>
          <table:table-cell office:value-type="string" calcext:value-type="string">
            <text:p>Marrong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88</text:p>
          </table:table-cell>
          <table:table-cell office:value-type="float" office:value="-17.7022" calcext:value-type="float">
            <text:p>-17.702200</text:p>
          </table:table-cell>
          <table:table-cell office:value-type="float" office:value="37.0097" calcext:value-type="float">
            <text:p>37.009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4</text:p>
          </table:table-cell>
          <table:table-cell office:value-type="float" office:value="1041611" calcext:value-type="float">
            <text:p>1041611</text:p>
          </table:table-cell>
          <table:table-cell office:value-type="string" calcext:value-type="string">
            <text:p>01041611</text:p>
          </table:table-cell>
          <table:table-cell office:value-type="string" calcext:value-type="string">
            <text:p>Maquival Se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table:style-name="ce44" office:value-type="float" office:value="-17.588287" calcext:value-type="float">
            <text:p>-17.588287</text:p>
          </table:table-cell>
          <table:table-cell table:style-name="ce44" office:value-type="float" office:value="36.695557" calcext:value-type="float">
            <text:p>36.695557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5</text:p>
          </table:table-cell>
          <table:table-cell office:value-type="float" office:value="1041610" calcext:value-type="float">
            <text:p>1041610</text:p>
          </table:table-cell>
          <table:table-cell office:value-type="string" calcext:value-type="string">
            <text:p>01041610</text:p>
          </table:table-cell>
          <table:table-cell office:value-type="string" calcext:value-type="string">
            <text:p>Maquival-R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7311" calcext:value-type="float">
            <text:p>-17.731100</text:p>
          </table:table-cell>
          <table:table-cell office:value-type="float" office:value="37.0756" calcext:value-type="float">
            <text:p>37.075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6</text:p>
          </table:table-cell>
          <table:table-cell office:value-type="float" office:value="1041609" calcext:value-type="float">
            <text:p>1041609</text:p>
          </table:table-cell>
          <table:table-cell office:value-type="string" calcext:value-type="string">
            <text:p>01041609</text:p>
          </table:table-cell>
          <table:table-cell office:value-type="string" calcext:value-type="string">
            <text:p>Licu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5811" calcext:value-type="float">
            <text:p>-17.581100</text:p>
          </table:table-cell>
          <table:table-cell office:value-type="float" office:value="36.6958" calcext:value-type="float">
            <text:p>36.695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7</text:p>
          </table:table-cell>
          <table:table-cell office:value-type="float" office:value="1041608" calcext:value-type="float">
            <text:p>1041608</text:p>
          </table:table-cell>
          <table:table-cell office:value-type="string" calcext:value-type="string">
            <text:p>01041608</text:p>
          </table:table-cell>
          <table:table-cell office:value-type="string" calcext:value-type="string">
            <text:p>Lon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7003" calcext:value-type="float">
            <text:p>-17.700300</text:p>
          </table:table-cell>
          <table:table-cell office:value-type="float" office:value="37.1131" calcext:value-type="float">
            <text:p>37.113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8</text:p>
          </table:table-cell>
          <table:table-cell office:value-type="float" office:value="1041607" calcext:value-type="float">
            <text:p>1041607</text:p>
          </table:table-cell>
          <table:table-cell office:value-type="string" calcext:value-type="string">
            <text:p>01041607</text:p>
          </table:table-cell>
          <table:table-cell office:value-type="string" calcext:value-type="string">
            <text:p>Inhangul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9358" calcext:value-type="float">
            <text:p>-17.935800</text:p>
          </table:table-cell>
          <table:table-cell office:value-type="float" office:value="36.9433" calcext:value-type="float">
            <text:p>36.943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699</text:p>
          </table:table-cell>
          <table:table-cell office:value-type="float" office:value="1041606" calcext:value-type="float">
            <text:p>1041606</text:p>
          </table:table-cell>
          <table:table-cell office:value-type="string" calcext:value-type="string">
            <text:p>01041606</text:p>
          </table:table-cell>
          <table:table-cell office:value-type="string" calcext:value-type="string">
            <text:p>Ila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7847" calcext:value-type="float">
            <text:p>-17.784700</text:p>
          </table:table-cell>
          <table:table-cell office:value-type="float" office:value="36.8106" calcext:value-type="float">
            <text:p>36.810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700</text:p>
          </table:table-cell>
          <table:table-cell office:value-type="float" office:value="1041613" calcext:value-type="float">
            <text:p>1041613</text:p>
          </table:table-cell>
          <table:table-cell office:value-type="string" calcext:value-type="string">
            <text:p>01041613</text:p>
          </table:table-cell>
          <table:table-cell office:value-type="string" calcext:value-type="string">
            <text:p>Namac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7855" calcext:value-type="float">
            <text:p>-17.785500</text:p>
          </table:table-cell>
          <table:table-cell office:value-type="float" office:value="36.9067" calcext:value-type="float">
            <text:p>36.906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701</text:p>
          </table:table-cell>
          <table:table-cell office:value-type="float" office:value="1041617" calcext:value-type="float">
            <text:p>1041617</text:p>
          </table:table-cell>
          <table:table-cell office:value-type="string" calcext:value-type="string">
            <text:p>01041617</text:p>
          </table:table-cell>
          <table:table-cell office:value-type="string" calcext:value-type="string">
            <text:p>Quinta Girasso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5142" calcext:value-type="float">
            <text:p>-17.514200</text:p>
          </table:table-cell>
          <table:table-cell office:value-type="float" office:value="36.8427" calcext:value-type="float">
            <text:p>36.8427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-MOZ-00702</text:p>
          </table:table-cell>
          <table:table-cell office:value-type="float" office:value="1041619" calcext:value-type="float">
            <text:p>1041619</text:p>
          </table:table-cell>
          <table:table-cell office:value-type="string" calcext:value-type="string">
            <text:p>010416?</text:p>
          </table:table-cell>
          <table:table-cell office:value-type="string" calcext:value-type="string">
            <text:p>Mad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8</text:p>
          </table:table-cell>
          <table:table-cell office:value-type="float" office:value="-17.610661" calcext:value-type="float">
            <text:p>-17.610661</text:p>
          </table:table-cell>
          <table:table-cell office:value-type="float" office:value="36.675164" calcext:value-type="float">
            <text:p>36.675164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03</text:p>
          </table:table-cell>
          <table:table-cell office:value-type="float" office:value="1041711" calcext:value-type="float">
            <text:p>1041711</text:p>
          </table:table-cell>
          <table:table-cell office:value-type="string" calcext:value-type="string">
            <text:p>01041711</text:p>
          </table:table-cell>
          <table:table-cell office:value-type="string" calcext:value-type="string">
            <text:p>Mul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6.8944" calcext:value-type="float">
            <text:p>-16.894400</text:p>
          </table:table-cell>
          <table:table-cell office:value-type="float" office:value="38.2916" calcext:value-type="float">
            <text:p>38.291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04</text:p>
          </table:table-cell>
          <table:table-cell office:value-type="float" office:value="1041712" calcext:value-type="float">
            <text:p>1041712</text:p>
          </table:table-cell>
          <table:table-cell office:value-type="string" calcext:value-type="string">
            <text:p>01041712</text:p>
          </table:table-cell>
          <table:table-cell office:value-type="string" calcext:value-type="string">
            <text:p>Mulig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6.9927" calcext:value-type="float">
            <text:p>-16.992700</text:p>
          </table:table-cell>
          <table:table-cell office:value-type="float" office:value="38.4814" calcext:value-type="float">
            <text:p>38.481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05</text:p>
          </table:table-cell>
          <table:table-cell office:value-type="float" office:value="1041713" calcext:value-type="float">
            <text:p>1041713</text:p>
          </table:table-cell>
          <table:table-cell office:value-type="string" calcext:value-type="string">
            <text:p>01041713</text:p>
          </table:table-cell>
          <table:table-cell office:value-type="string" calcext:value-type="string">
            <text:p>Nabu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6.7889" calcext:value-type="float">
            <text:p>-16.788900</text:p>
          </table:table-cell>
          <table:table-cell office:value-type="float" office:value="38.8723" calcext:value-type="float">
            <text:p>38.872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06</text:p>
          </table:table-cell>
          <table:table-cell office:value-type="float" office:value="1041715" calcext:value-type="float">
            <text:p>1041715</text:p>
          </table:table-cell>
          <table:table-cell office:value-type="string" calcext:value-type="string">
            <text:p>01041715</text:p>
          </table:table-cell>
          <table:table-cell office:value-type="string" calcext:value-type="string">
            <text:p>7 De Abr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7.2667" calcext:value-type="float">
            <text:p>-17.266700</text:p>
          </table:table-cell>
          <table:table-cell office:value-type="float" office:value="38.1433" calcext:value-type="float">
            <text:p>38.1433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07</text:p>
          </table:table-cell>
          <table:table-cell office:value-type="float" office:value="1041716" calcext:value-type="float">
            <text:p>1041716</text:p>
          </table:table-cell>
          <table:table-cell office:value-type="string" calcext:value-type="string">
            <text:p>01041716</text:p>
          </table:table-cell>
          <table:table-cell office:value-type="string" calcext:value-type="string">
            <text:p>Impa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6.9673" calcext:value-type="float">
            <text:p>-16.967300</text:p>
          </table:table-cell>
          <table:table-cell office:value-type="float" office:value="38.0494" calcext:value-type="float">
            <text:p>38.0494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08</text:p>
          </table:table-cell>
          <table:table-cell office:value-type="float" office:value="1041717" calcext:value-type="float">
            <text:p>1041717</text:p>
          </table:table-cell>
          <table:table-cell office:value-type="string" calcext:value-type="string">
            <text:p>01041717</text:p>
          </table:table-cell>
          <table:table-cell office:value-type="string" calcext:value-type="string">
            <text:p>Tom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6.8942" calcext:value-type="float">
            <text:p>-16.894200</text:p>
          </table:table-cell>
          <table:table-cell office:value-type="float" office:value="39.0668" calcext:value-type="float">
            <text:p>39.0668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09</text:p>
          </table:table-cell>
          <table:table-cell office:value-type="float" office:value="1041709" calcext:value-type="float">
            <text:p>1041709</text:p>
          </table:table-cell>
          <table:table-cell office:value-type="string" calcext:value-type="string">
            <text:p>01041709</text:p>
          </table:table-cell>
          <table:table-cell office:value-type="string" calcext:value-type="string">
            <text:p>Male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6.8248" calcext:value-type="float">
            <text:p>-16.824800</text:p>
          </table:table-cell>
          <table:table-cell office:value-type="float" office:value="38.5036" calcext:value-type="float">
            <text:p>38.5036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10</text:p>
          </table:table-cell>
          <table:table-cell office:value-type="float" office:value="1041737" calcext:value-type="float">
            <text:p>1041737</text:p>
          </table:table-cell>
          <table:table-cell office:value-type="string" calcext:value-type="string">
            <text:p>01041737</text:p>
          </table:table-cell>
          <table:table-cell office:value-type="string" calcext:value-type="string">
            <text:p>Alto Maga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6.690621" calcext:value-type="float">
            <text:p>-16.690621</text:p>
          </table:table-cell>
          <table:table-cell office:value-type="float" office:value="38.679702" calcext:value-type="float">
            <text:p>38.679702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11</text:p>
          </table:table-cell>
          <table:table-cell office:value-type="float" office:value="1041757" calcext:value-type="float">
            <text:p>1041757</text:p>
          </table:table-cell>
          <table:table-cell office:value-type="string" calcext:value-type="string">
            <text:p>01041757</text:p>
          </table:table-cell>
          <table:table-cell office:value-type="string" calcext:value-type="string">
            <text:p>Pele-Pe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7.1519" calcext:value-type="float">
            <text:p>-17.151900</text:p>
          </table:table-cell>
          <table:table-cell office:value-type="float" office:value="38.2792" calcext:value-type="float">
            <text:p>38.2792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12</text:p>
          </table:table-cell>
          <table:table-cell office:value-type="float" office:value="1041706" calcext:value-type="float">
            <text:p>1041706</text:p>
          </table:table-cell>
          <table:table-cell office:value-type="string" calcext:value-type="string">
            <text:p>01041706</text:p>
          </table:table-cell>
          <table:table-cell office:value-type="string" calcext:value-type="string">
            <text:p>Pebane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93</text:p>
          </table:table-cell>
          <table:table-cell office:value-type="float" office:value="-17.2745" calcext:value-type="float">
            <text:p>-17.274500</text:p>
          </table:table-cell>
          <table:table-cell office:value-type="float" office:value="38.1781" calcext:value-type="float">
            <text:p>38.1781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13</text:p>
          </table:table-cell>
          <table:table-cell office:value-type="float" office:value="1041736" calcext:value-type="float">
            <text:p>1041736</text:p>
          </table:table-cell>
          <table:table-cell office:value-type="string" calcext:value-type="string">
            <text:p>01041736</text:p>
          </table:table-cell>
          <table:table-cell office:value-type="string" calcext:value-type="string">
            <text:p>Txala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6.537682" calcext:value-type="float">
            <text:p>-16.537682</text:p>
          </table:table-cell>
          <table:table-cell office:value-type="float" office:value="38.417894" calcext:value-type="float">
            <text:p>38.417894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14</text:p>
          </table:table-cell>
          <table:table-cell office:value-type="float" office:value="1041707" calcext:value-type="float">
            <text:p>1041707</text:p>
          </table:table-cell>
          <table:table-cell office:value-type="string" calcext:value-type="string">
            <text:p>01041707</text:p>
          </table:table-cell>
          <table:table-cell office:value-type="string" calcext:value-type="string">
            <text:p>Cu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93</text:p>
          </table:table-cell>
          <table:table-cell office:value-type="float" office:value="-17.0298" calcext:value-type="float">
            <text:p>-17.029800</text:p>
          </table:table-cell>
          <table:table-cell office:value-type="float" office:value="38.067" calcext:value-type="float">
            <text:p>38.067000</text:p>
          </table:table-cell>
          <table:table-cell table:number-columns-repeated="24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MOZ-00715</text:p>
          </table:table-cell>
          <table:table-cell office:value-type="float" office:value="1041708" calcext:value-type="float">
            <text:p>1041708</text:p>
          </table:table-cell>
          <table:table-cell office:value-type="string" calcext:value-type="string">
            <text:p>01041708</text:p>
          </table:table-cell>
          <table:table-cell office:value-type="string" calcext:value-type="string">
            <text:p>Magi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93</text:p>
          </table:table-cell>
          <table:table-cell office:value-type="float" office:value="-17.1173" calcext:value-type="float">
            <text:p>-17.117300</text:p>
          </table:table-cell>
          <table:table-cell office:value-type="float" office:value="38.1303" calcext:value-type="float">
            <text:p>38.130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16</text:p>
          </table:table-cell>
          <table:table-cell office:value-type="float" office:value="1050119" calcext:value-type="float">
            <text:p>1050119</text:p>
          </table:table-cell>
          <table:table-cell office:value-type="string" calcext:value-type="string">
            <text:p>01050119</text:p>
          </table:table-cell>
          <table:table-cell office:value-type="string" calcext:value-type="string">
            <text:p>Déguè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298" calcext:value-type="float">
            <text:p>-16.129800</text:p>
          </table:table-cell>
          <table:table-cell office:value-type="float" office:value="33.4955" calcext:value-type="float">
            <text:p>33.495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17</text:p>
          </table:table-cell>
          <table:table-cell office:value-type="float" office:value="1050111" calcext:value-type="float">
            <text:p>1050111</text:p>
          </table:table-cell>
          <table:table-cell office:value-type="string" calcext:value-type="string">
            <text:p>01050111</text:p>
          </table:table-cell>
          <table:table-cell office:value-type="string" calcext:value-type="string">
            <text:p>Nº 3 - Bairro Manyan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75</text:p>
          </table:table-cell>
          <table:table-cell office:value-type="float" office:value="-16.1717" calcext:value-type="float">
            <text:p>-16.171700</text:p>
          </table:table-cell>
          <table:table-cell office:value-type="float" office:value="33.5933" calcext:value-type="float">
            <text:p>33.593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18</text:p>
          </table:table-cell>
          <table:table-cell office:value-type="float" office:value="1050122" calcext:value-type="float">
            <text:p>1050122</text:p>
          </table:table-cell>
          <table:table-cell office:value-type="string" calcext:value-type="string">
            <text:p>01050122</text:p>
          </table:table-cell>
          <table:table-cell office:value-type="string" calcext:value-type="string">
            <text:p>S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66702" calcext:value-type="float">
            <text:p>-16.166702</text:p>
          </table:table-cell>
          <table:table-cell office:value-type="float" office:value="33.600001" calcext:value-type="float">
            <text:p>33.600001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19</text:p>
          </table:table-cell>
          <table:table-cell office:value-type="float" office:value="1050121" calcext:value-type="float">
            <text:p>1050121</text:p>
          </table:table-cell>
          <table:table-cell office:value-type="string" calcext:value-type="string">
            <text:p>01050121</text:p>
          </table:table-cell>
          <table:table-cell office:value-type="string" calcext:value-type="string">
            <text:p>Mufa-Boro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68691" calcext:value-type="float">
            <text:p>-16.168691</text:p>
          </table:table-cell>
          <table:table-cell office:value-type="float" office:value="33.6" calcext:value-type="float">
            <text:p>33.6000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0</text:p>
          </table:table-cell>
          <table:table-cell office:value-type="float" office:value="1050100" calcext:value-type="float">
            <text:p>1050100</text:p>
          </table:table-cell>
          <table:table-cell office:value-type="string" calcext:value-type="string">
            <text:p>01050100</text:p>
          </table:table-cell>
          <table:table-cell office:value-type="string" calcext:value-type="string">
            <text:p>Hospital Provincial De Tet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-075</text:p>
          </table:table-cell>
          <table:table-cell office:value-type="float" office:value="-16.1525" calcext:value-type="float">
            <text:p>-16.152500</text:p>
          </table:table-cell>
          <table:table-cell office:value-type="float" office:value="33.5839" calcext:value-type="float">
            <text:p>33.5839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1</text:p>
          </table:table-cell>
          <table:table-cell office:value-type="float" office:value="1050118" calcext:value-type="float">
            <text:p>1050118</text:p>
          </table:table-cell>
          <table:table-cell office:value-type="string" calcext:value-type="string">
            <text:p>01050118</text:p>
          </table:table-cell>
          <table:table-cell office:value-type="string" calcext:value-type="string">
            <text:p>Cade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75</text:p>
          </table:table-cell>
          <table:table-cell office:value-type="float" office:value="-16.172891" calcext:value-type="float">
            <text:p>-16.172891</text:p>
          </table:table-cell>
          <table:table-cell office:value-type="float" office:value="33.595005" calcext:value-type="float">
            <text:p>33.595005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2</text:p>
          </table:table-cell>
          <table:table-cell office:value-type="float" office:value="1050109" calcext:value-type="float">
            <text:p>1050109</text:p>
          </table:table-cell>
          <table:table-cell office:value-type="string" calcext:value-type="string">
            <text:p>01050109</text:p>
          </table:table-cell>
          <table:table-cell office:value-type="string" calcext:value-type="string">
            <text:p>Nº 1 - Bairro Maga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75</text:p>
          </table:table-cell>
          <table:table-cell office:value-type="float" office:value="-16.1477" calcext:value-type="float">
            <text:p>-16.147700</text:p>
          </table:table-cell>
          <table:table-cell office:value-type="float" office:value="33.5786" calcext:value-type="float">
            <text:p>33.5786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3</text:p>
          </table:table-cell>
          <table:table-cell office:value-type="float" office:value="1050108" calcext:value-type="float">
            <text:p>1050108</text:p>
          </table:table-cell>
          <table:table-cell office:value-type="string" calcext:value-type="string">
            <text:p>01050108</text:p>
          </table:table-cell>
          <table:table-cell office:value-type="string" calcext:value-type="string">
            <text:p>Boro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69481" calcext:value-type="float">
            <text:p>-16.169481</text:p>
          </table:table-cell>
          <table:table-cell office:value-type="float" office:value="33.599803" calcext:value-type="float">
            <text:p>33.599803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4</text:p>
          </table:table-cell>
          <table:table-cell office:value-type="float" office:value="1050107" calcext:value-type="float">
            <text:p>1050107</text:p>
          </table:table-cell>
          <table:table-cell office:value-type="string" calcext:value-type="string">
            <text:p>01050107</text:p>
          </table:table-cell>
          <table:table-cell office:value-type="string" calcext:value-type="string">
            <text:p>Matun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57245" calcext:value-type="float">
            <text:p>-16.157245</text:p>
          </table:table-cell>
          <table:table-cell office:value-type="float" office:value="33.606449" calcext:value-type="float">
            <text:p>33.606449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5</text:p>
          </table:table-cell>
          <table:table-cell office:value-type="float" office:value="1050106" calcext:value-type="float">
            <text:p>1050106</text:p>
          </table:table-cell>
          <table:table-cell office:value-type="string" calcext:value-type="string">
            <text:p>01050106</text:p>
          </table:table-cell>
          <table:table-cell office:value-type="string" calcext:value-type="string">
            <text:p>Nº 4 - Bairro Muthe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75</text:p>
          </table:table-cell>
          <table:table-cell office:value-type="float" office:value="-16.1586" calcext:value-type="float">
            <text:p>-16.158600</text:p>
          </table:table-cell>
          <table:table-cell office:value-type="float" office:value="33.5656" calcext:value-type="float">
            <text:p>33.5656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6</text:p>
          </table:table-cell>
          <table:table-cell office:value-type="float" office:value="1050120" calcext:value-type="float">
            <text:p>1050120</text:p>
          </table:table-cell>
          <table:table-cell office:value-type="string" calcext:value-type="string">
            <text:p>01050120</text:p>
          </table:table-cell>
          <table:table-cell office:value-type="string" calcext:value-type="string">
            <text:p>M'Pad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2022" calcext:value-type="float">
            <text:p>-16.202200</text:p>
          </table:table-cell>
          <table:table-cell office:value-type="float" office:value="33.5994" calcext:value-type="float">
            <text:p>33.599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7</text:p>
          </table:table-cell>
          <table:table-cell office:value-type="float" office:value="1050110" calcext:value-type="float">
            <text:p>1050110</text:p>
          </table:table-cell>
          <table:table-cell office:value-type="string" calcext:value-type="string">
            <text:p>01050110</text:p>
          </table:table-cell>
          <table:table-cell office:value-type="string" calcext:value-type="string">
            <text:p>Nº 2 - Bairro Matun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75</text:p>
          </table:table-cell>
          <table:table-cell office:value-type="float" office:value="-16.143" calcext:value-type="float">
            <text:p>-16.143000</text:p>
          </table:table-cell>
          <table:table-cell office:value-type="float" office:value="33.6086" calcext:value-type="float">
            <text:p>33.6086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8</text:p>
          </table:table-cell>
          <table:table-cell office:value-type="float" office:value="1050123" calcext:value-type="float">
            <text:p>1050123</text:p>
          </table:table-cell>
          <table:table-cell office:value-type="string" calcext:value-type="string">
            <text:p>010501?</text:p>
          </table:table-cell>
          <table:table-cell office:value-type="string" calcext:value-type="string">
            <text:p>Cachembe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43575" calcext:value-type="float">
            <text:p>-16.143575</text:p>
          </table:table-cell>
          <table:table-cell office:value-type="float" office:value="33.584357" calcext:value-type="float">
            <text:p>33.584357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29</text:p>
          </table:table-cell>
          <table:table-cell office:value-type="float" office:value="1050124" calcext:value-type="float">
            <text:p>1050124</text:p>
          </table:table-cell>
          <table:table-cell office:value-type="string" calcext:value-type="string">
            <text:p>010501?</text:p>
          </table:table-cell>
          <table:table-cell office:value-type="string" calcext:value-type="string">
            <text:p>Mara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30668" calcext:value-type="float">
            <text:p>-16.130668</text:p>
          </table:table-cell>
          <table:table-cell office:value-type="float" office:value="33.554836" calcext:value-type="float">
            <text:p>33.554836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30</text:p>
          </table:table-cell>
          <table:table-cell office:value-type="float" office:value="1050125" calcext:value-type="float">
            <text:p>1050125</text:p>
          </table:table-cell>
          <table:table-cell office:value-type="string" calcext:value-type="string">
            <text:p>010501?</text:p>
          </table:table-cell>
          <table:table-cell office:value-type="string" calcext:value-type="string">
            <text:p>M'Sa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69387" calcext:value-type="float">
            <text:p>-16.169387</text:p>
          </table:table-cell>
          <table:table-cell office:value-type="float" office:value="33.614178" calcext:value-type="float">
            <text:p>33.614178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31</text:p>
          </table:table-cell>
          <table:table-cell office:value-type="float" office:value="1050126" calcext:value-type="float">
            <text:p>1050126</text:p>
          </table:table-cell>
          <table:table-cell office:value-type="string" calcext:value-type="string">
            <text:p>010501?</text:p>
          </table:table-cell>
          <table:table-cell office:value-type="string" calcext:value-type="string">
            <text:p>Matam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85492" calcext:value-type="float">
            <text:p>-16.185492</text:p>
          </table:table-cell>
          <table:table-cell office:value-type="float" office:value="33.603695" calcext:value-type="float">
            <text:p>33.603695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732</text:p>
          </table:table-cell>
          <table:table-cell office:value-type="float" office:value="1050127" calcext:value-type="float">
            <text:p>1050127</text:p>
          </table:table-cell>
          <table:table-cell office:value-type="string" calcext:value-type="string">
            <text:p>010501?</text:p>
          </table:table-cell>
          <table:table-cell office:value-type="string" calcext:value-type="string">
            <text:p>M'Palamab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5</text:p>
          </table:table-cell>
          <table:table-cell office:value-type="float" office:value="-16.176963" calcext:value-type="float">
            <text:p>-16.176963</text:p>
          </table:table-cell>
          <table:table-cell office:value-type="float" office:value="33.608296" calcext:value-type="float">
            <text:p>33.608296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33</text:p>
          </table:table-cell>
          <table:table-cell office:value-type="float" office:value="1050213" calcext:value-type="float">
            <text:p>1050213</text:p>
          </table:table-cell>
          <table:table-cell office:value-type="string" calcext:value-type="string">
            <text:p>01050213</text:p>
          </table:table-cell>
          <table:table-cell office:value-type="string" calcext:value-type="string">
            <text:p>Vila Vel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3</text:p>
          </table:table-cell>
          <table:table-cell office:value-type="float" office:value="-14.5739" calcext:value-type="float">
            <text:p>-14.573900</text:p>
          </table:table-cell>
          <table:table-cell office:value-type="float" office:value="34.3058" calcext:value-type="float">
            <text:p>34.3058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34</text:p>
          </table:table-cell>
          <table:table-cell office:value-type="float" office:value="1050214" calcext:value-type="float">
            <text:p>1050214</text:p>
          </table:table-cell>
          <table:table-cell office:value-type="string" calcext:value-type="string">
            <text:p>01050214</text:p>
          </table:table-cell>
          <table:table-cell office:value-type="string" calcext:value-type="string">
            <text:p>Mpand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3</text:p>
          </table:table-cell>
          <table:table-cell office:value-type="float" office:value="-14.6083" calcext:value-type="float">
            <text:p>-14.608300</text:p>
          </table:table-cell>
          <table:table-cell office:value-type="float" office:value="33.8561" calcext:value-type="float">
            <text:p>33.8561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35</text:p>
          </table:table-cell>
          <table:table-cell office:value-type="float" office:value="1050200" calcext:value-type="float">
            <text:p>1050200</text:p>
          </table:table-cell>
          <table:table-cell office:value-type="string" calcext:value-type="string">
            <text:p>01050200</text:p>
          </table:table-cell>
          <table:table-cell office:value-type="string" calcext:value-type="string">
            <text:p>Ulóngu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73</text:p>
          </table:table-cell>
          <table:table-cell office:value-type="float" office:value="-14.7231" calcext:value-type="float">
            <text:p>-14.723100</text:p>
          </table:table-cell>
          <table:table-cell office:value-type="float" office:value="34.3631" calcext:value-type="float">
            <text:p>34.3631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36</text:p>
          </table:table-cell>
          <table:table-cell office:value-type="float" office:value="1050207" calcext:value-type="float">
            <text:p>1050207</text:p>
          </table:table-cell>
          <table:table-cell office:value-type="string" calcext:value-type="string">
            <text:p>01050207</text:p>
          </table:table-cell>
          <table:table-cell office:value-type="string" calcext:value-type="string">
            <text:p>Dóm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73</text:p>
          </table:table-cell>
          <table:table-cell office:value-type="float" office:value="-14.5306" calcext:value-type="float">
            <text:p>-14.530600</text:p>
          </table:table-cell>
          <table:table-cell office:value-type="float" office:value="34.0855" calcext:value-type="float">
            <text:p>34.085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37</text:p>
          </table:table-cell>
          <table:table-cell office:value-type="float" office:value="1050208" calcext:value-type="float">
            <text:p>1050208</text:p>
          </table:table-cell>
          <table:table-cell office:value-type="string" calcext:value-type="string">
            <text:p>01050208</text:p>
          </table:table-cell>
          <table:table-cell office:value-type="string" calcext:value-type="string">
            <text:p>Chimw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3</text:p>
          </table:table-cell>
          <table:table-cell office:value-type="float" office:value="-14.7714" calcext:value-type="float">
            <text:p>-14.771400</text:p>
          </table:table-cell>
          <table:table-cell office:value-type="float" office:value="34.2792" calcext:value-type="float">
            <text:p>34.279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38</text:p>
          </table:table-cell>
          <table:table-cell office:value-type="float" office:value="1050212" calcext:value-type="float">
            <text:p>1050212</text:p>
          </table:table-cell>
          <table:table-cell office:value-type="string" calcext:value-type="string">
            <text:p>01050212</text:p>
          </table:table-cell>
          <table:table-cell office:value-type="string" calcext:value-type="string">
            <text:p>Se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3</text:p>
          </table:table-cell>
          <table:table-cell office:value-type="float" office:value="-14.4922" calcext:value-type="float">
            <text:p>-14.492200</text:p>
          </table:table-cell>
          <table:table-cell office:value-type="float" office:value="34.1617" calcext:value-type="float">
            <text:p>34.1617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39</text:p>
          </table:table-cell>
          <table:table-cell office:value-type="float" office:value="1050209" calcext:value-type="float">
            <text:p>1050209</text:p>
          </table:table-cell>
          <table:table-cell office:value-type="string" calcext:value-type="string">
            <text:p>01050209</text:p>
          </table:table-cell>
          <table:table-cell office:value-type="string" calcext:value-type="string">
            <text:p>Fonte Bo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3</text:p>
          </table:table-cell>
          <table:table-cell office:value-type="float" office:value="-14.8495" calcext:value-type="float">
            <text:p>-14.849500</text:p>
          </table:table-cell>
          <table:table-cell office:value-type="float" office:value="34.5278" calcext:value-type="float">
            <text:p>34.5278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40</text:p>
          </table:table-cell>
          <table:table-cell office:value-type="float" office:value="1050210" calcext:value-type="float">
            <text:p>1050210</text:p>
          </table:table-cell>
          <table:table-cell office:value-type="string" calcext:value-type="string">
            <text:p>01050210</text:p>
          </table:table-cell>
          <table:table-cell office:value-type="string" calcext:value-type="string">
            <text:p>Lifid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3</text:p>
          </table:table-cell>
          <table:table-cell office:value-type="float" office:value="-14.5547" calcext:value-type="float">
            <text:p>-14.554700</text:p>
          </table:table-cell>
          <table:table-cell office:value-type="float" office:value="34.2386" calcext:value-type="float">
            <text:p>34.2386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41</text:p>
          </table:table-cell>
          <table:table-cell office:value-type="float" office:value="1050211" calcext:value-type="float">
            <text:p>1050211</text:p>
          </table:table-cell>
          <table:table-cell office:value-type="string" calcext:value-type="string">
            <text:p>01050211</text:p>
          </table:table-cell>
          <table:table-cell office:value-type="string" calcext:value-type="string">
            <text:p>Mpe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3</text:p>
          </table:table-cell>
          <table:table-cell office:value-type="float" office:value="-14.5933" calcext:value-type="float">
            <text:p>-14.593300</text:p>
          </table:table-cell>
          <table:table-cell office:value-type="float" office:value="34.4231" calcext:value-type="float">
            <text:p>34.4231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42</text:p>
          </table:table-cell>
          <table:table-cell office:value-type="float" office:value="1050215" calcext:value-type="float">
            <text:p>1050215</text:p>
          </table:table-cell>
          <table:table-cell office:value-type="string" calcext:value-type="string">
            <text:p>010502?</text:p>
          </table:table-cell>
          <table:table-cell office:value-type="string" calcext:value-type="string">
            <text:p>Ulónguè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73</text:p>
          </table:table-cell>
          <table:table-cell office:value-type="float" office:value="-14.73615" calcext:value-type="float">
            <text:p>-14.736150</text:p>
          </table:table-cell>
          <table:table-cell office:value-type="float" office:value="34.36942" calcext:value-type="float">
            <text:p>34.36942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743</text:p>
          </table:table-cell>
          <table:table-cell office:value-type="float" office:value="1050216" calcext:value-type="float">
            <text:p>1050216</text:p>
          </table:table-cell>
          <table:table-cell office:value-type="string" calcext:value-type="string">
            <text:p>010502?</text:p>
          </table:table-cell>
          <table:table-cell office:value-type="string" calcext:value-type="string">
            <text:p>Catan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73</text:p>
          </table:table-cell>
          <table:table-cell office:value-type="float" office:value="-14.646124" calcext:value-type="float">
            <text:p>-14.646124</text:p>
          </table:table-cell>
          <table:table-cell office:value-type="float" office:value="34.327687" calcext:value-type="float">
            <text:p>34.327687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44</text:p>
          </table:table-cell>
          <table:table-cell office:value-type="float" office:value="1050321" calcext:value-type="float">
            <text:p>1050321</text:p>
          </table:table-cell>
          <table:table-cell office:value-type="string" calcext:value-type="string">
            <text:p>01050321</text:p>
          </table:table-cell>
          <table:table-cell office:value-type="string" calcext:value-type="string">
            <text:p>Tha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72</text:p>
          </table:table-cell>
          <table:table-cell office:value-type="float" office:value="-15.657674" calcext:value-type="float">
            <text:p>-15.657674</text:p>
          </table:table-cell>
          <table:table-cell office:value-type="float" office:value="32.536521" calcext:value-type="float">
            <text:p>32.536521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45</text:p>
          </table:table-cell>
          <table:table-cell office:value-type="float" office:value="1050306" calcext:value-type="float">
            <text:p>1050306</text:p>
          </table:table-cell>
          <table:table-cell office:value-type="string" calcext:value-type="string">
            <text:p>01050306</text:p>
          </table:table-cell>
          <table:table-cell office:value-type="string" calcext:value-type="string">
            <text:p>Chinha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2</text:p>
          </table:table-cell>
          <table:table-cell office:value-type="float" office:value="-15.7116" calcext:value-type="float">
            <text:p>-15.711600</text:p>
          </table:table-cell>
          <table:table-cell office:value-type="float" office:value="32.6834" calcext:value-type="float">
            <text:p>32.683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46</text:p>
          </table:table-cell>
          <table:table-cell office:value-type="float" office:value="1050301" calcext:value-type="float">
            <text:p>1050301</text:p>
          </table:table-cell>
          <table:table-cell office:value-type="string" calcext:value-type="string">
            <text:p>01050301</text:p>
          </table:table-cell>
          <table:table-cell office:value-type="string" calcext:value-type="string">
            <text:p>Son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72</text:p>
          </table:table-cell>
          <table:table-cell office:value-type="float" office:value="-15.599" calcext:value-type="float">
            <text:p>-15.599000</text:p>
          </table:table-cell>
          <table:table-cell office:value-type="float" office:value="32.7674" calcext:value-type="float">
            <text:p>32.767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47</text:p>
          </table:table-cell>
          <table:table-cell office:value-type="float" office:value="1050314" calcext:value-type="float">
            <text:p>1050314</text:p>
          </table:table-cell>
          <table:table-cell office:value-type="string" calcext:value-type="string">
            <text:p>01050314</text:p>
          </table:table-cell>
          <table:table-cell office:value-type="string" calcext:value-type="string">
            <text:p>Chipalap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2</text:p>
          </table:table-cell>
          <table:table-cell office:value-type="float" office:value="-15.6807" calcext:value-type="float">
            <text:p>-15.680700</text:p>
          </table:table-cell>
          <table:table-cell office:value-type="float" office:value="32.3985" calcext:value-type="float">
            <text:p>32.398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48</text:p>
          </table:table-cell>
          <table:table-cell office:value-type="float" office:value="1050313" calcext:value-type="float">
            <text:p>1050313</text:p>
          </table:table-cell>
          <table:table-cell office:value-type="string" calcext:value-type="string">
            <text:p>01050313</text:p>
          </table:table-cell>
          <table:table-cell office:value-type="string" calcext:value-type="string">
            <text:p>Chintho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2</text:p>
          </table:table-cell>
          <table:table-cell office:value-type="float" office:value="-16.097" calcext:value-type="float">
            <text:p>-16.097000</text:p>
          </table:table-cell>
          <table:table-cell office:value-type="float" office:value="32.4745" calcext:value-type="float">
            <text:p>32.474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49</text:p>
          </table:table-cell>
          <table:table-cell office:value-type="float" office:value="1050312" calcext:value-type="float">
            <text:p>1050312</text:p>
          </table:table-cell>
          <table:table-cell office:value-type="string" calcext:value-type="string">
            <text:p>01050312</text:p>
          </table:table-cell>
          <table:table-cell office:value-type="string" calcext:value-type="string">
            <text:p>Maroe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2</text:p>
          </table:table-cell>
          <table:table-cell office:value-type="float" office:value="-15.6613" calcext:value-type="float">
            <text:p>-15.661300</text:p>
          </table:table-cell>
          <table:table-cell office:value-type="float" office:value="32.8099" calcext:value-type="float">
            <text:p>32.8099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50</text:p>
          </table:table-cell>
          <table:table-cell office:value-type="float" office:value="1050311" calcext:value-type="float">
            <text:p>1050311</text:p>
          </table:table-cell>
          <table:table-cell office:value-type="string" calcext:value-type="string">
            <text:p>01050311</text:p>
          </table:table-cell>
          <table:table-cell office:value-type="string" calcext:value-type="string">
            <text:p>Son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72</text:p>
          </table:table-cell>
          <table:table-cell office:value-type="float" office:value="-15.5987" calcext:value-type="float">
            <text:p>-15.598700</text:p>
          </table:table-cell>
          <table:table-cell office:value-type="float" office:value="32.7675" calcext:value-type="float">
            <text:p>32.767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51</text:p>
          </table:table-cell>
          <table:table-cell office:value-type="float" office:value="1050310" calcext:value-type="float">
            <text:p>1050310</text:p>
          </table:table-cell>
          <table:table-cell office:value-type="string" calcext:value-type="string">
            <text:p>01050310</text:p>
          </table:table-cell>
          <table:table-cell office:value-type="string" calcext:value-type="string">
            <text:p>Inhacapiri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2</text:p>
          </table:table-cell>
          <table:table-cell office:value-type="float" office:value="-15.7002" calcext:value-type="float">
            <text:p>-15.700200</text:p>
          </table:table-cell>
          <table:table-cell office:value-type="float" office:value="32.5477" calcext:value-type="float">
            <text:p>32.5477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52</text:p>
          </table:table-cell>
          <table:table-cell office:value-type="float" office:value="1050309" calcext:value-type="float">
            <text:p>1050309</text:p>
          </table:table-cell>
          <table:table-cell office:value-type="string" calcext:value-type="string">
            <text:p>01050309</text:p>
          </table:table-cell>
          <table:table-cell office:value-type="string" calcext:value-type="string">
            <text:p>Chirodzi-Pon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2</text:p>
          </table:table-cell>
          <table:table-cell office:value-type="float" office:value="-15.85" calcext:value-type="float">
            <text:p>-15.850000</text:p>
          </table:table-cell>
          <table:table-cell office:value-type="float" office:value="32.96666667" calcext:value-type="float">
            <text:p>32.966667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53</text:p>
          </table:table-cell>
          <table:table-cell office:value-type="float" office:value="1050308" calcext:value-type="float">
            <text:p>1050308</text:p>
          </table:table-cell>
          <table:table-cell office:value-type="string" calcext:value-type="string">
            <text:p>01050308</text:p>
          </table:table-cell>
          <table:table-cell office:value-type="string" calcext:value-type="string">
            <text:p>Chitim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72</text:p>
          </table:table-cell>
          <table:table-cell office:value-type="float" office:value="-15.7396" calcext:value-type="float">
            <text:p>-15.739600</text:p>
          </table:table-cell>
          <table:table-cell office:value-type="float" office:value="32.7691" calcext:value-type="float">
            <text:p>32.7691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54</text:p>
          </table:table-cell>
          <table:table-cell office:value-type="float" office:value="1050399" calcext:value-type="float">
            <text:p>1050399</text:p>
          </table:table-cell>
          <table:table-cell office:value-type="string" calcext:value-type="string">
            <text:p>010503?</text:p>
          </table:table-cell>
          <table:table-cell office:value-type="string" calcext:value-type="string">
            <text:p>Chipe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72</text:p>
          </table:table-cell>
          <table:table-cell office:value-type="float" office:value="-15.644533" calcext:value-type="float">
            <text:p>-15.644533</text:p>
          </table:table-cell>
          <table:table-cell office:value-type="float" office:value="32.686727" calcext:value-type="float">
            <text:p>32.686727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55</text:p>
          </table:table-cell>
          <table:table-cell office:value-type="float" office:value="1050316" calcext:value-type="float">
            <text:p>1050316</text:p>
          </table:table-cell>
          <table:table-cell office:value-type="string" calcext:value-type="string">
            <text:p>010503?</text:p>
          </table:table-cell>
          <table:table-cell office:value-type="string" calcext:value-type="string">
            <text:p>Nhando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72</text:p>
          </table:table-cell>
          <table:table-cell office:value-type="float" office:value="-15.566361" calcext:value-type="float">
            <text:p>-15.566361</text:p>
          </table:table-cell>
          <table:table-cell office:value-type="float" office:value="32.602726" calcext:value-type="float">
            <text:p>32.602726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56</text:p>
          </table:table-cell>
          <table:table-cell office:value-type="float" office:value="1050315" calcext:value-type="float">
            <text:p>1050315</text:p>
          </table:table-cell>
          <table:table-cell office:value-type="string" calcext:value-type="string">
            <text:p>010503?</text:p>
          </table:table-cell>
          <table:table-cell office:value-type="string" calcext:value-type="string">
            <text:p>Jeq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72</text:p>
          </table:table-cell>
          <table:table-cell office:value-type="float" office:value="-15.638707" calcext:value-type="float">
            <text:p>-15.638707</text:p>
          </table:table-cell>
          <table:table-cell office:value-type="float" office:value="32.689007" calcext:value-type="float">
            <text:p>32.689007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757</text:p>
          </table:table-cell>
          <table:table-cell office:value-type="float" office:value="1050317" calcext:value-type="float">
            <text:p>1050317</text:p>
          </table:table-cell>
          <table:table-cell office:value-type="string" calcext:value-type="string">
            <text:p>010503?</text:p>
          </table:table-cell>
          <table:table-cell office:value-type="string" calcext:value-type="string">
            <text:p>Mulin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2</text:p>
          </table:table-cell>
          <table:table-cell office:value-type="float" office:value="-15.618192" calcext:value-type="float">
            <text:p>-15.618192</text:p>
          </table:table-cell>
          <table:table-cell office:value-type="float" office:value="32.730499" calcext:value-type="float">
            <text:p>32.730499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58</text:p>
          </table:table-cell>
          <table:table-cell office:value-type="float" office:value="1050407" calcext:value-type="float">
            <text:p>1050407</text:p>
          </table:table-cell>
          <table:table-cell office:value-type="string" calcext:value-type="string">
            <text:p>01050407</text:p>
          </table:table-cell>
          <table:table-cell office:value-type="string" calcext:value-type="string">
            <text:p>Chiô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4174" calcext:value-type="float">
            <text:p>-16.417400</text:p>
          </table:table-cell>
          <table:table-cell office:value-type="float" office:value="32.8263" calcext:value-type="float">
            <text:p>32.826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59</text:p>
          </table:table-cell>
          <table:table-cell office:value-type="float" office:value="1050416" calcext:value-type="float">
            <text:p>1050416</text:p>
          </table:table-cell>
          <table:table-cell office:value-type="string" calcext:value-type="string">
            <text:p>01050416</text:p>
          </table:table-cell>
          <table:table-cell office:value-type="string" calcext:value-type="string">
            <text:p>M'Palamab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4204" calcext:value-type="float">
            <text:p>-16.420400</text:p>
          </table:table-cell>
          <table:table-cell office:value-type="float" office:value="33.599" calcext:value-type="float">
            <text:p>33.5990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0</text:p>
          </table:table-cell>
          <table:table-cell office:value-type="float" office:value="1050417" calcext:value-type="float">
            <text:p>1050417</text:p>
          </table:table-cell>
          <table:table-cell office:value-type="string" calcext:value-type="string">
            <text:p>01050417</text:p>
          </table:table-cell>
          <table:table-cell office:value-type="string" calcext:value-type="string">
            <text:p>Matam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2542" calcext:value-type="float">
            <text:p>-16.254200</text:p>
          </table:table-cell>
          <table:table-cell office:value-type="float" office:value="33.4433" calcext:value-type="float">
            <text:p>33.443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1</text:p>
          </table:table-cell>
          <table:table-cell office:value-type="float" office:value="1050401" calcext:value-type="float">
            <text:p>1050401</text:p>
          </table:table-cell>
          <table:table-cell office:value-type="string" calcext:value-type="string">
            <text:p>01050401</text:p>
          </table:table-cell>
          <table:table-cell office:value-type="string" calcext:value-type="string">
            <text:p>Cache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5.9687" calcext:value-type="float">
            <text:p>-15.968700</text:p>
          </table:table-cell>
          <table:table-cell office:value-type="float" office:value="33.1591" calcext:value-type="float">
            <text:p>33.1591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2</text:p>
          </table:table-cell>
          <table:table-cell office:value-type="float" office:value="1050414" calcext:value-type="float">
            <text:p>1050414</text:p>
          </table:table-cell>
          <table:table-cell office:value-type="string" calcext:value-type="string">
            <text:p>01050414</text:p>
          </table:table-cell>
          <table:table-cell office:value-type="string" calcext:value-type="string">
            <text:p>Mara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0047" calcext:value-type="float">
            <text:p>-16.004700</text:p>
          </table:table-cell>
          <table:table-cell office:value-type="float" office:value="33.2313" calcext:value-type="float">
            <text:p>33.231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3</text:p>
          </table:table-cell>
          <table:table-cell office:value-type="float" office:value="1050413" calcext:value-type="float">
            <text:p>1050413</text:p>
          </table:table-cell>
          <table:table-cell office:value-type="string" calcext:value-type="string">
            <text:p>01050413</text:p>
          </table:table-cell>
          <table:table-cell office:value-type="string" calcext:value-type="string">
            <text:p>Ntemanga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6118" calcext:value-type="float">
            <text:p>-16.611800</text:p>
          </table:table-cell>
          <table:table-cell office:value-type="float" office:value="33.1935" calcext:value-type="float">
            <text:p>33.193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4</text:p>
          </table:table-cell>
          <table:table-cell office:value-type="float" office:value="1050412" calcext:value-type="float">
            <text:p>1050412</text:p>
          </table:table-cell>
          <table:table-cell office:value-type="string" calcext:value-type="string">
            <text:p>01050412</text:p>
          </table:table-cell>
          <table:table-cell office:value-type="string" calcext:value-type="string">
            <text:p>Nachin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7043" calcext:value-type="float">
            <text:p>-16.704300</text:p>
          </table:table-cell>
          <table:table-cell office:value-type="float" office:value="33.0626" calcext:value-type="float">
            <text:p>33.0626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5</text:p>
          </table:table-cell>
          <table:table-cell office:value-type="float" office:value="1050411" calcext:value-type="float">
            <text:p>1050411</text:p>
          </table:table-cell>
          <table:table-cell office:value-type="string" calcext:value-type="string">
            <text:p>01050411</text:p>
          </table:table-cell>
          <table:table-cell office:value-type="string" calcext:value-type="string">
            <text:p>Mazoé - Pon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5476" calcext:value-type="float">
            <text:p>-16.547600</text:p>
          </table:table-cell>
          <table:table-cell office:value-type="float" office:value="33.3786" calcext:value-type="float">
            <text:p>33.3786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6</text:p>
          </table:table-cell>
          <table:table-cell office:value-type="float" office:value="1050410" calcext:value-type="float">
            <text:p>1050410</text:p>
          </table:table-cell>
          <table:table-cell office:value-type="string" calcext:value-type="string">
            <text:p>01050410</text:p>
          </table:table-cell>
          <table:table-cell office:value-type="string" calcext:value-type="string">
            <text:p>Go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3929" calcext:value-type="float">
            <text:p>-16.392900</text:p>
          </table:table-cell>
          <table:table-cell office:value-type="float" office:value="33.3082" calcext:value-type="float">
            <text:p>33.308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7</text:p>
          </table:table-cell>
          <table:table-cell office:value-type="float" office:value="1050408" calcext:value-type="float">
            <text:p>1050408</text:p>
          </table:table-cell>
          <table:table-cell office:value-type="string" calcext:value-type="string">
            <text:p>01050408</text:p>
          </table:table-cell>
          <table:table-cell office:value-type="string" calcext:value-type="string">
            <text:p>Chipembe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4617" calcext:value-type="float">
            <text:p>-16.461700</text:p>
          </table:table-cell>
          <table:table-cell office:value-type="float" office:value="33.0924" calcext:value-type="float">
            <text:p>33.092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8</text:p>
          </table:table-cell>
          <table:table-cell office:value-type="float" office:value="1050406" calcext:value-type="float">
            <text:p>1050406</text:p>
          </table:table-cell>
          <table:table-cell office:value-type="string" calcext:value-type="string">
            <text:p>01050406</text:p>
          </table:table-cell>
          <table:table-cell office:value-type="string" calcext:value-type="string">
            <text:p>Changa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83</text:p>
          </table:table-cell>
          <table:table-cell office:value-type="float" office:value="-16.8363" calcext:value-type="float">
            <text:p>-16.836300</text:p>
          </table:table-cell>
          <table:table-cell office:value-type="float" office:value="33.2774" calcext:value-type="float">
            <text:p>33.277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69</text:p>
          </table:table-cell>
          <table:table-cell office:value-type="float" office:value="1050409" calcext:value-type="float">
            <text:p>1050409</text:p>
          </table:table-cell>
          <table:table-cell office:value-type="string" calcext:value-type="string">
            <text:p>01050409</text:p>
          </table:table-cell>
          <table:table-cell office:value-type="string" calcext:value-type="string">
            <text:p>Dzu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96" calcext:value-type="float">
            <text:p>-16.960000</text:p>
          </table:table-cell>
          <table:table-cell office:value-type="float" office:value="32.9193" calcext:value-type="float">
            <text:p>32.919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70</text:p>
          </table:table-cell>
          <table:table-cell office:value-type="float" office:value="1050415" calcext:value-type="float">
            <text:p>1050415</text:p>
          </table:table-cell>
          <table:table-cell office:value-type="string" calcext:value-type="string">
            <text:p>01050415</text:p>
          </table:table-cell>
          <table:table-cell office:value-type="string" calcext:value-type="string">
            <text:p>Msa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3516" calcext:value-type="float">
            <text:p>-16.351600</text:p>
          </table:table-cell>
          <table:table-cell office:value-type="float" office:value="33.4563" calcext:value-type="float">
            <text:p>33.456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771</text:p>
          </table:table-cell>
          <table:table-cell office:value-type="float" office:value="1050418" calcext:value-type="float">
            <text:p>1050418</text:p>
          </table:table-cell>
          <table:table-cell office:value-type="string" calcext:value-type="string">
            <text:p>010504?</text:p>
          </table:table-cell>
          <table:table-cell office:value-type="string" calcext:value-type="string">
            <text:p>Cao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3</text:p>
          </table:table-cell>
          <table:table-cell office:value-type="float" office:value="-16.389538" calcext:value-type="float">
            <text:p>-16.389538</text:p>
          </table:table-cell>
          <table:table-cell office:value-type="float" office:value="33.258792" calcext:value-type="float">
            <text:p>33.258792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-MOZ-00772</text:p>
          </table:table-cell>
          <table:table-cell office:value-type="float" office:value="1050506" calcext:value-type="float">
            <text:p>1050506</text:p>
          </table:table-cell>
          <table:table-cell office:value-type="string" calcext:value-type="string">
            <text:p>01050506</text:p>
          </table:table-cell>
          <table:table-cell office:value-type="string" calcext:value-type="string">
            <text:p>Chifun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82</text:p>
          </table:table-cell>
          <table:table-cell office:value-type="float" office:value="-14.8803" calcext:value-type="float">
            <text:p>-14.880300</text:p>
          </table:table-cell>
          <table:table-cell office:value-type="float" office:value="32.8361" calcext:value-type="float">
            <text:p>32.8361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-MOZ-00773</text:p>
          </table:table-cell>
          <table:table-cell office:value-type="float" office:value="1050511" calcext:value-type="float">
            <text:p>1050511</text:p>
          </table:table-cell>
          <table:table-cell office:value-type="string" calcext:value-type="string">
            <text:p>01050511</text:p>
          </table:table-cell>
          <table:table-cell office:value-type="string" calcext:value-type="string">
            <text:p>N'Kant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2</text:p>
          </table:table-cell>
          <table:table-cell office:value-type="float" office:value="-14.0897" calcext:value-type="float">
            <text:p>-14.089700</text:p>
          </table:table-cell>
          <table:table-cell office:value-type="float" office:value="33.0952" calcext:value-type="float">
            <text:p>33.095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-MOZ-00774</text:p>
          </table:table-cell>
          <table:table-cell office:value-type="float" office:value="1050512" calcext:value-type="float">
            <text:p>1050512</text:p>
          </table:table-cell>
          <table:table-cell office:value-type="string" calcext:value-type="string">
            <text:p>01050512</text:p>
          </table:table-cell>
          <table:table-cell office:value-type="string" calcext:value-type="string">
            <text:p>Khama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2</text:p>
          </table:table-cell>
          <table:table-cell office:value-type="float" office:value="-14.717669" calcext:value-type="float">
            <text:p>-14.717669</text:p>
          </table:table-cell>
          <table:table-cell office:value-type="float" office:value="32.915848" calcext:value-type="float">
            <text:p>32.915848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-MOZ-00775</text:p>
          </table:table-cell>
          <table:table-cell office:value-type="float" office:value="1050507" calcext:value-type="float">
            <text:p>1050507</text:p>
          </table:table-cell>
          <table:table-cell office:value-type="string" calcext:value-type="string">
            <text:p>01050507</text:p>
          </table:table-cell>
          <table:table-cell office:value-type="string" calcext:value-type="string">
            <text:p>Lu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2</text:p>
          </table:table-cell>
          <table:table-cell office:value-type="float" office:value="-15.1333" calcext:value-type="float">
            <text:p>-15.133300</text:p>
          </table:table-cell>
          <table:table-cell office:value-type="float" office:value="32.8964" calcext:value-type="float">
            <text:p>32.8964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-MOZ-00776</text:p>
          </table:table-cell>
          <table:table-cell office:value-type="float" office:value="1050508" calcext:value-type="float">
            <text:p>1050508</text:p>
          </table:table-cell>
          <table:table-cell office:value-type="string" calcext:value-type="string">
            <text:p>01050508</text:p>
          </table:table-cell>
          <table:table-cell office:value-type="string" calcext:value-type="string">
            <text:p>Nsadz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2</text:p>
          </table:table-cell>
          <table:table-cell office:value-type="float" office:value="-14.3372" calcext:value-type="float">
            <text:p>-14.337200</text:p>
          </table:table-cell>
          <table:table-cell office:value-type="float" office:value="32.3553" calcext:value-type="float">
            <text:p>32.3553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-MOZ-00777</text:p>
          </table:table-cell>
          <table:table-cell office:value-type="float" office:value="1050510" calcext:value-type="float">
            <text:p>1050510</text:p>
          </table:table-cell>
          <table:table-cell office:value-type="string" calcext:value-type="string">
            <text:p>01050510</text:p>
          </table:table-cell>
          <table:table-cell office:value-type="string" calcext:value-type="string">
            <text:p>Vila Mualad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2</text:p>
          </table:table-cell>
          <table:table-cell office:value-type="float" office:value="-14.1619" calcext:value-type="float">
            <text:p>-14.161900</text:p>
          </table:table-cell>
          <table:table-cell office:value-type="float" office:value="32.985" calcext:value-type="float">
            <text:p>32.9850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-MOZ-00778</text:p>
          </table:table-cell>
          <table:table-cell office:value-type="float" office:value="1050509" calcext:value-type="float">
            <text:p>1050509</text:p>
          </table:table-cell>
          <table:table-cell office:value-type="string" calcext:value-type="string">
            <text:p>01050509</text:p>
          </table:table-cell>
          <table:table-cell office:value-type="string" calcext:value-type="string">
            <text:p>Theques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2</text:p>
          </table:table-cell>
          <table:table-cell office:value-type="float" office:value="-14.6175" calcext:value-type="float">
            <text:p>-14.617500</text:p>
          </table:table-cell>
          <table:table-cell office:value-type="float" office:value="32.4902" calcext:value-type="float">
            <text:p>32.490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779</text:p>
          </table:table-cell>
          <table:table-cell office:value-type="float" office:value="1050606" calcext:value-type="float">
            <text:p>1050606</text:p>
          </table:table-cell>
          <table:table-cell office:value-type="string" calcext:value-type="string">
            <text:p>01050606</text:p>
          </table:table-cell>
          <table:table-cell office:value-type="string" calcext:value-type="string">
            <text:p>Caz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1</text:p>
          </table:table-cell>
          <table:table-cell office:value-type="float" office:value="-15.3833" calcext:value-type="float">
            <text:p>-15.383300</text:p>
          </table:table-cell>
          <table:table-cell office:value-type="float" office:value="33.6286" calcext:value-type="float">
            <text:p>33.6286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780</text:p>
          </table:table-cell>
          <table:table-cell office:value-type="float" office:value="1050609" calcext:value-type="float">
            <text:p>1050609</text:p>
          </table:table-cell>
          <table:table-cell office:value-type="string" calcext:value-type="string">
            <text:p>01050609</text:p>
          </table:table-cell>
          <table:table-cell office:value-type="string" calcext:value-type="string">
            <text:p>M'Vudzi Pon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1</text:p>
          </table:table-cell>
          <table:table-cell office:value-type="float" office:value="-15.8064" calcext:value-type="float">
            <text:p>-15.806400</text:p>
          </table:table-cell>
          <table:table-cell office:value-type="float" office:value="33.4698" calcext:value-type="float">
            <text:p>33.4698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781</text:p>
          </table:table-cell>
          <table:table-cell office:value-type="float" office:value="1050608" calcext:value-type="float">
            <text:p>1050608</text:p>
          </table:table-cell>
          <table:table-cell office:value-type="string" calcext:value-type="string">
            <text:p>01050608</text:p>
          </table:table-cell>
          <table:table-cell office:value-type="string" calcext:value-type="string">
            <text:p>Manje (Chiuta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81</text:p>
          </table:table-cell>
          <table:table-cell office:value-type="float" office:value="-15.3789" calcext:value-type="float">
            <text:p>-15.378900</text:p>
          </table:table-cell>
          <table:table-cell office:value-type="float" office:value="33.2014" calcext:value-type="float">
            <text:p>33.201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782</text:p>
          </table:table-cell>
          <table:table-cell office:value-type="float" office:value="1050607" calcext:value-type="float">
            <text:p>1050607</text:p>
          </table:table-cell>
          <table:table-cell office:value-type="string" calcext:value-type="string">
            <text:p>01050607</text:p>
          </table:table-cell>
          <table:table-cell office:value-type="string" calcext:value-type="string">
            <text:p>Cau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1</text:p>
          </table:table-cell>
          <table:table-cell office:value-type="float" office:value="-15.6544" calcext:value-type="float">
            <text:p>-15.654400</text:p>
          </table:table-cell>
          <table:table-cell office:value-type="float" office:value="33.3664" calcext:value-type="float">
            <text:p>33.366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0783</text:p>
          </table:table-cell>
          <table:table-cell office:value-type="float" office:value="1050605" calcext:value-type="float">
            <text:p>1050605</text:p>
          </table:table-cell>
          <table:table-cell office:value-type="string" calcext:value-type="string">
            <text:p>010506?</text:p>
          </table:table-cell>
          <table:table-cell office:value-type="string" calcext:value-type="string">
            <text:p>Matenj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1</text:p>
          </table:table-cell>
          <table:table-cell office:value-type="float" office:value="-15.405006" calcext:value-type="float">
            <text:p>-15.405006</text:p>
          </table:table-cell>
          <table:table-cell office:value-type="float" office:value="33.258793" calcext:value-type="float">
            <text:p>33.258793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784</text:p>
          </table:table-cell>
          <table:table-cell office:value-type="float" office:value="1050709" calcext:value-type="float">
            <text:p>1050709</text:p>
          </table:table-cell>
          <table:table-cell office:value-type="string" calcext:value-type="string">
            <text:p>01050709</text:p>
          </table:table-cell>
          <table:table-cell office:value-type="string" calcext:value-type="string">
            <text:p>Miwan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80</text:p>
          </table:table-cell>
          <table:table-cell office:value-type="float" office:value="-15.0789" calcext:value-type="float">
            <text:p>-15.078900</text:p>
          </table:table-cell>
          <table:table-cell office:value-type="float" office:value="33.6798" calcext:value-type="float">
            <text:p>33.6798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785</text:p>
          </table:table-cell>
          <table:table-cell office:value-type="float" office:value="1050708" calcext:value-type="float">
            <text:p>1050708</text:p>
          </table:table-cell>
          <table:table-cell office:value-type="string" calcext:value-type="string">
            <text:p>01050708</text:p>
          </table:table-cell>
          <table:table-cell office:value-type="string" calcext:value-type="string">
            <text:p>Nhamade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0</text:p>
          </table:table-cell>
          <table:table-cell office:value-type="float" office:value="-14.6239" calcext:value-type="float">
            <text:p>-14.623900</text:p>
          </table:table-cell>
          <table:table-cell office:value-type="float" office:value="33.5542" calcext:value-type="float">
            <text:p>33.554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786</text:p>
          </table:table-cell>
          <table:table-cell office:value-type="float" office:value="1050707" calcext:value-type="float">
            <text:p>1050707</text:p>
          </table:table-cell>
          <table:table-cell office:value-type="string" calcext:value-type="string">
            <text:p>01050707</text:p>
          </table:table-cell>
          <table:table-cell office:value-type="string" calcext:value-type="string">
            <text:p>Macan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80</text:p>
          </table:table-cell>
          <table:table-cell office:value-type="float" office:value="-14.9033" calcext:value-type="float">
            <text:p>-14.903300</text:p>
          </table:table-cell>
          <table:table-cell office:value-type="float" office:value="33.6119" calcext:value-type="float">
            <text:p>33.6119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787</text:p>
          </table:table-cell>
          <table:table-cell office:value-type="float" office:value="1050710" calcext:value-type="float">
            <text:p>1050710</text:p>
          </table:table-cell>
          <table:table-cell office:value-type="string" calcext:value-type="string">
            <text:p>01050710</text:p>
          </table:table-cell>
          <table:table-cell office:value-type="string" calcext:value-type="string">
            <text:p>Mtchonch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0</text:p>
          </table:table-cell>
          <table:table-cell office:value-type="float" office:value="-14.9416" calcext:value-type="float">
            <text:p>-14.941600</text:p>
          </table:table-cell>
          <table:table-cell office:value-type="float" office:value="33.9259" calcext:value-type="float">
            <text:p>33.9259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788</text:p>
          </table:table-cell>
          <table:table-cell office:value-type="float" office:value="1050706" calcext:value-type="float">
            <text:p>1050706</text:p>
          </table:table-cell>
          <table:table-cell office:value-type="string" calcext:value-type="string">
            <text:p>01050706</text:p>
          </table:table-cell>
          <table:table-cell office:value-type="string" calcext:value-type="string">
            <text:p>Chidzolomon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0</text:p>
          </table:table-cell>
          <table:table-cell office:value-type="float" office:value="-15.0228" calcext:value-type="float">
            <text:p>-15.022800</text:p>
          </table:table-cell>
          <table:table-cell office:value-type="float" office:value="33.3955" calcext:value-type="float">
            <text:p>33.395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789</text:p>
          </table:table-cell>
          <table:table-cell office:value-type="float" office:value="1050711" calcext:value-type="float">
            <text:p>1050711</text:p>
          </table:table-cell>
          <table:table-cell office:value-type="string" calcext:value-type="string">
            <text:p>010507?</text:p>
          </table:table-cell>
          <table:table-cell office:value-type="string" calcext:value-type="string">
            <text:p>Camp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0</text:p>
          </table:table-cell>
          <table:table-cell office:value-type="float" office:value="-14.790019" calcext:value-type="float">
            <text:p>-14.790019</text:p>
          </table:table-cell>
          <table:table-cell office:value-type="float" office:value="33.528017" calcext:value-type="float">
            <text:p>33.528017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790</text:p>
          </table:table-cell>
          <table:table-cell office:value-type="float" office:value="1050713" calcext:value-type="float">
            <text:p>1050713</text:p>
          </table:table-cell>
          <table:table-cell office:value-type="string" calcext:value-type="string">
            <text:p>010507?</text:p>
          </table:table-cell>
          <table:table-cell office:value-type="string" calcext:value-type="string">
            <text:p>Baw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0</text:p>
          </table:table-cell>
          <table:table-cell office:value-type="float" office:value="-14.790028" calcext:value-type="float">
            <text:p>-14.790028</text:p>
          </table:table-cell>
          <table:table-cell office:value-type="float" office:value="33.528007" calcext:value-type="float">
            <text:p>33.528007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791</text:p>
          </table:table-cell>
          <table:table-cell office:value-type="float" office:value="1050712" calcext:value-type="float">
            <text:p>1050712</text:p>
          </table:table-cell>
          <table:table-cell office:value-type="string" calcext:value-type="string">
            <text:p>010507?</text:p>
          </table:table-cell>
          <table:table-cell office:value-type="string" calcext:value-type="string">
            <text:p>Walo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0</text:p>
          </table:table-cell>
          <table:table-cell office:value-type="float" office:value="-14.808769" calcext:value-type="float">
            <text:p>-14.808769</text:p>
          </table:table-cell>
          <table:table-cell office:value-type="float" office:value="33.527301" calcext:value-type="float">
            <text:p>33.527301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792</text:p>
          </table:table-cell>
          <table:table-cell office:value-type="float" office:value="1050807" calcext:value-type="float">
            <text:p>1050807</text:p>
          </table:table-cell>
          <table:table-cell office:value-type="string" calcext:value-type="string">
            <text:p>01050807</text:p>
          </table:table-cell>
          <table:table-cell office:value-type="string" calcext:value-type="string">
            <text:p>Chintho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9</text:p>
          </table:table-cell>
          <table:table-cell office:value-type="float" office:value="-15.853" calcext:value-type="float">
            <text:p>-15.853000</text:p>
          </table:table-cell>
          <table:table-cell office:value-type="float" office:value="30.5877" calcext:value-type="float">
            <text:p>30.5877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793</text:p>
          </table:table-cell>
          <table:table-cell office:value-type="float" office:value="1050808" calcext:value-type="float">
            <text:p>1050808</text:p>
          </table:table-cell>
          <table:table-cell office:value-type="string" calcext:value-type="string">
            <text:p>01050808</text:p>
          </table:table-cell>
          <table:table-cell office:value-type="string" calcext:value-type="string">
            <text:p>Chite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9</text:p>
          </table:table-cell>
          <table:table-cell office:value-type="float" office:value="-15.9975" calcext:value-type="float">
            <text:p>-15.997500</text:p>
          </table:table-cell>
          <table:table-cell office:value-type="float" office:value="30.5645" calcext:value-type="float">
            <text:p>30.564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794</text:p>
          </table:table-cell>
          <table:table-cell office:value-type="float" office:value="1050809" calcext:value-type="float">
            <text:p>1050809</text:p>
          </table:table-cell>
          <table:table-cell office:value-type="string" calcext:value-type="string">
            <text:p>01050809</text:p>
          </table:table-cell>
          <table:table-cell office:value-type="string" calcext:value-type="string">
            <text:p>Daq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9</text:p>
          </table:table-cell>
          <table:table-cell office:value-type="float" office:value="-15.8439" calcext:value-type="float">
            <text:p>-15.843900</text:p>
          </table:table-cell>
          <table:table-cell office:value-type="float" office:value="32.1414" calcext:value-type="float">
            <text:p>32.141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795</text:p>
          </table:table-cell>
          <table:table-cell office:value-type="float" office:value="1050810" calcext:value-type="float">
            <text:p>1050810</text:p>
          </table:table-cell>
          <table:table-cell office:value-type="string" calcext:value-type="string">
            <text:p>01050810</text:p>
          </table:table-cell>
          <table:table-cell office:value-type="string" calcext:value-type="string">
            <text:p>Mágo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79</text:p>
          </table:table-cell>
          <table:table-cell office:value-type="float" office:value="-15.8061" calcext:value-type="float">
            <text:p>-15.806100</text:p>
          </table:table-cell>
          <table:table-cell office:value-type="float" office:value="31.7511" calcext:value-type="float">
            <text:p>31.7511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796</text:p>
          </table:table-cell>
          <table:table-cell office:value-type="float" office:value="1050811" calcext:value-type="float">
            <text:p>1050811</text:p>
          </table:table-cell>
          <table:table-cell office:value-type="string" calcext:value-type="string">
            <text:p>01050811</text:p>
          </table:table-cell>
          <table:table-cell office:value-type="string" calcext:value-type="string">
            <text:p>Mucumbu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79</text:p>
          </table:table-cell>
          <table:table-cell office:value-type="float" office:value="-16.1922" calcext:value-type="float">
            <text:p>-16.192200</text:p>
          </table:table-cell>
          <table:table-cell office:value-type="float" office:value="31.689" calcext:value-type="float">
            <text:p>31.6890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797</text:p>
          </table:table-cell>
          <table:table-cell office:value-type="float" office:value="1050812" calcext:value-type="float">
            <text:p>1050812</text:p>
          </table:table-cell>
          <table:table-cell office:value-type="string" calcext:value-type="string">
            <text:p>01050812</text:p>
          </table:table-cell>
          <table:table-cell office:value-type="string" calcext:value-type="string">
            <text:p>Mussengue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9</text:p>
          </table:table-cell>
          <table:table-cell office:value-type="float" office:value="-15.9328" calcext:value-type="float">
            <text:p>-15.932800</text:p>
          </table:table-cell>
          <table:table-cell office:value-type="float" office:value="31.0943" calcext:value-type="float">
            <text:p>31.094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798</text:p>
          </table:table-cell>
          <table:table-cell office:value-type="float" office:value="1050806" calcext:value-type="float">
            <text:p>1050806</text:p>
          </table:table-cell>
          <table:table-cell office:value-type="string" calcext:value-type="string">
            <text:p>01050806</text:p>
          </table:table-cell>
          <table:table-cell office:value-type="string" calcext:value-type="string">
            <text:p>Cazind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9</text:p>
          </table:table-cell>
          <table:table-cell office:value-type="float" office:value="-15.7723" calcext:value-type="float">
            <text:p>-15.772300</text:p>
          </table:table-cell>
          <table:table-cell office:value-type="float" office:value="31.6468" calcext:value-type="float">
            <text:p>31.6468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799</text:p>
          </table:table-cell>
          <table:table-cell office:value-type="float" office:value="1050813" calcext:value-type="float">
            <text:p>1050813</text:p>
          </table:table-cell>
          <table:table-cell office:value-type="string" calcext:value-type="string">
            <text:p>010508?</text:p>
          </table:table-cell>
          <table:table-cell office:value-type="string" calcext:value-type="string">
            <text:p>Camboto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9</text:p>
          </table:table-cell>
          <table:table-cell office:value-type="float" office:value="-15.799545" calcext:value-type="float">
            <text:p>-15.799545</text:p>
          </table:table-cell>
          <table:table-cell office:value-type="float" office:value="31.354164" calcext:value-type="float">
            <text:p>31.354164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800</text:p>
          </table:table-cell>
          <table:table-cell office:value-type="float" office:value="1050907" calcext:value-type="float">
            <text:p>1050907</text:p>
          </table:table-cell>
          <table:table-cell office:value-type="string" calcext:value-type="string">
            <text:p>01050907</text:p>
          </table:table-cell>
          <table:table-cell office:value-type="string" calcext:value-type="string">
            <text:p>Fingoé (Marávia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8</text:p>
          </table:table-cell>
          <table:table-cell office:value-type="float" office:value="-15.1603" calcext:value-type="float">
            <text:p>-15.160300</text:p>
          </table:table-cell>
          <table:table-cell office:value-type="float" office:value="31.8922" calcext:value-type="float">
            <text:p>31.892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801</text:p>
          </table:table-cell>
          <table:table-cell office:value-type="float" office:value="1050906" calcext:value-type="float">
            <text:p>1050906</text:p>
          </table:table-cell>
          <table:table-cell office:value-type="string" calcext:value-type="string">
            <text:p>01050906</text:p>
          </table:table-cell>
          <table:table-cell office:value-type="string" calcext:value-type="string">
            <text:p>Chipu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78</text:p>
          </table:table-cell>
          <table:table-cell office:value-type="float" office:value="-14.9847" calcext:value-type="float">
            <text:p>-14.984700</text:p>
          </table:table-cell>
          <table:table-cell office:value-type="float" office:value="32.2833" calcext:value-type="float">
            <text:p>32.283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802</text:p>
          </table:table-cell>
          <table:table-cell office:value-type="float" office:value="1050908" calcext:value-type="float">
            <text:p>1050908</text:p>
          </table:table-cell>
          <table:table-cell office:value-type="string" calcext:value-type="string">
            <text:p>01050908</text:p>
          </table:table-cell>
          <table:table-cell office:value-type="string" calcext:value-type="string">
            <text:p>Malowe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8</text:p>
          </table:table-cell>
          <table:table-cell office:value-type="float" office:value="-14.5761" calcext:value-type="float">
            <text:p>-14.576100</text:p>
          </table:table-cell>
          <table:table-cell office:value-type="float" office:value="31.7397" calcext:value-type="float">
            <text:p>31.7397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803</text:p>
          </table:table-cell>
          <table:table-cell office:value-type="float" office:value="1050909" calcext:value-type="float">
            <text:p>1050909</text:p>
          </table:table-cell>
          <table:table-cell office:value-type="string" calcext:value-type="string">
            <text:p>01050909</text:p>
          </table:table-cell>
          <table:table-cell office:value-type="string" calcext:value-type="string">
            <text:p>Uncanha (Piripiri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8</text:p>
          </table:table-cell>
          <table:table-cell office:value-type="float" office:value="-14.9525" calcext:value-type="float">
            <text:p>-14.952500</text:p>
          </table:table-cell>
          <table:table-cell office:value-type="float" office:value="31.41" calcext:value-type="float">
            <text:p>31.4100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804</text:p>
          </table:table-cell>
          <table:table-cell office:value-type="float" office:value="1050910" calcext:value-type="float">
            <text:p>1050910</text:p>
          </table:table-cell>
          <table:table-cell office:value-type="string" calcext:value-type="string">
            <text:p>01050910</text:p>
          </table:table-cell>
          <table:table-cell office:value-type="string" calcext:value-type="string">
            <text:p>Cassue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8</text:p>
          </table:table-cell>
          <table:table-cell office:value-type="float" office:value="-14.4092" calcext:value-type="float">
            <text:p>-14.409200</text:p>
          </table:table-cell>
          <table:table-cell office:value-type="float" office:value="32.0142" calcext:value-type="float">
            <text:p>32.014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805</text:p>
          </table:table-cell>
          <table:table-cell office:value-type="float" office:value="1050998" calcext:value-type="float">
            <text:p>1050998</text:p>
          </table:table-cell>
          <table:table-cell office:value-type="string" calcext:value-type="string">
            <text:p>01050998</text:p>
          </table:table-cell>
          <table:table-cell office:value-type="string" calcext:value-type="string">
            <text:p>Chipe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8</text:p>
          </table:table-cell>
          <table:table-cell office:value-type="float" office:value="-15.48" calcext:value-type="float">
            <text:p>-15.480000</text:p>
          </table:table-cell>
          <table:table-cell office:value-type="float" office:value="32.4897" calcext:value-type="float">
            <text:p>32.4897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806</text:p>
          </table:table-cell>
          <table:table-cell office:value-type="float" office:value="1050911" calcext:value-type="float">
            <text:p>1050911</text:p>
          </table:table-cell>
          <table:table-cell office:value-type="string" calcext:value-type="string">
            <text:p>010509?</text:p>
          </table:table-cell>
          <table:table-cell office:value-type="string" calcext:value-type="string">
            <text:p>Nhe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8</text:p>
          </table:table-cell>
          <table:table-cell office:value-type="float" office:value="-15.118148" calcext:value-type="float">
            <text:p>-15.118148</text:p>
          </table:table-cell>
          <table:table-cell office:value-type="float" office:value="31.992809" calcext:value-type="float">
            <text:p>31.992809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07</text:p>
          </table:table-cell>
          <table:table-cell office:value-type="float" office:value="1051011" calcext:value-type="float">
            <text:p>1051011</text:p>
          </table:table-cell>
          <table:table-cell office:value-type="string" calcext:value-type="string">
            <text:p>01051011</text:p>
          </table:table-cell>
          <table:table-cell office:value-type="string" calcext:value-type="string">
            <text:p>Caphirizan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office:value-type="float" office:value="-15.8072" calcext:value-type="float">
            <text:p>-15.807200</text:p>
          </table:table-cell>
          <table:table-cell office:value-type="float" office:value="34.25" calcext:value-type="float">
            <text:p>34.2500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08</text:p>
          </table:table-cell>
          <table:table-cell office:value-type="float" office:value="1051006" calcext:value-type="float">
            <text:p>1051006</text:p>
          </table:table-cell>
          <table:table-cell office:value-type="string" calcext:value-type="string">
            <text:p>01051006</text:p>
          </table:table-cell>
          <table:table-cell office:value-type="string" calcext:value-type="string">
            <text:p>Zób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74</text:p>
          </table:table-cell>
          <table:table-cell office:value-type="float" office:value="-15.6016" calcext:value-type="float">
            <text:p>-15.601600</text:p>
          </table:table-cell>
          <table:table-cell office:value-type="float" office:value="34.3359" calcext:value-type="float">
            <text:p>34.3359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09</text:p>
          </table:table-cell>
          <table:table-cell office:value-type="float" office:value="1051009" calcext:value-type="float">
            <text:p>1051009</text:p>
          </table:table-cell>
          <table:table-cell office:value-type="string" calcext:value-type="string">
            <text:p>01051009</text:p>
          </table:table-cell>
          <table:table-cell office:value-type="string" calcext:value-type="string">
            <text:p>Be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office:value-type="float" office:value="-16.1914" calcext:value-type="float">
            <text:p>-16.191400</text:p>
          </table:table-cell>
          <table:table-cell office:value-type="float" office:value="33.6309" calcext:value-type="float">
            <text:p>33.6309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0</text:p>
          </table:table-cell>
          <table:table-cell office:value-type="float" office:value="1051015" calcext:value-type="float">
            <text:p>1051015</text:p>
          </table:table-cell>
          <table:table-cell office:value-type="string" calcext:value-type="string">
            <text:p>01051015</text:p>
          </table:table-cell>
          <table:table-cell office:value-type="string" calcext:value-type="string">
            <text:p>Nicu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office:value-type="float" office:value="-16.1726" calcext:value-type="float">
            <text:p>-16.172600</text:p>
          </table:table-cell>
          <table:table-cell office:value-type="float" office:value="34.2632" calcext:value-type="float">
            <text:p>34.263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1</text:p>
          </table:table-cell>
          <table:table-cell office:value-type="float" office:value="1051014" calcext:value-type="float">
            <text:p>1051014</text:p>
          </table:table-cell>
          <table:table-cell office:value-type="string" calcext:value-type="string">
            <text:p>01051014</text:p>
          </table:table-cell>
          <table:table-cell office:value-type="string" calcext:value-type="string">
            <text:p>Nconded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office:value-type="float" office:value="-15.5314" calcext:value-type="float">
            <text:p>-15.531400</text:p>
          </table:table-cell>
          <table:table-cell office:value-type="float" office:value="34.3107" calcext:value-type="float">
            <text:p>34.3107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2</text:p>
          </table:table-cell>
          <table:table-cell office:value-type="float" office:value="1051013" calcext:value-type="float">
            <text:p>1051013</text:p>
          </table:table-cell>
          <table:table-cell office:value-type="string" calcext:value-type="string">
            <text:p>01051013</text:p>
          </table:table-cell>
          <table:table-cell office:value-type="string" calcext:value-type="string">
            <text:p>Cf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table:style-name="ce44" office:value-type="float" office:value="-16.116788" calcext:value-type="float">
            <text:p>-16.116788</text:p>
          </table:table-cell>
          <table:table-cell table:style-name="ce44" office:value-type="float" office:value="33.733294" calcext:value-type="float">
            <text:p>33.733294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3</text:p>
          </table:table-cell>
          <table:table-cell office:value-type="float" office:value="1051012" calcext:value-type="float">
            <text:p>1051012</text:p>
          </table:table-cell>
          <table:table-cell office:value-type="string" calcext:value-type="string">
            <text:p>01051012</text:p>
          </table:table-cell>
          <table:table-cell office:value-type="string" calcext:value-type="string">
            <text:p>Kh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table:style-name="ce44" office:value-type="float" office:value="-16.116566" calcext:value-type="float">
            <text:p>-16.116566</text:p>
          </table:table-cell>
          <table:table-cell table:style-name="ce44" office:value-type="float" office:value="33.733221" calcext:value-type="float">
            <text:p>33.733221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4</text:p>
          </table:table-cell>
          <table:table-cell office:value-type="float" office:value="1051010" calcext:value-type="float">
            <text:p>1051010</text:p>
          </table:table-cell>
          <table:table-cell office:value-type="string" calcext:value-type="string">
            <text:p>01051010</text:p>
          </table:table-cell>
          <table:table-cell office:value-type="string" calcext:value-type="string">
            <text:p>Cambulatsits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office:value-type="float" office:value="-15.9853" calcext:value-type="float">
            <text:p>-15.985300</text:p>
          </table:table-cell>
          <table:table-cell office:value-type="float" office:value="34.192" calcext:value-type="float">
            <text:p>34.1920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5</text:p>
          </table:table-cell>
          <table:table-cell office:value-type="float" office:value="1051008" calcext:value-type="float">
            <text:p>1051008</text:p>
          </table:table-cell>
          <table:table-cell office:value-type="string" calcext:value-type="string">
            <text:p>01051008</text:p>
          </table:table-cell>
          <table:table-cell office:value-type="string" calcext:value-type="string">
            <text:p>Moatize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74</text:p>
          </table:table-cell>
          <table:table-cell office:value-type="float" office:value="-16.1245" calcext:value-type="float">
            <text:p>-16.124500</text:p>
          </table:table-cell>
          <table:table-cell office:value-type="float" office:value="33.746" calcext:value-type="float">
            <text:p>33.7460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6</text:p>
          </table:table-cell>
          <table:table-cell office:value-type="float" office:value="1051007" calcext:value-type="float">
            <text:p>1051007</text:p>
          </table:table-cell>
          <table:table-cell office:value-type="string" calcext:value-type="string">
            <text:p>01051007</text:p>
          </table:table-cell>
          <table:table-cell office:value-type="string" calcext:value-type="string">
            <text:p>Mam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office:value-type="float" office:value="-15.9099" calcext:value-type="float">
            <text:p>-15.909900</text:p>
          </table:table-cell>
          <table:table-cell office:value-type="float" office:value="34.0834" calcext:value-type="float">
            <text:p>34.083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7</text:p>
          </table:table-cell>
          <table:table-cell office:value-type="float" office:value="1051016" calcext:value-type="float">
            <text:p>1051016</text:p>
          </table:table-cell>
          <table:table-cell office:value-type="string" calcext:value-type="string">
            <text:p>01051016</text:p>
          </table:table-cell>
          <table:table-cell office:value-type="string" calcext:value-type="string">
            <text:p>Samo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office:value-type="float" office:value="-15.7717" calcext:value-type="float">
            <text:p>-15.771700</text:p>
          </table:table-cell>
          <table:table-cell office:value-type="float" office:value="34.1247" calcext:value-type="float">
            <text:p>34.1247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8</text:p>
          </table:table-cell>
          <table:table-cell office:value-type="float" office:value="1051017" calcext:value-type="float">
            <text:p>1051017</text:p>
          </table:table-cell>
          <table:table-cell office:value-type="string" calcext:value-type="string">
            <text:p>01051017</text:p>
          </table:table-cell>
          <table:table-cell office:value-type="string" calcext:value-type="string">
            <text:p>Cat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office:value-type="float" office:value="-16.125596" calcext:value-type="float">
            <text:p>-16.125596</text:p>
          </table:table-cell>
          <table:table-cell office:value-type="float" office:value="33.759921" calcext:value-type="float">
            <text:p>33.759921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819</text:p>
          </table:table-cell>
          <table:table-cell office:value-type="float" office:value="1051018" calcext:value-type="float">
            <text:p>1051018</text:p>
          </table:table-cell>
          <table:table-cell office:value-type="string" calcext:value-type="string">
            <text:p>010510?</text:p>
          </table:table-cell>
          <table:table-cell office:value-type="string" calcext:value-type="string">
            <text:p>Cs De Cadj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4</text:p>
          </table:table-cell>
          <table:table-cell office:value-type="float" office:value="-16.116667" calcext:value-type="float">
            <text:p>-16.116667</text:p>
          </table:table-cell>
          <table:table-cell office:value-type="float" office:value="33.733333" calcext:value-type="float">
            <text:p>33.733333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0</text:p>
          </table:table-cell>
          <table:table-cell office:value-type="float" office:value="1051101" calcext:value-type="float">
            <text:p>1051101</text:p>
          </table:table-cell>
          <table:table-cell office:value-type="string" calcext:value-type="string">
            <text:p>01051101</text:p>
          </table:table-cell>
          <table:table-cell office:value-type="string" calcext:value-type="string">
            <text:p>Mutarar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77</text:p>
          </table:table-cell>
          <table:table-cell office:value-type="float" office:value="-17.4514" calcext:value-type="float">
            <text:p>-17.451400</text:p>
          </table:table-cell>
          <table:table-cell office:value-type="float" office:value="35.0788" calcext:value-type="float">
            <text:p>35.0788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1</text:p>
          </table:table-cell>
          <table:table-cell office:value-type="float" office:value="1051115" calcext:value-type="float">
            <text:p>1051115</text:p>
          </table:table-cell>
          <table:table-cell office:value-type="string" calcext:value-type="string">
            <text:p>01051115</text:p>
          </table:table-cell>
          <table:table-cell office:value-type="string" calcext:value-type="string">
            <text:p>Vila Nova Da Fronte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7</text:p>
          </table:table-cell>
          <table:table-cell office:value-type="float" office:value="-17.1369" calcext:value-type="float">
            <text:p>-17.136900</text:p>
          </table:table-cell>
          <table:table-cell office:value-type="float" office:value="35.1932" calcext:value-type="float">
            <text:p>35.193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2</text:p>
          </table:table-cell>
          <table:table-cell office:value-type="float" office:value="1051113" calcext:value-type="float">
            <text:p>1051113</text:p>
          </table:table-cell>
          <table:table-cell office:value-type="string" calcext:value-type="string">
            <text:p>01051113</text:p>
          </table:table-cell>
          <table:table-cell office:value-type="string" calcext:value-type="string">
            <text:p>Mutarara Vel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7</text:p>
          </table:table-cell>
          <table:table-cell office:value-type="float" office:value="-17.3939" calcext:value-type="float">
            <text:p>-17.393900</text:p>
          </table:table-cell>
          <table:table-cell office:value-type="float" office:value="35.0534" calcext:value-type="float">
            <text:p>35.053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3</text:p>
          </table:table-cell>
          <table:table-cell office:value-type="float" office:value="1051112" calcext:value-type="float">
            <text:p>1051112</text:p>
          </table:table-cell>
          <table:table-cell office:value-type="string" calcext:value-type="string">
            <text:p>01051112</text:p>
          </table:table-cell>
          <table:table-cell office:value-type="string" calcext:value-type="string">
            <text:p>Jardi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7</text:p>
          </table:table-cell>
          <table:table-cell office:value-type="float" office:value="-17.6352" calcext:value-type="float">
            <text:p>-17.635200</text:p>
          </table:table-cell>
          <table:table-cell office:value-type="float" office:value="35.2121" calcext:value-type="float">
            <text:p>35.2121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4</text:p>
          </table:table-cell>
          <table:table-cell office:value-type="float" office:value="1051111" calcext:value-type="float">
            <text:p>1051111</text:p>
          </table:table-cell>
          <table:table-cell office:value-type="string" calcext:value-type="string">
            <text:p>01051111</text:p>
          </table:table-cell>
          <table:table-cell office:value-type="string" calcext:value-type="string">
            <text:p>Inhango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7</text:p>
          </table:table-cell>
          <table:table-cell office:value-type="float" office:value="-17.4878" calcext:value-type="float">
            <text:p>-17.487800</text:p>
          </table:table-cell>
          <table:table-cell office:value-type="float" office:value="35.2442" calcext:value-type="float">
            <text:p>35.244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5</text:p>
          </table:table-cell>
          <table:table-cell office:value-type="float" office:value="1051110" calcext:value-type="float">
            <text:p>1051110</text:p>
          </table:table-cell>
          <table:table-cell office:value-type="string" calcext:value-type="string">
            <text:p>01051110</text:p>
          </table:table-cell>
          <table:table-cell office:value-type="string" calcext:value-type="string">
            <text:p>Dô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7</text:p>
          </table:table-cell>
          <table:table-cell office:value-type="float" office:value="-16.6439" calcext:value-type="float">
            <text:p>-16.643900</text:p>
          </table:table-cell>
          <table:table-cell office:value-type="float" office:value="34.6812" calcext:value-type="float">
            <text:p>34.681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6</text:p>
          </table:table-cell>
          <table:table-cell office:value-type="float" office:value="1051109" calcext:value-type="float">
            <text:p>1051109</text:p>
          </table:table-cell>
          <table:table-cell office:value-type="string" calcext:value-type="string">
            <text:p>01051109</text:p>
          </table:table-cell>
          <table:table-cell office:value-type="string" calcext:value-type="string">
            <text:p>Char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7</text:p>
          </table:table-cell>
          <table:table-cell office:value-type="float" office:value="-17.3473" calcext:value-type="float">
            <text:p>-17.347300</text:p>
          </table:table-cell>
          <table:table-cell office:value-type="float" office:value="35.138" calcext:value-type="float">
            <text:p>35.1380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7</text:p>
          </table:table-cell>
          <table:table-cell office:value-type="float" office:value="1051108" calcext:value-type="float">
            <text:p>1051108</text:p>
          </table:table-cell>
          <table:table-cell office:value-type="string" calcext:value-type="string">
            <text:p>01051108</text:p>
          </table:table-cell>
          <table:table-cell office:value-type="string" calcext:value-type="string">
            <text:p>Ancua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7</text:p>
          </table:table-cell>
          <table:table-cell office:value-type="float" office:value="-16.7844" calcext:value-type="float">
            <text:p>-16.784400</text:p>
          </table:table-cell>
          <table:table-cell office:value-type="float" office:value="34.5543" calcext:value-type="float">
            <text:p>34.5543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8</text:p>
          </table:table-cell>
          <table:table-cell office:value-type="float" office:value="1051107" calcext:value-type="float">
            <text:p>1051107</text:p>
          </table:table-cell>
          <table:table-cell office:value-type="string" calcext:value-type="string">
            <text:p>01051107</text:p>
          </table:table-cell>
          <table:table-cell office:value-type="string" calcext:value-type="string">
            <text:p>Traqui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7</text:p>
          </table:table-cell>
          <table:table-cell office:value-type="float" office:value="-17.4749" calcext:value-type="float">
            <text:p>-17.474900</text:p>
          </table:table-cell>
          <table:table-cell office:value-type="float" office:value="35.2158" calcext:value-type="float">
            <text:p>35.2158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29</text:p>
          </table:table-cell>
          <table:table-cell office:value-type="float" office:value="1051106" calcext:value-type="float">
            <text:p>1051106</text:p>
          </table:table-cell>
          <table:table-cell office:value-type="string" calcext:value-type="string">
            <text:p>01051106</text:p>
          </table:table-cell>
          <table:table-cell office:value-type="string" calcext:value-type="string">
            <text:p>Mutara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77</text:p>
          </table:table-cell>
          <table:table-cell office:value-type="float" office:value="-17.4508" calcext:value-type="float">
            <text:p>-17.450800</text:p>
          </table:table-cell>
          <table:table-cell office:value-type="float" office:value="35.0785" calcext:value-type="float">
            <text:p>35.078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0830</text:p>
          </table:table-cell>
          <table:table-cell office:value-type="float" office:value="1051114" calcext:value-type="float">
            <text:p>1051114</text:p>
          </table:table-cell>
          <table:table-cell office:value-type="string" calcext:value-type="string">
            <text:p>01051114</text:p>
          </table:table-cell>
          <table:table-cell office:value-type="string" calcext:value-type="string">
            <text:p>Sinj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7</text:p>
          </table:table-cell>
          <table:table-cell office:value-type="float" office:value="-17.1833" calcext:value-type="float">
            <text:p>-17.183300</text:p>
          </table:table-cell>
          <table:table-cell office:value-type="float" office:value="35.0667" calcext:value-type="float">
            <text:p>35.0667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831</text:p>
          </table:table-cell>
          <table:table-cell office:value-type="float" office:value="1051206" calcext:value-type="float">
            <text:p>1051206</text:p>
          </table:table-cell>
          <table:table-cell office:value-type="string" calcext:value-type="string">
            <text:p>01051206</text:p>
          </table:table-cell>
          <table:table-cell office:value-type="string" calcext:value-type="string">
            <text:p>Calip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4</text:p>
          </table:table-cell>
          <table:table-cell office:value-type="float" office:value="-14.9019" calcext:value-type="float">
            <text:p>-14.901900</text:p>
          </table:table-cell>
          <table:table-cell office:value-type="float" office:value="34.5698" calcext:value-type="float">
            <text:p>34.5698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832</text:p>
          </table:table-cell>
          <table:table-cell office:value-type="float" office:value="1051207" calcext:value-type="float">
            <text:p>1051207</text:p>
          </table:table-cell>
          <table:table-cell office:value-type="string" calcext:value-type="string">
            <text:p>01051207</text:p>
          </table:table-cell>
          <table:table-cell office:value-type="string" calcext:value-type="string">
            <text:p>N'Tengo Wamba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4</text:p>
          </table:table-cell>
          <table:table-cell office:value-type="float" office:value="-14.8489" calcext:value-type="float">
            <text:p>-14.848900</text:p>
          </table:table-cell>
          <table:table-cell office:value-type="float" office:value="34.5245" calcext:value-type="float">
            <text:p>34.5245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833</text:p>
          </table:table-cell>
          <table:table-cell office:value-type="float" office:value="1051208" calcext:value-type="float">
            <text:p>1051208</text:p>
          </table:table-cell>
          <table:table-cell office:value-type="string" calcext:value-type="string">
            <text:p>01051208</text:p>
          </table:table-cell>
          <table:table-cell office:value-type="string" calcext:value-type="string">
            <text:p>Tsanga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84</text:p>
          </table:table-cell>
          <table:table-cell office:value-type="float" office:value="-15.1611" calcext:value-type="float">
            <text:p>-15.161100</text:p>
          </table:table-cell>
          <table:table-cell office:value-type="float" office:value="34.5611" calcext:value-type="float">
            <text:p>34.5611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834</text:p>
          </table:table-cell>
          <table:table-cell office:value-type="float" office:value="1051209" calcext:value-type="float">
            <text:p>1051209</text:p>
          </table:table-cell>
          <table:table-cell office:value-type="string" calcext:value-type="string">
            <text:p>01051209</text:p>
          </table:table-cell>
          <table:table-cell office:value-type="string" calcext:value-type="string">
            <text:p>Macon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4</text:p>
          </table:table-cell>
          <table:table-cell office:value-type="float" office:value="-15.372357" calcext:value-type="float">
            <text:p>-15.372357</text:p>
          </table:table-cell>
          <table:table-cell office:value-type="float" office:value="34.444444" calcext:value-type="float">
            <text:p>34.444444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0835</text:p>
          </table:table-cell>
          <table:table-cell office:value-type="float" office:value="1051210" calcext:value-type="float">
            <text:p>1051210</text:p>
          </table:table-cell>
          <table:table-cell office:value-type="string" calcext:value-type="string">
            <text:p>01051210</text:p>
          </table:table-cell>
          <table:table-cell office:value-type="string" calcext:value-type="string">
            <text:p>Chinva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84</text:p>
          </table:table-cell>
          <table:table-cell office:value-type="float" office:value="-14.9869" calcext:value-type="float">
            <text:p>-14.986900</text:p>
          </table:table-cell>
          <table:table-cell office:value-type="float" office:value="34.3322" calcext:value-type="float">
            <text:p>34.332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836</text:p>
          </table:table-cell>
          <table:table-cell office:value-type="float" office:value="1051309" calcext:value-type="float">
            <text:p>1051309</text:p>
          </table:table-cell>
          <table:table-cell office:value-type="string" calcext:value-type="string">
            <text:p>01051309</text:p>
          </table:table-cell>
          <table:table-cell office:value-type="string" calcext:value-type="string">
            <text:p>Z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76</text:p>
          </table:table-cell>
          <table:table-cell office:value-type="float" office:value="-15.6147" calcext:value-type="float">
            <text:p>-15.614700</text:p>
          </table:table-cell>
          <table:table-cell office:value-type="float" office:value="30.4394" calcext:value-type="float">
            <text:p>30.4394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837</text:p>
          </table:table-cell>
          <table:table-cell office:value-type="float" office:value="1051307" calcext:value-type="float">
            <text:p>1051307</text:p>
          </table:table-cell>
          <table:table-cell office:value-type="string" calcext:value-type="string">
            <text:p>01051307</text:p>
          </table:table-cell>
          <table:table-cell office:value-type="string" calcext:value-type="string">
            <text:p>Mu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6</text:p>
          </table:table-cell>
          <table:table-cell office:value-type="float" office:value="-15.0075" calcext:value-type="float">
            <text:p>-15.007500</text:p>
          </table:table-cell>
          <table:table-cell office:value-type="float" office:value="31.0028" calcext:value-type="float">
            <text:p>31.0028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838</text:p>
          </table:table-cell>
          <table:table-cell office:value-type="float" office:value="1051310" calcext:value-type="float">
            <text:p>1051310</text:p>
          </table:table-cell>
          <table:table-cell office:value-type="string" calcext:value-type="string">
            <text:p>01051310</text:p>
          </table:table-cell>
          <table:table-cell office:value-type="string" calcext:value-type="string">
            <text:p>Tongue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6</text:p>
          </table:table-cell>
          <table:table-cell office:value-type="float" office:value="-15.3792" calcext:value-type="float">
            <text:p>-15.379200</text:p>
          </table:table-cell>
          <table:table-cell office:value-type="float" office:value="30.7317" calcext:value-type="float">
            <text:p>30.7317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839</text:p>
          </table:table-cell>
          <table:table-cell office:value-type="float" office:value="1051308" calcext:value-type="float">
            <text:p>1051308</text:p>
          </table:table-cell>
          <table:table-cell office:value-type="string" calcext:value-type="string">
            <text:p>01051308</text:p>
          </table:table-cell>
          <table:table-cell office:value-type="string" calcext:value-type="string">
            <text:p>Zámb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6</text:p>
          </table:table-cell>
          <table:table-cell office:value-type="float" office:value="-15.1139" calcext:value-type="float">
            <text:p>-15.113900</text:p>
          </table:table-cell>
          <table:table-cell office:value-type="float" office:value="30.8022" calcext:value-type="float">
            <text:p>30.8022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840</text:p>
          </table:table-cell>
          <table:table-cell office:value-type="float" office:value="1051311" calcext:value-type="float">
            <text:p>1051311</text:p>
          </table:table-cell>
          <table:table-cell office:value-type="string" calcext:value-type="string">
            <text:p>010513?</text:p>
          </table:table-cell>
          <table:table-cell office:value-type="string" calcext:value-type="string">
            <text:p>Caemb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6</text:p>
          </table:table-cell>
          <table:table-cell office:value-type="float" office:value="-15.615972" calcext:value-type="float">
            <text:p>-15.615972</text:p>
          </table:table-cell>
          <table:table-cell office:value-type="float" office:value="30.448933" calcext:value-type="float">
            <text:p>30.448933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841</text:p>
          </table:table-cell>
          <table:table-cell office:value-type="float" office:value="1051312" calcext:value-type="float">
            <text:p>1051312</text:p>
          </table:table-cell>
          <table:table-cell office:value-type="string" calcext:value-type="string">
            <text:p>010513?</text:p>
          </table:table-cell>
          <table:table-cell office:value-type="string" calcext:value-type="string">
            <text:p>Mugangad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6</text:p>
          </table:table-cell>
          <table:table-cell office:value-type="float" office:value="-15.490237" calcext:value-type="float">
            <text:p>-15.490237</text:p>
          </table:table-cell>
          <table:table-cell office:value-type="float" office:value="30.778182" calcext:value-type="float">
            <text:p>30.778182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842</text:p>
          </table:table-cell>
          <table:table-cell office:value-type="float" office:value="1051313" calcext:value-type="float">
            <text:p>1051313</text:p>
          </table:table-cell>
          <table:table-cell office:value-type="string" calcext:value-type="string">
            <text:p>010513?</text:p>
          </table:table-cell>
          <table:table-cell office:value-type="string" calcext:value-type="string">
            <text:p>Bangu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6</text:p>
          </table:table-cell>
          <table:table-cell office:value-type="float" office:value="-15.616667" calcext:value-type="float">
            <text:p>-15.616667</text:p>
          </table:table-cell>
          <table:table-cell office:value-type="float" office:value="30.45" calcext:value-type="float">
            <text:p>30.450000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843</text:p>
          </table:table-cell>
          <table:table-cell office:value-type="float" office:value="1051315" calcext:value-type="float">
            <text:p>1051315</text:p>
          </table:table-cell>
          <table:table-cell office:value-type="string" calcext:value-type="string">
            <text:p>010513?</text:p>
          </table:table-cell>
          <table:table-cell office:value-type="string" calcext:value-type="string">
            <text:p>Chissav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6</text:p>
          </table:table-cell>
          <table:table-cell office:value-type="float" office:value="-15.536697" calcext:value-type="float">
            <text:p>-15.536697</text:p>
          </table:table-cell>
          <table:table-cell office:value-type="float" office:value="30.615027" calcext:value-type="float">
            <text:p>30.615027</text:p>
          </table:table-cell>
          <table:table-cell table:number-columns-repeated="24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0844</text:p>
          </table:table-cell>
          <table:table-cell office:value-type="float" office:value="1051314" calcext:value-type="float">
            <text:p>1051314</text:p>
          </table:table-cell>
          <table:table-cell office:value-type="string" calcext:value-type="string">
            <text:p>010513?</text:p>
          </table:table-cell>
          <table:table-cell office:value-type="string" calcext:value-type="string">
            <text:p>Chiua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6</text:p>
          </table:table-cell>
          <table:table-cell office:value-type="float" office:value="-15.616667" calcext:value-type="float">
            <text:p>-15.616667</text:p>
          </table:table-cell>
          <table:table-cell office:value-type="float" office:value="30.449997" calcext:value-type="float">
            <text:p>30.449997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845</text:p>
          </table:table-cell>
          <table:table-cell office:value-type="float" office:value="1060108" calcext:value-type="float">
            <text:p>1060108</text:p>
          </table:table-cell>
          <table:table-cell office:value-type="string" calcext:value-type="string">
            <text:p>01060108</text:p>
          </table:table-cell>
          <table:table-cell office:value-type="string" calcext:value-type="string">
            <text:p>Nhamaonh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68</text:p>
          </table:table-cell>
          <table:table-cell office:value-type="float" office:value="-19.1236" calcext:value-type="float">
            <text:p>-19.123600</text:p>
          </table:table-cell>
          <table:table-cell office:value-type="float" office:value="33.4994" calcext:value-type="float">
            <text:p>33.4994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846</text:p>
          </table:table-cell>
          <table:table-cell office:value-type="float" office:value="1060106" calcext:value-type="float">
            <text:p>1060106</text:p>
          </table:table-cell>
          <table:table-cell office:value-type="string" calcext:value-type="string">
            <text:p>01060106</text:p>
          </table:table-cell>
          <table:table-cell office:value-type="string" calcext:value-type="string">
            <text:p>Eduardo Mondl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68</text:p>
          </table:table-cell>
          <table:table-cell office:value-type="float" office:value="-19.1111" calcext:value-type="float">
            <text:p>-19.111100</text:p>
          </table:table-cell>
          <table:table-cell office:value-type="float" office:value="33.4764" calcext:value-type="float">
            <text:p>33.4764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847</text:p>
          </table:table-cell>
          <table:table-cell office:value-type="float" office:value="1060109" calcext:value-type="float">
            <text:p>1060109</text:p>
          </table:table-cell>
          <table:table-cell office:value-type="string" calcext:value-type="string">
            <text:p>01060109</text:p>
          </table:table-cell>
          <table:table-cell office:value-type="string" calcext:value-type="string">
            <text:p>Chissu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68</text:p>
          </table:table-cell>
          <table:table-cell office:value-type="float" office:value="-19.1431" calcext:value-type="float">
            <text:p>-19.143100</text:p>
          </table:table-cell>
          <table:table-cell office:value-type="float" office:value="33.4478" calcext:value-type="float">
            <text:p>33.4478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848</text:p>
          </table:table-cell>
          <table:table-cell office:value-type="float" office:value="1060107" calcext:value-type="float">
            <text:p>1060107</text:p>
          </table:table-cell>
          <table:table-cell office:value-type="string" calcext:value-type="string">
            <text:p>01060107</text:p>
          </table:table-cell>
          <table:table-cell office:value-type="string" calcext:value-type="string">
            <text:p>1º Ma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68</text:p>
          </table:table-cell>
          <table:table-cell office:value-type="float" office:value="-19.1144" calcext:value-type="float">
            <text:p>-19.114400</text:p>
          </table:table-cell>
          <table:table-cell office:value-type="float" office:value="33.4583" calcext:value-type="float">
            <text:p>33.4583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849</text:p>
          </table:table-cell>
          <table:table-cell office:value-type="float" office:value="1060110" calcext:value-type="float">
            <text:p>1060110</text:p>
          </table:table-cell>
          <table:table-cell office:value-type="string" calcext:value-type="string">
            <text:p>010601?</text:p>
          </table:table-cell>
          <table:table-cell office:value-type="string" calcext:value-type="string">
            <text:p>7 De Ab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68</text:p>
          </table:table-cell>
          <table:table-cell office:value-type="float" office:value="-19.116667" calcext:value-type="float">
            <text:p>-19.116667</text:p>
          </table:table-cell>
          <table:table-cell office:value-type="float" office:value="33.45" calcext:value-type="float">
            <text:p>33.4500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0</text:p>
          </table:table-cell>
          <table:table-cell office:value-type="float" office:value="1060214" calcext:value-type="float">
            <text:p>1060214</text:p>
          </table:table-cell>
          <table:table-cell office:value-type="string" calcext:value-type="string">
            <text:p>01060214</text:p>
          </table:table-cell>
          <table:table-cell office:value-type="string" calcext:value-type="string">
            <text:p>Barau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7.8375" calcext:value-type="float">
            <text:p>-17.837500</text:p>
          </table:table-cell>
          <table:table-cell office:value-type="float" office:value="33.0667" calcext:value-type="float">
            <text:p>33.066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1</text:p>
          </table:table-cell>
          <table:table-cell office:value-type="float" office:value="1060217" calcext:value-type="float">
            <text:p>1060217</text:p>
          </table:table-cell>
          <table:table-cell office:value-type="string" calcext:value-type="string">
            <text:p>01060217</text:p>
          </table:table-cell>
          <table:table-cell office:value-type="string" calcext:value-type="string">
            <text:p>Mussianha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8.043803" calcext:value-type="float">
            <text:p>-18.043803</text:p>
          </table:table-cell>
          <table:table-cell office:value-type="float" office:value="33.258794" calcext:value-type="float">
            <text:p>33.258794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2</text:p>
          </table:table-cell>
          <table:table-cell office:value-type="float" office:value="1060216" calcext:value-type="float">
            <text:p>1060216</text:p>
          </table:table-cell>
          <table:table-cell office:value-type="string" calcext:value-type="string">
            <text:p>01060216</text:p>
          </table:table-cell>
          <table:table-cell office:value-type="string" calcext:value-type="string">
            <text:p>Chiu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8.4072" calcext:value-type="float">
            <text:p>-18.407200</text:p>
          </table:table-cell>
          <table:table-cell office:value-type="float" office:value="33.2397" calcext:value-type="float">
            <text:p>33.239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3</text:p>
          </table:table-cell>
          <table:table-cell office:value-type="float" office:value="1060215" calcext:value-type="float">
            <text:p>1060215</text:p>
          </table:table-cell>
          <table:table-cell office:value-type="string" calcext:value-type="string">
            <text:p>01060215</text:p>
          </table:table-cell>
          <table:table-cell office:value-type="string" calcext:value-type="string">
            <text:p>Catand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69</text:p>
          </table:table-cell>
          <table:table-cell office:value-type="float" office:value="-18.0547" calcext:value-type="float">
            <text:p>-18.054700</text:p>
          </table:table-cell>
          <table:table-cell office:value-type="float" office:value="33.1711" calcext:value-type="float">
            <text:p>33.1711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4</text:p>
          </table:table-cell>
          <table:table-cell office:value-type="float" office:value="1060212" calcext:value-type="float">
            <text:p>1060212</text:p>
          </table:table-cell>
          <table:table-cell office:value-type="string" calcext:value-type="string">
            <text:p>01060212</text:p>
          </table:table-cell>
          <table:table-cell office:value-type="string" calcext:value-type="string">
            <text:p>Pan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8.3303" calcext:value-type="float">
            <text:p>-18.330300</text:p>
          </table:table-cell>
          <table:table-cell office:value-type="float" office:value="33.1156" calcext:value-type="float">
            <text:p>33.115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5</text:p>
          </table:table-cell>
          <table:table-cell office:value-type="float" office:value="1060211" calcext:value-type="float">
            <text:p>1060211</text:p>
          </table:table-cell>
          <table:table-cell office:value-type="string" calcext:value-type="string">
            <text:p>01060211</text:p>
          </table:table-cell>
          <table:table-cell office:value-type="string" calcext:value-type="string">
            <text:p>Nhassaca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7.6033" calcext:value-type="float">
            <text:p>-17.603300</text:p>
          </table:table-cell>
          <table:table-cell office:value-type="float" office:value="33.2536" calcext:value-type="float">
            <text:p>33.253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6</text:p>
          </table:table-cell>
          <table:table-cell office:value-type="float" office:value="1060210" calcext:value-type="float">
            <text:p>1060210</text:p>
          </table:table-cell>
          <table:table-cell office:value-type="string" calcext:value-type="string">
            <text:p>01060210</text:p>
          </table:table-cell>
          <table:table-cell office:value-type="string" calcext:value-type="string">
            <text:p>Nhampa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7.7978" calcext:value-type="float">
            <text:p>-17.797800</text:p>
          </table:table-cell>
          <table:table-cell office:value-type="float" office:value="33.2189" calcext:value-type="float">
            <text:p>33.2189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7</text:p>
          </table:table-cell>
          <table:table-cell office:value-type="float" office:value="1060206" calcext:value-type="float">
            <text:p>1060206</text:p>
          </table:table-cell>
          <table:table-cell office:value-type="string" calcext:value-type="string">
            <text:p>01060206</text:p>
          </table:table-cell>
          <table:table-cell office:value-type="string" calcext:value-type="string">
            <text:p>Cruzamento De Maco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7.7167" calcext:value-type="float">
            <text:p>-17.716700</text:p>
          </table:table-cell>
          <table:table-cell office:value-type="float" office:value="33.2564" calcext:value-type="float">
            <text:p>33.2564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8</text:p>
          </table:table-cell>
          <table:table-cell office:value-type="float" office:value="1060207" calcext:value-type="float">
            <text:p>1060207</text:p>
          </table:table-cell>
          <table:table-cell office:value-type="string" calcext:value-type="string">
            <text:p>01060207</text:p>
          </table:table-cell>
          <table:table-cell office:value-type="string" calcext:value-type="string">
            <text:p>Cag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8.1167" calcext:value-type="float">
            <text:p>-18.116700</text:p>
          </table:table-cell>
          <table:table-cell office:value-type="float" office:value="33.3561" calcext:value-type="float">
            <text:p>33.3561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59</text:p>
          </table:table-cell>
          <table:table-cell office:value-type="float" office:value="1060208" calcext:value-type="float">
            <text:p>1060208</text:p>
          </table:table-cell>
          <table:table-cell office:value-type="string" calcext:value-type="string">
            <text:p>01060208</text:p>
          </table:table-cell>
          <table:table-cell office:value-type="string" calcext:value-type="string">
            <text:p>Ho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8.3247" calcext:value-type="float">
            <text:p>-18.324700</text:p>
          </table:table-cell>
          <table:table-cell office:value-type="float" office:value="33.2022" calcext:value-type="float">
            <text:p>33.2022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60</text:p>
          </table:table-cell>
          <table:table-cell office:value-type="float" office:value="1060209" calcext:value-type="float">
            <text:p>1060209</text:p>
          </table:table-cell>
          <table:table-cell office:value-type="string" calcext:value-type="string">
            <text:p>01060209</text:p>
          </table:table-cell>
          <table:table-cell office:value-type="string" calcext:value-type="string">
            <text:p>Inhazon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7.9478" calcext:value-type="float">
            <text:p>-17.947800</text:p>
          </table:table-cell>
          <table:table-cell office:value-type="float" office:value="33.1942" calcext:value-type="float">
            <text:p>33.1942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61</text:p>
          </table:table-cell>
          <table:table-cell office:value-type="float" office:value="1060213" calcext:value-type="float">
            <text:p>1060213</text:p>
          </table:table-cell>
          <table:table-cell office:value-type="string" calcext:value-type="string">
            <text:p>010602?</text:p>
          </table:table-cell>
          <table:table-cell office:value-type="string" calcext:value-type="string">
            <text:p>Serra Cho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7.951002" calcext:value-type="float">
            <text:p>-17.951002</text:p>
          </table:table-cell>
          <table:table-cell office:value-type="float" office:value="33.245017" calcext:value-type="float">
            <text:p>33.245017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862</text:p>
          </table:table-cell>
          <table:table-cell office:value-type="float" office:value="1060218" calcext:value-type="float">
            <text:p>1060218</text:p>
          </table:table-cell>
          <table:table-cell office:value-type="string" calcext:value-type="string">
            <text:p>010602?</text:p>
          </table:table-cell>
          <table:table-cell office:value-type="string" calcext:value-type="string">
            <text:p>Mun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9</text:p>
          </table:table-cell>
          <table:table-cell office:value-type="float" office:value="-18.133256" calcext:value-type="float">
            <text:p>-18.133256</text:p>
          </table:table-cell>
          <table:table-cell office:value-type="float" office:value="33.222682" calcext:value-type="float">
            <text:p>33.222682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63</text:p>
          </table:table-cell>
          <table:table-cell office:value-type="float" office:value="1060314" calcext:value-type="float">
            <text:p>1060314</text:p>
          </table:table-cell>
          <table:table-cell office:value-type="string" calcext:value-type="string">
            <text:p>01060314</text:p>
          </table:table-cell>
          <table:table-cell office:value-type="string" calcext:value-type="string">
            <text:p>Zembe Cent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2644" calcext:value-type="float">
            <text:p>-19.264400</text:p>
          </table:table-cell>
          <table:table-cell office:value-type="float" office:value="33.3878" calcext:value-type="float">
            <text:p>33.3878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64</text:p>
          </table:table-cell>
          <table:table-cell office:value-type="float" office:value="1060309" calcext:value-type="float">
            <text:p>1060309</text:p>
          </table:table-cell>
          <table:table-cell office:value-type="string" calcext:value-type="string">
            <text:p>01060309</text:p>
          </table:table-cell>
          <table:table-cell office:value-type="string" calcext:value-type="string">
            <text:p>Incho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2028" calcext:value-type="float">
            <text:p>-19.202800</text:p>
          </table:table-cell>
          <table:table-cell office:value-type="float" office:value="33.9258" calcext:value-type="float">
            <text:p>33.9258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65</text:p>
          </table:table-cell>
          <table:table-cell office:value-type="float" office:value="1060300" calcext:value-type="float">
            <text:p>1060300</text:p>
          </table:table-cell>
          <table:table-cell office:value-type="string" calcext:value-type="string">
            <text:p>01060300</text:p>
          </table:table-cell>
          <table:table-cell office:value-type="string" calcext:value-type="string">
            <text:p>Gond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67</text:p>
          </table:table-cell>
          <table:table-cell office:value-type="float" office:value="-19.0772" calcext:value-type="float">
            <text:p>-19.077200</text:p>
          </table:table-cell>
          <table:table-cell office:value-type="float" office:value="33.6417" calcext:value-type="float">
            <text:p>33.641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66</text:p>
          </table:table-cell>
          <table:table-cell office:value-type="float" office:value="1060306" calcext:value-type="float">
            <text:p>1060306</text:p>
          </table:table-cell>
          <table:table-cell office:value-type="string" calcext:value-type="string">
            <text:p>01060306</text:p>
          </table:table-cell>
          <table:table-cell office:value-type="string" calcext:value-type="string">
            <text:p>Chipindaumw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0522" calcext:value-type="float">
            <text:p>-19.052200</text:p>
          </table:table-cell>
          <table:table-cell office:value-type="float" office:value="33.7853" calcext:value-type="float">
            <text:p>33.7853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67</text:p>
          </table:table-cell>
          <table:table-cell office:value-type="float" office:value="1060307" calcext:value-type="float">
            <text:p>1060307</text:p>
          </table:table-cell>
          <table:table-cell office:value-type="string" calcext:value-type="string">
            <text:p>01060307</text:p>
          </table:table-cell>
          <table:table-cell office:value-type="string" calcext:value-type="string">
            <text:p>Amato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1" calcext:value-type="float">
            <text:p>-19.100000</text:p>
          </table:table-cell>
          <table:table-cell office:value-type="float" office:value="33.81" calcext:value-type="float">
            <text:p>33.8100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68</text:p>
          </table:table-cell>
          <table:table-cell office:value-type="float" office:value="1060308" calcext:value-type="float">
            <text:p>1060308</text:p>
          </table:table-cell>
          <table:table-cell office:value-type="string" calcext:value-type="string">
            <text:p>01060308</text:p>
          </table:table-cell>
          <table:table-cell office:value-type="string" calcext:value-type="string">
            <text:p>Ia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0725" calcext:value-type="float">
            <text:p>-19.072500</text:p>
          </table:table-cell>
          <table:table-cell office:value-type="float" office:value="33.3636" calcext:value-type="float">
            <text:p>33.363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69</text:p>
          </table:table-cell>
          <table:table-cell office:value-type="float" office:value="1060312" calcext:value-type="float">
            <text:p>1060312</text:p>
          </table:table-cell>
          <table:table-cell office:value-type="string" calcext:value-type="string">
            <text:p>01060312</text:p>
          </table:table-cell>
          <table:table-cell office:value-type="string" calcext:value-type="string">
            <text:p>Matsinh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8.9994" calcext:value-type="float">
            <text:p>-18.999400</text:p>
          </table:table-cell>
          <table:table-cell office:value-type="float" office:value="33.3875" calcext:value-type="float">
            <text:p>33.3875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70</text:p>
          </table:table-cell>
          <table:table-cell office:value-type="float" office:value="1060310" calcext:value-type="float">
            <text:p>1060310</text:p>
          </table:table-cell>
          <table:table-cell office:value-type="string" calcext:value-type="string">
            <text:p>01060310</text:p>
          </table:table-cell>
          <table:table-cell office:value-type="string" calcext:value-type="string">
            <text:p>Mac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4153" calcext:value-type="float">
            <text:p>-19.415300</text:p>
          </table:table-cell>
          <table:table-cell office:value-type="float" office:value="33.5131" calcext:value-type="float">
            <text:p>33.5131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71</text:p>
          </table:table-cell>
          <table:table-cell office:value-type="float" office:value="1060313" calcext:value-type="float">
            <text:p>1060313</text:p>
          </table:table-cell>
          <table:table-cell office:value-type="string" calcext:value-type="string">
            <text:p>01060313</text:p>
          </table:table-cell>
          <table:table-cell office:value-type="string" calcext:value-type="string">
            <text:p>Muda Serraçã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3283" calcext:value-type="float">
            <text:p>-19.328300</text:p>
          </table:table-cell>
          <table:table-cell office:value-type="float" office:value="33.8336" calcext:value-type="float">
            <text:p>33.833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72</text:p>
          </table:table-cell>
          <table:table-cell office:value-type="float" office:value="1060311" calcext:value-type="float">
            <text:p>1060311</text:p>
          </table:table-cell>
          <table:table-cell office:value-type="string" calcext:value-type="string">
            <text:p>01060311</text:p>
          </table:table-cell>
          <table:table-cell office:value-type="string" calcext:value-type="string">
            <text:p>Mare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2675" calcext:value-type="float">
            <text:p>-19.267500</text:p>
          </table:table-cell>
          <table:table-cell office:value-type="float" office:value="33.4803" calcext:value-type="float">
            <text:p>33.4803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73</text:p>
          </table:table-cell>
          <table:table-cell office:value-type="float" office:value="1060393" calcext:value-type="float">
            <text:p>1060393</text:p>
          </table:table-cell>
          <table:table-cell office:value-type="string" calcext:value-type="string">
            <text:p>010603?</text:p>
          </table:table-cell>
          <table:table-cell office:value-type="string" calcext:value-type="string">
            <text:p>Chine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093924" calcext:value-type="float">
            <text:p>-19.093924</text:p>
          </table:table-cell>
          <table:table-cell office:value-type="float" office:value="33.653" calcext:value-type="float">
            <text:p>33.6530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74</text:p>
          </table:table-cell>
          <table:table-cell office:value-type="float" office:value="1060355" calcext:value-type="float">
            <text:p>1060355</text:p>
          </table:table-cell>
          <table:table-cell office:value-type="string" calcext:value-type="string">
            <text:p>010603?</text:p>
          </table:table-cell>
          <table:table-cell office:value-type="string" calcext:value-type="string">
            <text:p>Mutoco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094088" calcext:value-type="float">
            <text:p>-19.094088</text:p>
          </table:table-cell>
          <table:table-cell office:value-type="float" office:value="33.653" calcext:value-type="float">
            <text:p>33.6530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75</text:p>
          </table:table-cell>
          <table:table-cell office:value-type="float" office:value="1060305" calcext:value-type="float">
            <text:p>1060305</text:p>
          </table:table-cell>
          <table:table-cell office:value-type="string" calcext:value-type="string">
            <text:p>010603?</text:p>
          </table:table-cell>
          <table:table-cell office:value-type="string" calcext:value-type="string">
            <text:p>Josina Mach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089801" calcext:value-type="float">
            <text:p>-19.089801</text:p>
          </table:table-cell>
          <table:table-cell office:value-type="float" office:value="33.714658" calcext:value-type="float">
            <text:p>33.714658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876</text:p>
          </table:table-cell>
          <table:table-cell office:value-type="float" office:value="1060397" calcext:value-type="float">
            <text:p>1060397</text:p>
          </table:table-cell>
          <table:table-cell office:value-type="string" calcext:value-type="string">
            <text:p>010603?</text:p>
          </table:table-cell>
          <table:table-cell office:value-type="string" calcext:value-type="string">
            <text:p>Maoneque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7</text:p>
          </table:table-cell>
          <table:table-cell office:value-type="float" office:value="-19.099348" calcext:value-type="float">
            <text:p>-19.099348</text:p>
          </table:table-cell>
          <table:table-cell office:value-type="float" office:value="33.75818" calcext:value-type="float">
            <text:p>33.75818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877</text:p>
          </table:table-cell>
          <table:table-cell office:value-type="float" office:value="1060406" calcext:value-type="float">
            <text:p>1060406</text:p>
          </table:table-cell>
          <table:table-cell office:value-type="string" calcext:value-type="string">
            <text:p>01060406</text:p>
          </table:table-cell>
          <table:table-cell office:value-type="string" calcext:value-type="string">
            <text:p>Bu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6</text:p>
          </table:table-cell>
          <table:table-cell office:value-type="float" office:value="-16.8567" calcext:value-type="float">
            <text:p>-16.856700</text:p>
          </table:table-cell>
          <table:table-cell office:value-type="float" office:value="33.2903" calcext:value-type="float">
            <text:p>33.2903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878</text:p>
          </table:table-cell>
          <table:table-cell office:value-type="float" office:value="1060407" calcext:value-type="float">
            <text:p>1060407</text:p>
          </table:table-cell>
          <table:table-cell office:value-type="string" calcext:value-type="string">
            <text:p>01060407</text:p>
          </table:table-cell>
          <table:table-cell office:value-type="string" calcext:value-type="string">
            <text:p>Chivu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6</text:p>
          </table:table-cell>
          <table:table-cell office:value-type="float" office:value="-17.0472" calcext:value-type="float">
            <text:p>-17.047200</text:p>
          </table:table-cell>
          <table:table-cell office:value-type="float" office:value="33.6922" calcext:value-type="float">
            <text:p>33.6922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879</text:p>
          </table:table-cell>
          <table:table-cell office:value-type="float" office:value="1060408" calcext:value-type="float">
            <text:p>1060408</text:p>
          </table:table-cell>
          <table:table-cell office:value-type="string" calcext:value-type="string">
            <text:p>01060408</text:p>
          </table:table-cell>
          <table:table-cell office:value-type="string" calcext:value-type="string">
            <text:p>Guro - 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66</text:p>
          </table:table-cell>
          <table:table-cell office:value-type="float" office:value="-17.42" calcext:value-type="float">
            <text:p>-17.420000</text:p>
          </table:table-cell>
          <table:table-cell office:value-type="float" office:value="33.3494" calcext:value-type="float">
            <text:p>33.3494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880</text:p>
          </table:table-cell>
          <table:table-cell office:value-type="float" office:value="1060409" calcext:value-type="float">
            <text:p>1060409</text:p>
          </table:table-cell>
          <table:table-cell office:value-type="string" calcext:value-type="string">
            <text:p>01060409</text:p>
          </table:table-cell>
          <table:table-cell office:value-type="string" calcext:value-type="string">
            <text:p>Mand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6</text:p>
          </table:table-cell>
          <table:table-cell office:value-type="float" office:value="-16.4811" calcext:value-type="float">
            <text:p>-16.481100</text:p>
          </table:table-cell>
          <table:table-cell office:value-type="float" office:value="33.5611" calcext:value-type="float">
            <text:p>33.5611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881</text:p>
          </table:table-cell>
          <table:table-cell office:value-type="float" office:value="1060410" calcext:value-type="float">
            <text:p>1060410</text:p>
          </table:table-cell>
          <table:table-cell office:value-type="string" calcext:value-type="string">
            <text:p>01060410</text:p>
          </table:table-cell>
          <table:table-cell office:value-type="string" calcext:value-type="string">
            <text:p>Munga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6</text:p>
          </table:table-cell>
          <table:table-cell office:value-type="float" office:value="-17.166326" calcext:value-type="float">
            <text:p>-17.166326</text:p>
          </table:table-cell>
          <table:table-cell office:value-type="float" office:value="33.553936" calcext:value-type="float">
            <text:p>33.553936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882</text:p>
          </table:table-cell>
          <table:table-cell office:value-type="float" office:value="1060412" calcext:value-type="float">
            <text:p>1060412</text:p>
          </table:table-cell>
          <table:table-cell office:value-type="string" calcext:value-type="string">
            <text:p>01060412</text:p>
          </table:table-cell>
          <table:table-cell office:value-type="string" calcext:value-type="string">
            <text:p>Nhamasson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6</text:p>
          </table:table-cell>
          <table:table-cell office:value-type="float" office:value="-16.7897" calcext:value-type="float">
            <text:p>-16.789700</text:p>
          </table:table-cell>
          <table:table-cell office:value-type="float" office:value="33.5419" calcext:value-type="float">
            <text:p>33.5419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883</text:p>
          </table:table-cell>
          <table:table-cell office:value-type="float" office:value="1060413" calcext:value-type="float">
            <text:p>1060413</text:p>
          </table:table-cell>
          <table:table-cell office:value-type="string" calcext:value-type="string">
            <text:p>01060413</text:p>
          </table:table-cell>
          <table:table-cell office:value-type="string" calcext:value-type="string">
            <text:p>Nhans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66</text:p>
          </table:table-cell>
          <table:table-cell office:value-type="float" office:value="-17.4875" calcext:value-type="float">
            <text:p>-17.487500</text:p>
          </table:table-cell>
          <table:table-cell office:value-type="float" office:value="33.3639" calcext:value-type="float">
            <text:p>33.3639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884</text:p>
          </table:table-cell>
          <table:table-cell office:value-type="float" office:value="1060414" calcext:value-type="float">
            <text:p>1060414</text:p>
          </table:table-cell>
          <table:table-cell office:value-type="string" calcext:value-type="string">
            <text:p>01060414</text:p>
          </table:table-cell>
          <table:table-cell office:value-type="string" calcext:value-type="string">
            <text:p>Tchetc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6</text:p>
          </table:table-cell>
          <table:table-cell office:value-type="float" office:value="-17.1247" calcext:value-type="float">
            <text:p>-17.124700</text:p>
          </table:table-cell>
          <table:table-cell office:value-type="float" office:value="33.2903" calcext:value-type="float">
            <text:p>33.2903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0885</text:p>
          </table:table-cell>
          <table:table-cell office:value-type="float" office:value="1060415" calcext:value-type="float">
            <text:p>1060415</text:p>
          </table:table-cell>
          <table:table-cell office:value-type="string" calcext:value-type="string">
            <text:p>01060415</text:p>
          </table:table-cell>
          <table:table-cell office:value-type="string" calcext:value-type="string">
            <text:p>Tha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6</text:p>
          </table:table-cell>
          <table:table-cell office:value-type="float" office:value="-17.419759" calcext:value-type="float">
            <text:p>-17.419759</text:p>
          </table:table-cell>
          <table:table-cell office:value-type="float" office:value="33.354226" calcext:value-type="float">
            <text:p>33.354226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86</text:p>
          </table:table-cell>
          <table:table-cell office:value-type="float" office:value="1060508" calcext:value-type="float">
            <text:p>1060508</text:p>
          </table:table-cell>
          <table:table-cell office:value-type="string" calcext:value-type="string">
            <text:p>01060508</text:p>
          </table:table-cell>
          <table:table-cell office:value-type="string" calcext:value-type="string">
            <text:p>Chipudj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0</text:p>
          </table:table-cell>
          <table:table-cell office:value-type="float" office:value="-20.6703" calcext:value-type="float">
            <text:p>-20.670300</text:p>
          </table:table-cell>
          <table:table-cell office:value-type="float" office:value="33.5333" calcext:value-type="float">
            <text:p>33.5333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87</text:p>
          </table:table-cell>
          <table:table-cell office:value-type="float" office:value="1060507" calcext:value-type="float">
            <text:p>1060507</text:p>
          </table:table-cell>
          <table:table-cell office:value-type="string" calcext:value-type="string">
            <text:p>01060507</text:p>
          </table:table-cell>
          <table:table-cell office:value-type="string" calcext:value-type="string">
            <text:p>Chipopo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0</text:p>
          </table:table-cell>
          <table:table-cell office:value-type="float" office:value="-21.0261" calcext:value-type="float">
            <text:p>-21.026100</text:p>
          </table:table-cell>
          <table:table-cell office:value-type="float" office:value="33.5356" calcext:value-type="float">
            <text:p>33.535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88</text:p>
          </table:table-cell>
          <table:table-cell office:value-type="float" office:value="1060597" calcext:value-type="float">
            <text:p>1060597</text:p>
          </table:table-cell>
          <table:table-cell office:value-type="string" calcext:value-type="string">
            <text:p>01060597</text:p>
          </table:table-cell>
          <table:table-cell office:value-type="string" calcext:value-type="string">
            <text:p>Timbeti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0</text:p>
          </table:table-cell>
          <table:table-cell office:value-type="float" office:value="-21.4581" calcext:value-type="float">
            <text:p>-21.458100</text:p>
          </table:table-cell>
          <table:table-cell office:value-type="float" office:value="32.9136" calcext:value-type="float">
            <text:p>32.913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89</text:p>
          </table:table-cell>
          <table:table-cell office:value-type="float" office:value="1060509" calcext:value-type="float">
            <text:p>1060509</text:p>
          </table:table-cell>
          <table:table-cell office:value-type="string" calcext:value-type="string">
            <text:p>01060509</text:p>
          </table:table-cell>
          <table:table-cell office:value-type="string" calcext:value-type="string">
            <text:p>Chit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70</text:p>
          </table:table-cell>
          <table:table-cell office:value-type="float" office:value="-20.8244" calcext:value-type="float">
            <text:p>-20.824400</text:p>
          </table:table-cell>
          <table:table-cell office:value-type="float" office:value="33.3697" calcext:value-type="float">
            <text:p>33.369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90</text:p>
          </table:table-cell>
          <table:table-cell office:value-type="float" office:value="1060510" calcext:value-type="float">
            <text:p>1060510</text:p>
          </table:table-cell>
          <table:table-cell office:value-type="string" calcext:value-type="string">
            <text:p>01060510</text:p>
          </table:table-cell>
          <table:table-cell office:value-type="string" calcext:value-type="string">
            <text:p>Mazviss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0</text:p>
          </table:table-cell>
          <table:table-cell office:value-type="float" office:value="-21.3703" calcext:value-type="float">
            <text:p>-21.370300</text:p>
          </table:table-cell>
          <table:table-cell office:value-type="float" office:value="32.6278" calcext:value-type="float">
            <text:p>32.6278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91</text:p>
          </table:table-cell>
          <table:table-cell office:value-type="float" office:value="1060511" calcext:value-type="float">
            <text:p>1060511</text:p>
          </table:table-cell>
          <table:table-cell office:value-type="string" calcext:value-type="string">
            <text:p>01060511</text:p>
          </table:table-cell>
          <table:table-cell office:value-type="string" calcext:value-type="string">
            <text:p>Sa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0</text:p>
          </table:table-cell>
          <table:table-cell office:value-type="float" office:value="-21.3181" calcext:value-type="float">
            <text:p>-21.318100</text:p>
          </table:table-cell>
          <table:table-cell office:value-type="float" office:value="33.2828" calcext:value-type="float">
            <text:p>33.2828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92</text:p>
          </table:table-cell>
          <table:table-cell office:value-type="float" office:value="1060512" calcext:value-type="float">
            <text:p>1060512</text:p>
          </table:table-cell>
          <table:table-cell office:value-type="string" calcext:value-type="string">
            <text:p>01060512</text:p>
          </table:table-cell>
          <table:table-cell office:value-type="string" calcext:value-type="string">
            <text:p>Sambasso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0</text:p>
          </table:table-cell>
          <table:table-cell office:value-type="float" office:value="-21.4492" calcext:value-type="float">
            <text:p>-21.449200</text:p>
          </table:table-cell>
          <table:table-cell office:value-type="float" office:value="33.0839" calcext:value-type="float">
            <text:p>33.0839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93</text:p>
          </table:table-cell>
          <table:table-cell office:value-type="float" office:value="1060513" calcext:value-type="float">
            <text:p>1060513</text:p>
          </table:table-cell>
          <table:table-cell office:value-type="string" calcext:value-type="string">
            <text:p>01060513</text:p>
          </table:table-cell>
          <table:table-cell office:value-type="string" calcext:value-type="string">
            <text:p>Mutef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0</text:p>
          </table:table-cell>
          <table:table-cell office:value-type="float" office:value="-21.049853" calcext:value-type="float">
            <text:p>-21.049853</text:p>
          </table:table-cell>
          <table:table-cell office:value-type="float" office:value="33.258792" calcext:value-type="float">
            <text:p>33.258792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94</text:p>
          </table:table-cell>
          <table:table-cell office:value-type="float" office:value="1060596" calcext:value-type="float">
            <text:p>1060596</text:p>
          </table:table-cell>
          <table:table-cell office:value-type="string" calcext:value-type="string">
            <text:p>01060596</text:p>
          </table:table-cell>
          <table:table-cell office:value-type="string" calcext:value-type="string">
            <text:p>Mave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0</text:p>
          </table:table-cell>
          <table:table-cell office:value-type="float" office:value="-21.2906" calcext:value-type="float">
            <text:p>-21.290600</text:p>
          </table:table-cell>
          <table:table-cell office:value-type="float" office:value="33.4597" calcext:value-type="float">
            <text:p>33.459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0895</text:p>
          </table:table-cell>
          <table:table-cell office:value-type="float" office:value="1060506" calcext:value-type="float">
            <text:p>1060506</text:p>
          </table:table-cell>
          <table:table-cell office:value-type="string" calcext:value-type="string">
            <text:p>01060506</text:p>
          </table:table-cell>
          <table:table-cell office:value-type="string" calcext:value-type="string">
            <text:p>Bass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70</text:p>
          </table:table-cell>
          <table:table-cell office:value-type="float" office:value="-20.9544" calcext:value-type="float">
            <text:p>-20.954400</text:p>
          </table:table-cell>
          <table:table-cell office:value-type="float" office:value="33.2725" calcext:value-type="float">
            <text:p>33.2725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S-MOZ-00896</text:p>
          </table:table-cell>
          <table:table-cell office:value-type="float" office:value="1060609" calcext:value-type="float">
            <text:p>1060609</text:p>
          </table:table-cell>
          <table:table-cell office:value-type="string" calcext:value-type="string">
            <text:p>01060609</text:p>
          </table:table-cell>
          <table:table-cell office:value-type="string" calcext:value-type="string">
            <text:p>Ngu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2</text:p>
          </table:table-cell>
          <table:table-cell office:value-type="float" office:value="-18.4578" calcext:value-type="float">
            <text:p>-18.457800</text:p>
          </table:table-cell>
          <table:table-cell office:value-type="float" office:value="33.6069" calcext:value-type="float">
            <text:p>33.6069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S-MOZ-00897</text:p>
          </table:table-cell>
          <table:table-cell office:value-type="float" office:value="1060608" calcext:value-type="float">
            <text:p>1060608</text:p>
          </table:table-cell>
          <table:table-cell office:value-type="string" calcext:value-type="string">
            <text:p>01060608</text:p>
          </table:table-cell>
          <table:table-cell office:value-type="string" calcext:value-type="string">
            <text:p>Nhamag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2</text:p>
          </table:table-cell>
          <table:table-cell office:value-type="float" office:value="-17.8408" calcext:value-type="float">
            <text:p>-17.840800</text:p>
          </table:table-cell>
          <table:table-cell office:value-type="float" office:value="33.455" calcext:value-type="float">
            <text:p>33.4550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S-MOZ-00898</text:p>
          </table:table-cell>
          <table:table-cell office:value-type="float" office:value="1060607" calcext:value-type="float">
            <text:p>1060607</text:p>
          </table:table-cell>
          <table:table-cell office:value-type="string" calcext:value-type="string">
            <text:p>01060607</text:p>
          </table:table-cell>
          <table:table-cell office:value-type="string" calcext:value-type="string">
            <text:p>Mussangad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2</text:p>
          </table:table-cell>
          <table:table-cell office:value-type="float" office:value="-17.7086" calcext:value-type="float">
            <text:p>-17.708600</text:p>
          </table:table-cell>
          <table:table-cell office:value-type="float" office:value="33.9717" calcext:value-type="float">
            <text:p>33.9717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S-MOZ-00899</text:p>
          </table:table-cell>
          <table:table-cell office:value-type="float" office:value="1060606" calcext:value-type="float">
            <text:p>1060606</text:p>
          </table:table-cell>
          <table:table-cell office:value-type="string" calcext:value-type="string">
            <text:p>01060606</text:p>
          </table:table-cell>
          <table:table-cell office:value-type="string" calcext:value-type="string">
            <text:p>Macossa - 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62</text:p>
          </table:table-cell>
          <table:table-cell office:value-type="float" office:value="-17.9" calcext:value-type="float">
            <text:p>-17.900000</text:p>
          </table:table-cell>
          <table:table-cell office:value-type="float" office:value="33.9392" calcext:value-type="float">
            <text:p>33.939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S-MOZ-00900</text:p>
          </table:table-cell>
          <table:table-cell office:value-type="float" office:value="1060699" calcext:value-type="float">
            <text:p>1060699</text:p>
          </table:table-cell>
          <table:table-cell office:value-type="string" calcext:value-type="string">
            <text:p>010606?</text:p>
          </table:table-cell>
          <table:table-cell office:value-type="string" calcext:value-type="string">
            <text:p>Du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2</text:p>
          </table:table-cell>
          <table:table-cell office:value-type="float" office:value="-17.903832" calcext:value-type="float">
            <text:p>-17.903832</text:p>
          </table:table-cell>
          <table:table-cell office:value-type="float" office:value="33.974997" calcext:value-type="float">
            <text:p>33.974997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01</text:p>
          </table:table-cell>
          <table:table-cell office:value-type="float" office:value="1060720" calcext:value-type="float">
            <text:p>1060720</text:p>
          </table:table-cell>
          <table:table-cell office:value-type="string" calcext:value-type="string">
            <text:p>01060720</text:p>
          </table:table-cell>
          <table:table-cell office:value-type="string" calcext:value-type="string">
            <text:p>Pungué Su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5561" calcext:value-type="float">
            <text:p>-18.556100</text:p>
          </table:table-cell>
          <table:table-cell office:value-type="float" office:value="33.2789" calcext:value-type="float">
            <text:p>33.2789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02</text:p>
          </table:table-cell>
          <table:table-cell office:value-type="float" office:value="1060718" calcext:value-type="float">
            <text:p>1060718</text:p>
          </table:table-cell>
          <table:table-cell office:value-type="string" calcext:value-type="string">
            <text:p>01060718</text:p>
          </table:table-cell>
          <table:table-cell office:value-type="string" calcext:value-type="string">
            <text:p>Nhamaxa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8633" calcext:value-type="float">
            <text:p>-18.863300</text:p>
          </table:table-cell>
          <table:table-cell office:value-type="float" office:value="32.8261" calcext:value-type="float">
            <text:p>32.8261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03</text:p>
          </table:table-cell>
          <table:table-cell office:value-type="float" office:value="1060719" calcext:value-type="float">
            <text:p>1060719</text:p>
          </table:table-cell>
          <table:table-cell office:value-type="string" calcext:value-type="string">
            <text:p>01060719</text:p>
          </table:table-cell>
          <table:table-cell office:value-type="string" calcext:value-type="string">
            <text:p>Penhalo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8622" calcext:value-type="float">
            <text:p>-18.862200</text:p>
          </table:table-cell>
          <table:table-cell office:value-type="float" office:value="32.7597" calcext:value-type="float">
            <text:p>32.759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04</text:p>
          </table:table-cell>
          <table:table-cell office:value-type="float" office:value="1060724" calcext:value-type="float">
            <text:p>1060724</text:p>
          </table:table-cell>
          <table:table-cell office:value-type="string" calcext:value-type="string">
            <text:p>01060724</text:p>
          </table:table-cell>
          <table:table-cell office:value-type="string" calcext:value-type="string">
            <text:p>Zonué-Taba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9.1014" calcext:value-type="float">
            <text:p>-19.101400</text:p>
          </table:table-cell>
          <table:table-cell office:value-type="float" office:value="32.9958" calcext:value-type="float">
            <text:p>32.9958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05</text:p>
          </table:table-cell>
          <table:table-cell office:value-type="float" office:value="1060721" calcext:value-type="float">
            <text:p>1060721</text:p>
          </table:table-cell>
          <table:table-cell office:value-type="string" calcext:value-type="string">
            <text:p>01060721</text:p>
          </table:table-cell>
          <table:table-cell office:value-type="string" calcext:value-type="string">
            <text:p>Guindingu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65</text:p>
          </table:table-cell>
          <table:table-cell office:value-type="float" office:value="-19.1089" calcext:value-type="float">
            <text:p>-19.108900</text:p>
          </table:table-cell>
          <table:table-cell office:value-type="float" office:value="32.9281" calcext:value-type="float">
            <text:p>32.9281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06</text:p>
          </table:table-cell>
          <table:table-cell office:value-type="float" office:value="1060712" calcext:value-type="float">
            <text:p>1060712</text:p>
          </table:table-cell>
          <table:table-cell office:value-type="string" calcext:value-type="string">
            <text:p>01060712</text:p>
          </table:table-cell>
          <table:table-cell office:value-type="string" calcext:value-type="string">
            <text:p>Machipan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65</text:p>
          </table:table-cell>
          <table:table-cell office:value-type="float" office:value="-18.9956" calcext:value-type="float">
            <text:p>-18.995600</text:p>
          </table:table-cell>
          <table:table-cell office:value-type="float" office:value="32.7267" calcext:value-type="float">
            <text:p>32.726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07</text:p>
          </table:table-cell>
          <table:table-cell office:value-type="float" office:value="1060723" calcext:value-type="float">
            <text:p>1060723</text:p>
          </table:table-cell>
          <table:table-cell office:value-type="string" calcext:value-type="string">
            <text:p>01060723</text:p>
          </table:table-cell>
          <table:table-cell office:value-type="string" calcext:value-type="string">
            <text:p>Vandúz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65</text:p>
          </table:table-cell>
          <table:table-cell office:value-type="float" office:value="-18.9531" calcext:value-type="float">
            <text:p>-18.953100</text:p>
          </table:table-cell>
          <table:table-cell office:value-type="float" office:value="33.2647" calcext:value-type="float">
            <text:p>33.264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08</text:p>
          </table:table-cell>
          <table:table-cell office:value-type="float" office:value="1060709" calcext:value-type="float">
            <text:p>1060709</text:p>
          </table:table-cell>
          <table:table-cell office:value-type="string" calcext:value-type="string">
            <text:p>01060709</text:p>
          </table:table-cell>
          <table:table-cell office:value-type="string" calcext:value-type="string">
            <text:p>Chinhambú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999444" calcext:value-type="float">
            <text:p>-18.999444</text:p>
          </table:table-cell>
          <table:table-cell office:value-type="float" office:value="33.3875" calcext:value-type="float">
            <text:p>33.3875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09</text:p>
          </table:table-cell>
          <table:table-cell office:value-type="float" office:value="1060706" calcext:value-type="float">
            <text:p>1060706</text:p>
          </table:table-cell>
          <table:table-cell office:value-type="string" calcext:value-type="string">
            <text:p>01060706</text:p>
          </table:table-cell>
          <table:table-cell office:value-type="string" calcext:value-type="string">
            <text:p>Man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65</text:p>
          </table:table-cell>
          <table:table-cell office:value-type="float" office:value="-18.9406" calcext:value-type="float">
            <text:p>-18.940600</text:p>
          </table:table-cell>
          <table:table-cell office:value-type="float" office:value="32.8753" calcext:value-type="float">
            <text:p>32.8753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0</text:p>
          </table:table-cell>
          <table:table-cell office:value-type="float" office:value="1060714" calcext:value-type="float">
            <text:p>1060714</text:p>
          </table:table-cell>
          <table:table-cell office:value-type="string" calcext:value-type="string">
            <text:p>01060714</text:p>
          </table:table-cell>
          <table:table-cell office:value-type="string" calcext:value-type="string">
            <text:p>Mess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9864" calcext:value-type="float">
            <text:p>-18.986400</text:p>
          </table:table-cell>
          <table:table-cell office:value-type="float" office:value="33.0811" calcext:value-type="float">
            <text:p>33.0811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1</text:p>
          </table:table-cell>
          <table:table-cell office:value-type="float" office:value="1060708" calcext:value-type="float">
            <text:p>1060708</text:p>
          </table:table-cell>
          <table:table-cell office:value-type="string" calcext:value-type="string">
            <text:p>01060708</text:p>
          </table:table-cell>
          <table:table-cell office:value-type="string" calcext:value-type="string">
            <text:p>Chigod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9.0314" calcext:value-type="float">
            <text:p>-19.031400</text:p>
          </table:table-cell>
          <table:table-cell office:value-type="float" office:value="32.9167" calcext:value-type="float">
            <text:p>32.916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2</text:p>
          </table:table-cell>
          <table:table-cell office:value-type="float" office:value="1060710" calcext:value-type="float">
            <text:p>1060710</text:p>
          </table:table-cell>
          <table:table-cell office:value-type="string" calcext:value-type="string">
            <text:p>01060710</text:p>
          </table:table-cell>
          <table:table-cell office:value-type="string" calcext:value-type="string">
            <text:p>Chitu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8161" calcext:value-type="float">
            <text:p>-18.816100</text:p>
          </table:table-cell>
          <table:table-cell office:value-type="float" office:value="33.0386" calcext:value-type="float">
            <text:p>33.038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3</text:p>
          </table:table-cell>
          <table:table-cell office:value-type="float" office:value="1060711" calcext:value-type="float">
            <text:p>1060711</text:p>
          </table:table-cell>
          <table:table-cell office:value-type="string" calcext:value-type="string">
            <text:p>01060711</text:p>
          </table:table-cell>
          <table:table-cell office:value-type="string" calcext:value-type="string">
            <text:p>Jecua Missã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65</text:p>
          </table:table-cell>
          <table:table-cell office:value-type="float" office:value="-18.9753" calcext:value-type="float">
            <text:p>-18.975300</text:p>
          </table:table-cell>
          <table:table-cell office:value-type="float" office:value="32.8256" calcext:value-type="float">
            <text:p>32.825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4</text:p>
          </table:table-cell>
          <table:table-cell office:value-type="float" office:value="1060713" calcext:value-type="float">
            <text:p>1060713</text:p>
          </table:table-cell>
          <table:table-cell office:value-type="string" calcext:value-type="string">
            <text:p>01060713</text:p>
          </table:table-cell>
          <table:table-cell office:value-type="string" calcext:value-type="string">
            <text:p>Mavon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65</text:p>
          </table:table-cell>
          <table:table-cell office:value-type="float" office:value="-18.6244" calcext:value-type="float">
            <text:p>-18.624400</text:p>
          </table:table-cell>
          <table:table-cell office:value-type="float" office:value="33.0392" calcext:value-type="float">
            <text:p>33.0392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5</text:p>
          </table:table-cell>
          <table:table-cell office:value-type="float" office:value="1060715" calcext:value-type="float">
            <text:p>1060715</text:p>
          </table:table-cell>
          <table:table-cell office:value-type="string" calcext:value-type="string">
            <text:p>01060715</text:p>
          </table:table-cell>
          <table:table-cell office:value-type="string" calcext:value-type="string">
            <text:p>Mundongua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9294" calcext:value-type="float">
            <text:p>-18.929400</text:p>
          </table:table-cell>
          <table:table-cell office:value-type="float" office:value="32.7978" calcext:value-type="float">
            <text:p>32.7978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6</text:p>
          </table:table-cell>
          <table:table-cell office:value-type="float" office:value="1060716" calcext:value-type="float">
            <text:p>1060716</text:p>
          </table:table-cell>
          <table:table-cell office:value-type="string" calcext:value-type="string">
            <text:p>01060716</text:p>
          </table:table-cell>
          <table:table-cell office:value-type="string" calcext:value-type="string">
            <text:p>Mun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9636" calcext:value-type="float">
            <text:p>-18.963600</text:p>
          </table:table-cell>
          <table:table-cell office:value-type="float" office:value="32.7725" calcext:value-type="float">
            <text:p>32.7725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7</text:p>
          </table:table-cell>
          <table:table-cell office:value-type="float" office:value="1060707" calcext:value-type="float">
            <text:p>1060707</text:p>
          </table:table-cell>
          <table:table-cell office:value-type="string" calcext:value-type="string">
            <text:p>01060707</text:p>
          </table:table-cell>
          <table:table-cell office:value-type="string" calcext:value-type="string">
            <text:p>Chic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9.1547" calcext:value-type="float">
            <text:p>-19.154700</text:p>
          </table:table-cell>
          <table:table-cell office:value-type="float" office:value="33.1472" calcext:value-type="float">
            <text:p>33.1472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8</text:p>
          </table:table-cell>
          <table:table-cell office:value-type="float" office:value="1060794" calcext:value-type="float">
            <text:p>1060794</text:p>
          </table:table-cell>
          <table:table-cell office:value-type="string" calcext:value-type="string">
            <text:p>010607?</text:p>
          </table:table-cell>
          <table:table-cell office:value-type="string" calcext:value-type="string">
            <text:p>Chazu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934415" calcext:value-type="float">
            <text:p>-18.934415</text:p>
          </table:table-cell>
          <table:table-cell office:value-type="float" office:value="32.875555" calcext:value-type="float">
            <text:p>32.875555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19</text:p>
          </table:table-cell>
          <table:table-cell office:value-type="float" office:value="1060798" calcext:value-type="float">
            <text:p>1060798</text:p>
          </table:table-cell>
          <table:table-cell office:value-type="string" calcext:value-type="string">
            <text:p>010607?</text:p>
          </table:table-cell>
          <table:table-cell office:value-type="string" calcext:value-type="string">
            <text:p>4 Congress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949811" calcext:value-type="float">
            <text:p>-18.949811</text:p>
          </table:table-cell>
          <table:table-cell office:value-type="float" office:value="32.887364" calcext:value-type="float">
            <text:p>32.887364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20</text:p>
          </table:table-cell>
          <table:table-cell office:value-type="float" office:value="1060795" calcext:value-type="float">
            <text:p>1060795</text:p>
          </table:table-cell>
          <table:table-cell office:value-type="string" calcext:value-type="string">
            <text:p>010607?</text:p>
          </table:table-cell>
          <table:table-cell office:value-type="string" calcext:value-type="string">
            <text:p>Chinhago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945358" calcext:value-type="float">
            <text:p>-18.945358</text:p>
          </table:table-cell>
          <table:table-cell office:value-type="float" office:value="32.885483" calcext:value-type="float">
            <text:p>32.885483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0921</text:p>
          </table:table-cell>
          <table:table-cell office:value-type="float" office:value="1060793" calcext:value-type="float">
            <text:p>1060793</text:p>
          </table:table-cell>
          <table:table-cell office:value-type="string" calcext:value-type="string">
            <text:p>010607?</text:p>
          </table:table-cell>
          <table:table-cell office:value-type="string" calcext:value-type="string">
            <text:p>Dengaleng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5</text:p>
          </table:table-cell>
          <table:table-cell office:value-type="float" office:value="-18.934445" calcext:value-type="float">
            <text:p>-18.934445</text:p>
          </table:table-cell>
          <table:table-cell office:value-type="float" office:value="32.875581" calcext:value-type="float">
            <text:p>32.875581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922</text:p>
          </table:table-cell>
          <table:table-cell office:value-type="float" office:value="1060806" calcext:value-type="float">
            <text:p>1060806</text:p>
          </table:table-cell>
          <table:table-cell office:value-type="string" calcext:value-type="string">
            <text:p>01060806</text:p>
          </table:table-cell>
          <table:table-cell office:value-type="string" calcext:value-type="string">
            <text:p>Espungabe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64</text:p>
          </table:table-cell>
          <table:table-cell office:value-type="float" office:value="-20.4528" calcext:value-type="float">
            <text:p>-20.452800</text:p>
          </table:table-cell>
          <table:table-cell office:value-type="float" office:value="32.7722" calcext:value-type="float">
            <text:p>32.7722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923</text:p>
          </table:table-cell>
          <table:table-cell office:value-type="float" office:value="1060807" calcext:value-type="float">
            <text:p>1060807</text:p>
          </table:table-cell>
          <table:table-cell office:value-type="string" calcext:value-type="string">
            <text:p>01060807</text:p>
          </table:table-cell>
          <table:table-cell office:value-type="string" calcext:value-type="string">
            <text:p>Chiurau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4</text:p>
          </table:table-cell>
          <table:table-cell office:value-type="float" office:value="-20.5778" calcext:value-type="float">
            <text:p>-20.577800</text:p>
          </table:table-cell>
          <table:table-cell office:value-type="float" office:value="32.7733" calcext:value-type="float">
            <text:p>32.7733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924</text:p>
          </table:table-cell>
          <table:table-cell office:value-type="float" office:value="1060808" calcext:value-type="float">
            <text:p>1060808</text:p>
          </table:table-cell>
          <table:table-cell office:value-type="string" calcext:value-type="string">
            <text:p>01060808</text:p>
          </table:table-cell>
          <table:table-cell office:value-type="string" calcext:value-type="string">
            <text:p>Dac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4</text:p>
          </table:table-cell>
          <table:table-cell office:value-type="float" office:value="-20.3197" calcext:value-type="float">
            <text:p>-20.319700</text:p>
          </table:table-cell>
          <table:table-cell office:value-type="float" office:value="32.9939" calcext:value-type="float">
            <text:p>32.9939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925</text:p>
          </table:table-cell>
          <table:table-cell office:value-type="float" office:value="1060809" calcext:value-type="float">
            <text:p>1060809</text:p>
          </table:table-cell>
          <table:table-cell office:value-type="string" calcext:value-type="string">
            <text:p>01060809</text:p>
          </table:table-cell>
          <table:table-cell office:value-type="string" calcext:value-type="string">
            <text:p>Mu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4</text:p>
          </table:table-cell>
          <table:table-cell office:value-type="float" office:value="-20.5672" calcext:value-type="float">
            <text:p>-20.567200</text:p>
          </table:table-cell>
          <table:table-cell office:value-type="float" office:value="32.6817" calcext:value-type="float">
            <text:p>32.681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926</text:p>
          </table:table-cell>
          <table:table-cell office:value-type="float" office:value="1060810" calcext:value-type="float">
            <text:p>1060810</text:p>
          </table:table-cell>
          <table:table-cell office:value-type="string" calcext:value-type="string">
            <text:p>01060810</text:p>
          </table:table-cell>
          <table:table-cell office:value-type="string" calcext:value-type="string">
            <text:p>Mupen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4</text:p>
          </table:table-cell>
          <table:table-cell office:value-type="float" office:value="-20.2478" calcext:value-type="float">
            <text:p>-20.247800</text:p>
          </table:table-cell>
          <table:table-cell office:value-type="float" office:value="32.9108" calcext:value-type="float">
            <text:p>32.9108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927</text:p>
          </table:table-cell>
          <table:table-cell office:value-type="float" office:value="1060811" calcext:value-type="float">
            <text:p>1060811</text:p>
          </table:table-cell>
          <table:table-cell office:value-type="string" calcext:value-type="string">
            <text:p>01060811</text:p>
          </table:table-cell>
          <table:table-cell office:value-type="string" calcext:value-type="string">
            <text:p>Macu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4</text:p>
          </table:table-cell>
          <table:table-cell office:value-type="float" office:value="-20.7344" calcext:value-type="float">
            <text:p>-20.734400</text:p>
          </table:table-cell>
          <table:table-cell office:value-type="float" office:value="32.5594" calcext:value-type="float">
            <text:p>32.5594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928</text:p>
          </table:table-cell>
          <table:table-cell office:value-type="float" office:value="1060812" calcext:value-type="float">
            <text:p>1060812</text:p>
          </table:table-cell>
          <table:table-cell office:value-type="string" calcext:value-type="string">
            <text:p>01060812</text:p>
          </table:table-cell>
          <table:table-cell office:value-type="string" calcext:value-type="string">
            <text:p>Gun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4</text:p>
          </table:table-cell>
          <table:table-cell office:value-type="float" office:value="-20.2281" calcext:value-type="float">
            <text:p>-20.228100</text:p>
          </table:table-cell>
          <table:table-cell office:value-type="float" office:value="33.3294" calcext:value-type="float">
            <text:p>33.3294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929</text:p>
          </table:table-cell>
          <table:table-cell office:value-type="float" office:value="1060813" calcext:value-type="float">
            <text:p>1060813</text:p>
          </table:table-cell>
          <table:table-cell office:value-type="string" calcext:value-type="string">
            <text:p>01060813</text:p>
          </table:table-cell>
          <table:table-cell office:value-type="string" calcext:value-type="string">
            <text:p>Chaí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4</text:p>
          </table:table-cell>
          <table:table-cell office:value-type="float" office:value="-20.522519" calcext:value-type="float">
            <text:p>-20.522519</text:p>
          </table:table-cell>
          <table:table-cell office:value-type="float" office:value="32.812474" calcext:value-type="float">
            <text:p>32.812474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0930</text:p>
          </table:table-cell>
          <table:table-cell office:value-type="float" office:value="1060814" calcext:value-type="float">
            <text:p>1060814</text:p>
          </table:table-cell>
          <table:table-cell office:value-type="string" calcext:value-type="string">
            <text:p>01060814</text:p>
          </table:table-cell>
          <table:table-cell office:value-type="string" calcext:value-type="string">
            <text:p>Garág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4</text:p>
          </table:table-cell>
          <table:table-cell office:value-type="float" office:value="-20.553284" calcext:value-type="float">
            <text:p>-20.553284</text:p>
          </table:table-cell>
          <table:table-cell office:value-type="float" office:value="32.92259" calcext:value-type="float">
            <text:p>32.92259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31</text:p>
          </table:table-cell>
          <table:table-cell office:value-type="float" office:value="1060912" calcext:value-type="float">
            <text:p>1060912</text:p>
          </table:table-cell>
          <table:table-cell office:value-type="string" calcext:value-type="string">
            <text:p>01060912</text:p>
          </table:table-cell>
          <table:table-cell office:value-type="string" calcext:value-type="string">
            <text:p>Mavú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1</text:p>
          </table:table-cell>
          <table:table-cell office:value-type="float" office:value="-19.5458" calcext:value-type="float">
            <text:p>-19.545800</text:p>
          </table:table-cell>
          <table:table-cell office:value-type="float" office:value="33.5089" calcext:value-type="float">
            <text:p>33.5089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32</text:p>
          </table:table-cell>
          <table:table-cell office:value-type="float" office:value="1060914" calcext:value-type="float">
            <text:p>1060914</text:p>
          </table:table-cell>
          <table:table-cell office:value-type="string" calcext:value-type="string">
            <text:p>01060914</text:p>
          </table:table-cell>
          <table:table-cell office:value-type="string" calcext:value-type="string">
            <text:p>Matara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1</text:p>
          </table:table-cell>
          <table:table-cell office:value-type="float" office:value="-19.411676" calcext:value-type="float">
            <text:p>-19.411676</text:p>
          </table:table-cell>
          <table:table-cell office:value-type="float" office:value="33.293179" calcext:value-type="float">
            <text:p>33.293179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33</text:p>
          </table:table-cell>
          <table:table-cell office:value-type="float" office:value="1060908" calcext:value-type="float">
            <text:p>1060908</text:p>
          </table:table-cell>
          <table:table-cell office:value-type="string" calcext:value-type="string">
            <text:p>01060908</text:p>
          </table:table-cell>
          <table:table-cell office:value-type="string" calcext:value-type="string">
            <text:p>Munhi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1</text:p>
          </table:table-cell>
          <table:table-cell office:value-type="float" office:value="-19.4892" calcext:value-type="float">
            <text:p>-19.489200</text:p>
          </table:table-cell>
          <table:table-cell office:value-type="float" office:value="33.2856" calcext:value-type="float">
            <text:p>33.285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34</text:p>
          </table:table-cell>
          <table:table-cell office:value-type="float" office:value="1060909" calcext:value-type="float">
            <text:p>1060909</text:p>
          </table:table-cell>
          <table:table-cell office:value-type="string" calcext:value-type="string">
            <text:p>01060909</text:p>
          </table:table-cell>
          <table:table-cell office:value-type="string" calcext:value-type="string">
            <text:p>Nhamb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1</text:p>
          </table:table-cell>
          <table:table-cell office:value-type="float" office:value="-19.3136" calcext:value-type="float">
            <text:p>-19.313600</text:p>
          </table:table-cell>
          <table:table-cell office:value-type="float" office:value="33.2483" calcext:value-type="float">
            <text:p>33.2483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35</text:p>
          </table:table-cell>
          <table:table-cell office:value-type="float" office:value="1060911" calcext:value-type="float">
            <text:p>1060911</text:p>
          </table:table-cell>
          <table:table-cell office:value-type="string" calcext:value-type="string">
            <text:p>01060911</text:p>
          </table:table-cell>
          <table:table-cell office:value-type="string" calcext:value-type="string">
            <text:p>Do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1</text:p>
          </table:table-cell>
          <table:table-cell office:value-type="float" office:value="-19.9758" calcext:value-type="float">
            <text:p>-19.975800</text:p>
          </table:table-cell>
          <table:table-cell office:value-type="float" office:value="33.3981" calcext:value-type="float">
            <text:p>33.3981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36</text:p>
          </table:table-cell>
          <table:table-cell office:value-type="float" office:value="1060913" calcext:value-type="float">
            <text:p>1060913</text:p>
          </table:table-cell>
          <table:table-cell office:value-type="string" calcext:value-type="string">
            <text:p>01060913</text:p>
          </table:table-cell>
          <table:table-cell office:value-type="string" calcext:value-type="string">
            <text:p>Sembez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1</text:p>
          </table:table-cell>
          <table:table-cell office:value-type="float" office:value="-19.413018" calcext:value-type="float">
            <text:p>-19.413018</text:p>
          </table:table-cell>
          <table:table-cell office:value-type="float" office:value="33.295293" calcext:value-type="float">
            <text:p>33.295293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37</text:p>
          </table:table-cell>
          <table:table-cell office:value-type="float" office:value="1060906" calcext:value-type="float">
            <text:p>1060906</text:p>
          </table:table-cell>
          <table:table-cell office:value-type="string" calcext:value-type="string">
            <text:p>01060906</text:p>
          </table:table-cell>
          <table:table-cell office:value-type="string" calcext:value-type="string">
            <text:p>Sussundenga 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61</text:p>
          </table:table-cell>
          <table:table-cell office:value-type="float" office:value="-19.4097" calcext:value-type="float">
            <text:p>-19.409700</text:p>
          </table:table-cell>
          <table:table-cell office:value-type="float" office:value="33.2939" calcext:value-type="float">
            <text:p>33.2939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38</text:p>
          </table:table-cell>
          <table:table-cell office:value-type="float" office:value="1060910" calcext:value-type="float">
            <text:p>1060910</text:p>
          </table:table-cell>
          <table:table-cell office:value-type="string" calcext:value-type="string">
            <text:p>01060910</text:p>
          </table:table-cell>
          <table:table-cell office:value-type="string" calcext:value-type="string">
            <text:p>Rota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1</text:p>
          </table:table-cell>
          <table:table-cell office:value-type="float" office:value="-19.5444" calcext:value-type="float">
            <text:p>-19.544400</text:p>
          </table:table-cell>
          <table:table-cell office:value-type="float" office:value="32.8947" calcext:value-type="float">
            <text:p>32.8947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39</text:p>
          </table:table-cell>
          <table:table-cell office:value-type="float" office:value="1060994" calcext:value-type="float">
            <text:p>1060994</text:p>
          </table:table-cell>
          <table:table-cell office:value-type="string" calcext:value-type="string">
            <text:p>010609?</text:p>
          </table:table-cell>
          <table:table-cell office:value-type="string" calcext:value-type="string">
            <text:p>Bu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1</text:p>
          </table:table-cell>
          <table:table-cell office:value-type="float" office:value="-19.431204" calcext:value-type="float">
            <text:p>-19.431204</text:p>
          </table:table-cell>
          <table:table-cell office:value-type="float" office:value="33.299536" calcext:value-type="float">
            <text:p>33.299536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0940</text:p>
          </table:table-cell>
          <table:table-cell office:value-type="float" office:value="1060995" calcext:value-type="float">
            <text:p>1060995</text:p>
          </table:table-cell>
          <table:table-cell office:value-type="string" calcext:value-type="string">
            <text:p>010609?</text:p>
          </table:table-cell>
          <table:table-cell office:value-type="string" calcext:value-type="string">
            <text:p>Da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1</text:p>
          </table:table-cell>
          <table:table-cell office:value-type="float" office:value="-19.376063" calcext:value-type="float">
            <text:p>-19.376063</text:p>
          </table:table-cell>
          <table:table-cell office:value-type="float" office:value="33.313129" calcext:value-type="float">
            <text:p>33.313129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941</text:p>
          </table:table-cell>
          <table:table-cell office:value-type="float" office:value="1061009" calcext:value-type="float">
            <text:p>1061009</text:p>
          </table:table-cell>
          <table:table-cell office:value-type="string" calcext:value-type="string">
            <text:p>01061009</text:p>
          </table:table-cell>
          <table:table-cell office:value-type="string" calcext:value-type="string">
            <text:p>Sabe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3</text:p>
          </table:table-cell>
          <table:table-cell office:value-type="float" office:value="-16.8219" calcext:value-type="float">
            <text:p>-16.821900</text:p>
          </table:table-cell>
          <table:table-cell office:value-type="float" office:value="34.4475" calcext:value-type="float">
            <text:p>34.4475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942</text:p>
          </table:table-cell>
          <table:table-cell office:value-type="float" office:value="1061010" calcext:value-type="float">
            <text:p>1061010</text:p>
          </table:table-cell>
          <table:table-cell office:value-type="string" calcext:value-type="string">
            <text:p>01061010</text:p>
          </table:table-cell>
          <table:table-cell office:value-type="string" calcext:value-type="string">
            <text:p>Nhacala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3</text:p>
          </table:table-cell>
          <table:table-cell office:value-type="float" office:value="-16.723839" calcext:value-type="float">
            <text:p>-16.723839</text:p>
          </table:table-cell>
          <table:table-cell office:value-type="float" office:value="34.250496" calcext:value-type="float">
            <text:p>34.250496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943</text:p>
          </table:table-cell>
          <table:table-cell office:value-type="float" office:value="1061008" calcext:value-type="float">
            <text:p>1061008</text:p>
          </table:table-cell>
          <table:table-cell office:value-type="string" calcext:value-type="string">
            <text:p>01061008</text:p>
          </table:table-cell>
          <table:table-cell office:value-type="string" calcext:value-type="string">
            <text:p>Nhaco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63</text:p>
          </table:table-cell>
          <table:table-cell office:value-type="float" office:value="-16.723848" calcext:value-type="float">
            <text:p>-16.723848</text:p>
          </table:table-cell>
          <table:table-cell office:value-type="float" office:value="34.250496" calcext:value-type="float">
            <text:p>34.250496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944</text:p>
          </table:table-cell>
          <table:table-cell office:value-type="float" office:value="1061007" calcext:value-type="float">
            <text:p>1061007</text:p>
          </table:table-cell>
          <table:table-cell office:value-type="string" calcext:value-type="string">
            <text:p>01061007</text:p>
          </table:table-cell>
          <table:table-cell office:value-type="string" calcext:value-type="string">
            <text:p>Nhacaf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3</text:p>
          </table:table-cell>
          <table:table-cell office:value-type="float" office:value="-16.8706" calcext:value-type="float">
            <text:p>-16.870600</text:p>
          </table:table-cell>
          <table:table-cell office:value-type="float" office:value="34.0761" calcext:value-type="float">
            <text:p>34.0761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945</text:p>
          </table:table-cell>
          <table:table-cell office:value-type="float" office:value="1061006" calcext:value-type="float">
            <text:p>1061006</text:p>
          </table:table-cell>
          <table:table-cell office:value-type="string" calcext:value-type="string">
            <text:p>01061006</text:p>
          </table:table-cell>
          <table:table-cell office:value-type="string" calcext:value-type="string">
            <text:p>Búz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63</text:p>
          </table:table-cell>
          <table:table-cell office:value-type="float" office:value="-17.2508" calcext:value-type="float">
            <text:p>-17.250800</text:p>
          </table:table-cell>
          <table:table-cell office:value-type="float" office:value="34.1786" calcext:value-type="float">
            <text:p>34.178600</text:p>
          </table:table-cell>
          <table:table-cell table:number-columns-repeated="24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0946</text:p>
          </table:table-cell>
          <table:table-cell office:value-type="float" office:value="1061011" calcext:value-type="float">
            <text:p>1061011</text:p>
          </table:table-cell>
          <table:table-cell office:value-type="string" calcext:value-type="string">
            <text:p>010610?</text:p>
          </table:table-cell>
          <table:table-cell office:value-type="string" calcext:value-type="string">
            <text:p>Campang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63</text:p>
          </table:table-cell>
          <table:table-cell office:value-type="float" office:value="-16.719634" calcext:value-type="float">
            <text:p>-16.719634</text:p>
          </table:table-cell>
          <table:table-cell office:value-type="float" office:value="34.254856" calcext:value-type="float">
            <text:p>34.254856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47</text:p>
          </table:table-cell>
          <table:table-cell office:value-type="float" office:value="1070116" calcext:value-type="float">
            <text:p>1070116</text:p>
          </table:table-cell>
          <table:table-cell office:value-type="string" calcext:value-type="string">
            <text:p>01070116</text:p>
          </table:table-cell>
          <table:table-cell office:value-type="string" calcext:value-type="string">
            <text:p>Nhanga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2</text:p>
          </table:table-cell>
          <table:table-cell office:value-type="float" office:value="-19.7164" calcext:value-type="float">
            <text:p>-19.716400</text:p>
          </table:table-cell>
          <table:table-cell office:value-type="float" office:value="35.0092" calcext:value-type="float">
            <text:p>35.0092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48</text:p>
          </table:table-cell>
          <table:table-cell office:value-type="float" office:value="1070109" calcext:value-type="float">
            <text:p>1070109</text:p>
          </table:table-cell>
          <table:table-cell office:value-type="string" calcext:value-type="string">
            <text:p>01070109</text:p>
          </table:table-cell>
          <table:table-cell office:value-type="string" calcext:value-type="string">
            <text:p>Ponta Gê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52</text:p>
          </table:table-cell>
          <table:table-cell office:value-type="float" office:value="-19.8027" calcext:value-type="float">
            <text:p>-19.802700</text:p>
          </table:table-cell>
          <table:table-cell office:value-type="float" office:value="34.9498" calcext:value-type="float">
            <text:p>34.9498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49</text:p>
          </table:table-cell>
          <table:table-cell office:value-type="float" office:value="1070100" calcext:value-type="float">
            <text:p>1070100</text:p>
          </table:table-cell>
          <table:table-cell office:value-type="string" calcext:value-type="string">
            <text:p>01070100</text:p>
          </table:table-cell>
          <table:table-cell office:value-type="string" calcext:value-type="string">
            <text:p>B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-052</text:p>
          </table:table-cell>
          <table:table-cell table:style-name="ce44" office:value-type="float" office:value="-19.849887" calcext:value-type="float">
            <text:p>-19.849887</text:p>
          </table:table-cell>
          <table:table-cell table:style-name="ce44" office:value-type="float" office:value="34.876659" calcext:value-type="float">
            <text:p>34.876659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0</text:p>
          </table:table-cell>
          <table:table-cell office:value-type="float" office:value="1070104" calcext:value-type="float">
            <text:p>1070104</text:p>
          </table:table-cell>
          <table:table-cell office:value-type="string" calcext:value-type="string">
            <text:p>01070104</text:p>
          </table:table-cell>
          <table:table-cell office:value-type="string" calcext:value-type="string">
            <text:p>Manga Lofor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52</text:p>
          </table:table-cell>
          <table:table-cell office:value-type="float" office:value="-19.833333" calcext:value-type="float">
            <text:p>-19.833333</text:p>
          </table:table-cell>
          <table:table-cell office:value-type="float" office:value="34.85" calcext:value-type="float">
            <text:p>34.8500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1</text:p>
          </table:table-cell>
          <table:table-cell office:value-type="float" office:value="1070105" calcext:value-type="float">
            <text:p>1070105</text:p>
          </table:table-cell>
          <table:table-cell office:value-type="string" calcext:value-type="string">
            <text:p>01070105</text:p>
          </table:table-cell>
          <table:table-cell office:value-type="string" calcext:value-type="string">
            <text:p>Marrocan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2</text:p>
          </table:table-cell>
          <table:table-cell office:value-type="float" office:value="-19.833362" calcext:value-type="float">
            <text:p>-19.833362</text:p>
          </table:table-cell>
          <table:table-cell office:value-type="float" office:value="34.849992" calcext:value-type="float">
            <text:p>34.84999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2</text:p>
          </table:table-cell>
          <table:table-cell office:value-type="float" office:value="1070106" calcext:value-type="float">
            <text:p>1070106</text:p>
          </table:table-cell>
          <table:table-cell office:value-type="string" calcext:value-type="string">
            <text:p>01070106</text:p>
          </table:table-cell>
          <table:table-cell office:value-type="string" calcext:value-type="string">
            <text:p>Munha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52</text:p>
          </table:table-cell>
          <table:table-cell office:value-type="float" office:value="-19.8373" calcext:value-type="float">
            <text:p>-19.837300</text:p>
          </table:table-cell>
          <table:table-cell office:value-type="float" office:value="34.8543" calcext:value-type="float">
            <text:p>34.854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3</text:p>
          </table:table-cell>
          <table:table-cell office:value-type="float" office:value="1070108" calcext:value-type="float">
            <text:p>1070108</text:p>
          </table:table-cell>
          <table:table-cell office:value-type="string" calcext:value-type="string">
            <text:p>01070108</text:p>
          </table:table-cell>
          <table:table-cell office:value-type="string" calcext:value-type="string">
            <text:p>Chingussu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52</text:p>
          </table:table-cell>
          <table:table-cell office:value-type="float" office:value="-19.7333" calcext:value-type="float">
            <text:p>-19.733300</text:p>
          </table:table-cell>
          <table:table-cell office:value-type="float" office:value="34.85" calcext:value-type="float">
            <text:p>34.8500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4</text:p>
          </table:table-cell>
          <table:table-cell office:value-type="float" office:value="1070110" calcext:value-type="float">
            <text:p>1070110</text:p>
          </table:table-cell>
          <table:table-cell office:value-type="string" calcext:value-type="string">
            <text:p>01070110</text:p>
          </table:table-cell>
          <table:table-cell office:value-type="string" calcext:value-type="string">
            <text:p>Cerâm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2</text:p>
          </table:table-cell>
          <table:table-cell office:value-type="float" office:value="-19.8456" calcext:value-type="float">
            <text:p>-19.845600</text:p>
          </table:table-cell>
          <table:table-cell office:value-type="float" office:value="34.8413" calcext:value-type="float">
            <text:p>34.841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5</text:p>
          </table:table-cell>
          <table:table-cell office:value-type="float" office:value="1070107" calcext:value-type="float">
            <text:p>1070107</text:p>
          </table:table-cell>
          <table:table-cell office:value-type="string" calcext:value-type="string">
            <text:p>01070107</text:p>
          </table:table-cell>
          <table:table-cell office:value-type="string" calcext:value-type="string">
            <text:p>Manga Nhaconj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52</text:p>
          </table:table-cell>
          <table:table-cell office:value-type="float" office:value="-19.7678" calcext:value-type="float">
            <text:p>-19.767800</text:p>
          </table:table-cell>
          <table:table-cell office:value-type="float" office:value="34.8697" calcext:value-type="float">
            <text:p>34.869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6</text:p>
          </table:table-cell>
          <table:table-cell office:value-type="float" office:value="1070111" calcext:value-type="float">
            <text:p>1070111</text:p>
          </table:table-cell>
          <table:table-cell office:value-type="string" calcext:value-type="string">
            <text:p>01070111</text:p>
          </table:table-cell>
          <table:table-cell office:value-type="string" calcext:value-type="string">
            <text:p>Chamb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2</text:p>
          </table:table-cell>
          <table:table-cell office:value-type="float" office:value="-19.7461" calcext:value-type="float">
            <text:p>-19.746100</text:p>
          </table:table-cell>
          <table:table-cell office:value-type="float" office:value="34.8472" calcext:value-type="float">
            <text:p>34.8472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7</text:p>
          </table:table-cell>
          <table:table-cell office:value-type="float" office:value="1070115" calcext:value-type="float">
            <text:p>1070115</text:p>
          </table:table-cell>
          <table:table-cell office:value-type="string" calcext:value-type="string">
            <text:p>01070115</text:p>
          </table:table-cell>
          <table:table-cell office:value-type="string" calcext:value-type="string">
            <text:p>Matadou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2</text:p>
          </table:table-cell>
          <table:table-cell office:value-type="float" office:value="-19.7331" calcext:value-type="float">
            <text:p>-19.733100</text:p>
          </table:table-cell>
          <table:table-cell office:value-type="float" office:value="34.8378" calcext:value-type="float">
            <text:p>34.8378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8</text:p>
          </table:table-cell>
          <table:table-cell office:value-type="float" office:value="1070114" calcext:value-type="float">
            <text:p>1070114</text:p>
          </table:table-cell>
          <table:table-cell office:value-type="string" calcext:value-type="string">
            <text:p>01070114</text:p>
          </table:table-cell>
          <table:table-cell office:value-type="string" calcext:value-type="string">
            <text:p>Manga Mascarenh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52</text:p>
          </table:table-cell>
          <table:table-cell office:value-type="float" office:value="-19.8025" calcext:value-type="float">
            <text:p>-19.802500</text:p>
          </table:table-cell>
          <table:table-cell office:value-type="float" office:value="34.8958" calcext:value-type="float">
            <text:p>34.8958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59</text:p>
          </table:table-cell>
          <table:table-cell office:value-type="float" office:value="1070113" calcext:value-type="float">
            <text:p>1070113</text:p>
          </table:table-cell>
          <table:table-cell office:value-type="string" calcext:value-type="string">
            <text:p>01070113</text:p>
          </table:table-cell>
          <table:table-cell office:value-type="string" calcext:value-type="string">
            <text:p>Macurun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52</text:p>
          </table:table-cell>
          <table:table-cell office:value-type="float" office:value="-19.8333" calcext:value-type="float">
            <text:p>-19.833300</text:p>
          </table:table-cell>
          <table:table-cell office:value-type="float" office:value="34.8833" calcext:value-type="float">
            <text:p>34.883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0960</text:p>
          </table:table-cell>
          <table:table-cell office:value-type="float" office:value="1070112" calcext:value-type="float">
            <text:p>1070112</text:p>
          </table:table-cell>
          <table:table-cell office:value-type="string" calcext:value-type="string">
            <text:p>01070112</text:p>
          </table:table-cell>
          <table:table-cell office:value-type="string" calcext:value-type="string">
            <text:p>Cho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52</text:p>
          </table:table-cell>
          <table:table-cell office:value-type="float" office:value="-19.8" calcext:value-type="float">
            <text:p>-19.800000</text:p>
          </table:table-cell>
          <table:table-cell office:value-type="float" office:value="34.8667" calcext:value-type="float">
            <text:p>34.86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61</text:p>
          </table:table-cell>
          <table:table-cell office:value-type="float" office:value="1070271" calcext:value-type="float">
            <text:p>1070271</text:p>
          </table:table-cell>
          <table:table-cell office:value-type="string" calcext:value-type="string">
            <text:p>01070271</text:p>
          </table:table-cell>
          <table:table-cell office:value-type="string" calcext:value-type="string">
            <text:p>Guen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50592" calcext:value-type="float">
            <text:p>-20.150592</text:p>
          </table:table-cell>
          <table:table-cell office:value-type="float" office:value="34.328938" calcext:value-type="float">
            <text:p>34.32893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62</text:p>
          </table:table-cell>
          <table:table-cell office:value-type="float" office:value="1070272" calcext:value-type="float">
            <text:p>1070272</text:p>
          </table:table-cell>
          <table:table-cell office:value-type="string" calcext:value-type="string">
            <text:p>01070272</text:p>
          </table:table-cell>
          <table:table-cell office:value-type="string" calcext:value-type="string">
            <text:p>Marongamis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56139" calcext:value-type="float">
            <text:p>-20.156139</text:p>
          </table:table-cell>
          <table:table-cell office:value-type="float" office:value="34.320993" calcext:value-type="float">
            <text:p>34.32099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63</text:p>
          </table:table-cell>
          <table:table-cell office:value-type="float" office:value="1070217" calcext:value-type="float">
            <text:p>1070217</text:p>
          </table:table-cell>
          <table:table-cell office:value-type="string" calcext:value-type="string">
            <text:p>01070217</text:p>
          </table:table-cell>
          <table:table-cell office:value-type="string" calcext:value-type="string">
            <text:p>Guara-Gua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19.8689" calcext:value-type="float">
            <text:p>-19.868900</text:p>
          </table:table-cell>
          <table:table-cell office:value-type="float" office:value="34.4689" calcext:value-type="float">
            <text:p>34.468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64</text:p>
          </table:table-cell>
          <table:table-cell office:value-type="float" office:value="1070264" calcext:value-type="float">
            <text:p>1070264</text:p>
          </table:table-cell>
          <table:table-cell office:value-type="string" calcext:value-type="string">
            <text:p>01070264</text:p>
          </table:table-cell>
          <table:table-cell office:value-type="string" calcext:value-type="string">
            <text:p>Muchenes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6652" calcext:value-type="float">
            <text:p>-20.166520</text:p>
          </table:table-cell>
          <table:table-cell office:value-type="float" office:value="34.314155" calcext:value-type="float">
            <text:p>34.31415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65</text:p>
          </table:table-cell>
          <table:table-cell office:value-type="float" office:value="1070256" calcext:value-type="float">
            <text:p>1070256</text:p>
          </table:table-cell>
          <table:table-cell office:value-type="string" calcext:value-type="string">
            <text:p>01070256</text:p>
          </table:table-cell>
          <table:table-cell office:value-type="string" calcext:value-type="string">
            <text:p>Maxemedj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19.9503" calcext:value-type="float">
            <text:p>-19.950300</text:p>
          </table:table-cell>
          <table:table-cell office:value-type="float" office:value="34.0631" calcext:value-type="float">
            <text:p>34.0631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66</text:p>
          </table:table-cell>
          <table:table-cell office:value-type="float" office:value="1070222" calcext:value-type="float">
            <text:p>1070222</text:p>
          </table:table-cell>
          <table:table-cell office:value-type="string" calcext:value-type="string">
            <text:p>01070222</text:p>
          </table:table-cell>
          <table:table-cell office:value-type="string" calcext:value-type="string">
            <text:p>Bu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50379" calcext:value-type="float">
            <text:p>-20.150379</text:p>
          </table:table-cell>
          <table:table-cell office:value-type="float" office:value="34.329391" calcext:value-type="float">
            <text:p>34.329391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67</text:p>
          </table:table-cell>
          <table:table-cell office:value-type="float" office:value="1070220" calcext:value-type="float">
            <text:p>1070220</text:p>
          </table:table-cell>
          <table:table-cell office:value-type="string" calcext:value-type="string">
            <text:p>01070220</text:p>
          </table:table-cell>
          <table:table-cell office:value-type="string" calcext:value-type="string">
            <text:p>D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20.1497" calcext:value-type="float">
            <text:p>-20.149700</text:p>
          </table:table-cell>
          <table:table-cell office:value-type="float" office:value="34.1497" calcext:value-type="float">
            <text:p>34.149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68</text:p>
          </table:table-cell>
          <table:table-cell office:value-type="float" office:value="1070258" calcext:value-type="float">
            <text:p>1070258</text:p>
          </table:table-cell>
          <table:table-cell office:value-type="string" calcext:value-type="string">
            <text:p>01070258</text:p>
          </table:table-cell>
          <table:table-cell office:value-type="string" calcext:value-type="string">
            <text:p>Bega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9836" calcext:value-type="float">
            <text:p>-20.149836</text:p>
          </table:table-cell>
          <table:table-cell office:value-type="float" office:value="34.330004" calcext:value-type="float">
            <text:p>34.33000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69</text:p>
          </table:table-cell>
          <table:table-cell office:value-type="float" office:value="1070218" calcext:value-type="float">
            <text:p>1070218</text:p>
          </table:table-cell>
          <table:table-cell office:value-type="string" calcext:value-type="string">
            <text:p>01070218</text:p>
          </table:table-cell>
          <table:table-cell office:value-type="string" calcext:value-type="string">
            <text:p>Bue I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8236" calcext:value-type="float">
            <text:p>-20.148236</text:p>
          </table:table-cell>
          <table:table-cell office:value-type="float" office:value="34.330816" calcext:value-type="float">
            <text:p>34.330816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0</text:p>
          </table:table-cell>
          <table:table-cell office:value-type="float" office:value="1070259" calcext:value-type="float">
            <text:p>1070259</text:p>
          </table:table-cell>
          <table:table-cell office:value-type="string" calcext:value-type="string">
            <text:p>01070259</text:p>
          </table:table-cell>
          <table:table-cell office:value-type="string" calcext:value-type="string">
            <text:p>Lusal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7066" calcext:value-type="float">
            <text:p>-20.147066</text:p>
          </table:table-cell>
          <table:table-cell office:value-type="float" office:value="34.331075" calcext:value-type="float">
            <text:p>34.33107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1</text:p>
          </table:table-cell>
          <table:table-cell office:value-type="float" office:value="1070216" calcext:value-type="float">
            <text:p>1070216</text:p>
          </table:table-cell>
          <table:table-cell office:value-type="string" calcext:value-type="string">
            <text:p>01070216</text:p>
          </table:table-cell>
          <table:table-cell office:value-type="string" calcext:value-type="string">
            <text:p>Grudj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20.2653" calcext:value-type="float">
            <text:p>-20.265300</text:p>
          </table:table-cell>
          <table:table-cell office:value-type="float" office:value="34.6692" calcext:value-type="float">
            <text:p>34.6692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2</text:p>
          </table:table-cell>
          <table:table-cell office:value-type="float" office:value="1070210" calcext:value-type="float">
            <text:p>1070210</text:p>
          </table:table-cell>
          <table:table-cell office:value-type="string" calcext:value-type="string">
            <text:p>01070210</text:p>
          </table:table-cell>
          <table:table-cell office:value-type="string" calcext:value-type="string">
            <text:p>Bu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20.0253" calcext:value-type="float">
            <text:p>-20.025300</text:p>
          </table:table-cell>
          <table:table-cell office:value-type="float" office:value="34.7178" calcext:value-type="float">
            <text:p>34.7178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3</text:p>
          </table:table-cell>
          <table:table-cell office:value-type="float" office:value="1070209" calcext:value-type="float">
            <text:p>1070209</text:p>
          </table:table-cell>
          <table:table-cell office:value-type="string" calcext:value-type="string">
            <text:p>01070209</text:p>
          </table:table-cell>
          <table:table-cell office:value-type="string" calcext:value-type="string">
            <text:p>Bara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20.0415" calcext:value-type="float">
            <text:p>-20.041500</text:p>
          </table:table-cell>
          <table:table-cell office:value-type="float" office:value="34.7396" calcext:value-type="float">
            <text:p>34.739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4</text:p>
          </table:table-cell>
          <table:table-cell office:value-type="float" office:value="1070208" calcext:value-type="float">
            <text:p>1070208</text:p>
          </table:table-cell>
          <table:table-cell office:value-type="string" calcext:value-type="string">
            <text:p>01070208</text:p>
          </table:table-cell>
          <table:table-cell office:value-type="string" calcext:value-type="string">
            <text:p>Inhamichin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19.7886" calcext:value-type="float">
            <text:p>-19.788600</text:p>
          </table:table-cell>
          <table:table-cell office:value-type="float" office:value="34.1844" calcext:value-type="float">
            <text:p>34.184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5</text:p>
          </table:table-cell>
          <table:table-cell office:value-type="float" office:value="1070207" calcext:value-type="float">
            <text:p>1070207</text:p>
          </table:table-cell>
          <table:table-cell office:value-type="string" calcext:value-type="string">
            <text:p>01070207</text:p>
          </table:table-cell>
          <table:table-cell office:value-type="string" calcext:value-type="string">
            <text:p>Ampa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3586" calcext:value-type="float">
            <text:p>-20.358600</text:p>
          </table:table-cell>
          <table:table-cell office:value-type="float" office:value="34.6342" calcext:value-type="float">
            <text:p>34.6342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6</text:p>
          </table:table-cell>
          <table:table-cell office:value-type="float" office:value="1070206" calcext:value-type="float">
            <text:p>1070206</text:p>
          </table:table-cell>
          <table:table-cell office:value-type="string" calcext:value-type="string">
            <text:p>01070206</text:p>
          </table:table-cell>
          <table:table-cell office:value-type="string" calcext:value-type="string">
            <text:p>Bând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19.9644" calcext:value-type="float">
            <text:p>-19.964400</text:p>
          </table:table-cell>
          <table:table-cell office:value-type="float" office:value="34.4183" calcext:value-type="float">
            <text:p>34.418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7</text:p>
          </table:table-cell>
          <table:table-cell office:value-type="float" office:value="1070200" calcext:value-type="float">
            <text:p>1070200</text:p>
          </table:table-cell>
          <table:table-cell office:value-type="string" calcext:value-type="string">
            <text:p>01070200</text:p>
          </table:table-cell>
          <table:table-cell office:value-type="string" calcext:value-type="string">
            <text:p>Hosp. Rural Buz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58</text:p>
          </table:table-cell>
          <table:table-cell office:value-type="float" office:value="-19.8828" calcext:value-type="float">
            <text:p>-19.882800</text:p>
          </table:table-cell>
          <table:table-cell office:value-type="float" office:value="34.5928" calcext:value-type="float">
            <text:p>34.5928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8</text:p>
          </table:table-cell>
          <table:table-cell office:value-type="float" office:value="1070261" calcext:value-type="float">
            <text:p>1070261</text:p>
          </table:table-cell>
          <table:table-cell office:value-type="string" calcext:value-type="string">
            <text:p>01070261</text:p>
          </table:table-cell>
          <table:table-cell office:value-type="string" calcext:value-type="string">
            <text:p>Inharong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6541" calcext:value-type="float">
            <text:p>-20.146541</text:p>
          </table:table-cell>
          <table:table-cell office:value-type="float" office:value="34.331067" calcext:value-type="float">
            <text:p>34.331067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79</text:p>
          </table:table-cell>
          <table:table-cell office:value-type="float" office:value="1070215" calcext:value-type="float">
            <text:p>1070215</text:p>
          </table:table-cell>
          <table:table-cell office:value-type="string" calcext:value-type="string">
            <text:p>01070215</text:p>
          </table:table-cell>
          <table:table-cell office:value-type="string" calcext:value-type="string">
            <text:p>Maro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20.146394" calcext:value-type="float">
            <text:p>-20.146394</text:p>
          </table:table-cell>
          <table:table-cell office:value-type="float" office:value="34.331036" calcext:value-type="float">
            <text:p>34.331036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0</text:p>
          </table:table-cell>
          <table:table-cell office:value-type="float" office:value="1070214" calcext:value-type="float">
            <text:p>1070214</text:p>
          </table:table-cell>
          <table:table-cell office:value-type="string" calcext:value-type="string">
            <text:p>01070214</text:p>
          </table:table-cell>
          <table:table-cell office:value-type="string" calcext:value-type="string">
            <text:p>Rio Buz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19.8847" calcext:value-type="float">
            <text:p>-19.884700</text:p>
          </table:table-cell>
          <table:table-cell office:value-type="float" office:value="34.5844" calcext:value-type="float">
            <text:p>34.584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1</text:p>
          </table:table-cell>
          <table:table-cell office:value-type="float" office:value="1070212" calcext:value-type="float">
            <text:p>1070212</text:p>
          </table:table-cell>
          <table:table-cell office:value-type="string" calcext:value-type="string">
            <text:p>01070212</text:p>
          </table:table-cell>
          <table:table-cell office:value-type="string" calcext:value-type="string">
            <text:p>Estaqui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19.9769" calcext:value-type="float">
            <text:p>-19.976900</text:p>
          </table:table-cell>
          <table:table-cell office:value-type="float" office:value="34.1397" calcext:value-type="float">
            <text:p>34.139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2</text:p>
          </table:table-cell>
          <table:table-cell office:value-type="float" office:value="1070211" calcext:value-type="float">
            <text:p>1070211</text:p>
          </table:table-cell>
          <table:table-cell office:value-type="string" calcext:value-type="string">
            <text:p>01070211</text:p>
          </table:table-cell>
          <table:table-cell office:value-type="string" calcext:value-type="string">
            <text:p>Chissingu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office:value-type="float" office:value="-20.2047" calcext:value-type="float">
            <text:p>-20.204700</text:p>
          </table:table-cell>
          <table:table-cell office:value-type="float" office:value="34.1567" calcext:value-type="float">
            <text:p>34.15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3</text:p>
          </table:table-cell>
          <table:table-cell office:value-type="float" office:value="1070269" calcext:value-type="float">
            <text:p>1070269</text:p>
          </table:table-cell>
          <table:table-cell office:value-type="string" calcext:value-type="string">
            <text:p>01070269</text:p>
          </table:table-cell>
          <table:table-cell office:value-type="string" calcext:value-type="string">
            <text:p>Chico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6102" calcext:value-type="float">
            <text:p>-20.146102</text:p>
          </table:table-cell>
          <table:table-cell office:value-type="float" office:value="34.331038" calcext:value-type="float">
            <text:p>34.33103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4</text:p>
          </table:table-cell>
          <table:table-cell office:value-type="float" office:value="1070268" calcext:value-type="float">
            <text:p>1070268</text:p>
          </table:table-cell>
          <table:table-cell office:value-type="string" calcext:value-type="string">
            <text:p>01070268</text:p>
          </table:table-cell>
          <table:table-cell office:value-type="string" calcext:value-type="string">
            <text:p>Chitan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6008" calcext:value-type="float">
            <text:p>-20.146008</text:p>
          </table:table-cell>
          <table:table-cell office:value-type="float" office:value="34.331038" calcext:value-type="float">
            <text:p>34.33103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5</text:p>
          </table:table-cell>
          <table:table-cell office:value-type="float" office:value="1070270" calcext:value-type="float">
            <text:p>1070270</text:p>
          </table:table-cell>
          <table:table-cell office:value-type="string" calcext:value-type="string">
            <text:p>01070270</text:p>
          </table:table-cell>
          <table:table-cell office:value-type="string" calcext:value-type="string">
            <text:p>Bupi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7035" calcext:value-type="float">
            <text:p>-20.147035</text:p>
          </table:table-cell>
          <table:table-cell office:value-type="float" office:value="34.330285" calcext:value-type="float">
            <text:p>34.33028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6</text:p>
          </table:table-cell>
          <table:table-cell office:value-type="float" office:value="1070267" calcext:value-type="float">
            <text:p>1070267</text:p>
          </table:table-cell>
          <table:table-cell office:value-type="string" calcext:value-type="string">
            <text:p>01070267</text:p>
          </table:table-cell>
          <table:table-cell office:value-type="string" calcext:value-type="string">
            <text:p>Inhavini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8</text:p>
          </table:table-cell>
          <table:table-cell table:style-name="ce44" office:value-type="float" office:value="-20.146645" calcext:value-type="float">
            <text:p>-20.146645</text:p>
          </table:table-cell>
          <table:table-cell table:style-name="ce44" office:value-type="float" office:value="34.330734" calcext:value-type="float">
            <text:p>34.33073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7</text:p>
          </table:table-cell>
          <table:table-cell office:value-type="float" office:value="1070257" calcext:value-type="float">
            <text:p>1070257</text:p>
          </table:table-cell>
          <table:table-cell office:value-type="string" calcext:value-type="string">
            <text:p>01070257</text:p>
          </table:table-cell>
          <table:table-cell office:value-type="string" calcext:value-type="string">
            <text:p>Chicuecue I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612" calcext:value-type="float">
            <text:p>-20.161200</text:p>
          </table:table-cell>
          <table:table-cell office:value-type="float" office:value="34.0346" calcext:value-type="float">
            <text:p>34.034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8</text:p>
          </table:table-cell>
          <table:table-cell office:value-type="float" office:value="1070266" calcext:value-type="float">
            <text:p>1070266</text:p>
          </table:table-cell>
          <table:table-cell office:value-type="string" calcext:value-type="string">
            <text:p>01070266</text:p>
          </table:table-cell>
          <table:table-cell office:value-type="string" calcext:value-type="string">
            <text:p>Mararanh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6288" calcext:value-type="float">
            <text:p>-20.146288</text:p>
          </table:table-cell>
          <table:table-cell office:value-type="float" office:value="34.331108" calcext:value-type="float">
            <text:p>34.33110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89</text:p>
          </table:table-cell>
          <table:table-cell office:value-type="float" office:value="1070263" calcext:value-type="float">
            <text:p>1070263</text:p>
          </table:table-cell>
          <table:table-cell office:value-type="string" calcext:value-type="string">
            <text:p>01070263</text:p>
          </table:table-cell>
          <table:table-cell office:value-type="string" calcext:value-type="string">
            <text:p>Thun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6179" calcext:value-type="float">
            <text:p>-20.146179</text:p>
          </table:table-cell>
          <table:table-cell office:value-type="float" office:value="34.331144" calcext:value-type="float">
            <text:p>34.33114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90</text:p>
          </table:table-cell>
          <table:table-cell office:value-type="float" office:value="1070265" calcext:value-type="float">
            <text:p>1070265</text:p>
          </table:table-cell>
          <table:table-cell office:value-type="string" calcext:value-type="string">
            <text:p>01070265</text:p>
          </table:table-cell>
          <table:table-cell office:value-type="string" calcext:value-type="string">
            <text:p>Mucarang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14669" calcext:value-type="float">
            <text:p>-20.146690</text:p>
          </table:table-cell>
          <table:table-cell office:value-type="float" office:value="34.331374" calcext:value-type="float">
            <text:p>34.33137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91</text:p>
          </table:table-cell>
          <table:table-cell office:value-type="float" office:value="1070273" calcext:value-type="float">
            <text:p>1070273</text:p>
          </table:table-cell>
          <table:table-cell office:value-type="string" calcext:value-type="string">
            <text:p>010702?</text:p>
          </table:table-cell>
          <table:table-cell office:value-type="string" calcext:value-type="string">
            <text:p>Nova Sof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19.924032" calcext:value-type="float">
            <text:p>-19.924032</text:p>
          </table:table-cell>
          <table:table-cell office:value-type="float" office:value="34.563045" calcext:value-type="float">
            <text:p>34.56304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0992</text:p>
          </table:table-cell>
          <table:table-cell office:value-type="float" office:value="1070274" calcext:value-type="float">
            <text:p>1070274</text:p>
          </table:table-cell>
          <table:table-cell office:value-type="string" calcext:value-type="string">
            <text:p>010702?</text:p>
          </table:table-cell>
          <table:table-cell office:value-type="string" calcext:value-type="string">
            <text:p>Nhamatungu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8</text:p>
          </table:table-cell>
          <table:table-cell office:value-type="float" office:value="-20.059759" calcext:value-type="float">
            <text:p>-20.059759</text:p>
          </table:table-cell>
          <table:table-cell office:value-type="float" office:value="34.455489" calcext:value-type="float">
            <text:p>34.455489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993</text:p>
          </table:table-cell>
          <table:table-cell office:value-type="float" office:value="1070356" calcext:value-type="float">
            <text:p>1070356</text:p>
          </table:table-cell>
          <table:table-cell office:value-type="string" calcext:value-type="string">
            <text:p>01070356</text:p>
          </table:table-cell>
          <table:table-cell office:value-type="string" calcext:value-type="string">
            <text:p>Chat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6686" calcext:value-type="float">
            <text:p>-17.668600</text:p>
          </table:table-cell>
          <table:table-cell office:value-type="float" office:value="34.9422" calcext:value-type="float">
            <text:p>34.9422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994</text:p>
          </table:table-cell>
          <table:table-cell office:value-type="float" office:value="1070311" calcext:value-type="float">
            <text:p>1070311</text:p>
          </table:table-cell>
          <table:table-cell office:value-type="string" calcext:value-type="string">
            <text:p>01070311</text:p>
          </table:table-cell>
          <table:table-cell office:value-type="string" calcext:value-type="string">
            <text:p>Ndo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8.125" calcext:value-type="float">
            <text:p>-18.125000</text:p>
          </table:table-cell>
          <table:table-cell office:value-type="float" office:value="34.9481" calcext:value-type="float">
            <text:p>34.9481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995</text:p>
          </table:table-cell>
          <table:table-cell office:value-type="float" office:value="1070310" calcext:value-type="float">
            <text:p>1070310</text:p>
          </table:table-cell>
          <table:table-cell office:value-type="string" calcext:value-type="string">
            <text:p>01070310</text:p>
          </table:table-cell>
          <table:table-cell office:value-type="string" calcext:value-type="string">
            <text:p>D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6658" calcext:value-type="float">
            <text:p>-17.665800</text:p>
          </table:table-cell>
          <table:table-cell office:value-type="float" office:value="35.1608" calcext:value-type="float">
            <text:p>35.1608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996</text:p>
          </table:table-cell>
          <table:table-cell office:value-type="float" office:value="1070309" calcext:value-type="float">
            <text:p>1070309</text:p>
          </table:table-cell>
          <table:table-cell office:value-type="string" calcext:value-type="string">
            <text:p>01070309</text:p>
          </table:table-cell>
          <table:table-cell office:value-type="string" calcext:value-type="string">
            <text:p>Nto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7911" calcext:value-type="float">
            <text:p>-17.791100</text:p>
          </table:table-cell>
          <table:table-cell office:value-type="float" office:value="35.025" calcext:value-type="float">
            <text:p>35.0250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997</text:p>
          </table:table-cell>
          <table:table-cell office:value-type="float" office:value="1070308" calcext:value-type="float">
            <text:p>1070308</text:p>
          </table:table-cell>
          <table:table-cell office:value-type="string" calcext:value-type="string">
            <text:p>01070308</text:p>
          </table:table-cell>
          <table:table-cell office:value-type="string" calcext:value-type="string">
            <text:p>Murraç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7236" calcext:value-type="float">
            <text:p>-17.723600</text:p>
          </table:table-cell>
          <table:table-cell office:value-type="float" office:value="35.2561" calcext:value-type="float">
            <text:p>35.2561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998</text:p>
          </table:table-cell>
          <table:table-cell office:value-type="float" office:value="1070307" calcext:value-type="float">
            <text:p>1070307</text:p>
          </table:table-cell>
          <table:table-cell office:value-type="string" calcext:value-type="string">
            <text:p>01070307</text:p>
          </table:table-cell>
          <table:table-cell office:value-type="string" calcext:value-type="string">
            <text:p>Murre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5836" calcext:value-type="float">
            <text:p>-17.583600</text:p>
          </table:table-cell>
          <table:table-cell office:value-type="float" office:value="35.0819" calcext:value-type="float">
            <text:p>35.081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0999</text:p>
          </table:table-cell>
          <table:table-cell office:value-type="float" office:value="1070306" calcext:value-type="float">
            <text:p>1070306</text:p>
          </table:table-cell>
          <table:table-cell office:value-type="string" calcext:value-type="string">
            <text:p>01070306</text:p>
          </table:table-cell>
          <table:table-cell office:value-type="string" calcext:value-type="string">
            <text:p>Hosp. Distrital Ca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57</text:p>
          </table:table-cell>
          <table:table-cell office:value-type="float" office:value="-17.8356" calcext:value-type="float">
            <text:p>-17.835600</text:p>
          </table:table-cell>
          <table:table-cell office:value-type="float" office:value="35.3431" calcext:value-type="float">
            <text:p>35.3431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0</text:p>
          </table:table-cell>
          <table:table-cell office:value-type="float" office:value="1070314" calcext:value-type="float">
            <text:p>1070314</text:p>
          </table:table-cell>
          <table:table-cell office:value-type="string" calcext:value-type="string">
            <text:p>01070314</text:p>
          </table:table-cell>
          <table:table-cell office:value-type="string" calcext:value-type="string">
            <text:p>Kapass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6328" calcext:value-type="float">
            <text:p>-17.632800</text:p>
          </table:table-cell>
          <table:table-cell office:value-type="float" office:value="35.0503" calcext:value-type="float">
            <text:p>35.050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1</text:p>
          </table:table-cell>
          <table:table-cell office:value-type="float" office:value="1070315" calcext:value-type="float">
            <text:p>1070315</text:p>
          </table:table-cell>
          <table:table-cell office:value-type="string" calcext:value-type="string">
            <text:p>01070315</text:p>
          </table:table-cell>
          <table:table-cell office:value-type="string" calcext:value-type="string">
            <text:p>Daf - Nhamba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833333" calcext:value-type="float">
            <text:p>-17.833333</text:p>
          </table:table-cell>
          <table:table-cell office:value-type="float" office:value="35.333333" calcext:value-type="float">
            <text:p>35.33333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2</text:p>
          </table:table-cell>
          <table:table-cell office:value-type="float" office:value="1070305" calcext:value-type="float">
            <text:p>1070305</text:p>
          </table:table-cell>
          <table:table-cell office:value-type="string" calcext:value-type="string">
            <text:p>01070305</text:p>
          </table:table-cell>
          <table:table-cell office:value-type="string" calcext:value-type="string">
            <text:p>Lico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833326" calcext:value-type="float">
            <text:p>-17.833326</text:p>
          </table:table-cell>
          <table:table-cell office:value-type="float" office:value="35.33335" calcext:value-type="float">
            <text:p>35.33335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3</text:p>
          </table:table-cell>
          <table:table-cell office:value-type="float" office:value="1070316" calcext:value-type="float">
            <text:p>1070316</text:p>
          </table:table-cell>
          <table:table-cell office:value-type="string" calcext:value-type="string">
            <text:p>01070316</text:p>
          </table:table-cell>
          <table:table-cell office:value-type="string" calcext:value-type="string">
            <text:p>Sombrei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7</text:p>
          </table:table-cell>
          <table:table-cell office:value-type="float" office:value="-17.8669" calcext:value-type="float">
            <text:p>-17.866900</text:p>
          </table:table-cell>
          <table:table-cell office:value-type="float" office:value="35.3117" calcext:value-type="float">
            <text:p>35.311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4</text:p>
          </table:table-cell>
          <table:table-cell office:value-type="float" office:value="1070317" calcext:value-type="float">
            <text:p>1070317</text:p>
          </table:table-cell>
          <table:table-cell office:value-type="string" calcext:value-type="string">
            <text:p>01070317</text:p>
          </table:table-cell>
          <table:table-cell office:value-type="string" calcext:value-type="string">
            <text:p>Chipuaz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7</text:p>
          </table:table-cell>
          <table:table-cell office:value-type="float" office:value="-17.8503" calcext:value-type="float">
            <text:p>-17.850300</text:p>
          </table:table-cell>
          <table:table-cell office:value-type="float" office:value="35.3986" calcext:value-type="float">
            <text:p>35.398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5</text:p>
          </table:table-cell>
          <table:table-cell office:value-type="float" office:value="1070318" calcext:value-type="float">
            <text:p>1070318</text:p>
          </table:table-cell>
          <table:table-cell office:value-type="string" calcext:value-type="string">
            <text:p>01070318</text:p>
          </table:table-cell>
          <table:table-cell office:value-type="string" calcext:value-type="string">
            <text:p>Chipen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7</text:p>
          </table:table-cell>
          <table:table-cell office:value-type="float" office:value="-17.7828" calcext:value-type="float">
            <text:p>-17.782800</text:p>
          </table:table-cell>
          <table:table-cell office:value-type="float" office:value="35.2469" calcext:value-type="float">
            <text:p>35.246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6</text:p>
          </table:table-cell>
          <table:table-cell office:value-type="float" office:value="1070319" calcext:value-type="float">
            <text:p>1070319</text:p>
          </table:table-cell>
          <table:table-cell office:value-type="string" calcext:value-type="string">
            <text:p>01070319</text:p>
          </table:table-cell>
          <table:table-cell office:value-type="string" calcext:value-type="string">
            <text:p>Phaz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7</text:p>
          </table:table-cell>
          <table:table-cell office:value-type="float" office:value="-17.8419" calcext:value-type="float">
            <text:p>-17.841900</text:p>
          </table:table-cell>
          <table:table-cell office:value-type="float" office:value="35.2386" calcext:value-type="float">
            <text:p>35.238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7</text:p>
          </table:table-cell>
          <table:table-cell office:value-type="float" office:value="1070312" calcext:value-type="float">
            <text:p>1070312</text:p>
          </table:table-cell>
          <table:table-cell office:value-type="string" calcext:value-type="string">
            <text:p>01070312</text:p>
          </table:table-cell>
          <table:table-cell office:value-type="string" calcext:value-type="string">
            <text:p>Se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4517" calcext:value-type="float">
            <text:p>-17.451700</text:p>
          </table:table-cell>
          <table:table-cell office:value-type="float" office:value="35.0381" calcext:value-type="float">
            <text:p>35.0381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8</text:p>
          </table:table-cell>
          <table:table-cell office:value-type="float" office:value="1070355" calcext:value-type="float">
            <text:p>1070355</text:p>
          </table:table-cell>
          <table:table-cell office:value-type="string" calcext:value-type="string">
            <text:p>01070355</text:p>
          </table:table-cell>
          <table:table-cell office:value-type="string" calcext:value-type="string">
            <text:p>Randinh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7</text:p>
          </table:table-cell>
          <table:table-cell office:value-type="float" office:value="-17.6844" calcext:value-type="float">
            <text:p>-17.684400</text:p>
          </table:table-cell>
          <table:table-cell office:value-type="float" office:value="35.0389" calcext:value-type="float">
            <text:p>35.038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09</text:p>
          </table:table-cell>
          <table:table-cell office:value-type="float" office:value="1070320" calcext:value-type="float">
            <text:p>1070320</text:p>
          </table:table-cell>
          <table:table-cell office:value-type="string" calcext:value-type="string">
            <text:p>01070320</text:p>
          </table:table-cell>
          <table:table-cell office:value-type="string" calcext:value-type="string">
            <text:p>Nhamatan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7</text:p>
          </table:table-cell>
          <table:table-cell office:value-type="float" office:value="-17.8703" calcext:value-type="float">
            <text:p>-17.870300</text:p>
          </table:table-cell>
          <table:table-cell office:value-type="float" office:value="34.9069" calcext:value-type="float">
            <text:p>34.906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010</text:p>
          </table:table-cell>
          <table:table-cell office:value-type="float" office:value="1070357" calcext:value-type="float">
            <text:p>1070357</text:p>
          </table:table-cell>
          <table:table-cell office:value-type="string" calcext:value-type="string">
            <text:p>010703?</text:p>
          </table:table-cell>
          <table:table-cell office:value-type="string" calcext:value-type="string">
            <text:p>Ps Amílcar Cabr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7</text:p>
          </table:table-cell>
          <table:table-cell office:value-type="float" office:value="-17.833329" calcext:value-type="float">
            <text:p>-17.833329</text:p>
          </table:table-cell>
          <table:table-cell office:value-type="float" office:value="35.333351" calcext:value-type="float">
            <text:p>35.333351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11</text:p>
          </table:table-cell>
          <table:table-cell office:value-type="float" office:value="1070457" calcext:value-type="float">
            <text:p>1070457</text:p>
          </table:table-cell>
          <table:table-cell office:value-type="string" calcext:value-type="string">
            <text:p>01070457</text:p>
          </table:table-cell>
          <table:table-cell office:value-type="string" calcext:value-type="string">
            <text:p>Senhambuz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6</text:p>
          </table:table-cell>
          <table:table-cell office:value-type="float" office:value="-17.163897" calcext:value-type="float">
            <text:p>-17.163897</text:p>
          </table:table-cell>
          <table:table-cell office:value-type="float" office:value="34.888638" calcext:value-type="float">
            <text:p>34.88863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12</text:p>
          </table:table-cell>
          <table:table-cell office:value-type="float" office:value="1070458" calcext:value-type="float">
            <text:p>1070458</text:p>
          </table:table-cell>
          <table:table-cell office:value-type="string" calcext:value-type="string">
            <text:p>01070458</text:p>
          </table:table-cell>
          <table:table-cell office:value-type="string" calcext:value-type="string">
            <text:p>Ndan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6</text:p>
          </table:table-cell>
          <table:table-cell office:value-type="float" office:value="-17.1639" calcext:value-type="float">
            <text:p>-17.163900</text:p>
          </table:table-cell>
          <table:table-cell office:value-type="float" office:value="34.888624" calcext:value-type="float">
            <text:p>34.88862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13</text:p>
          </table:table-cell>
          <table:table-cell office:value-type="float" office:value="1070459" calcext:value-type="float">
            <text:p>1070459</text:p>
          </table:table-cell>
          <table:table-cell office:value-type="string" calcext:value-type="string">
            <text:p>01070459</text:p>
          </table:table-cell>
          <table:table-cell office:value-type="string" calcext:value-type="string">
            <text:p>Ca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6</text:p>
          </table:table-cell>
          <table:table-cell office:value-type="float" office:value="-17.16389" calcext:value-type="float">
            <text:p>-17.163890</text:p>
          </table:table-cell>
          <table:table-cell office:value-type="float" office:value="34.888715" calcext:value-type="float">
            <text:p>34.88871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14</text:p>
          </table:table-cell>
          <table:table-cell office:value-type="float" office:value="1070460" calcext:value-type="float">
            <text:p>1070460</text:p>
          </table:table-cell>
          <table:table-cell office:value-type="string" calcext:value-type="string">
            <text:p>01070460</text:p>
          </table:table-cell>
          <table:table-cell office:value-type="string" calcext:value-type="string">
            <text:p>Quaren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6</text:p>
          </table:table-cell>
          <table:table-cell office:value-type="float" office:value="-17.164297" calcext:value-type="float">
            <text:p>-17.164297</text:p>
          </table:table-cell>
          <table:table-cell office:value-type="float" office:value="34.888952" calcext:value-type="float">
            <text:p>34.88895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15</text:p>
          </table:table-cell>
          <table:table-cell office:value-type="float" office:value="1070498" calcext:value-type="float">
            <text:p>1070498</text:p>
          </table:table-cell>
          <table:table-cell office:value-type="string" calcext:value-type="string">
            <text:p>01070498</text:p>
          </table:table-cell>
          <table:table-cell office:value-type="string" calcext:value-type="string">
            <text:p>Capang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6</text:p>
          </table:table-cell>
          <table:table-cell office:value-type="float" office:value="-17.164406" calcext:value-type="float">
            <text:p>-17.164406</text:p>
          </table:table-cell>
          <table:table-cell office:value-type="float" office:value="34.888843" calcext:value-type="float">
            <text:p>34.88884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16</text:p>
          </table:table-cell>
          <table:table-cell office:value-type="float" office:value="1070410" calcext:value-type="float">
            <text:p>1070410</text:p>
          </table:table-cell>
          <table:table-cell office:value-type="string" calcext:value-type="string">
            <text:p>01070410</text:p>
          </table:table-cell>
          <table:table-cell office:value-type="string" calcext:value-type="string">
            <text:p>Chemba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56</text:p>
          </table:table-cell>
          <table:table-cell office:value-type="float" office:value="-17.15" calcext:value-type="float">
            <text:p>-17.150000</text:p>
          </table:table-cell>
          <table:table-cell office:value-type="float" office:value="34.8833" calcext:value-type="float">
            <text:p>34.883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17</text:p>
          </table:table-cell>
          <table:table-cell office:value-type="float" office:value="1070455" calcext:value-type="float">
            <text:p>1070455</text:p>
          </table:table-cell>
          <table:table-cell office:value-type="string" calcext:value-type="string">
            <text:p>01070455</text:p>
          </table:table-cell>
          <table:table-cell office:value-type="string" calcext:value-type="string">
            <text:p>Nhandu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6</text:p>
          </table:table-cell>
          <table:table-cell office:value-type="float" office:value="-17.16411" calcext:value-type="float">
            <text:p>-17.164110</text:p>
          </table:table-cell>
          <table:table-cell office:value-type="float" office:value="34.888366" calcext:value-type="float">
            <text:p>34.888366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18</text:p>
          </table:table-cell>
          <table:table-cell office:value-type="float" office:value="1070439" calcext:value-type="float">
            <text:p>1070439</text:p>
          </table:table-cell>
          <table:table-cell office:value-type="string" calcext:value-type="string">
            <text:p>01070439</text:p>
          </table:table-cell>
          <table:table-cell office:value-type="string" calcext:value-type="string">
            <text:p>Cate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6</text:p>
          </table:table-cell>
          <table:table-cell office:value-type="float" office:value="-17.162814" calcext:value-type="float">
            <text:p>-17.162814</text:p>
          </table:table-cell>
          <table:table-cell office:value-type="float" office:value="34.889757" calcext:value-type="float">
            <text:p>34.889757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19</text:p>
          </table:table-cell>
          <table:table-cell office:value-type="float" office:value="1070413" calcext:value-type="float">
            <text:p>1070413</text:p>
          </table:table-cell>
          <table:table-cell office:value-type="string" calcext:value-type="string">
            <text:p>01070413</text:p>
          </table:table-cell>
          <table:table-cell office:value-type="string" calcext:value-type="string">
            <text:p>Macang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6</text:p>
          </table:table-cell>
          <table:table-cell office:value-type="float" office:value="-17.162905" calcext:value-type="float">
            <text:p>-17.162905</text:p>
          </table:table-cell>
          <table:table-cell office:value-type="float" office:value="34.889757" calcext:value-type="float">
            <text:p>34.889757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20</text:p>
          </table:table-cell>
          <table:table-cell office:value-type="float" office:value="1070411" calcext:value-type="float">
            <text:p>1070411</text:p>
          </table:table-cell>
          <table:table-cell office:value-type="string" calcext:value-type="string">
            <text:p>01070411</text:p>
          </table:table-cell>
          <table:table-cell office:value-type="string" calcext:value-type="string">
            <text:p>Corre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6</text:p>
          </table:table-cell>
          <table:table-cell office:value-type="float" office:value="-17.153711" calcext:value-type="float">
            <text:p>-17.153711</text:p>
          </table:table-cell>
          <table:table-cell office:value-type="float" office:value="34.817148" calcext:value-type="float">
            <text:p>34.81714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21</text:p>
          </table:table-cell>
          <table:table-cell office:value-type="float" office:value="1070409" calcext:value-type="float">
            <text:p>1070409</text:p>
          </table:table-cell>
          <table:table-cell office:value-type="string" calcext:value-type="string">
            <text:p>01070409</text:p>
          </table:table-cell>
          <table:table-cell office:value-type="string" calcext:value-type="string">
            <text:p>Catule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6</text:p>
          </table:table-cell>
          <table:table-cell office:value-type="float" office:value="-17.1667" calcext:value-type="float">
            <text:p>-17.166700</text:p>
          </table:table-cell>
          <table:table-cell office:value-type="float" office:value="34.4167" calcext:value-type="float">
            <text:p>34.41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22</text:p>
          </table:table-cell>
          <table:table-cell office:value-type="float" office:value="1070408" calcext:value-type="float">
            <text:p>1070408</text:p>
          </table:table-cell>
          <table:table-cell office:value-type="string" calcext:value-type="string">
            <text:p>01070408</text:p>
          </table:table-cell>
          <table:table-cell office:value-type="string" calcext:value-type="string">
            <text:p>3 Feverei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6</text:p>
          </table:table-cell>
          <table:table-cell office:value-type="float" office:value="-17.2333" calcext:value-type="float">
            <text:p>-17.233300</text:p>
          </table:table-cell>
          <table:table-cell office:value-type="float" office:value="34.9167" calcext:value-type="float">
            <text:p>34.91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23</text:p>
          </table:table-cell>
          <table:table-cell office:value-type="float" office:value="1070407" calcext:value-type="float">
            <text:p>1070407</text:p>
          </table:table-cell>
          <table:table-cell office:value-type="string" calcext:value-type="string">
            <text:p>01070407</text:p>
          </table:table-cell>
          <table:table-cell office:value-type="string" calcext:value-type="string">
            <text:p>Chir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6</text:p>
          </table:table-cell>
          <table:table-cell office:value-type="float" office:value="-16.890128" calcext:value-type="float">
            <text:p>-16.890128</text:p>
          </table:table-cell>
          <table:table-cell office:value-type="float" office:value="34.656268" calcext:value-type="float">
            <text:p>34.65626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24</text:p>
          </table:table-cell>
          <table:table-cell office:value-type="float" office:value="1070406" calcext:value-type="float">
            <text:p>1070406</text:p>
          </table:table-cell>
          <table:table-cell office:value-type="string" calcext:value-type="string">
            <text:p>01070406</text:p>
          </table:table-cell>
          <table:table-cell office:value-type="string" calcext:value-type="string">
            <text:p>Muli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6</text:p>
          </table:table-cell>
          <table:table-cell office:value-type="float" office:value="-17.3333" calcext:value-type="float">
            <text:p>-17.333300</text:p>
          </table:table-cell>
          <table:table-cell office:value-type="float" office:value="34.6167" calcext:value-type="float">
            <text:p>34.61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025</text:p>
          </table:table-cell>
          <table:table-cell office:value-type="float" office:value="1070412" calcext:value-type="float">
            <text:p>1070412</text:p>
          </table:table-cell>
          <table:table-cell office:value-type="string" calcext:value-type="string">
            <text:p>01070412</text:p>
          </table:table-cell>
          <table:table-cell office:value-type="string" calcext:value-type="string">
            <text:p>Go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6</text:p>
          </table:table-cell>
          <table:table-cell office:value-type="float" office:value="-17.4167" calcext:value-type="float">
            <text:p>-17.416700</text:p>
          </table:table-cell>
          <table:table-cell office:value-type="float" office:value="34.7333" calcext:value-type="float">
            <text:p>34.733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026</text:p>
          </table:table-cell>
          <table:table-cell office:value-type="float" office:value="1070508" calcext:value-type="float">
            <text:p>1070508</text:p>
          </table:table-cell>
          <table:table-cell office:value-type="string" calcext:value-type="string">
            <text:p>01070508</text:p>
          </table:table-cell>
          <table:table-cell office:value-type="string" calcext:value-type="string">
            <text:p>Ch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5</text:p>
          </table:table-cell>
          <table:table-cell office:value-type="float" office:value="-18.3167" calcext:value-type="float">
            <text:p>-18.316700</text:p>
          </table:table-cell>
          <table:table-cell office:value-type="float" office:value="34.8667" calcext:value-type="float">
            <text:p>34.86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027</text:p>
          </table:table-cell>
          <table:table-cell office:value-type="float" office:value="1070555" calcext:value-type="float">
            <text:p>1070555</text:p>
          </table:table-cell>
          <table:table-cell office:value-type="string" calcext:value-type="string">
            <text:p>01070555</text:p>
          </table:table-cell>
          <table:table-cell office:value-type="string" calcext:value-type="string">
            <text:p>Nang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5</text:p>
          </table:table-cell>
          <table:table-cell office:value-type="float" office:value="-18.534929" calcext:value-type="float">
            <text:p>-18.534929</text:p>
          </table:table-cell>
          <table:table-cell office:value-type="float" office:value="35.302723" calcext:value-type="float">
            <text:p>35.30272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028</text:p>
          </table:table-cell>
          <table:table-cell office:value-type="float" office:value="1070511" calcext:value-type="float">
            <text:p>1070511</text:p>
          </table:table-cell>
          <table:table-cell office:value-type="string" calcext:value-type="string">
            <text:p>01070511</text:p>
          </table:table-cell>
          <table:table-cell office:value-type="string" calcext:value-type="string">
            <text:p>Inhamit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5</text:p>
          </table:table-cell>
          <table:table-cell office:value-type="float" office:value="-18.2167" calcext:value-type="float">
            <text:p>-18.216700</text:p>
          </table:table-cell>
          <table:table-cell office:value-type="float" office:value="35.15" calcext:value-type="float">
            <text:p>35.1500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029</text:p>
          </table:table-cell>
          <table:table-cell office:value-type="float" office:value="1070506" calcext:value-type="float">
            <text:p>1070506</text:p>
          </table:table-cell>
          <table:table-cell office:value-type="string" calcext:value-type="string">
            <text:p>01070506</text:p>
          </table:table-cell>
          <table:table-cell office:value-type="string" calcext:value-type="string">
            <text:p>Pungu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5</text:p>
          </table:table-cell>
          <table:table-cell office:value-type="float" office:value="-17.9667" calcext:value-type="float">
            <text:p>-17.966700</text:p>
          </table:table-cell>
          <table:table-cell office:value-type="float" office:value="35.1333" calcext:value-type="float">
            <text:p>35.133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030</text:p>
          </table:table-cell>
          <table:table-cell office:value-type="float" office:value="1070509" calcext:value-type="float">
            <text:p>1070509</text:p>
          </table:table-cell>
          <table:table-cell office:value-type="string" calcext:value-type="string">
            <text:p>01070509</text:p>
          </table:table-cell>
          <table:table-cell office:value-type="string" calcext:value-type="string">
            <text:p>Maz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5</text:p>
          </table:table-cell>
          <table:table-cell office:value-type="float" office:value="-18.4833" calcext:value-type="float">
            <text:p>-18.483300</text:p>
          </table:table-cell>
          <table:table-cell office:value-type="float" office:value="34.7667" calcext:value-type="float">
            <text:p>34.76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031</text:p>
          </table:table-cell>
          <table:table-cell office:value-type="float" office:value="1070507" calcext:value-type="float">
            <text:p>1070507</text:p>
          </table:table-cell>
          <table:table-cell office:value-type="string" calcext:value-type="string">
            <text:p>01070507</text:p>
          </table:table-cell>
          <table:table-cell office:value-type="string" calcext:value-type="string">
            <text:p>Nhata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5</text:p>
          </table:table-cell>
          <table:table-cell office:value-type="float" office:value="-18.2" calcext:value-type="float">
            <text:p>-18.200000</text:p>
          </table:table-cell>
          <table:table-cell office:value-type="float" office:value="34.9667" calcext:value-type="float">
            <text:p>34.96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032</text:p>
          </table:table-cell>
          <table:table-cell office:value-type="float" office:value="1070500" calcext:value-type="float">
            <text:p>1070500</text:p>
          </table:table-cell>
          <table:table-cell office:value-type="string" calcext:value-type="string">
            <text:p>01070500</text:p>
          </table:table-cell>
          <table:table-cell office:value-type="string" calcext:value-type="string">
            <text:p>Inhamin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55</text:p>
          </table:table-cell>
          <table:table-cell office:value-type="float" office:value="-18.4167" calcext:value-type="float">
            <text:p>-18.416700</text:p>
          </table:table-cell>
          <table:table-cell office:value-type="float" office:value="35.0167" calcext:value-type="float">
            <text:p>35.01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033</text:p>
          </table:table-cell>
          <table:table-cell office:value-type="float" office:value="1070510" calcext:value-type="float">
            <text:p>1070510</text:p>
          </table:table-cell>
          <table:table-cell office:value-type="string" calcext:value-type="string">
            <text:p>01070510</text:p>
          </table:table-cell>
          <table:table-cell office:value-type="string" calcext:value-type="string">
            <text:p>Maciambo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5</text:p>
          </table:table-cell>
          <table:table-cell office:value-type="float" office:value="-18.6542" calcext:value-type="float">
            <text:p>-18.654200</text:p>
          </table:table-cell>
          <table:table-cell office:value-type="float" office:value="35.1083" calcext:value-type="float">
            <text:p>35.108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34</text:p>
          </table:table-cell>
          <table:table-cell office:value-type="float" office:value="1070608" calcext:value-type="float">
            <text:p>1070608</text:p>
          </table:table-cell>
          <table:table-cell office:value-type="string" calcext:value-type="string">
            <text:p>01070608</text:p>
          </table:table-cell>
          <table:table-cell office:value-type="string" calcext:value-type="string">
            <text:p>Nhan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4</text:p>
          </table:table-cell>
          <table:table-cell table:style-name="ce64" office:value-type="float" office:value="-20.327417" calcext:value-type="float">
            <text:p>-20.327417</text:p>
          </table:table-cell>
          <table:table-cell table:style-name="ce64" office:value-type="float" office:value="33.885815" calcext:value-type="float">
            <text:p>33.88581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35</text:p>
          </table:table-cell>
          <table:table-cell office:value-type="float" office:value="1070610" calcext:value-type="float">
            <text:p>1070610</text:p>
          </table:table-cell>
          <table:table-cell office:value-type="string" calcext:value-type="string">
            <text:p>01070610</text:p>
          </table:table-cell>
          <table:table-cell office:value-type="string" calcext:value-type="string">
            <text:p>Muli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4</text:p>
          </table:table-cell>
          <table:table-cell office:value-type="float" office:value="-20.327374" calcext:value-type="float">
            <text:p>-20.327374</text:p>
          </table:table-cell>
          <table:table-cell office:value-type="float" office:value="33.885775" calcext:value-type="float">
            <text:p>33.88577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36</text:p>
          </table:table-cell>
          <table:table-cell office:value-type="float" office:value="1070611" calcext:value-type="float">
            <text:p>1070611</text:p>
          </table:table-cell>
          <table:table-cell office:value-type="string" calcext:value-type="string">
            <text:p>01070611</text:p>
          </table:table-cell>
          <table:table-cell office:value-type="string" calcext:value-type="string">
            <text:p>Panj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4</text:p>
          </table:table-cell>
          <table:table-cell office:value-type="float" office:value="-20.327513" calcext:value-type="float">
            <text:p>-20.327513</text:p>
          </table:table-cell>
          <table:table-cell office:value-type="float" office:value="33.885842" calcext:value-type="float">
            <text:p>33.88584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37</text:p>
          </table:table-cell>
          <table:table-cell office:value-type="float" office:value="1070612" calcext:value-type="float">
            <text:p>1070612</text:p>
          </table:table-cell>
          <table:table-cell office:value-type="string" calcext:value-type="string">
            <text:p>01070612</text:p>
          </table:table-cell>
          <table:table-cell office:value-type="string" calcext:value-type="string">
            <text:p>Tro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4</text:p>
          </table:table-cell>
          <table:table-cell table:style-name="ce44" office:value-type="float" office:value="-20.327489" calcext:value-type="float">
            <text:p>-20.327489</text:p>
          </table:table-cell>
          <table:table-cell table:style-name="ce44" office:value-type="float" office:value="33.885728" calcext:value-type="float">
            <text:p>33.88572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38</text:p>
          </table:table-cell>
          <table:table-cell office:value-type="float" office:value="1070613" calcext:value-type="float">
            <text:p>1070613</text:p>
          </table:table-cell>
          <table:table-cell office:value-type="string" calcext:value-type="string">
            <text:p>01070613</text:p>
          </table:table-cell>
          <table:table-cell office:value-type="string" calcext:value-type="string">
            <text:p>Rev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4</text:p>
          </table:table-cell>
          <table:table-cell office:value-type="float" office:value="-20.431362" calcext:value-type="float">
            <text:p>-20.431362</text:p>
          </table:table-cell>
          <table:table-cell office:value-type="float" office:value="33.98676" calcext:value-type="float">
            <text:p>33.98676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39</text:p>
          </table:table-cell>
          <table:table-cell office:value-type="float" office:value="1070614" calcext:value-type="float">
            <text:p>1070614</text:p>
          </table:table-cell>
          <table:table-cell office:value-type="string" calcext:value-type="string">
            <text:p>01070614</text:p>
          </table:table-cell>
          <table:table-cell office:value-type="string" calcext:value-type="string">
            <text:p>Much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4</text:p>
          </table:table-cell>
          <table:table-cell table:style-name="ce44" office:value-type="float" office:value="-20.327397" calcext:value-type="float">
            <text:p>-20.327397</text:p>
          </table:table-cell>
          <table:table-cell table:style-name="ce44" office:value-type="float" office:value="33.885741" calcext:value-type="float">
            <text:p>33.885741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0</text:p>
          </table:table-cell>
          <table:table-cell office:value-type="float" office:value="1070615" calcext:value-type="float">
            <text:p>1070615</text:p>
          </table:table-cell>
          <table:table-cell office:value-type="string" calcext:value-type="string">
            <text:p>01070615</text:p>
          </table:table-cell>
          <table:table-cell office:value-type="string" calcext:value-type="string">
            <text:p>Mangun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54</text:p>
          </table:table-cell>
          <table:table-cell office:value-type="float" office:value="-20.431359" calcext:value-type="float">
            <text:p>-20.431359</text:p>
          </table:table-cell>
          <table:table-cell office:value-type="float" office:value="33.986759" calcext:value-type="float">
            <text:p>33.986759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1</text:p>
          </table:table-cell>
          <table:table-cell office:value-type="float" office:value="1070616" calcext:value-type="float">
            <text:p>1070616</text:p>
          </table:table-cell>
          <table:table-cell office:value-type="string" calcext:value-type="string">
            <text:p>01070616</text:p>
          </table:table-cell>
          <table:table-cell office:value-type="string" calcext:value-type="string">
            <text:p>Goo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4</text:p>
          </table:table-cell>
          <table:table-cell office:value-type="float" office:value="-20.431363" calcext:value-type="float">
            <text:p>-20.431363</text:p>
          </table:table-cell>
          <table:table-cell office:value-type="float" office:value="33.986758" calcext:value-type="float">
            <text:p>33.98675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2</text:p>
          </table:table-cell>
          <table:table-cell office:value-type="float" office:value="1070640" calcext:value-type="float">
            <text:p>1070640</text:p>
          </table:table-cell>
          <table:table-cell office:value-type="string" calcext:value-type="string">
            <text:p>01070640</text:p>
          </table:table-cell>
          <table:table-cell office:value-type="string" calcext:value-type="string">
            <text:p>Maxiquir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4</text:p>
          </table:table-cell>
          <table:table-cell table:style-name="ce44" office:value-type="float" office:value="-20.327376" calcext:value-type="float">
            <text:p>-20.327376</text:p>
          </table:table-cell>
          <table:table-cell table:style-name="ce44" office:value-type="float" office:value="33.885773" calcext:value-type="float">
            <text:p>33.88577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3</text:p>
          </table:table-cell>
          <table:table-cell office:value-type="float" office:value="1070656" calcext:value-type="float">
            <text:p>1070656</text:p>
          </table:table-cell>
          <table:table-cell office:value-type="string" calcext:value-type="string">
            <text:p>01070656</text:p>
          </table:table-cell>
          <table:table-cell office:value-type="string" calcext:value-type="string">
            <text:p>Gerom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4</text:p>
          </table:table-cell>
          <table:table-cell table:style-name="ce44" office:value-type="float" office:value="-20.327365" calcext:value-type="float">
            <text:p>-20.327365</text:p>
          </table:table-cell>
          <table:table-cell table:style-name="ce44" office:value-type="float" office:value="33.885785" calcext:value-type="float">
            <text:p>33.88578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4</text:p>
          </table:table-cell>
          <table:table-cell office:value-type="float" office:value="1070607" calcext:value-type="float">
            <text:p>1070607</text:p>
          </table:table-cell>
          <table:table-cell office:value-type="string" calcext:value-type="string">
            <text:p>01070607</text:p>
          </table:table-cell>
          <table:table-cell office:value-type="string" calcext:value-type="string">
            <text:p>Esperança Berta Zo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4</text:p>
          </table:table-cell>
          <table:table-cell table:style-name="ce64" office:value-type="float" office:value="-20.327379" calcext:value-type="float">
            <text:p>-20.327379</text:p>
          </table:table-cell>
          <table:table-cell table:style-name="ce64" office:value-type="float" office:value="33.885784" calcext:value-type="float">
            <text:p>33.88578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5</text:p>
          </table:table-cell>
          <table:table-cell office:value-type="float" office:value="1070658" calcext:value-type="float">
            <text:p>1070658</text:p>
          </table:table-cell>
          <table:table-cell office:value-type="string" calcext:value-type="string">
            <text:p>01070658</text:p>
          </table:table-cell>
          <table:table-cell office:value-type="string" calcext:value-type="string">
            <text:p>Zo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4</text:p>
          </table:table-cell>
          <table:table-cell office:value-type="float" office:value="-20.327376" calcext:value-type="float">
            <text:p>-20.327376</text:p>
          </table:table-cell>
          <table:table-cell office:value-type="float" office:value="33.885778" calcext:value-type="float">
            <text:p>33.88577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6</text:p>
          </table:table-cell>
          <table:table-cell office:value-type="float" office:value="1070641" calcext:value-type="float">
            <text:p>1070641</text:p>
          </table:table-cell>
          <table:table-cell office:value-type="string" calcext:value-type="string">
            <text:p>01070641</text:p>
          </table:table-cell>
          <table:table-cell office:value-type="string" calcext:value-type="string">
            <text:p>G. Madja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4</text:p>
          </table:table-cell>
          <table:table-cell office:value-type="float" office:value="-20.335411" calcext:value-type="float">
            <text:p>-20.335411</text:p>
          </table:table-cell>
          <table:table-cell office:value-type="float" office:value="33.889643" calcext:value-type="float">
            <text:p>33.88964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7</text:p>
          </table:table-cell>
          <table:table-cell office:value-type="float" office:value="1070617" calcext:value-type="float">
            <text:p>1070617</text:p>
          </table:table-cell>
          <table:table-cell office:value-type="string" calcext:value-type="string">
            <text:p>01070617</text:p>
          </table:table-cell>
          <table:table-cell office:value-type="string" calcext:value-type="string">
            <text:p>Chinh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4</text:p>
          </table:table-cell>
          <table:table-cell office:value-type="float" office:value="-20.327428" calcext:value-type="float">
            <text:p>-20.327428</text:p>
          </table:table-cell>
          <table:table-cell office:value-type="float" office:value="33.885787" calcext:value-type="float">
            <text:p>33.885787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8</text:p>
          </table:table-cell>
          <table:table-cell office:value-type="float" office:value="1070606" calcext:value-type="float">
            <text:p>1070606</text:p>
          </table:table-cell>
          <table:table-cell office:value-type="string" calcext:value-type="string">
            <text:p>01070606</text:p>
          </table:table-cell>
          <table:table-cell office:value-type="string" calcext:value-type="string">
            <text:p>Chibabava- 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54</text:p>
          </table:table-cell>
          <table:table-cell office:value-type="float" office:value="-20.2897" calcext:value-type="float">
            <text:p>-20.289700</text:p>
          </table:table-cell>
          <table:table-cell office:value-type="float" office:value="33.6572" calcext:value-type="float">
            <text:p>33.6572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49</text:p>
          </table:table-cell>
          <table:table-cell office:value-type="float" office:value="1070604" calcext:value-type="float">
            <text:p>1070604</text:p>
          </table:table-cell>
          <table:table-cell office:value-type="string" calcext:value-type="string">
            <text:p>01070604</text:p>
          </table:table-cell>
          <table:table-cell office:value-type="string" calcext:value-type="string">
            <text:p>Mutind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4</text:p>
          </table:table-cell>
          <table:table-cell office:value-type="float" office:value="-20.431382" calcext:value-type="float">
            <text:p>-20.431382</text:p>
          </table:table-cell>
          <table:table-cell office:value-type="float" office:value="33.986726" calcext:value-type="float">
            <text:p>33.986726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50</text:p>
          </table:table-cell>
          <table:table-cell office:value-type="float" office:value="1070600" calcext:value-type="float">
            <text:p>1070600</text:p>
          </table:table-cell>
          <table:table-cell office:value-type="string" calcext:value-type="string">
            <text:p>01070600</text:p>
          </table:table-cell>
          <table:table-cell office:value-type="string" calcext:value-type="string">
            <text:p>Hospital De Muxung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54</text:p>
          </table:table-cell>
          <table:table-cell office:value-type="float" office:value="-20.3902" calcext:value-type="float">
            <text:p>-20.390200</text:p>
          </table:table-cell>
          <table:table-cell office:value-type="float" office:value="33.935" calcext:value-type="float">
            <text:p>33.9350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051</text:p>
          </table:table-cell>
          <table:table-cell office:value-type="float" office:value="1070609" calcext:value-type="float">
            <text:p>1070609</text:p>
          </table:table-cell>
          <table:table-cell office:value-type="string" calcext:value-type="string">
            <text:p>01070609</text:p>
          </table:table-cell>
          <table:table-cell office:value-type="string" calcext:value-type="string">
            <text:p>Ho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4</text:p>
          </table:table-cell>
          <table:table-cell office:value-type="float" office:value="-20.4979" calcext:value-type="float">
            <text:p>-20.497900</text:p>
          </table:table-cell>
          <table:table-cell office:value-type="float" office:value="33.6165" calcext:value-type="float">
            <text:p>33.6165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53</text:p>
          </table:table-cell>
          <table:table-cell office:value-type="float" office:value="1070720" calcext:value-type="float">
            <text:p>1070720</text:p>
          </table:table-cell>
          <table:table-cell office:value-type="string" calcext:value-type="string">
            <text:p>01070720</text:p>
          </table:table-cell>
          <table:table-cell office:value-type="string" calcext:value-type="string">
            <text:p>Sen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7</text:p>
          </table:table-cell>
          <table:table-cell office:value-type="float" office:value="-19.616694" calcext:value-type="float">
            <text:p>-19.616694</text:p>
          </table:table-cell>
          <table:table-cell office:value-type="float" office:value="34.74999" calcext:value-type="float">
            <text:p>34.74999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54</text:p>
          </table:table-cell>
          <table:table-cell office:value-type="float" office:value="1070717" calcext:value-type="float">
            <text:p>1070717</text:p>
          </table:table-cell>
          <table:table-cell office:value-type="string" calcext:value-type="string">
            <text:p>01070717</text:p>
          </table:table-cell>
          <table:table-cell office:value-type="string" calcext:value-type="string">
            <text:p>Bloco 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7</text:p>
          </table:table-cell>
          <table:table-cell office:value-type="float" office:value="-19.5694" calcext:value-type="float">
            <text:p>-19.569400</text:p>
          </table:table-cell>
          <table:table-cell office:value-type="float" office:value="34.6403" calcext:value-type="float">
            <text:p>34.6403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55</text:p>
          </table:table-cell>
          <table:table-cell office:value-type="float" office:value="1070719" calcext:value-type="float">
            <text:p>1070719</text:p>
          </table:table-cell>
          <table:table-cell office:value-type="string" calcext:value-type="string">
            <text:p>01070719</text:p>
          </table:table-cell>
          <table:table-cell office:value-type="string" calcext:value-type="string">
            <text:p>Igreja Baptis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7</text:p>
          </table:table-cell>
          <table:table-cell office:value-type="float" office:value="-19.616688" calcext:value-type="float">
            <text:p>-19.616688</text:p>
          </table:table-cell>
          <table:table-cell office:value-type="float" office:value="34.749986" calcext:value-type="float">
            <text:p>34.749986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56</text:p>
          </table:table-cell>
          <table:table-cell office:value-type="float" office:value="1070710" calcext:value-type="float">
            <text:p>1070710</text:p>
          </table:table-cell>
          <table:table-cell office:value-type="string" calcext:value-type="string">
            <text:p>01070710</text:p>
          </table:table-cell>
          <table:table-cell office:value-type="string" calcext:value-type="string">
            <text:p>Chibuabuab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7</text:p>
          </table:table-cell>
          <table:table-cell office:value-type="float" office:value="-19.365" calcext:value-type="float">
            <text:p>-19.365000</text:p>
          </table:table-cell>
          <table:table-cell office:value-type="float" office:value="34.5742" calcext:value-type="float">
            <text:p>34.574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57</text:p>
          </table:table-cell>
          <table:table-cell office:value-type="float" office:value="1070707" calcext:value-type="float">
            <text:p>1070707</text:p>
          </table:table-cell>
          <table:table-cell office:value-type="string" calcext:value-type="string">
            <text:p>01070707</text:p>
          </table:table-cell>
          <table:table-cell office:value-type="string" calcext:value-type="string">
            <text:p>Mafambis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47</text:p>
          </table:table-cell>
          <table:table-cell office:value-type="float" office:value="-19.5436" calcext:value-type="float">
            <text:p>-19.543600</text:p>
          </table:table-cell>
          <table:table-cell office:value-type="float" office:value="34.6258" calcext:value-type="float">
            <text:p>34.6258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58</text:p>
          </table:table-cell>
          <table:table-cell office:value-type="float" office:value="1070716" calcext:value-type="float">
            <text:p>1070716</text:p>
          </table:table-cell>
          <table:table-cell office:value-type="string" calcext:value-type="string">
            <text:p>01070716</text:p>
          </table:table-cell>
          <table:table-cell office:value-type="string" calcext:value-type="string">
            <text:p>Canhandu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47</text:p>
          </table:table-cell>
          <table:table-cell office:value-type="float" office:value="-19.6869" calcext:value-type="float">
            <text:p>-19.686900</text:p>
          </table:table-cell>
          <table:table-cell office:value-type="float" office:value="34.7604" calcext:value-type="float">
            <text:p>34.7604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59</text:p>
          </table:table-cell>
          <table:table-cell office:value-type="float" office:value="1070777" calcext:value-type="float">
            <text:p>1070777</text:p>
          </table:table-cell>
          <table:table-cell office:value-type="string" calcext:value-type="string">
            <text:p>01070777</text:p>
          </table:table-cell>
          <table:table-cell office:value-type="string" calcext:value-type="string">
            <text:p>Samora Mach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47</text:p>
          </table:table-cell>
          <table:table-cell office:value-type="float" office:value="-19.616698" calcext:value-type="float">
            <text:p>-19.616698</text:p>
          </table:table-cell>
          <table:table-cell office:value-type="float" office:value="34.749986" calcext:value-type="float">
            <text:p>34.749986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60</text:p>
          </table:table-cell>
          <table:table-cell office:value-type="float" office:value="1070709" calcext:value-type="float">
            <text:p>1070709</text:p>
          </table:table-cell>
          <table:table-cell office:value-type="string" calcext:value-type="string">
            <text:p>01070709</text:p>
          </table:table-cell>
          <table:table-cell office:value-type="string" calcext:value-type="string">
            <text:p>Chinamacon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7</text:p>
          </table:table-cell>
          <table:table-cell office:value-type="float" office:value="-19.5872" calcext:value-type="float">
            <text:p>-19.587200</text:p>
          </table:table-cell>
          <table:table-cell office:value-type="float" office:value="35.1214" calcext:value-type="float">
            <text:p>35.1214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61</text:p>
          </table:table-cell>
          <table:table-cell office:value-type="float" office:value="1070711" calcext:value-type="float">
            <text:p>1070711</text:p>
          </table:table-cell>
          <table:table-cell office:value-type="string" calcext:value-type="string">
            <text:p>01070711</text:p>
          </table:table-cell>
          <table:table-cell office:value-type="string" calcext:value-type="string">
            <text:p>Sav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7</text:p>
          </table:table-cell>
          <table:table-cell office:value-type="float" office:value="-19.3911" calcext:value-type="float">
            <text:p>-19.391100</text:p>
          </table:table-cell>
          <table:table-cell office:value-type="float" office:value="34.7119" calcext:value-type="float">
            <text:p>34.7119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62</text:p>
          </table:table-cell>
          <table:table-cell office:value-type="float" office:value="1070712" calcext:value-type="float">
            <text:p>1070712</text:p>
          </table:table-cell>
          <table:table-cell office:value-type="string" calcext:value-type="string">
            <text:p>01070712</text:p>
          </table:table-cell>
          <table:table-cell office:value-type="string" calcext:value-type="string">
            <text:p>Nhamaing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7</text:p>
          </table:table-cell>
          <table:table-cell office:value-type="float" office:value="-19.6506" calcext:value-type="float">
            <text:p>-19.650600</text:p>
          </table:table-cell>
          <table:table-cell office:value-type="float" office:value="34.7658" calcext:value-type="float">
            <text:p>34.7658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63</text:p>
          </table:table-cell>
          <table:table-cell office:value-type="float" office:value="1070713" calcext:value-type="float">
            <text:p>1070713</text:p>
          </table:table-cell>
          <table:table-cell office:value-type="string" calcext:value-type="string">
            <text:p>01070713</text:p>
          </table:table-cell>
          <table:table-cell office:value-type="string" calcext:value-type="string">
            <text:p>Mut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7</text:p>
          </table:table-cell>
          <table:table-cell office:value-type="float" office:value="-19.5031" calcext:value-type="float">
            <text:p>-19.503100</text:p>
          </table:table-cell>
          <table:table-cell office:value-type="float" office:value="34.5933" calcext:value-type="float">
            <text:p>34.5933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64</text:p>
          </table:table-cell>
          <table:table-cell office:value-type="float" office:value="1070714" calcext:value-type="float">
            <text:p>1070714</text:p>
          </table:table-cell>
          <table:table-cell office:value-type="string" calcext:value-type="string">
            <text:p>01070714</text:p>
          </table:table-cell>
          <table:table-cell office:value-type="string" calcext:value-type="string">
            <text:p>Maxaro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47</text:p>
          </table:table-cell>
          <table:table-cell office:value-type="float" office:value="-19.63" calcext:value-type="float">
            <text:p>-19.630000</text:p>
          </table:table-cell>
          <table:table-cell office:value-type="float" office:value="34.7172" calcext:value-type="float">
            <text:p>34.717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65</text:p>
          </table:table-cell>
          <table:table-cell office:value-type="float" office:value="1070715" calcext:value-type="float">
            <text:p>1070715</text:p>
          </table:table-cell>
          <table:table-cell office:value-type="string" calcext:value-type="string">
            <text:p>01070715</text:p>
          </table:table-cell>
          <table:table-cell office:value-type="string" calcext:value-type="string">
            <text:p>Luzal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7</text:p>
          </table:table-cell>
          <table:table-cell office:value-type="float" office:value="-19.6319" calcext:value-type="float">
            <text:p>-19.631900</text:p>
          </table:table-cell>
          <table:table-cell office:value-type="float" office:value="34.76" calcext:value-type="float">
            <text:p>34.7600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66</text:p>
          </table:table-cell>
          <table:table-cell office:value-type="float" office:value="1070706" calcext:value-type="float">
            <text:p>1070706</text:p>
          </table:table-cell>
          <table:table-cell office:value-type="string" calcext:value-type="string">
            <text:p>01070706</text:p>
          </table:table-cell>
          <table:table-cell office:value-type="string" calcext:value-type="string">
            <text:p>Dondo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7</text:p>
          </table:table-cell>
          <table:table-cell office:value-type="float" office:value="-19.6186" calcext:value-type="float">
            <text:p>-19.618600</text:p>
          </table:table-cell>
          <table:table-cell office:value-type="float" office:value="34.7467" calcext:value-type="float">
            <text:p>34.7467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-MOZ-01067</text:p>
          </table:table-cell>
          <table:table-cell office:value-type="float" office:value="1070777" calcext:value-type="float">
            <text:p>1070777</text:p>
          </table:table-cell>
          <table:table-cell office:value-type="string" calcext:value-type="string">
            <text:p>010707?</text:p>
          </table:table-cell>
          <table:table-cell office:value-type="string" calcext:value-type="string">
            <text:p>Samora Mach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47</text:p>
          </table:table-cell>
          <table:table-cell office:value-type="float" office:value="-19.743279" calcext:value-type="float">
            <text:p>-19.743279</text:p>
          </table:table-cell>
          <table:table-cell office:value-type="float" office:value="34.846161" calcext:value-type="float">
            <text:p>34.846161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68</text:p>
          </table:table-cell>
          <table:table-cell office:value-type="float" office:value="1070817" calcext:value-type="float">
            <text:p>1070817</text:p>
          </table:table-cell>
          <table:table-cell office:value-type="string" calcext:value-type="string">
            <text:p>01070817</text:p>
          </table:table-cell>
          <table:table-cell office:value-type="string" calcext:value-type="string">
            <text:p>Chiten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3</text:p>
          </table:table-cell>
          <table:table-cell office:value-type="float" office:value="-18.9906" calcext:value-type="float">
            <text:p>-18.990600</text:p>
          </table:table-cell>
          <table:table-cell office:value-type="float" office:value="34.3544" calcext:value-type="float">
            <text:p>34.354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69</text:p>
          </table:table-cell>
          <table:table-cell office:value-type="float" office:value="1070807" calcext:value-type="float">
            <text:p>1070807</text:p>
          </table:table-cell>
          <table:table-cell office:value-type="string" calcext:value-type="string">
            <text:p>01070807</text:p>
          </table:table-cell>
          <table:table-cell office:value-type="string" calcext:value-type="string">
            <text:p>Pi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3611" calcext:value-type="float">
            <text:p>-18.361100</text:p>
          </table:table-cell>
          <table:table-cell office:value-type="float" office:value="34.3944" calcext:value-type="float">
            <text:p>34.394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0</text:p>
          </table:table-cell>
          <table:table-cell office:value-type="float" office:value="1070821" calcext:value-type="float">
            <text:p>1070821</text:p>
          </table:table-cell>
          <table:table-cell office:value-type="string" calcext:value-type="string">
            <text:p>01070821</text:p>
          </table:table-cell>
          <table:table-cell office:value-type="string" calcext:value-type="string">
            <text:p>Cudz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6153" calcext:value-type="float">
            <text:p>-18.615300</text:p>
          </table:table-cell>
          <table:table-cell office:value-type="float" office:value="33.8786" calcext:value-type="float">
            <text:p>33.878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1</text:p>
          </table:table-cell>
          <table:table-cell office:value-type="float" office:value="1070818" calcext:value-type="float">
            <text:p>1070818</text:p>
          </table:table-cell>
          <table:table-cell office:value-type="string" calcext:value-type="string">
            <text:p>01070818</text:p>
          </table:table-cell>
          <table:table-cell office:value-type="string" calcext:value-type="string">
            <text:p>Casa Ban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4969" calcext:value-type="float">
            <text:p>-18.496900</text:p>
          </table:table-cell>
          <table:table-cell office:value-type="float" office:value="34.4172" calcext:value-type="float">
            <text:p>34.4172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2</text:p>
          </table:table-cell>
          <table:table-cell office:value-type="float" office:value="1070819" calcext:value-type="float">
            <text:p>1070819</text:p>
          </table:table-cell>
          <table:table-cell office:value-type="string" calcext:value-type="string">
            <text:p>01070819</text:p>
          </table:table-cell>
          <table:table-cell office:value-type="string" calcext:value-type="string">
            <text:p>Nhata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3</text:p>
          </table:table-cell>
          <table:table-cell office:value-type="float" office:value="-18.681642" calcext:value-type="float">
            <text:p>-18.681642</text:p>
          </table:table-cell>
          <table:table-cell office:value-type="float" office:value="34.149502" calcext:value-type="float">
            <text:p>34.14950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3</text:p>
          </table:table-cell>
          <table:table-cell office:value-type="float" office:value="1070816" calcext:value-type="float">
            <text:p>1070816</text:p>
          </table:table-cell>
          <table:table-cell office:value-type="string" calcext:value-type="string">
            <text:p>01070816</text:p>
          </table:table-cell>
          <table:table-cell office:value-type="string" calcext:value-type="string">
            <text:p>Mucod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5989" calcext:value-type="float">
            <text:p>-18.598900</text:p>
          </table:table-cell>
          <table:table-cell office:value-type="float" office:value="34.1375" calcext:value-type="float">
            <text:p>34.1375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4</text:p>
          </table:table-cell>
          <table:table-cell office:value-type="float" office:value="1070815" calcext:value-type="float">
            <text:p>1070815</text:p>
          </table:table-cell>
          <table:table-cell office:value-type="string" calcext:value-type="string">
            <text:p>01070815</text:p>
          </table:table-cell>
          <table:table-cell office:value-type="string" calcext:value-type="string">
            <text:p>Púnguè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868735" calcext:value-type="float">
            <text:p>-18.868735</text:p>
          </table:table-cell>
          <table:table-cell office:value-type="float" office:value="34.193962" calcext:value-type="float">
            <text:p>34.19396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5</text:p>
          </table:table-cell>
          <table:table-cell office:value-type="float" office:value="1070856" calcext:value-type="float">
            <text:p>1070856</text:p>
          </table:table-cell>
          <table:table-cell office:value-type="string" calcext:value-type="string">
            <text:p>01070856</text:p>
          </table:table-cell>
          <table:table-cell office:value-type="string" calcext:value-type="string">
            <text:p>Nhambiri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3</text:p>
          </table:table-cell>
          <table:table-cell office:value-type="float" office:value="-18.683276" calcext:value-type="float">
            <text:p>-18.683276</text:p>
          </table:table-cell>
          <table:table-cell office:value-type="float" office:value="34.066672" calcext:value-type="float">
            <text:p>34.06667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6</text:p>
          </table:table-cell>
          <table:table-cell office:value-type="float" office:value="1070806" calcext:value-type="float">
            <text:p>1070806</text:p>
          </table:table-cell>
          <table:table-cell office:value-type="string" calcext:value-type="string">
            <text:p>01070806</text:p>
          </table:table-cell>
          <table:table-cell office:value-type="string" calcext:value-type="string">
            <text:p>Gorongosa Se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6931" calcext:value-type="float">
            <text:p>-18.693100</text:p>
          </table:table-cell>
          <table:table-cell office:value-type="float" office:value="34.0728" calcext:value-type="float">
            <text:p>34.0728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7</text:p>
          </table:table-cell>
          <table:table-cell office:value-type="float" office:value="1070820" calcext:value-type="float">
            <text:p>1070820</text:p>
          </table:table-cell>
          <table:table-cell office:value-type="string" calcext:value-type="string">
            <text:p>01070820</text:p>
          </table:table-cell>
          <table:table-cell office:value-type="string" calcext:value-type="string">
            <text:p>Tazaron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3</text:p>
          </table:table-cell>
          <table:table-cell office:value-type="float" office:value="-18.5475" calcext:value-type="float">
            <text:p>-18.547500</text:p>
          </table:table-cell>
          <table:table-cell office:value-type="float" office:value="34.1769" calcext:value-type="float">
            <text:p>34.176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8</text:p>
          </table:table-cell>
          <table:table-cell office:value-type="float" office:value="1070808" calcext:value-type="float">
            <text:p>1070808</text:p>
          </table:table-cell>
          <table:table-cell office:value-type="string" calcext:value-type="string">
            <text:p>01070808</text:p>
          </table:table-cell>
          <table:table-cell office:value-type="string" calcext:value-type="string">
            <text:p>C. Educacion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3</text:p>
          </table:table-cell>
          <table:table-cell office:value-type="float" office:value="-18.682305" calcext:value-type="float">
            <text:p>-18.682305</text:p>
          </table:table-cell>
          <table:table-cell office:value-type="float" office:value="34.149502" calcext:value-type="float">
            <text:p>34.14950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79</text:p>
          </table:table-cell>
          <table:table-cell office:value-type="float" office:value="1070809" calcext:value-type="float">
            <text:p>1070809</text:p>
          </table:table-cell>
          <table:table-cell office:value-type="string" calcext:value-type="string">
            <text:p>01070809</text:p>
          </table:table-cell>
          <table:table-cell office:value-type="string" calcext:value-type="string">
            <text:p>Mue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2703" calcext:value-type="float">
            <text:p>-18.270300</text:p>
          </table:table-cell>
          <table:table-cell office:value-type="float" office:value="34.0536" calcext:value-type="float">
            <text:p>34.053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80</text:p>
          </table:table-cell>
          <table:table-cell office:value-type="float" office:value="1070810" calcext:value-type="float">
            <text:p>1070810</text:p>
          </table:table-cell>
          <table:table-cell office:value-type="string" calcext:value-type="string">
            <text:p>01070810</text:p>
          </table:table-cell>
          <table:table-cell office:value-type="string" calcext:value-type="string">
            <text:p>Tsiqui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6831" calcext:value-type="float">
            <text:p>-18.683100</text:p>
          </table:table-cell>
          <table:table-cell office:value-type="float" office:value="34.1372" calcext:value-type="float">
            <text:p>34.1372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81</text:p>
          </table:table-cell>
          <table:table-cell office:value-type="float" office:value="1070811" calcext:value-type="float">
            <text:p>1070811</text:p>
          </table:table-cell>
          <table:table-cell office:value-type="string" calcext:value-type="string">
            <text:p>01070811</text:p>
          </table:table-cell>
          <table:table-cell office:value-type="string" calcext:value-type="string">
            <text:p>Nhamissongo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75" calcext:value-type="float">
            <text:p>-18.750000</text:p>
          </table:table-cell>
          <table:table-cell office:value-type="float" office:value="34.0964" calcext:value-type="float">
            <text:p>34.096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82</text:p>
          </table:table-cell>
          <table:table-cell office:value-type="float" office:value="1070812" calcext:value-type="float">
            <text:p>1070812</text:p>
          </table:table-cell>
          <table:table-cell office:value-type="string" calcext:value-type="string">
            <text:p>01070812</text:p>
          </table:table-cell>
          <table:table-cell office:value-type="string" calcext:value-type="string">
            <text:p>Ca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4783" calcext:value-type="float">
            <text:p>-18.478300</text:p>
          </table:table-cell>
          <table:table-cell office:value-type="float" office:value="33.9783" calcext:value-type="float">
            <text:p>33.978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83</text:p>
          </table:table-cell>
          <table:table-cell office:value-type="float" office:value="1070813" calcext:value-type="float">
            <text:p>1070813</text:p>
          </table:table-cell>
          <table:table-cell office:value-type="string" calcext:value-type="string">
            <text:p>01070813</text:p>
          </table:table-cell>
          <table:table-cell office:value-type="string" calcext:value-type="string">
            <text:p>Domb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3</text:p>
          </table:table-cell>
          <table:table-cell office:value-type="float" office:value="-18.3578" calcext:value-type="float">
            <text:p>-18.357800</text:p>
          </table:table-cell>
          <table:table-cell office:value-type="float" office:value="33.9994" calcext:value-type="float">
            <text:p>33.999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084</text:p>
          </table:table-cell>
          <table:table-cell office:value-type="float" office:value="1070814" calcext:value-type="float">
            <text:p>1070814</text:p>
          </table:table-cell>
          <table:table-cell office:value-type="string" calcext:value-type="string">
            <text:p>01070814</text:p>
          </table:table-cell>
          <table:table-cell office:value-type="string" calcext:value-type="string">
            <text:p>Vundu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3</text:p>
          </table:table-cell>
          <table:table-cell office:value-type="float" office:value="-18.4858" calcext:value-type="float">
            <text:p>-18.485800</text:p>
          </table:table-cell>
          <table:table-cell office:value-type="float" office:value="34.2167" calcext:value-type="float">
            <text:p>34.21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85</text:p>
          </table:table-cell>
          <table:table-cell office:value-type="float" office:value="1070907" calcext:value-type="float">
            <text:p>1070907</text:p>
          </table:table-cell>
          <table:table-cell office:value-type="string" calcext:value-type="string">
            <text:p>01070907</text:p>
          </table:table-cell>
          <table:table-cell office:value-type="string" calcext:value-type="string">
            <text:p>Inharin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9</text:p>
          </table:table-cell>
          <table:table-cell office:value-type="float" office:value="-20.7411" calcext:value-type="float">
            <text:p>-20.741100</text:p>
          </table:table-cell>
          <table:table-cell office:value-type="float" office:value="34.9264" calcext:value-type="float">
            <text:p>34.926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86</text:p>
          </table:table-cell>
          <table:table-cell office:value-type="float" office:value="1070955" calcext:value-type="float">
            <text:p>1070955</text:p>
          </table:table-cell>
          <table:table-cell office:value-type="string" calcext:value-type="string">
            <text:p>01070955</text:p>
          </table:table-cell>
          <table:table-cell office:value-type="string" calcext:value-type="string">
            <text:p>Zimu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9</text:p>
          </table:table-cell>
          <table:table-cell office:value-type="float" office:value="-20.890244" calcext:value-type="float">
            <text:p>-20.890244</text:p>
          </table:table-cell>
          <table:table-cell office:value-type="float" office:value="34.417057" calcext:value-type="float">
            <text:p>34.417057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87</text:p>
          </table:table-cell>
          <table:table-cell office:value-type="float" office:value="1070913" calcext:value-type="float">
            <text:p>1070913</text:p>
          </table:table-cell>
          <table:table-cell office:value-type="string" calcext:value-type="string">
            <text:p>01070913</text:p>
          </table:table-cell>
          <table:table-cell office:value-type="string" calcext:value-type="string">
            <text:p>Nhamach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9</text:p>
          </table:table-cell>
          <table:table-cell office:value-type="float" office:value="-20.873228" calcext:value-type="float">
            <text:p>-20.873228</text:p>
          </table:table-cell>
          <table:table-cell office:value-type="float" office:value="34.419824" calcext:value-type="float">
            <text:p>34.41982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88</text:p>
          </table:table-cell>
          <table:table-cell office:value-type="float" office:value="1070908" calcext:value-type="float">
            <text:p>1070908</text:p>
          </table:table-cell>
          <table:table-cell office:value-type="string" calcext:value-type="string">
            <text:p>01070908</text:p>
          </table:table-cell>
          <table:table-cell office:value-type="string" calcext:value-type="string">
            <text:p>Machanga (Sede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59</text:p>
          </table:table-cell>
          <table:table-cell office:value-type="float" office:value="-20.975" calcext:value-type="float">
            <text:p>-20.975000</text:p>
          </table:table-cell>
          <table:table-cell office:value-type="float" office:value="35.005" calcext:value-type="float">
            <text:p>35.0050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89</text:p>
          </table:table-cell>
          <table:table-cell office:value-type="float" office:value="1070911" calcext:value-type="float">
            <text:p>1070911</text:p>
          </table:table-cell>
          <table:table-cell office:value-type="string" calcext:value-type="string">
            <text:p>01070911</text:p>
          </table:table-cell>
          <table:table-cell office:value-type="string" calcext:value-type="string">
            <text:p>Bu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9</text:p>
          </table:table-cell>
          <table:table-cell office:value-type="float" office:value="-20.873224" calcext:value-type="float">
            <text:p>-20.873224</text:p>
          </table:table-cell>
          <table:table-cell office:value-type="float" office:value="34.419823" calcext:value-type="float">
            <text:p>34.41982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90</text:p>
          </table:table-cell>
          <table:table-cell office:value-type="float" office:value="1070906" calcext:value-type="float">
            <text:p>1070906</text:p>
          </table:table-cell>
          <table:table-cell office:value-type="string" calcext:value-type="string">
            <text:p>01070906</text:p>
          </table:table-cell>
          <table:table-cell office:value-type="string" calcext:value-type="string">
            <text:p>Maropan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9</text:p>
          </table:table-cell>
          <table:table-cell office:value-type="float" office:value="-20.8219" calcext:value-type="float">
            <text:p>-20.821900</text:p>
          </table:table-cell>
          <table:table-cell office:value-type="float" office:value="34.8528" calcext:value-type="float">
            <text:p>34.8528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91</text:p>
          </table:table-cell>
          <table:table-cell office:value-type="float" office:value="1070905" calcext:value-type="float">
            <text:p>1070905</text:p>
          </table:table-cell>
          <table:table-cell office:value-type="string" calcext:value-type="string">
            <text:p>01070905</text:p>
          </table:table-cell>
          <table:table-cell office:value-type="string" calcext:value-type="string">
            <text:p>Beiap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9</text:p>
          </table:table-cell>
          <table:table-cell office:value-type="float" office:value="-20.875685" calcext:value-type="float">
            <text:p>-20.875685</text:p>
          </table:table-cell>
          <table:table-cell office:value-type="float" office:value="34.419823" calcext:value-type="float">
            <text:p>34.41982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92</text:p>
          </table:table-cell>
          <table:table-cell office:value-type="float" office:value="1070901" calcext:value-type="float">
            <text:p>1070901</text:p>
          </table:table-cell>
          <table:table-cell office:value-type="string" calcext:value-type="string">
            <text:p>01070901</text:p>
          </table:table-cell>
          <table:table-cell office:value-type="string" calcext:value-type="string">
            <text:p>Jav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9</text:p>
          </table:table-cell>
          <table:table-cell office:value-type="float" office:value="-20.87334" calcext:value-type="float">
            <text:p>-20.873340</text:p>
          </table:table-cell>
          <table:table-cell office:value-type="float" office:value="34.419824" calcext:value-type="float">
            <text:p>34.41982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93</text:p>
          </table:table-cell>
          <table:table-cell office:value-type="float" office:value="1070912" calcext:value-type="float">
            <text:p>1070912</text:p>
          </table:table-cell>
          <table:table-cell office:value-type="string" calcext:value-type="string">
            <text:p>01070912</text:p>
          </table:table-cell>
          <table:table-cell office:value-type="string" calcext:value-type="string">
            <text:p>Chilo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9</text:p>
          </table:table-cell>
          <table:table-cell office:value-type="float" office:value="-20.6314" calcext:value-type="float">
            <text:p>-20.631400</text:p>
          </table:table-cell>
          <table:table-cell office:value-type="float" office:value="34.9039" calcext:value-type="float">
            <text:p>34.903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94</text:p>
          </table:table-cell>
          <table:table-cell office:value-type="float" office:value="1070910" calcext:value-type="float">
            <text:p>1070910</text:p>
          </table:table-cell>
          <table:table-cell office:value-type="string" calcext:value-type="string">
            <text:p>01070910</text:p>
          </table:table-cell>
          <table:table-cell office:value-type="string" calcext:value-type="string">
            <text:p>Chinhuq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9</text:p>
          </table:table-cell>
          <table:table-cell office:value-type="float" office:value="-21.0133" calcext:value-type="float">
            <text:p>-21.013300</text:p>
          </table:table-cell>
          <table:table-cell office:value-type="float" office:value="34.8975" calcext:value-type="float">
            <text:p>34.8975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095</text:p>
          </table:table-cell>
          <table:table-cell office:value-type="float" office:value="1070909" calcext:value-type="float">
            <text:p>1070909</text:p>
          </table:table-cell>
          <table:table-cell office:value-type="string" calcext:value-type="string">
            <text:p>01070909</text:p>
          </table:table-cell>
          <table:table-cell office:value-type="string" calcext:value-type="string">
            <text:p>Divin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9</text:p>
          </table:table-cell>
          <table:table-cell office:value-type="float" office:value="-20.7011" calcext:value-type="float">
            <text:p>-20.701100</text:p>
          </table:table-cell>
          <table:table-cell office:value-type="float" office:value="34.7933" calcext:value-type="float">
            <text:p>34.793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096</text:p>
          </table:table-cell>
          <table:table-cell office:value-type="float" office:value="1071008" calcext:value-type="float">
            <text:p>1071008</text:p>
          </table:table-cell>
          <table:table-cell office:value-type="string" calcext:value-type="string">
            <text:p>01071008</text:p>
          </table:table-cell>
          <table:table-cell office:value-type="string" calcext:value-type="string">
            <text:p>Nhamac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1</text:p>
          </table:table-cell>
          <table:table-cell office:value-type="float" office:value="-18.2003" calcext:value-type="float">
            <text:p>-18.200300</text:p>
          </table:table-cell>
          <table:table-cell office:value-type="float" office:value="34.5967" calcext:value-type="float">
            <text:p>34.59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097</text:p>
          </table:table-cell>
          <table:table-cell office:value-type="float" office:value="1071006" calcext:value-type="float">
            <text:p>1071006</text:p>
          </table:table-cell>
          <table:table-cell office:value-type="string" calcext:value-type="string">
            <text:p>01071006</text:p>
          </table:table-cell>
          <table:table-cell office:value-type="string" calcext:value-type="string">
            <text:p>Sub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1</text:p>
          </table:table-cell>
          <table:table-cell office:value-type="float" office:value="-18.1175" calcext:value-type="float">
            <text:p>-18.117500</text:p>
          </table:table-cell>
          <table:table-cell office:value-type="float" office:value="34.4567" calcext:value-type="float">
            <text:p>34.456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098</text:p>
          </table:table-cell>
          <table:table-cell office:value-type="float" office:value="1071007" calcext:value-type="float">
            <text:p>1071007</text:p>
          </table:table-cell>
          <table:table-cell office:value-type="string" calcext:value-type="string">
            <text:p>01071007</text:p>
          </table:table-cell>
          <table:table-cell office:value-type="string" calcext:value-type="string">
            <text:p>Senga Se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1</text:p>
          </table:table-cell>
          <table:table-cell office:value-type="float" office:value="-17.3197" calcext:value-type="float">
            <text:p>-17.319700</text:p>
          </table:table-cell>
          <table:table-cell office:value-type="float" office:value="34.2894" calcext:value-type="float">
            <text:p>34.289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099</text:p>
          </table:table-cell>
          <table:table-cell office:value-type="float" office:value="1071009" calcext:value-type="float">
            <text:p>1071009</text:p>
          </table:table-cell>
          <table:table-cell office:value-type="string" calcext:value-type="string">
            <text:p>01071009</text:p>
          </table:table-cell>
          <table:table-cell office:value-type="string" calcext:value-type="string">
            <text:p>Maringué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51</text:p>
          </table:table-cell>
          <table:table-cell office:value-type="float" office:value="-17.9661" calcext:value-type="float">
            <text:p>-17.966100</text:p>
          </table:table-cell>
          <table:table-cell office:value-type="float" office:value="34.4144" calcext:value-type="float">
            <text:p>34.414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100</text:p>
          </table:table-cell>
          <table:table-cell office:value-type="float" office:value="1071010" calcext:value-type="float">
            <text:p>1071010</text:p>
          </table:table-cell>
          <table:table-cell office:value-type="string" calcext:value-type="string">
            <text:p>01071010</text:p>
          </table:table-cell>
          <table:table-cell office:value-type="string" calcext:value-type="string">
            <text:p>Canxix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1</text:p>
          </table:table-cell>
          <table:table-cell office:value-type="float" office:value="-17.5839" calcext:value-type="float">
            <text:p>-17.583900</text:p>
          </table:table-cell>
          <table:table-cell office:value-type="float" office:value="34.315" calcext:value-type="float">
            <text:p>34.3150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101</text:p>
          </table:table-cell>
          <table:table-cell office:value-type="float" office:value="1071011" calcext:value-type="float">
            <text:p>1071011</text:p>
          </table:table-cell>
          <table:table-cell office:value-type="string" calcext:value-type="string">
            <text:p>01071011</text:p>
          </table:table-cell>
          <table:table-cell office:value-type="string" calcext:value-type="string">
            <text:p>Gumbalatsa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1</text:p>
          </table:table-cell>
          <table:table-cell office:value-type="float" office:value="-17.6997" calcext:value-type="float">
            <text:p>-17.699700</text:p>
          </table:table-cell>
          <table:table-cell office:value-type="float" office:value="34.5844" calcext:value-type="float">
            <text:p>34.584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102</text:p>
          </table:table-cell>
          <table:table-cell office:value-type="float" office:value="1071005" calcext:value-type="float">
            <text:p>1071005</text:p>
          </table:table-cell>
          <table:table-cell office:value-type="string" calcext:value-type="string">
            <text:p>01071005</text:p>
          </table:table-cell>
          <table:table-cell office:value-type="string" calcext:value-type="string">
            <text:p>Phan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1</text:p>
          </table:table-cell>
          <table:table-cell office:value-type="float" office:value="-17.913096" calcext:value-type="float">
            <text:p>-17.913096</text:p>
          </table:table-cell>
          <table:table-cell office:value-type="float" office:value="34.356021" calcext:value-type="float">
            <text:p>34.356021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03</text:p>
          </table:table-cell>
          <table:table-cell office:value-type="float" office:value="1071118" calcext:value-type="float">
            <text:p>1071118</text:p>
          </table:table-cell>
          <table:table-cell office:value-type="string" calcext:value-type="string">
            <text:p>01071118</text:p>
          </table:table-cell>
          <table:table-cell office:value-type="string" calcext:value-type="string">
            <text:p>Migugu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786" calcext:value-type="float">
            <text:p>-18.290786</text:p>
          </table:table-cell>
          <table:table-cell office:value-type="float" office:value="35.945278" calcext:value-type="float">
            <text:p>35.94527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04</text:p>
          </table:table-cell>
          <table:table-cell office:value-type="float" office:value="1071110" calcext:value-type="float">
            <text:p>1071110</text:p>
          </table:table-cell>
          <table:table-cell office:value-type="string" calcext:value-type="string">
            <text:p>01071110</text:p>
          </table:table-cell>
          <table:table-cell office:value-type="string" calcext:value-type="string">
            <text:p>Baua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0</text:p>
          </table:table-cell>
          <table:table-cell office:value-type="float" office:value="-18.2894" calcext:value-type="float">
            <text:p>-18.289400</text:p>
          </table:table-cell>
          <table:table-cell office:value-type="float" office:value="35.7611" calcext:value-type="float">
            <text:p>35.7611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05</text:p>
          </table:table-cell>
          <table:table-cell office:value-type="float" office:value="1071159" calcext:value-type="float">
            <text:p>1071159</text:p>
          </table:table-cell>
          <table:table-cell office:value-type="string" calcext:value-type="string">
            <text:p>01071159</text:p>
          </table:table-cell>
          <table:table-cell office:value-type="string" calcext:value-type="string">
            <text:p>Milam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069" calcext:value-type="float">
            <text:p>-18.290069</text:p>
          </table:table-cell>
          <table:table-cell office:value-type="float" office:value="35.941492" calcext:value-type="float">
            <text:p>35.94149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06</text:p>
          </table:table-cell>
          <table:table-cell office:value-type="float" office:value="1071125" calcext:value-type="float">
            <text:p>1071125</text:p>
          </table:table-cell>
          <table:table-cell office:value-type="string" calcext:value-type="string">
            <text:p>01071125</text:p>
          </table:table-cell>
          <table:table-cell office:value-type="string" calcext:value-type="string">
            <text:p>Pamb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062" calcext:value-type="float">
            <text:p>-18.290062</text:p>
          </table:table-cell>
          <table:table-cell office:value-type="float" office:value="35.941457" calcext:value-type="float">
            <text:p>35.941457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07</text:p>
          </table:table-cell>
          <table:table-cell office:value-type="float" office:value="1071124" calcext:value-type="float">
            <text:p>1071124</text:p>
          </table:table-cell>
          <table:table-cell office:value-type="string" calcext:value-type="string">
            <text:p>01071124</text:p>
          </table:table-cell>
          <table:table-cell office:value-type="string" calcext:value-type="string">
            <text:p>Nhamija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1304" calcext:value-type="float">
            <text:p>-18.291304</text:p>
          </table:table-cell>
          <table:table-cell office:value-type="float" office:value="35.944359" calcext:value-type="float">
            <text:p>35.944359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08</text:p>
          </table:table-cell>
          <table:table-cell office:value-type="float" office:value="1071121" calcext:value-type="float">
            <text:p>1071121</text:p>
          </table:table-cell>
          <table:table-cell office:value-type="string" calcext:value-type="string">
            <text:p>01071121</text:p>
          </table:table-cell>
          <table:table-cell office:value-type="string" calcext:value-type="string">
            <text:p>Chibulibu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135" calcext:value-type="float">
            <text:p>-18.290135</text:p>
          </table:table-cell>
          <table:table-cell office:value-type="float" office:value="35.941885" calcext:value-type="float">
            <text:p>35.94188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09</text:p>
          </table:table-cell>
          <table:table-cell office:value-type="float" office:value="1071161" calcext:value-type="float">
            <text:p>1071161</text:p>
          </table:table-cell>
          <table:table-cell office:value-type="string" calcext:value-type="string">
            <text:p>01071161</text:p>
          </table:table-cell>
          <table:table-cell office:value-type="string" calcext:value-type="string">
            <text:p>Ilha Ingle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24" calcext:value-type="float">
            <text:p>-18.290240</text:p>
          </table:table-cell>
          <table:table-cell office:value-type="float" office:value="35.941884" calcext:value-type="float">
            <text:p>35.94188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0</text:p>
          </table:table-cell>
          <table:table-cell office:value-type="float" office:value="1071106" calcext:value-type="float">
            <text:p>1071106</text:p>
          </table:table-cell>
          <table:table-cell office:value-type="string" calcext:value-type="string">
            <text:p>01071106</text:p>
          </table:table-cell>
          <table:table-cell office:value-type="string" calcext:value-type="string">
            <text:p>Nen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0</text:p>
          </table:table-cell>
          <table:table-cell office:value-type="float" office:value="-18.1928" calcext:value-type="float">
            <text:p>-18.192800</text:p>
          </table:table-cell>
          <table:table-cell office:value-type="float" office:value="35.74" calcext:value-type="float">
            <text:p>35.7400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1</text:p>
          </table:table-cell>
          <table:table-cell office:value-type="float" office:value="1071160" calcext:value-type="float">
            <text:p>1071160</text:p>
          </table:table-cell>
          <table:table-cell office:value-type="string" calcext:value-type="string">
            <text:p>01071160</text:p>
          </table:table-cell>
          <table:table-cell office:value-type="string" calcext:value-type="string">
            <text:p>Safriq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23" calcext:value-type="float">
            <text:p>-18.290230</text:p>
          </table:table-cell>
          <table:table-cell office:value-type="float" office:value="35.941864" calcext:value-type="float">
            <text:p>35.94186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2</text:p>
          </table:table-cell>
          <table:table-cell office:value-type="float" office:value="1071108" calcext:value-type="float">
            <text:p>1071108</text:p>
          </table:table-cell>
          <table:table-cell office:value-type="string" calcext:value-type="string">
            <text:p>01071108</text:p>
          </table:table-cell>
          <table:table-cell office:value-type="string" calcext:value-type="string">
            <text:p>Chup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0</text:p>
          </table:table-cell>
          <table:table-cell office:value-type="float" office:value="-18.0461" calcext:value-type="float">
            <text:p>-18.046100</text:p>
          </table:table-cell>
          <table:table-cell office:value-type="float" office:value="35.6133" calcext:value-type="float">
            <text:p>35.613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3</text:p>
          </table:table-cell>
          <table:table-cell office:value-type="float" office:value="1071123" calcext:value-type="float">
            <text:p>1071123</text:p>
          </table:table-cell>
          <table:table-cell office:value-type="string" calcext:value-type="string">
            <text:p>01071123</text:p>
          </table:table-cell>
          <table:table-cell office:value-type="string" calcext:value-type="string">
            <text:p>Unidade Afric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258" calcext:value-type="float">
            <text:p>-18.290258</text:p>
          </table:table-cell>
          <table:table-cell office:value-type="float" office:value="35.941864" calcext:value-type="float">
            <text:p>35.94186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4</text:p>
          </table:table-cell>
          <table:table-cell office:value-type="float" office:value="1071111" calcext:value-type="float">
            <text:p>1071111</text:p>
          </table:table-cell>
          <table:table-cell office:value-type="string" calcext:value-type="string">
            <text:p>01071111</text:p>
          </table:table-cell>
          <table:table-cell office:value-type="string" calcext:value-type="string">
            <text:p>Chue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0</text:p>
          </table:table-cell>
          <table:table-cell office:value-type="float" office:value="-18.4433333" calcext:value-type="float">
            <text:p>-18.443333</text:p>
          </table:table-cell>
          <table:table-cell office:value-type="float" office:value="35.79027778" calcext:value-type="float">
            <text:p>35.79027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5</text:p>
          </table:table-cell>
          <table:table-cell office:value-type="float" office:value="1071112" calcext:value-type="float">
            <text:p>1071112</text:p>
          </table:table-cell>
          <table:table-cell office:value-type="string" calcext:value-type="string">
            <text:p>01071112</text:p>
          </table:table-cell>
          <table:table-cell office:value-type="string" calcext:value-type="string">
            <text:p>Kanam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248" calcext:value-type="float">
            <text:p>-18.290248</text:p>
          </table:table-cell>
          <table:table-cell office:value-type="float" office:value="35.941864" calcext:value-type="float">
            <text:p>35.94186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6</text:p>
          </table:table-cell>
          <table:table-cell office:value-type="float" office:value="1071113" calcext:value-type="float">
            <text:p>1071113</text:p>
          </table:table-cell>
          <table:table-cell office:value-type="string" calcext:value-type="string">
            <text:p>01071113</text:p>
          </table:table-cell>
          <table:table-cell office:value-type="string" calcext:value-type="string">
            <text:p>Nhamija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256" calcext:value-type="float">
            <text:p>-18.290256</text:p>
          </table:table-cell>
          <table:table-cell office:value-type="float" office:value="35.941864" calcext:value-type="float">
            <text:p>35.94186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7</text:p>
          </table:table-cell>
          <table:table-cell office:value-type="float" office:value="1071115" calcext:value-type="float">
            <text:p>1071115</text:p>
          </table:table-cell>
          <table:table-cell office:value-type="string" calcext:value-type="string">
            <text:p>01071115</text:p>
          </table:table-cell>
          <table:table-cell office:value-type="string" calcext:value-type="string">
            <text:p>Malingapan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0</text:p>
          </table:table-cell>
          <table:table-cell office:value-type="float" office:value="-18.6752" calcext:value-type="float">
            <text:p>-18.675200</text:p>
          </table:table-cell>
          <table:table-cell office:value-type="float" office:value="36.1046" calcext:value-type="float">
            <text:p>36.104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8</text:p>
          </table:table-cell>
          <table:table-cell office:value-type="float" office:value="1071117" calcext:value-type="float">
            <text:p>1071117</text:p>
          </table:table-cell>
          <table:table-cell office:value-type="string" calcext:value-type="string">
            <text:p>01071117</text:p>
          </table:table-cell>
          <table:table-cell office:value-type="string" calcext:value-type="string">
            <text:p>Pua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439" calcext:value-type="float">
            <text:p>-18.290439</text:p>
          </table:table-cell>
          <table:table-cell office:value-type="float" office:value="35.939751" calcext:value-type="float">
            <text:p>35.939751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19</text:p>
          </table:table-cell>
          <table:table-cell office:value-type="float" office:value="1071120" calcext:value-type="float">
            <text:p>1071120</text:p>
          </table:table-cell>
          <table:table-cell office:value-type="string" calcext:value-type="string">
            <text:p>01071120</text:p>
          </table:table-cell>
          <table:table-cell office:value-type="string" calcext:value-type="string">
            <text:p>Kúnkué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024" calcext:value-type="float">
            <text:p>-18.290024</text:p>
          </table:table-cell>
          <table:table-cell office:value-type="float" office:value="35.941256" calcext:value-type="float">
            <text:p>35.941256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0</text:p>
          </table:table-cell>
          <table:table-cell office:value-type="float" office:value="1071119" calcext:value-type="float">
            <text:p>1071119</text:p>
          </table:table-cell>
          <table:table-cell office:value-type="string" calcext:value-type="string">
            <text:p>01071119</text:p>
          </table:table-cell>
          <table:table-cell office:value-type="string" calcext:value-type="string">
            <text:p>Ermoq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89996" calcext:value-type="float">
            <text:p>-18.289996</text:p>
          </table:table-cell>
          <table:table-cell office:value-type="float" office:value="35.945079" calcext:value-type="float">
            <text:p>35.945079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1</text:p>
          </table:table-cell>
          <table:table-cell office:value-type="float" office:value="1071107" calcext:value-type="float">
            <text:p>1071107</text:p>
          </table:table-cell>
          <table:table-cell office:value-type="string" calcext:value-type="string">
            <text:p>01071107</text:p>
          </table:table-cell>
          <table:table-cell office:value-type="string" calcext:value-type="string">
            <text:p>Salone Primár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0</text:p>
          </table:table-cell>
          <table:table-cell office:value-type="float" office:value="-18.290833" calcext:value-type="float">
            <text:p>-18.290833</text:p>
          </table:table-cell>
          <table:table-cell office:value-type="float" office:value="35.945278" calcext:value-type="float">
            <text:p>35.94527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2</text:p>
          </table:table-cell>
          <table:table-cell office:value-type="float" office:value="1071100" calcext:value-type="float">
            <text:p>1071100</text:p>
          </table:table-cell>
          <table:table-cell office:value-type="string" calcext:value-type="string">
            <text:p>01071100</text:p>
          </table:table-cell>
          <table:table-cell office:value-type="string" calcext:value-type="string">
            <text:p>Hosp. Rural De Marrome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50</text:p>
          </table:table-cell>
          <table:table-cell office:value-type="float" office:value="-18.2989" calcext:value-type="float">
            <text:p>-18.298900</text:p>
          </table:table-cell>
          <table:table-cell office:value-type="float" office:value="35.9544" calcext:value-type="float">
            <text:p>35.954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3</text:p>
          </table:table-cell>
          <table:table-cell office:value-type="float" office:value="1071122" calcext:value-type="float">
            <text:p>1071122</text:p>
          </table:table-cell>
          <table:table-cell office:value-type="string" calcext:value-type="string">
            <text:p>010711?</text:p>
          </table:table-cell>
          <table:table-cell office:value-type="string" calcext:value-type="string">
            <text:p>Mavig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90834" calcext:value-type="float">
            <text:p>-18.290834</text:p>
          </table:table-cell>
          <table:table-cell office:value-type="float" office:value="35.945278" calcext:value-type="float">
            <text:p>35.94527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4</text:p>
          </table:table-cell>
          <table:table-cell office:value-type="float" office:value="1071126" calcext:value-type="float">
            <text:p>1071126</text:p>
          </table:table-cell>
          <table:table-cell office:value-type="string" calcext:value-type="string">
            <text:p>010711?</text:p>
          </table:table-cell>
          <table:table-cell office:value-type="string" calcext:value-type="string">
            <text:p>Macue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286255" calcext:value-type="float">
            <text:p>-18.286255</text:p>
          </table:table-cell>
          <table:table-cell office:value-type="float" office:value="35.943672" calcext:value-type="float">
            <text:p>35.94367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5</text:p>
          </table:table-cell>
          <table:table-cell office:value-type="float" office:value="1071127" calcext:value-type="float">
            <text:p>1071127</text:p>
          </table:table-cell>
          <table:table-cell office:value-type="string" calcext:value-type="string">
            <text:p>010711?</text:p>
          </table:table-cell>
          <table:table-cell office:value-type="string" calcext:value-type="string">
            <text:p>Amamb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50</text:p>
          </table:table-cell>
          <table:table-cell office:value-type="float" office:value="-18.575595" calcext:value-type="float">
            <text:p>-18.575595</text:p>
          </table:table-cell>
          <table:table-cell office:value-type="float" office:value="35.721433" calcext:value-type="float">
            <text:p>35.72143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6</text:p>
          </table:table-cell>
          <table:table-cell office:value-type="float" office:value="1071128" calcext:value-type="float">
            <text:p>1071128</text:p>
          </table:table-cell>
          <table:table-cell office:value-type="string" calcext:value-type="string">
            <text:p>010711?</text:p>
          </table:table-cell>
          <table:table-cell office:value-type="string" calcext:value-type="string">
            <text:p>Nga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546349" calcext:value-type="float">
            <text:p>-18.546349</text:p>
          </table:table-cell>
          <table:table-cell office:value-type="float" office:value="35.89339" calcext:value-type="float">
            <text:p>35.89339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7</text:p>
          </table:table-cell>
          <table:table-cell office:value-type="float" office:value="1071129" calcext:value-type="float">
            <text:p>1071129</text:p>
          </table:table-cell>
          <table:table-cell office:value-type="string" calcext:value-type="string">
            <text:p>010711?</text:p>
          </table:table-cell>
          <table:table-cell office:value-type="string" calcext:value-type="string">
            <text:p>Nh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546349" calcext:value-type="float">
            <text:p>-18.546349</text:p>
          </table:table-cell>
          <table:table-cell office:value-type="float" office:value="35.893391" calcext:value-type="float">
            <text:p>35.893391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8</text:p>
          </table:table-cell>
          <table:table-cell office:value-type="float" office:value="1071130" calcext:value-type="float">
            <text:p>1071130</text:p>
          </table:table-cell>
          <table:table-cell office:value-type="string" calcext:value-type="string">
            <text:p>010711?</text:p>
          </table:table-cell>
          <table:table-cell office:value-type="string" calcext:value-type="string">
            <text:p>Se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482962" calcext:value-type="float">
            <text:p>-18.482962</text:p>
          </table:table-cell>
          <table:table-cell office:value-type="float" office:value="35.905234" calcext:value-type="float">
            <text:p>35.90523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129</text:p>
          </table:table-cell>
          <table:table-cell office:value-type="float" office:value="1071105" calcext:value-type="float">
            <text:p>1071105</text:p>
          </table:table-cell>
          <table:table-cell office:value-type="string" calcext:value-type="string">
            <text:p>010711?</text:p>
          </table:table-cell>
          <table:table-cell office:value-type="string" calcext:value-type="string">
            <text:p>Cund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50</text:p>
          </table:table-cell>
          <table:table-cell office:value-type="float" office:value="-18.482962" calcext:value-type="float">
            <text:p>-18.482962</text:p>
          </table:table-cell>
          <table:table-cell office:value-type="float" office:value="35.905239" calcext:value-type="float">
            <text:p>35.905239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0</text:p>
          </table:table-cell>
          <table:table-cell office:value-type="float" office:value="1071261" calcext:value-type="float">
            <text:p>1071261</text:p>
          </table:table-cell>
          <table:table-cell office:value-type="string" calcext:value-type="string">
            <text:p>01071261</text:p>
          </table:table-cell>
          <table:table-cell office:value-type="string" calcext:value-type="string">
            <text:p>Derun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222" calcext:value-type="float">
            <text:p>-18.897222</text:p>
          </table:table-cell>
          <table:table-cell office:value-type="float" office:value="34.792778" calcext:value-type="float">
            <text:p>34.79277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1</text:p>
          </table:table-cell>
          <table:table-cell office:value-type="float" office:value="1071274" calcext:value-type="float">
            <text:p>1071274</text:p>
          </table:table-cell>
          <table:table-cell office:value-type="string" calcext:value-type="string">
            <text:p>01071274</text:p>
          </table:table-cell>
          <table:table-cell office:value-type="string" calcext:value-type="string">
            <text:p>Nhanss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184" calcext:value-type="float">
            <text:p>-18.897184</text:p>
          </table:table-cell>
          <table:table-cell office:value-type="float" office:value="34.792778" calcext:value-type="float">
            <text:p>34.79277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2</text:p>
          </table:table-cell>
          <table:table-cell office:value-type="float" office:value="1071273" calcext:value-type="float">
            <text:p>1071273</text:p>
          </table:table-cell>
          <table:table-cell office:value-type="string" calcext:value-type="string">
            <text:p>01071273</text:p>
          </table:table-cell>
          <table:table-cell office:value-type="string" calcext:value-type="string">
            <text:p>Bing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432" calcext:value-type="float">
            <text:p>-18.897432</text:p>
          </table:table-cell>
          <table:table-cell office:value-type="float" office:value="34.792773" calcext:value-type="float">
            <text:p>34.79277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3</text:p>
          </table:table-cell>
          <table:table-cell office:value-type="float" office:value="1071271" calcext:value-type="float">
            <text:p>1071271</text:p>
          </table:table-cell>
          <table:table-cell office:value-type="string" calcext:value-type="string">
            <text:p>01071271</text:p>
          </table:table-cell>
          <table:table-cell office:value-type="string" calcext:value-type="string">
            <text:p>Nhango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table:number-columns-repeated="2" office:value-type="float" office:value="-18.893227" calcext:value-type="float">
            <text:p>-18.893227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4</text:p>
          </table:table-cell>
          <table:table-cell office:value-type="float" office:value="1071269" calcext:value-type="float">
            <text:p>1071269</text:p>
          </table:table-cell>
          <table:table-cell office:value-type="string" calcext:value-type="string">
            <text:p>01071269</text:p>
          </table:table-cell>
          <table:table-cell office:value-type="string" calcext:value-type="string">
            <text:p>Sanguze Mu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9</text:p>
          </table:table-cell>
          <table:table-cell office:value-type="float" office:value="-18.900345" calcext:value-type="float">
            <text:p>-18.900345</text:p>
          </table:table-cell>
          <table:table-cell office:value-type="float" office:value="34.786725" calcext:value-type="float">
            <text:p>34.78672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5</text:p>
          </table:table-cell>
          <table:table-cell office:value-type="float" office:value="1071205" calcext:value-type="float">
            <text:p>1071205</text:p>
          </table:table-cell>
          <table:table-cell office:value-type="string" calcext:value-type="string">
            <text:p>01071205</text:p>
          </table:table-cell>
          <table:table-cell office:value-type="string" calcext:value-type="string">
            <text:p>Sanguze-Mu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49</text:p>
          </table:table-cell>
          <table:table-cell office:value-type="float" office:value="-18.897224" calcext:value-type="float">
            <text:p>-18.897224</text:p>
          </table:table-cell>
          <table:table-cell office:value-type="float" office:value="34.792732" calcext:value-type="float">
            <text:p>34.79273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6</text:p>
          </table:table-cell>
          <table:table-cell office:value-type="float" office:value="1071268" calcext:value-type="float">
            <text:p>1071268</text:p>
          </table:table-cell>
          <table:table-cell office:value-type="string" calcext:value-type="string">
            <text:p>01071268</text:p>
          </table:table-cell>
          <table:table-cell office:value-type="string" calcext:value-type="string">
            <text:p>Chenapamimb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8031" calcext:value-type="float">
            <text:p>-18.898031</text:p>
          </table:table-cell>
          <table:table-cell office:value-type="float" office:value="34.791745" calcext:value-type="float">
            <text:p>34.79174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7</text:p>
          </table:table-cell>
          <table:table-cell office:value-type="float" office:value="1071267" calcext:value-type="float">
            <text:p>1071267</text:p>
          </table:table-cell>
          <table:table-cell office:value-type="string" calcext:value-type="string">
            <text:p>01071267</text:p>
          </table:table-cell>
          <table:table-cell office:value-type="string" calcext:value-type="string">
            <text:p>Gorrong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39" calcext:value-type="float">
            <text:p>-18.897390</text:p>
          </table:table-cell>
          <table:table-cell office:value-type="float" office:value="34.79269" calcext:value-type="float">
            <text:p>34.79269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8</text:p>
          </table:table-cell>
          <table:table-cell office:value-type="float" office:value="1071206" calcext:value-type="float">
            <text:p>1071206</text:p>
          </table:table-cell>
          <table:table-cell office:value-type="string" calcext:value-type="string">
            <text:p>01071206</text:p>
          </table:table-cell>
          <table:table-cell office:value-type="string" calcext:value-type="string">
            <text:p>Muanza - Baixa (Pedreira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9</text:p>
          </table:table-cell>
          <table:table-cell office:value-type="float" office:value="-18.8214" calcext:value-type="float">
            <text:p>-18.821400</text:p>
          </table:table-cell>
          <table:table-cell office:value-type="float" office:value="34.7464" calcext:value-type="float">
            <text:p>34.746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39</text:p>
          </table:table-cell>
          <table:table-cell office:value-type="float" office:value="1071207" calcext:value-type="float">
            <text:p>1071207</text:p>
          </table:table-cell>
          <table:table-cell office:value-type="string" calcext:value-type="string">
            <text:p>01071207</text:p>
          </table:table-cell>
          <table:table-cell office:value-type="string" calcext:value-type="string">
            <text:p>Muanza - Se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9</text:p>
          </table:table-cell>
          <table:table-cell office:value-type="float" office:value="-18.9069" calcext:value-type="float">
            <text:p>-18.906900</text:p>
          </table:table-cell>
          <table:table-cell office:value-type="float" office:value="34.7956" calcext:value-type="float">
            <text:p>34.795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0</text:p>
          </table:table-cell>
          <table:table-cell office:value-type="float" office:value="1071258" calcext:value-type="float">
            <text:p>1071258</text:p>
          </table:table-cell>
          <table:table-cell office:value-type="string" calcext:value-type="string">
            <text:p>01071258</text:p>
          </table:table-cell>
          <table:table-cell office:value-type="string" calcext:value-type="string">
            <text:p>Nhambu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335" calcext:value-type="float">
            <text:p>-18.897335</text:p>
          </table:table-cell>
          <table:table-cell office:value-type="float" office:value="34.79269" calcext:value-type="float">
            <text:p>34.79269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1</text:p>
          </table:table-cell>
          <table:table-cell office:value-type="float" office:value="1071208" calcext:value-type="float">
            <text:p>1071208</text:p>
          </table:table-cell>
          <table:table-cell office:value-type="string" calcext:value-type="string">
            <text:p>01071208</text:p>
          </table:table-cell>
          <table:table-cell office:value-type="string" calcext:value-type="string">
            <text:p>Nhansa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9</text:p>
          </table:table-cell>
          <table:table-cell office:value-type="float" office:value="-19.275" calcext:value-type="float">
            <text:p>-19.275000</text:p>
          </table:table-cell>
          <table:table-cell office:value-type="float" office:value="34.8939" calcext:value-type="float">
            <text:p>34.893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2</text:p>
          </table:table-cell>
          <table:table-cell office:value-type="float" office:value="1071260" calcext:value-type="float">
            <text:p>1071260</text:p>
          </table:table-cell>
          <table:table-cell office:value-type="string" calcext:value-type="string">
            <text:p>01071260</text:p>
          </table:table-cell>
          <table:table-cell office:value-type="string" calcext:value-type="string">
            <text:p>Wirikiz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64" calcext:value-type="float">
            <text:p>-18.896400</text:p>
          </table:table-cell>
          <table:table-cell office:value-type="float" office:value="34.79269" calcext:value-type="float">
            <text:p>34.79269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3</text:p>
          </table:table-cell>
          <table:table-cell office:value-type="float" office:value="1071264" calcext:value-type="float">
            <text:p>1071264</text:p>
          </table:table-cell>
          <table:table-cell office:value-type="string" calcext:value-type="string">
            <text:p>01071264</text:p>
          </table:table-cell>
          <table:table-cell office:value-type="string" calcext:value-type="string">
            <text:p>Tamb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298" calcext:value-type="float">
            <text:p>-18.897298</text:p>
          </table:table-cell>
          <table:table-cell office:value-type="float" office:value="34.792638" calcext:value-type="float">
            <text:p>34.79263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4</text:p>
          </table:table-cell>
          <table:table-cell office:value-type="float" office:value="1071262" calcext:value-type="float">
            <text:p>1071262</text:p>
          </table:table-cell>
          <table:table-cell office:value-type="string" calcext:value-type="string">
            <text:p>01071262</text:p>
          </table:table-cell>
          <table:table-cell office:value-type="string" calcext:value-type="string">
            <text:p>Nsitucu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9</text:p>
          </table:table-cell>
          <table:table-cell office:value-type="float" office:value="-19.0261" calcext:value-type="float">
            <text:p>-19.026100</text:p>
          </table:table-cell>
          <table:table-cell office:value-type="float" office:value="35.1097" calcext:value-type="float">
            <text:p>35.1097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5</text:p>
          </table:table-cell>
          <table:table-cell office:value-type="float" office:value="1071263" calcext:value-type="float">
            <text:p>1071263</text:p>
          </table:table-cell>
          <table:table-cell office:value-type="string" calcext:value-type="string">
            <text:p>01071263</text:p>
          </table:table-cell>
          <table:table-cell office:value-type="string" calcext:value-type="string">
            <text:p>Inhamb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317" calcext:value-type="float">
            <text:p>-18.897317</text:p>
          </table:table-cell>
          <table:table-cell office:value-type="float" office:value="34.792638" calcext:value-type="float">
            <text:p>34.79263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6</text:p>
          </table:table-cell>
          <table:table-cell office:value-type="float" office:value="1071257" calcext:value-type="float">
            <text:p>1071257</text:p>
          </table:table-cell>
          <table:table-cell office:value-type="string" calcext:value-type="string">
            <text:p>01071257</text:p>
          </table:table-cell>
          <table:table-cell office:value-type="string" calcext:value-type="string">
            <text:p>Nquez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31" calcext:value-type="float">
            <text:p>-18.897310</text:p>
          </table:table-cell>
          <table:table-cell office:value-type="float" office:value="34.792638" calcext:value-type="float">
            <text:p>34.79263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7</text:p>
          </table:table-cell>
          <table:table-cell office:value-type="float" office:value="1071209" calcext:value-type="float">
            <text:p>1071209</text:p>
          </table:table-cell>
          <table:table-cell office:value-type="string" calcext:value-type="string">
            <text:p>01071209</text:p>
          </table:table-cell>
          <table:table-cell office:value-type="string" calcext:value-type="string">
            <text:p>Gali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9</text:p>
          </table:table-cell>
          <table:table-cell office:value-type="float" office:value="-19.2372" calcext:value-type="float">
            <text:p>-19.237200</text:p>
          </table:table-cell>
          <table:table-cell office:value-type="float" office:value="35.0436" calcext:value-type="float">
            <text:p>35.043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8</text:p>
          </table:table-cell>
          <table:table-cell office:value-type="float" office:value="1071275" calcext:value-type="float">
            <text:p>1071275</text:p>
          </table:table-cell>
          <table:table-cell office:value-type="string" calcext:value-type="string">
            <text:p>01071275</text:p>
          </table:table-cell>
          <table:table-cell office:value-type="string" calcext:value-type="string">
            <text:p>Tamb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498" calcext:value-type="float">
            <text:p>-18.897498</text:p>
          </table:table-cell>
          <table:table-cell office:value-type="float" office:value="34.792653" calcext:value-type="float">
            <text:p>34.79265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49</text:p>
          </table:table-cell>
          <table:table-cell office:value-type="float" office:value="1071255" calcext:value-type="float">
            <text:p>1071255</text:p>
          </table:table-cell>
          <table:table-cell office:value-type="string" calcext:value-type="string">
            <text:p>01071255</text:p>
          </table:table-cell>
          <table:table-cell office:value-type="string" calcext:value-type="string">
            <text:p>Nhamudim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598" calcext:value-type="float">
            <text:p>-18.895980</text:p>
          </table:table-cell>
          <table:table-cell office:value-type="float" office:value="34.793665" calcext:value-type="float">
            <text:p>34.793665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50</text:p>
          </table:table-cell>
          <table:table-cell office:value-type="float" office:value="1071272" calcext:value-type="float">
            <text:p>1071272</text:p>
          </table:table-cell>
          <table:table-cell office:value-type="string" calcext:value-type="string">
            <text:p>01071272</text:p>
          </table:table-cell>
          <table:table-cell office:value-type="string" calcext:value-type="string">
            <text:p>Derunde Lin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6136" calcext:value-type="float">
            <text:p>-18.896136</text:p>
          </table:table-cell>
          <table:table-cell office:value-type="float" office:value="34.793659" calcext:value-type="float">
            <text:p>34.793659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51</text:p>
          </table:table-cell>
          <table:table-cell office:value-type="float" office:value="1071256" calcext:value-type="float">
            <text:p>1071256</text:p>
          </table:table-cell>
          <table:table-cell office:value-type="string" calcext:value-type="string">
            <text:p>01071256</text:p>
          </table:table-cell>
          <table:table-cell office:value-type="string" calcext:value-type="string">
            <text:p>Mussapass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6243" calcext:value-type="float">
            <text:p>-18.896243</text:p>
          </table:table-cell>
          <table:table-cell office:value-type="float" office:value="34.793546" calcext:value-type="float">
            <text:p>34.793546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52</text:p>
          </table:table-cell>
          <table:table-cell office:value-type="float" office:value="1071266" calcext:value-type="float">
            <text:p>1071266</text:p>
          </table:table-cell>
          <table:table-cell office:value-type="string" calcext:value-type="string">
            <text:p>01071266</text:p>
          </table:table-cell>
          <table:table-cell office:value-type="string" calcext:value-type="string">
            <text:p>Chicandam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578" calcext:value-type="float">
            <text:p>-18.897578</text:p>
          </table:table-cell>
          <table:table-cell office:value-type="float" office:value="34.792342" calcext:value-type="float">
            <text:p>34.79234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53</text:p>
          </table:table-cell>
          <table:table-cell office:value-type="float" office:value="1071265" calcext:value-type="float">
            <text:p>1071265</text:p>
          </table:table-cell>
          <table:table-cell office:value-type="string" calcext:value-type="string">
            <text:p>01071265</text:p>
          </table:table-cell>
          <table:table-cell office:value-type="string" calcext:value-type="string">
            <text:p>Zang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333" calcext:value-type="float">
            <text:p>-18.897333</text:p>
          </table:table-cell>
          <table:table-cell office:value-type="float" office:value="34.792651" calcext:value-type="float">
            <text:p>34.792651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54</text:p>
          </table:table-cell>
          <table:table-cell office:value-type="float" office:value="1071259" calcext:value-type="float">
            <text:p>1071259</text:p>
          </table:table-cell>
          <table:table-cell office:value-type="string" calcext:value-type="string">
            <text:p>01071259</text:p>
          </table:table-cell>
          <table:table-cell office:value-type="string" calcext:value-type="string">
            <text:p>Nhamb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928361" calcext:value-type="float">
            <text:p>-18.928361</text:p>
          </table:table-cell>
          <table:table-cell office:value-type="float" office:value="34.869522" calcext:value-type="float">
            <text:p>34.86952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55</text:p>
          </table:table-cell>
          <table:table-cell office:value-type="float" office:value="1071277" calcext:value-type="float">
            <text:p>1071277</text:p>
          </table:table-cell>
          <table:table-cell office:value-type="string" calcext:value-type="string">
            <text:p>01071277</text:p>
          </table:table-cell>
          <table:table-cell office:value-type="string" calcext:value-type="string">
            <text:p>Derunde Olivei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4224" calcext:value-type="float">
            <text:p>-18.894224</text:p>
          </table:table-cell>
          <table:table-cell office:value-type="float" office:value="34.879844" calcext:value-type="float">
            <text:p>34.879844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56</text:p>
          </table:table-cell>
          <table:table-cell office:value-type="float" office:value="1071270" calcext:value-type="float">
            <text:p>1071270</text:p>
          </table:table-cell>
          <table:table-cell office:value-type="string" calcext:value-type="string">
            <text:p>01071270</text:p>
          </table:table-cell>
          <table:table-cell office:value-type="string" calcext:value-type="string">
            <text:p>Nhafun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7213" calcext:value-type="float">
            <text:p>-18.897213</text:p>
          </table:table-cell>
          <table:table-cell office:value-type="float" office:value="34.793056" calcext:value-type="float">
            <text:p>34.793056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157</text:p>
          </table:table-cell>
          <table:table-cell office:value-type="float" office:value="1071276" calcext:value-type="float">
            <text:p>1071276</text:p>
          </table:table-cell>
          <table:table-cell office:value-type="string" calcext:value-type="string">
            <text:p>01071276</text:p>
          </table:table-cell>
          <table:table-cell office:value-type="string" calcext:value-type="string">
            <text:p>Zag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9</text:p>
          </table:table-cell>
          <table:table-cell office:value-type="float" office:value="-18.89814" calcext:value-type="float">
            <text:p>-18.898140</text:p>
          </table:table-cell>
          <table:table-cell office:value-type="float" office:value="34.794198" calcext:value-type="float">
            <text:p>34.794198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58</text:p>
          </table:table-cell>
          <table:table-cell office:value-type="float" office:value="1071316" calcext:value-type="float">
            <text:p>1071316</text:p>
          </table:table-cell>
          <table:table-cell office:value-type="string" calcext:value-type="string">
            <text:p>01071316</text:p>
          </table:table-cell>
          <table:table-cell office:value-type="string" calcext:value-type="string">
            <text:p>Jasse Mangue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250435" calcext:value-type="float">
            <text:p>-19.250435</text:p>
          </table:table-cell>
          <table:table-cell office:value-type="float" office:value="34.159012" calcext:value-type="float">
            <text:p>34.15901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59</text:p>
          </table:table-cell>
          <table:table-cell office:value-type="float" office:value="1071320" calcext:value-type="float">
            <text:p>1071320</text:p>
          </table:table-cell>
          <table:table-cell office:value-type="string" calcext:value-type="string">
            <text:p>01071320</text:p>
          </table:table-cell>
          <table:table-cell office:value-type="string" calcext:value-type="string">
            <text:p>Jhon Segre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8</text:p>
          </table:table-cell>
          <table:table-cell office:value-type="float" office:value="-19.3631" calcext:value-type="float">
            <text:p>-19.363100</text:p>
          </table:table-cell>
          <table:table-cell office:value-type="float" office:value="34.3581" calcext:value-type="float">
            <text:p>34.3581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0</text:p>
          </table:table-cell>
          <table:table-cell office:value-type="float" office:value="1071312" calcext:value-type="float">
            <text:p>1071312</text:p>
          </table:table-cell>
          <table:table-cell office:value-type="string" calcext:value-type="string">
            <text:p>01071312</text:p>
          </table:table-cell>
          <table:table-cell office:value-type="string" calcext:value-type="string">
            <text:p>Nharucho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2522" calcext:value-type="float">
            <text:p>-19.252200</text:p>
          </table:table-cell>
          <table:table-cell office:value-type="float" office:value="34.1289" calcext:value-type="float">
            <text:p>34.128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1</text:p>
          </table:table-cell>
          <table:table-cell office:value-type="float" office:value="1071313" calcext:value-type="float">
            <text:p>1071313</text:p>
          </table:table-cell>
          <table:table-cell office:value-type="string" calcext:value-type="string">
            <text:p>01071313</text:p>
          </table:table-cell>
          <table:table-cell office:value-type="string" calcext:value-type="string">
            <text:p>Siluv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2461" calcext:value-type="float">
            <text:p>-19.246100</text:p>
          </table:table-cell>
          <table:table-cell office:value-type="float" office:value="34.0356" calcext:value-type="float">
            <text:p>34.0356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2</text:p>
          </table:table-cell>
          <table:table-cell office:value-type="float" office:value="1071315" calcext:value-type="float">
            <text:p>1071315</text:p>
          </table:table-cell>
          <table:table-cell office:value-type="string" calcext:value-type="string">
            <text:p>01071315</text:p>
          </table:table-cell>
          <table:table-cell office:value-type="string" calcext:value-type="string">
            <text:p>Macorococh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5717" calcext:value-type="float">
            <text:p>-19.571700</text:p>
          </table:table-cell>
          <table:table-cell office:value-type="float" office:value="33.9739" calcext:value-type="float">
            <text:p>33.973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3</text:p>
          </table:table-cell>
          <table:table-cell office:value-type="float" office:value="1071301" calcext:value-type="float">
            <text:p>1071301</text:p>
          </table:table-cell>
          <table:table-cell office:value-type="string" calcext:value-type="string">
            <text:p>01071301</text:p>
          </table:table-cell>
          <table:table-cell office:value-type="string" calcext:value-type="string">
            <text:p>Hosp. Rural De Nhamatan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48</text:p>
          </table:table-cell>
          <table:table-cell office:value-type="float" office:value="-19.2713" calcext:value-type="float">
            <text:p>-19.271300</text:p>
          </table:table-cell>
          <table:table-cell office:value-type="float" office:value="34.2043" calcext:value-type="float">
            <text:p>34.204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4</text:p>
          </table:table-cell>
          <table:table-cell office:value-type="float" office:value="1071318" calcext:value-type="float">
            <text:p>1071318</text:p>
          </table:table-cell>
          <table:table-cell office:value-type="string" calcext:value-type="string">
            <text:p>01071318</text:p>
          </table:table-cell>
          <table:table-cell office:value-type="string" calcext:value-type="string">
            <text:p>T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4072" calcext:value-type="float">
            <text:p>-19.407200</text:p>
          </table:table-cell>
          <table:table-cell office:value-type="float" office:value="34.4381" calcext:value-type="float">
            <text:p>34.4381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5</text:p>
          </table:table-cell>
          <table:table-cell office:value-type="float" office:value="1071311" calcext:value-type="float">
            <text:p>1071311</text:p>
          </table:table-cell>
          <table:table-cell office:value-type="string" calcext:value-type="string">
            <text:p>01071311</text:p>
          </table:table-cell>
          <table:table-cell office:value-type="string" calcext:value-type="string">
            <text:p>Nhampo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8</text:p>
          </table:table-cell>
          <table:table-cell office:value-type="float" office:value="-19.2422" calcext:value-type="float">
            <text:p>-19.242200</text:p>
          </table:table-cell>
          <table:table-cell office:value-type="float" office:value="34.4728" calcext:value-type="float">
            <text:p>34.4728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6</text:p>
          </table:table-cell>
          <table:table-cell office:value-type="float" office:value="1071319" calcext:value-type="float">
            <text:p>1071319</text:p>
          </table:table-cell>
          <table:table-cell office:value-type="string" calcext:value-type="string">
            <text:p>01071319</text:p>
          </table:table-cell>
          <table:table-cell office:value-type="string" calcext:value-type="string">
            <text:p>Chiad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5928" calcext:value-type="float">
            <text:p>-19.592800</text:p>
          </table:table-cell>
          <table:table-cell office:value-type="float" office:value="34.2729" calcext:value-type="float">
            <text:p>34.272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7</text:p>
          </table:table-cell>
          <table:table-cell office:value-type="float" office:value="1071317" calcext:value-type="float">
            <text:p>1071317</text:p>
          </table:table-cell>
          <table:table-cell office:value-type="string" calcext:value-type="string">
            <text:p>01071317</text:p>
          </table:table-cell>
          <table:table-cell office:value-type="string" calcext:value-type="string">
            <text:p>Siluvo Pedrei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8</text:p>
          </table:table-cell>
          <table:table-cell office:value-type="float" office:value="-19.2522" calcext:value-type="float">
            <text:p>-19.252200</text:p>
          </table:table-cell>
          <table:table-cell office:value-type="float" office:value="34.0583" calcext:value-type="float">
            <text:p>34.058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8</text:p>
          </table:table-cell>
          <table:table-cell office:value-type="float" office:value="1071321" calcext:value-type="float">
            <text:p>1071321</text:p>
          </table:table-cell>
          <table:table-cell office:value-type="string" calcext:value-type="string">
            <text:p>01071321</text:p>
          </table:table-cell>
          <table:table-cell office:value-type="string" calcext:value-type="string">
            <text:p>Mucharu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8</text:p>
          </table:table-cell>
          <table:table-cell office:value-type="float" office:value="-19.25419" calcext:value-type="float">
            <text:p>-19.254190</text:p>
          </table:table-cell>
          <table:table-cell office:value-type="float" office:value="34.24216" calcext:value-type="float">
            <text:p>34.24216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69</text:p>
          </table:table-cell>
          <table:table-cell office:value-type="float" office:value="1071355" calcext:value-type="float">
            <text:p>1071355</text:p>
          </table:table-cell>
          <table:table-cell office:value-type="string" calcext:value-type="string">
            <text:p>01071355</text:p>
          </table:table-cell>
          <table:table-cell office:value-type="string" calcext:value-type="string">
            <text:p>Metuchira Ermo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8</text:p>
          </table:table-cell>
          <table:table-cell office:value-type="float" office:value="-19.1364" calcext:value-type="float">
            <text:p>-19.136400</text:p>
          </table:table-cell>
          <table:table-cell office:value-type="float" office:value="34.0394" calcext:value-type="float">
            <text:p>34.039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0</text:p>
          </table:table-cell>
          <table:table-cell office:value-type="float" office:value="1071356" calcext:value-type="float">
            <text:p>1071356</text:p>
          </table:table-cell>
          <table:table-cell office:value-type="string" calcext:value-type="string">
            <text:p>01071356</text:p>
          </table:table-cell>
          <table:table-cell office:value-type="string" calcext:value-type="string">
            <text:p>Pua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254543" calcext:value-type="float">
            <text:p>-19.254543</text:p>
          </table:table-cell>
          <table:table-cell office:value-type="float" office:value="34.242162" calcext:value-type="float">
            <text:p>34.24216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1</text:p>
          </table:table-cell>
          <table:table-cell office:value-type="float" office:value="1071357" calcext:value-type="float">
            <text:p>1071357</text:p>
          </table:table-cell>
          <table:table-cell office:value-type="string" calcext:value-type="string">
            <text:p>01071357</text:p>
          </table:table-cell>
          <table:table-cell office:value-type="string" calcext:value-type="string">
            <text:p>Vinh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250435" calcext:value-type="float">
            <text:p>-19.250435</text:p>
          </table:table-cell>
          <table:table-cell office:value-type="float" office:value="34.159013" calcext:value-type="float">
            <text:p>34.159013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2</text:p>
          </table:table-cell>
          <table:table-cell office:value-type="float" office:value="1071314" calcext:value-type="float">
            <text:p>1071314</text:p>
          </table:table-cell>
          <table:table-cell office:value-type="string" calcext:value-type="string">
            <text:p>01071314</text:p>
          </table:table-cell>
          <table:table-cell office:value-type="string" calcext:value-type="string">
            <text:p>Mecuzi - Pua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35" calcext:value-type="float">
            <text:p>-19.350000</text:p>
          </table:table-cell>
          <table:table-cell office:value-type="float" office:value="34.0633" calcext:value-type="float">
            <text:p>34.063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3</text:p>
          </table:table-cell>
          <table:table-cell office:value-type="float" office:value="1071306" calcext:value-type="float">
            <text:p>1071306</text:p>
          </table:table-cell>
          <table:table-cell office:value-type="string" calcext:value-type="string">
            <text:p>01071306</text:p>
          </table:table-cell>
          <table:table-cell office:value-type="string" calcext:value-type="string">
            <text:p>Mbibir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8</text:p>
          </table:table-cell>
          <table:table-cell office:value-type="float" office:value="-19.5394" calcext:value-type="float">
            <text:p>-19.539400</text:p>
          </table:table-cell>
          <table:table-cell office:value-type="float" office:value="34.0575" calcext:value-type="float">
            <text:p>34.0575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4</text:p>
          </table:table-cell>
          <table:table-cell office:value-type="float" office:value="1071305" calcext:value-type="float">
            <text:p>1071305</text:p>
          </table:table-cell>
          <table:table-cell office:value-type="string" calcext:value-type="string">
            <text:p>01071305</text:p>
          </table:table-cell>
          <table:table-cell office:value-type="string" calcext:value-type="string">
            <text:p>Muton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240356" calcext:value-type="float">
            <text:p>-19.240356</text:p>
          </table:table-cell>
          <table:table-cell office:value-type="float" office:value="34.319002" calcext:value-type="float">
            <text:p>34.319002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5</text:p>
          </table:table-cell>
          <table:table-cell office:value-type="float" office:value="1071310" calcext:value-type="float">
            <text:p>1071310</text:p>
          </table:table-cell>
          <table:table-cell office:value-type="string" calcext:value-type="string">
            <text:p>01071310</text:p>
          </table:table-cell>
          <table:table-cell office:value-type="string" calcext:value-type="string">
            <text:p>Mu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8</text:p>
          </table:table-cell>
          <table:table-cell office:value-type="float" office:value="-19.3908" calcext:value-type="float">
            <text:p>-19.390800</text:p>
          </table:table-cell>
          <table:table-cell office:value-type="float" office:value="34.4119" calcext:value-type="float">
            <text:p>34.4119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6</text:p>
          </table:table-cell>
          <table:table-cell office:value-type="float" office:value="1071307" calcext:value-type="float">
            <text:p>1071307</text:p>
          </table:table-cell>
          <table:table-cell office:value-type="string" calcext:value-type="string">
            <text:p>01071307</text:p>
          </table:table-cell>
          <table:table-cell office:value-type="string" calcext:value-type="string">
            <text:p>Metuchira Loma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1681" calcext:value-type="float">
            <text:p>-19.168100</text:p>
          </table:table-cell>
          <table:table-cell office:value-type="float" office:value="34.2044" calcext:value-type="float">
            <text:p>34.2044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7</text:p>
          </table:table-cell>
          <table:table-cell office:value-type="float" office:value="1071308" calcext:value-type="float">
            <text:p>1071308</text:p>
          </table:table-cell>
          <table:table-cell office:value-type="string" calcext:value-type="string">
            <text:p>01071308</text:p>
          </table:table-cell>
          <table:table-cell office:value-type="string" calcext:value-type="string">
            <text:p>Lame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3356" calcext:value-type="float">
            <text:p>-19.335600</text:p>
          </table:table-cell>
          <table:table-cell office:value-type="float" office:value="34.3242" calcext:value-type="float">
            <text:p>34.3242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8</text:p>
          </table:table-cell>
          <table:table-cell office:value-type="float" office:value="1071309" calcext:value-type="float">
            <text:p>1071309</text:p>
          </table:table-cell>
          <table:table-cell office:value-type="string" calcext:value-type="string">
            <text:p>01071309</text:p>
          </table:table-cell>
          <table:table-cell office:value-type="string" calcext:value-type="string">
            <text:p>Jas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8</text:p>
          </table:table-cell>
          <table:table-cell office:value-type="float" office:value="-19.2244" calcext:value-type="float">
            <text:p>-19.224400</text:p>
          </table:table-cell>
          <table:table-cell office:value-type="float" office:value="34.0033" calcext:value-type="float">
            <text:p>34.003300</text:p>
          </table:table-cell>
          <table:table-cell table:number-columns-repeated="24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179</text:p>
          </table:table-cell>
          <table:table-cell office:value-type="float" office:value="1071304" calcext:value-type="float">
            <text:p>1071304</text:p>
          </table:table-cell>
          <table:table-cell office:value-type="string" calcext:value-type="string">
            <text:p>01071304</text:p>
          </table:table-cell>
          <table:table-cell office:value-type="string" calcext:value-type="string">
            <text:p>Chi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8</text:p>
          </table:table-cell>
          <table:table-cell office:value-type="float" office:value="-19.0603" calcext:value-type="float">
            <text:p>-19.060300</text:p>
          </table:table-cell>
          <table:table-cell office:value-type="float" office:value="34.1031" calcext:value-type="float">
            <text:p>34.1031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180</text:p>
          </table:table-cell>
          <table:table-cell office:value-type="float" office:value="1080112" calcext:value-type="float">
            <text:p>1080112</text:p>
          </table:table-cell>
          <table:table-cell office:value-type="string" calcext:value-type="string">
            <text:p>01080112</text:p>
          </table:table-cell>
          <table:table-cell office:value-type="string" calcext:value-type="string">
            <text:p>Sal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4</text:p>
          </table:table-cell>
          <table:table-cell office:value-type="float" office:value="-23.8858" calcext:value-type="float">
            <text:p>-23.885800</text:p>
          </table:table-cell>
          <table:table-cell office:value-type="float" office:value="35.4703" calcext:value-type="float">
            <text:p>35.470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181</text:p>
          </table:table-cell>
          <table:table-cell office:value-type="float" office:value="1080113" calcext:value-type="float">
            <text:p>1080113</text:p>
          </table:table-cell>
          <table:table-cell office:value-type="string" calcext:value-type="string">
            <text:p>01080113</text:p>
          </table:table-cell>
          <table:table-cell office:value-type="string" calcext:value-type="string">
            <text:p>Mucucu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44</text:p>
          </table:table-cell>
          <table:table-cell office:value-type="float" office:value="-23.8506" calcext:value-type="float">
            <text:p>-23.850600</text:p>
          </table:table-cell>
          <table:table-cell office:value-type="float" office:value="35.3967" calcext:value-type="float">
            <text:p>35.396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182</text:p>
          </table:table-cell>
          <table:table-cell office:value-type="float" office:value="1080110" calcext:value-type="float">
            <text:p>1080110</text:p>
          </table:table-cell>
          <table:table-cell office:value-type="string" calcext:value-type="string">
            <text:p>01080110</text:p>
          </table:table-cell>
          <table:table-cell office:value-type="string" calcext:value-type="string">
            <text:p>Ilha De Inhamb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4</text:p>
          </table:table-cell>
          <table:table-cell office:value-type="float" office:value="-23.8734" calcext:value-type="float">
            <text:p>-23.873400</text:p>
          </table:table-cell>
          <table:table-cell office:value-type="float" office:value="35.3882" calcext:value-type="float">
            <text:p>35.3882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183</text:p>
          </table:table-cell>
          <table:table-cell office:value-type="float" office:value="1080109" calcext:value-type="float">
            <text:p>1080109</text:p>
          </table:table-cell>
          <table:table-cell office:value-type="string" calcext:value-type="string">
            <text:p>01080109</text:p>
          </table:table-cell>
          <table:table-cell office:value-type="string" calcext:value-type="string">
            <text:p>Cruzamen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4</text:p>
          </table:table-cell>
          <table:table-cell office:value-type="float" office:value="-23.8447" calcext:value-type="float">
            <text:p>-23.844700</text:p>
          </table:table-cell>
          <table:table-cell office:value-type="float" office:value="35.5019" calcext:value-type="float">
            <text:p>35.501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184</text:p>
          </table:table-cell>
          <table:table-cell office:value-type="float" office:value="1080108" calcext:value-type="float">
            <text:p>1080108</text:p>
          </table:table-cell>
          <table:table-cell office:value-type="string" calcext:value-type="string">
            <text:p>01080108</text:p>
          </table:table-cell>
          <table:table-cell office:value-type="string" calcext:value-type="string">
            <text:p>Congui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44</text:p>
          </table:table-cell>
          <table:table-cell office:value-type="float" office:value="-23.8011" calcext:value-type="float">
            <text:p>-23.801100</text:p>
          </table:table-cell>
          <table:table-cell office:value-type="float" office:value="35.5128" calcext:value-type="float">
            <text:p>35.512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185</text:p>
          </table:table-cell>
          <table:table-cell office:value-type="float" office:value="1080107" calcext:value-type="float">
            <text:p>1080107</text:p>
          </table:table-cell>
          <table:table-cell office:value-type="string" calcext:value-type="string">
            <text:p>01080107</text:p>
          </table:table-cell>
          <table:table-cell office:value-type="string" calcext:value-type="string">
            <text:p>Guiú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44</text:p>
          </table:table-cell>
          <table:table-cell office:value-type="float" office:value="-23.865173" calcext:value-type="float">
            <text:p>-23.865173</text:p>
          </table:table-cell>
          <table:table-cell office:value-type="float" office:value="35.382816" calcext:value-type="float">
            <text:p>35.382816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186</text:p>
          </table:table-cell>
          <table:table-cell office:value-type="float" office:value="1080106" calcext:value-type="float">
            <text:p>1080106</text:p>
          </table:table-cell>
          <table:table-cell office:value-type="string" calcext:value-type="string">
            <text:p>01080106</text:p>
          </table:table-cell>
          <table:table-cell office:value-type="string" calcext:value-type="string">
            <text:p>Balane (Urbano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44</text:p>
          </table:table-cell>
          <table:table-cell office:value-type="float" office:value="-23.866628" calcext:value-type="float">
            <text:p>-23.866628</text:p>
          </table:table-cell>
          <table:table-cell office:value-type="float" office:value="35.383333" calcext:value-type="float">
            <text:p>35.383333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187</text:p>
          </table:table-cell>
          <table:table-cell office:value-type="float" office:value="1080100" calcext:value-type="float">
            <text:p>1080100</text:p>
          </table:table-cell>
          <table:table-cell office:value-type="string" calcext:value-type="string">
            <text:p>01080100</text:p>
          </table:table-cell>
          <table:table-cell office:value-type="string" calcext:value-type="string">
            <text:p>Inhamb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-044</text:p>
          </table:table-cell>
          <table:table-cell office:value-type="float" office:value="-23.8792" calcext:value-type="float">
            <text:p>-23.879200</text:p>
          </table:table-cell>
          <table:table-cell office:value-type="float" office:value="35.4325" calcext:value-type="float">
            <text:p>35.4325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188</text:p>
          </table:table-cell>
          <table:table-cell office:value-type="float" office:value="1080111" calcext:value-type="float">
            <text:p>1080111</text:p>
          </table:table-cell>
          <table:table-cell office:value-type="string" calcext:value-type="string">
            <text:p>01080111</text:p>
          </table:table-cell>
          <table:table-cell office:value-type="string" calcext:value-type="string">
            <text:p>Mué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44</text:p>
          </table:table-cell>
          <table:table-cell office:value-type="float" office:value="-23.866667" calcext:value-type="float">
            <text:p>-23.866667</text:p>
          </table:table-cell>
          <table:table-cell office:value-type="float" office:value="35.383333" calcext:value-type="float">
            <text:p>35.383333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189</text:p>
          </table:table-cell>
          <table:table-cell office:value-type="float" office:value="1080208" calcext:value-type="float">
            <text:p>1080208</text:p>
          </table:table-cell>
          <table:table-cell office:value-type="string" calcext:value-type="string">
            <text:p>01080208</text:p>
          </table:table-cell>
          <table:table-cell office:value-type="string" calcext:value-type="string">
            <text:p>Tom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2</text:p>
          </table:table-cell>
          <table:table-cell office:value-type="float" office:value="-22.5419" calcext:value-type="float">
            <text:p>-22.541900</text:p>
          </table:table-cell>
          <table:table-cell office:value-type="float" office:value="34.2117" calcext:value-type="float">
            <text:p>34.211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190</text:p>
          </table:table-cell>
          <table:table-cell office:value-type="float" office:value="1080209" calcext:value-type="float">
            <text:p>1080209</text:p>
          </table:table-cell>
          <table:table-cell office:value-type="string" calcext:value-type="string">
            <text:p>01080209</text:p>
          </table:table-cell>
          <table:table-cell office:value-type="string" calcext:value-type="string">
            <text:p>Manhiç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2</text:p>
          </table:table-cell>
          <table:table-cell office:value-type="float" office:value="-23.1253" calcext:value-type="float">
            <text:p>-23.125300</text:p>
          </table:table-cell>
          <table:table-cell office:value-type="float" office:value="34.6394" calcext:value-type="float">
            <text:p>34.6394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191</text:p>
          </table:table-cell>
          <table:table-cell office:value-type="float" office:value="1080207" calcext:value-type="float">
            <text:p>1080207</text:p>
          </table:table-cell>
          <table:table-cell office:value-type="string" calcext:value-type="string">
            <text:p>01080207</text:p>
          </table:table-cell>
          <table:table-cell office:value-type="string" calcext:value-type="string">
            <text:p>Mavu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2</text:p>
          </table:table-cell>
          <table:table-cell office:value-type="float" office:value="-23.4256" calcext:value-type="float">
            <text:p>-23.425600</text:p>
          </table:table-cell>
          <table:table-cell office:value-type="float" office:value="34.4981" calcext:value-type="float">
            <text:p>34.4981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192</text:p>
          </table:table-cell>
          <table:table-cell office:value-type="float" office:value="1080206" calcext:value-type="float">
            <text:p>1080206</text:p>
          </table:table-cell>
          <table:table-cell office:value-type="string" calcext:value-type="string">
            <text:p>01080206</text:p>
          </table:table-cell>
          <table:table-cell office:value-type="string" calcext:value-type="string">
            <text:p>Funhalou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42</text:p>
          </table:table-cell>
          <table:table-cell office:value-type="float" office:value="-23.0914" calcext:value-type="float">
            <text:p>-23.091400</text:p>
          </table:table-cell>
          <table:table-cell office:value-type="float" office:value="34.3806" calcext:value-type="float">
            <text:p>34.380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193</text:p>
          </table:table-cell>
          <table:table-cell office:value-type="float" office:value="1080210" calcext:value-type="float">
            <text:p>1080210</text:p>
          </table:table-cell>
          <table:table-cell office:value-type="string" calcext:value-type="string">
            <text:p>01080210</text:p>
          </table:table-cell>
          <table:table-cell office:value-type="string" calcext:value-type="string">
            <text:p>Tsen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2</text:p>
          </table:table-cell>
          <table:table-cell office:value-type="float" office:value="-23.141776" calcext:value-type="float">
            <text:p>-23.141776</text:p>
          </table:table-cell>
          <table:table-cell office:value-type="float" office:value="34.478964" calcext:value-type="float">
            <text:p>34.478964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194</text:p>
          </table:table-cell>
          <table:table-cell office:value-type="float" office:value="1080308" calcext:value-type="float">
            <text:p>1080308</text:p>
          </table:table-cell>
          <table:table-cell office:value-type="string" calcext:value-type="string">
            <text:p>01080308</text:p>
          </table:table-cell>
          <table:table-cell office:value-type="string" calcext:value-type="string">
            <text:p>Sa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6</text:p>
          </table:table-cell>
          <table:table-cell office:value-type="float" office:value="-21.1492" calcext:value-type="float">
            <text:p>-21.149200</text:p>
          </table:table-cell>
          <table:table-cell office:value-type="float" office:value="34.5686" calcext:value-type="float">
            <text:p>34.568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195</text:p>
          </table:table-cell>
          <table:table-cell office:value-type="float" office:value="1080355" calcext:value-type="float">
            <text:p>1080355</text:p>
          </table:table-cell>
          <table:table-cell office:value-type="string" calcext:value-type="string">
            <text:p>01080355</text:p>
          </table:table-cell>
          <table:table-cell office:value-type="string" calcext:value-type="string">
            <text:p>Lui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6</text:p>
          </table:table-cell>
          <table:table-cell office:value-type="float" office:value="-21.4106" calcext:value-type="float">
            <text:p>-21.410600</text:p>
          </table:table-cell>
          <table:table-cell office:value-type="float" office:value="34.6436" calcext:value-type="float">
            <text:p>34.643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196</text:p>
          </table:table-cell>
          <table:table-cell office:value-type="float" office:value="1080311" calcext:value-type="float">
            <text:p>1080311</text:p>
          </table:table-cell>
          <table:table-cell office:value-type="string" calcext:value-type="string">
            <text:p>01080311</text:p>
          </table:table-cell>
          <table:table-cell office:value-type="string" calcext:value-type="string">
            <text:p>Maluv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6</text:p>
          </table:table-cell>
          <table:table-cell office:value-type="float" office:value="-21.1897" calcext:value-type="float">
            <text:p>-21.189700</text:p>
          </table:table-cell>
          <table:table-cell office:value-type="float" office:value="34.8467" calcext:value-type="float">
            <text:p>34.846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197</text:p>
          </table:table-cell>
          <table:table-cell office:value-type="float" office:value="1080309" calcext:value-type="float">
            <text:p>1080309</text:p>
          </table:table-cell>
          <table:table-cell office:value-type="string" calcext:value-type="string">
            <text:p>01080309</text:p>
          </table:table-cell>
          <table:table-cell office:value-type="string" calcext:value-type="string">
            <text:p>Nova Mamb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6</text:p>
          </table:table-cell>
          <table:table-cell office:value-type="float" office:value="-21.330155" calcext:value-type="float">
            <text:p>-21.330155</text:p>
          </table:table-cell>
          <table:table-cell office:value-type="float" office:value="34.597132" calcext:value-type="float">
            <text:p>34.597132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198</text:p>
          </table:table-cell>
          <table:table-cell office:value-type="float" office:value="1080307" calcext:value-type="float">
            <text:p>1080307</text:p>
          </table:table-cell>
          <table:table-cell office:value-type="string" calcext:value-type="string">
            <text:p>01080307</text:p>
          </table:table-cell>
          <table:table-cell office:value-type="string" calcext:value-type="string">
            <text:p>Pa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6</text:p>
          </table:table-cell>
          <table:table-cell office:value-type="float" office:value="-21.3681" calcext:value-type="float">
            <text:p>-21.368100</text:p>
          </table:table-cell>
          <table:table-cell office:value-type="float" office:value="34.8647" calcext:value-type="float">
            <text:p>34.864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199</text:p>
          </table:table-cell>
          <table:table-cell office:value-type="float" office:value="1080306" calcext:value-type="float">
            <text:p>1080306</text:p>
          </table:table-cell>
          <table:table-cell office:value-type="string" calcext:value-type="string">
            <text:p>01080306</text:p>
          </table:table-cell>
          <table:table-cell office:value-type="string" calcext:value-type="string">
            <text:p>Do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6</text:p>
          </table:table-cell>
          <table:table-cell office:value-type="float" office:value="-21.0069" calcext:value-type="float">
            <text:p>-21.006900</text:p>
          </table:table-cell>
          <table:table-cell office:value-type="float" office:value="34.9678" calcext:value-type="float">
            <text:p>34.967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200</text:p>
          </table:table-cell>
          <table:table-cell office:value-type="float" office:value="1080310" calcext:value-type="float">
            <text:p>1080310</text:p>
          </table:table-cell>
          <table:table-cell office:value-type="string" calcext:value-type="string">
            <text:p>01080310</text:p>
          </table:table-cell>
          <table:table-cell office:value-type="string" calcext:value-type="string">
            <text:p>Jof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6</text:p>
          </table:table-cell>
          <table:table-cell office:value-type="float" office:value="-21.3344" calcext:value-type="float">
            <text:p>-21.334400</text:p>
          </table:table-cell>
          <table:table-cell office:value-type="float" office:value="34.2825" calcext:value-type="float">
            <text:p>34.2825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01</text:p>
          </table:table-cell>
          <table:table-cell office:value-type="float" office:value="1080413" calcext:value-type="float">
            <text:p>1080413</text:p>
          </table:table-cell>
          <table:table-cell office:value-type="string" calcext:value-type="string">
            <text:p>01080413</text:p>
          </table:table-cell>
          <table:table-cell office:value-type="string" calcext:value-type="string">
            <text:p>Benh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0</text:p>
          </table:table-cell>
          <table:table-cell office:value-type="float" office:value="-23.7025" calcext:value-type="float">
            <text:p>-23.702500</text:p>
          </table:table-cell>
          <table:table-cell office:value-type="float" office:value="35.0594" calcext:value-type="float">
            <text:p>35.0594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02</text:p>
          </table:table-cell>
          <table:table-cell office:value-type="float" office:value="1080417" calcext:value-type="float">
            <text:p>1080417</text:p>
          </table:table-cell>
          <table:table-cell office:value-type="string" calcext:value-type="string">
            <text:p>01080417</text:p>
          </table:table-cell>
          <table:table-cell office:value-type="string" calcext:value-type="string">
            <text:p>Inhamuss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3.8817" calcext:value-type="float">
            <text:p>-23.881700</text:p>
          </table:table-cell>
          <table:table-cell office:value-type="float" office:value="35.2292" calcext:value-type="float">
            <text:p>35.2292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03</text:p>
          </table:table-cell>
          <table:table-cell office:value-type="float" office:value="1080416" calcext:value-type="float">
            <text:p>1080416</text:p>
          </table:table-cell>
          <table:table-cell office:value-type="string" calcext:value-type="string">
            <text:p>01080416</text:p>
          </table:table-cell>
          <table:table-cell office:value-type="string" calcext:value-type="string">
            <text:p>Maxam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3.9119" calcext:value-type="float">
            <text:p>-23.911900</text:p>
          </table:table-cell>
          <table:table-cell office:value-type="float" office:value="35.0317" calcext:value-type="float">
            <text:p>35.031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04</text:p>
          </table:table-cell>
          <table:table-cell office:value-type="float" office:value="1080414" calcext:value-type="float">
            <text:p>1080414</text:p>
          </table:table-cell>
          <table:table-cell office:value-type="string" calcext:value-type="string">
            <text:p>01080414</text:p>
          </table:table-cell>
          <table:table-cell office:value-type="string" calcext:value-type="string">
            <text:p>Madum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0</text:p>
          </table:table-cell>
          <table:table-cell office:value-type="float" office:value="-24.0989" calcext:value-type="float">
            <text:p>-24.098900</text:p>
          </table:table-cell>
          <table:table-cell office:value-type="float" office:value="35.0133" calcext:value-type="float">
            <text:p>35.013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05</text:p>
          </table:table-cell>
          <table:table-cell office:value-type="float" office:value="1080412" calcext:value-type="float">
            <text:p>1080412</text:p>
          </table:table-cell>
          <table:table-cell office:value-type="string" calcext:value-type="string">
            <text:p>01080412</text:p>
          </table:table-cell>
          <table:table-cell office:value-type="string" calcext:value-type="string">
            <text:p>Quen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3.8522" calcext:value-type="float">
            <text:p>-23.852200</text:p>
          </table:table-cell>
          <table:table-cell office:value-type="float" office:value="34.9311" calcext:value-type="float">
            <text:p>34.9311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06</text:p>
          </table:table-cell>
          <table:table-cell office:value-type="float" office:value="1080411" calcext:value-type="float">
            <text:p>1080411</text:p>
          </table:table-cell>
          <table:table-cell office:value-type="string" calcext:value-type="string">
            <text:p>01080411</text:p>
          </table:table-cell>
          <table:table-cell office:value-type="string" calcext:value-type="string">
            <text:p>Marren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3.9072" calcext:value-type="float">
            <text:p>-23.907200</text:p>
          </table:table-cell>
          <table:table-cell office:value-type="float" office:value="35.1939" calcext:value-type="float">
            <text:p>35.193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07</text:p>
          </table:table-cell>
          <table:table-cell office:value-type="float" office:value="1080410" calcext:value-type="float">
            <text:p>1080410</text:p>
          </table:table-cell>
          <table:table-cell office:value-type="string" calcext:value-type="string">
            <text:p>01080410</text:p>
          </table:table-cell>
          <table:table-cell office:value-type="string" calcext:value-type="string">
            <text:p>Maga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3.730213" calcext:value-type="float">
            <text:p>-23.730213</text:p>
          </table:table-cell>
          <table:table-cell office:value-type="float" office:value="34.950658" calcext:value-type="float">
            <text:p>34.950658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08</text:p>
          </table:table-cell>
          <table:table-cell office:value-type="float" office:value="1080409" calcext:value-type="float">
            <text:p>1080409</text:p>
          </table:table-cell>
          <table:table-cell office:value-type="string" calcext:value-type="string">
            <text:p>01080409</text:p>
          </table:table-cell>
          <table:table-cell office:value-type="string" calcext:value-type="string">
            <text:p>Maia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4.0436" calcext:value-type="float">
            <text:p>-24.043600</text:p>
          </table:table-cell>
          <table:table-cell office:value-type="float" office:value="35.0886" calcext:value-type="float">
            <text:p>35.088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09</text:p>
          </table:table-cell>
          <table:table-cell office:value-type="float" office:value="1080408" calcext:value-type="float">
            <text:p>1080408</text:p>
          </table:table-cell>
          <table:table-cell office:value-type="string" calcext:value-type="string">
            <text:p>01080408</text:p>
          </table:table-cell>
          <table:table-cell office:value-type="string" calcext:value-type="string">
            <text:p>Mafui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4.0122" calcext:value-type="float">
            <text:p>-24.012200</text:p>
          </table:table-cell>
          <table:table-cell office:value-type="float" office:value="35.1633" calcext:value-type="float">
            <text:p>35.163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10</text:p>
          </table:table-cell>
          <table:table-cell office:value-type="float" office:value="1080407" calcext:value-type="float">
            <text:p>1080407</text:p>
          </table:table-cell>
          <table:table-cell office:value-type="string" calcext:value-type="string">
            <text:p>01080407</text:p>
          </table:table-cell>
          <table:table-cell office:value-type="string" calcext:value-type="string">
            <text:p>Chinjingui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3.9225" calcext:value-type="float">
            <text:p>-23.922500</text:p>
          </table:table-cell>
          <table:table-cell office:value-type="float" office:value="35.1619" calcext:value-type="float">
            <text:p>35.161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11</text:p>
          </table:table-cell>
          <table:table-cell office:value-type="float" office:value="1080406" calcext:value-type="float">
            <text:p>1080406</text:p>
          </table:table-cell>
          <table:table-cell office:value-type="string" calcext:value-type="string">
            <text:p>01080406</text:p>
          </table:table-cell>
          <table:table-cell office:value-type="string" calcext:value-type="string">
            <text:p>Homo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40</text:p>
          </table:table-cell>
          <table:table-cell office:value-type="float" office:value="-23.8814" calcext:value-type="float">
            <text:p>-23.881400</text:p>
          </table:table-cell>
          <table:table-cell office:value-type="float" office:value="35.1528" calcext:value-type="float">
            <text:p>35.152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12</text:p>
          </table:table-cell>
          <table:table-cell office:value-type="float" office:value="1080415" calcext:value-type="float">
            <text:p>1080415</text:p>
          </table:table-cell>
          <table:table-cell office:value-type="string" calcext:value-type="string">
            <text:p>01080415</text:p>
          </table:table-cell>
          <table:table-cell office:value-type="string" calcext:value-type="string">
            <text:p>Pe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3.7392" calcext:value-type="float">
            <text:p>-23.739200</text:p>
          </table:table-cell>
          <table:table-cell office:value-type="float" office:value="34.9769" calcext:value-type="float">
            <text:p>34.976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213</text:p>
          </table:table-cell>
          <table:table-cell office:value-type="float" office:value="1080405" calcext:value-type="float">
            <text:p>1080405</text:p>
          </table:table-cell>
          <table:table-cell office:value-type="string" calcext:value-type="string">
            <text:p>01080405</text:p>
          </table:table-cell>
          <table:table-cell office:value-type="string" calcext:value-type="string">
            <text:p>Inhamang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0</text:p>
          </table:table-cell>
          <table:table-cell office:value-type="float" office:value="-23.89141" calcext:value-type="float">
            <text:p>-23.891410</text:p>
          </table:table-cell>
          <table:table-cell office:value-type="float" office:value="35.108168" calcext:value-type="float">
            <text:p>35.108168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14</text:p>
          </table:table-cell>
          <table:table-cell office:value-type="float" office:value="1080505" calcext:value-type="float">
            <text:p>1080505</text:p>
          </table:table-cell>
          <table:table-cell office:value-type="string" calcext:value-type="string">
            <text:p>01080505</text:p>
          </table:table-cell>
          <table:table-cell office:value-type="string" calcext:value-type="string">
            <text:p>Nhapadi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1</text:p>
          </table:table-cell>
          <table:table-cell office:value-type="float" office:value="-24.476933" calcext:value-type="float">
            <text:p>-24.476933</text:p>
          </table:table-cell>
          <table:table-cell office:value-type="float" office:value="35.030278" calcext:value-type="float">
            <text:p>35.030278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15</text:p>
          </table:table-cell>
          <table:table-cell office:value-type="float" office:value="1080512" calcext:value-type="float">
            <text:p>1080512</text:p>
          </table:table-cell>
          <table:table-cell office:value-type="string" calcext:value-type="string">
            <text:p>01080512</text:p>
          </table:table-cell>
          <table:table-cell office:value-type="string" calcext:value-type="string">
            <text:p>Cogu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1</text:p>
          </table:table-cell>
          <table:table-cell office:value-type="float" office:value="-24.3914" calcext:value-type="float">
            <text:p>-24.391400</text:p>
          </table:table-cell>
          <table:table-cell office:value-type="float" office:value="34.5503" calcext:value-type="float">
            <text:p>34.550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16</text:p>
          </table:table-cell>
          <table:table-cell office:value-type="float" office:value="1080511" calcext:value-type="float">
            <text:p>1080511</text:p>
          </table:table-cell>
          <table:table-cell office:value-type="string" calcext:value-type="string">
            <text:p>01080511</text:p>
          </table:table-cell>
          <table:table-cell office:value-type="string" calcext:value-type="string">
            <text:p>Mocumb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1</text:p>
          </table:table-cell>
          <table:table-cell office:value-type="float" office:value="-24.5333" calcext:value-type="float">
            <text:p>-24.533300</text:p>
          </table:table-cell>
          <table:table-cell office:value-type="float" office:value="34.7736" calcext:value-type="float">
            <text:p>34.773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17</text:p>
          </table:table-cell>
          <table:table-cell office:value-type="float" office:value="1080510" calcext:value-type="float">
            <text:p>1080510</text:p>
          </table:table-cell>
          <table:table-cell office:value-type="string" calcext:value-type="string">
            <text:p>01080510</text:p>
          </table:table-cell>
          <table:table-cell office:value-type="string" calcext:value-type="string">
            <text:p>Mejoô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1</text:p>
          </table:table-cell>
          <table:table-cell office:value-type="float" office:value="-24.4933" calcext:value-type="float">
            <text:p>-24.493300</text:p>
          </table:table-cell>
          <table:table-cell office:value-type="float" office:value="34.6478" calcext:value-type="float">
            <text:p>34.647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18</text:p>
          </table:table-cell>
          <table:table-cell office:value-type="float" office:value="1080509" calcext:value-type="float">
            <text:p>1080509</text:p>
          </table:table-cell>
          <table:table-cell office:value-type="string" calcext:value-type="string">
            <text:p>01080509</text:p>
          </table:table-cell>
          <table:table-cell office:value-type="string" calcext:value-type="string">
            <text:p>Inharr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41</text:p>
          </table:table-cell>
          <table:table-cell office:value-type="float" office:value="-24.4761" calcext:value-type="float">
            <text:p>-24.476100</text:p>
          </table:table-cell>
          <table:table-cell office:value-type="float" office:value="35.0175" calcext:value-type="float">
            <text:p>35.0175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19</text:p>
          </table:table-cell>
          <table:table-cell office:value-type="float" office:value="1080508" calcext:value-type="float">
            <text:p>1080508</text:p>
          </table:table-cell>
          <table:table-cell office:value-type="string" calcext:value-type="string">
            <text:p>01080508</text:p>
          </table:table-cell>
          <table:table-cell office:value-type="string" calcext:value-type="string">
            <text:p>Inhamachaf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1</text:p>
          </table:table-cell>
          <table:table-cell office:value-type="float" office:value="-24.4614" calcext:value-type="float">
            <text:p>-24.461400</text:p>
          </table:table-cell>
          <table:table-cell office:value-type="float" office:value="34.9828" calcext:value-type="float">
            <text:p>34.982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20</text:p>
          </table:table-cell>
          <table:table-cell office:value-type="float" office:value="1080506" calcext:value-type="float">
            <text:p>1080506</text:p>
          </table:table-cell>
          <table:table-cell office:value-type="string" calcext:value-type="string">
            <text:p>01080506</text:p>
          </table:table-cell>
          <table:table-cell office:value-type="string" calcext:value-type="string">
            <text:p>Chac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1</text:p>
          </table:table-cell>
          <table:table-cell office:value-type="float" office:value="-24.3228" calcext:value-type="float">
            <text:p>-24.322800</text:p>
          </table:table-cell>
          <table:table-cell office:value-type="float" office:value="34.915" calcext:value-type="float">
            <text:p>34.9150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21</text:p>
          </table:table-cell>
          <table:table-cell office:value-type="float" office:value="1080507" calcext:value-type="float">
            <text:p>1080507</text:p>
          </table:table-cell>
          <table:table-cell office:value-type="string" calcext:value-type="string">
            <text:p>01080507</text:p>
          </table:table-cell>
          <table:table-cell office:value-type="string" calcext:value-type="string">
            <text:p>Chongo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1</text:p>
          </table:table-cell>
          <table:table-cell office:value-type="float" office:value="-24.4022" calcext:value-type="float">
            <text:p>-24.402200</text:p>
          </table:table-cell>
          <table:table-cell office:value-type="float" office:value="35.1344" calcext:value-type="float">
            <text:p>35.1344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22</text:p>
          </table:table-cell>
          <table:table-cell office:value-type="float" office:value="1080504" calcext:value-type="float">
            <text:p>1080504</text:p>
          </table:table-cell>
          <table:table-cell office:value-type="string" calcext:value-type="string">
            <text:p>01080504</text:p>
          </table:table-cell>
          <table:table-cell office:value-type="string" calcext:value-type="string">
            <text:p>Sih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1</text:p>
          </table:table-cell>
          <table:table-cell office:value-type="float" office:value="-24.476944" calcext:value-type="float">
            <text:p>-24.476944</text:p>
          </table:table-cell>
          <table:table-cell office:value-type="float" office:value="35.030278" calcext:value-type="float">
            <text:p>35.030278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223</text:p>
          </table:table-cell>
          <table:table-cell office:value-type="float" office:value="1080503" calcext:value-type="float">
            <text:p>1080503</text:p>
          </table:table-cell>
          <table:table-cell office:value-type="string" calcext:value-type="string">
            <text:p>01080503</text:p>
          </table:table-cell>
          <table:table-cell office:value-type="string" calcext:value-type="string">
            <text:p>Mafass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41</text:p>
          </table:table-cell>
          <table:table-cell office:value-type="float" office:value="-24.476953" calcext:value-type="float">
            <text:p>-24.476953</text:p>
          </table:table-cell>
          <table:table-cell office:value-type="float" office:value="35.030278" calcext:value-type="float">
            <text:p>35.030278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224</text:p>
          </table:table-cell>
          <table:table-cell office:value-type="float" office:value="1080606" calcext:value-type="float">
            <text:p>1080606</text:p>
          </table:table-cell>
          <table:table-cell office:value-type="string" calcext:value-type="string">
            <text:p>01080606</text:p>
          </table:table-cell>
          <table:table-cell office:value-type="string" calcext:value-type="string">
            <text:p>Inhasso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39</text:p>
          </table:table-cell>
          <table:table-cell office:value-type="float" office:value="-21.5392" calcext:value-type="float">
            <text:p>-21.539200</text:p>
          </table:table-cell>
          <table:table-cell office:value-type="float" office:value="35.1886" calcext:value-type="float">
            <text:p>35.188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225</text:p>
          </table:table-cell>
          <table:table-cell office:value-type="float" office:value="1080607" calcext:value-type="float">
            <text:p>1080607</text:p>
          </table:table-cell>
          <table:table-cell office:value-type="string" calcext:value-type="string">
            <text:p>01080607</text:p>
          </table:table-cell>
          <table:table-cell office:value-type="string" calcext:value-type="string">
            <text:p>Macov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9</text:p>
          </table:table-cell>
          <table:table-cell office:value-type="float" office:value="-21.4892" calcext:value-type="float">
            <text:p>-21.489200</text:p>
          </table:table-cell>
          <table:table-cell office:value-type="float" office:value="35.0556" calcext:value-type="float">
            <text:p>35.055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226</text:p>
          </table:table-cell>
          <table:table-cell office:value-type="float" office:value="1080609" calcext:value-type="float">
            <text:p>1080609</text:p>
          </table:table-cell>
          <table:table-cell office:value-type="string" calcext:value-type="string">
            <text:p>01080609</text:p>
          </table:table-cell>
          <table:table-cell office:value-type="string" calcext:value-type="string">
            <text:p>Bazaru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9</text:p>
          </table:table-cell>
          <table:table-cell office:value-type="float" office:value="-21.6642" calcext:value-type="float">
            <text:p>-21.664200</text:p>
          </table:table-cell>
          <table:table-cell office:value-type="float" office:value="35.4389" calcext:value-type="float">
            <text:p>35.438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227</text:p>
          </table:table-cell>
          <table:table-cell office:value-type="float" office:value="1080610" calcext:value-type="float">
            <text:p>1080610</text:p>
          </table:table-cell>
          <table:table-cell office:value-type="string" calcext:value-type="string">
            <text:p>01080610</text:p>
          </table:table-cell>
          <table:table-cell office:value-type="string" calcext:value-type="string">
            <text:p>Mangungume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39</text:p>
          </table:table-cell>
          <table:table-cell office:value-type="float" office:value="-21.7175" calcext:value-type="float">
            <text:p>-21.717500</text:p>
          </table:table-cell>
          <table:table-cell office:value-type="float" office:value="35.0947" calcext:value-type="float">
            <text:p>35.094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228</text:p>
          </table:table-cell>
          <table:table-cell office:value-type="float" office:value="1080611" calcext:value-type="float">
            <text:p>1080611</text:p>
          </table:table-cell>
          <table:table-cell office:value-type="string" calcext:value-type="string">
            <text:p>01080611</text:p>
          </table:table-cell>
          <table:table-cell office:value-type="string" calcext:value-type="string">
            <text:p>Comet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9</text:p>
          </table:table-cell>
          <table:table-cell office:value-type="float" office:value="-21.532884" calcext:value-type="float">
            <text:p>-21.532884</text:p>
          </table:table-cell>
          <table:table-cell office:value-type="float" office:value="35.19917" calcext:value-type="float">
            <text:p>35.19917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229</text:p>
          </table:table-cell>
          <table:table-cell office:value-type="float" office:value="1080612" calcext:value-type="float">
            <text:p>1080612</text:p>
          </table:table-cell>
          <table:table-cell office:value-type="string" calcext:value-type="string">
            <text:p>01080612</text:p>
          </table:table-cell>
          <table:table-cell office:value-type="string" calcext:value-type="string">
            <text:p>Nhape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9</text:p>
          </table:table-cell>
          <table:table-cell office:value-type="float" office:value="-21.533333" calcext:value-type="float">
            <text:p>-21.533333</text:p>
          </table:table-cell>
          <table:table-cell office:value-type="float" office:value="35.2" calcext:value-type="float">
            <text:p>35.2000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230</text:p>
          </table:table-cell>
          <table:table-cell office:value-type="float" office:value="1080705" calcext:value-type="float">
            <text:p>1080705</text:p>
          </table:table-cell>
          <table:table-cell office:value-type="string" calcext:value-type="string">
            <text:p>01080705</text:p>
          </table:table-cell>
          <table:table-cell office:value-type="string" calcext:value-type="string">
            <text:p>Ligo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8</text:p>
          </table:table-cell>
          <table:table-cell office:value-type="float" office:value="-24.242404" calcext:value-type="float">
            <text:p>-24.242404</text:p>
          </table:table-cell>
          <table:table-cell office:value-type="float" office:value="35.321912" calcext:value-type="float">
            <text:p>35.321912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231</text:p>
          </table:table-cell>
          <table:table-cell office:value-type="float" office:value="1080706" calcext:value-type="float">
            <text:p>1080706</text:p>
          </table:table-cell>
          <table:table-cell office:value-type="string" calcext:value-type="string">
            <text:p>01080706</text:p>
          </table:table-cell>
          <table:table-cell office:value-type="string" calcext:value-type="string">
            <text:p>Cumb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8</text:p>
          </table:table-cell>
          <table:table-cell office:value-type="float" office:value="-24.1447" calcext:value-type="float">
            <text:p>-24.144700</text:p>
          </table:table-cell>
          <table:table-cell office:value-type="float" office:value="35.2175" calcext:value-type="float">
            <text:p>35.2175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232</text:p>
          </table:table-cell>
          <table:table-cell office:value-type="float" office:value="1080707" calcext:value-type="float">
            <text:p>1080707</text:p>
          </table:table-cell>
          <table:table-cell office:value-type="string" calcext:value-type="string">
            <text:p>01080707</text:p>
          </table:table-cell>
          <table:table-cell office:value-type="string" calcext:value-type="string">
            <text:p>Jangam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38</text:p>
          </table:table-cell>
          <table:table-cell office:value-type="float" office:value="-24.1108" calcext:value-type="float">
            <text:p>-24.110800</text:p>
          </table:table-cell>
          <table:table-cell office:value-type="float" office:value="35.3172" calcext:value-type="float">
            <text:p>35.3172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233</text:p>
          </table:table-cell>
          <table:table-cell office:value-type="float" office:value="1080708" calcext:value-type="float">
            <text:p>1080708</text:p>
          </table:table-cell>
          <table:table-cell office:value-type="string" calcext:value-type="string">
            <text:p>01080708</text:p>
          </table:table-cell>
          <table:table-cell office:value-type="string" calcext:value-type="string">
            <text:p>Mut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8</text:p>
          </table:table-cell>
          <table:table-cell office:value-type="float" office:value="-24.0517" calcext:value-type="float">
            <text:p>-24.051700</text:p>
          </table:table-cell>
          <table:table-cell office:value-type="float" office:value="35.3222" calcext:value-type="float">
            <text:p>35.3222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234</text:p>
          </table:table-cell>
          <table:table-cell office:value-type="float" office:value="1080710" calcext:value-type="float">
            <text:p>1080710</text:p>
          </table:table-cell>
          <table:table-cell office:value-type="string" calcext:value-type="string">
            <text:p>01080710</text:p>
          </table:table-cell>
          <table:table-cell office:value-type="string" calcext:value-type="string">
            <text:p>Nhancoj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8</text:p>
          </table:table-cell>
          <table:table-cell office:value-type="float" office:value="-24.3025" calcext:value-type="float">
            <text:p>-24.302500</text:p>
          </table:table-cell>
          <table:table-cell office:value-type="float" office:value="35.1139" calcext:value-type="float">
            <text:p>35.113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235</text:p>
          </table:table-cell>
          <table:table-cell office:value-type="float" office:value="1080709" calcext:value-type="float">
            <text:p>1080709</text:p>
          </table:table-cell>
          <table:table-cell office:value-type="string" calcext:value-type="string">
            <text:p>01080709</text:p>
          </table:table-cell>
          <table:table-cell office:value-type="string" calcext:value-type="string">
            <text:p>Rav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8</text:p>
          </table:table-cell>
          <table:table-cell office:value-type="float" office:value="-24.2653" calcext:value-type="float">
            <text:p>-24.265300</text:p>
          </table:table-cell>
          <table:table-cell office:value-type="float" office:value="35.2372" calcext:value-type="float">
            <text:p>35.2372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236</text:p>
          </table:table-cell>
          <table:table-cell office:value-type="float" office:value="1080711" calcext:value-type="float">
            <text:p>1080711</text:p>
          </table:table-cell>
          <table:table-cell office:value-type="string" calcext:value-type="string">
            <text:p>01080711</text:p>
          </table:table-cell>
          <table:table-cell office:value-type="string" calcext:value-type="string">
            <text:p>Massav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8</text:p>
          </table:table-cell>
          <table:table-cell office:value-type="float" office:value="-24.134196" calcext:value-type="float">
            <text:p>-24.134196</text:p>
          </table:table-cell>
          <table:table-cell office:value-type="float" office:value="35.302723" calcext:value-type="float">
            <text:p>35.302723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S-MOZ-01237</text:p>
          </table:table-cell>
          <table:table-cell office:value-type="float" office:value="1080806" calcext:value-type="float">
            <text:p>1080806</text:p>
          </table:table-cell>
          <table:table-cell office:value-type="string" calcext:value-type="string">
            <text:p>01080806</text:p>
          </table:table-cell>
          <table:table-cell office:value-type="string" calcext:value-type="string">
            <text:p>Mabo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45</text:p>
          </table:table-cell>
          <table:table-cell office:value-type="float" office:value="-22.0239" calcext:value-type="float">
            <text:p>-22.023900</text:p>
          </table:table-cell>
          <table:table-cell office:value-type="float" office:value="34.1442" calcext:value-type="float">
            <text:p>34.144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S-MOZ-01238</text:p>
          </table:table-cell>
          <table:table-cell office:value-type="float" office:value="1080810" calcext:value-type="float">
            <text:p>1080810</text:p>
          </table:table-cell>
          <table:table-cell office:value-type="string" calcext:value-type="string">
            <text:p>01080810</text:p>
          </table:table-cell>
          <table:table-cell office:value-type="string" calcext:value-type="string">
            <text:p>Maculu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5</text:p>
          </table:table-cell>
          <table:table-cell office:value-type="float" office:value="-21.7417" calcext:value-type="float">
            <text:p>-21.741700</text:p>
          </table:table-cell>
          <table:table-cell office:value-type="float" office:value="33.8797" calcext:value-type="float">
            <text:p>33.8797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S-MOZ-01239</text:p>
          </table:table-cell>
          <table:table-cell office:value-type="float" office:value="1080809" calcext:value-type="float">
            <text:p>1080809</text:p>
          </table:table-cell>
          <table:table-cell office:value-type="string" calcext:value-type="string">
            <text:p>01080809</text:p>
          </table:table-cell>
          <table:table-cell office:value-type="string" calcext:value-type="string">
            <text:p>Tang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5</text:p>
          </table:table-cell>
          <table:table-cell office:value-type="float" office:value="-21.6842" calcext:value-type="float">
            <text:p>-21.684200</text:p>
          </table:table-cell>
          <table:table-cell office:value-type="float" office:value="33.5044" calcext:value-type="float">
            <text:p>33.5044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S-MOZ-01240</text:p>
          </table:table-cell>
          <table:table-cell office:value-type="float" office:value="1080808" calcext:value-type="float">
            <text:p>1080808</text:p>
          </table:table-cell>
          <table:table-cell office:value-type="string" calcext:value-type="string">
            <text:p>01080808</text:p>
          </table:table-cell>
          <table:table-cell office:value-type="string" calcext:value-type="string">
            <text:p>Zim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5</text:p>
          </table:table-cell>
          <table:table-cell office:value-type="float" office:value="-22.1389" calcext:value-type="float">
            <text:p>-22.138900</text:p>
          </table:table-cell>
          <table:table-cell office:value-type="float" office:value="33.5361" calcext:value-type="float">
            <text:p>33.5361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S-MOZ-01241</text:p>
          </table:table-cell>
          <table:table-cell office:value-type="float" office:value="1080807" calcext:value-type="float">
            <text:p>1080807</text:p>
          </table:table-cell>
          <table:table-cell office:value-type="string" calcext:value-type="string">
            <text:p>01080807</text:p>
          </table:table-cell>
          <table:table-cell office:value-type="string" calcext:value-type="string">
            <text:p>Mussen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5</text:p>
          </table:table-cell>
          <table:table-cell office:value-type="float" office:value="-21.8944" calcext:value-type="float">
            <text:p>-21.894400</text:p>
          </table:table-cell>
          <table:table-cell office:value-type="float" office:value="34.1875" calcext:value-type="float">
            <text:p>34.1875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S-MOZ-01242</text:p>
          </table:table-cell>
          <table:table-cell office:value-type="float" office:value="1080805" calcext:value-type="float">
            <text:p>1080805</text:p>
          </table:table-cell>
          <table:table-cell office:value-type="string" calcext:value-type="string">
            <text:p>01080805</text:p>
          </table:table-cell>
          <table:table-cell office:value-type="string" calcext:value-type="string">
            <text:p>Papat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5</text:p>
          </table:table-cell>
          <table:table-cell office:value-type="float" office:value="-21.97426" calcext:value-type="float">
            <text:p>-21.974260</text:p>
          </table:table-cell>
          <table:table-cell office:value-type="float" office:value="33.617578" calcext:value-type="float">
            <text:p>33.617578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43</text:p>
          </table:table-cell>
          <table:table-cell office:value-type="float" office:value="1080900" calcext:value-type="float">
            <text:p>1080900</text:p>
          </table:table-cell>
          <table:table-cell office:value-type="string" calcext:value-type="string">
            <text:p>01080900</text:p>
          </table:table-cell>
          <table:table-cell office:value-type="string" calcext:value-type="string">
            <text:p>Massin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32</text:p>
          </table:table-cell>
          <table:table-cell office:value-type="float" office:value="-23.3336" calcext:value-type="float">
            <text:p>-23.333600</text:p>
          </table:table-cell>
          <table:table-cell office:value-type="float" office:value="35.3797" calcext:value-type="float">
            <text:p>35.379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44</text:p>
          </table:table-cell>
          <table:table-cell office:value-type="float" office:value="1080912" calcext:value-type="float">
            <text:p>1080912</text:p>
          </table:table-cell>
          <table:table-cell office:value-type="string" calcext:value-type="string">
            <text:p>01080912</text:p>
          </table:table-cell>
          <table:table-cell office:value-type="string" calcext:value-type="string">
            <text:p>Muva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2.8739" calcext:value-type="float">
            <text:p>-22.873900</text:p>
          </table:table-cell>
          <table:table-cell office:value-type="float" office:value="35.3019" calcext:value-type="float">
            <text:p>35.301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45</text:p>
          </table:table-cell>
          <table:table-cell office:value-type="float" office:value="1080911" calcext:value-type="float">
            <text:p>1080911</text:p>
          </table:table-cell>
          <table:table-cell office:value-type="string" calcext:value-type="string">
            <text:p>01080911</text:p>
          </table:table-cell>
          <table:table-cell office:value-type="string" calcext:value-type="string">
            <text:p>Mangon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3.2869" calcext:value-type="float">
            <text:p>-23.286900</text:p>
          </table:table-cell>
          <table:table-cell office:value-type="float" office:value="35.4294" calcext:value-type="float">
            <text:p>35.4294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46</text:p>
          </table:table-cell>
          <table:table-cell office:value-type="float" office:value="1080910" calcext:value-type="float">
            <text:p>1080910</text:p>
          </table:table-cell>
          <table:table-cell office:value-type="string" calcext:value-type="string">
            <text:p>01080910</text:p>
          </table:table-cell>
          <table:table-cell office:value-type="string" calcext:value-type="string">
            <text:p>Cang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3.4294" calcext:value-type="float">
            <text:p>-23.429400</text:p>
          </table:table-cell>
          <table:table-cell office:value-type="float" office:value="35.3375" calcext:value-type="float">
            <text:p>35.3375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47</text:p>
          </table:table-cell>
          <table:table-cell office:value-type="float" office:value="1080907" calcext:value-type="float">
            <text:p>1080907</text:p>
          </table:table-cell>
          <table:table-cell office:value-type="string" calcext:value-type="string">
            <text:p>01080907</text:p>
          </table:table-cell>
          <table:table-cell office:value-type="string" calcext:value-type="string">
            <text:p>Bal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2.4356" calcext:value-type="float">
            <text:p>-22.435600</text:p>
          </table:table-cell>
          <table:table-cell office:value-type="float" office:value="34.6528" calcext:value-type="float">
            <text:p>34.652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48</text:p>
          </table:table-cell>
          <table:table-cell office:value-type="float" office:value="1080901" calcext:value-type="float">
            <text:p>1080901</text:p>
          </table:table-cell>
          <table:table-cell office:value-type="string" calcext:value-type="string">
            <text:p>01080901</text:p>
          </table:table-cell>
          <table:table-cell office:value-type="string" calcext:value-type="string">
            <text:p>Massinga-H.Distr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32</text:p>
          </table:table-cell>
          <table:table-cell office:value-type="float" office:value="-23.332003" calcext:value-type="float">
            <text:p>-23.332003</text:p>
          </table:table-cell>
          <table:table-cell office:value-type="float" office:value="35.382" calcext:value-type="float">
            <text:p>35.3820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49</text:p>
          </table:table-cell>
          <table:table-cell office:value-type="float" office:value="1080913" calcext:value-type="float">
            <text:p>1080913</text:p>
          </table:table-cell>
          <table:table-cell office:value-type="string" calcext:value-type="string">
            <text:p>01080913</text:p>
          </table:table-cell>
          <table:table-cell office:value-type="string" calcext:value-type="string">
            <text:p>Rio Das Pedr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3.1947" calcext:value-type="float">
            <text:p>-23.194700</text:p>
          </table:table-cell>
          <table:table-cell office:value-type="float" office:value="35.3819" calcext:value-type="float">
            <text:p>35.381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50</text:p>
          </table:table-cell>
          <table:table-cell office:value-type="float" office:value="1080914" calcext:value-type="float">
            <text:p>1080914</text:p>
          </table:table-cell>
          <table:table-cell office:value-type="string" calcext:value-type="string">
            <text:p>01080914</text:p>
          </table:table-cell>
          <table:table-cell office:value-type="string" calcext:value-type="string">
            <text:p>Mur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2.9461" calcext:value-type="float">
            <text:p>-22.946100</text:p>
          </table:table-cell>
          <table:table-cell office:value-type="float" office:value="35.4461" calcext:value-type="float">
            <text:p>35.4461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51</text:p>
          </table:table-cell>
          <table:table-cell office:value-type="float" office:value="1080906" calcext:value-type="float">
            <text:p>1080906</text:p>
          </table:table-cell>
          <table:table-cell office:value-type="string" calcext:value-type="string">
            <text:p>01080906</text:p>
          </table:table-cell>
          <table:table-cell office:value-type="string" calcext:value-type="string">
            <text:p>Nhachen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2.8556" calcext:value-type="float">
            <text:p>-22.855600</text:p>
          </table:table-cell>
          <table:table-cell office:value-type="float" office:value="35.1806" calcext:value-type="float">
            <text:p>35.180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52</text:p>
          </table:table-cell>
          <table:table-cell office:value-type="float" office:value="1080915" calcext:value-type="float">
            <text:p>1080915</text:p>
          </table:table-cell>
          <table:table-cell office:value-type="string" calcext:value-type="string">
            <text:p>01080915</text:p>
          </table:table-cell>
          <table:table-cell office:value-type="string" calcext:value-type="string">
            <text:p>Inhalo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3.1003" calcext:value-type="float">
            <text:p>-23.100300</text:p>
          </table:table-cell>
          <table:table-cell office:value-type="float" office:value="35.2531" calcext:value-type="float">
            <text:p>35.2531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53</text:p>
          </table:table-cell>
          <table:table-cell office:value-type="float" office:value="1080918" calcext:value-type="float">
            <text:p>1080918</text:p>
          </table:table-cell>
          <table:table-cell office:value-type="string" calcext:value-type="string">
            <text:p>01080918</text:p>
          </table:table-cell>
          <table:table-cell office:value-type="string" calcext:value-type="string">
            <text:p>Muchun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3.332685" calcext:value-type="float">
            <text:p>-23.332685</text:p>
          </table:table-cell>
          <table:table-cell office:value-type="float" office:value="35.382" calcext:value-type="float">
            <text:p>35.3820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54</text:p>
          </table:table-cell>
          <table:table-cell office:value-type="float" office:value="1080917" calcext:value-type="float">
            <text:p>1080917</text:p>
          </table:table-cell>
          <table:table-cell office:value-type="string" calcext:value-type="string">
            <text:p>01080917</text:p>
          </table:table-cell>
          <table:table-cell office:value-type="string" calcext:value-type="string">
            <text:p>Chit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3.331992" calcext:value-type="float">
            <text:p>-23.331992</text:p>
          </table:table-cell>
          <table:table-cell office:value-type="float" office:value="35.382" calcext:value-type="float">
            <text:p>35.3820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55</text:p>
          </table:table-cell>
          <table:table-cell office:value-type="float" office:value="1080916" calcext:value-type="float">
            <text:p>1080916</text:p>
          </table:table-cell>
          <table:table-cell office:value-type="string" calcext:value-type="string">
            <text:p>01080916</text:p>
          </table:table-cell>
          <table:table-cell office:value-type="string" calcext:value-type="string">
            <text:p>Chicom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2.7664" calcext:value-type="float">
            <text:p>-22.766400</text:p>
          </table:table-cell>
          <table:table-cell office:value-type="float" office:value="35.0203" calcext:value-type="float">
            <text:p>35.020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-MOZ-01256</text:p>
          </table:table-cell>
          <table:table-cell office:value-type="float" office:value="1080919" calcext:value-type="float">
            <text:p>1080919</text:p>
          </table:table-cell>
          <table:table-cell office:value-type="string" calcext:value-type="string">
            <text:p>01080919</text:p>
          </table:table-cell>
          <table:table-cell office:value-type="string" calcext:value-type="string">
            <text:p>Chihun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2</text:p>
          </table:table-cell>
          <table:table-cell office:value-type="float" office:value="-23.330283" calcext:value-type="float">
            <text:p>-23.330283</text:p>
          </table:table-cell>
          <table:table-cell office:value-type="float" office:value="35.379325" calcext:value-type="float">
            <text:p>35.379325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57</text:p>
          </table:table-cell>
          <table:table-cell office:value-type="float" office:value="1081007" calcext:value-type="float">
            <text:p>1081007</text:p>
          </table:table-cell>
          <table:table-cell office:value-type="string" calcext:value-type="string">
            <text:p>01081007</text:p>
          </table:table-cell>
          <table:table-cell office:value-type="string" calcext:value-type="string">
            <text:p>Agostinho Ne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7</text:p>
          </table:table-cell>
          <table:table-cell office:value-type="float" office:value="-24.0322" calcext:value-type="float">
            <text:p>-24.032200</text:p>
          </table:table-cell>
          <table:table-cell office:value-type="float" office:value="35.2606" calcext:value-type="float">
            <text:p>35.260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58</text:p>
          </table:table-cell>
          <table:table-cell office:value-type="float" office:value="1081013" calcext:value-type="float">
            <text:p>1081013</text:p>
          </table:table-cell>
          <table:table-cell office:value-type="string" calcext:value-type="string">
            <text:p>01081013</text:p>
          </table:table-cell>
          <table:table-cell office:value-type="string" calcext:value-type="string">
            <text:p>Mab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7</text:p>
          </table:table-cell>
          <table:table-cell office:value-type="float" office:value="-23.9353" calcext:value-type="float">
            <text:p>-23.935300</text:p>
          </table:table-cell>
          <table:table-cell office:value-type="float" office:value="35.2986" calcext:value-type="float">
            <text:p>35.298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59</text:p>
          </table:table-cell>
          <table:table-cell office:value-type="float" office:value="1081012" calcext:value-type="float">
            <text:p>1081012</text:p>
          </table:table-cell>
          <table:table-cell office:value-type="string" calcext:value-type="string">
            <text:p>01081012</text:p>
          </table:table-cell>
          <table:table-cell office:value-type="string" calcext:value-type="string">
            <text:p>Chicu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7</text:p>
          </table:table-cell>
          <table:table-cell office:value-type="float" office:value="-23.8178" calcext:value-type="float">
            <text:p>-23.817800</text:p>
          </table:table-cell>
          <table:table-cell office:value-type="float" office:value="35.3483" calcext:value-type="float">
            <text:p>35.348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60</text:p>
          </table:table-cell>
          <table:table-cell office:value-type="float" office:value="1081006" calcext:value-type="float">
            <text:p>1081006</text:p>
          </table:table-cell>
          <table:table-cell office:value-type="string" calcext:value-type="string">
            <text:p>01081006</text:p>
          </table:table-cell>
          <table:table-cell office:value-type="string" calcext:value-type="string">
            <text:p>Maxix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37</text:p>
          </table:table-cell>
          <table:table-cell office:value-type="float" office:value="-23.8617" calcext:value-type="float">
            <text:p>-23.861700</text:p>
          </table:table-cell>
          <table:table-cell office:value-type="float" office:value="35.3433" calcext:value-type="float">
            <text:p>35.343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61</text:p>
          </table:table-cell>
          <table:table-cell office:value-type="float" office:value="1081011" calcext:value-type="float">
            <text:p>1081011</text:p>
          </table:table-cell>
          <table:table-cell office:value-type="string" calcext:value-type="string">
            <text:p>01081011</text:p>
          </table:table-cell>
          <table:table-cell office:value-type="string" calcext:value-type="string">
            <text:p>Bemb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7</text:p>
          </table:table-cell>
          <table:table-cell office:value-type="float" office:value="-23.8661" calcext:value-type="float">
            <text:p>-23.866100</text:p>
          </table:table-cell>
          <table:table-cell office:value-type="float" office:value="35.2858" calcext:value-type="float">
            <text:p>35.285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62</text:p>
          </table:table-cell>
          <table:table-cell office:value-type="float" office:value="1081008" calcext:value-type="float">
            <text:p>1081008</text:p>
          </table:table-cell>
          <table:table-cell office:value-type="string" calcext:value-type="string">
            <text:p>01081008</text:p>
          </table:table-cell>
          <table:table-cell office:value-type="string" calcext:value-type="string">
            <text:p>Da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7</text:p>
          </table:table-cell>
          <table:table-cell office:value-type="float" office:value="-24.0044" calcext:value-type="float">
            <text:p>-24.004400</text:p>
          </table:table-cell>
          <table:table-cell office:value-type="float" office:value="35.2861" calcext:value-type="float">
            <text:p>35.2861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63</text:p>
          </table:table-cell>
          <table:table-cell office:value-type="float" office:value="1081009" calcext:value-type="float">
            <text:p>1081009</text:p>
          </table:table-cell>
          <table:table-cell office:value-type="string" calcext:value-type="string">
            <text:p>01081009</text:p>
          </table:table-cell>
          <table:table-cell office:value-type="string" calcext:value-type="string">
            <text:p>Tel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37</text:p>
          </table:table-cell>
          <table:table-cell office:value-type="float" office:value="-23.7614" calcext:value-type="float">
            <text:p>-23.761400</text:p>
          </table:table-cell>
          <table:table-cell office:value-type="float" office:value="35.3183" calcext:value-type="float">
            <text:p>35.318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64</text:p>
          </table:table-cell>
          <table:table-cell office:value-type="float" office:value="1081014" calcext:value-type="float">
            <text:p>1081014</text:p>
          </table:table-cell>
          <table:table-cell office:value-type="string" calcext:value-type="string">
            <text:p>01081014</text:p>
          </table:table-cell>
          <table:table-cell office:value-type="string" calcext:value-type="string">
            <text:p>Cugu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7</text:p>
          </table:table-cell>
          <table:table-cell office:value-type="float" office:value="-23.861416" calcext:value-type="float">
            <text:p>-23.861416</text:p>
          </table:table-cell>
          <table:table-cell office:value-type="float" office:value="35.341968" calcext:value-type="float">
            <text:p>35.341968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65</text:p>
          </table:table-cell>
          <table:table-cell office:value-type="float" office:value="1081015" calcext:value-type="float">
            <text:p>1081015</text:p>
          </table:table-cell>
          <table:table-cell office:value-type="string" calcext:value-type="string">
            <text:p>01081015</text:p>
          </table:table-cell>
          <table:table-cell office:value-type="string" calcext:value-type="string">
            <text:p>Macuam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7</text:p>
          </table:table-cell>
          <table:table-cell office:value-type="float" office:value="-23.861132" calcext:value-type="float">
            <text:p>-23.861132</text:p>
          </table:table-cell>
          <table:table-cell office:value-type="float" office:value="35.34114" calcext:value-type="float">
            <text:p>35.34114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66</text:p>
          </table:table-cell>
          <table:table-cell office:value-type="float" office:value="1081016" calcext:value-type="float">
            <text:p>1081016</text:p>
          </table:table-cell>
          <table:table-cell office:value-type="string" calcext:value-type="string">
            <text:p>01081016</text:p>
          </table:table-cell>
          <table:table-cell office:value-type="string" calcext:value-type="string">
            <text:p>Manha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7</text:p>
          </table:table-cell>
          <table:table-cell office:value-type="float" office:value="-23.851049" calcext:value-type="float">
            <text:p>-23.851049</text:p>
          </table:table-cell>
          <table:table-cell office:value-type="float" office:value="35.365247" calcext:value-type="float">
            <text:p>35.365247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67</text:p>
          </table:table-cell>
          <table:table-cell office:value-type="float" office:value="1081000" calcext:value-type="float">
            <text:p>1081000</text:p>
          </table:table-cell>
          <table:table-cell office:value-type="string" calcext:value-type="string">
            <text:p>01081000</text:p>
          </table:table-cell>
          <table:table-cell office:value-type="string" calcext:value-type="string">
            <text:p>Chicu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37</text:p>
          </table:table-cell>
          <table:table-cell table:style-name="ce44" office:value-type="float" office:value="-23.817854" calcext:value-type="float">
            <text:p>-23.817854</text:p>
          </table:table-cell>
          <table:table-cell table:style-name="ce44" office:value-type="float" office:value="35.347654" calcext:value-type="float">
            <text:p>35.347654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268</text:p>
          </table:table-cell>
          <table:table-cell office:value-type="float" office:value="1081010" calcext:value-type="float">
            <text:p>1081010</text:p>
          </table:table-cell>
          <table:table-cell office:value-type="string" calcext:value-type="string">
            <text:p>01081010</text:p>
          </table:table-cell>
          <table:table-cell office:value-type="string" calcext:value-type="string">
            <text:p>Tinga-Tin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37</text:p>
          </table:table-cell>
          <table:table-cell office:value-type="float" office:value="-23.7169" calcext:value-type="float">
            <text:p>-23.716900</text:p>
          </table:table-cell>
          <table:table-cell office:value-type="float" office:value="35.3619" calcext:value-type="float">
            <text:p>35.361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69</text:p>
          </table:table-cell>
          <table:table-cell office:value-type="float" office:value="1081115" calcext:value-type="float">
            <text:p>1081115</text:p>
          </table:table-cell>
          <table:table-cell office:value-type="string" calcext:value-type="string">
            <text:p>01081115</text:p>
          </table:table-cell>
          <table:table-cell office:value-type="string" calcext:value-type="string">
            <text:p>Barr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466761" calcext:value-type="float">
            <text:p>-23.466761</text:p>
          </table:table-cell>
          <table:table-cell office:value-type="float" office:value="35.170874" calcext:value-type="float">
            <text:p>35.170874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70</text:p>
          </table:table-cell>
          <table:table-cell office:value-type="float" office:value="1081114" calcext:value-type="float">
            <text:p>1081114</text:p>
          </table:table-cell>
          <table:table-cell office:value-type="string" calcext:value-type="string">
            <text:p>01081114</text:p>
          </table:table-cell>
          <table:table-cell office:value-type="string" calcext:value-type="string">
            <text:p>Mocodo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6594" calcext:value-type="float">
            <text:p>-23.659400</text:p>
          </table:table-cell>
          <table:table-cell office:value-type="float" office:value="35.1617" calcext:value-type="float">
            <text:p>35.161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71</text:p>
          </table:table-cell>
          <table:table-cell office:value-type="float" office:value="1081113" calcext:value-type="float">
            <text:p>1081113</text:p>
          </table:table-cell>
          <table:table-cell office:value-type="string" calcext:value-type="string">
            <text:p>01081113</text:p>
          </table:table-cell>
          <table:table-cell office:value-type="string" calcext:value-type="string">
            <text:p>Mataca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7281" calcext:value-type="float">
            <text:p>-23.728100</text:p>
          </table:table-cell>
          <table:table-cell office:value-type="float" office:value="35.1886" calcext:value-type="float">
            <text:p>35.188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72</text:p>
          </table:table-cell>
          <table:table-cell office:value-type="float" office:value="1081112" calcext:value-type="float">
            <text:p>1081112</text:p>
          </table:table-cell>
          <table:table-cell office:value-type="string" calcext:value-type="string">
            <text:p>01081112</text:p>
          </table:table-cell>
          <table:table-cell office:value-type="string" calcext:value-type="string">
            <text:p>Maiv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5539" calcext:value-type="float">
            <text:p>-23.553900</text:p>
          </table:table-cell>
          <table:table-cell office:value-type="float" office:value="35.3406" calcext:value-type="float">
            <text:p>35.340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73</text:p>
          </table:table-cell>
          <table:table-cell office:value-type="float" office:value="1081110" calcext:value-type="float">
            <text:p>1081110</text:p>
          </table:table-cell>
          <table:table-cell office:value-type="string" calcext:value-type="string">
            <text:p>01081110</text:p>
          </table:table-cell>
          <table:table-cell office:value-type="string" calcext:value-type="string">
            <text:p>Siti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1722" calcext:value-type="float">
            <text:p>-23.172200</text:p>
          </table:table-cell>
          <table:table-cell office:value-type="float" office:value="35.0583" calcext:value-type="float">
            <text:p>35.058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74</text:p>
          </table:table-cell>
          <table:table-cell office:value-type="float" office:value="1081109" calcext:value-type="float">
            <text:p>1081109</text:p>
          </table:table-cell>
          <table:table-cell office:value-type="string" calcext:value-type="string">
            <text:p>01081109</text:p>
          </table:table-cell>
          <table:table-cell office:value-type="string" calcext:value-type="string">
            <text:p>Mahan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7881" calcext:value-type="float">
            <text:p>-23.788100</text:p>
          </table:table-cell>
          <table:table-cell office:value-type="float" office:value="35.2686" calcext:value-type="float">
            <text:p>35.268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75</text:p>
          </table:table-cell>
          <table:table-cell office:value-type="float" office:value="1081108" calcext:value-type="float">
            <text:p>1081108</text:p>
          </table:table-cell>
          <table:table-cell office:value-type="string" calcext:value-type="string">
            <text:p>01081108</text:p>
          </table:table-cell>
          <table:table-cell office:value-type="string" calcext:value-type="string">
            <text:p>Magum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6731" calcext:value-type="float">
            <text:p>-23.673100</text:p>
          </table:table-cell>
          <table:table-cell office:value-type="float" office:value="35.4033" calcext:value-type="float">
            <text:p>35.403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76</text:p>
          </table:table-cell>
          <table:table-cell office:value-type="float" office:value="1081107" calcext:value-type="float">
            <text:p>1081107</text:p>
          </table:table-cell>
          <table:table-cell office:value-type="string" calcext:value-type="string">
            <text:p>01081107</text:p>
          </table:table-cell>
          <table:table-cell office:value-type="string" calcext:value-type="string">
            <text:p>Camb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6189" calcext:value-type="float">
            <text:p>-23.618900</text:p>
          </table:table-cell>
          <table:table-cell office:value-type="float" office:value="35.2489" calcext:value-type="float">
            <text:p>35.248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77</text:p>
          </table:table-cell>
          <table:table-cell office:value-type="float" office:value="1081106" calcext:value-type="float">
            <text:p>1081106</text:p>
          </table:table-cell>
          <table:table-cell office:value-type="string" calcext:value-type="string">
            <text:p>01081106</text:p>
          </table:table-cell>
          <table:table-cell office:value-type="string" calcext:value-type="string">
            <text:p>Got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4394" calcext:value-type="float">
            <text:p>-23.439400</text:p>
          </table:table-cell>
          <table:table-cell office:value-type="float" office:value="35.2333" calcext:value-type="float">
            <text:p>35.233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278</text:p>
          </table:table-cell>
          <table:table-cell office:value-type="float" office:value="1081111" calcext:value-type="float">
            <text:p>1081111</text:p>
          </table:table-cell>
          <table:table-cell office:value-type="string" calcext:value-type="string">
            <text:p>01081111</text:p>
          </table:table-cell>
          <table:table-cell office:value-type="string" calcext:value-type="string">
            <text:p>Morrumb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5</text:p>
          </table:table-cell>
          <table:table-cell office:value-type="float" office:value="-23.6561" calcext:value-type="float">
            <text:p>-23.656100</text:p>
          </table:table-cell>
          <table:table-cell office:value-type="float" office:value="35.3428" calcext:value-type="float">
            <text:p>35.342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279</text:p>
          </table:table-cell>
          <table:table-cell office:value-type="float" office:value="1081209" calcext:value-type="float">
            <text:p>1081209</text:p>
          </table:table-cell>
          <table:table-cell office:value-type="string" calcext:value-type="string">
            <text:p>01081209</text:p>
          </table:table-cell>
          <table:table-cell office:value-type="string" calcext:value-type="string">
            <text:p>Joj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3</text:p>
          </table:table-cell>
          <table:table-cell office:value-type="float" office:value="-23.7875" calcext:value-type="float">
            <text:p>-23.787500</text:p>
          </table:table-cell>
          <table:table-cell office:value-type="float" office:value="34.7256" calcext:value-type="float">
            <text:p>34.725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280</text:p>
          </table:table-cell>
          <table:table-cell office:value-type="float" office:value="1081206" calcext:value-type="float">
            <text:p>1081206</text:p>
          </table:table-cell>
          <table:table-cell office:value-type="string" calcext:value-type="string">
            <text:p>01081206</text:p>
          </table:table-cell>
          <table:table-cell office:value-type="string" calcext:value-type="string">
            <text:p>Inhassu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43</text:p>
          </table:table-cell>
          <table:table-cell office:value-type="float" office:value="-24.2083" calcext:value-type="float">
            <text:p>-24.208300</text:p>
          </table:table-cell>
          <table:table-cell office:value-type="float" office:value="34.8625" calcext:value-type="float">
            <text:p>34.8625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281</text:p>
          </table:table-cell>
          <table:table-cell office:value-type="float" office:value="1081207" calcext:value-type="float">
            <text:p>1081207</text:p>
          </table:table-cell>
          <table:table-cell office:value-type="string" calcext:value-type="string">
            <text:p>01081207</text:p>
          </table:table-cell>
          <table:table-cell office:value-type="string" calcext:value-type="string">
            <text:p>Massa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3</text:p>
          </table:table-cell>
          <table:table-cell office:value-type="float" office:value="-24.0281" calcext:value-type="float">
            <text:p>-24.028100</text:p>
          </table:table-cell>
          <table:table-cell office:value-type="float" office:value="34.8772" calcext:value-type="float">
            <text:p>34.8772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282</text:p>
          </table:table-cell>
          <table:table-cell office:value-type="float" office:value="1081208" calcext:value-type="float">
            <text:p>1081208</text:p>
          </table:table-cell>
          <table:table-cell office:value-type="string" calcext:value-type="string">
            <text:p>01081208</text:p>
          </table:table-cell>
          <table:table-cell office:value-type="string" calcext:value-type="string">
            <text:p>Maway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43</text:p>
          </table:table-cell>
          <table:table-cell office:value-type="float" office:value="-24.3575" calcext:value-type="float">
            <text:p>-24.357500</text:p>
          </table:table-cell>
          <table:table-cell office:value-type="float" office:value="34.1131" calcext:value-type="float">
            <text:p>34.1131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283</text:p>
          </table:table-cell>
          <table:table-cell office:value-type="float" office:value="1081210" calcext:value-type="float">
            <text:p>1081210</text:p>
          </table:table-cell>
          <table:table-cell office:value-type="string" calcext:value-type="string">
            <text:p>01081210</text:p>
          </table:table-cell>
          <table:table-cell office:value-type="string" calcext:value-type="string">
            <text:p>Pan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43</text:p>
          </table:table-cell>
          <table:table-cell office:value-type="float" office:value="-24.0664" calcext:value-type="float">
            <text:p>-24.066400</text:p>
          </table:table-cell>
          <table:table-cell office:value-type="float" office:value="34.7289" calcext:value-type="float">
            <text:p>34.728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84</text:p>
          </table:table-cell>
          <table:table-cell office:value-type="float" office:value="1081301" calcext:value-type="float">
            <text:p>1081301</text:p>
          </table:table-cell>
          <table:table-cell office:value-type="string" calcext:value-type="string">
            <text:p>01081301</text:p>
          </table:table-cell>
          <table:table-cell office:value-type="string" calcext:value-type="string">
            <text:p>Vilanculos Hr/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34</text:p>
          </table:table-cell>
          <table:table-cell office:value-type="float" office:value="-21.9844" calcext:value-type="float">
            <text:p>-21.984400</text:p>
          </table:table-cell>
          <table:table-cell office:value-type="float" office:value="35.3211" calcext:value-type="float">
            <text:p>35.3211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85</text:p>
          </table:table-cell>
          <table:table-cell office:value-type="float" office:value="1081313" calcext:value-type="float">
            <text:p>1081313</text:p>
          </table:table-cell>
          <table:table-cell office:value-type="string" calcext:value-type="string">
            <text:p>01081313</text:p>
          </table:table-cell>
          <table:table-cell office:value-type="string" calcext:value-type="string">
            <text:p>Chibu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4</text:p>
          </table:table-cell>
          <table:table-cell office:value-type="float" office:value="-22.017016" calcext:value-type="float">
            <text:p>-22.017016</text:p>
          </table:table-cell>
          <table:table-cell office:value-type="float" office:value="35.312583" calcext:value-type="float">
            <text:p>35.312583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86</text:p>
          </table:table-cell>
          <table:table-cell office:value-type="float" office:value="1081312" calcext:value-type="float">
            <text:p>1081312</text:p>
          </table:table-cell>
          <table:table-cell office:value-type="string" calcext:value-type="string">
            <text:p>01081312</text:p>
          </table:table-cell>
          <table:table-cell office:value-type="string" calcext:value-type="string">
            <text:p>Quew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4</text:p>
          </table:table-cell>
          <table:table-cell office:value-type="float" office:value="-22.3106" calcext:value-type="float">
            <text:p>-22.310600</text:p>
          </table:table-cell>
          <table:table-cell office:value-type="float" office:value="35.4267" calcext:value-type="float">
            <text:p>35.426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87</text:p>
          </table:table-cell>
          <table:table-cell office:value-type="float" office:value="1081311" calcext:value-type="float">
            <text:p>1081311</text:p>
          </table:table-cell>
          <table:table-cell office:value-type="string" calcext:value-type="string">
            <text:p>01081311</text:p>
          </table:table-cell>
          <table:table-cell office:value-type="string" calcext:value-type="string">
            <text:p>Muab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4</text:p>
          </table:table-cell>
          <table:table-cell office:value-type="float" office:value="-22.2269" calcext:value-type="float">
            <text:p>-22.226900</text:p>
          </table:table-cell>
          <table:table-cell office:value-type="float" office:value="34.785" calcext:value-type="float">
            <text:p>34.7850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88</text:p>
          </table:table-cell>
          <table:table-cell office:value-type="float" office:value="1081310" calcext:value-type="float">
            <text:p>1081310</text:p>
          </table:table-cell>
          <table:table-cell office:value-type="string" calcext:value-type="string">
            <text:p>01081310</text:p>
          </table:table-cell>
          <table:table-cell office:value-type="string" calcext:value-type="string">
            <text:p>Vilanculos-Se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34</text:p>
          </table:table-cell>
          <table:table-cell office:value-type="float" office:value="-21.9928" calcext:value-type="float">
            <text:p>-21.992800</text:p>
          </table:table-cell>
          <table:table-cell office:value-type="float" office:value="35.3197" calcext:value-type="float">
            <text:p>35.3197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89</text:p>
          </table:table-cell>
          <table:table-cell office:value-type="float" office:value="1081309" calcext:value-type="float">
            <text:p>1081309</text:p>
          </table:table-cell>
          <table:table-cell office:value-type="string" calcext:value-type="string">
            <text:p>01081309</text:p>
          </table:table-cell>
          <table:table-cell office:value-type="string" calcext:value-type="string">
            <text:p>Machaniç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4</text:p>
          </table:table-cell>
          <table:table-cell office:value-type="float" office:value="-22.6275" calcext:value-type="float">
            <text:p>-22.627500</text:p>
          </table:table-cell>
          <table:table-cell office:value-type="float" office:value="35.1633" calcext:value-type="float">
            <text:p>35.163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90</text:p>
          </table:table-cell>
          <table:table-cell office:value-type="float" office:value="1081308" calcext:value-type="float">
            <text:p>1081308</text:p>
          </table:table-cell>
          <table:table-cell office:value-type="string" calcext:value-type="string">
            <text:p>01081308</text:p>
          </table:table-cell>
          <table:table-cell office:value-type="string" calcext:value-type="string">
            <text:p>Pambar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4</text:p>
          </table:table-cell>
          <table:table-cell office:value-type="float" office:value="-21.9861" calcext:value-type="float">
            <text:p>-21.986100</text:p>
          </table:table-cell>
          <table:table-cell office:value-type="float" office:value="35.1619" calcext:value-type="float">
            <text:p>35.161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91</text:p>
          </table:table-cell>
          <table:table-cell office:value-type="float" office:value="1081306" calcext:value-type="float">
            <text:p>1081306</text:p>
          </table:table-cell>
          <table:table-cell office:value-type="string" calcext:value-type="string">
            <text:p>01081306</text:p>
          </table:table-cell>
          <table:table-cell office:value-type="string" calcext:value-type="string">
            <text:p>Be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4</text:p>
          </table:table-cell>
          <table:table-cell office:value-type="float" office:value="-22.6578" calcext:value-type="float">
            <text:p>-22.657800</text:p>
          </table:table-cell>
          <table:table-cell office:value-type="float" office:value="35.2583" calcext:value-type="float">
            <text:p>35.2583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92</text:p>
          </table:table-cell>
          <table:table-cell office:value-type="float" office:value="1081307" calcext:value-type="float">
            <text:p>1081307</text:p>
          </table:table-cell>
          <table:table-cell office:value-type="string" calcext:value-type="string">
            <text:p>01081307</text:p>
          </table:table-cell>
          <table:table-cell office:value-type="string" calcext:value-type="string">
            <text:p>Mapinh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4</text:p>
          </table:table-cell>
          <table:table-cell office:value-type="float" office:value="-22.2522" calcext:value-type="float">
            <text:p>-22.252200</text:p>
          </table:table-cell>
          <table:table-cell office:value-type="float" office:value="35.1119" calcext:value-type="float">
            <text:p>35.111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-MOZ-01293</text:p>
          </table:table-cell>
          <table:table-cell office:value-type="float" office:value="1081314" calcext:value-type="float">
            <text:p>1081314</text:p>
          </table:table-cell>
          <table:table-cell office:value-type="string" calcext:value-type="string">
            <text:p>01081314</text:p>
          </table:table-cell>
          <table:table-cell office:value-type="string" calcext:value-type="string">
            <text:p>Macun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4</text:p>
          </table:table-cell>
          <table:table-cell office:value-type="float" office:value="-22" calcext:value-type="float">
            <text:p>-22.000000</text:p>
          </table:table-cell>
          <table:table-cell office:value-type="float" office:value="35.316667" calcext:value-type="float">
            <text:p>35.316667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294</text:p>
          </table:table-cell>
          <table:table-cell office:value-type="float" office:value="1081407" calcext:value-type="float">
            <text:p>1081407</text:p>
          </table:table-cell>
          <table:table-cell office:value-type="string" calcext:value-type="string">
            <text:p>01081407</text:p>
          </table:table-cell>
          <table:table-cell office:value-type="string" calcext:value-type="string">
            <text:p>Guilun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3</text:p>
          </table:table-cell>
          <table:table-cell table:style-name="ce65" office:value-type="float" office:value="-24.5283" calcext:value-type="float">
            <text:p>-24.528300</text:p>
          </table:table-cell>
          <table:table-cell table:style-name="ce65" office:value-type="float" office:value="34.4189" calcext:value-type="float">
            <text:p>34.4189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295</text:p>
          </table:table-cell>
          <table:table-cell office:value-type="float" office:value="1081406" calcext:value-type="float">
            <text:p>1081406</text:p>
          </table:table-cell>
          <table:table-cell office:value-type="string" calcext:value-type="string">
            <text:p>01081406</text:p>
          </table:table-cell>
          <table:table-cell office:value-type="string" calcext:value-type="string">
            <text:p>Bangu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3</text:p>
          </table:table-cell>
          <table:table-cell office:value-type="float" office:value="-24.7953" calcext:value-type="float">
            <text:p>-24.795300</text:p>
          </table:table-cell>
          <table:table-cell office:value-type="float" office:value="34.5728" calcext:value-type="float">
            <text:p>34.572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296</text:p>
          </table:table-cell>
          <table:table-cell office:value-type="float" office:value="1081408" calcext:value-type="float">
            <text:p>1081408</text:p>
          </table:table-cell>
          <table:table-cell office:value-type="string" calcext:value-type="string">
            <text:p>01081408</text:p>
          </table:table-cell>
          <table:table-cell office:value-type="string" calcext:value-type="string">
            <text:p>C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3</text:p>
          </table:table-cell>
          <table:table-cell office:value-type="float" office:value="-24.59" calcext:value-type="float">
            <text:p>-24.590000</text:p>
          </table:table-cell>
          <table:table-cell office:value-type="float" office:value="35.0164" calcext:value-type="float">
            <text:p>35.0164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297</text:p>
          </table:table-cell>
          <table:table-cell office:value-type="float" office:value="1081409" calcext:value-type="float">
            <text:p>1081409</text:p>
          </table:table-cell>
          <table:table-cell office:value-type="string" calcext:value-type="string">
            <text:p>01081409</text:p>
          </table:table-cell>
          <table:table-cell office:value-type="string" calcext:value-type="string">
            <text:p>Maund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3</text:p>
          </table:table-cell>
          <table:table-cell office:value-type="float" office:value="-24.7156" calcext:value-type="float">
            <text:p>-24.715600</text:p>
          </table:table-cell>
          <table:table-cell office:value-type="float" office:value="34.4322" calcext:value-type="float">
            <text:p>34.4322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298</text:p>
          </table:table-cell>
          <table:table-cell office:value-type="float" office:value="1081410" calcext:value-type="float">
            <text:p>1081410</text:p>
          </table:table-cell>
          <table:table-cell office:value-type="string" calcext:value-type="string">
            <text:p>01081410</text:p>
          </table:table-cell>
          <table:table-cell office:value-type="string" calcext:value-type="string">
            <text:p>Zandam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3</text:p>
          </table:table-cell>
          <table:table-cell office:value-type="float" office:value="-24.7627" calcext:value-type="float">
            <text:p>-24.762700</text:p>
          </table:table-cell>
          <table:table-cell office:value-type="float" office:value="34.3502" calcext:value-type="float">
            <text:p>34.3502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299</text:p>
          </table:table-cell>
          <table:table-cell office:value-type="float" office:value="1081411" calcext:value-type="float">
            <text:p>1081411</text:p>
          </table:table-cell>
          <table:table-cell office:value-type="string" calcext:value-type="string">
            <text:p>01081411</text:p>
          </table:table-cell>
          <table:table-cell office:value-type="string" calcext:value-type="string">
            <text:p>Quissi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33</text:p>
          </table:table-cell>
          <table:table-cell office:value-type="float" office:value="-24.715" calcext:value-type="float">
            <text:p>-24.715000</text:p>
          </table:table-cell>
          <table:table-cell office:value-type="float" office:value="34.7478" calcext:value-type="float">
            <text:p>34.7478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300</text:p>
          </table:table-cell>
          <table:table-cell office:value-type="float" office:value="1081412" calcext:value-type="float">
            <text:p>1081412</text:p>
          </table:table-cell>
          <table:table-cell office:value-type="string" calcext:value-type="string">
            <text:p>01081412</text:p>
          </table:table-cell>
          <table:table-cell office:value-type="string" calcext:value-type="string">
            <text:p>Chipo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33</text:p>
          </table:table-cell>
          <table:table-cell office:value-type="float" office:value="-24.5825" calcext:value-type="float">
            <text:p>-24.582500</text:p>
          </table:table-cell>
          <table:table-cell office:value-type="float" office:value="34.8036" calcext:value-type="float">
            <text:p>34.803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301</text:p>
          </table:table-cell>
          <table:table-cell office:value-type="float" office:value="1081413" calcext:value-type="float">
            <text:p>1081413</text:p>
          </table:table-cell>
          <table:table-cell office:value-type="string" calcext:value-type="string">
            <text:p>01081413</text:p>
          </table:table-cell>
          <table:table-cell office:value-type="string" calcext:value-type="string">
            <text:p>Mavi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3</text:p>
          </table:table-cell>
          <table:table-cell office:value-type="float" office:value="-24.6319" calcext:value-type="float">
            <text:p>-24.631900</text:p>
          </table:table-cell>
          <table:table-cell office:value-type="float" office:value="34.5722" calcext:value-type="float">
            <text:p>34.5722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302</text:p>
          </table:table-cell>
          <table:table-cell office:value-type="float" office:value="1081415" calcext:value-type="float">
            <text:p>1081415</text:p>
          </table:table-cell>
          <table:table-cell office:value-type="string" calcext:value-type="string">
            <text:p>01081415</text:p>
          </table:table-cell>
          <table:table-cell office:value-type="string" calcext:value-type="string">
            <text:p>M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3</text:p>
          </table:table-cell>
          <table:table-cell office:value-type="float" office:value="-24.5975" calcext:value-type="float">
            <text:p>-24.597500</text:p>
          </table:table-cell>
          <table:table-cell office:value-type="float" office:value="34.9211" calcext:value-type="float">
            <text:p>34.9211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303</text:p>
          </table:table-cell>
          <table:table-cell office:value-type="float" office:value="1081416" calcext:value-type="float">
            <text:p>1081416</text:p>
          </table:table-cell>
          <table:table-cell office:value-type="string" calcext:value-type="string">
            <text:p>01081416</text:p>
          </table:table-cell>
          <table:table-cell office:value-type="string" calcext:value-type="string">
            <text:p>Can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3</text:p>
          </table:table-cell>
          <table:table-cell office:value-type="float" office:value="-24.5889" calcext:value-type="float">
            <text:p>-24.588900</text:p>
          </table:table-cell>
          <table:table-cell office:value-type="float" office:value="34.8486" calcext:value-type="float">
            <text:p>34.848600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304</text:p>
          </table:table-cell>
          <table:table-cell office:value-type="float" office:value="1081414" calcext:value-type="float">
            <text:p>1081414</text:p>
          </table:table-cell>
          <table:table-cell office:value-type="string" calcext:value-type="string">
            <text:p>01081414</text:p>
          </table:table-cell>
          <table:table-cell office:value-type="string" calcext:value-type="string">
            <text:p>Maculuv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3</text:p>
          </table:table-cell>
          <table:table-cell table:style-name="ce44" office:value-type="float" office:value="-24.697165" calcext:value-type="float">
            <text:p>-24.697165</text:p>
          </table:table-cell>
          <table:table-cell table:style-name="ce44" office:value-type="float" office:value="34.419671" calcext:value-type="float">
            <text:p>34.419671</text:p>
          </table:table-cell>
          <table:table-cell table:number-columns-repeated="24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-MOZ-01305</text:p>
          </table:table-cell>
          <table:table-cell office:value-type="float" office:value="1081405" calcext:value-type="float">
            <text:p>1081405</text:p>
          </table:table-cell>
          <table:table-cell office:value-type="string" calcext:value-type="string">
            <text:p>01081405</text:p>
          </table:table-cell>
          <table:table-cell office:value-type="string" calcext:value-type="string">
            <text:p>Hospital De Quissi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33</text:p>
          </table:table-cell>
          <table:table-cell office:value-type="float" office:value="-24.712205" calcext:value-type="float">
            <text:p>-24.712205</text:p>
          </table:table-cell>
          <table:table-cell office:value-type="float" office:value="34.439931" calcext:value-type="float">
            <text:p>34.439931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306</text:p>
          </table:table-cell>
          <table:table-cell office:value-type="float" office:value="1090100" calcext:value-type="float">
            <text:p>1090100</text:p>
          </table:table-cell>
          <table:table-cell office:value-type="string" calcext:value-type="string">
            <text:p>01090100</text:p>
          </table:table-cell>
          <table:table-cell office:value-type="string" calcext:value-type="string">
            <text:p>Xai X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-019</text:p>
          </table:table-cell>
          <table:table-cell office:value-type="float" office:value="-25.0683" calcext:value-type="float">
            <text:p>-25.068300</text:p>
          </table:table-cell>
          <table:table-cell office:value-type="float" office:value="33.6583" calcext:value-type="float">
            <text:p>33.658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307</text:p>
          </table:table-cell>
          <table:table-cell office:value-type="float" office:value="1090106" calcext:value-type="float">
            <text:p>1090106</text:p>
          </table:table-cell>
          <table:table-cell office:value-type="string" calcext:value-type="string">
            <text:p>01090106</text:p>
          </table:table-cell>
          <table:table-cell office:value-type="string" calcext:value-type="string">
            <text:p>Marien Ngua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19</text:p>
          </table:table-cell>
          <table:table-cell office:value-type="float" office:value="-25.0469" calcext:value-type="float">
            <text:p>-25.046900</text:p>
          </table:table-cell>
          <table:table-cell office:value-type="float" office:value="33.6917" calcext:value-type="float">
            <text:p>33.691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308</text:p>
          </table:table-cell>
          <table:table-cell office:value-type="float" office:value="1090107" calcext:value-type="float">
            <text:p>1090107</text:p>
          </table:table-cell>
          <table:table-cell office:value-type="string" calcext:value-type="string">
            <text:p>01090107</text:p>
          </table:table-cell>
          <table:table-cell office:value-type="string" calcext:value-type="string">
            <text:p>Cidade De Xai-Xa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19</text:p>
          </table:table-cell>
          <table:table-cell office:value-type="float" office:value="-25.053226" calcext:value-type="float">
            <text:p>-25.053226</text:p>
          </table:table-cell>
          <table:table-cell office:value-type="float" office:value="33.643997" calcext:value-type="float">
            <text:p>33.643997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309</text:p>
          </table:table-cell>
          <table:table-cell office:value-type="float" office:value="1090108" calcext:value-type="float">
            <text:p>1090108</text:p>
          </table:table-cell>
          <table:table-cell office:value-type="string" calcext:value-type="string">
            <text:p>01090108</text:p>
          </table:table-cell>
          <table:table-cell office:value-type="string" calcext:value-type="string">
            <text:p>Patrice Lumu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19</text:p>
          </table:table-cell>
          <table:table-cell office:value-type="float" office:value="-25.0819" calcext:value-type="float">
            <text:p>-25.081900</text:p>
          </table:table-cell>
          <table:table-cell office:value-type="float" office:value="33.6664" calcext:value-type="float">
            <text:p>33.666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310</text:p>
          </table:table-cell>
          <table:table-cell office:value-type="float" office:value="1090109" calcext:value-type="float">
            <text:p>1090109</text:p>
          </table:table-cell>
          <table:table-cell office:value-type="string" calcext:value-type="string">
            <text:p>01090109</text:p>
          </table:table-cell>
          <table:table-cell office:value-type="string" calcext:value-type="string">
            <text:p>Pra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19</text:p>
          </table:table-cell>
          <table:table-cell office:value-type="float" office:value="-25.1156" calcext:value-type="float">
            <text:p>-25.115600</text:p>
          </table:table-cell>
          <table:table-cell office:value-type="float" office:value="33.7294" calcext:value-type="float">
            <text:p>33.729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311</text:p>
          </table:table-cell>
          <table:table-cell office:value-type="float" office:value="1090113" calcext:value-type="float">
            <text:p>1090113</text:p>
          </table:table-cell>
          <table:table-cell office:value-type="string" calcext:value-type="string">
            <text:p>01090113</text:p>
          </table:table-cell>
          <table:table-cell office:value-type="string" calcext:value-type="string">
            <text:p>Marien Nguab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19</text:p>
          </table:table-cell>
          <table:table-cell office:value-type="float" office:value="-25.0597" calcext:value-type="float">
            <text:p>-25.059700</text:p>
          </table:table-cell>
          <table:table-cell office:value-type="float" office:value="33.7089" calcext:value-type="float">
            <text:p>33.708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12</text:p>
          </table:table-cell>
          <table:table-cell office:value-type="float" office:value="1090206" calcext:value-type="float">
            <text:p>1090206</text:p>
          </table:table-cell>
          <table:table-cell office:value-type="string" calcext:value-type="string">
            <text:p>01090206</text:p>
          </table:table-cell>
          <table:table-cell office:value-type="string" calcext:value-type="string">
            <text:p>Mac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20</text:p>
          </table:table-cell>
          <table:table-cell office:value-type="float" office:value="-25.0297" calcext:value-type="float">
            <text:p>-25.029700</text:p>
          </table:table-cell>
          <table:table-cell office:value-type="float" office:value="33.3628" calcext:value-type="float">
            <text:p>33.362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13</text:p>
          </table:table-cell>
          <table:table-cell office:value-type="float" office:value="1090207" calcext:value-type="float">
            <text:p>1090207</text:p>
          </table:table-cell>
          <table:table-cell office:value-type="string" calcext:value-type="string">
            <text:p>01090207</text:p>
          </table:table-cell>
          <table:table-cell office:value-type="string" calcext:value-type="string">
            <text:p>Praia De Bil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5.2817" calcext:value-type="float">
            <text:p>-25.281700</text:p>
          </table:table-cell>
          <table:table-cell office:value-type="float" office:value="33.2519" calcext:value-type="float">
            <text:p>33.251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14</text:p>
          </table:table-cell>
          <table:table-cell office:value-type="float" office:value="1090208" calcext:value-type="float">
            <text:p>1090208</text:p>
          </table:table-cell>
          <table:table-cell office:value-type="string" calcext:value-type="string">
            <text:p>01090208</text:p>
          </table:table-cell>
          <table:table-cell office:value-type="string" calcext:value-type="string">
            <text:p>Mamonh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4.9533" calcext:value-type="float">
            <text:p>-24.953300</text:p>
          </table:table-cell>
          <table:table-cell office:value-type="float" office:value="33.0644" calcext:value-type="float">
            <text:p>33.064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15</text:p>
          </table:table-cell>
          <table:table-cell office:value-type="float" office:value="1090209" calcext:value-type="float">
            <text:p>1090209</text:p>
          </table:table-cell>
          <table:table-cell office:value-type="string" calcext:value-type="string">
            <text:p>01090209</text:p>
          </table:table-cell>
          <table:table-cell office:value-type="string" calcext:value-type="string">
            <text:p>Chissa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4.9333" calcext:value-type="float">
            <text:p>-24.933300</text:p>
          </table:table-cell>
          <table:table-cell office:value-type="float" office:value="33.3628" calcext:value-type="float">
            <text:p>33.362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16</text:p>
          </table:table-cell>
          <table:table-cell office:value-type="float" office:value="1090210" calcext:value-type="float">
            <text:p>1090210</text:p>
          </table:table-cell>
          <table:table-cell office:value-type="string" calcext:value-type="string">
            <text:p>01090210</text:p>
          </table:table-cell>
          <table:table-cell office:value-type="string" calcext:value-type="string">
            <text:p>Inca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5.031916" calcext:value-type="float">
            <text:p>-25.031916</text:p>
          </table:table-cell>
          <table:table-cell office:value-type="float" office:value="33.098794" calcext:value-type="float">
            <text:p>33.098794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17</text:p>
          </table:table-cell>
          <table:table-cell office:value-type="float" office:value="1090211" calcext:value-type="float">
            <text:p>1090211</text:p>
          </table:table-cell>
          <table:table-cell office:value-type="string" calcext:value-type="string">
            <text:p>01090211</text:p>
          </table:table-cell>
          <table:table-cell office:value-type="string" calcext:value-type="string">
            <text:p>Lici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4.8608" calcext:value-type="float">
            <text:p>-24.860800</text:p>
          </table:table-cell>
          <table:table-cell office:value-type="float" office:value="33.4117" calcext:value-type="float">
            <text:p>33.411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18</text:p>
          </table:table-cell>
          <table:table-cell office:value-type="float" office:value="1090212" calcext:value-type="float">
            <text:p>1090212</text:p>
          </table:table-cell>
          <table:table-cell office:value-type="string" calcext:value-type="string">
            <text:p>01090212</text:p>
          </table:table-cell>
          <table:table-cell office:value-type="string" calcext:value-type="string">
            <text:p>Mazivi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4.8711" calcext:value-type="float">
            <text:p>-24.871100</text:p>
          </table:table-cell>
          <table:table-cell office:value-type="float" office:value="33.12" calcext:value-type="float">
            <text:p>33.1200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19</text:p>
          </table:table-cell>
          <table:table-cell office:value-type="float" office:value="1090213" calcext:value-type="float">
            <text:p>1090213</text:p>
          </table:table-cell>
          <table:table-cell office:value-type="string" calcext:value-type="string">
            <text:p>01090213</text:p>
          </table:table-cell>
          <table:table-cell office:value-type="string" calcext:value-type="string">
            <text:p>Messa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5.0092" calcext:value-type="float">
            <text:p>-25.009200</text:p>
          </table:table-cell>
          <table:table-cell office:value-type="float" office:value="32.9847" calcext:value-type="float">
            <text:p>32.984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20</text:p>
          </table:table-cell>
          <table:table-cell office:value-type="float" office:value="1090214" calcext:value-type="float">
            <text:p>1090214</text:p>
          </table:table-cell>
          <table:table-cell office:value-type="string" calcext:value-type="string">
            <text:p>01090214</text:p>
          </table:table-cell>
          <table:table-cell office:value-type="string" calcext:value-type="string">
            <text:p>Olo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4.8606" calcext:value-type="float">
            <text:p>-24.860600</text:p>
          </table:table-cell>
          <table:table-cell office:value-type="float" office:value="33.2836" calcext:value-type="float">
            <text:p>33.283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21</text:p>
          </table:table-cell>
          <table:table-cell office:value-type="float" office:value="1090215" calcext:value-type="float">
            <text:p>1090215</text:p>
          </table:table-cell>
          <table:table-cell office:value-type="string" calcext:value-type="string">
            <text:p>01090215</text:p>
          </table:table-cell>
          <table:table-cell office:value-type="string" calcext:value-type="string">
            <text:p>T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5.0811" calcext:value-type="float">
            <text:p>-25.081100</text:p>
          </table:table-cell>
          <table:table-cell office:value-type="float" office:value="33.2578" calcext:value-type="float">
            <text:p>33.257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322</text:p>
          </table:table-cell>
          <table:table-cell office:value-type="float" office:value="1090216" calcext:value-type="float">
            <text:p>1090216</text:p>
          </table:table-cell>
          <table:table-cell office:value-type="string" calcext:value-type="string">
            <text:p>01090216</text:p>
          </table:table-cell>
          <table:table-cell office:value-type="string" calcext:value-type="string">
            <text:p>Mango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0</text:p>
          </table:table-cell>
          <table:table-cell office:value-type="float" office:value="-25.1219" calcext:value-type="float">
            <text:p>-25.121900</text:p>
          </table:table-cell>
          <table:table-cell office:value-type="float" office:value="33.0894" calcext:value-type="float">
            <text:p>33.089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23</text:p>
          </table:table-cell>
          <table:table-cell office:value-type="float" office:value="1090302" calcext:value-type="float">
            <text:p>1090302</text:p>
          </table:table-cell>
          <table:table-cell office:value-type="string" calcext:value-type="string">
            <text:p>01090302</text:p>
          </table:table-cell>
          <table:table-cell office:value-type="string" calcext:value-type="string">
            <text:p>Maque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684285" calcext:value-type="float">
            <text:p>-24.684285</text:p>
          </table:table-cell>
          <table:table-cell office:value-type="float" office:value="33.532448" calcext:value-type="float">
            <text:p>33.532448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24</text:p>
          </table:table-cell>
          <table:table-cell office:value-type="float" office:value="1090301" calcext:value-type="float">
            <text:p>1090301</text:p>
          </table:table-cell>
          <table:table-cell office:value-type="string" calcext:value-type="string">
            <text:p>01090301</text:p>
          </table:table-cell>
          <table:table-cell office:value-type="string" calcext:value-type="string">
            <text:p>Chibuto H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21</text:p>
          </table:table-cell>
          <table:table-cell office:value-type="float" office:value="-24.6894" calcext:value-type="float">
            <text:p>-24.689400</text:p>
          </table:table-cell>
          <table:table-cell office:value-type="float" office:value="33.5328" calcext:value-type="float">
            <text:p>33.532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25</text:p>
          </table:table-cell>
          <table:table-cell office:value-type="float" office:value="1090306" calcext:value-type="float">
            <text:p>1090306</text:p>
          </table:table-cell>
          <table:table-cell office:value-type="string" calcext:value-type="string">
            <text:p>01090306</text:p>
          </table:table-cell>
          <table:table-cell office:value-type="string" calcext:value-type="string">
            <text:p>Cidade Chibu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6906" calcext:value-type="float">
            <text:p>-24.690600</text:p>
          </table:table-cell>
          <table:table-cell office:value-type="float" office:value="33.5406" calcext:value-type="float">
            <text:p>33.540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26</text:p>
          </table:table-cell>
          <table:table-cell office:value-type="float" office:value="1090307" calcext:value-type="float">
            <text:p>1090307</text:p>
          </table:table-cell>
          <table:table-cell office:value-type="string" calcext:value-type="string">
            <text:p>01090307</text:p>
          </table:table-cell>
          <table:table-cell office:value-type="string" calcext:value-type="string">
            <text:p>Alto Chang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3097" calcext:value-type="float">
            <text:p>-24.309700</text:p>
          </table:table-cell>
          <table:table-cell office:value-type="float" office:value="33.63" calcext:value-type="float">
            <text:p>33.6300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27</text:p>
          </table:table-cell>
          <table:table-cell office:value-type="float" office:value="1090308" calcext:value-type="float">
            <text:p>1090308</text:p>
          </table:table-cell>
          <table:table-cell office:value-type="string" calcext:value-type="string">
            <text:p>01090308</text:p>
          </table:table-cell>
          <table:table-cell office:value-type="string" calcext:value-type="string">
            <text:p>Chipadj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5731" calcext:value-type="float">
            <text:p>-24.573100</text:p>
          </table:table-cell>
          <table:table-cell office:value-type="float" office:value="33.7569" calcext:value-type="float">
            <text:p>33.756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28</text:p>
          </table:table-cell>
          <table:table-cell office:value-type="float" office:value="1090309" calcext:value-type="float">
            <text:p>1090309</text:p>
          </table:table-cell>
          <table:table-cell office:value-type="string" calcext:value-type="string">
            <text:p>01090309</text:p>
          </table:table-cell>
          <table:table-cell office:value-type="string" calcext:value-type="string">
            <text:p>Maleh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7522" calcext:value-type="float">
            <text:p>-24.752200</text:p>
          </table:table-cell>
          <table:table-cell office:value-type="float" office:value="33.67" calcext:value-type="float">
            <text:p>33.6700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29</text:p>
          </table:table-cell>
          <table:table-cell office:value-type="float" office:value="1090310" calcext:value-type="float">
            <text:p>1090310</text:p>
          </table:table-cell>
          <table:table-cell office:value-type="string" calcext:value-type="string">
            <text:p>01090310</text:p>
          </table:table-cell>
          <table:table-cell office:value-type="string" calcext:value-type="string">
            <text:p>Muxax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7042" calcext:value-type="float">
            <text:p>-24.704200</text:p>
          </table:table-cell>
          <table:table-cell office:value-type="float" office:value="33.7042" calcext:value-type="float">
            <text:p>33.7042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0</text:p>
          </table:table-cell>
          <table:table-cell office:value-type="float" office:value="1090311" calcext:value-type="float">
            <text:p>1090311</text:p>
          </table:table-cell>
          <table:table-cell office:value-type="string" calcext:value-type="string">
            <text:p>01090311</text:p>
          </table:table-cell>
          <table:table-cell office:value-type="string" calcext:value-type="string">
            <text:p>Maiv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68" calcext:value-type="float">
            <text:p>-24.680000</text:p>
          </table:table-cell>
          <table:table-cell office:value-type="float" office:value="33.7872" calcext:value-type="float">
            <text:p>33.7872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1</text:p>
          </table:table-cell>
          <table:table-cell office:value-type="float" office:value="1090312" calcext:value-type="float">
            <text:p>1090312</text:p>
          </table:table-cell>
          <table:table-cell office:value-type="string" calcext:value-type="string">
            <text:p>01090312</text:p>
          </table:table-cell>
          <table:table-cell office:value-type="string" calcext:value-type="string">
            <text:p>Chaim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6625" calcext:value-type="float">
            <text:p>-24.662500</text:p>
          </table:table-cell>
          <table:table-cell office:value-type="float" office:value="33.3458" calcext:value-type="float">
            <text:p>33.345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2</text:p>
          </table:table-cell>
          <table:table-cell office:value-type="float" office:value="1090313" calcext:value-type="float">
            <text:p>1090313</text:p>
          </table:table-cell>
          <table:table-cell office:value-type="string" calcext:value-type="string">
            <text:p>01090313</text:p>
          </table:table-cell>
          <table:table-cell office:value-type="string" calcext:value-type="string">
            <text:p>Chimun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7017" calcext:value-type="float">
            <text:p>-24.701700</text:p>
          </table:table-cell>
          <table:table-cell office:value-type="float" office:value="33.5739" calcext:value-type="float">
            <text:p>33.573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3</text:p>
          </table:table-cell>
          <table:table-cell office:value-type="float" office:value="1090303" calcext:value-type="float">
            <text:p>1090303</text:p>
          </table:table-cell>
          <table:table-cell office:value-type="string" calcext:value-type="string">
            <text:p>01090303</text:p>
          </table:table-cell>
          <table:table-cell office:value-type="string" calcext:value-type="string">
            <text:p>Vila Do Milén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1</text:p>
          </table:table-cell>
          <table:table-cell office:value-type="float" office:value="-24.686657" calcext:value-type="float">
            <text:p>-24.686657</text:p>
          </table:table-cell>
          <table:table-cell office:value-type="float" office:value="33.533448" calcext:value-type="float">
            <text:p>33.533448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4</text:p>
          </table:table-cell>
          <table:table-cell office:value-type="float" office:value="1090314" calcext:value-type="float">
            <text:p>1090314</text:p>
          </table:table-cell>
          <table:table-cell office:value-type="string" calcext:value-type="string">
            <text:p>01090314</text:p>
          </table:table-cell>
          <table:table-cell office:value-type="string" calcext:value-type="string">
            <text:p>Nwavaqu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8175" calcext:value-type="float">
            <text:p>-24.817500</text:p>
          </table:table-cell>
          <table:table-cell office:value-type="float" office:value="33.7662" calcext:value-type="float">
            <text:p>33.7662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5</text:p>
          </table:table-cell>
          <table:table-cell office:value-type="float" office:value="1090304" calcext:value-type="float">
            <text:p>1090304</text:p>
          </table:table-cell>
          <table:table-cell office:value-type="string" calcext:value-type="string">
            <text:p>01090304</text:p>
          </table:table-cell>
          <table:table-cell office:value-type="string" calcext:value-type="string">
            <text:p>Celula Mussave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21</text:p>
          </table:table-cell>
          <table:table-cell office:value-type="float" office:value="-24.683342" calcext:value-type="float">
            <text:p>-24.683342</text:p>
          </table:table-cell>
          <table:table-cell office:value-type="float" office:value="33.533331" calcext:value-type="float">
            <text:p>33.533331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6</text:p>
          </table:table-cell>
          <table:table-cell office:value-type="float" office:value="1090305" calcext:value-type="float">
            <text:p>1090305</text:p>
          </table:table-cell>
          <table:table-cell office:value-type="string" calcext:value-type="string">
            <text:p>01090305</text:p>
          </table:table-cell>
          <table:table-cell office:value-type="string" calcext:value-type="string">
            <text:p>Coca Missa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21</text:p>
          </table:table-cell>
          <table:table-cell office:value-type="float" office:value="-24.67507" calcext:value-type="float">
            <text:p>-24.675070</text:p>
          </table:table-cell>
          <table:table-cell office:value-type="float" office:value="33.561245" calcext:value-type="float">
            <text:p>33.561245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7</text:p>
          </table:table-cell>
          <table:table-cell office:value-type="float" office:value="1090315" calcext:value-type="float">
            <text:p>1090315</text:p>
          </table:table-cell>
          <table:table-cell office:value-type="string" calcext:value-type="string">
            <text:p>01090315</text:p>
          </table:table-cell>
          <table:table-cell office:value-type="string" calcext:value-type="string">
            <text:p>Mukhotw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692741" calcext:value-type="float">
            <text:p>-24.692741</text:p>
          </table:table-cell>
          <table:table-cell office:value-type="float" office:value="33.526867" calcext:value-type="float">
            <text:p>33.526867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8</text:p>
          </table:table-cell>
          <table:table-cell office:value-type="float" office:value="1090317" calcext:value-type="float">
            <text:p>1090317</text:p>
          </table:table-cell>
          <table:table-cell office:value-type="string" calcext:value-type="string">
            <text:p>01090317</text:p>
          </table:table-cell>
          <table:table-cell office:value-type="string" calcext:value-type="string">
            <text:p>Changan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1128" calcext:value-type="float">
            <text:p>-24.112800</text:p>
          </table:table-cell>
          <table:table-cell office:value-type="float" office:value="33.7797" calcext:value-type="float">
            <text:p>33.779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339</text:p>
          </table:table-cell>
          <table:table-cell office:value-type="float" office:value="1090318" calcext:value-type="float">
            <text:p>1090318</text:p>
          </table:table-cell>
          <table:table-cell office:value-type="string" calcext:value-type="string">
            <text:p>01090318</text:p>
          </table:table-cell>
          <table:table-cell office:value-type="string" calcext:value-type="string">
            <text:p>Mebo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1</text:p>
          </table:table-cell>
          <table:table-cell office:value-type="float" office:value="-24.692417" calcext:value-type="float">
            <text:p>-24.692417</text:p>
          </table:table-cell>
          <table:table-cell office:value-type="float" office:value="33.527591" calcext:value-type="float">
            <text:p>33.527591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340</text:p>
          </table:table-cell>
          <table:table-cell office:value-type="float" office:value="1090406" calcext:value-type="float">
            <text:p>1090406</text:p>
          </table:table-cell>
          <table:table-cell office:value-type="string" calcext:value-type="string">
            <text:p>01090906</text:p>
          </table:table-cell>
          <table:table-cell office:value-type="string" calcext:value-type="string">
            <text:p>Chidu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2</text:p>
          </table:table-cell>
          <table:table-cell office:value-type="float" office:value="-22.2653" calcext:value-type="float">
            <text:p>-22.265300</text:p>
          </table:table-cell>
          <table:table-cell office:value-type="float" office:value="32.5283" calcext:value-type="float">
            <text:p>32.528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341</text:p>
          </table:table-cell>
          <table:table-cell office:value-type="float" office:value="1090407" calcext:value-type="float">
            <text:p>1090407</text:p>
          </table:table-cell>
          <table:table-cell office:value-type="string" calcext:value-type="string">
            <text:p>01090907</text:p>
          </table:table-cell>
          <table:table-cell office:value-type="string" calcext:value-type="string">
            <text:p>Mahat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2</text:p>
          </table:table-cell>
          <table:table-cell office:value-type="float" office:value="-21.9694" calcext:value-type="float">
            <text:p>-21.969400</text:p>
          </table:table-cell>
          <table:table-cell office:value-type="float" office:value="32.1147" calcext:value-type="float">
            <text:p>32.114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342</text:p>
          </table:table-cell>
          <table:table-cell office:value-type="float" office:value="1090408" calcext:value-type="float">
            <text:p>1090408</text:p>
          </table:table-cell>
          <table:table-cell office:value-type="string" calcext:value-type="string">
            <text:p>01090908</text:p>
          </table:table-cell>
          <table:table-cell office:value-type="string" calcext:value-type="string">
            <text:p>Mapa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2</text:p>
          </table:table-cell>
          <table:table-cell office:value-type="float" office:value="-22.7322" calcext:value-type="float">
            <text:p>-22.732200</text:p>
          </table:table-cell>
          <table:table-cell office:value-type="float" office:value="32.0608" calcext:value-type="float">
            <text:p>32.060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343</text:p>
          </table:table-cell>
          <table:table-cell office:value-type="float" office:value="1090409" calcext:value-type="float">
            <text:p>1090409</text:p>
          </table:table-cell>
          <table:table-cell office:value-type="string" calcext:value-type="string">
            <text:p>01090909</text:p>
          </table:table-cell>
          <table:table-cell office:value-type="string" calcext:value-type="string">
            <text:p>Mapai-Ng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2</text:p>
          </table:table-cell>
          <table:table-cell office:value-type="float" office:value="-22.8467" calcext:value-type="float">
            <text:p>-22.846700</text:p>
          </table:table-cell>
          <table:table-cell office:value-type="float" office:value="31.9656" calcext:value-type="float">
            <text:p>31.965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344</text:p>
          </table:table-cell>
          <table:table-cell office:value-type="float" office:value="1090410" calcext:value-type="float">
            <text:p>1090410</text:p>
          </table:table-cell>
          <table:table-cell office:value-type="string" calcext:value-type="string">
            <text:p>01090910</text:p>
          </table:table-cell>
          <table:table-cell office:value-type="string" calcext:value-type="string">
            <text:p>Mepu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2</text:p>
          </table:table-cell>
          <table:table-cell office:value-type="float" office:value="-23.0672" calcext:value-type="float">
            <text:p>-23.067200</text:p>
          </table:table-cell>
          <table:table-cell office:value-type="float" office:value="32.2219" calcext:value-type="float">
            <text:p>32.221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345</text:p>
          </table:table-cell>
          <table:table-cell office:value-type="float" office:value="1090411" calcext:value-type="float">
            <text:p>1090411</text:p>
          </table:table-cell>
          <table:table-cell office:value-type="string" calcext:value-type="string">
            <text:p>01090911</text:p>
          </table:table-cell>
          <table:table-cell office:value-type="string" calcext:value-type="string">
            <text:p>Pafur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2</text:p>
          </table:table-cell>
          <table:table-cell office:value-type="float" office:value="-22.4572" calcext:value-type="float">
            <text:p>-22.457200</text:p>
          </table:table-cell>
          <table:table-cell office:value-type="float" office:value="31.33" calcext:value-type="float">
            <text:p>31.3300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346</text:p>
          </table:table-cell>
          <table:table-cell office:value-type="float" office:value="1090412" calcext:value-type="float">
            <text:p>1090412</text:p>
          </table:table-cell>
          <table:table-cell office:value-type="string" calcext:value-type="string">
            <text:p>01090912</text:p>
          </table:table-cell>
          <table:table-cell office:value-type="string" calcext:value-type="string">
            <text:p>Litla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2</text:p>
          </table:table-cell>
          <table:table-cell office:value-type="float" office:value="-22.2031" calcext:value-type="float">
            <text:p>-22.203100</text:p>
          </table:table-cell>
          <table:table-cell office:value-type="float" office:value="31.6383" calcext:value-type="float">
            <text:p>31.638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347</text:p>
          </table:table-cell>
          <table:table-cell office:value-type="float" office:value="1090414" calcext:value-type="float">
            <text:p>1090414</text:p>
          </table:table-cell>
          <table:table-cell office:value-type="string" calcext:value-type="string">
            <text:p>01090914</text:p>
          </table:table-cell>
          <table:table-cell office:value-type="string" calcext:value-type="string">
            <text:p>Chicualacua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22</text:p>
          </table:table-cell>
          <table:table-cell office:value-type="float" office:value="-22.0775" calcext:value-type="float">
            <text:p>-22.077500</text:p>
          </table:table-cell>
          <table:table-cell office:value-type="float" office:value="31.6783" calcext:value-type="float">
            <text:p>31.678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348</text:p>
          </table:table-cell>
          <table:table-cell office:value-type="float" office:value="1090506" calcext:value-type="float">
            <text:p>1090506</text:p>
          </table:table-cell>
          <table:table-cell office:value-type="string" calcext:value-type="string">
            <text:p>01090506</text:p>
          </table:table-cell>
          <table:table-cell office:value-type="string" calcext:value-type="string">
            <text:p>Chigu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3</text:p>
          </table:table-cell>
          <table:table-cell office:value-type="float" office:value="-22.8322" calcext:value-type="float">
            <text:p>-22.832200</text:p>
          </table:table-cell>
          <table:table-cell office:value-type="float" office:value="33.5433" calcext:value-type="float">
            <text:p>33.543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349</text:p>
          </table:table-cell>
          <table:table-cell office:value-type="float" office:value="1090507" calcext:value-type="float">
            <text:p>1090507</text:p>
          </table:table-cell>
          <table:table-cell office:value-type="string" calcext:value-type="string">
            <text:p>01090507</text:p>
          </table:table-cell>
          <table:table-cell office:value-type="string" calcext:value-type="string">
            <text:p>Zinh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3</text:p>
          </table:table-cell>
          <table:table-cell office:value-type="float" office:value="-22.355" calcext:value-type="float">
            <text:p>-22.355000</text:p>
          </table:table-cell>
          <table:table-cell office:value-type="float" office:value="33.0761" calcext:value-type="float">
            <text:p>33.0761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350</text:p>
          </table:table-cell>
          <table:table-cell office:value-type="float" office:value="1090508" calcext:value-type="float">
            <text:p>1090508</text:p>
          </table:table-cell>
          <table:table-cell office:value-type="string" calcext:value-type="string">
            <text:p>01090508</text:p>
          </table:table-cell>
          <table:table-cell office:value-type="string" calcext:value-type="string">
            <text:p>Ndindiz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23</text:p>
          </table:table-cell>
          <table:table-cell office:value-type="float" office:value="-23.4575" calcext:value-type="float">
            <text:p>-23.457500</text:p>
          </table:table-cell>
          <table:table-cell office:value-type="float" office:value="33.4253" calcext:value-type="float">
            <text:p>33.425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351</text:p>
          </table:table-cell>
          <table:table-cell office:value-type="float" office:value="1090509" calcext:value-type="float">
            <text:p>1090509</text:p>
          </table:table-cell>
          <table:table-cell office:value-type="string" calcext:value-type="string">
            <text:p>01090509</text:p>
          </table:table-cell>
          <table:table-cell office:value-type="string" calcext:value-type="string">
            <text:p>Machai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3</text:p>
          </table:table-cell>
          <table:table-cell office:value-type="float" office:value="-22.2547" calcext:value-type="float">
            <text:p>-22.254700</text:p>
          </table:table-cell>
          <table:table-cell office:value-type="float" office:value="32.9147" calcext:value-type="float">
            <text:p>32.914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352</text:p>
          </table:table-cell>
          <table:table-cell office:value-type="float" office:value="1090511" calcext:value-type="float">
            <text:p>1090511</text:p>
          </table:table-cell>
          <table:table-cell office:value-type="string" calcext:value-type="string">
            <text:p>01090511</text:p>
          </table:table-cell>
          <table:table-cell office:value-type="string" calcext:value-type="string">
            <text:p>Cu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3</text:p>
          </table:table-cell>
          <table:table-cell office:value-type="float" office:value="-22.95761" calcext:value-type="float">
            <text:p>-22.957610</text:p>
          </table:table-cell>
          <table:table-cell office:value-type="float" office:value="33.348653" calcext:value-type="float">
            <text:p>33.348653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353</text:p>
          </table:table-cell>
          <table:table-cell office:value-type="float" office:value="1090510" calcext:value-type="float">
            <text:p>1090510</text:p>
          </table:table-cell>
          <table:table-cell office:value-type="string" calcext:value-type="string">
            <text:p>01090510</text:p>
          </table:table-cell>
          <table:table-cell office:value-type="string" calcext:value-type="string">
            <text:p>Nhan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3</text:p>
          </table:table-cell>
          <table:table-cell office:value-type="float" office:value="-23.5167" calcext:value-type="float">
            <text:p>-23.516700</text:p>
          </table:table-cell>
          <table:table-cell office:value-type="float" office:value="33.5067" calcext:value-type="float">
            <text:p>33.506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54</text:p>
          </table:table-cell>
          <table:table-cell office:value-type="float" office:value="1090601" calcext:value-type="float">
            <text:p>1090601</text:p>
          </table:table-cell>
          <table:table-cell office:value-type="string" calcext:value-type="string">
            <text:p>01090601</text:p>
          </table:table-cell>
          <table:table-cell office:value-type="string" calcext:value-type="string">
            <text:p>Manjang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7</text:p>
          </table:table-cell>
          <table:table-cell office:value-type="float" office:value="-24.529956" calcext:value-type="float">
            <text:p>-24.529956</text:p>
          </table:table-cell>
          <table:table-cell office:value-type="float" office:value="32.986934" calcext:value-type="float">
            <text:p>32.986934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55</text:p>
          </table:table-cell>
          <table:table-cell office:value-type="float" office:value="1090602" calcext:value-type="float">
            <text:p>1090602</text:p>
          </table:table-cell>
          <table:table-cell office:value-type="string" calcext:value-type="string">
            <text:p>01090602</text:p>
          </table:table-cell>
          <table:table-cell office:value-type="string" calcext:value-type="string">
            <text:p>Malhaz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7</text:p>
          </table:table-cell>
          <table:table-cell office:value-type="float" office:value="-24.428735" calcext:value-type="float">
            <text:p>-24.428735</text:p>
          </table:table-cell>
          <table:table-cell office:value-type="float" office:value="32.979532" calcext:value-type="float">
            <text:p>32.979532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56</text:p>
          </table:table-cell>
          <table:table-cell office:value-type="float" office:value="1090600" calcext:value-type="float">
            <text:p>1090600</text:p>
          </table:table-cell>
          <table:table-cell office:value-type="string" calcext:value-type="string">
            <text:p>01090600</text:p>
          </table:table-cell>
          <table:table-cell office:value-type="string" calcext:value-type="string">
            <text:p>Chok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27</text:p>
          </table:table-cell>
          <table:table-cell office:value-type="float" office:value="-24.527439" calcext:value-type="float">
            <text:p>-24.527439</text:p>
          </table:table-cell>
          <table:table-cell office:value-type="float" office:value="33.005138" calcext:value-type="float">
            <text:p>33.005138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57</text:p>
          </table:table-cell>
          <table:table-cell office:value-type="float" office:value="1090606" calcext:value-type="float">
            <text:p>1090606</text:p>
          </table:table-cell>
          <table:table-cell office:value-type="string" calcext:value-type="string">
            <text:p>01090606</text:p>
          </table:table-cell>
          <table:table-cell office:value-type="string" calcext:value-type="string">
            <text:p>Cidade De Chokw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27</text:p>
          </table:table-cell>
          <table:table-cell office:value-type="float" office:value="-24.5668" calcext:value-type="float">
            <text:p>-24.566800</text:p>
          </table:table-cell>
          <table:table-cell office:value-type="float" office:value="32.9186" calcext:value-type="float">
            <text:p>32.918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58</text:p>
          </table:table-cell>
          <table:table-cell office:value-type="float" office:value="1090609" calcext:value-type="float">
            <text:p>1090609</text:p>
          </table:table-cell>
          <table:table-cell office:value-type="string" calcext:value-type="string">
            <text:p>01090609</text:p>
          </table:table-cell>
          <table:table-cell office:value-type="string" calcext:value-type="string">
            <text:p>Mui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7</text:p>
          </table:table-cell>
          <table:table-cell office:value-type="float" office:value="-24.6369" calcext:value-type="float">
            <text:p>-24.636900</text:p>
          </table:table-cell>
          <table:table-cell office:value-type="float" office:value="33.1778" calcext:value-type="float">
            <text:p>33.177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59</text:p>
          </table:table-cell>
          <table:table-cell office:value-type="float" office:value="1090610" calcext:value-type="float">
            <text:p>1090610</text:p>
          </table:table-cell>
          <table:table-cell office:value-type="string" calcext:value-type="string">
            <text:p>01090610</text:p>
          </table:table-cell>
          <table:table-cell office:value-type="string" calcext:value-type="string">
            <text:p>Mapa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7</text:p>
          </table:table-cell>
          <table:table-cell office:value-type="float" office:value="-24.7392" calcext:value-type="float">
            <text:p>-24.739200</text:p>
          </table:table-cell>
          <table:table-cell office:value-type="float" office:value="33.1261" calcext:value-type="float">
            <text:p>33.1261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0</text:p>
          </table:table-cell>
          <table:table-cell office:value-type="float" office:value="1090611" calcext:value-type="float">
            <text:p>1090611</text:p>
          </table:table-cell>
          <table:table-cell office:value-type="string" calcext:value-type="string">
            <text:p>01090611</text:p>
          </table:table-cell>
          <table:table-cell office:value-type="string" calcext:value-type="string">
            <text:p>Wachicolu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7</text:p>
          </table:table-cell>
          <table:table-cell office:value-type="float" office:value="-24.6794" calcext:value-type="float">
            <text:p>-24.679400</text:p>
          </table:table-cell>
          <table:table-cell office:value-type="float" office:value="33.0183" calcext:value-type="float">
            <text:p>33.018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1</text:p>
          </table:table-cell>
          <table:table-cell office:value-type="float" office:value="1090612" calcext:value-type="float">
            <text:p>1090612</text:p>
          </table:table-cell>
          <table:table-cell office:value-type="string" calcext:value-type="string">
            <text:p>01090612</text:p>
          </table:table-cell>
          <table:table-cell office:value-type="string" calcext:value-type="string">
            <text:p>Tlaw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7</text:p>
          </table:table-cell>
          <table:table-cell office:value-type="float" office:value="-24.7536" calcext:value-type="float">
            <text:p>-24.753600</text:p>
          </table:table-cell>
          <table:table-cell office:value-type="float" office:value="32.8836" calcext:value-type="float">
            <text:p>32.883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2</text:p>
          </table:table-cell>
          <table:table-cell office:value-type="float" office:value="1090613" calcext:value-type="float">
            <text:p>1090613</text:p>
          </table:table-cell>
          <table:table-cell office:value-type="string" calcext:value-type="string">
            <text:p>01090613</text:p>
          </table:table-cell>
          <table:table-cell office:value-type="string" calcext:value-type="string">
            <text:p>Mach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7</text:p>
          </table:table-cell>
          <table:table-cell office:value-type="float" office:value="-24.17" calcext:value-type="float">
            <text:p>-24.170000</text:p>
          </table:table-cell>
          <table:table-cell office:value-type="float" office:value="32.6411" calcext:value-type="float">
            <text:p>32.6411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3</text:p>
          </table:table-cell>
          <table:table-cell office:value-type="float" office:value="1090603" calcext:value-type="float">
            <text:p>1090603</text:p>
          </table:table-cell>
          <table:table-cell office:value-type="string" calcext:value-type="string">
            <text:p>01090603</text:p>
          </table:table-cell>
          <table:table-cell office:value-type="string" calcext:value-type="string">
            <text:p>Carme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27</text:p>
          </table:table-cell>
          <table:table-cell office:value-type="float" office:value="-24.540394" calcext:value-type="float">
            <text:p>-24.540394</text:p>
          </table:table-cell>
          <table:table-cell office:value-type="float" office:value="32.999072" calcext:value-type="float">
            <text:p>32.999072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4</text:p>
          </table:table-cell>
          <table:table-cell office:value-type="float" office:value="1090604" calcext:value-type="float">
            <text:p>1090604</text:p>
          </table:table-cell>
          <table:table-cell office:value-type="string" calcext:value-type="string">
            <text:p>01090604</text:p>
          </table:table-cell>
          <table:table-cell office:value-type="string" calcext:value-type="string">
            <text:p>Bair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27</text:p>
          </table:table-cell>
          <table:table-cell office:value-type="float" office:value="-24.533086" calcext:value-type="float">
            <text:p>-24.533086</text:p>
          </table:table-cell>
          <table:table-cell office:value-type="float" office:value="32.997374" calcext:value-type="float">
            <text:p>32.997374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5</text:p>
          </table:table-cell>
          <table:table-cell office:value-type="float" office:value="1090614" calcext:value-type="float">
            <text:p>1090614</text:p>
          </table:table-cell>
          <table:table-cell office:value-type="string" calcext:value-type="string">
            <text:p>01090614</text:p>
          </table:table-cell>
          <table:table-cell office:value-type="string" calcext:value-type="string">
            <text:p>Cumb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7</text:p>
          </table:table-cell>
          <table:table-cell office:value-type="float" office:value="-24.5394" calcext:value-type="float">
            <text:p>-24.539400</text:p>
          </table:table-cell>
          <table:table-cell office:value-type="float" office:value="32.7508" calcext:value-type="float">
            <text:p>32.750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6</text:p>
          </table:table-cell>
          <table:table-cell office:value-type="float" office:value="1090615" calcext:value-type="float">
            <text:p>1090615</text:p>
          </table:table-cell>
          <table:table-cell office:value-type="string" calcext:value-type="string">
            <text:p>01090615</text:p>
          </table:table-cell>
          <table:table-cell office:value-type="string" calcext:value-type="string">
            <text:p>Chaluc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7</text:p>
          </table:table-cell>
          <table:table-cell office:value-type="float" office:value="-24.7128" calcext:value-type="float">
            <text:p>-24.712800</text:p>
          </table:table-cell>
          <table:table-cell office:value-type="float" office:value="33.3736" calcext:value-type="float">
            <text:p>33.373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7</text:p>
          </table:table-cell>
          <table:table-cell office:value-type="float" office:value="1090616" calcext:value-type="float">
            <text:p>1090616</text:p>
          </table:table-cell>
          <table:table-cell office:value-type="string" calcext:value-type="string">
            <text:p>01090616</text:p>
          </table:table-cell>
          <table:table-cell office:value-type="string" calcext:value-type="string">
            <text:p>Hokw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7</text:p>
          </table:table-cell>
          <table:table-cell office:value-type="float" office:value="-24.7069" calcext:value-type="float">
            <text:p>-24.706900</text:p>
          </table:table-cell>
          <table:table-cell office:value-type="float" office:value="33.18" calcext:value-type="float">
            <text:p>33.1800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8</text:p>
          </table:table-cell>
          <table:table-cell office:value-type="float" office:value="1090617" calcext:value-type="float">
            <text:p>1090617</text:p>
          </table:table-cell>
          <table:table-cell office:value-type="string" calcext:value-type="string">
            <text:p>01090617</text:p>
          </table:table-cell>
          <table:table-cell office:value-type="string" calcext:value-type="string">
            <text:p>Conh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7</text:p>
          </table:table-cell>
          <table:table-cell office:value-type="float" office:value="-24.6681" calcext:value-type="float">
            <text:p>-24.668100</text:p>
          </table:table-cell>
          <table:table-cell office:value-type="float" office:value="33.0953" calcext:value-type="float">
            <text:p>33.095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69</text:p>
          </table:table-cell>
          <table:table-cell office:value-type="float" office:value="1090618" calcext:value-type="float">
            <text:p>1090618</text:p>
          </table:table-cell>
          <table:table-cell office:value-type="string" calcext:value-type="string">
            <text:p>01090618</text:p>
          </table:table-cell>
          <table:table-cell office:value-type="string" calcext:value-type="string">
            <text:p>Chiaque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7</text:p>
          </table:table-cell>
          <table:table-cell office:value-type="float" office:value="-24.6768" calcext:value-type="float">
            <text:p>-24.676800</text:p>
          </table:table-cell>
          <table:table-cell office:value-type="float" office:value="33.3257" calcext:value-type="float">
            <text:p>33.325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70</text:p>
          </table:table-cell>
          <table:table-cell office:value-type="float" office:value="1090619" calcext:value-type="float">
            <text:p>1090619</text:p>
          </table:table-cell>
          <table:table-cell office:value-type="string" calcext:value-type="string">
            <text:p>01090619</text:p>
          </table:table-cell>
          <table:table-cell office:value-type="string" calcext:value-type="string">
            <text:p>Xilemb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7</text:p>
          </table:table-cell>
          <table:table-cell office:value-type="float" office:value="-24.6881" calcext:value-type="float">
            <text:p>-24.688100</text:p>
          </table:table-cell>
          <table:table-cell office:value-type="float" office:value="33.2586" calcext:value-type="float">
            <text:p>33.258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71</text:p>
          </table:table-cell>
          <table:table-cell office:value-type="float" office:value="1090620" calcext:value-type="float">
            <text:p>1090620</text:p>
          </table:table-cell>
          <table:table-cell office:value-type="string" calcext:value-type="string">
            <text:p>01090620</text:p>
          </table:table-cell>
          <table:table-cell office:value-type="string" calcext:value-type="string">
            <text:p>Lio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7</text:p>
          </table:table-cell>
          <table:table-cell office:value-type="float" office:value="-24.5858" calcext:value-type="float">
            <text:p>-24.585800</text:p>
          </table:table-cell>
          <table:table-cell office:value-type="float" office:value="33.0639" calcext:value-type="float">
            <text:p>33.063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72</text:p>
          </table:table-cell>
          <table:table-cell office:value-type="float" office:value="1090605" calcext:value-type="float">
            <text:p>1090605</text:p>
          </table:table-cell>
          <table:table-cell office:value-type="string" calcext:value-type="string">
            <text:p>01090605</text:p>
          </table:table-cell>
          <table:table-cell office:value-type="string" calcext:value-type="string">
            <text:p>25 De Setemb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27</text:p>
          </table:table-cell>
          <table:table-cell office:value-type="float" office:value="-24.307261" calcext:value-type="float">
            <text:p>-24.307261</text:p>
          </table:table-cell>
          <table:table-cell office:value-type="float" office:value="32.651379" calcext:value-type="float">
            <text:p>32.651379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73</text:p>
          </table:table-cell>
          <table:table-cell office:value-type="float" office:value="1090621" calcext:value-type="float">
            <text:p>1090621</text:p>
          </table:table-cell>
          <table:table-cell office:value-type="string" calcext:value-type="string">
            <text:p>01090621</text:p>
          </table:table-cell>
          <table:table-cell office:value-type="string" calcext:value-type="string">
            <text:p>Massavas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7</text:p>
          </table:table-cell>
          <table:table-cell office:value-type="float" office:value="-24.6228" calcext:value-type="float">
            <text:p>-24.622800</text:p>
          </table:table-cell>
          <table:table-cell office:value-type="float" office:value="33.1103" calcext:value-type="float">
            <text:p>33.110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374</text:p>
          </table:table-cell>
          <table:table-cell office:value-type="float" office:value="1090608" calcext:value-type="float">
            <text:p>1090608</text:p>
          </table:table-cell>
          <table:table-cell office:value-type="string" calcext:value-type="string">
            <text:p>01090608</text:p>
          </table:table-cell>
          <table:table-cell office:value-type="string" calcext:value-type="string">
            <text:p>Barrag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27</text:p>
          </table:table-cell>
          <table:table-cell office:value-type="float" office:value="-24.586414" calcext:value-type="float">
            <text:p>-24.586414</text:p>
          </table:table-cell>
          <table:table-cell office:value-type="float" office:value="33.051691" calcext:value-type="float">
            <text:p>33.051691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375</text:p>
          </table:table-cell>
          <table:table-cell office:value-type="float" office:value="1090706" calcext:value-type="float">
            <text:p>1090706</text:p>
          </table:table-cell>
          <table:table-cell office:value-type="string" calcext:value-type="string">
            <text:p>01090706</text:p>
          </table:table-cell>
          <table:table-cell office:value-type="string" calcext:value-type="string">
            <text:p>Guij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25</text:p>
          </table:table-cell>
          <table:table-cell office:value-type="float" office:value="-24.4992" calcext:value-type="float">
            <text:p>-24.499200</text:p>
          </table:table-cell>
          <table:table-cell office:value-type="float" office:value="33.0144" calcext:value-type="float">
            <text:p>33.014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376</text:p>
          </table:table-cell>
          <table:table-cell office:value-type="float" office:value="1090707" calcext:value-type="float">
            <text:p>1090707</text:p>
          </table:table-cell>
          <table:table-cell office:value-type="string" calcext:value-type="string">
            <text:p>01090707</text:p>
          </table:table-cell>
          <table:table-cell office:value-type="string" calcext:value-type="string">
            <text:p>Nala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5</text:p>
          </table:table-cell>
          <table:table-cell office:value-type="float" office:value="-24.0498" calcext:value-type="float">
            <text:p>-24.049800</text:p>
          </table:table-cell>
          <table:table-cell office:value-type="float" office:value="33.3274" calcext:value-type="float">
            <text:p>33.327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377</text:p>
          </table:table-cell>
          <table:table-cell office:value-type="float" office:value="1090708" calcext:value-type="float">
            <text:p>1090708</text:p>
          </table:table-cell>
          <table:table-cell office:value-type="string" calcext:value-type="string">
            <text:p>01090708</text:p>
          </table:table-cell>
          <table:table-cell office:value-type="string" calcext:value-type="string">
            <text:p>Chibab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5</text:p>
          </table:table-cell>
          <table:table-cell office:value-type="float" office:value="-24.5875" calcext:value-type="float">
            <text:p>-24.587500</text:p>
          </table:table-cell>
          <table:table-cell office:value-type="float" office:value="33.2331" calcext:value-type="float">
            <text:p>33.2331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378</text:p>
          </table:table-cell>
          <table:table-cell office:value-type="float" office:value="1090709" calcext:value-type="float">
            <text:p>1090709</text:p>
          </table:table-cell>
          <table:table-cell office:value-type="string" calcext:value-type="string">
            <text:p>01090709</text:p>
          </table:table-cell>
          <table:table-cell office:value-type="string" calcext:value-type="string">
            <text:p>Chimbemb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5</text:p>
          </table:table-cell>
          <table:table-cell office:value-type="float" office:value="-24.3667" calcext:value-type="float">
            <text:p>-24.366700</text:p>
          </table:table-cell>
          <table:table-cell office:value-type="float" office:value="33.2028" calcext:value-type="float">
            <text:p>33.202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379</text:p>
          </table:table-cell>
          <table:table-cell office:value-type="float" office:value="1090710" calcext:value-type="float">
            <text:p>1090710</text:p>
          </table:table-cell>
          <table:table-cell office:value-type="string" calcext:value-type="string">
            <text:p>01090710</text:p>
          </table:table-cell>
          <table:table-cell office:value-type="string" calcext:value-type="string">
            <text:p>Chinhacan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5</text:p>
          </table:table-cell>
          <table:table-cell office:value-type="float" office:value="-24.3628" calcext:value-type="float">
            <text:p>-24.362800</text:p>
          </table:table-cell>
          <table:table-cell office:value-type="float" office:value="32.9033" calcext:value-type="float">
            <text:p>32.903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380</text:p>
          </table:table-cell>
          <table:table-cell office:value-type="float" office:value="1090711" calcext:value-type="float">
            <text:p>1090711</text:p>
          </table:table-cell>
          <table:table-cell office:value-type="string" calcext:value-type="string">
            <text:p>01090711</text:p>
          </table:table-cell>
          <table:table-cell office:value-type="string" calcext:value-type="string">
            <text:p>Chivongu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5</text:p>
          </table:table-cell>
          <table:table-cell office:value-type="float" office:value="-24.5115" calcext:value-type="float">
            <text:p>-24.511500</text:p>
          </table:table-cell>
          <table:table-cell office:value-type="float" office:value="33.1033" calcext:value-type="float">
            <text:p>33.103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381</text:p>
          </table:table-cell>
          <table:table-cell office:value-type="float" office:value="1090712" calcext:value-type="float">
            <text:p>1090712</text:p>
          </table:table-cell>
          <table:table-cell office:value-type="string" calcext:value-type="string">
            <text:p>01090712</text:p>
          </table:table-cell>
          <table:table-cell office:value-type="string" calcext:value-type="string">
            <text:p>Mpe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5</text:p>
          </table:table-cell>
          <table:table-cell office:value-type="float" office:value="-24.2375" calcext:value-type="float">
            <text:p>-24.237500</text:p>
          </table:table-cell>
          <table:table-cell office:value-type="float" office:value="32.8375" calcext:value-type="float">
            <text:p>32.8375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382</text:p>
          </table:table-cell>
          <table:table-cell office:value-type="float" office:value="1090701" calcext:value-type="float">
            <text:p>1090701</text:p>
          </table:table-cell>
          <table:table-cell office:value-type="string" calcext:value-type="string">
            <text:p>01090701</text:p>
          </table:table-cell>
          <table:table-cell office:value-type="string" calcext:value-type="string">
            <text:p>Mbalav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5</text:p>
          </table:table-cell>
          <table:table-cell office:value-type="float" office:value="-23.775858" calcext:value-type="float">
            <text:p>-23.775858</text:p>
          </table:table-cell>
          <table:table-cell office:value-type="float" office:value="33.571" calcext:value-type="float">
            <text:p>33.5710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383</text:p>
          </table:table-cell>
          <table:table-cell office:value-type="float" office:value="1090713" calcext:value-type="float">
            <text:p>1090713</text:p>
          </table:table-cell>
          <table:table-cell office:value-type="string" calcext:value-type="string">
            <text:p>01090713</text:p>
          </table:table-cell>
          <table:table-cell office:value-type="string" calcext:value-type="string">
            <text:p>Mubangu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5</text:p>
          </table:table-cell>
          <table:table-cell office:value-type="float" office:value="-24.739167" calcext:value-type="float">
            <text:p>-24.739167</text:p>
          </table:table-cell>
          <table:table-cell office:value-type="float" office:value="33.126111" calcext:value-type="float">
            <text:p>33.126111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384</text:p>
          </table:table-cell>
          <table:table-cell office:value-type="float" office:value="1090801" calcext:value-type="float">
            <text:p>1090801</text:p>
          </table:table-cell>
          <table:table-cell office:value-type="string" calcext:value-type="string">
            <text:p>01090801</text:p>
          </table:table-cell>
          <table:table-cell office:value-type="string" calcext:value-type="string">
            <text:p>Macara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6</text:p>
          </table:table-cell>
          <table:table-cell office:value-type="float" office:value="-23.848834" calcext:value-type="float">
            <text:p>-23.848834</text:p>
          </table:table-cell>
          <table:table-cell office:value-type="float" office:value="32.621002" calcext:value-type="float">
            <text:p>32.621002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385</text:p>
          </table:table-cell>
          <table:table-cell office:value-type="float" office:value="1090806" calcext:value-type="float">
            <text:p>1090806</text:p>
          </table:table-cell>
          <table:table-cell office:value-type="string" calcext:value-type="string">
            <text:p>01090806</text:p>
          </table:table-cell>
          <table:table-cell office:value-type="string" calcext:value-type="string">
            <text:p>Mabala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26</text:p>
          </table:table-cell>
          <table:table-cell office:value-type="float" office:value="-23.8508" calcext:value-type="float">
            <text:p>-23.850800</text:p>
          </table:table-cell>
          <table:table-cell office:value-type="float" office:value="32.6228" calcext:value-type="float">
            <text:p>32.622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386</text:p>
          </table:table-cell>
          <table:table-cell office:value-type="float" office:value="1090807" calcext:value-type="float">
            <text:p>1090807</text:p>
          </table:table-cell>
          <table:table-cell office:value-type="string" calcext:value-type="string">
            <text:p>01090807</text:p>
          </table:table-cell>
          <table:table-cell office:value-type="string" calcext:value-type="string">
            <text:p>Combom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3.4281" calcext:value-type="float">
            <text:p>-23.428100</text:p>
          </table:table-cell>
          <table:table-cell office:value-type="float" office:value="32.5547" calcext:value-type="float">
            <text:p>32.554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387</text:p>
          </table:table-cell>
          <table:table-cell office:value-type="float" office:value="1090808" calcext:value-type="float">
            <text:p>1090808</text:p>
          </table:table-cell>
          <table:table-cell office:value-type="string" calcext:value-type="string">
            <text:p>01090808</text:p>
          </table:table-cell>
          <table:table-cell office:value-type="string" calcext:value-type="string">
            <text:p>Mabom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3.6972" calcext:value-type="float">
            <text:p>-23.697200</text:p>
          </table:table-cell>
          <table:table-cell office:value-type="float" office:value="32.5214" calcext:value-type="float">
            <text:p>32.521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388</text:p>
          </table:table-cell>
          <table:table-cell office:value-type="float" office:value="1090810" calcext:value-type="float">
            <text:p>1090810</text:p>
          </table:table-cell>
          <table:table-cell office:value-type="string" calcext:value-type="string">
            <text:p>01090810</text:p>
          </table:table-cell>
          <table:table-cell office:value-type="string" calcext:value-type="string">
            <text:p>Nhimbainwe 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6</text:p>
          </table:table-cell>
          <table:table-cell office:value-type="float" office:value="-23.8392" calcext:value-type="float">
            <text:p>-23.839200</text:p>
          </table:table-cell>
          <table:table-cell office:value-type="float" office:value="32.5297" calcext:value-type="float">
            <text:p>32.529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389</text:p>
          </table:table-cell>
          <table:table-cell office:value-type="float" office:value="1090811" calcext:value-type="float">
            <text:p>1090811</text:p>
          </table:table-cell>
          <table:table-cell office:value-type="string" calcext:value-type="string">
            <text:p>01090811</text:p>
          </table:table-cell>
          <table:table-cell office:value-type="string" calcext:value-type="string">
            <text:p>Tsoc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0714" calcext:value-type="float">
            <text:p>-24.071400</text:p>
          </table:table-cell>
          <table:table-cell office:value-type="float" office:value="32.6439" calcext:value-type="float">
            <text:p>32.643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390</text:p>
          </table:table-cell>
          <table:table-cell office:value-type="float" office:value="1090812" calcext:value-type="float">
            <text:p>1090812</text:p>
          </table:table-cell>
          <table:table-cell office:value-type="string" calcext:value-type="string">
            <text:p>01090812</text:p>
          </table:table-cell>
          <table:table-cell office:value-type="string" calcext:value-type="string">
            <text:p>Pfukw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1422" calcext:value-type="float">
            <text:p>-24.142200</text:p>
          </table:table-cell>
          <table:table-cell office:value-type="float" office:value="32.7256" calcext:value-type="float">
            <text:p>32.7256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391</text:p>
          </table:table-cell>
          <table:table-cell office:value-type="float" office:value="1090901" calcext:value-type="float">
            <text:p>1090901</text:p>
          </table:table-cell>
          <table:table-cell office:value-type="string" calcext:value-type="string">
            <text:p>01090901</text:p>
          </table:table-cell>
          <table:table-cell office:value-type="string" calcext:value-type="string">
            <text:p>Mandlakaz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26</text:p>
          </table:table-cell>
          <table:table-cell office:value-type="float" office:value="-24.7122" calcext:value-type="float">
            <text:p>-24.712200</text:p>
          </table:table-cell>
          <table:table-cell office:value-type="float" office:value="33.8861" calcext:value-type="float">
            <text:p>33.8861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392</text:p>
          </table:table-cell>
          <table:table-cell office:value-type="float" office:value="1090906" calcext:value-type="float">
            <text:p>1090906</text:p>
          </table:table-cell>
          <table:table-cell office:value-type="string" calcext:value-type="string">
            <text:p>01090906</text:p>
          </table:table-cell>
          <table:table-cell office:value-type="string" calcext:value-type="string">
            <text:p>Chidengue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9206" calcext:value-type="float">
            <text:p>-24.920600</text:p>
          </table:table-cell>
          <table:table-cell office:value-type="float" office:value="34.1911" calcext:value-type="float">
            <text:p>34.1911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393</text:p>
          </table:table-cell>
          <table:table-cell office:value-type="float" office:value="1090907" calcext:value-type="float">
            <text:p>1090907</text:p>
          </table:table-cell>
          <table:table-cell office:value-type="string" calcext:value-type="string">
            <text:p>01090907</text:p>
          </table:table-cell>
          <table:table-cell office:value-type="string" calcext:value-type="string">
            <text:p>Dengo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8597" calcext:value-type="float">
            <text:p>-24.859700</text:p>
          </table:table-cell>
          <table:table-cell office:value-type="float" office:value="34.4117" calcext:value-type="float">
            <text:p>34.4117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394</text:p>
          </table:table-cell>
          <table:table-cell office:value-type="float" office:value="1090908" calcext:value-type="float">
            <text:p>1090908</text:p>
          </table:table-cell>
          <table:table-cell office:value-type="string" calcext:value-type="string">
            <text:p>01090908</text:p>
          </table:table-cell>
          <table:table-cell office:value-type="string" calcext:value-type="string">
            <text:p>Betu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7961" calcext:value-type="float">
            <text:p>-24.796100</text:p>
          </table:table-cell>
          <table:table-cell office:value-type="float" office:value="34.1875" calcext:value-type="float">
            <text:p>34.1875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395</text:p>
          </table:table-cell>
          <table:table-cell office:value-type="float" office:value="1090909" calcext:value-type="float">
            <text:p>1090909</text:p>
          </table:table-cell>
          <table:table-cell office:value-type="string" calcext:value-type="string">
            <text:p>01090909</text:p>
          </table:table-cell>
          <table:table-cell office:value-type="string" calcext:value-type="string">
            <text:p>Mussavel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8881" calcext:value-type="float">
            <text:p>-24.888100</text:p>
          </table:table-cell>
          <table:table-cell office:value-type="float" office:value="34.315" calcext:value-type="float">
            <text:p>34.3150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396</text:p>
          </table:table-cell>
          <table:table-cell office:value-type="float" office:value="1090910" calcext:value-type="float">
            <text:p>1090910</text:p>
          </table:table-cell>
          <table:table-cell office:value-type="string" calcext:value-type="string">
            <text:p>01090910</text:p>
          </table:table-cell>
          <table:table-cell office:value-type="string" calcext:value-type="string">
            <text:p>Bangu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6339" calcext:value-type="float">
            <text:p>-24.633900</text:p>
          </table:table-cell>
          <table:table-cell office:value-type="float" office:value="33.8375" calcext:value-type="float">
            <text:p>33.8375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397</text:p>
          </table:table-cell>
          <table:table-cell office:value-type="float" office:value="1090911" calcext:value-type="float">
            <text:p>1090911</text:p>
          </table:table-cell>
          <table:table-cell office:value-type="string" calcext:value-type="string">
            <text:p>01090911</text:p>
          </table:table-cell>
          <table:table-cell office:value-type="string" calcext:value-type="string">
            <text:p>Chibondz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6722" calcext:value-type="float">
            <text:p>-24.672200</text:p>
          </table:table-cell>
          <table:table-cell office:value-type="float" office:value="34.0692" calcext:value-type="float">
            <text:p>34.0692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398</text:p>
          </table:table-cell>
          <table:table-cell office:value-type="float" office:value="1090912" calcext:value-type="float">
            <text:p>1090912</text:p>
          </table:table-cell>
          <table:table-cell office:value-type="string" calcext:value-type="string">
            <text:p>01090912</text:p>
          </table:table-cell>
          <table:table-cell office:value-type="string" calcext:value-type="string">
            <text:p>Macuac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4889" calcext:value-type="float">
            <text:p>-24.488900</text:p>
          </table:table-cell>
          <table:table-cell office:value-type="float" office:value="33.9569" calcext:value-type="float">
            <text:p>33.9569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399</text:p>
          </table:table-cell>
          <table:table-cell office:value-type="float" office:value="1090913" calcext:value-type="float">
            <text:p>1090913</text:p>
          </table:table-cell>
          <table:table-cell office:value-type="string" calcext:value-type="string">
            <text:p>01090913</text:p>
          </table:table-cell>
          <table:table-cell office:value-type="string" calcext:value-type="string">
            <text:p>Macupu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8072" calcext:value-type="float">
            <text:p>-24.807200</text:p>
          </table:table-cell>
          <table:table-cell office:value-type="float" office:value="33.9817" calcext:value-type="float">
            <text:p>33.9817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0</text:p>
          </table:table-cell>
          <table:table-cell office:value-type="float" office:value="1090914" calcext:value-type="float">
            <text:p>1090914</text:p>
          </table:table-cell>
          <table:table-cell office:value-type="string" calcext:value-type="string">
            <text:p>01090914</text:p>
          </table:table-cell>
          <table:table-cell office:value-type="string" calcext:value-type="string">
            <text:p>Mangun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8719" calcext:value-type="float">
            <text:p>-24.871900</text:p>
          </table:table-cell>
          <table:table-cell office:value-type="float" office:value="33.8717" calcext:value-type="float">
            <text:p>33.8717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1</text:p>
          </table:table-cell>
          <table:table-cell office:value-type="float" office:value="1090915" calcext:value-type="float">
            <text:p>1090915</text:p>
          </table:table-cell>
          <table:table-cell office:value-type="string" calcext:value-type="string">
            <text:p>01090915</text:p>
          </table:table-cell>
          <table:table-cell office:value-type="string" calcext:value-type="string">
            <text:p>Manhiq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5947" calcext:value-type="float">
            <text:p>-24.594700</text:p>
          </table:table-cell>
          <table:table-cell office:value-type="float" office:value="34.3961" calcext:value-type="float">
            <text:p>34.3961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2</text:p>
          </table:table-cell>
          <table:table-cell office:value-type="float" office:value="1090916" calcext:value-type="float">
            <text:p>1090916</text:p>
          </table:table-cell>
          <table:table-cell office:value-type="string" calcext:value-type="string">
            <text:p>01090916</text:p>
          </table:table-cell>
          <table:table-cell office:value-type="string" calcext:value-type="string">
            <text:p>Muzam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7133" calcext:value-type="float">
            <text:p>-24.713300</text:p>
          </table:table-cell>
          <table:table-cell office:value-type="float" office:value="33.8838" calcext:value-type="float">
            <text:p>33.8838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3</text:p>
          </table:table-cell>
          <table:table-cell office:value-type="float" office:value="1090917" calcext:value-type="float">
            <text:p>1090917</text:p>
          </table:table-cell>
          <table:table-cell office:value-type="string" calcext:value-type="string">
            <text:p>01090917</text:p>
          </table:table-cell>
          <table:table-cell office:value-type="string" calcext:value-type="string">
            <text:p>Cucu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8831" calcext:value-type="float">
            <text:p>-24.883100</text:p>
          </table:table-cell>
          <table:table-cell office:value-type="float" office:value="33.9781" calcext:value-type="float">
            <text:p>33.9781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4</text:p>
          </table:table-cell>
          <table:table-cell office:value-type="float" office:value="1090918" calcext:value-type="float">
            <text:p>1090918</text:p>
          </table:table-cell>
          <table:table-cell office:value-type="string" calcext:value-type="string">
            <text:p>01090918</text:p>
          </table:table-cell>
          <table:table-cell office:value-type="string" calcext:value-type="string">
            <text:p>Matsinh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7547" calcext:value-type="float">
            <text:p>-24.754700</text:p>
          </table:table-cell>
          <table:table-cell office:value-type="float" office:value="34.0256" calcext:value-type="float">
            <text:p>34.0256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5</text:p>
          </table:table-cell>
          <table:table-cell office:value-type="float" office:value="1090919" calcext:value-type="float">
            <text:p>1090919</text:p>
          </table:table-cell>
          <table:table-cell office:value-type="string" calcext:value-type="string">
            <text:p>01090919</text:p>
          </table:table-cell>
          <table:table-cell office:value-type="string" calcext:value-type="string">
            <text:p>Maus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6756" calcext:value-type="float">
            <text:p>-24.675600</text:p>
          </table:table-cell>
          <table:table-cell office:value-type="float" office:value="33.9258" calcext:value-type="float">
            <text:p>33.9258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6</text:p>
          </table:table-cell>
          <table:table-cell office:value-type="float" office:value="1090920" calcext:value-type="float">
            <text:p>1090920</text:p>
          </table:table-cell>
          <table:table-cell office:value-type="string" calcext:value-type="string">
            <text:p>01090920</text:p>
          </table:table-cell>
          <table:table-cell office:value-type="string" calcext:value-type="string">
            <text:p>Laranjeir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5753" calcext:value-type="float">
            <text:p>-24.575300</text:p>
          </table:table-cell>
          <table:table-cell office:value-type="float" office:value="33.9153" calcext:value-type="float">
            <text:p>33.9153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7</text:p>
          </table:table-cell>
          <table:table-cell office:value-type="float" office:value="1090921" calcext:value-type="float">
            <text:p>1090921</text:p>
          </table:table-cell>
          <table:table-cell office:value-type="string" calcext:value-type="string">
            <text:p>01090921</text:p>
          </table:table-cell>
          <table:table-cell office:value-type="string" calcext:value-type="string">
            <text:p>Tava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26</text:p>
          </table:table-cell>
          <table:table-cell office:value-type="float" office:value="-24.5869" calcext:value-type="float">
            <text:p>-24.586900</text:p>
          </table:table-cell>
          <table:table-cell office:value-type="float" office:value="34.0697" calcext:value-type="float">
            <text:p>34.0697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8</text:p>
          </table:table-cell>
          <table:table-cell office:value-type="float" office:value="1090926" calcext:value-type="float">
            <text:p>1090926</text:p>
          </table:table-cell>
          <table:table-cell office:value-type="string" calcext:value-type="string">
            <text:p>01090926</text:p>
          </table:table-cell>
          <table:table-cell office:value-type="string" calcext:value-type="string">
            <text:p>Chicav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8011" calcext:value-type="float">
            <text:p>-24.801100</text:p>
          </table:table-cell>
          <table:table-cell office:value-type="float" office:value="33.8158" calcext:value-type="float">
            <text:p>33.8158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09</text:p>
          </table:table-cell>
          <table:table-cell office:value-type="float" office:value="1090927" calcext:value-type="float">
            <text:p>1090927</text:p>
          </table:table-cell>
          <table:table-cell office:value-type="string" calcext:value-type="string">
            <text:p>01090927</text:p>
          </table:table-cell>
          <table:table-cell office:value-type="string" calcext:value-type="string">
            <text:p>Incad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9108" calcext:value-type="float">
            <text:p>-24.910800</text:p>
          </table:table-cell>
          <table:table-cell office:value-type="float" office:value="34.0406" calcext:value-type="float">
            <text:p>34.0406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10</text:p>
          </table:table-cell>
          <table:table-cell office:value-type="float" office:value="1090928" calcext:value-type="float">
            <text:p>1090928</text:p>
          </table:table-cell>
          <table:table-cell office:value-type="string" calcext:value-type="string">
            <text:p>01090928</text:p>
          </table:table-cell>
          <table:table-cell office:value-type="string" calcext:value-type="string">
            <text:p>Macasse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6</text:p>
          </table:table-cell>
          <table:table-cell office:value-type="float" office:value="-24.6858" calcext:value-type="float">
            <text:p>-24.685800</text:p>
          </table:table-cell>
          <table:table-cell office:value-type="float" office:value="33.9664" calcext:value-type="float">
            <text:p>33.966400</text:p>
          </table:table-cell>
          <table:table-cell table:number-columns-repeated="246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S-MOZ-01411</text:p>
          </table:table-cell>
          <table:table-cell office:value-type="float" office:value="1090902" calcext:value-type="float">
            <text:p>1090902</text:p>
          </table:table-cell>
          <table:table-cell office:value-type="string" calcext:value-type="string">
            <text:p>01090902</text:p>
          </table:table-cell>
          <table:table-cell office:value-type="string" calcext:value-type="string">
            <text:p>Mandlakazi C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26</text:p>
          </table:table-cell>
          <table:table-cell office:value-type="float" office:value="-24.716219" calcext:value-type="float">
            <text:p>-24.716219</text:p>
          </table:table-cell>
          <table:table-cell office:value-type="float" office:value="33.882932" calcext:value-type="float">
            <text:p>33.882932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412</text:p>
          </table:table-cell>
          <table:table-cell office:value-type="float" office:value="1091006" calcext:value-type="float">
            <text:p>1091006</text:p>
          </table:table-cell>
          <table:table-cell office:value-type="string" calcext:value-type="string">
            <text:p>01091006</text:p>
          </table:table-cell>
          <table:table-cell office:value-type="string" calcext:value-type="string">
            <text:p>Massange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28</text:p>
          </table:table-cell>
          <table:table-cell office:value-type="float" office:value="-21.5839" calcext:value-type="float">
            <text:p>-21.583900</text:p>
          </table:table-cell>
          <table:table-cell office:value-type="float" office:value="32.9375" calcext:value-type="float">
            <text:p>32.9375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413</text:p>
          </table:table-cell>
          <table:table-cell office:value-type="float" office:value="1091007" calcext:value-type="float">
            <text:p>1091007</text:p>
          </table:table-cell>
          <table:table-cell office:value-type="string" calcext:value-type="string">
            <text:p>01091007</text:p>
          </table:table-cell>
          <table:table-cell office:value-type="string" calcext:value-type="string">
            <text:p>Mucambe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8</text:p>
          </table:table-cell>
          <table:table-cell office:value-type="float" office:value="-21.55" calcext:value-type="float">
            <text:p>-21.550000</text:p>
          </table:table-cell>
          <table:table-cell office:value-type="float" office:value="32.8117" calcext:value-type="float">
            <text:p>32.8117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-MOZ-01414</text:p>
          </table:table-cell>
          <table:table-cell office:value-type="float" office:value="1091008" calcext:value-type="float">
            <text:p>1091008</text:p>
          </table:table-cell>
          <table:table-cell office:value-type="string" calcext:value-type="string">
            <text:p>01091008</text:p>
          </table:table-cell>
          <table:table-cell office:value-type="string" calcext:value-type="string">
            <text:p>Mav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8</text:p>
          </table:table-cell>
          <table:table-cell office:value-type="float" office:value="-21.3599" calcext:value-type="float">
            <text:p>-21.359900</text:p>
          </table:table-cell>
          <table:table-cell office:value-type="float" office:value="32.4284" calcext:value-type="float">
            <text:p>32.428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415</text:p>
          </table:table-cell>
          <table:table-cell office:value-type="float" office:value="1091106" calcext:value-type="float">
            <text:p>1091106</text:p>
          </table:table-cell>
          <table:table-cell office:value-type="string" calcext:value-type="string">
            <text:p>01091106</text:p>
          </table:table-cell>
          <table:table-cell office:value-type="string" calcext:value-type="string">
            <text:p>Massingi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9</text:p>
          </table:table-cell>
          <table:table-cell office:value-type="float" office:value="-23.9186" calcext:value-type="float">
            <text:p>-23.918600</text:p>
          </table:table-cell>
          <table:table-cell office:value-type="float" office:value="32.1625" calcext:value-type="float">
            <text:p>32.1625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416</text:p>
          </table:table-cell>
          <table:table-cell office:value-type="float" office:value="1091107" calcext:value-type="float">
            <text:p>1091107</text:p>
          </table:table-cell>
          <table:table-cell office:value-type="string" calcext:value-type="string">
            <text:p>01091107</text:p>
          </table:table-cell>
          <table:table-cell office:value-type="string" calcext:value-type="string">
            <text:p>Zul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9</text:p>
          </table:table-cell>
          <table:table-cell office:value-type="float" office:value="-24.0314" calcext:value-type="float">
            <text:p>-24.031400</text:p>
          </table:table-cell>
          <table:table-cell office:value-type="float" office:value="32.4344" calcext:value-type="float">
            <text:p>32.434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417</text:p>
          </table:table-cell>
          <table:table-cell office:value-type="float" office:value="1091108" calcext:value-type="float">
            <text:p>1091108</text:p>
          </table:table-cell>
          <table:table-cell office:value-type="string" calcext:value-type="string">
            <text:p>01091108</text:p>
          </table:table-cell>
          <table:table-cell office:value-type="string" calcext:value-type="string">
            <text:p>Chibot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9</text:p>
          </table:table-cell>
          <table:table-cell office:value-type="float" office:value="-23.8564" calcext:value-type="float">
            <text:p>-23.856400</text:p>
          </table:table-cell>
          <table:table-cell office:value-type="float" office:value="32.2242" calcext:value-type="float">
            <text:p>32.2242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418</text:p>
          </table:table-cell>
          <table:table-cell office:value-type="float" office:value="1091109" calcext:value-type="float">
            <text:p>1091109</text:p>
          </table:table-cell>
          <table:table-cell office:value-type="string" calcext:value-type="string">
            <text:p>01091109</text:p>
          </table:table-cell>
          <table:table-cell office:value-type="string" calcext:value-type="string">
            <text:p>Cub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9</text:p>
          </table:table-cell>
          <table:table-cell office:value-type="float" office:value="-23.9192" calcext:value-type="float">
            <text:p>-23.919200</text:p>
          </table:table-cell>
          <table:table-cell office:value-type="float" office:value="32.0303" calcext:value-type="float">
            <text:p>32.030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419</text:p>
          </table:table-cell>
          <table:table-cell office:value-type="float" office:value="1091110" calcext:value-type="float">
            <text:p>1091110</text:p>
          </table:table-cell>
          <table:table-cell office:value-type="string" calcext:value-type="string">
            <text:p>01091110</text:p>
          </table:table-cell>
          <table:table-cell office:value-type="string" calcext:value-type="string">
            <text:p>Machamb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9</text:p>
          </table:table-cell>
          <table:table-cell office:value-type="float" office:value="-23.5619" calcext:value-type="float">
            <text:p>-23.561900</text:p>
          </table:table-cell>
          <table:table-cell office:value-type="float" office:value="31.92" calcext:value-type="float">
            <text:p>31.9200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420</text:p>
          </table:table-cell>
          <table:table-cell office:value-type="float" office:value="1091111" calcext:value-type="float">
            <text:p>1091111</text:p>
          </table:table-cell>
          <table:table-cell office:value-type="string" calcext:value-type="string">
            <text:p>01091111</text:p>
          </table:table-cell>
          <table:table-cell office:value-type="string" calcext:value-type="string">
            <text:p>Mavod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9</text:p>
          </table:table-cell>
          <table:table-cell office:value-type="float" office:value="-23.8122" calcext:value-type="float">
            <text:p>-23.812200</text:p>
          </table:table-cell>
          <table:table-cell office:value-type="float" office:value="32.0439" calcext:value-type="float">
            <text:p>32.043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421</text:p>
          </table:table-cell>
          <table:table-cell office:value-type="float" office:value="1091112" calcext:value-type="float">
            <text:p>1091112</text:p>
          </table:table-cell>
          <table:table-cell office:value-type="string" calcext:value-type="string">
            <text:p>01091112</text:p>
          </table:table-cell>
          <table:table-cell office:value-type="string" calcext:value-type="string">
            <text:p>Mucat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29</text:p>
          </table:table-cell>
          <table:table-cell office:value-type="float" office:value="-24.1675" calcext:value-type="float">
            <text:p>-24.167500</text:p>
          </table:table-cell>
          <table:table-cell office:value-type="float" office:value="32.4961" calcext:value-type="float">
            <text:p>32.4961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-MOZ-01422</text:p>
          </table:table-cell>
          <table:table-cell office:value-type="float" office:value="1091116" calcext:value-type="float">
            <text:p>1091116</text:p>
          </table:table-cell>
          <table:table-cell office:value-type="string" calcext:value-type="string">
            <text:p>01091116</text:p>
          </table:table-cell>
          <table:table-cell office:value-type="string" calcext:value-type="string">
            <text:p>Macaring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29</text:p>
          </table:table-cell>
          <table:table-cell office:value-type="float" office:value="-24.1233" calcext:value-type="float">
            <text:p>-24.123300</text:p>
          </table:table-cell>
          <table:table-cell office:value-type="float" office:value="32.5931" calcext:value-type="float">
            <text:p>32.5931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23</text:p>
          </table:table-cell>
          <table:table-cell office:value-type="float" office:value="1091201" calcext:value-type="float">
            <text:p>1091201</text:p>
          </table:table-cell>
          <table:table-cell office:value-type="string" calcext:value-type="string">
            <text:p>01091201</text:p>
          </table:table-cell>
          <table:table-cell office:value-type="string" calcext:value-type="string">
            <text:p>Chicumbane H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30</text:p>
          </table:table-cell>
          <table:table-cell office:value-type="float" office:value="-24.9944" calcext:value-type="float">
            <text:p>-24.994400</text:p>
          </table:table-cell>
          <table:table-cell office:value-type="float" office:value="33.5506" calcext:value-type="float">
            <text:p>33.550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24</text:p>
          </table:table-cell>
          <table:table-cell office:value-type="float" office:value="1091206" calcext:value-type="float">
            <text:p>1091206</text:p>
          </table:table-cell>
          <table:table-cell office:value-type="string" calcext:value-type="string">
            <text:p>01091206</text:p>
          </table:table-cell>
          <table:table-cell office:value-type="string" calcext:value-type="string">
            <text:p>Banh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4.8706" calcext:value-type="float">
            <text:p>-24.870600</text:p>
          </table:table-cell>
          <table:table-cell office:value-type="float" office:value="33.8306" calcext:value-type="float">
            <text:p>33.830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25</text:p>
          </table:table-cell>
          <table:table-cell office:value-type="float" office:value="1091207" calcext:value-type="float">
            <text:p>1091207</text:p>
          </table:table-cell>
          <table:table-cell office:value-type="string" calcext:value-type="string">
            <text:p>01091207</text:p>
          </table:table-cell>
          <table:table-cell office:value-type="string" calcext:value-type="string">
            <text:p>Chilaul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5.1272" calcext:value-type="float">
            <text:p>-25.127200</text:p>
          </table:table-cell>
          <table:table-cell office:value-type="float" office:value="33.555" calcext:value-type="float">
            <text:p>33.5550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26</text:p>
          </table:table-cell>
          <table:table-cell office:value-type="float" office:value="1091208" calcext:value-type="float">
            <text:p>1091208</text:p>
          </table:table-cell>
          <table:table-cell office:value-type="string" calcext:value-type="string">
            <text:p>01091208</text:p>
          </table:table-cell>
          <table:table-cell office:value-type="string" calcext:value-type="string">
            <text:p>Chipen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4.9425" calcext:value-type="float">
            <text:p>-24.942500</text:p>
          </table:table-cell>
          <table:table-cell office:value-type="float" office:value="33.4456" calcext:value-type="float">
            <text:p>33.445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27</text:p>
          </table:table-cell>
          <table:table-cell office:value-type="float" office:value="1091209" calcext:value-type="float">
            <text:p>1091209</text:p>
          </table:table-cell>
          <table:table-cell office:value-type="string" calcext:value-type="string">
            <text:p>01091209</text:p>
          </table:table-cell>
          <table:table-cell office:value-type="string" calcext:value-type="string">
            <text:p>Chongo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5.008374" calcext:value-type="float">
            <text:p>-25.008374</text:p>
          </table:table-cell>
          <table:table-cell office:value-type="float" office:value="33.789932" calcext:value-type="float">
            <text:p>33.789932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28</text:p>
          </table:table-cell>
          <table:table-cell office:value-type="float" office:value="1091210" calcext:value-type="float">
            <text:p>1091210</text:p>
          </table:table-cell>
          <table:table-cell office:value-type="string" calcext:value-type="string">
            <text:p>01091210</text:p>
          </table:table-cell>
          <table:table-cell office:value-type="string" calcext:value-type="string">
            <text:p>Nhacut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4.8922" calcext:value-type="float">
            <text:p>-24.892200</text:p>
          </table:table-cell>
          <table:table-cell office:value-type="float" office:value="33.7306" calcext:value-type="float">
            <text:p>33.7306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29</text:p>
          </table:table-cell>
          <table:table-cell office:value-type="float" office:value="1091211" calcext:value-type="float">
            <text:p>1091211</text:p>
          </table:table-cell>
          <table:table-cell office:value-type="string" calcext:value-type="string">
            <text:p>01091211</text:p>
          </table:table-cell>
          <table:table-cell office:value-type="string" calcext:value-type="string">
            <text:p>Julius Nyere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4.8747" calcext:value-type="float">
            <text:p>-24.874700</text:p>
          </table:table-cell>
          <table:table-cell office:value-type="float" office:value="33.5089" calcext:value-type="float">
            <text:p>33.508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30</text:p>
          </table:table-cell>
          <table:table-cell office:value-type="float" office:value="1091212" calcext:value-type="float">
            <text:p>1091212</text:p>
          </table:table-cell>
          <table:table-cell office:value-type="string" calcext:value-type="string">
            <text:p>01091212</text:p>
          </table:table-cell>
          <table:table-cell office:value-type="string" calcext:value-type="string">
            <text:p>Macie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30</text:p>
          </table:table-cell>
          <table:table-cell office:value-type="float" office:value="-25.0666666" calcext:value-type="float">
            <text:p>-25.066667</text:p>
          </table:table-cell>
          <table:table-cell office:value-type="float" office:value="33.85833333" calcext:value-type="float">
            <text:p>33.858333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31</text:p>
          </table:table-cell>
          <table:table-cell office:value-type="float" office:value="1091213" calcext:value-type="float">
            <text:p>1091213</text:p>
          </table:table-cell>
          <table:table-cell office:value-type="string" calcext:value-type="string">
            <text:p>01091213</text:p>
          </table:table-cell>
          <table:table-cell office:value-type="string" calcext:value-type="string">
            <text:p>Sia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4.964" calcext:value-type="float">
            <text:p>-24.964000</text:p>
          </table:table-cell>
          <table:table-cell office:value-type="float" office:value="33.7834" calcext:value-type="float">
            <text:p>33.783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32</text:p>
          </table:table-cell>
          <table:table-cell office:value-type="float" office:value="1091214" calcext:value-type="float">
            <text:p>1091214</text:p>
          </table:table-cell>
          <table:table-cell office:value-type="string" calcext:value-type="string">
            <text:p>01091214</text:p>
          </table:table-cell>
          <table:table-cell office:value-type="string" calcext:value-type="string">
            <text:p>Zongo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5.1525" calcext:value-type="float">
            <text:p>-25.152500</text:p>
          </table:table-cell>
          <table:table-cell office:value-type="float" office:value="33.4853" calcext:value-type="float">
            <text:p>33.4853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33</text:p>
          </table:table-cell>
          <table:table-cell office:value-type="float" office:value="1091215" calcext:value-type="float">
            <text:p>1091215</text:p>
          </table:table-cell>
          <table:table-cell office:value-type="string" calcext:value-type="string">
            <text:p>01091215</text:p>
          </table:table-cell>
          <table:table-cell office:value-type="string" calcext:value-type="string">
            <text:p>Vladimir Len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5.0314" calcext:value-type="float">
            <text:p>-25.031400</text:p>
          </table:table-cell>
          <table:table-cell office:value-type="float" office:value="33.485" calcext:value-type="float">
            <text:p>33.4850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34</text:p>
          </table:table-cell>
          <table:table-cell office:value-type="float" office:value="1091216" calcext:value-type="float">
            <text:p>1091216</text:p>
          </table:table-cell>
          <table:table-cell office:value-type="string" calcext:value-type="string">
            <text:p>01091216</text:p>
          </table:table-cell>
          <table:table-cell office:value-type="string" calcext:value-type="string">
            <text:p>Nhamavi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30</text:p>
          </table:table-cell>
          <table:table-cell office:value-type="float" office:value="-24.9942" calcext:value-type="float">
            <text:p>-24.994200</text:p>
          </table:table-cell>
          <table:table-cell office:value-type="float" office:value="33.9328" calcext:value-type="float">
            <text:p>33.9328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35</text:p>
          </table:table-cell>
          <table:table-cell office:value-type="float" office:value="1091217" calcext:value-type="float">
            <text:p>1091217</text:p>
          </table:table-cell>
          <table:table-cell office:value-type="string" calcext:value-type="string">
            <text:p>01091217</text:p>
          </table:table-cell>
          <table:table-cell office:value-type="string" calcext:value-type="string">
            <text:p>Bung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4.8544" calcext:value-type="float">
            <text:p>-24.854400</text:p>
          </table:table-cell>
          <table:table-cell office:value-type="float" office:value="33.6919" calcext:value-type="float">
            <text:p>33.6919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36</text:p>
          </table:table-cell>
          <table:table-cell office:value-type="float" office:value="1091221" calcext:value-type="float">
            <text:p>1091221</text:p>
          </table:table-cell>
          <table:table-cell office:value-type="string" calcext:value-type="string">
            <text:p>01091221</text:p>
          </table:table-cell>
          <table:table-cell office:value-type="string" calcext:value-type="string">
            <text:p>Zimil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30</text:p>
          </table:table-cell>
          <table:table-cell office:value-type="float" office:value="-25.135" calcext:value-type="float">
            <text:p>-25.135000</text:p>
          </table:table-cell>
          <table:table-cell office:value-type="float" office:value="33.5864" calcext:value-type="float">
            <text:p>33.586400</text:p>
          </table:table-cell>
          <table:table-cell table:number-columns-repeated="2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-MOZ-01437</text:p>
          </table:table-cell>
          <table:table-cell office:value-type="float" office:value="1091222" calcext:value-type="float">
            <text:p>1091222</text:p>
          </table:table-cell>
          <table:table-cell office:value-type="string" calcext:value-type="string">
            <text:p>01091222</text:p>
          </table:table-cell>
          <table:table-cell office:value-type="string" calcext:value-type="string">
            <text:p>Ndambine 2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30</text:p>
          </table:table-cell>
          <table:table-cell office:value-type="float" office:value="-25.0269" calcext:value-type="float">
            <text:p>-25.026900</text:p>
          </table:table-cell>
          <table:table-cell office:value-type="float" office:value="33.7081" calcext:value-type="float">
            <text:p>33.70810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38</text:p>
          </table:table-cell>
          <table:table-cell office:value-type="float" office:value="1100107" calcext:value-type="float">
            <text:p>1100107</text:p>
          </table:table-cell>
          <table:table-cell office:value-type="string" calcext:value-type="string">
            <text:p>01100107</text:p>
          </table:table-cell>
          <table:table-cell office:value-type="string" calcext:value-type="string">
            <text:p>Macha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02</text:p>
          </table:table-cell>
          <table:table-cell office:value-type="float" office:value="-25.9108" calcext:value-type="float">
            <text:p>-25.910800</text:p>
          </table:table-cell>
          <table:table-cell office:value-type="float" office:value="32.4927" calcext:value-type="float">
            <text:p>32.49270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39</text:p>
          </table:table-cell>
          <table:table-cell office:value-type="float" office:value="1100169" calcext:value-type="float">
            <text:p>1100169</text:p>
          </table:table-cell>
          <table:table-cell office:value-type="string" calcext:value-type="string">
            <text:p>01100169</text:p>
          </table:table-cell>
          <table:table-cell office:value-type="string" calcext:value-type="string">
            <text:p>Zona Ver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88592" calcext:value-type="float">
            <text:p>-25.885920</text:p>
          </table:table-cell>
          <table:table-cell office:value-type="float" office:value="32.548357" calcext:value-type="float">
            <text:p>32.548357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0</text:p>
          </table:table-cell>
          <table:table-cell office:value-type="float" office:value="1100168" calcext:value-type="float">
            <text:p>1100168</text:p>
          </table:table-cell>
          <table:table-cell office:value-type="string" calcext:value-type="string">
            <text:p>01100168</text:p>
          </table:table-cell>
          <table:table-cell office:value-type="string" calcext:value-type="string">
            <text:p>Dzov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6.8083" calcext:value-type="float">
            <text:p>-26.808300</text:p>
          </table:table-cell>
          <table:table-cell office:value-type="float" office:value="32.7542" calcext:value-type="float">
            <text:p>32.75420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1</text:p>
          </table:table-cell>
          <table:table-cell office:value-type="float" office:value="1100166" calcext:value-type="float">
            <text:p>1100166</text:p>
          </table:table-cell>
          <table:table-cell office:value-type="string" calcext:value-type="string">
            <text:p>01100166</text:p>
          </table:table-cell>
          <table:table-cell office:value-type="string" calcext:value-type="string">
            <text:p>Bo-Macha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910164" calcext:value-type="float">
            <text:p>-25.910164</text:p>
          </table:table-cell>
          <table:table-cell office:value-type="float" office:value="32.529722" calcext:value-type="float">
            <text:p>32.529722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2</text:p>
          </table:table-cell>
          <table:table-cell office:value-type="float" office:value="1100161" calcext:value-type="float">
            <text:p>1100161</text:p>
          </table:table-cell>
          <table:table-cell office:value-type="string" calcext:value-type="string">
            <text:p>01100161</text:p>
          </table:table-cell>
          <table:table-cell office:value-type="string" calcext:value-type="string">
            <text:p>Cimen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953399" calcext:value-type="float">
            <text:p>-25.953399</text:p>
          </table:table-cell>
          <table:table-cell office:value-type="float" office:value="32.486971" calcext:value-type="float">
            <text:p>32.486971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3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01100100</text:p>
          </table:table-cell>
          <table:table-cell office:value-type="string" calcext:value-type="string">
            <text:p>H. Geral Machav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-002</text:p>
          </table:table-cell>
          <table:table-cell office:value-type="float" office:value="-25.9142" calcext:value-type="float">
            <text:p>-25.914200</text:p>
          </table:table-cell>
          <table:table-cell office:value-type="float" office:value="32.5328" calcext:value-type="float">
            <text:p>32.53280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4</text:p>
          </table:table-cell>
          <table:table-cell office:value-type="float" office:value="1100158" calcext:value-type="float">
            <text:p>1100158</text:p>
          </table:table-cell>
          <table:table-cell office:value-type="string" calcext:value-type="string">
            <text:p>01100158</text:p>
          </table:table-cell>
          <table:table-cell office:value-type="string" calcext:value-type="string">
            <text:p>Clinica Da Mato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966129" calcext:value-type="float">
            <text:p>-25.966129</text:p>
          </table:table-cell>
          <table:table-cell office:value-type="float" office:value="32.452299" calcext:value-type="float">
            <text:p>32.452299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5</text:p>
          </table:table-cell>
          <table:table-cell office:value-type="float" office:value="1100157" calcext:value-type="float">
            <text:p>1100157</text:p>
          </table:table-cell>
          <table:table-cell office:value-type="string" calcext:value-type="string">
            <text:p>01100157</text:p>
          </table:table-cell>
          <table:table-cell office:value-type="string" calcext:value-type="string">
            <text:p>Hanh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950183" calcext:value-type="float">
            <text:p>-25.950183</text:p>
          </table:table-cell>
          <table:table-cell office:value-type="float" office:value="32.45783" calcext:value-type="float">
            <text:p>32.45783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6</text:p>
          </table:table-cell>
          <table:table-cell office:value-type="float" office:value="1100118" calcext:value-type="float">
            <text:p>1100118</text:p>
          </table:table-cell>
          <table:table-cell office:value-type="string" calcext:value-type="string">
            <text:p>01100118</text:p>
          </table:table-cell>
          <table:table-cell office:value-type="string" calcext:value-type="string">
            <text:p>Unidade "A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02</text:p>
          </table:table-cell>
          <table:table-cell office:value-type="float" office:value="-25.9106" calcext:value-type="float">
            <text:p>-25.910600</text:p>
          </table:table-cell>
          <table:table-cell office:value-type="float" office:value="32.5175" calcext:value-type="float">
            <text:p>32.51750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7</text:p>
          </table:table-cell>
          <table:table-cell office:value-type="float" office:value="1100156" calcext:value-type="float">
            <text:p>1100156</text:p>
          </table:table-cell>
          <table:table-cell office:value-type="string" calcext:value-type="string">
            <text:p>01100156</text:p>
          </table:table-cell>
          <table:table-cell office:value-type="string" calcext:value-type="string">
            <text:p>Fomen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934106" calcext:value-type="float">
            <text:p>-25.934106</text:p>
          </table:table-cell>
          <table:table-cell office:value-type="float" office:value="32.475938" calcext:value-type="float">
            <text:p>32.475938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8</text:p>
          </table:table-cell>
          <table:table-cell office:value-type="float" office:value="1100155" calcext:value-type="float">
            <text:p>1100155</text:p>
          </table:table-cell>
          <table:table-cell office:value-type="string" calcext:value-type="string">
            <text:p>01100155</text:p>
          </table:table-cell>
          <table:table-cell office:value-type="string" calcext:value-type="string">
            <text:p>Clinica Da Liberda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876831" calcext:value-type="float">
            <text:p>-25.876831</text:p>
          </table:table-cell>
          <table:table-cell office:value-type="float" office:value="32.483422" calcext:value-type="float">
            <text:p>32.483422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49</text:p>
          </table:table-cell>
          <table:table-cell office:value-type="float" office:value="1100119" calcext:value-type="float">
            <text:p>1100119</text:p>
          </table:table-cell>
          <table:table-cell office:value-type="string" calcext:value-type="string">
            <text:p>01100119</text:p>
          </table:table-cell>
          <table:table-cell office:value-type="string" calcext:value-type="string">
            <text:p>Cadeia Cent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908278" calcext:value-type="float">
            <text:p>-25.908278</text:p>
          </table:table-cell>
          <table:table-cell office:value-type="float" office:value="32.529201" calcext:value-type="float">
            <text:p>32.529201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50</text:p>
          </table:table-cell>
          <table:table-cell office:value-type="float" office:value="1100125" calcext:value-type="float">
            <text:p>1100125</text:p>
          </table:table-cell>
          <table:table-cell office:value-type="string" calcext:value-type="string">
            <text:p>01100125</text:p>
          </table:table-cell>
          <table:table-cell office:value-type="string" calcext:value-type="string">
            <text:p>Muhal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02</text:p>
          </table:table-cell>
          <table:table-cell office:value-type="float" office:value="-25.781228" calcext:value-type="float">
            <text:p>-25.781228</text:p>
          </table:table-cell>
          <table:table-cell office:value-type="float" office:value="32.534383" calcext:value-type="float">
            <text:p>32.534383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51</text:p>
          </table:table-cell>
          <table:table-cell office:value-type="float" office:value="1100123" calcext:value-type="float">
            <text:p>1100123</text:p>
          </table:table-cell>
          <table:table-cell office:value-type="string" calcext:value-type="string">
            <text:p>01100123</text:p>
          </table:table-cell>
          <table:table-cell office:value-type="string" calcext:value-type="string">
            <text:p>Polic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930582" calcext:value-type="float">
            <text:p>-25.930582</text:p>
          </table:table-cell>
          <table:table-cell office:value-type="float" office:value="32.480392" calcext:value-type="float">
            <text:p>32.480392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52</text:p>
          </table:table-cell>
          <table:table-cell office:value-type="float" office:value="1100122" calcext:value-type="float">
            <text:p>1100122</text:p>
          </table:table-cell>
          <table:table-cell office:value-type="string" calcext:value-type="string">
            <text:p>01100122</text:p>
          </table:table-cell>
          <table:table-cell office:value-type="string" calcext:value-type="string">
            <text:p>Bede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02</text:p>
          </table:table-cell>
          <table:table-cell office:value-type="float" office:value="-25.919738" calcext:value-type="float">
            <text:p>-25.919738</text:p>
          </table:table-cell>
          <table:table-cell office:value-type="float" office:value="32.528852" calcext:value-type="float">
            <text:p>32.528852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53</text:p>
          </table:table-cell>
          <table:table-cell office:value-type="float" office:value="1100167" calcext:value-type="float">
            <text:p>1100167</text:p>
          </table:table-cell>
          <table:table-cell office:value-type="string" calcext:value-type="string">
            <text:p>01100167</text:p>
          </table:table-cell>
          <table:table-cell office:value-type="string" calcext:value-type="string">
            <text:p>Tsal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2</text:p>
          </table:table-cell>
          <table:table-cell office:value-type="float" office:value="-25.894914" calcext:value-type="float">
            <text:p>-25.894914</text:p>
          </table:table-cell>
          <table:table-cell office:value-type="float" office:value="32.461517" calcext:value-type="float">
            <text:p>32.461517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54</text:p>
          </table:table-cell>
          <table:table-cell office:value-type="float" office:value="1100110" calcext:value-type="float">
            <text:p>1100110</text:p>
          </table:table-cell>
          <table:table-cell office:value-type="string" calcext:value-type="string">
            <text:p>011001?</text:p>
          </table:table-cell>
          <table:table-cell office:value-type="string" calcext:value-type="string">
            <text:p>Mat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02</text:p>
          </table:table-cell>
          <table:table-cell office:value-type="float" office:value="-25.96689" calcext:value-type="float">
            <text:p>-25.966890</text:p>
          </table:table-cell>
          <table:table-cell office:value-type="float" office:value="32.466701" calcext:value-type="float">
            <text:p>32.466701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55</text:p>
          </table:table-cell>
          <table:table-cell office:value-type="float" office:value="1100108" calcext:value-type="float">
            <text:p>1100108</text:p>
          </table:table-cell>
          <table:table-cell office:value-type="string" calcext:value-type="string">
            <text:p>01100108</text:p>
          </table:table-cell>
          <table:table-cell office:value-type="string" calcext:value-type="string">
            <text:p>Matola Ga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2</text:p>
          </table:table-cell>
          <table:table-cell office:value-type="float" office:value="-25.8267" calcext:value-type="float">
            <text:p>-25.826700</text:p>
          </table:table-cell>
          <table:table-cell office:value-type="float" office:value="32.4525" calcext:value-type="float">
            <text:p>32.45250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56</text:p>
          </table:table-cell>
          <table:table-cell office:value-type="float" office:value="1100109" calcext:value-type="float">
            <text:p>1100109</text:p>
          </table:table-cell>
          <table:table-cell office:value-type="string" calcext:value-type="string">
            <text:p>01100109</text:p>
          </table:table-cell>
          <table:table-cell office:value-type="string" calcext:value-type="string">
            <text:p>Ndlave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02</text:p>
          </table:table-cell>
          <table:table-cell office:value-type="float" office:value="-25.8875" calcext:value-type="float">
            <text:p>-25.887500</text:p>
          </table:table-cell>
          <table:table-cell office:value-type="float" office:value="32.5341" calcext:value-type="float">
            <text:p>32.53410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58</text:p>
          </table:table-cell>
          <table:table-cell office:value-type="float" office:value="1100113" calcext:value-type="float">
            <text:p>1100113</text:p>
          </table:table-cell>
          <table:table-cell office:value-type="string" calcext:value-type="string">
            <text:p>01100113</text:p>
          </table:table-cell>
          <table:table-cell office:value-type="string" calcext:value-type="string">
            <text:p>Liberd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02</text:p>
          </table:table-cell>
          <table:table-cell office:value-type="float" office:value="-25.9103" calcext:value-type="float">
            <text:p>-25.910300</text:p>
          </table:table-cell>
          <table:table-cell office:value-type="float" office:value="32.4597" calcext:value-type="float">
            <text:p>32.45970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59</text:p>
          </table:table-cell>
          <table:table-cell office:value-type="float" office:value="1100114" calcext:value-type="float">
            <text:p>1100114</text:p>
          </table:table-cell>
          <table:table-cell office:value-type="string" calcext:value-type="string">
            <text:p>01100114</text:p>
          </table:table-cell>
          <table:table-cell office:value-type="string" calcext:value-type="string">
            <text:p>Boquiss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2</text:p>
          </table:table-cell>
          <table:table-cell office:value-type="float" office:value="-25.7389" calcext:value-type="float">
            <text:p>-25.738900</text:p>
          </table:table-cell>
          <table:table-cell office:value-type="float" office:value="32.5392" calcext:value-type="float">
            <text:p>32.539200</text:p>
          </table:table-cell>
          <table:table-cell table:number-columns-repeated="24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60</text:p>
          </table:table-cell>
          <table:table-cell office:value-type="float" office:value="1100115" calcext:value-type="float">
            <text:p>1100115</text:p>
          </table:table-cell>
          <table:table-cell office:value-type="string" calcext:value-type="string">
            <text:p>01100115</text:p>
          </table:table-cell>
          <table:table-cell office:value-type="string" calcext:value-type="string">
            <text:p>T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8983" calcext:value-type="float">
            <text:p>-25.898300</text:p>
          </table:table-cell>
          <table:table-cell office:value-type="float" office:value="32.5391" calcext:value-type="float">
            <text:p>32.5391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61</text:p>
          </table:table-cell>
          <table:table-cell office:value-type="float" office:value="1100116" calcext:value-type="float">
            <text:p>1100116</text:p>
          </table:table-cell>
          <table:table-cell office:value-type="string" calcext:value-type="string">
            <text:p>01100116</text:p>
          </table:table-cell>
          <table:table-cell office:value-type="string" calcext:value-type="string">
            <text:p>Km-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7908" calcext:value-type="float">
            <text:p>-25.790800</text:p>
          </table:table-cell>
          <table:table-cell office:value-type="float" office:value="32.4366" calcext:value-type="float">
            <text:p>32.4366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62</text:p>
          </table:table-cell>
          <table:table-cell office:value-type="float" office:value="1100117" calcext:value-type="float">
            <text:p>1100117</text:p>
          </table:table-cell>
          <table:table-cell office:value-type="string" calcext:value-type="string">
            <text:p>01100117</text:p>
          </table:table-cell>
          <table:table-cell office:value-type="string" calcext:value-type="string">
            <text:p>Khongolo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02</text:p>
          </table:table-cell>
          <table:table-cell office:value-type="float" office:value="-25.8405" calcext:value-type="float">
            <text:p>-25.840500</text:p>
          </table:table-cell>
          <table:table-cell office:value-type="float" office:value="32.5419" calcext:value-type="float">
            <text:p>32.5419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63</text:p>
          </table:table-cell>
          <table:table-cell office:value-type="float" office:value="1100170" calcext:value-type="float">
            <text:p>1100170</text:p>
          </table:table-cell>
          <table:table-cell office:value-type="string" calcext:value-type="string">
            <text:p>01100170</text:p>
          </table:table-cell>
          <table:table-cell office:value-type="string" calcext:value-type="string">
            <text:p>Mapinh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2</text:p>
          </table:table-cell>
          <table:table-cell office:value-type="float" office:value="-25.9064" calcext:value-type="float">
            <text:p>-25.906400</text:p>
          </table:table-cell>
          <table:table-cell office:value-type="float" office:value="32.516432" calcext:value-type="float">
            <text:p>32.516432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64</text:p>
          </table:table-cell>
          <table:table-cell office:value-type="float" office:value="1100106" calcext:value-type="float">
            <text:p>1100106</text:p>
          </table:table-cell>
          <table:table-cell office:value-type="string" calcext:value-type="string">
            <text:p>01100106</text:p>
          </table:table-cell>
          <table:table-cell office:value-type="string" calcext:value-type="string">
            <text:p>Matola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02</text:p>
          </table:table-cell>
          <table:table-cell office:value-type="float" office:value="-25.9394" calcext:value-type="float">
            <text:p>-25.939400</text:p>
          </table:table-cell>
          <table:table-cell office:value-type="float" office:value="32.4553" calcext:value-type="float">
            <text:p>32.455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465</text:p>
          </table:table-cell>
          <table:table-cell office:value-type="float" office:value="1100121" calcext:value-type="float">
            <text:p>1100121</text:p>
          </table:table-cell>
          <table:table-cell office:value-type="string" calcext:value-type="string">
            <text:p>01100121</text:p>
          </table:table-cell>
          <table:table-cell office:value-type="string" calcext:value-type="string">
            <text:p>Machava 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02</text:p>
          </table:table-cell>
          <table:table-cell office:value-type="float" office:value="-25.956125" calcext:value-type="float">
            <text:p>-25.956125</text:p>
          </table:table-cell>
          <table:table-cell office:value-type="float" office:value="32.43288" calcext:value-type="float">
            <text:p>32.43288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66</text:p>
          </table:table-cell>
          <table:table-cell office:value-type="float" office:value="1100206" calcext:value-type="float">
            <text:p>1100206</text:p>
          </table:table-cell>
          <table:table-cell office:value-type="string" calcext:value-type="string">
            <text:p>01100206</text:p>
          </table:table-cell>
          <table:table-cell office:value-type="string" calcext:value-type="string">
            <text:p>Boa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03</text:p>
          </table:table-cell>
          <table:table-cell office:value-type="float" office:value="-26.0489" calcext:value-type="float">
            <text:p>-26.048900</text:p>
          </table:table-cell>
          <table:table-cell office:value-type="float" office:value="32.3253" calcext:value-type="float">
            <text:p>32.325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67</text:p>
          </table:table-cell>
          <table:table-cell office:value-type="float" office:value="1100209" calcext:value-type="float">
            <text:p>1100209</text:p>
          </table:table-cell>
          <table:table-cell office:value-type="string" calcext:value-type="string">
            <text:p>01100209</text:p>
          </table:table-cell>
          <table:table-cell office:value-type="string" calcext:value-type="string">
            <text:p>Massa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3</text:p>
          </table:table-cell>
          <table:table-cell office:value-type="float" office:value="-26.0644" calcext:value-type="float">
            <text:p>-26.064400</text:p>
          </table:table-cell>
          <table:table-cell office:value-type="float" office:value="32.2861" calcext:value-type="float">
            <text:p>32.2861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68</text:p>
          </table:table-cell>
          <table:table-cell office:value-type="float" office:value="1100210" calcext:value-type="float">
            <text:p>1100210</text:p>
          </table:table-cell>
          <table:table-cell office:value-type="string" calcext:value-type="string">
            <text:p>01100210</text:p>
          </table:table-cell>
          <table:table-cell office:value-type="string" calcext:value-type="string">
            <text:p>Belel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3</text:p>
          </table:table-cell>
          <table:table-cell office:value-type="float" office:value="-25.9189" calcext:value-type="float">
            <text:p>-25.918900</text:p>
          </table:table-cell>
          <table:table-cell office:value-type="float" office:value="32.3941" calcext:value-type="float">
            <text:p>32.3941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69</text:p>
          </table:table-cell>
          <table:table-cell office:value-type="float" office:value="1100211" calcext:value-type="float">
            <text:p>1100211</text:p>
          </table:table-cell>
          <table:table-cell office:value-type="string" calcext:value-type="string">
            <text:p>01100211</text:p>
          </table:table-cell>
          <table:table-cell office:value-type="string" calcext:value-type="string">
            <text:p>Radio Marco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3</text:p>
          </table:table-cell>
          <table:table-cell office:value-type="float" office:value="-26.0003" calcext:value-type="float">
            <text:p>-26.000300</text:p>
          </table:table-cell>
          <table:table-cell office:value-type="float" office:value="32.2922" calcext:value-type="float">
            <text:p>32.2922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70</text:p>
          </table:table-cell>
          <table:table-cell office:value-type="float" office:value="1100212" calcext:value-type="float">
            <text:p>1100212</text:p>
          </table:table-cell>
          <table:table-cell office:value-type="string" calcext:value-type="string">
            <text:p>01100212</text:p>
          </table:table-cell>
          <table:table-cell office:value-type="string" calcext:value-type="string">
            <text:p>Matola-R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3</text:p>
          </table:table-cell>
          <table:table-cell office:value-type="float" office:value="-25.96" calcext:value-type="float">
            <text:p>-25.960000</text:p>
          </table:table-cell>
          <table:table-cell office:value-type="float" office:value="32.4173" calcext:value-type="float">
            <text:p>32.417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71</text:p>
          </table:table-cell>
          <table:table-cell office:value-type="float" office:value="1100213" calcext:value-type="float">
            <text:p>1100213</text:p>
          </table:table-cell>
          <table:table-cell office:value-type="string" calcext:value-type="string">
            <text:p>01100213</text:p>
          </table:table-cell>
          <table:table-cell office:value-type="string" calcext:value-type="string">
            <text:p>Pequenos Libomb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3</text:p>
          </table:table-cell>
          <table:table-cell office:value-type="float" office:value="-26.0883" calcext:value-type="float">
            <text:p>-26.088300</text:p>
          </table:table-cell>
          <table:table-cell office:value-type="float" office:value="32.2592" calcext:value-type="float">
            <text:p>32.2592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72</text:p>
          </table:table-cell>
          <table:table-cell office:value-type="float" office:value="1100214" calcext:value-type="float">
            <text:p>1100214</text:p>
          </table:table-cell>
          <table:table-cell office:value-type="string" calcext:value-type="string">
            <text:p>01100214</text:p>
          </table:table-cell>
          <table:table-cell office:value-type="string" calcext:value-type="string">
            <text:p>Casa Gaia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3</text:p>
          </table:table-cell>
          <table:table-cell office:value-type="float" office:value="-26.0756" calcext:value-type="float">
            <text:p>-26.075600</text:p>
          </table:table-cell>
          <table:table-cell office:value-type="float" office:value="32.2767" calcext:value-type="float">
            <text:p>32.2767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73</text:p>
          </table:table-cell>
          <table:table-cell office:value-type="float" office:value="1100215" calcext:value-type="float">
            <text:p>1100215</text:p>
          </table:table-cell>
          <table:table-cell office:value-type="string" calcext:value-type="string">
            <text:p>01100215</text:p>
          </table:table-cell>
          <table:table-cell office:value-type="string" calcext:value-type="string">
            <text:p>Água De Mapu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3</text:p>
          </table:table-cell>
          <table:table-cell office:value-type="float" office:value="-26.04714" calcext:value-type="float">
            <text:p>-26.047140</text:p>
          </table:table-cell>
          <table:table-cell office:value-type="float" office:value="32.33491" calcext:value-type="float">
            <text:p>32.33491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74</text:p>
          </table:table-cell>
          <table:table-cell office:value-type="float" office:value="1100216" calcext:value-type="float">
            <text:p>1100216</text:p>
          </table:table-cell>
          <table:table-cell office:value-type="string" calcext:value-type="string">
            <text:p>01100216</text:p>
          </table:table-cell>
          <table:table-cell office:value-type="string" calcext:value-type="string">
            <text:p>Pico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3</text:p>
          </table:table-cell>
          <table:table-cell office:value-type="float" office:value="-26.0086" calcext:value-type="float">
            <text:p>-26.008600</text:p>
          </table:table-cell>
          <table:table-cell office:value-type="float" office:value="32.3366" calcext:value-type="float">
            <text:p>32.3366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75</text:p>
          </table:table-cell>
          <table:table-cell office:value-type="float" office:value="1100218" calcext:value-type="float">
            <text:p>1100218</text:p>
          </table:table-cell>
          <table:table-cell office:value-type="string" calcext:value-type="string">
            <text:p>01100218</text:p>
          </table:table-cell>
          <table:table-cell office:value-type="string" calcext:value-type="string">
            <text:p>Mulot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3</text:p>
          </table:table-cell>
          <table:table-cell office:value-type="float" office:value="-25.8408" calcext:value-type="float">
            <text:p>-25.840800</text:p>
          </table:table-cell>
          <table:table-cell office:value-type="float" office:value="32.3636" calcext:value-type="float">
            <text:p>32.3636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76</text:p>
          </table:table-cell>
          <table:table-cell office:value-type="float" office:value="1100207" calcext:value-type="float">
            <text:p>1100207</text:p>
          </table:table-cell>
          <table:table-cell office:value-type="string" calcext:value-type="string">
            <text:p>01100207</text:p>
          </table:table-cell>
          <table:table-cell office:value-type="string" calcext:value-type="string">
            <text:p>Camp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3</text:p>
          </table:table-cell>
          <table:table-cell office:value-type="float" office:value="-26.0131" calcext:value-type="float">
            <text:p>-26.013100</text:p>
          </table:table-cell>
          <table:table-cell office:value-type="float" office:value="32.4186" calcext:value-type="float">
            <text:p>32.4186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77</text:p>
          </table:table-cell>
          <table:table-cell office:value-type="float" office:value="1100208" calcext:value-type="float">
            <text:p>1100208</text:p>
          </table:table-cell>
          <table:table-cell office:value-type="string" calcext:value-type="string">
            <text:p>01100208</text:p>
          </table:table-cell>
          <table:table-cell office:value-type="string" calcext:value-type="string">
            <text:p>Mahu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3</text:p>
          </table:table-cell>
          <table:table-cell office:value-type="float" office:value="-26.1589" calcext:value-type="float">
            <text:p>-26.158900</text:p>
          </table:table-cell>
          <table:table-cell office:value-type="float" office:value="32.3461" calcext:value-type="float">
            <text:p>32.3461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478</text:p>
          </table:table-cell>
          <table:table-cell office:value-type="float" office:value="1100219" calcext:value-type="float">
            <text:p>1100219</text:p>
          </table:table-cell>
          <table:table-cell office:value-type="string" calcext:value-type="string">
            <text:p>011002?</text:p>
          </table:table-cell>
          <table:table-cell office:value-type="string" calcext:value-type="string">
            <text:p>Antigos Combatent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3</text:p>
          </table:table-cell>
          <table:table-cell office:value-type="float" office:value="-26.0667" calcext:value-type="float">
            <text:p>-26.066700</text:p>
          </table:table-cell>
          <table:table-cell office:value-type="float" office:value="32.325" calcext:value-type="float">
            <text:p>32.3250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79</text:p>
          </table:table-cell>
          <table:table-cell office:value-type="float" office:value="1100306" calcext:value-type="float">
            <text:p>1100306</text:p>
          </table:table-cell>
          <table:table-cell office:value-type="string" calcext:value-type="string">
            <text:p>01100306</text:p>
          </table:table-cell>
          <table:table-cell office:value-type="string" calcext:value-type="string">
            <text:p>Magu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04</text:p>
          </table:table-cell>
          <table:table-cell office:value-type="float" office:value="-25.0289" calcext:value-type="float">
            <text:p>-25.028900</text:p>
          </table:table-cell>
          <table:table-cell office:value-type="float" office:value="32.6497" calcext:value-type="float">
            <text:p>32.6497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80</text:p>
          </table:table-cell>
          <table:table-cell office:value-type="float" office:value="1100309" calcext:value-type="float">
            <text:p>1100309</text:p>
          </table:table-cell>
          <table:table-cell office:value-type="string" calcext:value-type="string">
            <text:p>01100309</text:p>
          </table:table-cell>
          <table:table-cell office:value-type="string" calcext:value-type="string">
            <text:p>Panj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4</text:p>
          </table:table-cell>
          <table:table-cell office:value-type="float" office:value="-24.9008" calcext:value-type="float">
            <text:p>-24.900800</text:p>
          </table:table-cell>
          <table:table-cell office:value-type="float" office:value="32.3494" calcext:value-type="float">
            <text:p>32.3494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81</text:p>
          </table:table-cell>
          <table:table-cell office:value-type="float" office:value="1100310" calcext:value-type="float">
            <text:p>1100310</text:p>
          </table:table-cell>
          <table:table-cell office:value-type="string" calcext:value-type="string">
            <text:p>01100310</text:p>
          </table:table-cell>
          <table:table-cell office:value-type="string" calcext:value-type="string">
            <text:p>Mah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4</text:p>
          </table:table-cell>
          <table:table-cell office:value-type="float" office:value="-24.666667" calcext:value-type="float">
            <text:p>-24.666667</text:p>
          </table:table-cell>
          <table:table-cell office:value-type="float" office:value="32.583333" calcext:value-type="float">
            <text:p>32.583333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82</text:p>
          </table:table-cell>
          <table:table-cell office:value-type="float" office:value="1100311" calcext:value-type="float">
            <text:p>1100311</text:p>
          </table:table-cell>
          <table:table-cell office:value-type="string" calcext:value-type="string">
            <text:p>01100311</text:p>
          </table:table-cell>
          <table:table-cell office:value-type="string" calcext:value-type="string">
            <text:p>Mapulangu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4</text:p>
          </table:table-cell>
          <table:table-cell office:value-type="float" office:value="-25.009444" calcext:value-type="float">
            <text:p>-25.009444</text:p>
          </table:table-cell>
          <table:table-cell office:value-type="float" office:value="32.696389" calcext:value-type="float">
            <text:p>32.696389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83</text:p>
          </table:table-cell>
          <table:table-cell office:value-type="float" office:value="1100312" calcext:value-type="float">
            <text:p>1100312</text:p>
          </table:table-cell>
          <table:table-cell office:value-type="string" calcext:value-type="string">
            <text:p>01100312</text:p>
          </table:table-cell>
          <table:table-cell office:value-type="string" calcext:value-type="string">
            <text:p>Chicuts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4</text:p>
          </table:table-cell>
          <table:table-cell office:value-type="float" office:value="-24.5692" calcext:value-type="float">
            <text:p>-24.569200</text:p>
          </table:table-cell>
          <table:table-cell office:value-type="float" office:value="32.6619" calcext:value-type="float">
            <text:p>32.6619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84</text:p>
          </table:table-cell>
          <table:table-cell office:value-type="float" office:value="1100313" calcext:value-type="float">
            <text:p>1100313</text:p>
          </table:table-cell>
          <table:table-cell office:value-type="string" calcext:value-type="string">
            <text:p>01100313</text:p>
          </table:table-cell>
          <table:table-cell office:value-type="string" calcext:value-type="string">
            <text:p>Mo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4</text:p>
          </table:table-cell>
          <table:table-cell office:value-type="float" office:value="-24.8864" calcext:value-type="float">
            <text:p>-24.886400</text:p>
          </table:table-cell>
          <table:table-cell office:value-type="float" office:value="32.5286" calcext:value-type="float">
            <text:p>32.5286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85</text:p>
          </table:table-cell>
          <table:table-cell office:value-type="float" office:value="1100308" calcext:value-type="float">
            <text:p>1100308</text:p>
          </table:table-cell>
          <table:table-cell office:value-type="string" calcext:value-type="string">
            <text:p>01100308</text:p>
          </table:table-cell>
          <table:table-cell office:value-type="string" calcext:value-type="string">
            <text:p>Motaz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4</text:p>
          </table:table-cell>
          <table:table-cell office:value-type="float" office:value="-24.7994" calcext:value-type="float">
            <text:p>-24.799400</text:p>
          </table:table-cell>
          <table:table-cell office:value-type="float" office:value="32.8589" calcext:value-type="float">
            <text:p>32.8589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86</text:p>
          </table:table-cell>
          <table:table-cell office:value-type="float" office:value="1100314" calcext:value-type="float">
            <text:p>1100314</text:p>
          </table:table-cell>
          <table:table-cell office:value-type="string" calcext:value-type="string">
            <text:p>011003?</text:p>
          </table:table-cell>
          <table:table-cell office:value-type="string" calcext:value-type="string">
            <text:p>Chobe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4</text:p>
          </table:table-cell>
          <table:table-cell table:style-name="ce44" office:value-type="float" office:value="-25.023133" calcext:value-type="float">
            <text:p>-25.023133</text:p>
          </table:table-cell>
          <table:table-cell table:style-name="ce44" office:value-type="float" office:value="32.648038" calcext:value-type="float">
            <text:p>32.648038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87</text:p>
          </table:table-cell>
          <table:table-cell office:value-type="float" office:value="1100315" calcext:value-type="float">
            <text:p>1100315</text:p>
          </table:table-cell>
          <table:table-cell office:value-type="string" calcext:value-type="string">
            <text:p>011003?</text:p>
          </table:table-cell>
          <table:table-cell office:value-type="string" calcext:value-type="string">
            <text:p>Timangue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4</text:p>
          </table:table-cell>
          <table:table-cell office:value-type="float" office:value="-25.075" calcext:value-type="float">
            <text:p>-25.075000</text:p>
          </table:table-cell>
          <table:table-cell office:value-type="float" office:value="32.5542" calcext:value-type="float">
            <text:p>32.5542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488</text:p>
          </table:table-cell>
          <table:table-cell office:value-type="float" office:value="1100316" calcext:value-type="float">
            <text:p>1100316</text:p>
          </table:table-cell>
          <table:table-cell office:value-type="string" calcext:value-type="string">
            <text:p>011003?</text:p>
          </table:table-cell>
          <table:table-cell office:value-type="string" calcext:value-type="string">
            <text:p>Mazimucho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4</text:p>
          </table:table-cell>
          <table:table-cell office:value-type="float" office:value="-25.019533" calcext:value-type="float">
            <text:p>-25.019533</text:p>
          </table:table-cell>
          <table:table-cell office:value-type="float" office:value="32.649453" calcext:value-type="float">
            <text:p>32.649453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89</text:p>
          </table:table-cell>
          <table:table-cell office:value-type="float" office:value="1100419" calcext:value-type="float">
            <text:p>1100419</text:p>
          </table:table-cell>
          <table:table-cell office:value-type="string" calcext:value-type="string">
            <text:p>01100419</text:p>
          </table:table-cell>
          <table:table-cell office:value-type="string" calcext:value-type="string">
            <text:p>Xinav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046853" calcext:value-type="float">
            <text:p>-25.046853</text:p>
          </table:table-cell>
          <table:table-cell office:value-type="float" office:value="32.785461" calcext:value-type="float">
            <text:p>32.785461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0</text:p>
          </table:table-cell>
          <table:table-cell office:value-type="float" office:value="1100409" calcext:value-type="float">
            <text:p>1100409</text:p>
          </table:table-cell>
          <table:table-cell office:value-type="string" calcext:value-type="string">
            <text:p>01100409</text:p>
          </table:table-cell>
          <table:table-cell office:value-type="string" calcext:value-type="string">
            <text:p>Malu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4961" calcext:value-type="float">
            <text:p>-25.496100</text:p>
          </table:table-cell>
          <table:table-cell office:value-type="float" office:value="32.6525" calcext:value-type="float">
            <text:p>32.6525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1</text:p>
          </table:table-cell>
          <table:table-cell office:value-type="float" office:value="1100412" calcext:value-type="float">
            <text:p>1100412</text:p>
          </table:table-cell>
          <table:table-cell office:value-type="string" calcext:value-type="string">
            <text:p>01100412</text:p>
          </table:table-cell>
          <table:table-cell office:value-type="string" calcext:value-type="string">
            <text:p>Tani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1792" calcext:value-type="float">
            <text:p>-25.179200</text:p>
          </table:table-cell>
          <table:table-cell office:value-type="float" office:value="32.8522" calcext:value-type="float">
            <text:p>32.8522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2</text:p>
          </table:table-cell>
          <table:table-cell office:value-type="float" office:value="1100411" calcext:value-type="float">
            <text:p>1100411</text:p>
          </table:table-cell>
          <table:table-cell office:value-type="string" calcext:value-type="string">
            <text:p>01100411</text:p>
          </table:table-cell>
          <table:table-cell office:value-type="string" calcext:value-type="string">
            <text:p>Mungu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5106" calcext:value-type="float">
            <text:p>-25.510600</text:p>
          </table:table-cell>
          <table:table-cell office:value-type="float" office:value="32.7264" calcext:value-type="float">
            <text:p>32.7264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3</text:p>
          </table:table-cell>
          <table:table-cell office:value-type="float" office:value="1100400" calcext:value-type="float">
            <text:p>1100400</text:p>
          </table:table-cell>
          <table:table-cell office:value-type="string" calcext:value-type="string">
            <text:p>01100400</text:p>
          </table:table-cell>
          <table:table-cell office:value-type="string" calcext:value-type="string">
            <text:p>Hospital De Xinavan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-005</text:p>
          </table:table-cell>
          <table:table-cell office:value-type="float" office:value="-25.0456" calcext:value-type="float">
            <text:p>-25.045600</text:p>
          </table:table-cell>
          <table:table-cell office:value-type="float" office:value="32.8053" calcext:value-type="float">
            <text:p>32.805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4</text:p>
          </table:table-cell>
          <table:table-cell office:value-type="float" office:value="1100408" calcext:value-type="float">
            <text:p>1100408</text:p>
          </table:table-cell>
          <table:table-cell office:value-type="string" calcext:value-type="string">
            <text:p>01100408</text:p>
          </table:table-cell>
          <table:table-cell office:value-type="string" calcext:value-type="string">
            <text:p>Malave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3092" calcext:value-type="float">
            <text:p>-25.309200</text:p>
          </table:table-cell>
          <table:table-cell office:value-type="float" office:value="32.8331" calcext:value-type="float">
            <text:p>32.8331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5</text:p>
          </table:table-cell>
          <table:table-cell office:value-type="float" office:value="1100407" calcext:value-type="float">
            <text:p>1100407</text:p>
          </table:table-cell>
          <table:table-cell office:value-type="string" calcext:value-type="string">
            <text:p>01100407</text:p>
          </table:table-cell>
          <table:table-cell office:value-type="string" calcext:value-type="string">
            <text:p>Manhiç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-005</text:p>
          </table:table-cell>
          <table:table-cell office:value-type="float" office:value="-25.4092" calcext:value-type="float">
            <text:p>-25.409200</text:p>
          </table:table-cell>
          <table:table-cell office:value-type="float" office:value="32.8081" calcext:value-type="float">
            <text:p>32.8081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6</text:p>
          </table:table-cell>
          <table:table-cell office:value-type="float" office:value="1100418" calcext:value-type="float">
            <text:p>1100418</text:p>
          </table:table-cell>
          <table:table-cell office:value-type="string" calcext:value-type="string">
            <text:p>01100418</text:p>
          </table:table-cell>
          <table:table-cell office:value-type="string" calcext:value-type="string">
            <text:p>Chibututu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5</text:p>
          </table:table-cell>
          <table:table-cell office:value-type="float" office:value="-25.278425" calcext:value-type="float">
            <text:p>-25.278425</text:p>
          </table:table-cell>
          <table:table-cell office:value-type="float" office:value="32.806934" calcext:value-type="float">
            <text:p>32.806934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7</text:p>
          </table:table-cell>
          <table:table-cell office:value-type="float" office:value="1100417" calcext:value-type="float">
            <text:p>1100417</text:p>
          </table:table-cell>
          <table:table-cell office:value-type="string" calcext:value-type="string">
            <text:p>01100417</text:p>
          </table:table-cell>
          <table:table-cell office:value-type="string" calcext:value-type="string">
            <text:p>Chibucuts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2872" calcext:value-type="float">
            <text:p>-25.287200</text:p>
          </table:table-cell>
          <table:table-cell office:value-type="float" office:value="32.7406" calcext:value-type="float">
            <text:p>32.7406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8</text:p>
          </table:table-cell>
          <table:table-cell office:value-type="float" office:value="1100416" calcext:value-type="float">
            <text:p>1100416</text:p>
          </table:table-cell>
          <table:table-cell office:value-type="string" calcext:value-type="string">
            <text:p>01100416</text:p>
          </table:table-cell>
          <table:table-cell office:value-type="string" calcext:value-type="string">
            <text:p>Miro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2247" calcext:value-type="float">
            <text:p>-25.224700</text:p>
          </table:table-cell>
          <table:table-cell office:value-type="float" office:value="32.6644" calcext:value-type="float">
            <text:p>32.6644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499</text:p>
          </table:table-cell>
          <table:table-cell office:value-type="float" office:value="1100415" calcext:value-type="float">
            <text:p>1100415</text:p>
          </table:table-cell>
          <table:table-cell office:value-type="string" calcext:value-type="string">
            <text:p>01100415</text:p>
          </table:table-cell>
          <table:table-cell office:value-type="string" calcext:value-type="string">
            <text:p>3 De Feverei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1572" calcext:value-type="float">
            <text:p>-25.157200</text:p>
          </table:table-cell>
          <table:table-cell office:value-type="float" office:value="32.8006" calcext:value-type="float">
            <text:p>32.8006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00</text:p>
          </table:table-cell>
          <table:table-cell office:value-type="float" office:value="1100414" calcext:value-type="float">
            <text:p>1100414</text:p>
          </table:table-cell>
          <table:table-cell office:value-type="string" calcext:value-type="string">
            <text:p>01100414</text:p>
          </table:table-cell>
          <table:table-cell office:value-type="string" calcext:value-type="string">
            <text:p>Ilha Josi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0936" calcext:value-type="float">
            <text:p>-25.093600</text:p>
          </table:table-cell>
          <table:table-cell office:value-type="float" office:value="32.9175" calcext:value-type="float">
            <text:p>32.9175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01</text:p>
          </table:table-cell>
          <table:table-cell office:value-type="float" office:value="1100413" calcext:value-type="float">
            <text:p>1100413</text:p>
          </table:table-cell>
          <table:table-cell office:value-type="string" calcext:value-type="string">
            <text:p>01100413</text:p>
          </table:table-cell>
          <table:table-cell office:value-type="string" calcext:value-type="string">
            <text:p>Nwamatibj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2622" calcext:value-type="float">
            <text:p>-25.262200</text:p>
          </table:table-cell>
          <table:table-cell office:value-type="float" office:value="32.8647" calcext:value-type="float">
            <text:p>32.8647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02</text:p>
          </table:table-cell>
          <table:table-cell office:value-type="float" office:value="1100406" calcext:value-type="float">
            <text:p>1100406</text:p>
          </table:table-cell>
          <table:table-cell office:value-type="string" calcext:value-type="string">
            <text:p>01100406</text:p>
          </table:table-cell>
          <table:table-cell office:value-type="string" calcext:value-type="string">
            <text:p>Marag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4561" calcext:value-type="float">
            <text:p>-25.456100</text:p>
          </table:table-cell>
          <table:table-cell office:value-type="float" office:value="32.7753" calcext:value-type="float">
            <text:p>32.775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03</text:p>
          </table:table-cell>
          <table:table-cell office:value-type="float" office:value="1100410" calcext:value-type="float">
            <text:p>1100410</text:p>
          </table:table-cell>
          <table:table-cell office:value-type="string" calcext:value-type="string">
            <text:p>01100410</text:p>
          </table:table-cell>
          <table:table-cell office:value-type="string" calcext:value-type="string">
            <text:p>Cal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3539" calcext:value-type="float">
            <text:p>-25.353900</text:p>
          </table:table-cell>
          <table:table-cell office:value-type="float" office:value="32.9336" calcext:value-type="float">
            <text:p>32.9336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04</text:p>
          </table:table-cell>
          <table:table-cell office:value-type="float" office:value="1100420" calcext:value-type="float">
            <text:p>1100420</text:p>
          </table:table-cell>
          <table:table-cell office:value-type="string" calcext:value-type="string">
            <text:p>011004?</text:p>
          </table:table-cell>
          <table:table-cell office:value-type="string" calcext:value-type="string">
            <text:p>Mirr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5</text:p>
          </table:table-cell>
          <table:table-cell office:value-type="float" office:value="-25.25" calcext:value-type="float">
            <text:p>-25.250000</text:p>
          </table:table-cell>
          <table:table-cell office:value-type="float" office:value="32.73611" calcext:value-type="float">
            <text:p>32.73611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05</text:p>
          </table:table-cell>
          <table:table-cell office:value-type="float" office:value="1100510" calcext:value-type="float">
            <text:p>1100510</text:p>
          </table:table-cell>
          <table:table-cell office:value-type="string" calcext:value-type="string">
            <text:p>01100510</text:p>
          </table:table-cell>
          <table:table-cell office:value-type="string" calcext:value-type="string">
            <text:p>Nhongonhane (Ed.Mondl.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6</text:p>
          </table:table-cell>
          <table:table-cell office:value-type="float" office:value="-25.6619" calcext:value-type="float">
            <text:p>-25.661900</text:p>
          </table:table-cell>
          <table:table-cell office:value-type="float" office:value="32.6725" calcext:value-type="float">
            <text:p>32.6725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06</text:p>
          </table:table-cell>
          <table:table-cell office:value-type="float" office:value="1100513" calcext:value-type="float">
            <text:p>1100513</text:p>
          </table:table-cell>
          <table:table-cell office:value-type="string" calcext:value-type="string">
            <text:p>01100513</text:p>
          </table:table-cell>
          <table:table-cell office:value-type="string" calcext:value-type="string">
            <text:p>Mumem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6</text:p>
          </table:table-cell>
          <table:table-cell office:value-type="float" office:value="-25.7083" calcext:value-type="float">
            <text:p>-25.708300</text:p>
          </table:table-cell>
          <table:table-cell office:value-type="float" office:value="32.6125" calcext:value-type="float">
            <text:p>32.6125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07</text:p>
          </table:table-cell>
          <table:table-cell office:value-type="float" office:value="1100507" calcext:value-type="float">
            <text:p>1100507</text:p>
          </table:table-cell>
          <table:table-cell office:value-type="string" calcext:value-type="string">
            <text:p>01100507</text:p>
          </table:table-cell>
          <table:table-cell office:value-type="string" calcext:value-type="string">
            <text:p>Mata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6</text:p>
          </table:table-cell>
          <table:table-cell office:value-type="float" office:value="-25.749383" calcext:value-type="float">
            <text:p>-25.749383</text:p>
          </table:table-cell>
          <table:table-cell office:value-type="float" office:value="32.663197" calcext:value-type="float">
            <text:p>32.663197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08</text:p>
          </table:table-cell>
          <table:table-cell office:value-type="float" office:value="1100509" calcext:value-type="float">
            <text:p>1100509</text:p>
          </table:table-cell>
          <table:table-cell office:value-type="string" calcext:value-type="string">
            <text:p>01100509</text:p>
          </table:table-cell>
          <table:table-cell office:value-type="string" calcext:value-type="string">
            <text:p>Michafuta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06</text:p>
          </table:table-cell>
          <table:table-cell office:value-type="float" office:value="-25.739474" calcext:value-type="float">
            <text:p>-25.739474</text:p>
          </table:table-cell>
          <table:table-cell office:value-type="float" office:value="32.674303" calcext:value-type="float">
            <text:p>32.674303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09</text:p>
          </table:table-cell>
          <table:table-cell office:value-type="float" office:value="1100511" calcext:value-type="float">
            <text:p>1100511</text:p>
          </table:table-cell>
          <table:table-cell office:value-type="string" calcext:value-type="string">
            <text:p>01100511</text:p>
          </table:table-cell>
          <table:table-cell office:value-type="string" calcext:value-type="string">
            <text:p>Ricat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6</text:p>
          </table:table-cell>
          <table:table-cell office:value-type="float" office:value="-25.7847" calcext:value-type="float">
            <text:p>-25.784700</text:p>
          </table:table-cell>
          <table:table-cell office:value-type="float" office:value="32.6339" calcext:value-type="float">
            <text:p>32.6339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10</text:p>
          </table:table-cell>
          <table:table-cell office:value-type="float" office:value="1100506" calcext:value-type="float">
            <text:p>1100506</text:p>
          </table:table-cell>
          <table:table-cell office:value-type="string" calcext:value-type="string">
            <text:p>01100506</text:p>
          </table:table-cell>
          <table:table-cell office:value-type="string" calcext:value-type="string">
            <text:p>Marracue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06</text:p>
          </table:table-cell>
          <table:table-cell office:value-type="float" office:value="-25.7297" calcext:value-type="float">
            <text:p>-25.729700</text:p>
          </table:table-cell>
          <table:table-cell office:value-type="float" office:value="32.6733" calcext:value-type="float">
            <text:p>32.673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11</text:p>
          </table:table-cell>
          <table:table-cell office:value-type="float" office:value="1100508" calcext:value-type="float">
            <text:p>1100508</text:p>
          </table:table-cell>
          <table:table-cell office:value-type="string" calcext:value-type="string">
            <text:p>01100508</text:p>
          </table:table-cell>
          <table:table-cell office:value-type="string" calcext:value-type="string">
            <text:p>Machub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6</text:p>
          </table:table-cell>
          <table:table-cell office:value-type="float" office:value="-25.5644" calcext:value-type="float">
            <text:p>-25.564400</text:p>
          </table:table-cell>
          <table:table-cell office:value-type="float" office:value="32.7994" calcext:value-type="float">
            <text:p>32.7994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12</text:p>
          </table:table-cell>
          <table:table-cell office:value-type="float" office:value="1100514" calcext:value-type="float">
            <text:p>1100514</text:p>
          </table:table-cell>
          <table:table-cell office:value-type="string" calcext:value-type="string">
            <text:p>011005?</text:p>
          </table:table-cell>
          <table:table-cell office:value-type="string" calcext:value-type="string">
            <text:p>Ma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6</text:p>
          </table:table-cell>
          <table:table-cell office:value-type="float" office:value="-25.725" calcext:value-type="float">
            <text:p>-25.725000</text:p>
          </table:table-cell>
          <table:table-cell office:value-type="float" office:value="32.583333" calcext:value-type="float">
            <text:p>32.583333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13</text:p>
          </table:table-cell>
          <table:table-cell office:value-type="float" office:value="1100512" calcext:value-type="float">
            <text:p>1100512</text:p>
          </table:table-cell>
          <table:table-cell office:value-type="string" calcext:value-type="string">
            <text:p>011005?</text:p>
          </table:table-cell>
          <table:table-cell office:value-type="string" calcext:value-type="string">
            <text:p>Bobo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6</text:p>
          </table:table-cell>
          <table:table-cell office:value-type="float" office:value="-25.6" calcext:value-type="float">
            <text:p>-25.600000</text:p>
          </table:table-cell>
          <table:table-cell office:value-type="float" office:value="32.666667" calcext:value-type="float">
            <text:p>32.666667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14</text:p>
          </table:table-cell>
          <table:table-cell office:value-type="float" office:value="1100515" calcext:value-type="float">
            <text:p>1100515</text:p>
          </table:table-cell>
          <table:table-cell office:value-type="string" calcext:value-type="string">
            <text:p>011005?</text:p>
          </table:table-cell>
          <table:table-cell office:value-type="string" calcext:value-type="string">
            <text:p>Samora Mach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6</text:p>
          </table:table-cell>
          <table:table-cell office:value-type="float" office:value="-25.6752278" calcext:value-type="float">
            <text:p>-25.675228</text:p>
          </table:table-cell>
          <table:table-cell office:value-type="float" office:value="32.666667" calcext:value-type="float">
            <text:p>32.666667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15</text:p>
          </table:table-cell>
          <table:table-cell office:value-type="float" office:value="1100608" calcext:value-type="float">
            <text:p>1100608</text:p>
          </table:table-cell>
          <table:table-cell office:value-type="string" calcext:value-type="string">
            <text:p>01100608</text:p>
          </table:table-cell>
          <table:table-cell office:value-type="string" calcext:value-type="string">
            <text:p>Cat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84" calcext:value-type="float">
            <text:p>-26.840000</text:p>
          </table:table-cell>
          <table:table-cell office:value-type="float" office:value="32.2852" calcext:value-type="float">
            <text:p>32.2852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16</text:p>
          </table:table-cell>
          <table:table-cell office:value-type="float" office:value="1100609" calcext:value-type="float">
            <text:p>1100609</text:p>
          </table:table-cell>
          <table:table-cell office:value-type="string" calcext:value-type="string">
            <text:p>01100609</text:p>
          </table:table-cell>
          <table:table-cell office:value-type="string" calcext:value-type="string">
            <text:p>Mabilibi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3684" calcext:value-type="float">
            <text:p>-26.368400</text:p>
          </table:table-cell>
          <table:table-cell office:value-type="float" office:value="32.6189" calcext:value-type="float">
            <text:p>32.6189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17</text:p>
          </table:table-cell>
          <table:table-cell office:value-type="float" office:value="1100611" calcext:value-type="float">
            <text:p>1100611</text:p>
          </table:table-cell>
          <table:table-cell office:value-type="string" calcext:value-type="string">
            <text:p>01100611</text:p>
          </table:table-cell>
          <table:table-cell office:value-type="string" calcext:value-type="string">
            <text:p>Ponta Do Ou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8372" calcext:value-type="float">
            <text:p>-26.837200</text:p>
          </table:table-cell>
          <table:table-cell office:value-type="float" office:value="32.8839" calcext:value-type="float">
            <text:p>32.8839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18</text:p>
          </table:table-cell>
          <table:table-cell office:value-type="float" office:value="1100612" calcext:value-type="float">
            <text:p>1100612</text:p>
          </table:table-cell>
          <table:table-cell office:value-type="string" calcext:value-type="string">
            <text:p>01100612</text:p>
          </table:table-cell>
          <table:table-cell office:value-type="string" calcext:value-type="string">
            <text:p>Salama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4745" calcext:value-type="float">
            <text:p>-26.474500</text:p>
          </table:table-cell>
          <table:table-cell office:value-type="float" office:value="32.6511" calcext:value-type="float">
            <text:p>32.6511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19</text:p>
          </table:table-cell>
          <table:table-cell office:value-type="float" office:value="1100613" calcext:value-type="float">
            <text:p>1100613</text:p>
          </table:table-cell>
          <table:table-cell office:value-type="string" calcext:value-type="string">
            <text:p>01100613</text:p>
          </table:table-cell>
          <table:table-cell office:value-type="string" calcext:value-type="string">
            <text:p>Zitun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7508" calcext:value-type="float">
            <text:p>-26.750800</text:p>
          </table:table-cell>
          <table:table-cell office:value-type="float" office:value="32.8267" calcext:value-type="float">
            <text:p>32.8267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0</text:p>
          </table:table-cell>
          <table:table-cell office:value-type="float" office:value="1100614" calcext:value-type="float">
            <text:p>1100614</text:p>
          </table:table-cell>
          <table:table-cell office:value-type="string" calcext:value-type="string">
            <text:p>01100614</text:p>
          </table:table-cell>
          <table:table-cell office:value-type="string" calcext:value-type="string">
            <text:p>Hind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3281" calcext:value-type="float">
            <text:p>-26.328100</text:p>
          </table:table-cell>
          <table:table-cell office:value-type="float" office:value="32.4158" calcext:value-type="float">
            <text:p>32.4158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1</text:p>
          </table:table-cell>
          <table:table-cell office:value-type="float" office:value="1100659" calcext:value-type="float">
            <text:p>1100659</text:p>
          </table:table-cell>
          <table:table-cell office:value-type="string" calcext:value-type="string">
            <text:p>01100659</text:p>
          </table:table-cell>
          <table:table-cell office:value-type="string" calcext:value-type="string">
            <text:p>Gueve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816667" calcext:value-type="float">
            <text:p>-26.816667</text:p>
          </table:table-cell>
          <table:table-cell office:value-type="float" office:value="32.416667" calcext:value-type="float">
            <text:p>32.416667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2</text:p>
          </table:table-cell>
          <table:table-cell office:value-type="float" office:value="1100607" calcext:value-type="float">
            <text:p>1100607</text:p>
          </table:table-cell>
          <table:table-cell office:value-type="string" calcext:value-type="string">
            <text:p>01100607</text:p>
          </table:table-cell>
          <table:table-cell office:value-type="string" calcext:value-type="string">
            <text:p>Matutu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5.969435" calcext:value-type="float">
            <text:p>-25.969435</text:p>
          </table:table-cell>
          <table:table-cell office:value-type="float" office:value="32.691468" calcext:value-type="float">
            <text:p>32.691468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3</text:p>
          </table:table-cell>
          <table:table-cell office:value-type="float" office:value="1100663" calcext:value-type="float">
            <text:p>1100663</text:p>
          </table:table-cell>
          <table:table-cell office:value-type="string" calcext:value-type="string">
            <text:p>01100663</text:p>
          </table:table-cell>
          <table:table-cell office:value-type="string" calcext:value-type="string">
            <text:p>Mungaz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table:style-name="ce44" office:value-type="float" office:value="-26.601813" calcext:value-type="float">
            <text:p>-26.601813</text:p>
          </table:table-cell>
          <table:table-cell table:style-name="ce44" office:value-type="float" office:value="32.537239" calcext:value-type="float">
            <text:p>32.537239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4</text:p>
          </table:table-cell>
          <table:table-cell office:value-type="float" office:value="1100669" calcext:value-type="float">
            <text:p>1100669</text:p>
          </table:table-cell>
          <table:table-cell office:value-type="string" calcext:value-type="string">
            <text:p>01100669</text:p>
          </table:table-cell>
          <table:table-cell office:value-type="string" calcext:value-type="string">
            <text:p>Nde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2156" calcext:value-type="float">
            <text:p>-26.215600</text:p>
          </table:table-cell>
          <table:table-cell office:value-type="float" office:value="32.8858" calcext:value-type="float">
            <text:p>32.8858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5</text:p>
          </table:table-cell>
          <table:table-cell office:value-type="float" office:value="1100670" calcext:value-type="float">
            <text:p>1100670</text:p>
          </table:table-cell>
          <table:table-cell office:value-type="string" calcext:value-type="string">
            <text:p>01100670</text:p>
          </table:table-cell>
          <table:table-cell office:value-type="string" calcext:value-type="string">
            <text:p>Santa Mar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602018" calcext:value-type="float">
            <text:p>-26.602018</text:p>
          </table:table-cell>
          <table:table-cell office:value-type="float" office:value="32.537112" calcext:value-type="float">
            <text:p>32.537112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6</text:p>
          </table:table-cell>
          <table:table-cell office:value-type="float" office:value="1100671" calcext:value-type="float">
            <text:p>1100671</text:p>
          </table:table-cell>
          <table:table-cell office:value-type="string" calcext:value-type="string">
            <text:p>01100671</text:p>
          </table:table-cell>
          <table:table-cell office:value-type="string" calcext:value-type="string">
            <text:p>Manhang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7</text:p>
          </table:table-cell>
          <table:table-cell office:value-type="float" office:value="-26.672" calcext:value-type="float">
            <text:p>-26.672000</text:p>
          </table:table-cell>
          <table:table-cell office:value-type="float" office:value="32.1823" calcext:value-type="float">
            <text:p>32.182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7</text:p>
          </table:table-cell>
          <table:table-cell office:value-type="float" office:value="1100660" calcext:value-type="float">
            <text:p>1100660</text:p>
          </table:table-cell>
          <table:table-cell office:value-type="string" calcext:value-type="string">
            <text:p>01100660</text:p>
          </table:table-cell>
          <table:table-cell office:value-type="string" calcext:value-type="string">
            <text:p>Ns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0855" calcext:value-type="float">
            <text:p>-26.085500</text:p>
          </table:table-cell>
          <table:table-cell office:value-type="float" office:value="32.6245" calcext:value-type="float">
            <text:p>32.6245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8</text:p>
          </table:table-cell>
          <table:table-cell office:value-type="float" office:value="1100661" calcext:value-type="float">
            <text:p>1100661</text:p>
          </table:table-cell>
          <table:table-cell office:value-type="string" calcext:value-type="string">
            <text:p>011006?</text:p>
          </table:table-cell>
          <table:table-cell office:value-type="string" calcext:value-type="string">
            <text:p>Machangu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7</text:p>
          </table:table-cell>
          <table:table-cell office:value-type="float" office:value="-26.191599" calcext:value-type="float">
            <text:p>-26.191599</text:p>
          </table:table-cell>
          <table:table-cell office:value-type="float" office:value="32.933484" calcext:value-type="float">
            <text:p>32.933484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29</text:p>
          </table:table-cell>
          <table:table-cell office:value-type="float" office:value="1100662" calcext:value-type="float">
            <text:p>1100662</text:p>
          </table:table-cell>
          <table:table-cell office:value-type="string" calcext:value-type="string">
            <text:p>011006?</text:p>
          </table:table-cell>
          <table:table-cell office:value-type="string" calcext:value-type="string">
            <text:p>Inongan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7</text:p>
          </table:table-cell>
          <table:table-cell office:value-type="float" office:value="-26.488333" calcext:value-type="float">
            <text:p>-26.488333</text:p>
          </table:table-cell>
          <table:table-cell office:value-type="float" office:value="32.574722" calcext:value-type="float">
            <text:p>32.574722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30</text:p>
          </table:table-cell>
          <table:table-cell office:value-type="float" office:value="1100671" calcext:value-type="float">
            <text:p>1100671</text:p>
          </table:table-cell>
          <table:table-cell office:value-type="string" calcext:value-type="string">
            <text:p>011006?</text:p>
          </table:table-cell>
          <table:table-cell office:value-type="string" calcext:value-type="string">
            <text:p>Manhanga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7</text:p>
          </table:table-cell>
          <table:table-cell office:value-type="float" office:value="-26.6733" calcext:value-type="float">
            <text:p>-26.673300</text:p>
          </table:table-cell>
          <table:table-cell office:value-type="float" office:value="32.1783" calcext:value-type="float">
            <text:p>32.178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31</text:p>
          </table:table-cell>
          <table:table-cell office:value-type="float" office:value="1100708" calcext:value-type="float">
            <text:p>1100708</text:p>
          </table:table-cell>
          <table:table-cell office:value-type="string" calcext:value-type="string">
            <text:p>01100708</text:p>
          </table:table-cell>
          <table:table-cell office:value-type="string" calcext:value-type="string">
            <text:p>Corrum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8</text:p>
          </table:table-cell>
          <table:table-cell office:value-type="float" office:value="-25.2392" calcext:value-type="float">
            <text:p>-25.239200</text:p>
          </table:table-cell>
          <table:table-cell office:value-type="float" office:value="32.1375" calcext:value-type="float">
            <text:p>32.1375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32</text:p>
          </table:table-cell>
          <table:table-cell office:value-type="float" office:value="1100714" calcext:value-type="float">
            <text:p>1100714</text:p>
          </table:table-cell>
          <table:table-cell office:value-type="string" calcext:value-type="string">
            <text:p>01100714</text:p>
          </table:table-cell>
          <table:table-cell office:value-type="string" calcext:value-type="string">
            <text:p>Chancu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8</text:p>
          </table:table-cell>
          <table:table-cell office:value-type="float" office:value="-25.495556" calcext:value-type="float">
            <text:p>-25.495556</text:p>
          </table:table-cell>
          <table:table-cell office:value-type="float" office:value="32.079444" calcext:value-type="float">
            <text:p>32.079444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33</text:p>
          </table:table-cell>
          <table:table-cell office:value-type="float" office:value="1100713" calcext:value-type="float">
            <text:p>1100713</text:p>
          </table:table-cell>
          <table:table-cell office:value-type="string" calcext:value-type="string">
            <text:p>01100713</text:p>
          </table:table-cell>
          <table:table-cell office:value-type="string" calcext:value-type="string">
            <text:p>Chinhanguan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8</text:p>
          </table:table-cell>
          <table:table-cell office:value-type="float" office:value="-25.8597" calcext:value-type="float">
            <text:p>-25.859700</text:p>
          </table:table-cell>
          <table:table-cell office:value-type="float" office:value="32.1542" calcext:value-type="float">
            <text:p>32.1542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34</text:p>
          </table:table-cell>
          <table:table-cell office:value-type="float" office:value="1100712" calcext:value-type="float">
            <text:p>1100712</text:p>
          </table:table-cell>
          <table:table-cell office:value-type="string" calcext:value-type="string">
            <text:p>01100712</text:p>
          </table:table-cell>
          <table:table-cell office:value-type="string" calcext:value-type="string">
            <text:p>Mahu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8</text:p>
          </table:table-cell>
          <table:table-cell office:value-type="float" office:value="-25.6456" calcext:value-type="float">
            <text:p>-25.645600</text:p>
          </table:table-cell>
          <table:table-cell office:value-type="float" office:value="32.4967" calcext:value-type="float">
            <text:p>32.4967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35</text:p>
          </table:table-cell>
          <table:table-cell office:value-type="float" office:value="1100711" calcext:value-type="float">
            <text:p>1100711</text:p>
          </table:table-cell>
          <table:table-cell office:value-type="string" calcext:value-type="string">
            <text:p>01100711</text:p>
          </table:table-cell>
          <table:table-cell office:value-type="string" calcext:value-type="string">
            <text:p>Pess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8</text:p>
          </table:table-cell>
          <table:table-cell office:value-type="float" office:value="-25.6961" calcext:value-type="float">
            <text:p>-25.696100</text:p>
          </table:table-cell>
          <table:table-cell office:value-type="float" office:value="32.345" calcext:value-type="float">
            <text:p>32.3450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36</text:p>
          </table:table-cell>
          <table:table-cell office:value-type="float" office:value="1100710" calcext:value-type="float">
            <text:p>1100710</text:p>
          </table:table-cell>
          <table:table-cell office:value-type="string" calcext:value-type="string">
            <text:p>01100710</text:p>
          </table:table-cell>
          <table:table-cell office:value-type="string" calcext:value-type="string">
            <text:p>Ten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8</text:p>
          </table:table-cell>
          <table:table-cell office:value-type="float" office:value="-25.7511" calcext:value-type="float">
            <text:p>-25.751100</text:p>
          </table:table-cell>
          <table:table-cell office:value-type="float" office:value="32.395" calcext:value-type="float">
            <text:p>32.3950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37</text:p>
          </table:table-cell>
          <table:table-cell office:value-type="float" office:value="1100709" calcext:value-type="float">
            <text:p>1100709</text:p>
          </table:table-cell>
          <table:table-cell office:value-type="string" calcext:value-type="string">
            <text:p>01100709</text:p>
          </table:table-cell>
          <table:table-cell office:value-type="string" calcext:value-type="string">
            <text:p>Sabi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8</text:p>
          </table:table-cell>
          <table:table-cell office:value-type="float" office:value="-25.3217" calcext:value-type="float">
            <text:p>-25.321700</text:p>
          </table:table-cell>
          <table:table-cell office:value-type="float" office:value="32.2553" calcext:value-type="float">
            <text:p>32.255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38</text:p>
          </table:table-cell>
          <table:table-cell office:value-type="float" office:value="1100707" calcext:value-type="float">
            <text:p>1100707</text:p>
          </table:table-cell>
          <table:table-cell office:value-type="string" calcext:value-type="string">
            <text:p>01100707</text:p>
          </table:table-cell>
          <table:table-cell office:value-type="string" calcext:value-type="string">
            <text:p>Ressano Garc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08</text:p>
          </table:table-cell>
          <table:table-cell office:value-type="float" office:value="-25.4442" calcext:value-type="float">
            <text:p>-25.444200</text:p>
          </table:table-cell>
          <table:table-cell office:value-type="float" office:value="31.9897" calcext:value-type="float">
            <text:p>31.9897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39</text:p>
          </table:table-cell>
          <table:table-cell office:value-type="float" office:value="1100706" calcext:value-type="float">
            <text:p>1100706</text:p>
          </table:table-cell>
          <table:table-cell office:value-type="string" calcext:value-type="string">
            <text:p>01100706</text:p>
          </table:table-cell>
          <table:table-cell office:value-type="string" calcext:value-type="string">
            <text:p>Moamb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08</text:p>
          </table:table-cell>
          <table:table-cell office:value-type="float" office:value="-25.5986" calcext:value-type="float">
            <text:p>-25.598600</text:p>
          </table:table-cell>
          <table:table-cell office:value-type="float" office:value="32.245" calcext:value-type="float">
            <text:p>32.2450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540</text:p>
          </table:table-cell>
          <table:table-cell office:value-type="float" office:value="1100811" calcext:value-type="float">
            <text:p>1100811</text:p>
          </table:table-cell>
          <table:table-cell office:value-type="string" calcext:value-type="string">
            <text:p>01100811</text:p>
          </table:table-cell>
          <table:table-cell office:value-type="string" calcext:value-type="string">
            <text:p>Mafui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9</text:p>
          </table:table-cell>
          <table:table-cell office:value-type="float" office:value="-26.04" calcext:value-type="float">
            <text:p>-26.040000</text:p>
          </table:table-cell>
          <table:table-cell office:value-type="float" office:value="32.2575" calcext:value-type="float">
            <text:p>32.2575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541</text:p>
          </table:table-cell>
          <table:table-cell office:value-type="float" office:value="1100806" calcext:value-type="float">
            <text:p>1100806</text:p>
          </table:table-cell>
          <table:table-cell office:value-type="string" calcext:value-type="string">
            <text:p>01100806</text:p>
          </table:table-cell>
          <table:table-cell office:value-type="string" calcext:value-type="string">
            <text:p>Namaach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09</text:p>
          </table:table-cell>
          <table:table-cell office:value-type="float" office:value="-25.9911" calcext:value-type="float">
            <text:p>-25.991100</text:p>
          </table:table-cell>
          <table:table-cell office:value-type="float" office:value="32.0133" calcext:value-type="float">
            <text:p>32.0133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542</text:p>
          </table:table-cell>
          <table:table-cell office:value-type="float" office:value="1100807" calcext:value-type="float">
            <text:p>1100807</text:p>
          </table:table-cell>
          <table:table-cell office:value-type="string" calcext:value-type="string">
            <text:p>01100807</text:p>
          </table:table-cell>
          <table:table-cell office:value-type="string" calcext:value-type="string">
            <text:p>Changa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9</text:p>
          </table:table-cell>
          <table:table-cell office:value-type="float" office:value="-26.2958" calcext:value-type="float">
            <text:p>-26.295800</text:p>
          </table:table-cell>
          <table:table-cell office:value-type="float" office:value="32.1877" calcext:value-type="float">
            <text:p>32.1877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543</text:p>
          </table:table-cell>
          <table:table-cell office:value-type="float" office:value="1100808" calcext:value-type="float">
            <text:p>1100808</text:p>
          </table:table-cell>
          <table:table-cell office:value-type="string" calcext:value-type="string">
            <text:p>01100808</text:p>
          </table:table-cell>
          <table:table-cell office:value-type="string" calcext:value-type="string">
            <text:p>Go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9</text:p>
          </table:table-cell>
          <table:table-cell office:value-type="float" office:value="-26.2014" calcext:value-type="float">
            <text:p>-26.201400</text:p>
          </table:table-cell>
          <table:table-cell office:value-type="float" office:value="32.1389" calcext:value-type="float">
            <text:p>32.1389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544</text:p>
          </table:table-cell>
          <table:table-cell office:value-type="float" office:value="1100810" calcext:value-type="float">
            <text:p>1100810</text:p>
          </table:table-cell>
          <table:table-cell office:value-type="string" calcext:value-type="string">
            <text:p>01100810</text:p>
          </table:table-cell>
          <table:table-cell office:value-type="string" calcext:value-type="string">
            <text:p>Mahel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9</text:p>
          </table:table-cell>
          <table:table-cell office:value-type="float" office:value="-26.1941" calcext:value-type="float">
            <text:p>-26.194100</text:p>
          </table:table-cell>
          <table:table-cell office:value-type="float" office:value="32.2175" calcext:value-type="float">
            <text:p>32.2175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545</text:p>
          </table:table-cell>
          <table:table-cell office:value-type="float" office:value="1100813" calcext:value-type="float">
            <text:p>1100813</text:p>
          </table:table-cell>
          <table:table-cell office:value-type="string" calcext:value-type="string">
            <text:p>01100813</text:p>
          </table:table-cell>
          <table:table-cell office:value-type="string" calcext:value-type="string">
            <text:p>Dibind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9</text:p>
          </table:table-cell>
          <table:table-cell office:value-type="float" office:value="-26.4333" calcext:value-type="float">
            <text:p>-26.433300</text:p>
          </table:table-cell>
          <table:table-cell office:value-type="float" office:value="32.243" calcext:value-type="float">
            <text:p>32.2430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546</text:p>
          </table:table-cell>
          <table:table-cell office:value-type="float" office:value="1100809" calcext:value-type="float">
            <text:p>1100809</text:p>
          </table:table-cell>
          <table:table-cell office:value-type="string" calcext:value-type="string">
            <text:p>01100809</text:p>
          </table:table-cell>
          <table:table-cell office:value-type="string" calcext:value-type="string">
            <text:p>Kulu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9</text:p>
          </table:table-cell>
          <table:table-cell office:value-type="float" office:value="-25.8647" calcext:value-type="float">
            <text:p>-25.864700</text:p>
          </table:table-cell>
          <table:table-cell office:value-type="float" office:value="32.2864" calcext:value-type="float">
            <text:p>32.286400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547</text:p>
          </table:table-cell>
          <table:table-cell office:value-type="float" office:value="1100855" calcext:value-type="float">
            <text:p>1100855</text:p>
          </table:table-cell>
          <table:table-cell office:value-type="string" calcext:value-type="string">
            <text:p>011008?</text:p>
          </table:table-cell>
          <table:table-cell office:value-type="string" calcext:value-type="string">
            <text:p>Radio Tecn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-009</text:p>
          </table:table-cell>
          <table:table-cell office:value-type="float" office:value="-25.986635" calcext:value-type="float">
            <text:p>-25.986635</text:p>
          </table:table-cell>
          <table:table-cell office:value-type="float" office:value="32.032606" calcext:value-type="float">
            <text:p>32.032606</text:p>
          </table:table-cell>
          <table:table-cell table:number-columns-repeated="246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-MOZ-01548</text:p>
          </table:table-cell>
          <table:table-cell office:value-type="float" office:value="1100814" calcext:value-type="float">
            <text:p>1100814</text:p>
          </table:table-cell>
          <table:table-cell office:value-type="string" calcext:value-type="string">
            <text:p>011008?</text:p>
          </table:table-cell>
          <table:table-cell office:value-type="string" calcext:value-type="string">
            <text:p>Odete Mechiss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09</text:p>
          </table:table-cell>
          <table:table-cell office:value-type="float" office:value="-25.986796" calcext:value-type="float">
            <text:p>-25.986796</text:p>
          </table:table-cell>
          <table:table-cell office:value-type="float" office:value="32.032474" calcext:value-type="float">
            <text:p>32.032474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549</text:p>
          </table:table-cell>
          <table:table-cell office:value-type="float" office:value="1110101" calcext:value-type="float">
            <text:p>1110101</text:p>
          </table:table-cell>
          <table:table-cell office:value-type="string" calcext:value-type="string">
            <text:p>01110101</text:p>
          </table:table-cell>
          <table:table-cell office:value-type="string" calcext:value-type="string">
            <text:p>H. Central De Map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-011</text:p>
          </table:table-cell>
          <table:table-cell office:value-type="float" office:value="-25.9673" calcext:value-type="float">
            <text:p>-25.967300</text:p>
          </table:table-cell>
          <table:table-cell office:value-type="float" office:value="32.5899" calcext:value-type="float">
            <text:p>32.5899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550</text:p>
          </table:table-cell>
          <table:table-cell office:value-type="float" office:value="1110107" calcext:value-type="float">
            <text:p>1110107</text:p>
          </table:table-cell>
          <table:table-cell office:value-type="string" calcext:value-type="string">
            <text:p>01110107</text:p>
          </table:table-cell>
          <table:table-cell office:value-type="string" calcext:value-type="string">
            <text:p>Maxaque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1</text:p>
          </table:table-cell>
          <table:table-cell office:value-type="float" office:value="-25.9739" calcext:value-type="float">
            <text:p>-25.973900</text:p>
          </table:table-cell>
          <table:table-cell office:value-type="float" office:value="32.5833" calcext:value-type="float">
            <text:p>32.5833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551</text:p>
          </table:table-cell>
          <table:table-cell office:value-type="float" office:value="1110106" calcext:value-type="float">
            <text:p>1110106</text:p>
          </table:table-cell>
          <table:table-cell office:value-type="string" calcext:value-type="string">
            <text:p>01110106</text:p>
          </table:table-cell>
          <table:table-cell office:value-type="string" calcext:value-type="string">
            <text:p>Alto Ma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1</text:p>
          </table:table-cell>
          <table:table-cell office:value-type="float" office:value="-25.9606" calcext:value-type="float">
            <text:p>-25.960600</text:p>
          </table:table-cell>
          <table:table-cell office:value-type="float" office:value="32.57" calcext:value-type="float">
            <text:p>32.5700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552</text:p>
          </table:table-cell>
          <table:table-cell office:value-type="float" office:value="1110113" calcext:value-type="float">
            <text:p>1110113</text:p>
          </table:table-cell>
          <table:table-cell office:value-type="string" calcext:value-type="string">
            <text:p>01110113</text:p>
          </table:table-cell>
          <table:table-cell office:value-type="string" calcext:value-type="string">
            <text:p>Nº 2 Tribu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11</text:p>
          </table:table-cell>
          <table:table-cell office:value-type="float" office:value="-25.951196" calcext:value-type="float">
            <text:p>-25.951196</text:p>
          </table:table-cell>
          <table:table-cell office:value-type="float" office:value="32.555397" calcext:value-type="float">
            <text:p>32.555397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553</text:p>
          </table:table-cell>
          <table:table-cell office:value-type="float" office:value="1110111" calcext:value-type="float">
            <text:p>1110111</text:p>
          </table:table-cell>
          <table:table-cell office:value-type="string" calcext:value-type="string">
            <text:p>01110111</text:p>
          </table:table-cell>
          <table:table-cell office:value-type="string" calcext:value-type="string">
            <text:p>Por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1</text:p>
          </table:table-cell>
          <table:table-cell office:value-type="float" office:value="-25.9771" calcext:value-type="float">
            <text:p>-25.977100</text:p>
          </table:table-cell>
          <table:table-cell office:value-type="float" office:value="32.5874" calcext:value-type="float">
            <text:p>32.5874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554</text:p>
          </table:table-cell>
          <table:table-cell office:value-type="float" office:value="1110110" calcext:value-type="float">
            <text:p>1110110</text:p>
          </table:table-cell>
          <table:table-cell office:value-type="string" calcext:value-type="string">
            <text:p>01110110</text:p>
          </table:table-cell>
          <table:table-cell office:value-type="string" calcext:value-type="string">
            <text:p>Polana Cimen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1</text:p>
          </table:table-cell>
          <table:table-cell office:value-type="float" office:value="-25.9628" calcext:value-type="float">
            <text:p>-25.962800</text:p>
          </table:table-cell>
          <table:table-cell office:value-type="float" office:value="32.5944" calcext:value-type="float">
            <text:p>32.5944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555</text:p>
          </table:table-cell>
          <table:table-cell office:value-type="float" office:value="1110109" calcext:value-type="float">
            <text:p>1110109</text:p>
          </table:table-cell>
          <table:table-cell office:value-type="string" calcext:value-type="string">
            <text:p>01110109</text:p>
          </table:table-cell>
          <table:table-cell office:value-type="string" calcext:value-type="string">
            <text:p>Malhangale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1</text:p>
          </table:table-cell>
          <table:table-cell office:value-type="float" office:value="-25.9511" calcext:value-type="float">
            <text:p>-25.951100</text:p>
          </table:table-cell>
          <table:table-cell office:value-type="float" office:value="32.5822" calcext:value-type="float">
            <text:p>32.5822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-MOZ-01556</text:p>
          </table:table-cell>
          <table:table-cell office:value-type="float" office:value="1110102" calcext:value-type="float">
            <text:p>1110102</text:p>
          </table:table-cell>
          <table:table-cell office:value-type="string" calcext:value-type="string">
            <text:p>01110102</text:p>
          </table:table-cell>
          <table:table-cell office:value-type="string" calcext:value-type="string">
            <text:p>H. Mili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-011</text:p>
          </table:table-cell>
          <table:table-cell office:value-type="float" office:value="-25.958113" calcext:value-type="float">
            <text:p>-25.958113</text:p>
          </table:table-cell>
          <table:table-cell office:value-type="float" office:value="32.591345" calcext:value-type="float">
            <text:p>32.591345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557</text:p>
          </table:table-cell>
          <table:table-cell office:value-type="float" office:value="1110208" calcext:value-type="float">
            <text:p>1110208</text:p>
          </table:table-cell>
          <table:table-cell office:value-type="string" calcext:value-type="string">
            <text:p>01110208</text:p>
          </table:table-cell>
          <table:table-cell office:value-type="string" calcext:value-type="string">
            <text:p>Nº 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2</text:p>
          </table:table-cell>
          <table:table-cell office:value-type="float" office:value="-25.9464" calcext:value-type="float">
            <text:p>-25.946400</text:p>
          </table:table-cell>
          <table:table-cell office:value-type="float" office:value="32.5625" calcext:value-type="float">
            <text:p>32.5625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558</text:p>
          </table:table-cell>
          <table:table-cell office:value-type="float" office:value="1110201" calcext:value-type="float">
            <text:p>1110201</text:p>
          </table:table-cell>
          <table:table-cell office:value-type="string" calcext:value-type="string">
            <text:p>01110201</text:p>
          </table:table-cell>
          <table:table-cell office:value-type="string" calcext:value-type="string">
            <text:p>Chamancu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-012</text:p>
          </table:table-cell>
          <table:table-cell table:style-name="ce66" office:value-type="float" office:value="-25.950743" calcext:value-type="float">
            <text:p>-25.950743</text:p>
          </table:table-cell>
          <table:table-cell table:style-name="ce66" office:value-type="float" office:value="32.557036" calcext:value-type="float">
            <text:p>32.557036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559</text:p>
          </table:table-cell>
          <table:table-cell office:value-type="float" office:value="1110214" calcext:value-type="float">
            <text:p>1110214</text:p>
          </table:table-cell>
          <table:table-cell office:value-type="string" calcext:value-type="string">
            <text:p>01110214</text:p>
          </table:table-cell>
          <table:table-cell office:value-type="string" calcext:value-type="string">
            <text:p>Chamancu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2</text:p>
          </table:table-cell>
          <table:table-cell table:style-name="ce65" office:value-type="float" office:value="-25.9511" calcext:value-type="float">
            <text:p>-25.951100</text:p>
          </table:table-cell>
          <table:table-cell table:style-name="ce65" office:value-type="float" office:value="32.5556" calcext:value-type="float">
            <text:p>32.5556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560</text:p>
          </table:table-cell>
          <table:table-cell office:value-type="float" office:value="1110212" calcext:value-type="float">
            <text:p>1110212</text:p>
          </table:table-cell>
          <table:table-cell office:value-type="string" calcext:value-type="string">
            <text:p>01110212</text:p>
          </table:table-cell>
          <table:table-cell office:value-type="string" calcext:value-type="string">
            <text:p>Xipaman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2</text:p>
          </table:table-cell>
          <table:table-cell office:value-type="float" office:value="-25.9378" calcext:value-type="float">
            <text:p>-25.937800</text:p>
          </table:table-cell>
          <table:table-cell office:value-type="float" office:value="32.5664" calcext:value-type="float">
            <text:p>32.5664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561</text:p>
          </table:table-cell>
          <table:table-cell office:value-type="float" office:value="1110202" calcext:value-type="float">
            <text:p>1110202</text:p>
          </table:table-cell>
          <table:table-cell office:value-type="string" calcext:value-type="string">
            <text:p>01110202</text:p>
          </table:table-cell>
          <table:table-cell office:value-type="string" calcext:value-type="string">
            <text:p>J.Maca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-012</text:p>
          </table:table-cell>
          <table:table-cell office:value-type="float" office:value="-25.9478" calcext:value-type="float">
            <text:p>-25.947800</text:p>
          </table:table-cell>
          <table:table-cell office:value-type="float" office:value="32.545" calcext:value-type="float">
            <text:p>32.5450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-MOZ-01562</text:p>
          </table:table-cell>
          <table:table-cell office:value-type="float" office:value="1110206" calcext:value-type="float">
            <text:p>1110206</text:p>
          </table:table-cell>
          <table:table-cell office:value-type="string" calcext:value-type="string">
            <text:p>01110206</text:p>
          </table:table-cell>
          <table:table-cell office:value-type="string" calcext:value-type="string">
            <text:p>J.Macam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2</text:p>
          </table:table-cell>
          <table:table-cell office:value-type="float" office:value="-25.9467" calcext:value-type="float">
            <text:p>-25.946700</text:p>
          </table:table-cell>
          <table:table-cell office:value-type="float" office:value="32.5436" calcext:value-type="float">
            <text:p>32.5436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563</text:p>
          </table:table-cell>
          <table:table-cell office:value-type="float" office:value="1110307" calcext:value-type="float">
            <text:p>1110307</text:p>
          </table:table-cell>
          <table:table-cell office:value-type="string" calcext:value-type="string">
            <text:p>01110307</text:p>
          </table:table-cell>
          <table:table-cell office:value-type="string" calcext:value-type="string">
            <text:p>1 De Ma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3</text:p>
          </table:table-cell>
          <table:table-cell office:value-type="float" office:value="-25.9483" calcext:value-type="float">
            <text:p>-25.948300</text:p>
          </table:table-cell>
          <table:table-cell office:value-type="float" office:value="32.59" calcext:value-type="float">
            <text:p>32.5900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-MOZ-01564</text:p>
          </table:table-cell>
          <table:table-cell office:value-type="float" office:value="1110317" calcext:value-type="float">
            <text:p>1110317</text:p>
          </table:table-cell>
          <table:table-cell office:value-type="string" calcext:value-type="string">
            <text:p>01110317</text:p>
          </table:table-cell>
          <table:table-cell office:value-type="string" calcext:value-type="string">
            <text:p>Polana Caniç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3</text:p>
          </table:table-cell>
          <table:table-cell office:value-type="float" office:value="-25.935" calcext:value-type="float">
            <text:p>-25.935000</text:p>
          </table:table-cell>
          <table:table-cell office:value-type="float" office:value="32.605" calcext:value-type="float">
            <text:p>32.6050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65</text:p>
          </table:table-cell>
          <table:table-cell office:value-type="float" office:value="1110406" calcext:value-type="float">
            <text:p>1110406</text:p>
          </table:table-cell>
          <table:table-cell office:value-type="string" calcext:value-type="string">
            <text:p>01110406</text:p>
          </table:table-cell>
          <table:table-cell office:value-type="string" calcext:value-type="string">
            <text:p>1 De Jun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4</text:p>
          </table:table-cell>
          <table:table-cell office:value-type="float" office:value="-25.9144" calcext:value-type="float">
            <text:p>-25.914400</text:p>
          </table:table-cell>
          <table:table-cell office:value-type="float" office:value="32.6097" calcext:value-type="float">
            <text:p>32.6097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66</text:p>
          </table:table-cell>
          <table:table-cell office:value-type="float" office:value="1110401" calcext:value-type="float">
            <text:p>1110401</text:p>
          </table:table-cell>
          <table:table-cell office:value-type="string" calcext:value-type="string">
            <text:p>01110401</text:p>
          </table:table-cell>
          <table:table-cell office:value-type="string" calcext:value-type="string">
            <text:p>Maval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-014</text:p>
          </table:table-cell>
          <table:table-cell office:value-type="float" office:value="-25.9317" calcext:value-type="float">
            <text:p>-25.931700</text:p>
          </table:table-cell>
          <table:table-cell office:value-type="float" office:value="32.5858" calcext:value-type="float">
            <text:p>32.5858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67</text:p>
          </table:table-cell>
          <table:table-cell office:value-type="float" office:value="1110411" calcext:value-type="float">
            <text:p>1110411</text:p>
          </table:table-cell>
          <table:table-cell office:value-type="string" calcext:value-type="string">
            <text:p>01110411</text:p>
          </table:table-cell>
          <table:table-cell office:value-type="string" calcext:value-type="string">
            <text:p>Albaz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4</text:p>
          </table:table-cell>
          <table:table-cell office:value-type="float" office:value="-25.8422" calcext:value-type="float">
            <text:p>-25.842200</text:p>
          </table:table-cell>
          <table:table-cell office:value-type="float" office:value="32.6414" calcext:value-type="float">
            <text:p>32.6414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68</text:p>
          </table:table-cell>
          <table:table-cell office:value-type="float" office:value="1110415" calcext:value-type="float">
            <text:p>1110415</text:p>
          </table:table-cell>
          <table:table-cell office:value-type="string" calcext:value-type="string">
            <text:p>01110415</text:p>
          </table:table-cell>
          <table:table-cell office:value-type="string" calcext:value-type="string">
            <text:p>Pescad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14</text:p>
          </table:table-cell>
          <table:table-cell office:value-type="float" office:value="-25.9061" calcext:value-type="float">
            <text:p>-25.906100</text:p>
          </table:table-cell>
          <table:table-cell office:value-type="float" office:value="32.6561" calcext:value-type="float">
            <text:p>32.6561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69</text:p>
          </table:table-cell>
          <table:table-cell office:value-type="float" office:value="1110414" calcext:value-type="float">
            <text:p>1110414</text:p>
          </table:table-cell>
          <table:table-cell office:value-type="string" calcext:value-type="string">
            <text:p>01110414</text:p>
          </table:table-cell>
          <table:table-cell office:value-type="string" calcext:value-type="string">
            <text:p>Hule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14</text:p>
          </table:table-cell>
          <table:table-cell office:value-type="float" office:value="-25.9147" calcext:value-type="float">
            <text:p>-25.914700</text:p>
          </table:table-cell>
          <table:table-cell office:value-type="float" office:value="32.5961" calcext:value-type="float">
            <text:p>32.5961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70</text:p>
          </table:table-cell>
          <table:table-cell office:value-type="float" office:value="1110416" calcext:value-type="float">
            <text:p>1110416</text:p>
          </table:table-cell>
          <table:table-cell office:value-type="string" calcext:value-type="string">
            <text:p>01110416</text:p>
          </table:table-cell>
          <table:table-cell office:value-type="string" calcext:value-type="string">
            <text:p>Chian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-014</text:p>
          </table:table-cell>
          <table:table-cell office:value-type="float" office:value="-25.8603" calcext:value-type="float">
            <text:p>-25.860300</text:p>
          </table:table-cell>
          <table:table-cell office:value-type="float" office:value="32.6703" calcext:value-type="float">
            <text:p>32.6703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71</text:p>
          </table:table-cell>
          <table:table-cell office:value-type="float" office:value="1110412" calcext:value-type="float">
            <text:p>1110412</text:p>
          </table:table-cell>
          <table:table-cell office:value-type="string" calcext:value-type="string">
            <text:p>01110412</text:p>
          </table:table-cell>
          <table:table-cell office:value-type="string" calcext:value-type="string">
            <text:p>Romã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4</text:p>
          </table:table-cell>
          <table:table-cell office:value-type="float" office:value="-25.8719" calcext:value-type="float">
            <text:p>-25.871900</text:p>
          </table:table-cell>
          <table:table-cell office:value-type="float" office:value="32.6303" calcext:value-type="float">
            <text:p>32.6303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-MOZ-01572</text:p>
          </table:table-cell>
          <table:table-cell office:value-type="float" office:value="1110422" calcext:value-type="float">
            <text:p>1110422</text:p>
          </table:table-cell>
          <table:table-cell office:value-type="string" calcext:value-type="string">
            <text:p>01110422</text:p>
          </table:table-cell>
          <table:table-cell office:value-type="string" calcext:value-type="string">
            <text:p>Mavala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4</text:p>
          </table:table-cell>
          <table:table-cell office:value-type="float" office:value="-25.930338" calcext:value-type="float">
            <text:p>-25.930338</text:p>
          </table:table-cell>
          <table:table-cell office:value-type="float" office:value="32.586367" calcext:value-type="float">
            <text:p>32.586367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73</text:p>
          </table:table-cell>
          <table:table-cell office:value-type="float" office:value="1110514" calcext:value-type="float">
            <text:p>1110514</text:p>
          </table:table-cell>
          <table:table-cell office:value-type="string" calcext:value-type="string">
            <text:p>01110514</text:p>
          </table:table-cell>
          <table:table-cell office:value-type="string" calcext:value-type="string">
            <text:p>Magoanine Mini Cent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16</text:p>
          </table:table-cell>
          <table:table-cell office:value-type="float" office:value="-25.8742" calcext:value-type="float">
            <text:p>-25.874200</text:p>
          </table:table-cell>
          <table:table-cell office:value-type="float" office:value="32.5986" calcext:value-type="float">
            <text:p>32.5986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74</text:p>
          </table:table-cell>
          <table:table-cell office:value-type="float" office:value="1110515" calcext:value-type="float">
            <text:p>1110515</text:p>
          </table:table-cell>
          <table:table-cell office:value-type="string" calcext:value-type="string">
            <text:p>01110515</text:p>
          </table:table-cell>
          <table:table-cell office:value-type="string" calcext:value-type="string">
            <text:p>Zimpe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6</text:p>
          </table:table-cell>
          <table:table-cell office:value-type="float" office:value="-25.828681" calcext:value-type="float">
            <text:p>-25.828681</text:p>
          </table:table-cell>
          <table:table-cell office:value-type="float" office:value="32.571337" calcext:value-type="float">
            <text:p>32.571337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75</text:p>
          </table:table-cell>
          <table:table-cell office:value-type="float" office:value="1110507" calcext:value-type="float">
            <text:p>1110507</text:p>
          </table:table-cell>
          <table:table-cell office:value-type="string" calcext:value-type="string">
            <text:p>01110507</text:p>
          </table:table-cell>
          <table:table-cell office:value-type="string" calcext:value-type="string">
            <text:p>Bagamo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-016</text:p>
          </table:table-cell>
          <table:table-cell office:value-type="float" office:value="-25.8975" calcext:value-type="float">
            <text:p>-25.897500</text:p>
          </table:table-cell>
          <table:table-cell office:value-type="float" office:value="32.5706" calcext:value-type="float">
            <text:p>32.5706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76</text:p>
          </table:table-cell>
          <table:table-cell office:value-type="float" office:value="1110508" calcext:value-type="float">
            <text:p>1110508</text:p>
          </table:table-cell>
          <table:table-cell office:value-type="string" calcext:value-type="string">
            <text:p>01110508</text:p>
          </table:table-cell>
          <table:table-cell office:value-type="string" calcext:value-type="string">
            <text:p>Infu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-016</text:p>
          </table:table-cell>
          <table:table-cell office:value-type="float" office:value="-25.8594" calcext:value-type="float">
            <text:p>-25.859400</text:p>
          </table:table-cell>
          <table:table-cell office:value-type="float" office:value="32.5664" calcext:value-type="float">
            <text:p>32.5664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77</text:p>
          </table:table-cell>
          <table:table-cell office:value-type="float" office:value="1110511" calcext:value-type="float">
            <text:p>1110511</text:p>
          </table:table-cell>
          <table:table-cell office:value-type="string" calcext:value-type="string">
            <text:p>01110511</text:p>
          </table:table-cell>
          <table:table-cell office:value-type="string" calcext:value-type="string">
            <text:p>Magoanine Tend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16</text:p>
          </table:table-cell>
          <table:table-cell office:value-type="float" office:value="-25.8461" calcext:value-type="float">
            <text:p>-25.846100</text:p>
          </table:table-cell>
          <table:table-cell office:value-type="float" office:value="32.5972" calcext:value-type="float">
            <text:p>32.5972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-MOZ-01578</text:p>
          </table:table-cell>
          <table:table-cell office:value-type="float" office:value="1110512" calcext:value-type="float">
            <text:p>1110512</text:p>
          </table:table-cell>
          <table:table-cell office:value-type="string" calcext:value-type="string">
            <text:p>01110512</text:p>
          </table:table-cell>
          <table:table-cell office:value-type="string" calcext:value-type="string">
            <text:p>Inhago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-016</text:p>
          </table:table-cell>
          <table:table-cell office:value-type="float" office:value="-25.9164" calcext:value-type="float">
            <text:p>-25.916400</text:p>
          </table:table-cell>
          <table:table-cell office:value-type="float" office:value="32.5594" calcext:value-type="float">
            <text:p>32.5594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79</text:p>
          </table:table-cell>
          <table:table-cell office:value-type="float" office:value="1110621" calcext:value-type="float">
            <text:p>1110621</text:p>
          </table:table-cell>
          <table:table-cell office:value-type="string" calcext:value-type="string">
            <text:p>01110621</text:p>
          </table:table-cell>
          <table:table-cell office:value-type="string" calcext:value-type="string">
            <text:p>Mutsek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17</text:p>
          </table:table-cell>
          <table:table-cell office:value-type="float" office:value="-26.011199" calcext:value-type="float">
            <text:p>-26.011199</text:p>
          </table:table-cell>
          <table:table-cell office:value-type="float" office:value="32.567473" calcext:value-type="float">
            <text:p>32.567473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80</text:p>
          </table:table-cell>
          <table:table-cell office:value-type="float" office:value="1110613" calcext:value-type="float">
            <text:p>1110613</text:p>
          </table:table-cell>
          <table:table-cell office:value-type="string" calcext:value-type="string">
            <text:p>01110613</text:p>
          </table:table-cell>
          <table:table-cell office:value-type="string" calcext:value-type="string">
            <text:p>Incass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17</text:p>
          </table:table-cell>
          <table:table-cell office:value-type="float" office:value="-25.9961" calcext:value-type="float">
            <text:p>-25.996100</text:p>
          </table:table-cell>
          <table:table-cell office:value-type="float" office:value="32.5308" calcext:value-type="float">
            <text:p>32.5308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-MOZ-01581</text:p>
          </table:table-cell>
          <table:table-cell office:value-type="float" office:value="1110609" calcext:value-type="float">
            <text:p>1110609</text:p>
          </table:table-cell>
          <table:table-cell office:value-type="string" calcext:value-type="string">
            <text:p>01110609</text:p>
          </table:table-cell>
          <table:table-cell office:value-type="string" calcext:value-type="string">
            <text:p>Catem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17</text:p>
          </table:table-cell>
          <table:table-cell office:value-type="float" office:value="-26.0231" calcext:value-type="float">
            <text:p>-26.023100</text:p>
          </table:table-cell>
          <table:table-cell office:value-type="float" office:value="32.5789" calcext:value-type="float">
            <text:p>32.5789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82</text:p>
          </table:table-cell>
          <table:table-cell office:value-type="float" office:value="1110719" calcext:value-type="float">
            <text:p>1110719</text:p>
          </table:table-cell>
          <table:table-cell office:value-type="string" calcext:value-type="string">
            <text:p>01110719</text:p>
          </table:table-cell>
          <table:table-cell office:value-type="string" calcext:value-type="string">
            <text:p>Muchi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15</text:p>
          </table:table-cell>
          <table:table-cell office:value-type="float" office:value="-26.0569" calcext:value-type="float">
            <text:p>-26.056900</text:p>
          </table:table-cell>
          <table:table-cell office:value-type="float" office:value="32.9125" calcext:value-type="float">
            <text:p>32.9125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83</text:p>
          </table:table-cell>
          <table:table-cell office:value-type="float" office:value="1110708" calcext:value-type="float">
            <text:p>1110708</text:p>
          </table:table-cell>
          <table:table-cell office:value-type="string" calcext:value-type="string">
            <text:p>01110708</text:p>
          </table:table-cell>
          <table:table-cell office:value-type="string" calcext:value-type="string">
            <text:p>Inhac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-015</text:p>
          </table:table-cell>
          <table:table-cell office:value-type="float" office:value="-26.0031" calcext:value-type="float">
            <text:p>-26.003100</text:p>
          </table:table-cell>
          <table:table-cell office:value-type="float" office:value="32.9203" calcext:value-type="float">
            <text:p>32.920300</text:p>
          </table:table-cell>
          <table:table-cell table:number-columns-repeated="246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-MOZ-01584</text:p>
          </table:table-cell>
          <table:table-cell office:value-type="float" office:value="1110701" calcext:value-type="float">
            <text:p>1110701</text:p>
          </table:table-cell>
          <table:table-cell office:value-type="string" calcext:value-type="string">
            <text:p>01110701</text:p>
          </table:table-cell>
          <table:table-cell office:value-type="string" calcext:value-type="string">
            <text:p>Ingu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-015</text:p>
          </table:table-cell>
          <table:table-cell office:value-type="float" office:value="-26.017047" calcext:value-type="float">
            <text:p>-26.017047</text:p>
          </table:table-cell>
          <table:table-cell office:value-type="float" office:value="32.950093" calcext:value-type="float">
            <text:p>32.950093</text:p>
          </table:table-cell>
          <table:table-cell table:number-columns-repeated="246"/>
        </table:table-row>
        <table:table-row table:style-name="ro12" table:visibility="collapse">
          <table:table-cell table:number-columns-repeated="3"/>
          <table:table-cell table:style-name="ce37"/>
          <table:table-cell table:style-name="ce39"/>
          <table:table-cell office:value-type="string" calcext:value-type="string">
            <text:p/>
          </table:table-cell>
          <table:table-cell table:style-name="ce37" office:value-type="string" calcext:value-type="string">
            <text:p/>
          </table:table-cell>
          <table:table-cell office:value-type="string" calcext:value-type="string">
            <text:p/>
          </table:table-cell>
          <table:table-cell table:number-columns-repeated="2" table:style-name="ce37" office:value-type="string" calcext:value-type="string">
            <text:p/>
          </table:table-cell>
          <table:table-cell table:number-columns-repeated="10" office:value-type="string" calcext:value-type="string">
            <text:p/>
          </table:table-cell>
          <table:table-cell table:number-columns-repeated="236"/>
        </table:table-row>
        <table:table-row table:style-name="ro12"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US-MOZ-01585</text:p>
          </table:table-cell>
          <table:table-cell table:style-name="ce38" office:value-type="float" office:value="1110423" calcext:value-type="float">
            <text:p>1110423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Centro De Saúde Mental Infanto-Juvenil</text:p>
          </table:table-cell>
          <table:table-cell table:style-name="ce38" office:value-type="float" office:value="14" calcext:value-type="float">
            <text:p>14</text:p>
          </table:table-cell>
          <table:table-cell office:value-type="string" calcext:value-type="string">
            <text:p>NU-101</text:p>
          </table:table-cell>
          <table:table-cell table:style-name="ce38" office:value-type="float" office:value="-17.875117" calcext:value-type="float">
            <text:p>-17.875117</text:p>
          </table:table-cell>
          <table:table-cell table:style-name="ce38" office:value-type="float" office:value="36.887474" calcext:value-type="float">
            <text:p>36.887474</text:p>
          </table:table-cell>
          <table:table-cell table:number-columns-repeated="246"/>
        </table:table-row>
        <table:table-row table:style-name="ro12"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US-MOZ-01586</text:p>
          </table:table-cell>
          <table:table-cell table:style-name="ce38" office:value-type="float" office:value="1060111" calcext:value-type="float">
            <text:p>1060111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Hospital Psiquiatrico Do Chissui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string" calcext:value-type="string">
            <text:p>NU-068</text:p>
          </table:table-cell>
          <table:table-cell table:style-name="ce38" office:value-type="float" office:value="-19.115974" calcext:value-type="float">
            <text:p>-19.115974</text:p>
          </table:table-cell>
          <table:table-cell table:style-name="ce38" office:value-type="float" office:value="33.449362" calcext:value-type="float">
            <text:p>33.449362</text:p>
          </table:table-cell>
          <table:table-cell table:number-columns-repeated="246"/>
        </table:table-row>
        <table:table-row table:style-name="ro12"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US-MOZ-01587</text:p>
          </table:table-cell>
          <table:table-cell table:style-name="ce38" office:value-type="float" office:value="1060112" calcext:value-type="float">
            <text:p>1060112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Hospital De Chimoio</text:p>
          </table:table-cell>
          <table:table-cell table:style-name="ce38" office:value-type="float" office:value="3" calcext:value-type="float">
            <text:p>3</text:p>
          </table:table-cell>
          <table:table-cell table:style-name="ce39" office:value-type="string" calcext:value-type="string">
            <text:p>NU-068</text:p>
          </table:table-cell>
          <table:table-cell table:style-name="ce38" office:value-type="float" office:value="-19.115652" calcext:value-type="float">
            <text:p>-19.115652</text:p>
          </table:table-cell>
          <table:table-cell table:style-name="ce38" office:value-type="float" office:value="33.44899" calcext:value-type="float">
            <text:p>33.44899</text:p>
          </table:table-cell>
          <table:table-cell table:number-columns-repeated="246"/>
        </table:table-row>
        <table:table-row table:style-name="ro12"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US-MOZ-01588</text:p>
          </table:table-cell>
          <table:table-cell table:style-name="ce38" office:value-type="float" office:value="1100220" calcext:value-type="float">
            <text:p>1100220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Hospital Da Matola</text:p>
          </table:table-cell>
          <table:table-cell table:style-name="ce38" office:value-type="float" office:value="3" calcext:value-type="float">
            <text:p>3</text:p>
          </table:table-cell>
          <table:table-cell table:style-name="ce39" office:value-type="string" calcext:value-type="string">
            <text:p>NU-003</text:p>
          </table:table-cell>
          <table:table-cell table:style-name="ce38" office:value-type="float" office:value="-26.046712" calcext:value-type="float">
            <text:p>-26.046712</text:p>
          </table:table-cell>
          <table:table-cell table:style-name="ce38" office:value-type="float" office:value="32.334093" calcext:value-type="float">
            <text:p>32.334093</text:p>
          </table:table-cell>
          <table:table-cell table:number-columns-repeated="246"/>
        </table:table-row>
        <table:table-row table:style-name="ro12"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US-MOZ-01589</text:p>
          </table:table-cell>
          <table:table-cell table:style-name="ce38" office:value-type="float" office:value="1100171" calcext:value-type="float">
            <text:p>1100171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Matola B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string" calcext:value-type="string">
            <text:p>NU-002</text:p>
          </table:table-cell>
          <table:table-cell table:style-name="ce38" office:value-type="float" office:value="-25.966817" calcext:value-type="float">
            <text:p>-25.966817</text:p>
          </table:table-cell>
          <table:table-cell table:style-name="ce38" office:value-type="float" office:value="32.466671" calcext:value-type="float">
            <text:p>32.466671</text:p>
          </table:table-cell>
          <table:table-cell table:number-columns-repeated="246"/>
        </table:table-row>
        <table:table-row table:style-name="ro12"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US-MOZ-01590</text:p>
          </table:table-cell>
          <table:table-cell table:style-name="ce38" office:value-type="float" office:value="1110114" calcext:value-type="float">
            <text:p>1110114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Cadeia Civil</text:p>
          </table:table-cell>
          <table:table-cell table:style-name="ce38" office:value-type="float" office:value="10" calcext:value-type="float">
            <text:p>10</text:p>
          </table:table-cell>
          <table:table-cell table:style-name="ce42" office:value-type="string" calcext:value-type="string">
            <text:p>NU-011</text:p>
          </table:table-cell>
          <table:table-cell table:style-name="ce38" office:value-type="float" office:value="-25.940139" calcext:value-type="float">
            <text:p>-25.940139</text:p>
          </table:table-cell>
          <table:table-cell table:style-name="ce38" office:value-type="float" office:value="32.580965" calcext:value-type="float">
            <text:p>32.580965</text:p>
          </table:table-cell>
          <table:table-cell table:number-columns-repeated="246"/>
        </table:table-row>
        <table:table-row table:style-name="ro12"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US-MOZ-01591</text:p>
          </table:table-cell>
          <table:table-cell table:style-name="ce38" office:value-type="float" office:value="1110115" calcext:value-type="float">
            <text:p>1110115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Benfica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NU-011</text:p>
          </table:table-cell>
          <table:table-cell table:style-name="ce38" office:value-type="float" office:value="-25.93966" calcext:value-type="float">
            <text:p>-25.93966</text:p>
          </table:table-cell>
          <table:table-cell table:style-name="ce38" office:value-type="float" office:value="32.580758" calcext:value-type="float">
            <text:p>32.580758</text:p>
          </table:table-cell>
          <table:table-cell table:number-columns-repeated="246"/>
        </table:table-row>
        <table:table-row table:style-name="ro12"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US-MOZ-01592</text:p>
          </table:table-cell>
          <table:table-cell table:style-name="ce38" office:value-type="float" office:value="1110116" calcext:value-type="float">
            <text:p>1110116</text:p>
          </table:table-cell>
          <table:table-cell table:style-name="ce39" office:value-type="string" calcext:value-type="string">
            <text:p>n/a</text:p>
          </table:table-cell>
          <table:table-cell office:value-type="string" calcext:value-type="string">
            <text:p>Masaka</text:p>
          </table:table-cell>
          <table:table-cell table:style-name="ce38" office:value-type="float" office:value="10" calcext:value-type="float">
            <text:p>10</text:p>
          </table:table-cell>
          <table:table-cell table:style-name="ce42" office:value-type="string" calcext:value-type="string">
            <text:p>NU-011</text:p>
          </table:table-cell>
          <table:table-cell table:style-name="ce38" office:value-type="float" office:value="-25.939116" calcext:value-type="float">
            <text:p>-25.939116</text:p>
          </table:table-cell>
          <table:table-cell table:style-name="ce38" office:value-type="float" office:value="32.580498" calcext:value-type="float">
            <text:p>32.580498</text:p>
          </table:table-cell>
          <table:table-cell table:number-columns-repeated="246"/>
        </table:table-row>
      </table:table>
      <table:table table:name="NE" table:style-name="ta3" table:print="false">
        <office:forms form:automatic-focus="false" form:apply-design-mode="false"/>
        <table:table-column table:style-name="co17" table:default-cell-style-name="ce68"/>
        <table:table-column table:style-name="co17" table:default-cell-style-name="ce69"/>
        <table:table-column table:style-name="co18" table:default-cell-style-name="ce71"/>
        <table:table-column table:style-name="co19" table:default-cell-style-name="ce74"/>
        <table:table-column table:style-name="co7" table:default-cell-style-name="ce74"/>
        <table:table-column table:style-name="co20" table:default-cell-style-name="ce76"/>
        <table:table-column table:style-name="co5" table:visibility="collapse" table:number-columns-repeated="10" table:default-cell-style-name="ce37"/>
        <table:table-column table:style-name="co1" table:number-columns-repeated="240" table:default-cell-style-name="Default"/>
        <table:table-row table:style-name="ro15">
          <table:table-cell table:style-name="ce67" office:value-type="string" calcext:value-type="string">
            <text:p>CP</text:p>
          </table:table-cell>
          <table:table-cell table:style-name="ce67" office:value-type="string" calcext:value-type="string">
            <text:p>CD</text:p>
          </table:table-cell>
          <table:table-cell table:style-name="ce67" office:value-type="string" calcext:value-type="string">
            <text:p>NE</text:p>
          </table:table-cell>
          <table:table-cell table:style-name="ce67" office:value-type="string" calcext:value-type="string">
            <text:p>LAT</text:p>
          </table:table-cell>
          <table:table-cell table:style-name="ce67" office:value-type="string" calcext:value-type="string">
            <text:p>LON</text:p>
          </table:table-cell>
          <table:table-cell table:style-name="ce67" office:value-type="string" calcext:value-type="string">
            <text:p>CNE</text:p>
          </table:table-cell>
          <table:table-cell table:number-columns-repeated="250"/>
        </table:table-row>
        <table:table-row table:style-name="ro12"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style-name="ce70" office:value-type="string" calcext:value-type="string">
            <text:p>Niassa DPS_DPPC_NEP</text:p>
          </table:table-cell>
          <table:table-cell table:style-name="ce73" office:value-type="float" office:value="-13.316052" calcext:value-type="float">
            <text:p>-13.316052</text:p>
          </table:table-cell>
          <table:table-cell table:style-name="ce73" office:value-type="float" office:value="35.233457" calcext:value-type="float">
            <text:p>35.233457</text:p>
          </table:table-cell>
          <table:table-cell office:value-type="string" calcext:value-type="string">
            <text:p>NU-103</text:p>
          </table:table-cell>
          <table:table-cell table:number-columns-repeated="250"/>
        </table:table-row>
        <table:table-row table:style-name="ro8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NED - CIDADE DE LICHINGA</text:p>
          </table:table-cell>
          <table:table-cell office:value-type="float" office:value="-13.3108" calcext:value-type="float">
            <text:p>-13.310800</text:p>
          </table:table-cell>
          <table:table-cell office:value-type="float" office:value="35.2511" calcext:value-type="float">
            <text:p>35.251100</text:p>
          </table:table-cell>
          <table:table-cell office:value-type="string" calcext:value-type="string">
            <text:p>NU-105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CUAMBA</text:p>
          </table:table-cell>
          <table:table-cell office:value-type="float" office:value="-14.8022" calcext:value-type="float">
            <text:p>-14.802200</text:p>
          </table:table-cell>
          <table:table-cell office:value-type="float" office:value="36.5344" calcext:value-type="float">
            <text:p>36.534400</text:p>
          </table:table-cell>
          <table:table-cell office:value-type="string" calcext:value-type="string">
            <text:p>NU-114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LAGO</text:p>
          </table:table-cell>
          <table:table-cell office:value-type="float" office:value="-12.6947" calcext:value-type="float">
            <text:p>-12.694700</text:p>
          </table:table-cell>
          <table:table-cell office:value-type="float" office:value="34.8088" calcext:value-type="float">
            <text:p>34.808800</text:p>
          </table:table-cell>
          <table:table-cell office:value-type="string" calcext:value-type="string">
            <text:p>NU-112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LICHINGA</text:p>
          </table:table-cell>
          <table:table-cell office:value-type="float" office:value="-13.3543" calcext:value-type="float">
            <text:p>-13.354300</text:p>
          </table:table-cell>
          <table:table-cell office:value-type="float" office:value="35.4206" calcext:value-type="float">
            <text:p>35.420600</text:p>
          </table:table-cell>
          <table:table-cell office:value-type="string" calcext:value-type="string">
            <text:p>NU-116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MAJUNE</text:p>
          </table:table-cell>
          <table:table-cell office:value-type="float" office:value="-13.4753" calcext:value-type="float">
            <text:p>-13.475300</text:p>
          </table:table-cell>
          <table:table-cell office:value-type="float" office:value="36.1213" calcext:value-type="float">
            <text:p>36.121300</text:p>
          </table:table-cell>
          <table:table-cell office:value-type="string" calcext:value-type="string">
            <text:p>NU-117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MANDIMBA</text:p>
          </table:table-cell>
          <table:table-cell office:value-type="float" office:value="-14.3536" calcext:value-type="float">
            <text:p>-14.353600</text:p>
          </table:table-cell>
          <table:table-cell office:value-type="float" office:value="35.6486" calcext:value-type="float">
            <text:p>35.648600</text:p>
          </table:table-cell>
          <table:table-cell office:value-type="string" calcext:value-type="string">
            <text:p>NU-118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MARRUPA</text:p>
          </table:table-cell>
          <table:table-cell office:value-type="float" office:value="-13.1978" calcext:value-type="float">
            <text:p>-13.197800</text:p>
          </table:table-cell>
          <table:table-cell office:value-type="float" office:value="37.4989" calcext:value-type="float">
            <text:p>37.498900</text:p>
          </table:table-cell>
          <table:table-cell office:value-type="string" calcext:value-type="string">
            <text:p>NU-119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NED - MAÚA</text:p>
          </table:table-cell>
          <table:table-cell office:value-type="float" office:value="-13.8681" calcext:value-type="float">
            <text:p>-13.868100</text:p>
          </table:table-cell>
          <table:table-cell office:value-type="float" office:value="37.16" calcext:value-type="float">
            <text:p>37.160000</text:p>
          </table:table-cell>
          <table:table-cell office:value-type="string" calcext:value-type="string">
            <text:p>NU-115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NED - MAVAGO</text:p>
          </table:table-cell>
          <table:table-cell office:value-type="float" office:value="-12.5673" calcext:value-type="float">
            <text:p>-12.567300</text:p>
          </table:table-cell>
          <table:table-cell office:value-type="float" office:value="36.2638" calcext:value-type="float">
            <text:p>36.263800</text:p>
          </table:table-cell>
          <table:table-cell office:value-type="string" calcext:value-type="string">
            <text:p>NU-111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D - MECANHELAS</text:p>
          </table:table-cell>
          <table:table-cell office:value-type="float" office:value="-15.1947" calcext:value-type="float">
            <text:p>-15.194700</text:p>
          </table:table-cell>
          <table:table-cell office:value-type="float" office:value="35.87" calcext:value-type="float">
            <text:p>35.870000</text:p>
          </table:table-cell>
          <table:table-cell office:value-type="string" calcext:value-type="string">
            <text:p>NU-110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D - MECULA</text:p>
          </table:table-cell>
          <table:table-cell office:value-type="float" office:value="-12.1164" calcext:value-type="float">
            <text:p>-12.116400</text:p>
          </table:table-cell>
          <table:table-cell office:value-type="float" office:value="37.6658" calcext:value-type="float">
            <text:p>37.665800</text:p>
          </table:table-cell>
          <table:table-cell office:value-type="string" calcext:value-type="string">
            <text:p>NU-109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D - METARICA</text:p>
          </table:table-cell>
          <table:table-cell office:value-type="float" office:value="-14.3322" calcext:value-type="float">
            <text:p>-14.332200</text:p>
          </table:table-cell>
          <table:table-cell office:value-type="float" office:value="36.7967" calcext:value-type="float">
            <text:p>36.796700</text:p>
          </table:table-cell>
          <table:table-cell office:value-type="string" calcext:value-type="string">
            <text:p>NU-104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D - MUEMBE</text:p>
          </table:table-cell>
          <table:table-cell office:value-type="float" office:value="-13.0854" calcext:value-type="float">
            <text:p>-13.085400</text:p>
          </table:table-cell>
          <table:table-cell office:value-type="float" office:value="35.6419" calcext:value-type="float">
            <text:p>35.641900</text:p>
          </table:table-cell>
          <table:table-cell office:value-type="string" calcext:value-type="string">
            <text:p>NU-108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D - NGAÚMA</text:p>
          </table:table-cell>
          <table:table-cell office:value-type="float" office:value="-13.9008" calcext:value-type="float">
            <text:p>-13.900800</text:p>
          </table:table-cell>
          <table:table-cell office:value-type="float" office:value="35.4378" calcext:value-type="float">
            <text:p>35.437800</text:p>
          </table:table-cell>
          <table:table-cell office:value-type="string" calcext:value-type="string">
            <text:p>NU-113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D - NIPEPE</text:p>
          </table:table-cell>
          <table:table-cell office:value-type="float" office:value="-14.0311" calcext:value-type="float">
            <text:p>-14.031100</text:p>
          </table:table-cell>
          <table:table-cell office:value-type="float" office:value="37.8533" calcext:value-type="float">
            <text:p>37.853300</text:p>
          </table:table-cell>
          <table:table-cell office:value-type="string" calcext:value-type="string">
            <text:p>NU-107</text:p>
          </table:table-cell>
          <table:table-cell table:number-columns-repeated="250"/>
        </table:table-row>
        <table:table-row table:style-name="ro8">
          <table:table-cell office:value-type="float" office:value="1" calcext:value-type="float">
            <text:p>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D - SANGA</text:p>
          </table:table-cell>
          <table:table-cell office:value-type="float" office:value="-12.9451" calcext:value-type="float">
            <text:p>-12.945100</text:p>
          </table:table-cell>
          <table:table-cell office:value-type="float" office:value="35.4264" calcext:value-type="float">
            <text:p>35.426400</text:p>
          </table:table-cell>
          <table:table-cell office:value-type="string" calcext:value-type="string">
            <text:p>NU-106</text:p>
          </table:table-cell>
          <table:table-cell table:number-columns-repeated="250"/>
        </table:table-row>
        <table:table-row table:style-name="ro12"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72" office:value-type="string" calcext:value-type="string">
            <text:p>Cabo Delgado DPS_DPPC_NEP</text:p>
          </table:table-cell>
          <table:table-cell table:style-name="ce73" office:value-type="float" office:value="-13.030072" calcext:value-type="float">
            <text:p>-13.030072</text:p>
          </table:table-cell>
          <table:table-cell table:style-name="ce73" office:value-type="float" office:value="40.533114" calcext:value-type="float">
            <text:p>40.533114</text:p>
          </table:table-cell>
          <table:table-cell office:value-type="string" calcext:value-type="string">
            <text:p>NU-120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table:style-name="ce70" office:value-type="string" calcext:value-type="string">
            <text:p>NED - CIDADE DE PEMBA</text:p>
          </table:table-cell>
          <table:table-cell office:value-type="float" office:value="-12.9658" calcext:value-type="float">
            <text:p>-12.965800</text:p>
          </table:table-cell>
          <table:table-cell office:value-type="float" office:value="40.4953" calcext:value-type="float">
            <text:p>40.495300</text:p>
          </table:table-cell>
          <table:table-cell office:value-type="string" calcext:value-type="string">
            <text:p>NU-130</text:p>
          </table:table-cell>
          <table:table-cell table:number-columns-repeated="250"/>
        </table:table-row>
        <table:table-row table:style-name="ro8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NED - ANCUABE</text:p>
          </table:table-cell>
          <table:table-cell office:value-type="float" office:value="-12.9669" calcext:value-type="float">
            <text:p>-12.966900</text:p>
          </table:table-cell>
          <table:table-cell office:value-type="float" office:value="39.8572" calcext:value-type="float">
            <text:p>39.857200</text:p>
          </table:table-cell>
          <table:table-cell office:value-type="string" calcext:value-type="string">
            <text:p>NU-135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BALAMA</text:p>
          </table:table-cell>
          <table:table-cell office:value-type="float" office:value="-13.3483" calcext:value-type="float">
            <text:p>-13.348300</text:p>
          </table:table-cell>
          <table:table-cell office:value-type="float" office:value="38.5669" calcext:value-type="float">
            <text:p>38.566900</text:p>
          </table:table-cell>
          <table:table-cell office:value-type="string" calcext:value-type="string">
            <text:p>NU-134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CHIURE</text:p>
          </table:table-cell>
          <table:table-cell office:value-type="float" office:value="-13.3825" calcext:value-type="float">
            <text:p>-13.382500</text:p>
          </table:table-cell>
          <table:table-cell office:value-type="float" office:value="39.7844" calcext:value-type="float">
            <text:p>39.784400</text:p>
          </table:table-cell>
          <table:table-cell office:value-type="string" calcext:value-type="string">
            <text:p>NU-133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IBO</text:p>
          </table:table-cell>
          <table:table-cell office:value-type="float" office:value="-12.3436" calcext:value-type="float">
            <text:p>-12.343600</text:p>
          </table:table-cell>
          <table:table-cell office:value-type="float" office:value="40.5847" calcext:value-type="float">
            <text:p>40.584700</text:p>
          </table:table-cell>
          <table:table-cell office:value-type="string" calcext:value-type="string">
            <text:p>NU-132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MACOMIA</text:p>
          </table:table-cell>
          <table:table-cell office:value-type="float" office:value="-12.043319" calcext:value-type="float">
            <text:p>-12.043319</text:p>
          </table:table-cell>
          <table:table-cell office:value-type="float" office:value="40.145186" calcext:value-type="float">
            <text:p>40.145186</text:p>
          </table:table-cell>
          <table:table-cell office:value-type="string" calcext:value-type="string">
            <text:p>NU-122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MECUFI</text:p>
          </table:table-cell>
          <table:table-cell office:value-type="float" office:value="-13.2908" calcext:value-type="float">
            <text:p>-13.290800</text:p>
          </table:table-cell>
          <table:table-cell office:value-type="float" office:value="40.5556" calcext:value-type="float">
            <text:p>40.555600</text:p>
          </table:table-cell>
          <table:table-cell office:value-type="string" calcext:value-type="string">
            <text:p>NU-131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NED - MELUCO</text:p>
          </table:table-cell>
          <table:table-cell office:value-type="float" office:value="-12.5403" calcext:value-type="float">
            <text:p>-12.540300</text:p>
          </table:table-cell>
          <table:table-cell office:value-type="float" office:value="39.6408" calcext:value-type="float">
            <text:p>39.640800</text:p>
          </table:table-cell>
          <table:table-cell office:value-type="string" calcext:value-type="string">
            <text:p>NU-137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NED - MOCIMBOA DA PRAIA</text:p>
          </table:table-cell>
          <table:table-cell office:value-type="float" office:value="-11.3494" calcext:value-type="float">
            <text:p>-11.349400</text:p>
          </table:table-cell>
          <table:table-cell office:value-type="float" office:value="40.3586" calcext:value-type="float">
            <text:p>40.358600</text:p>
          </table:table-cell>
          <table:table-cell office:value-type="string" calcext:value-type="string">
            <text:p>NU-136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D - MONTEPUEZ</text:p>
          </table:table-cell>
          <table:table-cell office:value-type="float" office:value="-13.1272" calcext:value-type="float">
            <text:p>-13.127200</text:p>
          </table:table-cell>
          <table:table-cell office:value-type="float" office:value="38.9986" calcext:value-type="float">
            <text:p>38.998600</text:p>
          </table:table-cell>
          <table:table-cell office:value-type="string" calcext:value-type="string">
            <text:p>NU-121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D - MUEDA</text:p>
          </table:table-cell>
          <table:table-cell office:value-type="float" office:value="-11.6628" calcext:value-type="float">
            <text:p>-11.662800</text:p>
          </table:table-cell>
          <table:table-cell office:value-type="float" office:value="39.5536" calcext:value-type="float">
            <text:p>39.553600</text:p>
          </table:table-cell>
          <table:table-cell office:value-type="string" calcext:value-type="string">
            <text:p>NU-128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D - MUIDUMBE</text:p>
          </table:table-cell>
          <table:table-cell office:value-type="float" office:value="-11.76" calcext:value-type="float">
            <text:p>-11.760000</text:p>
          </table:table-cell>
          <table:table-cell office:value-type="float" office:value="39.8053" calcext:value-type="float">
            <text:p>39.805300</text:p>
          </table:table-cell>
          <table:table-cell office:value-type="string" calcext:value-type="string">
            <text:p>NU-127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D - NAMUNO</text:p>
          </table:table-cell>
          <table:table-cell office:value-type="float" office:value="-13.6186" calcext:value-type="float">
            <text:p>-13.618600</text:p>
          </table:table-cell>
          <table:table-cell office:value-type="float" office:value="38.8161" calcext:value-type="float">
            <text:p>38.816100</text:p>
          </table:table-cell>
          <table:table-cell office:value-type="string" calcext:value-type="string">
            <text:p>NU-126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D - NANGADE</text:p>
          </table:table-cell>
          <table:table-cell office:value-type="float" office:value="-11.0614" calcext:value-type="float">
            <text:p>-11.061400</text:p>
          </table:table-cell>
          <table:table-cell office:value-type="float" office:value="39.6697" calcext:value-type="float">
            <text:p>39.669700</text:p>
          </table:table-cell>
          <table:table-cell office:value-type="string" calcext:value-type="string">
            <text:p>NU-125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D - PALMA</text:p>
          </table:table-cell>
          <table:table-cell office:value-type="float" office:value="-10.7808" calcext:value-type="float">
            <text:p>-10.780800</text:p>
          </table:table-cell>
          <table:table-cell office:value-type="float" office:value="40.4731" calcext:value-type="float">
            <text:p>40.473100</text:p>
          </table:table-cell>
          <table:table-cell office:value-type="string" calcext:value-type="string">
            <text:p>NU-124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D - METUGE</text:p>
          </table:table-cell>
          <table:table-cell office:value-type="float" office:value="-12.934616" calcext:value-type="float">
            <text:p>-12.934616</text:p>
          </table:table-cell>
          <table:table-cell office:value-type="float" office:value="40.350294" calcext:value-type="float">
            <text:p>40.350294</text:p>
          </table:table-cell>
          <table:table-cell office:value-type="string" calcext:value-type="string">
            <text:p>NU-123</text:p>
          </table:table-cell>
          <table:table-cell table:number-columns-repeated="250"/>
        </table:table-row>
        <table:table-row table:style-name="ro8">
          <table:table-cell office:value-type="float" office:value="2" calcext:value-type="float">
            <text:p>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D - QUISSANGA</text:p>
          </table:table-cell>
          <table:table-cell office:value-type="float" office:value="-12.4322" calcext:value-type="float">
            <text:p>-12.432200</text:p>
          </table:table-cell>
          <table:table-cell office:value-type="float" office:value="40.4833" calcext:value-type="float">
            <text:p>40.483300</text:p>
          </table:table-cell>
          <table:table-cell office:value-type="string" calcext:value-type="string">
            <text:p>NU-129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table:style-name="ce72" office:value-type="string" calcext:value-type="string">
            <text:p>Nampula DPS_DPPC_NEP</text:p>
          </table:table-cell>
          <table:table-cell table:style-name="ce73" office:value-type="float" office:value="-15.11413" calcext:value-type="float">
            <text:p>-15.114130</text:p>
          </table:table-cell>
          <table:table-cell table:style-name="ce73" office:value-type="float" office:value="39.279074" calcext:value-type="float">
            <text:p>39.279074</text:p>
          </table:table-cell>
          <table:table-cell office:value-type="string" calcext:value-type="string">
            <text:p>NU-138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ED - CIDADE DE NAMPULA</text:p>
          </table:table-cell>
          <table:table-cell office:value-type="float" office:value="-15.1231" calcext:value-type="float">
            <text:p>-15.123100</text:p>
          </table:table-cell>
          <table:table-cell office:value-type="float" office:value="39.2619" calcext:value-type="float">
            <text:p>39.261900</text:p>
          </table:table-cell>
          <table:table-cell office:value-type="string" calcext:value-type="string">
            <text:p>NU-139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ANGOCHE</text:p>
          </table:table-cell>
          <table:table-cell office:value-type="float" office:value="-16.2294" calcext:value-type="float">
            <text:p>-16.229400</text:p>
          </table:table-cell>
          <table:table-cell office:value-type="float" office:value="39.9078" calcext:value-type="float">
            <text:p>39.907800</text:p>
          </table:table-cell>
          <table:table-cell office:value-type="string" calcext:value-type="string">
            <text:p>NU-140</text:p>
          </table:table-cell>
          <table:table-cell table:number-columns-repeated="250"/>
        </table:table-row>
        <table:table-row table:style-name="ro8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NED - ERATI</text:p>
          </table:table-cell>
          <table:table-cell office:value-type="float" office:value="-13.9356" calcext:value-type="float">
            <text:p>-13.935600</text:p>
          </table:table-cell>
          <table:table-cell office:value-type="float" office:value="39.9251" calcext:value-type="float">
            <text:p>39.925100</text:p>
          </table:table-cell>
          <table:table-cell office:value-type="string" calcext:value-type="string">
            <text:p>NU-141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ILHA DE MOÇAMBIQUE</text:p>
          </table:table-cell>
          <table:table-cell office:value-type="float" office:value="-15.0351" calcext:value-type="float">
            <text:p>-15.035100</text:p>
          </table:table-cell>
          <table:table-cell office:value-type="float" office:value="40.687" calcext:value-type="float">
            <text:p>40.687000</text:p>
          </table:table-cell>
          <table:table-cell office:value-type="string" calcext:value-type="string">
            <text:p>NU-142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LALAUA</text:p>
          </table:table-cell>
          <table:table-cell office:value-type="float" office:value="-14.3764" calcext:value-type="float">
            <text:p>-14.376400</text:p>
          </table:table-cell>
          <table:table-cell office:value-type="float" office:value="37.7708" calcext:value-type="float">
            <text:p>37.770800</text:p>
          </table:table-cell>
          <table:table-cell office:value-type="string" calcext:value-type="string">
            <text:p>NU-143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MALEMA</text:p>
          </table:table-cell>
          <table:table-cell office:value-type="float" office:value="-14.9578" calcext:value-type="float">
            <text:p>-14.957800</text:p>
          </table:table-cell>
          <table:table-cell office:value-type="float" office:value="37.4069" calcext:value-type="float">
            <text:p>37.406900</text:p>
          </table:table-cell>
          <table:table-cell office:value-type="string" calcext:value-type="string">
            <text:p>NU-144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MECONTA</text:p>
          </table:table-cell>
          <table:table-cell office:value-type="float" office:value="-14.9889" calcext:value-type="float">
            <text:p>-14.988900</text:p>
          </table:table-cell>
          <table:table-cell office:value-type="float" office:value="39.8458" calcext:value-type="float">
            <text:p>39.845800</text:p>
          </table:table-cell>
          <table:table-cell office:value-type="string" calcext:value-type="string">
            <text:p>NU-145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NED - MECUBURI</text:p>
          </table:table-cell>
          <table:table-cell office:value-type="float" office:value="-14.6586" calcext:value-type="float">
            <text:p>-14.658600</text:p>
          </table:table-cell>
          <table:table-cell office:value-type="float" office:value="38.888" calcext:value-type="float">
            <text:p>38.888000</text:p>
          </table:table-cell>
          <table:table-cell office:value-type="string" calcext:value-type="string">
            <text:p>NU-146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NED - MEMBA</text:p>
          </table:table-cell>
          <table:table-cell office:value-type="float" office:value="-13.9286" calcext:value-type="float">
            <text:p>-13.928600</text:p>
          </table:table-cell>
          <table:table-cell office:value-type="float" office:value="40.5963" calcext:value-type="float">
            <text:p>40.596300</text:p>
          </table:table-cell>
          <table:table-cell office:value-type="string" calcext:value-type="string">
            <text:p>NU-147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D - MOGINCUAL</text:p>
          </table:table-cell>
          <table:table-cell office:value-type="float" office:value="-15.5686" calcext:value-type="float">
            <text:p>-15.568600</text:p>
          </table:table-cell>
          <table:table-cell office:value-type="float" office:value="40.4089" calcext:value-type="float">
            <text:p>40.408900</text:p>
          </table:table-cell>
          <table:table-cell office:value-type="string" calcext:value-type="string">
            <text:p>NU-148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D - MOGOVOLAS</text:p>
          </table:table-cell>
          <table:table-cell office:value-type="float" office:value="-15.7089" calcext:value-type="float">
            <text:p>-15.708900</text:p>
          </table:table-cell>
          <table:table-cell office:value-type="float" office:value="39.3378" calcext:value-type="float">
            <text:p>39.337800</text:p>
          </table:table-cell>
          <table:table-cell office:value-type="string" calcext:value-type="string">
            <text:p>NU-149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D - MOMA</text:p>
          </table:table-cell>
          <table:table-cell office:value-type="float" office:value="-16.7625" calcext:value-type="float">
            <text:p>-16.762500</text:p>
          </table:table-cell>
          <table:table-cell office:value-type="float" office:value="39.2228" calcext:value-type="float">
            <text:p>39.222800</text:p>
          </table:table-cell>
          <table:table-cell office:value-type="string" calcext:value-type="string">
            <text:p>NU-150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D - MONAPO</text:p>
          </table:table-cell>
          <table:table-cell office:value-type="float" office:value="-14.9097" calcext:value-type="float">
            <text:p>-14.909700</text:p>
          </table:table-cell>
          <table:table-cell office:value-type="float" office:value="40.3333" calcext:value-type="float">
            <text:p>40.333300</text:p>
          </table:table-cell>
          <table:table-cell office:value-type="string" calcext:value-type="string">
            <text:p>NU-151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D - MOSSURIL</text:p>
          </table:table-cell>
          <table:table-cell office:value-type="float" office:value="-14.9525" calcext:value-type="float">
            <text:p>-14.952500</text:p>
          </table:table-cell>
          <table:table-cell office:value-type="float" office:value="40.6656" calcext:value-type="float">
            <text:p>40.665600</text:p>
          </table:table-cell>
          <table:table-cell office:value-type="string" calcext:value-type="string">
            <text:p>NU-152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D - MUECATE</text:p>
          </table:table-cell>
          <table:table-cell office:value-type="float" office:value="-14.8725" calcext:value-type="float">
            <text:p>-14.872500</text:p>
          </table:table-cell>
          <table:table-cell office:value-type="float" office:value="39.6378" calcext:value-type="float">
            <text:p>39.637800</text:p>
          </table:table-cell>
          <table:table-cell office:value-type="string" calcext:value-type="string">
            <text:p>NU-153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D - MURRUPULA</text:p>
          </table:table-cell>
          <table:table-cell office:value-type="float" office:value="-15.458285" calcext:value-type="float">
            <text:p>-15.458285</text:p>
          </table:table-cell>
          <table:table-cell office:value-type="float" office:value="38.677307" calcext:value-type="float">
            <text:p>38.677307</text:p>
          </table:table-cell>
          <table:table-cell office:value-type="string" calcext:value-type="string">
            <text:p>NU-154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D - NACALA_PORTO</text:p>
          </table:table-cell>
          <table:table-cell office:value-type="float" office:value="-14.490936" calcext:value-type="float">
            <text:p>-14.490936</text:p>
          </table:table-cell>
          <table:table-cell office:value-type="float" office:value="40.733554" calcext:value-type="float">
            <text:p>40.733554</text:p>
          </table:table-cell>
          <table:table-cell office:value-type="string" calcext:value-type="string">
            <text:p>NU-155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D - NACALA_A_VELHA</text:p>
          </table:table-cell>
          <table:table-cell office:value-type="float" office:value="-14.551109" calcext:value-type="float">
            <text:p>-14.551109</text:p>
          </table:table-cell>
          <table:table-cell office:value-type="float" office:value="40.621632" calcext:value-type="float">
            <text:p>40.621632</text:p>
          </table:table-cell>
          <table:table-cell office:value-type="string" calcext:value-type="string">
            <text:p>NU-156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D - NACAROA</text:p>
          </table:table-cell>
          <table:table-cell office:value-type="float" office:value="-14.3695" calcext:value-type="float">
            <text:p>-14.369500</text:p>
          </table:table-cell>
          <table:table-cell office:value-type="float" office:value="39.9231" calcext:value-type="float">
            <text:p>39.923100</text:p>
          </table:table-cell>
          <table:table-cell office:value-type="string" calcext:value-type="string">
            <text:p>NU-157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D - DISTRITO DE NAMPULA</text:p>
          </table:table-cell>
          <table:table-cell office:value-type="float" office:value="-15.0142" calcext:value-type="float">
            <text:p>-15.014200</text:p>
          </table:table-cell>
          <table:table-cell office:value-type="float" office:value="39.1289" calcext:value-type="float">
            <text:p>39.128900</text:p>
          </table:table-cell>
          <table:table-cell office:value-type="string" calcext:value-type="string">
            <text:p>NU-158</text:p>
          </table:table-cell>
          <table:table-cell table:number-columns-repeated="250"/>
        </table:table-row>
        <table:table-row table:style-name="ro8">
          <table:table-cell office:value-type="float" office:value="3" calcext:value-type="float">
            <text:p>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D - RIBAUE</text:p>
          </table:table-cell>
          <table:table-cell office:value-type="float" office:value="-14.9464" calcext:value-type="float">
            <text:p>-14.946400</text:p>
          </table:table-cell>
          <table:table-cell office:value-type="float" office:value="38.3209" calcext:value-type="float">
            <text:p>38.320900</text:p>
          </table:table-cell>
          <table:table-cell office:value-type="string" calcext:value-type="string">
            <text:p>NU-159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70" office:value-type="string" calcext:value-type="string">
            <text:p>Zambézia DPS_DPPC_NEP</text:p>
          </table:table-cell>
          <table:table-cell table:style-name="ce73" office:value-type="float" office:value="-17.877102" calcext:value-type="float">
            <text:p>-17.877102</text:p>
          </table:table-cell>
          <table:table-cell table:style-name="ce73" office:value-type="float" office:value="36.888244" calcext:value-type="float">
            <text:p>36.888244</text:p>
          </table:table-cell>
          <table:table-cell office:value-type="string" calcext:value-type="string">
            <text:p>NU-085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ED - QUELIMANE</text:p>
          </table:table-cell>
          <table:table-cell office:value-type="float" office:value="-17.8822" calcext:value-type="float">
            <text:p>-17.882200</text:p>
          </table:table-cell>
          <table:table-cell office:value-type="float" office:value="36.8872" calcext:value-type="float">
            <text:p>36.887200</text:p>
          </table:table-cell>
          <table:table-cell office:value-type="string" calcext:value-type="string">
            <text:p>NU-101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ALTO MOLOCUE</text:p>
          </table:table-cell>
          <table:table-cell office:value-type="float" office:value="-15.64669" calcext:value-type="float">
            <text:p>-15.646690</text:p>
          </table:table-cell>
          <table:table-cell office:value-type="float" office:value="37.727695" calcext:value-type="float">
            <text:p>37.727695</text:p>
          </table:table-cell>
          <table:table-cell office:value-type="string" calcext:value-type="string">
            <text:p>NU-100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CHINDE</text:p>
          </table:table-cell>
          <table:table-cell office:value-type="float" office:value="-18.5833" calcext:value-type="float">
            <text:p>-18.583300</text:p>
          </table:table-cell>
          <table:table-cell office:value-type="float" office:value="36.4644" calcext:value-type="float">
            <text:p>36.464400</text:p>
          </table:table-cell>
          <table:table-cell office:value-type="string" calcext:value-type="string">
            <text:p>NU-099</text:p>
          </table:table-cell>
          <table:table-cell table:number-columns-repeated="250"/>
        </table:table-row>
        <table:table-row table:style-name="ro8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NED - GILÉ</text:p>
          </table:table-cell>
          <table:table-cell office:value-type="float" office:value="-16.1464" calcext:value-type="float">
            <text:p>-16.146400</text:p>
          </table:table-cell>
          <table:table-cell office:value-type="float" office:value="38.3725" calcext:value-type="float">
            <text:p>38.372500</text:p>
          </table:table-cell>
          <table:table-cell office:value-type="string" calcext:value-type="string">
            <text:p>NU-098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GURUE</text:p>
          </table:table-cell>
          <table:table-cell office:value-type="float" office:value="-15.4625" calcext:value-type="float">
            <text:p>-15.462500</text:p>
          </table:table-cell>
          <table:table-cell office:value-type="float" office:value="36.9836" calcext:value-type="float">
            <text:p>36.983600</text:p>
          </table:table-cell>
          <table:table-cell office:value-type="string" calcext:value-type="string">
            <text:p>NU-086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ILE</text:p>
          </table:table-cell>
          <table:table-cell office:value-type="float" office:value="-16.0378" calcext:value-type="float">
            <text:p>-16.037800</text:p>
          </table:table-cell>
          <table:table-cell office:value-type="float" office:value="37.1683" calcext:value-type="float">
            <text:p>37.168300</text:p>
          </table:table-cell>
          <table:table-cell office:value-type="string" calcext:value-type="string">
            <text:p>NU-097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INHASSUNGE</text:p>
          </table:table-cell>
          <table:table-cell office:value-type="float" office:value="-18.01" calcext:value-type="float">
            <text:p>-18.010000</text:p>
          </table:table-cell>
          <table:table-cell office:value-type="float" office:value="36.8108" calcext:value-type="float">
            <text:p>36.810800</text:p>
          </table:table-cell>
          <table:table-cell office:value-type="string" calcext:value-type="string">
            <text:p>NU-102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NED - LUGELA</text:p>
          </table:table-cell>
          <table:table-cell office:value-type="float" office:value="-16.4256" calcext:value-type="float">
            <text:p>-16.425600</text:p>
          </table:table-cell>
          <table:table-cell office:value-type="float" office:value="36.7433" calcext:value-type="float">
            <text:p>36.743300</text:p>
          </table:table-cell>
          <table:table-cell office:value-type="string" calcext:value-type="string">
            <text:p>NU-096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NED - MAGANJA DA COSTA</text:p>
          </table:table-cell>
          <table:table-cell office:value-type="float" office:value="-17.3094" calcext:value-type="float">
            <text:p>-17.309400</text:p>
          </table:table-cell>
          <table:table-cell office:value-type="float" office:value="37.5089" calcext:value-type="float">
            <text:p>37.508900</text:p>
          </table:table-cell>
          <table:table-cell office:value-type="string" calcext:value-type="string">
            <text:p>NU-095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D - MILANGE</text:p>
          </table:table-cell>
          <table:table-cell office:value-type="float" office:value="-16.0981" calcext:value-type="float">
            <text:p>-16.098100</text:p>
          </table:table-cell>
          <table:table-cell office:value-type="float" office:value="35.7814" calcext:value-type="float">
            <text:p>35.781400</text:p>
          </table:table-cell>
          <table:table-cell office:value-type="string" calcext:value-type="string">
            <text:p>NU-094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D - MOCUBA</text:p>
          </table:table-cell>
          <table:table-cell office:value-type="float" office:value="-16.8406" calcext:value-type="float">
            <text:p>-16.840600</text:p>
          </table:table-cell>
          <table:table-cell office:value-type="float" office:value="36.9875" calcext:value-type="float">
            <text:p>36.987500</text:p>
          </table:table-cell>
          <table:table-cell office:value-type="string" calcext:value-type="string">
            <text:p>NU-087</text:p>
          </table:table-cell>
          <table:table-cell table:number-columns-repeated="250"/>
        </table:table-row>
        <table:table-row table:style-name="ro16">
          <table:table-cell office:value-type="float" office:value="4" calcext:value-type="float">
            <text:p>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D - MOPEIA</text:p>
          </table:table-cell>
          <table:table-cell office:value-type="float" office:value="-17.9795" calcext:value-type="float">
            <text:p>-17.979500</text:p>
          </table:table-cell>
          <table:table-cell office:value-type="float" office:value="35.7128" calcext:value-type="float">
            <text:p>35.712800</text:p>
          </table:table-cell>
          <table:table-cell office:value-type="string" calcext:value-type="string">
            <text:p>NU-092</text:p>
          </table:table-cell>
          <table:table-cell table:number-columns-repeated="250"/>
        </table:table-row>
        <table:table-row table:style-name="ro12">
          <table:table-cell office:value-type="float" office:value="4" calcext:value-type="float">
            <text:p>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D - MORRUMBALA</text:p>
          </table:table-cell>
          <table:table-cell office:value-type="float" office:value="-16.89972" calcext:value-type="float">
            <text:p>-16.899720</text:p>
          </table:table-cell>
          <table:table-cell office:value-type="float" office:value="35.740693" calcext:value-type="float">
            <text:p>35.740693</text:p>
          </table:table-cell>
          <table:table-cell office:value-type="string" calcext:value-type="string">
            <text:p>NU-091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D - NAMACURRA</text:p>
          </table:table-cell>
          <table:table-cell office:value-type="float" office:value="-17.4944" calcext:value-type="float">
            <text:p>-17.494400</text:p>
          </table:table-cell>
          <table:table-cell office:value-type="float" office:value="37.0265" calcext:value-type="float">
            <text:p>37.026500</text:p>
          </table:table-cell>
          <table:table-cell office:value-type="string" calcext:value-type="string">
            <text:p>NU-090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D - NAMARROI</text:p>
          </table:table-cell>
          <table:table-cell office:value-type="float" office:value="-15.9539" calcext:value-type="float">
            <text:p>-15.953900</text:p>
          </table:table-cell>
          <table:table-cell office:value-type="float" office:value="36.8658" calcext:value-type="float">
            <text:p>36.865800</text:p>
          </table:table-cell>
          <table:table-cell office:value-type="string" calcext:value-type="string">
            <text:p>NU-089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D - NICOADALA</text:p>
          </table:table-cell>
          <table:table-cell office:value-type="float" office:value="-17.6031" calcext:value-type="float">
            <text:p>-17.603100</text:p>
          </table:table-cell>
          <table:table-cell office:value-type="float" office:value="36.8195" calcext:value-type="float">
            <text:p>36.819500</text:p>
          </table:table-cell>
          <table:table-cell office:value-type="string" calcext:value-type="string">
            <text:p>NU-088</text:p>
          </table:table-cell>
          <table:table-cell table:number-columns-repeated="250"/>
        </table:table-row>
        <table:table-row table:style-name="ro8">
          <table:table-cell office:value-type="float" office:value="4" calcext:value-type="float">
            <text:p>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D - PEBANE</text:p>
          </table:table-cell>
          <table:table-cell office:value-type="float" office:value="-17.2745" calcext:value-type="float">
            <text:p>-17.274500</text:p>
          </table:table-cell>
          <table:table-cell office:value-type="float" office:value="38.1781" calcext:value-type="float">
            <text:p>38.178100</text:p>
          </table:table-cell>
          <table:table-cell office:value-type="string" calcext:value-type="string">
            <text:p>NU-093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table:style-name="ce72" office:value-type="string" calcext:value-type="string">
            <text:p>Tete DPS_DPPC_NEP</text:p>
          </table:table-cell>
          <table:table-cell table:style-name="ce73" office:value-type="float" office:value="-16.166128" calcext:value-type="float">
            <text:p>-16.166128</text:p>
          </table:table-cell>
          <table:table-cell table:style-name="ce73" office:value-type="float" office:value="33.599932" calcext:value-type="float">
            <text:p>33.599932</text:p>
          </table:table-cell>
          <table:table-cell office:value-type="string" calcext:value-type="string">
            <text:p>NU-071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ED - CIDADE DE TETE</text:p>
          </table:table-cell>
          <table:table-cell office:value-type="float" office:value="-16.1525" calcext:value-type="float">
            <text:p>-16.152500</text:p>
          </table:table-cell>
          <table:table-cell office:value-type="float" office:value="33.5839" calcext:value-type="float">
            <text:p>33.583900</text:p>
          </table:table-cell>
          <table:table-cell office:value-type="string" calcext:value-type="string">
            <text:p>NU-075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ANGONIA</text:p>
          </table:table-cell>
          <table:table-cell office:value-type="float" office:value="-14.7231" calcext:value-type="float">
            <text:p>-14.723100</text:p>
          </table:table-cell>
          <table:table-cell office:value-type="float" office:value="34.3631" calcext:value-type="float">
            <text:p>34.363100</text:p>
          </table:table-cell>
          <table:table-cell office:value-type="string" calcext:value-type="string">
            <text:p>NU-073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CAHORA BASSA</text:p>
          </table:table-cell>
          <table:table-cell office:value-type="float" office:value="-15.599" calcext:value-type="float">
            <text:p>-15.599000</text:p>
          </table:table-cell>
          <table:table-cell office:value-type="float" office:value="32.7674" calcext:value-type="float">
            <text:p>32.767400</text:p>
          </table:table-cell>
          <table:table-cell office:value-type="string" calcext:value-type="string">
            <text:p>NU-072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CHANGARA</text:p>
          </table:table-cell>
          <table:table-cell office:value-type="float" office:value="-16.8363" calcext:value-type="float">
            <text:p>-16.836300</text:p>
          </table:table-cell>
          <table:table-cell office:value-type="float" office:value="33.2774" calcext:value-type="float">
            <text:p>33.277400</text:p>
          </table:table-cell>
          <table:table-cell office:value-type="string" calcext:value-type="string">
            <text:p>NU-083</text:p>
          </table:table-cell>
          <table:table-cell table:number-columns-repeated="250"/>
        </table:table-row>
        <table:table-row table:style-name="ro8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NED - CHIFUNDE</text:p>
          </table:table-cell>
          <table:table-cell office:value-type="float" office:value="-14.8803" calcext:value-type="float">
            <text:p>-14.880300</text:p>
          </table:table-cell>
          <table:table-cell office:value-type="float" office:value="32.8361" calcext:value-type="float">
            <text:p>32.836100</text:p>
          </table:table-cell>
          <table:table-cell office:value-type="string" calcext:value-type="string">
            <text:p>NU-082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CHIUTA</text:p>
          </table:table-cell>
          <table:table-cell office:value-type="float" office:value="-15.3789" calcext:value-type="float">
            <text:p>-15.378900</text:p>
          </table:table-cell>
          <table:table-cell office:value-type="float" office:value="33.2014" calcext:value-type="float">
            <text:p>33.201400</text:p>
          </table:table-cell>
          <table:table-cell office:value-type="string" calcext:value-type="string">
            <text:p>NU-081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MACANGA</text:p>
          </table:table-cell>
          <table:table-cell office:value-type="float" office:value="-14.9033" calcext:value-type="float">
            <text:p>-14.903300</text:p>
          </table:table-cell>
          <table:table-cell office:value-type="float" office:value="33.6119" calcext:value-type="float">
            <text:p>33.611900</text:p>
          </table:table-cell>
          <table:table-cell office:value-type="string" calcext:value-type="string">
            <text:p>NU-080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NED - MÁGOÈ</text:p>
          </table:table-cell>
          <table:table-cell office:value-type="float" office:value="-15.8061" calcext:value-type="float">
            <text:p>-15.806100</text:p>
          </table:table-cell>
          <table:table-cell office:value-type="float" office:value="31.7511" calcext:value-type="float">
            <text:p>31.751100</text:p>
          </table:table-cell>
          <table:table-cell office:value-type="string" calcext:value-type="string">
            <text:p>NU-079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NED - MARÁVIA</text:p>
          </table:table-cell>
          <table:table-cell office:value-type="float" office:value="-14.9847" calcext:value-type="float">
            <text:p>-14.984700</text:p>
          </table:table-cell>
          <table:table-cell office:value-type="float" office:value="32.2833" calcext:value-type="float">
            <text:p>32.283300</text:p>
          </table:table-cell>
          <table:table-cell office:value-type="string" calcext:value-type="string">
            <text:p>NU-078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D - MOATIZE</text:p>
          </table:table-cell>
          <table:table-cell office:value-type="float" office:value="-16.1245" calcext:value-type="float">
            <text:p>-16.124500</text:p>
          </table:table-cell>
          <table:table-cell office:value-type="float" office:value="33.746" calcext:value-type="float">
            <text:p>33.746000</text:p>
          </table:table-cell>
          <table:table-cell office:value-type="string" calcext:value-type="string">
            <text:p>NU-074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D - MUTARARA</text:p>
          </table:table-cell>
          <table:table-cell office:value-type="float" office:value="-17.4514" calcext:value-type="float">
            <text:p>-17.451400</text:p>
          </table:table-cell>
          <table:table-cell office:value-type="float" office:value="35.0788" calcext:value-type="float">
            <text:p>35.078800</text:p>
          </table:table-cell>
          <table:table-cell office:value-type="string" calcext:value-type="string">
            <text:p>NU-077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D - TSANGANO</text:p>
          </table:table-cell>
          <table:table-cell office:value-type="float" office:value="-15.1611" calcext:value-type="float">
            <text:p>-15.161100</text:p>
          </table:table-cell>
          <table:table-cell office:value-type="float" office:value="34.5611" calcext:value-type="float">
            <text:p>34.561100</text:p>
          </table:table-cell>
          <table:table-cell office:value-type="string" calcext:value-type="string">
            <text:p>NU-084</text:p>
          </table:table-cell>
          <table:table-cell table:number-columns-repeated="250"/>
        </table:table-row>
        <table:table-row table:style-name="ro8">
          <table:table-cell office:value-type="float" office:value="5" calcext:value-type="float">
            <text:p>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D - ZUMBO</text:p>
          </table:table-cell>
          <table:table-cell office:value-type="float" office:value="-15.6147" calcext:value-type="float">
            <text:p>-15.614700</text:p>
          </table:table-cell>
          <table:table-cell office:value-type="float" office:value="30.4394" calcext:value-type="float">
            <text:p>30.439400</text:p>
          </table:table-cell>
          <table:table-cell office:value-type="string" calcext:value-type="string">
            <text:p>NU-076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table:style-name="ce70" office:value-type="string" calcext:value-type="string">
            <text:p>Manica DPS_DPPC_NEP</text:p>
          </table:table-cell>
          <table:table-cell table:style-name="ce73" office:value-type="float" office:value="-19.108221" calcext:value-type="float">
            <text:p>-19.108221</text:p>
          </table:table-cell>
          <table:table-cell table:style-name="ce73" office:value-type="float" office:value="33.480841" calcext:value-type="float">
            <text:p>33.480841</text:p>
          </table:table-cell>
          <table:table-cell office:value-type="string" calcext:value-type="string">
            <text:p>NU-060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ED - CIDADE DE CHIMOIO</text:p>
          </table:table-cell>
          <table:table-cell office:value-type="float" office:value="-19.1144" calcext:value-type="float">
            <text:p>-19.114400</text:p>
          </table:table-cell>
          <table:table-cell office:value-type="float" office:value="33.4583" calcext:value-type="float">
            <text:p>33.458300</text:p>
          </table:table-cell>
          <table:table-cell office:value-type="string" calcext:value-type="string">
            <text:p>NU-068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BÁRUE</text:p>
          </table:table-cell>
          <table:table-cell office:value-type="float" office:value="-18.0547" calcext:value-type="float">
            <text:p>-18.054700</text:p>
          </table:table-cell>
          <table:table-cell office:value-type="float" office:value="33.1711" calcext:value-type="float">
            <text:p>33.171100</text:p>
          </table:table-cell>
          <table:table-cell office:value-type="string" calcext:value-type="string">
            <text:p>NU-069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GONDOLA</text:p>
          </table:table-cell>
          <table:table-cell office:value-type="float" office:value="-19.0772" calcext:value-type="float">
            <text:p>-19.077200</text:p>
          </table:table-cell>
          <table:table-cell office:value-type="float" office:value="33.6417" calcext:value-type="float">
            <text:p>33.641700</text:p>
          </table:table-cell>
          <table:table-cell office:value-type="string" calcext:value-type="string">
            <text:p>NU-067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GURO</text:p>
          </table:table-cell>
          <table:table-cell office:value-type="float" office:value="-17.42" calcext:value-type="float">
            <text:p>-17.420000</text:p>
          </table:table-cell>
          <table:table-cell office:value-type="float" office:value="33.3494" calcext:value-type="float">
            <text:p>33.349400</text:p>
          </table:table-cell>
          <table:table-cell office:value-type="string" calcext:value-type="string">
            <text:p>NU-066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MACHAZE</text:p>
          </table:table-cell>
          <table:table-cell office:value-type="float" office:value="-20.8244" calcext:value-type="float">
            <text:p>-20.824400</text:p>
          </table:table-cell>
          <table:table-cell office:value-type="float" office:value="33.3697" calcext:value-type="float">
            <text:p>33.369700</text:p>
          </table:table-cell>
          <table:table-cell office:value-type="string" calcext:value-type="string">
            <text:p>NU-070</text:p>
          </table:table-cell>
          <table:table-cell table:number-columns-repeated="250"/>
        </table:table-row>
        <table:table-row table:style-name="ro8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NED - MACOSSA</text:p>
          </table:table-cell>
          <table:table-cell office:value-type="float" office:value="-17.9" calcext:value-type="float">
            <text:p>-17.900000</text:p>
          </table:table-cell>
          <table:table-cell office:value-type="float" office:value="33.9392" calcext:value-type="float">
            <text:p>33.939200</text:p>
          </table:table-cell>
          <table:table-cell office:value-type="string" calcext:value-type="string">
            <text:p>NU-062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MANICA</text:p>
          </table:table-cell>
          <table:table-cell office:value-type="float" office:value="-18.9406" calcext:value-type="float">
            <text:p>-18.940600</text:p>
          </table:table-cell>
          <table:table-cell office:value-type="float" office:value="32.8753" calcext:value-type="float">
            <text:p>32.875300</text:p>
          </table:table-cell>
          <table:table-cell office:value-type="string" calcext:value-type="string">
            <text:p>NU-065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NED - MOSSURIZE</text:p>
          </table:table-cell>
          <table:table-cell office:value-type="float" office:value="-20.4528" calcext:value-type="float">
            <text:p>-20.452800</text:p>
          </table:table-cell>
          <table:table-cell office:value-type="float" office:value="32.7722" calcext:value-type="float">
            <text:p>32.772200</text:p>
          </table:table-cell>
          <table:table-cell office:value-type="string" calcext:value-type="string">
            <text:p>NU-064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NED - SUSSUNDENGA</text:p>
          </table:table-cell>
          <table:table-cell office:value-type="float" office:value="-19.4097" calcext:value-type="float">
            <text:p>-19.409700</text:p>
          </table:table-cell>
          <table:table-cell office:value-type="float" office:value="33.2939" calcext:value-type="float">
            <text:p>33.293900</text:p>
          </table:table-cell>
          <table:table-cell office:value-type="string" calcext:value-type="string">
            <text:p>NU-061</text:p>
          </table:table-cell>
          <table:table-cell table:number-columns-repeated="250"/>
        </table:table-row>
        <table:table-row table:style-name="ro8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D - TAMBARA</text:p>
          </table:table-cell>
          <table:table-cell office:value-type="float" office:value="-16.723848" calcext:value-type="float">
            <text:p>-16.723848</text:p>
          </table:table-cell>
          <table:table-cell office:value-type="float" office:value="34.250496" calcext:value-type="float">
            <text:p>34.250496</text:p>
          </table:table-cell>
          <table:table-cell office:value-type="string" calcext:value-type="string">
            <text:p>NU-063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table:style-name="ce70" office:value-type="string" calcext:value-type="string">
            <text:p>Sofala DPS_DPPC_NEP</text:p>
          </table:table-cell>
          <table:table-cell table:style-name="ce73" office:value-type="float" office:value="-19.830211" calcext:value-type="float">
            <text:p>-19.830211</text:p>
          </table:table-cell>
          <table:table-cell table:style-name="ce73" office:value-type="float" office:value="34.849949" calcext:value-type="float">
            <text:p>34.849949</text:p>
          </table:table-cell>
          <table:table-cell office:value-type="string" calcext:value-type="string">
            <text:p>NU-046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ED - CIDADE DA BEIRA</text:p>
          </table:table-cell>
          <table:table-cell office:value-type="float" office:value="-19.849887" calcext:value-type="float">
            <text:p>-19.849887</text:p>
          </table:table-cell>
          <table:table-cell office:value-type="float" office:value="34.876659" calcext:value-type="float">
            <text:p>34.876659</text:p>
          </table:table-cell>
          <table:table-cell office:value-type="string" calcext:value-type="string">
            <text:p>NU-052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BUZI</text:p>
          </table:table-cell>
          <table:table-cell office:value-type="float" office:value="-19.8828" calcext:value-type="float">
            <text:p>-19.882800</text:p>
          </table:table-cell>
          <table:table-cell office:value-type="float" office:value="34.5928" calcext:value-type="float">
            <text:p>34.592800</text:p>
          </table:table-cell>
          <table:table-cell office:value-type="string" calcext:value-type="string">
            <text:p>NU-058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CAIA</text:p>
          </table:table-cell>
          <table:table-cell office:value-type="float" office:value="-17.8356" calcext:value-type="float">
            <text:p>-17.835600</text:p>
          </table:table-cell>
          <table:table-cell office:value-type="float" office:value="35.3431" calcext:value-type="float">
            <text:p>35.343100</text:p>
          </table:table-cell>
          <table:table-cell office:value-type="string" calcext:value-type="string">
            <text:p>NU-057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CHEMBA</text:p>
          </table:table-cell>
          <table:table-cell office:value-type="float" office:value="-17.15" calcext:value-type="float">
            <text:p>-17.150000</text:p>
          </table:table-cell>
          <table:table-cell office:value-type="float" office:value="34.8833" calcext:value-type="float">
            <text:p>34.883300</text:p>
          </table:table-cell>
          <table:table-cell office:value-type="string" calcext:value-type="string">
            <text:p>NU-056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CHERINGOMA</text:p>
          </table:table-cell>
          <table:table-cell office:value-type="float" office:value="-18.4167" calcext:value-type="float">
            <text:p>-18.416700</text:p>
          </table:table-cell>
          <table:table-cell office:value-type="float" office:value="35.0167" calcext:value-type="float">
            <text:p>35.016700</text:p>
          </table:table-cell>
          <table:table-cell office:value-type="string" calcext:value-type="string">
            <text:p>NU-055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CHIBABAVA</text:p>
          </table:table-cell>
          <table:table-cell office:value-type="float" office:value="-20.2897" calcext:value-type="float">
            <text:p>-20.289700</text:p>
          </table:table-cell>
          <table:table-cell office:value-type="float" office:value="33.6572" calcext:value-type="float">
            <text:p>33.657200</text:p>
          </table:table-cell>
          <table:table-cell office:value-type="string" calcext:value-type="string">
            <text:p>NU-054</text:p>
          </table:table-cell>
          <table:table-cell table:number-columns-repeated="250"/>
        </table:table-row>
        <table:table-row table:style-name="ro8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NED - DONDO</text:p>
          </table:table-cell>
          <table:table-cell office:value-type="float" office:value="-19.6186" calcext:value-type="float">
            <text:p>-19.618600</text:p>
          </table:table-cell>
          <table:table-cell office:value-type="float" office:value="34.7467" calcext:value-type="float">
            <text:p>34.746700</text:p>
          </table:table-cell>
          <table:table-cell office:value-type="string" calcext:value-type="string">
            <text:p>NU-047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NED - GORONGOSA</text:p>
          </table:table-cell>
          <table:table-cell office:value-type="float" office:value="-18.6931" calcext:value-type="float">
            <text:p>-18.693100</text:p>
          </table:table-cell>
          <table:table-cell office:value-type="float" office:value="34.0728" calcext:value-type="float">
            <text:p>34.072800</text:p>
          </table:table-cell>
          <table:table-cell office:value-type="string" calcext:value-type="string">
            <text:p>NU-053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NED - MACHANGA</text:p>
          </table:table-cell>
          <table:table-cell office:value-type="float" office:value="-20.975" calcext:value-type="float">
            <text:p>-20.975000</text:p>
          </table:table-cell>
          <table:table-cell office:value-type="float" office:value="35.005" calcext:value-type="float">
            <text:p>35.005000</text:p>
          </table:table-cell>
          <table:table-cell office:value-type="string" calcext:value-type="string">
            <text:p>NU-059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D - MARINGUE</text:p>
          </table:table-cell>
          <table:table-cell office:value-type="float" office:value="-17.9661" calcext:value-type="float">
            <text:p>-17.966100</text:p>
          </table:table-cell>
          <table:table-cell office:value-type="float" office:value="34.4144" calcext:value-type="float">
            <text:p>34.414400</text:p>
          </table:table-cell>
          <table:table-cell office:value-type="string" calcext:value-type="string">
            <text:p>NU-051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D - MARROMEU</text:p>
          </table:table-cell>
          <table:table-cell office:value-type="float" office:value="-18.2989" calcext:value-type="float">
            <text:p>-18.298900</text:p>
          </table:table-cell>
          <table:table-cell office:value-type="float" office:value="35.9544" calcext:value-type="float">
            <text:p>35.954400</text:p>
          </table:table-cell>
          <table:table-cell office:value-type="string" calcext:value-type="string">
            <text:p>NU-050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D - MUANZA</text:p>
          </table:table-cell>
          <table:table-cell office:value-type="float" office:value="-18.9069" calcext:value-type="float">
            <text:p>-18.906900</text:p>
          </table:table-cell>
          <table:table-cell office:value-type="float" office:value="34.7956" calcext:value-type="float">
            <text:p>34.795600</text:p>
          </table:table-cell>
          <table:table-cell office:value-type="string" calcext:value-type="string">
            <text:p>NU-049</text:p>
          </table:table-cell>
          <table:table-cell table:number-columns-repeated="250"/>
        </table:table-row>
        <table:table-row table:style-name="ro8">
          <table:table-cell office:value-type="float" office:value="7" calcext:value-type="float">
            <text:p>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D - NHAMATANDA</text:p>
          </table:table-cell>
          <table:table-cell office:value-type="float" office:value="-19.2713" calcext:value-type="float">
            <text:p>-19.271300</text:p>
          </table:table-cell>
          <table:table-cell office:value-type="float" office:value="34.2043" calcext:value-type="float">
            <text:p>34.204300</text:p>
          </table:table-cell>
          <table:table-cell office:value-type="string" calcext:value-type="string">
            <text:p>NU-048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table:style-name="ce70" office:value-type="string" calcext:value-type="string">
            <text:p>Inhambane DPS_DPPC_NEP</text:p>
          </table:table-cell>
          <table:table-cell table:style-name="ce73" office:value-type="float" office:value="-23.864318" calcext:value-type="float">
            <text:p>-23.864318</text:p>
          </table:table-cell>
          <table:table-cell table:style-name="ce73" office:value-type="float" office:value="35.383609" calcext:value-type="float">
            <text:p>35.383609</text:p>
          </table:table-cell>
          <table:table-cell office:value-type="string" calcext:value-type="string">
            <text:p>NU-031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ED - CIDADE DE INHAMBANE</text:p>
          </table:table-cell>
          <table:table-cell office:value-type="float" office:value="-23.8792" calcext:value-type="float">
            <text:p>-23.879200</text:p>
          </table:table-cell>
          <table:table-cell office:value-type="float" office:value="35.4325" calcext:value-type="float">
            <text:p>35.432500</text:p>
          </table:table-cell>
          <table:table-cell office:value-type="string" calcext:value-type="string">
            <text:p>NU-044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FUNHALOURO</text:p>
          </table:table-cell>
          <table:table-cell office:value-type="float" office:value="-23.0914" calcext:value-type="float">
            <text:p>-23.091400</text:p>
          </table:table-cell>
          <table:table-cell office:value-type="float" office:value="34.3806" calcext:value-type="float">
            <text:p>34.380600</text:p>
          </table:table-cell>
          <table:table-cell office:value-type="string" calcext:value-type="string">
            <text:p>NU-042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GOVURO</text:p>
          </table:table-cell>
          <table:table-cell office:value-type="float" office:value="-21.330155" calcext:value-type="float">
            <text:p>-21.330155</text:p>
          </table:table-cell>
          <table:table-cell office:value-type="float" office:value="34.597132" calcext:value-type="float">
            <text:p>34.597132</text:p>
          </table:table-cell>
          <table:table-cell office:value-type="string" calcext:value-type="string">
            <text:p>NU-036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HOMOINE</text:p>
          </table:table-cell>
          <table:table-cell office:value-type="float" office:value="-23.8814" calcext:value-type="float">
            <text:p>-23.881400</text:p>
          </table:table-cell>
          <table:table-cell office:value-type="float" office:value="35.1528" calcext:value-type="float">
            <text:p>35.152800</text:p>
          </table:table-cell>
          <table:table-cell office:value-type="string" calcext:value-type="string">
            <text:p>NU-040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INHARRIME</text:p>
          </table:table-cell>
          <table:table-cell office:value-type="float" office:value="-24.4761" calcext:value-type="float">
            <text:p>-24.476100</text:p>
          </table:table-cell>
          <table:table-cell office:value-type="float" office:value="35.0175" calcext:value-type="float">
            <text:p>35.017500</text:p>
          </table:table-cell>
          <table:table-cell office:value-type="string" calcext:value-type="string">
            <text:p>NU-041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INHASSORO</text:p>
          </table:table-cell>
          <table:table-cell office:value-type="float" office:value="-21.5392" calcext:value-type="float">
            <text:p>-21.539200</text:p>
          </table:table-cell>
          <table:table-cell office:value-type="float" office:value="35.1886" calcext:value-type="float">
            <text:p>35.188600</text:p>
          </table:table-cell>
          <table:table-cell office:value-type="string" calcext:value-type="string">
            <text:p>NU-039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JANGAMO</text:p>
          </table:table-cell>
          <table:table-cell office:value-type="float" office:value="-24.1108" calcext:value-type="float">
            <text:p>-24.110800</text:p>
          </table:table-cell>
          <table:table-cell office:value-type="float" office:value="35.3172" calcext:value-type="float">
            <text:p>35.317200</text:p>
          </table:table-cell>
          <table:table-cell office:value-type="string" calcext:value-type="string">
            <text:p>NU-038</text:p>
          </table:table-cell>
          <table:table-cell table:number-columns-repeated="250"/>
        </table:table-row>
        <table:table-row table:style-name="ro8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NED - MABOTE</text:p>
          </table:table-cell>
          <table:table-cell office:value-type="float" office:value="-22.0239" calcext:value-type="float">
            <text:p>-22.023900</text:p>
          </table:table-cell>
          <table:table-cell office:value-type="float" office:value="34.1442" calcext:value-type="float">
            <text:p>34.144200</text:p>
          </table:table-cell>
          <table:table-cell office:value-type="string" calcext:value-type="string">
            <text:p>NU-045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NED - MASSINGA</text:p>
          </table:table-cell>
          <table:table-cell office:value-type="float" office:value="-23.332003" calcext:value-type="float">
            <text:p>-23.332003</text:p>
          </table:table-cell>
          <table:table-cell office:value-type="float" office:value="35.382" calcext:value-type="float">
            <text:p>35.382000</text:p>
          </table:table-cell>
          <table:table-cell office:value-type="string" calcext:value-type="string">
            <text:p>NU-032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D - MAXIXE</text:p>
          </table:table-cell>
          <table:table-cell table:style-name="ce75" office:value-type="float" office:value="-23.817854" calcext:value-type="float">
            <text:p>-23.817854</text:p>
          </table:table-cell>
          <table:table-cell table:style-name="ce75" office:value-type="float" office:value="35.347654" calcext:value-type="float">
            <text:p>35.347654</text:p>
          </table:table-cell>
          <table:table-cell office:value-type="string" calcext:value-type="string">
            <text:p>NU-037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11" calcext:value-type="float">
            <text:p>11</text:p>
          </table:table-cell>
          <table:table-cell table:style-name="ce70" office:value-type="string" calcext:value-type="string">
            <text:p>NED - MORRUMBENE</text:p>
          </table:table-cell>
          <table:table-cell office:value-type="float" office:value="-23.6561" calcext:value-type="float">
            <text:p>-23.656100</text:p>
          </table:table-cell>
          <table:table-cell office:value-type="float" office:value="35.3428" calcext:value-type="float">
            <text:p>35.342800</text:p>
          </table:table-cell>
          <table:table-cell office:value-type="string" calcext:value-type="string">
            <text:p>NU-035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D - PANDA</text:p>
          </table:table-cell>
          <table:table-cell office:value-type="float" office:value="-24.0664" calcext:value-type="float">
            <text:p>-24.066400</text:p>
          </table:table-cell>
          <table:table-cell office:value-type="float" office:value="34.7289" calcext:value-type="float">
            <text:p>34.728900</text:p>
          </table:table-cell>
          <table:table-cell office:value-type="string" calcext:value-type="string">
            <text:p>NU-043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D - VILANKULOS</text:p>
          </table:table-cell>
          <table:table-cell office:value-type="float" office:value="-21.9844" calcext:value-type="float">
            <text:p>-21.984400</text:p>
          </table:table-cell>
          <table:table-cell office:value-type="float" office:value="35.3211" calcext:value-type="float">
            <text:p>35.321100</text:p>
          </table:table-cell>
          <table:table-cell office:value-type="string" calcext:value-type="string">
            <text:p>NU-034</text:p>
          </table:table-cell>
          <table:table-cell table:number-columns-repeated="250"/>
        </table:table-row>
        <table:table-row table:style-name="ro8">
          <table:table-cell office:value-type="float" office:value="8" calcext:value-type="float">
            <text:p>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D - ZAVALA</text:p>
          </table:table-cell>
          <table:table-cell office:value-type="float" office:value="-24.712205" calcext:value-type="float">
            <text:p>-24.712205</text:p>
          </table:table-cell>
          <table:table-cell office:value-type="float" office:value="34.439931" calcext:value-type="float">
            <text:p>34.439931</text:p>
          </table:table-cell>
          <table:table-cell office:value-type="string" calcext:value-type="string">
            <text:p>NU-033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table:style-name="ce70" office:value-type="string" calcext:value-type="string">
            <text:p>Gaza DPS_DPPC_NEP</text:p>
          </table:table-cell>
          <table:table-cell table:style-name="ce73" office:value-type="float" office:value="-25.048314" calcext:value-type="float">
            <text:p>-25.048314</text:p>
          </table:table-cell>
          <table:table-cell table:style-name="ce73" office:value-type="float" office:value="33.649866" calcext:value-type="float">
            <text:p>33.649866</text:p>
          </table:table-cell>
          <table:table-cell office:value-type="string" calcext:value-type="string">
            <text:p>NU-018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table:style-name="ce70" office:value-type="string" calcext:value-type="string">
            <text:p>NED - CIDADE DE XAI-XAI</text:p>
          </table:table-cell>
          <table:table-cell office:value-type="float" office:value="-25.053226" calcext:value-type="float">
            <text:p>-25.053226</text:p>
          </table:table-cell>
          <table:table-cell office:value-type="float" office:value="33.643997" calcext:value-type="float">
            <text:p>33.643997</text:p>
          </table:table-cell>
          <table:table-cell office:value-type="string" calcext:value-type="string">
            <text:p>NU-019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MACIA</text:p>
          </table:table-cell>
          <table:table-cell office:value-type="float" office:value="-25.0297" calcext:value-type="float">
            <text:p>-25.029700</text:p>
          </table:table-cell>
          <table:table-cell office:value-type="float" office:value="33.3628" calcext:value-type="float">
            <text:p>33.362800</text:p>
          </table:table-cell>
          <table:table-cell office:value-type="string" calcext:value-type="string">
            <text:p>NU-020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CHIBUTO</text:p>
          </table:table-cell>
          <table:table-cell office:value-type="float" office:value="-24.6894" calcext:value-type="float">
            <text:p>-24.689400</text:p>
          </table:table-cell>
          <table:table-cell office:value-type="float" office:value="33.5328" calcext:value-type="float">
            <text:p>33.532800</text:p>
          </table:table-cell>
          <table:table-cell office:value-type="string" calcext:value-type="string">
            <text:p>NU-021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CHICUALACUALA</text:p>
          </table:table-cell>
          <table:table-cell office:value-type="float" office:value="-22.0775" calcext:value-type="float">
            <text:p>-22.077500</text:p>
          </table:table-cell>
          <table:table-cell office:value-type="float" office:value="31.6783" calcext:value-type="float">
            <text:p>31.678300</text:p>
          </table:table-cell>
          <table:table-cell office:value-type="string" calcext:value-type="string">
            <text:p>NU-022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DINDIZA</text:p>
          </table:table-cell>
          <table:table-cell office:value-type="float" office:value="-23.4575" calcext:value-type="float">
            <text:p>-23.457500</text:p>
          </table:table-cell>
          <table:table-cell office:value-type="float" office:value="33.4253" calcext:value-type="float">
            <text:p>33.425300</text:p>
          </table:table-cell>
          <table:table-cell office:value-type="string" calcext:value-type="string">
            <text:p>NU-023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CHOKWE</text:p>
          </table:table-cell>
          <table:table-cell office:value-type="float" office:value="-24.5668" calcext:value-type="float">
            <text:p>-24.566800</text:p>
          </table:table-cell>
          <table:table-cell office:value-type="float" office:value="32.9186" calcext:value-type="float">
            <text:p>32.918600</text:p>
          </table:table-cell>
          <table:table-cell office:value-type="string" calcext:value-type="string">
            <text:p>NU-024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MANDLAKAZI</text:p>
          </table:table-cell>
          <table:table-cell office:value-type="float" office:value="-24.7122" calcext:value-type="float">
            <text:p>-24.712200</text:p>
          </table:table-cell>
          <table:table-cell office:value-type="float" office:value="33.8861" calcext:value-type="float">
            <text:p>33.886100</text:p>
          </table:table-cell>
          <table:table-cell office:value-type="string" calcext:value-type="string">
            <text:p>NU-027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GUIJA</text:p>
          </table:table-cell>
          <table:table-cell office:value-type="float" office:value="-24.4992" calcext:value-type="float">
            <text:p>-24.499200</text:p>
          </table:table-cell>
          <table:table-cell office:value-type="float" office:value="33.0144" calcext:value-type="float">
            <text:p>33.014400</text:p>
          </table:table-cell>
          <table:table-cell office:value-type="string" calcext:value-type="string">
            <text:p>NU-025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NED - MABALANE</text:p>
          </table:table-cell>
          <table:table-cell office:value-type="float" office:value="-23.8508" calcext:value-type="float">
            <text:p>-23.850800</text:p>
          </table:table-cell>
          <table:table-cell office:value-type="float" office:value="32.6228" calcext:value-type="float">
            <text:p>32.622800</text:p>
          </table:table-cell>
          <table:table-cell office:value-type="string" calcext:value-type="string">
            <text:p>NU-026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D - MASSANGENA</text:p>
          </table:table-cell>
          <table:table-cell office:value-type="float" office:value="-21.5839" calcext:value-type="float">
            <text:p>-21.583900</text:p>
          </table:table-cell>
          <table:table-cell office:value-type="float" office:value="32.9375" calcext:value-type="float">
            <text:p>32.937500</text:p>
          </table:table-cell>
          <table:table-cell office:value-type="string" calcext:value-type="string">
            <text:p>NU-028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D - MASSINGIR</text:p>
          </table:table-cell>
          <table:table-cell office:value-type="float" office:value="-23.9186" calcext:value-type="float">
            <text:p>-23.918600</text:p>
          </table:table-cell>
          <table:table-cell office:value-type="float" office:value="32.1625" calcext:value-type="float">
            <text:p>32.162500</text:p>
          </table:table-cell>
          <table:table-cell office:value-type="string" calcext:value-type="string">
            <text:p>NU-029</text:p>
          </table:table-cell>
          <table:table-cell table:number-columns-repeated="250"/>
        </table:table-row>
        <table:table-row table:style-name="ro8">
          <table:table-cell office:value-type="float" office:value="9" calcext:value-type="float">
            <text:p>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D - DISTRITO DE XAI-XAI</text:p>
          </table:table-cell>
          <table:table-cell office:value-type="float" office:value="-24.9944" calcext:value-type="float">
            <text:p>-24.994400</text:p>
          </table:table-cell>
          <table:table-cell office:value-type="float" office:value="33.5506" calcext:value-type="float">
            <text:p>33.550600</text:p>
          </table:table-cell>
          <table:table-cell office:value-type="string" calcext:value-type="string">
            <text:p>NU-030</text:p>
          </table:table-cell>
          <table:table-cell table:number-columns-repeated="25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style-name="ce72" office:value-type="string" calcext:value-type="string">
            <text:p>Maputo DPS_DPPC_NEP</text:p>
          </table:table-cell>
          <table:table-cell table:style-name="ce76" office:value-type="float" office:value="-25.965446" calcext:value-type="float">
            <text:p>-25.965446</text:p>
          </table:table-cell>
          <table:table-cell table:style-name="ce76" office:value-type="float" office:value="32.466667" calcext:value-type="float">
            <text:p>32.466667</text:p>
          </table:table-cell>
          <table:table-cell office:value-type="string" calcext:value-type="string">
            <text:p>NU-001</text:p>
          </table:table-cell>
          <table:table-cell table:number-columns-repeated="25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ED - CIDADE DA MATOLA</text:p>
          </table:table-cell>
          <table:table-cell table:style-name="ce77" office:value-type="float" office:value="-25.96689" calcext:value-type="float">
            <text:p>-25.966890</text:p>
          </table:table-cell>
          <table:table-cell table:style-name="ce78" office:value-type="float" office:value="32.466701" calcext:value-type="float">
            <text:p>32.466701</text:p>
          </table:table-cell>
          <table:table-cell office:value-type="string" calcext:value-type="string">
            <text:p>NU-002</text:p>
          </table:table-cell>
          <table:table-cell table:number-columns-repeated="25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BOANE</text:p>
          </table:table-cell>
          <table:table-cell office:value-type="float" office:value="-26.0489" calcext:value-type="float">
            <text:p>-26.048900</text:p>
          </table:table-cell>
          <table:table-cell office:value-type="float" office:value="32.3253" calcext:value-type="float">
            <text:p>32.325300</text:p>
          </table:table-cell>
          <table:table-cell office:value-type="string" calcext:value-type="string">
            <text:p>NU-003</text:p>
          </table:table-cell>
          <table:table-cell table:number-columns-repeated="25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MAGUDE</text:p>
          </table:table-cell>
          <table:table-cell office:value-type="float" office:value="-25.0289" calcext:value-type="float">
            <text:p>-25.028900</text:p>
          </table:table-cell>
          <table:table-cell office:value-type="float" office:value="32.6497" calcext:value-type="float">
            <text:p>32.649700</text:p>
          </table:table-cell>
          <table:table-cell office:value-type="string" calcext:value-type="string">
            <text:p>NU-004</text:p>
          </table:table-cell>
          <table:table-cell table:number-columns-repeated="25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MANHIÇA</text:p>
          </table:table-cell>
          <table:table-cell office:value-type="float" office:value="-25.4092" calcext:value-type="float">
            <text:p>-25.409200</text:p>
          </table:table-cell>
          <table:table-cell office:value-type="float" office:value="32.8081" calcext:value-type="float">
            <text:p>32.808100</text:p>
          </table:table-cell>
          <table:table-cell office:value-type="string" calcext:value-type="string">
            <text:p>NU-005</text:p>
          </table:table-cell>
          <table:table-cell table:number-columns-repeated="25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MARRACUENE</text:p>
          </table:table-cell>
          <table:table-cell office:value-type="float" office:value="-25.7297" calcext:value-type="float">
            <text:p>-25.729700</text:p>
          </table:table-cell>
          <table:table-cell office:value-type="float" office:value="32.6733" calcext:value-type="float">
            <text:p>32.673300</text:p>
          </table:table-cell>
          <table:table-cell office:value-type="string" calcext:value-type="string">
            <text:p>NU-006</text:p>
          </table:table-cell>
          <table:table-cell table:number-columns-repeated="25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MATUTUINE</text:p>
          </table:table-cell>
          <table:table-cell office:value-type="float" office:value="-25.969435" calcext:value-type="float">
            <text:p>-25.969435</text:p>
          </table:table-cell>
          <table:table-cell office:value-type="float" office:value="32.691468" calcext:value-type="float">
            <text:p>32.691468</text:p>
          </table:table-cell>
          <table:table-cell office:value-type="string" calcext:value-type="string">
            <text:p>NU-007</text:p>
          </table:table-cell>
          <table:table-cell table:number-columns-repeated="25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MOAMBA</text:p>
          </table:table-cell>
          <table:table-cell office:value-type="float" office:value="-25.5986" calcext:value-type="float">
            <text:p>-25.598600</text:p>
          </table:table-cell>
          <table:table-cell office:value-type="float" office:value="32.245" calcext:value-type="float">
            <text:p>32.245000</text:p>
          </table:table-cell>
          <table:table-cell office:value-type="string" calcext:value-type="string">
            <text:p>NU-008</text:p>
          </table:table-cell>
          <table:table-cell table:number-columns-repeated="25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NED - NAMAACHA</text:p>
          </table:table-cell>
          <table:table-cell office:value-type="float" office:value="-25.9911" calcext:value-type="float">
            <text:p>-25.991100</text:p>
          </table:table-cell>
          <table:table-cell office:value-type="float" office:value="32.0133" calcext:value-type="float">
            <text:p>32.013300</text:p>
          </table:table-cell>
          <table:table-cell office:value-type="string" calcext:value-type="string">
            <text:p>NU-009</text:p>
          </table:table-cell>
          <table:table-cell table:number-columns-repeated="25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0</text:p>
          </table:table-cell>
          <table:table-cell table:style-name="ce70" office:value-type="string" calcext:value-type="string">
            <text:p>Maputo DSC_DPPC_NEP</text:p>
          </table:table-cell>
          <table:table-cell table:style-name="ce73" office:value-type="float" office:value="-25.966014" calcext:value-type="float">
            <text:p>-25.966014</text:p>
          </table:table-cell>
          <table:table-cell table:style-name="ce73" office:value-type="float" office:value="32.583239" calcext:value-type="float">
            <text:p>32.583239</text:p>
          </table:table-cell>
          <table:table-cell office:value-type="string" calcext:value-type="string">
            <text:p>NU-010</text:p>
          </table:table-cell>
          <table:table-cell table:number-columns-repeated="25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ED - MALHANGALENE</text:p>
          </table:table-cell>
          <table:table-cell office:value-type="float" office:value="-25.9511" calcext:value-type="float">
            <text:p>-25.951100</text:p>
          </table:table-cell>
          <table:table-cell office:value-type="float" office:value="32.5822" calcext:value-type="float">
            <text:p>32.582200</text:p>
          </table:table-cell>
          <table:table-cell office:value-type="string" calcext:value-type="string">
            <text:p>NU-011</text:p>
          </table:table-cell>
          <table:table-cell table:number-columns-repeated="25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NED - XIPAMANINE</text:p>
          </table:table-cell>
          <table:table-cell office:value-type="float" office:value="-25.9378" calcext:value-type="float">
            <text:p>-25.937800</text:p>
          </table:table-cell>
          <table:table-cell office:value-type="float" office:value="32.5664" calcext:value-type="float">
            <text:p>32.566400</text:p>
          </table:table-cell>
          <table:table-cell office:value-type="string" calcext:value-type="string">
            <text:p>NU-012</text:p>
          </table:table-cell>
          <table:table-cell table:number-columns-repeated="25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NED - 1º DE MAIO</text:p>
          </table:table-cell>
          <table:table-cell office:value-type="float" office:value="-25.9483" calcext:value-type="float">
            <text:p>-25.948300</text:p>
          </table:table-cell>
          <table:table-cell office:value-type="float" office:value="32.59" calcext:value-type="float">
            <text:p>32.590000</text:p>
          </table:table-cell>
          <table:table-cell office:value-type="string" calcext:value-type="string">
            <text:p>NU-013</text:p>
          </table:table-cell>
          <table:table-cell table:number-columns-repeated="25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NED - 1º DE JUNHO</text:p>
          </table:table-cell>
          <table:table-cell office:value-type="float" office:value="-25.9144" calcext:value-type="float">
            <text:p>-25.914400</text:p>
          </table:table-cell>
          <table:table-cell office:value-type="float" office:value="32.6097" calcext:value-type="float">
            <text:p>32.609700</text:p>
          </table:table-cell>
          <table:table-cell office:value-type="string" calcext:value-type="string">
            <text:p>NU-014</text:p>
          </table:table-cell>
          <table:table-cell table:number-columns-repeated="25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NED - BAGAMOIO</text:p>
          </table:table-cell>
          <table:table-cell office:value-type="float" office:value="-25.8975" calcext:value-type="float">
            <text:p>-25.897500</text:p>
          </table:table-cell>
          <table:table-cell office:value-type="float" office:value="32.5706" calcext:value-type="float">
            <text:p>32.570600</text:p>
          </table:table-cell>
          <table:table-cell office:value-type="string" calcext:value-type="string">
            <text:p>NU-016</text:p>
          </table:table-cell>
          <table:table-cell table:number-columns-repeated="25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NED - CATEMBE</text:p>
          </table:table-cell>
          <table:table-cell office:value-type="float" office:value="-26.0231" calcext:value-type="float">
            <text:p>-26.023100</text:p>
          </table:table-cell>
          <table:table-cell office:value-type="float" office:value="32.5789" calcext:value-type="float">
            <text:p>32.578900</text:p>
          </table:table-cell>
          <table:table-cell office:value-type="string" calcext:value-type="string">
            <text:p>NU-017</text:p>
          </table:table-cell>
          <table:table-cell table:number-columns-repeated="25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NED - INHACA</text:p>
          </table:table-cell>
          <table:table-cell office:value-type="float" office:value="-26.0031" calcext:value-type="float">
            <text:p>-26.003100</text:p>
          </table:table-cell>
          <table:table-cell office:value-type="float" office:value="32.9203" calcext:value-type="float">
            <text:p>32.920300</text:p>
          </table:table-cell>
          <table:table-cell office:value-type="string" calcext:value-type="string">
            <text:p>NU-015</text:p>
          </table:table-cell>
          <table:table-cell table:number-columns-repeated="250"/>
        </table:table-row>
        <table:table-row table:style-name="ro8" table:visibility="collapse">
          <table:table-cell table:style-name="ce37" table:number-columns-repeated="6"/>
          <table:table-cell table:number-columns-repeated="250"/>
        </table:table-row>
      </table:table>
      <table:table table:name="P" table:style-name="ta4" table:print="false">
        <office:forms form:automatic-focus="false" form:apply-design-mode="false"/>
        <table:table-column table:style-name="co22" table:default-cell-style-name="ce80"/>
        <table:table-column table:style-name="co23" table:default-cell-style-name="ce80"/>
        <table:table-column table:style-name="co5" table:visibility="collapse" table:number-columns-repeated="10" table:default-cell-style-name="ce37"/>
        <table:table-column table:style-name="co1" table:number-columns-repeated="244" table:default-cell-style-name="Default"/>
        <table:table-row table:style-name="ro18">
          <table:table-cell table:style-name="ce79" office:value-type="string" calcext:value-type="string">
            <text:p>Província</text:p>
          </table:table-cell>
          <table:table-cell table:style-name="ce79" office:value-type="string" calcext:value-type="string">
            <text:p>Código província</text:p>
          </table:table-cell>
          <table:table-cell table:number-columns-repeated="254"/>
        </table:table-row>
        <table:table-row table:style-name="ro19">
          <table:table-cell office:value-type="string" calcext:value-type="string">
            <text:p>Cabo Delgado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9">
          <table:table-cell office:value-type="string" calcext:value-type="string">
            <text:p>Gaza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6">
          <table:table-cell office:value-type="string" calcext:value-type="string">
            <text:p>Inhambane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9">
          <table:table-cell office:value-type="string" calcext:value-type="string">
            <text:p>Manica</text:p>
          </table:table-cell>
          <table:table-cell office:value-type="float" office:value="6" calcext:value-type="float">
            <text:p>6</text:p>
          </table:table-cell>
          <table:table-cell table:number-columns-repeated="254"/>
        </table:table-row>
        <table:table-row table:style-name="ro19">
          <table:table-cell office:value-type="string" calcext:value-type="string">
            <text:p>Maputo Cidade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6">
          <table:table-cell office:value-type="string" calcext:value-type="string">
            <text:p>Maputo Provincia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9">
          <table:table-cell office:value-type="string" calcext:value-type="string">
            <text:p>Nampula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6">
          <table:table-cell office:value-type="string" calcext:value-type="string">
            <text:p>Niassa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6">
          <table:table-cell office:value-type="string" calcext:value-type="string">
            <text:p>Sofala</text:p>
          </table:table-cell>
          <table:table-cell office:value-type="float" office:value="7" calcext:value-type="float">
            <text:p>7</text:p>
          </table:table-cell>
          <table:table-cell table:number-columns-repeated="254"/>
        </table:table-row>
        <table:table-row table:style-name="ro19">
          <table:table-cell office:value-type="string" calcext:value-type="string">
            <text:p>Tete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9">
          <table:table-cell office:value-type="string" calcext:value-type="string">
            <text:p>Zambézia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9" table:visibility="collapse" table:number-rows-repeated="8">
          <table:table-cell table:style-name="ce37"/>
          <table:table-cell table:style-name="ce39"/>
          <table:table-cell table:number-columns-repeated="254"/>
        </table:table-row>
        <table:table-row table:style-name="ro19" table:visibility="collapse">
          <table:table-cell table:style-name="ce37"/>
          <table:table-cell table:style-name="ce39"/>
          <table:table-cell table:number-columns-repeated="254"/>
        </table:table-row>
      </table:table>
      <table:table table:name="D" table:style-name="ta5" table:print="false">
        <office:forms form:automatic-focus="false" form:apply-design-mode="false"/>
        <table:table-column table:style-name="co25" table:default-cell-style-name="ce80"/>
        <table:table-column table:style-name="co26" table:default-cell-style-name="ce75"/>
        <table:table-column table:style-name="co27" table:default-cell-style-name="ce80"/>
        <table:table-column table:style-name="co28" table:default-cell-style-name="ce80"/>
        <table:table-column table:style-name="co5" table:visibility="collapse" table:number-columns-repeated="10" table:default-cell-style-name="ce37"/>
        <table:table-column table:style-name="co1" table:number-columns-repeated="242" table:default-cell-style-name="Default"/>
        <table:table-row table:style-name="ro18">
          <table:table-cell table:style-name="ce79" office:value-type="string" calcext:value-type="string">
            <text:p>Distrito</text:p>
          </table:table-cell>
          <table:table-cell table:style-name="ce79" office:value-type="string" calcext:value-type="string">
            <text:p>Serial</text:p>
          </table:table-cell>
          <table:table-cell table:style-name="ce79" office:value-type="string" calcext:value-type="string">
            <text:p>Código província</text:p>
          </table:table-cell>
          <table:table-cell table:style-name="ce79" office:value-type="string" calcext:value-type="string">
            <text:p>Código distrito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Alto Molócuè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Ancuab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Angoch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Angónia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Balama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Bárue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Bilene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Boane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Búzi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ahora Bassa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aia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angara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emba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eringoma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ibabava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ibuto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icualacuala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ifund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igubo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inde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iúr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iuta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hókwe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idade Da Beira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idade De Chimoio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idade De Inhambane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idade De Liching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idade De Nampula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idade De Pemba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idade De Tete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idade de Xai Xai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Cuamb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Distrito De Liching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Distrito De Nampula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Distrito de Xai Xai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Dondo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Erati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Funhalouro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Gilé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Gondola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Gorongosa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Govuro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Guija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Guro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Gurué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Homoine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Hospital C. Maputo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Ib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Ile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Ilha De Moçambique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Inharrime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Inhassoro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Inhassunge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Jangamo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table:style-name="ce75" office:value-type="string" calcext:value-type="string">
            <text:p>Kamavota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52"/>
        </table:table-row>
        <table:table-row table:style-name="ro16">
          <table:table-cell table:style-name="ce75" office:value-type="string" calcext:value-type="string">
            <text:p>Kamaxakeni</text:p>
          </table:table-cell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table:style-name="ce75" office:value-type="string" calcext:value-type="string">
            <text:p>Kamphumu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52"/>
        </table:table-row>
        <table:table-row table:style-name="ro16">
          <table:table-cell table:style-name="ce75" office:value-type="string" calcext:value-type="string">
            <text:p>Kamubukwane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table:style-name="ce75" office:value-type="string" calcext:value-type="string">
            <text:p>Kanyaka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table:style-name="ce75" office:value-type="string" calcext:value-type="string">
            <text:p>Katembe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La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Lalaua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Lugela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balane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bote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canga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changa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chaze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comia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coss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ganja Da Costa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ágoè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gude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ju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lema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ndimb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nhiça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Manica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ndlakazi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rávia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ríngue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rracuene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rromeu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rrup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ssangena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ssinga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ssingir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tola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tutuìne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ú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avag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Maxixe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ecanhela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econta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ecuburi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ecufi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ecul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eluco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emba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etaric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etug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ilange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amba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atize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címboa Da Praia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cuba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gincual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govolas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ma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napo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ntepuez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peia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rrumbala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rrumbene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ssuril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ossurize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uanza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uecate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ued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uemb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uidumb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urrupula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Mutarara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Nacala-A-Velha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Nacala-Porto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acaroa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amaacha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amacurra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amarroi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amuno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angad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gaúm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hamatanda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icoadala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Nipep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52"/>
        </table:table-row>
        <table:table-row table:style-name="ro16">
          <table:table-cell table:style-name="ce75" office:value-type="string" calcext:value-type="string">
            <text:p>Nlhamankulu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Palma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Panda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Pebane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Quelimane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Quissanga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Ribaue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Sang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Sussundenga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Tambara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Tsangan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Vilankulos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Zavala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Zumbo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9" table:visibility="collapse">
          <table:table-cell table:style-name="ce39"/>
          <table:table-cell table:style-name="ce37" table:number-columns-repeated="3"/>
          <table:table-cell table:number-columns-repeated="252"/>
        </table:table-row>
      </table:table>
      <table:table table:name="C" table:style-name="ta6" table:print="false">
        <office:forms form:automatic-focus="false" form:apply-design-mode="false"/>
        <table:table-column table:style-name="co9" table:default-cell-style-name="ce75"/>
        <table:table-column table:style-name="co30" table:default-cell-style-name="ce75"/>
        <table:table-column table:style-name="co31" table:default-cell-style-name="ce75"/>
        <table:table-column table:style-name="co19" table:default-cell-style-name="ce82"/>
        <table:table-column table:style-name="co1" table:number-columns-repeated="252" table:default-cell-style-name="Default"/>
        <table:table-row table:style-name="ro16">
          <table:table-cell table:style-name="ce81" office:value-type="string" calcext:value-type="string">
            <text:p>Acrónimo</text:p>
          </table:table-cell>
          <table:table-cell table:style-name="ce81" office:value-type="string" calcext:value-type="string">
            <text:p>Classificação</text:p>
          </table:table-cell>
          <table:table-cell table:style-name="ce81" office:value-type="string" calcext:value-type="string">
            <text:p>Código</text:p>
          </table:table-cell>
          <table:table-cell table:style-name="ce81" office:value-type="string" calcext:value-type="string">
            <text:p>Icona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S RUR.I</text:p>
          </table:table-cell>
          <table:table-cell office:value-type="string" calcext:value-type="string">
            <text:p>Centro de Saúde Rural I</text:p>
          </table:table-cell>
          <table:table-cell office:value-type="float" office:value="11" calcext:value-type="float">
            <text:p>11</text:p>
          </table:table-cell>
          <table:table-cell table:formula="of:=image(&quot;http://oreste.parlatano.org/moasis/wp-content/uploads/2013/09/cross_8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S RUR.II</text:p>
          </table:table-cell>
          <table:table-cell office:value-type="string" calcext:value-type="string">
            <text:p>Centro de Saúde Rural II</text:p>
          </table:table-cell>
          <table:table-cell office:value-type="float" office:value="12" calcext:value-type="float">
            <text:p>12</text:p>
          </table:table-cell>
          <table:table-cell table:formula="of:=image(&quot;http://oreste.parlatano.org/moasis/wp-content/uploads/2013/09/cross_8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S URB.B</text:p>
          </table:table-cell>
          <table:table-cell office:value-type="string" calcext:value-type="string">
            <text:p>Centro de Saúde Urbano B</text:p>
          </table:table-cell>
          <table:table-cell office:value-type="float" office:value="9" calcext:value-type="float">
            <text:p>9</text:p>
          </table:table-cell>
          <table:table-cell table:formula="of:=image(&quot;http://oreste.parlatano.org/moasis/wp-content/uploads/2013/09/cross_7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S URB.C</text:p>
          </table:table-cell>
          <table:table-cell office:value-type="string" calcext:value-type="string">
            <text:p>Centro de Saúde Urbano C</text:p>
          </table:table-cell>
          <table:table-cell office:value-type="float" office:value="10" calcext:value-type="float">
            <text:p>10</text:p>
          </table:table-cell>
          <table:table-cell table:formula="of:=image(&quot;http://oreste.parlatano.org/moasis/wp-content/uploads/2013/09/cross_7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CSMENTAL</text:p>
          </table:table-cell>
          <table:table-cell office:value-type="string" calcext:value-type="string">
            <text:p>Centro de saúde mental</text:p>
          </table:table-cell>
          <table:table-cell office:value-type="float" office:value="14" calcext:value-type="float">
            <text:p>14</text:p>
          </table:table-cell>
          <table:table-cell table:formula="of:=image(&quot;http://oreste.parlatano.org/moasis/wp-content/uploads/2014/09/cross_10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table:style-name="ce37" office:value-type="string" calcext:value-type="string">
            <text:p>CSURBA</text:p>
          </table:table-cell>
          <table:table-cell office:value-type="string" calcext:value-type="string">
            <text:p>Centro de Saúde Urbano A</text:p>
          </table:table-cell>
          <table:table-cell office:value-type="float" office:value="8" calcext:value-type="float">
            <text:p>8</text:p>
          </table:table-cell>
          <table:table-cell table:formula="of:=image(&quot;http://oreste.parlatano.org/moasis/wp-content/uploads/2013/09/cross_7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HC</text:p>
          </table:table-cell>
          <table:table-cell office:value-type="string" calcext:value-type="string">
            <text:p>Hospital Central</text:p>
          </table:table-cell>
          <table:table-cell office:value-type="float" office:value="1" calcext:value-type="float">
            <text:p>1</text:p>
          </table:table-cell>
          <table:table-cell table:formula="of:=image(&quot;http://oreste.parlatano.org/moasis/wp-content/uploads/2013/09/cross_1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HD</text:p>
          </table:table-cell>
          <table:table-cell office:value-type="string" calcext:value-type="string">
            <text:p>Hospital Distrital</text:p>
          </table:table-cell>
          <table:table-cell office:value-type="float" office:value="6" calcext:value-type="float">
            <text:p>6</text:p>
          </table:table-cell>
          <table:table-cell table:formula="of:=image(&quot;http://oreste.parlatano.org/moasis/wp-content/uploads/2013/09/cross_4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HG</text:p>
          </table:table-cell>
          <table:table-cell office:value-type="string" calcext:value-type="string">
            <text:p>Hospital Geral</text:p>
          </table:table-cell>
          <table:table-cell office:value-type="float" office:value="4" calcext:value-type="float">
            <text:p>4</text:p>
          </table:table-cell>
          <table:table-cell table:formula="of:=image(&quot;http://oreste.parlatano.org/moasis/wp-content/uploads/2013/09/cross_2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HM</text:p>
          </table:table-cell>
          <table:table-cell office:value-type="string" calcext:value-type="string">
            <text:p>Hospital Militar</text:p>
          </table:table-cell>
          <table:table-cell office:value-type="float" office:value="7" calcext:value-type="float">
            <text:p>7</text:p>
          </table:table-cell>
          <table:table-cell table:formula="of:=image(&quot;http://oreste.parlatano.org/moasis/wp-content/uploads/2014/09/cross_11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HP</text:p>
          </table:table-cell>
          <table:table-cell office:value-type="string" calcext:value-type="string">
            <text:p>Hospital Provincial</text:p>
          </table:table-cell>
          <table:table-cell office:value-type="float" office:value="3" calcext:value-type="float">
            <text:p>3</text:p>
          </table:table-cell>
          <table:table-cell table:formula="of:=image(&quot;http://oreste.parlatano.org/moasis/wp-content/uploads/2013/09/cross_3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6">
          <table:table-cell office:value-type="string" calcext:value-type="string">
            <text:p>HPs</text:p>
          </table:table-cell>
          <table:table-cell office:value-type="string" calcext:value-type="string">
            <text:p>Hospital Psiquiatrico</text:p>
          </table:table-cell>
          <table:table-cell office:value-type="float" office:value="2" calcext:value-type="float">
            <text:p>2</text:p>
          </table:table-cell>
          <table:table-cell table:formula="of:=image(&quot;http://oreste.parlatano.org/moasis/wp-content/uploads/2013/09/cross_6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HR</text:p>
          </table:table-cell>
          <table:table-cell office:value-type="string" calcext:value-type="string">
            <text:p>Hospital Rural</text:p>
          </table:table-cell>
          <table:table-cell office:value-type="float" office:value="5" calcext:value-type="float">
            <text:p>5</text:p>
          </table:table-cell>
          <table:table-cell table:formula="of:=image(&quot;http://oreste.parlatano.org/moasis/wp-content/uploads/2013/09/cross_5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NC</text:p>
          </table:table-cell>
          <table:table-cell office:value-type="string" calcext:value-type="string">
            <text:p>Não classificado</text:p>
          </table:table-cell>
          <table:table-cell office:value-type="float" office:value="0" calcext:value-type="float">
            <text:p>0</text:p>
          </table:table-cell>
          <table:table-cell table:formula="of:=image(&quot;http://oreste.parlatano.org/moasis/wp-content/uploads/2013/09/cross_0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9">
          <table:table-cell office:value-type="string" calcext:value-type="string">
            <text:p>PS</text:p>
          </table:table-cell>
          <table:table-cell office:value-type="string" calcext:value-type="string">
            <text:p>Posto de Saúde</text:p>
          </table:table-cell>
          <table:table-cell office:value-type="float" office:value="13" calcext:value-type="float">
            <text:p>13</text:p>
          </table:table-cell>
          <table:table-cell table:formula="of:=image(&quot;http://oreste.parlatano.org/moasis/wp-content/uploads/2013/09/cross_9.png&quot;)" office:value-type="string" office:string-value="" calcext:value-type="error">
            <text:p>Err:511</text:p>
          </table:table-cell>
          <table:table-cell table:number-columns-repeated="252"/>
        </table:table-row>
        <table:table-row table:style-name="ro12" table:visibility="collapse" table:number-rows-repeated="4">
          <table:table-cell table:style-name="ce37" table:number-columns-repeated="3"/>
          <table:table-cell table:style-name="Default"/>
          <table:table-cell table:number-columns-repeated="252"/>
        </table:table-row>
        <table:table-row table:style-name="ro12" table:visibility="collapse">
          <table:table-cell table:style-name="ce37" table:number-columns-repeated="3"/>
          <table:table-cell table:style-name="Default"/>
          <table:table-cell table:number-columns-repeated="252"/>
        </table:table-row>
      </table:table>
      <table:named-expressions>
        <table:named-expression table:name="image" table:base-cell-address="$info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$</number:currency-symbol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integer-digits="2"/>
    </number:number-style>
    <number:number-style style:name="N135">
      <number:number number:decimal-places="6" number:min-integer-digits="0"/>
    </number:number-style>
    <number:number-style style:name="N136">
      <number:number number:decimal-places="6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" style:display-name="PageStyle_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" style:display-name="PageStyle_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" style:display-name="PageStyle_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5:12:10.309585564</dc:date>
    <meta:editing-duration>P0D</meta:editing-duration>
    <meta:editing-cycles>1</meta:editing-cycles>
    <meta:document-statistic meta:table-count="6" meta:cell-count="17589" meta:object-count="0"/>
    <meta:generator>LibreOffice/4.2.8.2$Linux_X86_64 LibreOffice_project/420m0$Build-2</meta:generator>
  </office:meta>
</office:document-meta>
</file>